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lbany" svg:font-family="Albany" style:font-family-generic="swiss" style:font-pitch="variable"/>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Thorndale" svg:font-family="Thorndale" style:font-family-generic="roman" style:font-pitch="variable"/>
    <style:font-face style:name="Tahoma" svg:font-family="Tahoma" style:font-family-generic="swiss" style:font-pitch="variable" svg:panose-1="2 11 6 4 3 5 4 4 2 4"/>
  </office:font-face-decls>
  <office:automatic-styles>
    <style:style style:name="P1" style:parent-style-name="term" style:master-page-name="MP0" style:family="paragraph">
      <style:paragraph-properties fo:break-before="page"/>
    </style:style>
    <style:style style:name="T2" style:parent-style-name="Policepardéfaut" style:family="text">
      <style:text-properties fo:font-style="italic" style:font-style-asian="italic"/>
    </style:style>
    <style:style style:name="P3" style:parent-style-name="term" style:family="paragraph">
      <style:text-properties fo:language="en" fo:country="US"/>
    </style:style>
    <style:style style:name="P4" style:parent-style-name="term" style:family="paragraph">
      <style:text-properties fo:language="en" fo:country="US"/>
    </style:style>
    <style:style style:name="P5" style:parent-style-name="term" style:family="paragraph">
      <style:text-properties fo:language="en" fo:country="US"/>
    </style:style>
    <style:style style:name="P6" style:parent-style-name="term" style:family="paragraph">
      <style:text-properties fo:language="en" fo:country="US"/>
    </style:style>
    <style:style style:name="T7" style:parent-style-name="Policepardéfaut" style:family="text">
      <style:text-properties style:font-name-complex="Times New Roman"/>
    </style:style>
    <style:style style:name="T8" style:parent-style-name="Policepardéfaut" style:family="text">
      <style:text-properties style:font-name-complex="Times New Roman"/>
    </style:style>
    <style:style style:name="T9" style:parent-style-name="Policepardéfaut" style:family="text">
      <style:text-properties style:font-name-complex="Times New Roman"/>
    </style:style>
    <style:style style:name="T10" style:parent-style-name="Policepardéfaut" style:family="text">
      <style:text-properties style:font-name-complex="Times New Roman" fo:font-style="italic" style:font-style-asian="italic"/>
    </style:style>
    <style:style style:name="T11" style:parent-style-name="Policepardéfaut" style:family="text">
      <style:text-properties style:font-name-complex="Times New Roman" fo:font-style="italic" style:font-style-asian="italic"/>
    </style:style>
    <style:style style:name="T12" style:parent-style-name="Policepardéfaut" style:family="text">
      <style:text-properties style:font-name-complex="Times New Roman" fo:font-style="italic" style:font-style-asian="italic"/>
    </style:style>
    <style:style style:name="T13" style:parent-style-name="Policepardéfaut" style:family="text">
      <style:text-properties style:font-name-complex="Times New Roman" fo:font-style="italic" style:font-style-asian="italic"/>
    </style:style>
    <style:style style:name="T14" style:parent-style-name="Policepardéfaut" style:family="text">
      <style:text-properties style:font-name-complex="Times New Roman" fo:font-style="italic" style:font-style-asian="italic"/>
    </style:style>
    <style:style style:name="T15" style:parent-style-name="Policepardéfaut" style:family="text">
      <style:text-properties style:font-name-complex="Times New Roman"/>
    </style:style>
    <style:style style:name="T16" style:parent-style-name="Policepardéfaut" style:family="text">
      <style:text-properties style:font-name-complex="Times New Roman"/>
    </style:style>
    <style:style style:name="T17" style:parent-style-name="Policepardéfaut" style:family="text">
      <style:text-properties style:font-name-complex="Times New Roman"/>
    </style:style>
    <style:style style:name="T18" style:parent-style-name="Policepardéfaut" style:family="text">
      <style:text-properties style:font-name-asian="Times New Roman"/>
    </style:style>
    <style:style style:name="T19" style:parent-style-name="Policepardéfaut" style:family="text">
      <style:text-properties fo:font-style="italic" style:font-style-asian="italic"/>
    </style:style>
    <style:style style:name="T20" style:parent-style-name="Policepardéfaut" style:family="text">
      <style:text-properties fo:font-style="italic" style:font-style-asian="italic"/>
    </style:style>
    <style:style style:name="T21" style:parent-style-name="Policepardéfaut" style:family="text">
      <style:text-properties fo:font-style="italic" style:font-style-asian="italic"/>
    </style:style>
    <style:style style:name="T22" style:parent-style-name="Policepardéfaut" style:family="text">
      <style:text-properties fo:font-style="italic" style:font-style-asian="italic"/>
    </style:style>
    <style:style style:name="T23" style:parent-style-name="Policepardéfaut" style:family="text">
      <style:text-properties fo:font-style="italic" style:font-style-asian="italic"/>
    </style:style>
    <style:style style:name="T24" style:parent-style-name="Policepardéfaut" style:family="text">
      <style:text-properties fo:font-variant="small-caps"/>
    </style:style>
    <style:style style:name="T25" style:parent-style-name="Policepardéfaut" style:family="text">
      <style:text-properties style:font-name-complex="Times New Roman"/>
    </style:style>
    <style:style style:name="T26" style:parent-style-name="Policepardéfaut" style:family="text">
      <style:text-properties style:font-name-complex="Times New Roman"/>
    </style:style>
    <style:style style:name="T27" style:parent-style-name="Policepardéfaut" style:family="text">
      <style:text-properties style:font-name-complex="Times New Roman" fo:font-weight="bold" style:font-weight-asian="bold"/>
    </style:style>
    <style:style style:name="T28" style:parent-style-name="Policepardéfaut" style:family="text">
      <style:text-properties style:font-name-complex="Times New Roman" fo:font-weight="bold" style:font-weight-asian="bold"/>
    </style:style>
    <style:style style:name="T29" style:parent-style-name="Policepardéfaut" style:family="text">
      <style:text-properties style:font-name-complex="Times New Roman" fo:font-weight="bold" style:font-weight-asian="bold"/>
    </style:style>
    <style:style style:name="T30" style:parent-style-name="Policepardéfaut" style:family="text">
      <style:text-properties style:font-name-complex="Times New Roman" fo:font-weight="bold" style:font-weight-asian="bold"/>
    </style:style>
    <style:style style:name="T31" style:parent-style-name="Policepardéfaut" style:family="text">
      <style:text-properties style:font-name-complex="Times New Roman" fo:font-weight="bold" style:font-weight-asian="bold"/>
    </style:style>
    <style:style style:name="T32" style:parent-style-name="Policepardéfaut" style:family="text">
      <style:text-properties style:font-name-complex="Times New Roman"/>
    </style:style>
    <style:style style:name="T33" style:parent-style-name="Policepardéfaut" style:family="text">
      <style:text-properties style:font-name-complex="Times New Roman"/>
    </style:style>
    <style:style style:name="T34" style:parent-style-name="Policepardéfaut" style:family="text">
      <style:text-properties style:font-name-complex="Times New Roman"/>
    </style:style>
    <style:style style:name="T35" style:parent-style-name="Policepardéfaut" style:family="text">
      <style:text-properties style:font-name-complex="Times New Roman"/>
    </style:style>
    <style:style style:name="T36" style:parent-style-name="Policepardéfaut" style:family="text">
      <style:text-properties style:font-name-complex="Times New Roman"/>
    </style:style>
    <style:style style:name="T37" style:parent-style-name="Policepardéfaut" style:family="text">
      <style:text-properties style:font-name-complex="Times New Roman"/>
    </style:style>
    <style:style style:name="T38" style:parent-style-name="Policepardéfaut" style:family="text">
      <style:text-properties style:font-name-complex="Times New Roman"/>
    </style:style>
    <style:style style:name="T39" style:parent-style-name="Policepardéfaut" style:family="text">
      <style:text-properties style:font-name-complex="Times New Roman"/>
    </style:style>
    <style:style style:name="T40" style:parent-style-name="Policepardéfaut" style:family="text">
      <style:text-properties style:font-name-complex="Times New Roman"/>
    </style:style>
    <style:style style:name="T41" style:parent-style-name="Policepardéfaut" style:family="text">
      <style:text-properties style:font-name-complex="Times New Roman"/>
    </style:style>
    <style:style style:name="T42" style:parent-style-name="Policepardéfaut" style:family="text">
      <style:text-properties style:font-name-complex="Times New Roman"/>
    </style:style>
    <style:style style:name="T43" style:parent-style-name="Policepardéfaut" style:family="text">
      <style:text-properties style:font-name-complex="Times New Roman"/>
    </style:style>
    <style:style style:name="T44" style:parent-style-name="Policepardéfaut" style:family="text">
      <style:text-properties style:font-name-complex="Times New Roman"/>
    </style:style>
    <style:style style:name="T45" style:parent-style-name="Policepardéfaut" style:family="text">
      <style:text-properties style:font-name-complex="Times New Roman"/>
    </style:style>
    <style:style style:name="T46" style:parent-style-name="Policepardéfaut" style:family="text">
      <style:text-properties style:font-name-complex="Times New Roman"/>
    </style:style>
    <style:style style:name="T47" style:parent-style-name="Policepardéfaut" style:family="text">
      <style:text-properties style:font-name-complex="Times New Roman"/>
    </style:style>
    <style:style style:name="T48" style:parent-style-name="Policepardéfaut" style:family="text">
      <style:text-properties style:font-name-complex="Times New Roman"/>
    </style:style>
    <style:style style:name="T49" style:parent-style-name="Policepardéfaut" style:family="text">
      <style:text-properties style:font-name-complex="Times New Roman"/>
    </style:style>
    <style:style style:name="T50" style:parent-style-name="Policepardéfaut" style:family="text">
      <style:text-properties style:font-name-complex="Times New Roman"/>
    </style:style>
    <style:style style:name="T51" style:parent-style-name="Policepardéfaut" style:family="text">
      <style:text-properties style:font-name-complex="Times New Roman"/>
    </style:style>
    <style:style style:name="T52" style:parent-style-name="Policepardéfaut" style:family="text">
      <style:text-properties style:font-name-complex="Times New Roman"/>
    </style:style>
    <style:style style:name="T53" style:parent-style-name="Policepardéfaut" style:family="text">
      <style:text-properties style:font-name-complex="Times New Roman"/>
    </style:style>
    <style:style style:name="T54" style:parent-style-name="Policepardéfaut" style:family="text">
      <style:text-properties style:font-name-complex="Times New Roman"/>
    </style:style>
    <style:style style:name="T55" style:parent-style-name="Policepardéfaut" style:family="text">
      <style:text-properties style:font-name-complex="Times New Roman"/>
    </style:style>
    <style:style style:name="T56" style:parent-style-name="Policepardéfaut" style:family="text">
      <style:text-properties style:font-name-complex="Times New Roman"/>
    </style:style>
    <style:style style:name="T57" style:parent-style-name="Policepardéfaut" style:family="text">
      <style:text-properties style:font-name-complex="Times New Roman"/>
    </style:style>
    <style:style style:name="T58" style:parent-style-name="Policepardéfaut" style:family="text">
      <style:text-properties style:font-name-complex="Times New Roman"/>
    </style:style>
    <style:style style:name="T59" style:parent-style-name="Policepardéfaut" style:family="text">
      <style:text-properties style:font-name-complex="Times New Roman"/>
    </style:style>
    <style:style style:name="T60" style:parent-style-name="Policepardéfaut" style:family="text">
      <style:text-properties style:font-name-complex="Times New Roman"/>
    </style:style>
    <style:style style:name="T61" style:parent-style-name="Policepardéfaut" style:family="text">
      <style:text-properties style:font-name-complex="Times New Roman"/>
    </style:style>
    <style:style style:name="T62" style:parent-style-name="Policepardéfaut" style:family="text">
      <style:text-properties style:font-name-complex="Times New Roman"/>
    </style:style>
    <style:style style:name="T63" style:parent-style-name="Policepardéfaut" style:family="text">
      <style:text-properties style:font-name-complex="Times New Roman"/>
    </style:style>
    <style:style style:name="T64" style:parent-style-name="Policepardéfaut" style:family="text">
      <style:text-properties style:font-name-complex="Times New Roman"/>
    </style:style>
    <style:style style:name="T65" style:parent-style-name="Policepardéfaut" style:family="text">
      <style:text-properties style:font-name-complex="Times New Roman"/>
    </style:style>
    <style:style style:name="T66" style:parent-style-name="Policepardéfaut" style:family="text">
      <style:text-properties style:font-name-complex="Times New Roman"/>
    </style:style>
    <style:style style:name="T67" style:parent-style-name="Policepardéfaut" style:family="text">
      <style:text-properties style:font-name-complex="Times New Roman"/>
    </style:style>
    <style:style style:name="T68" style:parent-style-name="Policepardéfaut" style:family="text">
      <style:text-properties style:font-name-complex="Times New Roman"/>
    </style:style>
    <style:style style:name="T69" style:parent-style-name="Policepardéfaut" style:family="text">
      <style:text-properties style:font-name-complex="Times New Roman"/>
    </style:style>
    <style:style style:name="T70" style:parent-style-name="Policepardéfaut" style:family="text">
      <style:text-properties style:font-name-complex="Times New Roman"/>
    </style:style>
    <style:style style:name="T71" style:parent-style-name="Policepardéfaut" style:family="text">
      <style:text-properties style:font-name-complex="Times New Roman"/>
    </style:style>
    <style:style style:name="T72" style:parent-style-name="Policepardéfaut" style:family="text">
      <style:text-properties style:font-name-complex="Times New Roman"/>
    </style:style>
    <style:style style:name="T73" style:parent-style-name="Policepardéfaut" style:family="text">
      <style:text-properties style:font-name-complex="Times New Roman"/>
    </style:style>
    <style:style style:name="T74" style:parent-style-name="Policepardéfaut" style:family="text">
      <style:text-properties style:font-name-complex="Times New Roman"/>
    </style:style>
    <style:style style:name="T75" style:parent-style-name="Policepardéfaut" style:family="text">
      <style:text-properties style:font-name-complex="Times New Roman"/>
    </style:style>
    <style:style style:name="T76" style:parent-style-name="Policepardéfaut" style:family="text">
      <style:text-properties style:font-name-complex="Times New Roman"/>
    </style:style>
    <style:style style:name="T77" style:parent-style-name="Policepardéfaut" style:family="text">
      <style:text-properties style:font-name-complex="Times New Roman"/>
    </style:style>
    <style:style style:name="T78" style:parent-style-name="Policepardéfaut" style:family="text">
      <style:text-properties style:font-name-complex="Times New Roman"/>
    </style:style>
    <style:style style:name="T79" style:parent-style-name="Policepardéfaut" style:family="text">
      <style:text-properties style:font-name-complex="Times New Roman"/>
    </style:style>
    <style:style style:name="T80" style:parent-style-name="Policepardéfaut" style:family="text">
      <style:text-properties style:font-name-complex="Times New Roman"/>
    </style:style>
    <style:style style:name="T81" style:parent-style-name="Policepardéfaut" style:family="text">
      <style:text-properties style:font-name-complex="Times New Roman"/>
    </style:style>
    <style:style style:name="T82" style:parent-style-name="Policepardéfaut" style:family="text">
      <style:text-properties style:font-name-complex="Times New Roman"/>
    </style:style>
    <style:style style:name="T83" style:parent-style-name="Policepardéfaut" style:family="text">
      <style:text-properties style:font-name-complex="Times New Roman"/>
    </style:style>
    <style:style style:name="T84" style:parent-style-name="Policepardéfaut" style:family="text">
      <style:text-properties style:font-name-complex="Times New Roman"/>
    </style:style>
    <style:style style:name="T85" style:parent-style-name="Policepardéfaut" style:family="text">
      <style:text-properties style:font-name-complex="Times New Roman"/>
    </style:style>
    <style:style style:name="T86" style:parent-style-name="Policepardéfaut" style:family="text">
      <style:text-properties style:font-name-complex="Times New Roman"/>
    </style:style>
    <style:style style:name="T87" style:parent-style-name="Policepardéfaut" style:family="text">
      <style:text-properties style:font-name-complex="Times New Roman"/>
    </style:style>
    <style:style style:name="T88" style:parent-style-name="Policepardéfaut" style:family="text">
      <style:text-properties style:font-name-complex="Times New Roman"/>
    </style:style>
    <style:style style:name="T89" style:parent-style-name="Policepardéfaut" style:family="text">
      <style:text-properties style:font-name-complex="Times New Roman"/>
    </style:style>
    <style:style style:name="T90" style:parent-style-name="Policepardéfaut" style:family="text">
      <style:text-properties style:font-name-complex="Times New Roman"/>
    </style:style>
    <style:style style:name="T91" style:parent-style-name="Policepardéfaut" style:family="text">
      <style:text-properties style:font-name-complex="Times New Roman"/>
    </style:style>
    <style:style style:name="T92" style:parent-style-name="Policepardéfaut" style:family="text">
      <style:text-properties style:font-name-complex="Times New Roman"/>
    </style:style>
    <style:style style:name="T93" style:parent-style-name="Policepardéfaut" style:family="text">
      <style:text-properties style:font-name-complex="Times New Roman"/>
    </style:style>
    <style:style style:name="T94" style:parent-style-name="Policepardéfaut" style:family="text">
      <style:text-properties style:font-name-complex="Times New Roman"/>
    </style:style>
    <style:style style:name="T95" style:parent-style-name="Policepardéfaut" style:family="text">
      <style:text-properties style:font-name-complex="Times New Roman"/>
    </style:style>
    <style:style style:name="T96" style:parent-style-name="Policepardéfaut" style:family="text">
      <style:text-properties style:font-name-complex="Times New Roman" fo:font-style="italic" style:font-style-asian="italic"/>
    </style:style>
    <style:style style:name="T97" style:parent-style-name="Appelnotedebasdep." style:family="text">
      <style:text-properties style:font-name-complex="Times New Roman"/>
    </style:style>
    <style:style style:name="T98" style:parent-style-name="Policepardéfaut" style:family="text">
      <style:text-properties fo:font-style="italic" style:font-style-asian="italic"/>
    </style:style>
    <style:style style:name="T99" style:parent-style-name="Policepardéfaut" style:family="text">
      <style:text-properties style:font-name-complex="Times New Roman"/>
    </style:style>
    <style:style style:name="T100" style:parent-style-name="Policepardéfaut" style:family="text">
      <style:text-properties style:font-name-complex="Times New Roman"/>
    </style:style>
    <style:style style:name="T101" style:parent-style-name="Policepardéfaut" style:family="text">
      <style:text-properties style:font-name-complex="Times New Roman"/>
    </style:style>
    <style:style style:name="T102" style:parent-style-name="Policepardéfaut" style:family="text">
      <style:text-properties style:font-name-complex="Times New Roman"/>
    </style:style>
    <style:style style:name="T103" style:parent-style-name="Policepardéfaut" style:family="text">
      <style:text-properties style:font-name-complex="Times New Roman"/>
    </style:style>
    <style:style style:name="T104" style:parent-style-name="Appelnotedebasdep." style:family="text">
      <style:text-properties style:font-name-complex="Times New Roman"/>
    </style:style>
    <style:style style:name="T105" style:parent-style-name="Policepardéfaut" style:family="text">
      <style:text-properties fo:font-style="italic" style:font-style-asian="italic"/>
    </style:style>
    <style:style style:name="T106" style:parent-style-name="Policepardéfaut" style:family="text">
      <style:text-properties fo:font-style="italic" style:font-style-asian="italic"/>
    </style:style>
    <style:style style:name="T107" style:parent-style-name="Policepardéfaut" style:family="text">
      <style:text-properties fo:font-style="italic" style:font-style-asian="italic"/>
    </style:style>
    <style:style style:name="T108" style:parent-style-name="Policepardéfaut" style:family="text">
      <style:text-properties style:font-name-complex="Times New Roman"/>
    </style:style>
    <style:style style:name="T109" style:parent-style-name="Policepardéfaut" style:family="text">
      <style:text-properties style:font-name-complex="Times New Roman"/>
    </style:style>
    <style:style style:name="T110" style:parent-style-name="Policepardéfaut" style:family="text">
      <style:text-properties style:font-name-complex="Times New Roman"/>
    </style:style>
    <style:style style:name="T111" style:parent-style-name="Policepardéfaut" style:family="text">
      <style:text-properties style:font-name-complex="Times New Roman"/>
    </style:style>
    <style:style style:name="T112" style:parent-style-name="Policepardéfaut" style:family="text">
      <style:text-properties style:font-name-complex="Times New Roman"/>
    </style:style>
    <style:style style:name="T113" style:parent-style-name="Policepardéfaut" style:family="text">
      <style:text-properties style:font-name-complex="Times New Roman"/>
    </style:style>
    <style:style style:name="T114" style:parent-style-name="Policepardéfaut" style:family="text">
      <style:text-properties style:font-name-complex="Times New Roman"/>
    </style:style>
    <style:style style:name="T115" style:parent-style-name="Policepardéfaut" style:family="text">
      <style:text-properties style:font-name-complex="Times New Roman"/>
    </style:style>
    <style:style style:name="T116" style:parent-style-name="Policepardéfaut" style:family="text">
      <style:text-properties style:font-name-complex="Times New Roman"/>
    </style:style>
    <style:style style:name="T117" style:parent-style-name="Policepardéfaut" style:family="text">
      <style:text-properties style:font-name-complex="Times New Roman"/>
    </style:style>
    <style:style style:name="T118" style:parent-style-name="Policepardéfaut" style:family="text">
      <style:text-properties style:font-name-complex="Times New Roman"/>
    </style:style>
    <style:style style:name="T119" style:parent-style-name="Policepardéfaut" style:family="text">
      <style:text-properties style:font-name-complex="Times New Roman"/>
    </style:style>
    <style:style style:name="T120" style:parent-style-name="Policepardéfaut" style:family="text">
      <style:text-properties style:font-name-complex="Times New Roman"/>
    </style:style>
    <style:style style:name="T121" style:parent-style-name="Policepardéfaut" style:family="text">
      <style:text-properties style:font-name-complex="Times New Roman"/>
    </style:style>
    <style:style style:name="T122" style:parent-style-name="Policepardéfaut" style:family="text">
      <style:text-properties style:font-name-complex="Times New Roman"/>
    </style:style>
    <style:style style:name="T123" style:parent-style-name="Policepardéfaut" style:family="text">
      <style:text-properties style:font-name-complex="Times New Roman"/>
    </style:style>
    <style:style style:name="T124" style:parent-style-name="Policepardéfaut" style:family="text">
      <style:text-properties style:font-name-complex="Times New Roman"/>
    </style:style>
    <style:style style:name="T125" style:parent-style-name="Policepardéfaut" style:family="text">
      <style:text-properties style:font-name-complex="Times New Roman"/>
    </style:style>
    <style:style style:name="T126" style:parent-style-name="Policepardéfaut" style:family="text">
      <style:text-properties fo:font-style="italic" style:font-style-asian="italic"/>
    </style:style>
    <style:style style:name="T127" style:parent-style-name="Policepardéfaut" style:family="text">
      <style:text-properties style:font-name-asian="Times New Roman"/>
    </style:style>
    <style:style style:name="T128" style:parent-style-name="Policepardéfaut" style:family="text">
      <style:text-properties fo:font-style="italic" style:font-style-asian="italic"/>
    </style:style>
    <style:style style:name="T129" style:parent-style-name="Policepardéfaut" style:family="text">
      <style:text-properties fo:font-variant="small-caps"/>
    </style:style>
    <style:style style:name="T130" style:parent-style-name="Policepardéfaut" style:family="text">
      <style:text-properties fo:font-variant="small-caps"/>
    </style:style>
    <style:style style:name="T131" style:parent-style-name="Policepardéfaut" style:family="text">
      <style:text-properties style:font-name-complex="Times New Roman"/>
    </style:style>
    <style:style style:name="T132" style:parent-style-name="Policepardéfaut" style:family="text">
      <style:text-properties style:font-name-complex="Times New Roman"/>
    </style:style>
    <style:style style:name="T133" style:parent-style-name="Policepardéfaut" style:family="text">
      <style:text-properties style:font-name-complex="Times New Roman"/>
    </style:style>
    <style:style style:name="T134" style:parent-style-name="Policepardéfaut" style:family="text">
      <style:text-properties style:font-name-complex="Times New Roman" fo:font-style="italic" style:font-style-asian="italic"/>
    </style:style>
    <style:style style:name="T135" style:parent-style-name="Policepardéfaut" style:family="text">
      <style:text-properties style:font-name-complex="Times New Roman"/>
    </style:style>
    <style:style style:name="T136" style:parent-style-name="Policepardéfaut" style:family="text">
      <style:text-properties style:font-name-complex="Times New Roman"/>
    </style:style>
    <style:style style:name="T137" style:parent-style-name="Policepardéfaut" style:family="text">
      <style:text-properties style:font-name-complex="Times New Roman"/>
    </style:style>
    <style:style style:name="T138" style:parent-style-name="Policepardéfaut" style:family="text">
      <style:text-properties style:font-name-complex="Times New Roman"/>
    </style:style>
    <style:style style:name="T139" style:parent-style-name="Policepardéfaut" style:family="text">
      <style:text-properties style:font-name-complex="Times New Roman"/>
    </style:style>
    <style:style style:name="T140" style:parent-style-name="Policepardéfaut" style:family="text">
      <style:text-properties style:font-name-complex="Times New Roman"/>
    </style:style>
    <style:style style:name="T141" style:parent-style-name="Policepardéfaut" style:family="text">
      <style:text-properties style:font-name-complex="Times New Roman"/>
    </style:style>
    <style:style style:name="T142" style:parent-style-name="Policepardéfaut" style:family="text">
      <style:text-properties style:font-name-complex="Times New Roman"/>
    </style:style>
    <style:style style:name="T143" style:parent-style-name="Policepardéfaut" style:family="text">
      <style:text-properties style:font-name-complex="Times New Roman"/>
    </style:style>
    <style:style style:name="T144" style:parent-style-name="Policepardéfaut" style:family="text">
      <style:text-properties style:font-name-complex="Times New Roman" fo:font-style="italic" style:font-style-asian="italic"/>
    </style:style>
    <style:style style:name="T145" style:parent-style-name="Policepardéfaut" style:family="text">
      <style:text-properties style:font-name-complex="Times New Roman"/>
    </style:style>
    <style:style style:name="T146" style:parent-style-name="Policepardéfaut" style:family="text">
      <style:text-properties style:font-name-complex="Times New Roman"/>
    </style:style>
    <style:style style:name="T147" style:parent-style-name="Policepardéfaut" style:family="text">
      <style:text-properties style:font-name-complex="Times New Roman"/>
    </style:style>
    <style:style style:name="T148" style:parent-style-name="Policepardéfaut" style:family="text">
      <style:text-properties style:font-name-complex="Times New Roman"/>
    </style:style>
    <style:style style:name="T149" style:parent-style-name="Policepardéfaut" style:family="text">
      <style:text-properties style:font-name-complex="Times New Roman"/>
    </style:style>
    <style:style style:name="T150" style:parent-style-name="Policepardéfaut" style:family="text">
      <style:text-properties style:font-name-complex="Times New Roman"/>
    </style:style>
    <style:style style:name="T151" style:parent-style-name="Policepardéfaut" style:family="text">
      <style:text-properties style:font-name-complex="Times New Roman"/>
    </style:style>
    <style:style style:name="T152" style:parent-style-name="Policepardéfaut" style:family="text">
      <style:text-properties style:font-name-complex="Times New Roman"/>
    </style:style>
    <style:style style:name="T153" style:parent-style-name="Policepardéfaut" style:family="text">
      <style:text-properties style:font-name-complex="Times New Roman"/>
    </style:style>
    <style:style style:name="T154" style:parent-style-name="Policepardéfaut" style:family="text">
      <style:text-properties style:font-name-complex="Times New Roman"/>
    </style:style>
    <style:style style:name="T155" style:parent-style-name="Policepardéfaut" style:family="text">
      <style:text-properties style:font-name-complex="Times New Roman"/>
    </style:style>
    <style:style style:name="T156" style:parent-style-name="Policepardéfaut" style:family="text">
      <style:text-properties style:font-name-complex="Times New Roman"/>
    </style:style>
    <style:style style:name="T157" style:parent-style-name="Policepardéfaut" style:family="text">
      <style:text-properties style:font-name-complex="Times New Roman"/>
    </style:style>
    <style:style style:name="T158" style:parent-style-name="Policepardéfaut" style:family="text">
      <style:text-properties style:font-name-complex="Times New Roman" fo:font-style="italic" style:font-style-asian="italic"/>
    </style:style>
    <style:style style:name="T159" style:parent-style-name="Policepardéfaut" style:family="text">
      <style:text-properties style:font-name-complex="Times New Roman"/>
    </style:style>
    <style:style style:name="T160" style:parent-style-name="Policepardéfaut" style:family="text">
      <style:text-properties style:font-name-complex="Times New Roman"/>
    </style:style>
    <style:style style:name="T161" style:parent-style-name="Policepardéfaut" style:family="text">
      <style:text-properties style:font-name-complex="Times New Roman"/>
    </style:style>
    <style:style style:name="T162" style:parent-style-name="Policepardéfaut" style:family="text">
      <style:text-properties style:font-name-complex="Times New Roman"/>
    </style:style>
    <style:style style:name="T163" style:parent-style-name="Policepardéfaut" style:family="text">
      <style:text-properties style:font-name-complex="Times New Roman"/>
    </style:style>
    <style:style style:name="T164" style:parent-style-name="Policepardéfaut" style:family="text">
      <style:text-properties style:font-name-complex="Times New Roman"/>
    </style:style>
    <style:style style:name="T165" style:parent-style-name="Policepardéfaut" style:family="text">
      <style:text-properties style:font-name-complex="Times New Roman"/>
    </style:style>
    <style:style style:name="T166" style:parent-style-name="Policepardéfaut" style:family="text">
      <style:text-properties style:font-name-complex="Times New Roman"/>
    </style:style>
    <style:style style:name="T167" style:parent-style-name="Policepardéfaut" style:family="text">
      <style:text-properties style:font-name-complex="Times New Roman"/>
    </style:style>
    <style:style style:name="T168" style:parent-style-name="Policepardéfaut" style:family="text">
      <style:text-properties style:font-name-complex="Times New Roman" fo:font-style="italic" style:font-style-asian="italic"/>
    </style:style>
    <style:style style:name="T169" style:parent-style-name="Policepardéfaut" style:family="text">
      <style:text-properties style:font-name-complex="Times New Roman"/>
    </style:style>
    <style:style style:name="T170" style:parent-style-name="Policepardéfaut" style:family="text">
      <style:text-properties style:font-name-complex="Times New Roman"/>
    </style:style>
    <style:style style:name="T171" style:parent-style-name="Policepardéfaut" style:family="text">
      <style:text-properties style:font-name-complex="Times New Roman"/>
    </style:style>
    <style:style style:name="T172" style:parent-style-name="Policepardéfaut" style:family="text">
      <style:text-properties style:font-name-complex="Times New Roman"/>
    </style:style>
    <style:style style:name="T173" style:parent-style-name="Policepardéfaut" style:family="text">
      <style:text-properties style:font-name-complex="Times New Roman"/>
    </style:style>
    <style:style style:name="T174" style:parent-style-name="Policepardéfaut" style:family="text">
      <style:text-properties fo:font-variant="small-caps"/>
    </style:style>
    <style:style style:name="P175" style:parent-style-name="Corpsdetexte" style:family="paragraph">
      <style:text-properties style:font-name-complex="Times New Roman"/>
    </style:style>
    <style:style style:name="T176" style:parent-style-name="Policepardéfaut" style:family="text">
      <style:text-properties style:font-name-complex="Times New Roman" fo:font-weight="bold" style:font-weight-asian="bold"/>
    </style:style>
    <style:style style:name="T177" style:parent-style-name="Policepardéfaut" style:family="text">
      <style:text-properties style:font-name-complex="Times New Roman" fo:font-weight="bold" style:font-weight-asian="bold"/>
    </style:style>
    <style:style style:name="T178" style:parent-style-name="Policepardéfaut" style:family="text">
      <style:text-properties style:font-name-complex="Times New Roman" fo:font-weight="bold" style:font-weight-asian="bold"/>
    </style:style>
    <style:style style:name="T179" style:parent-style-name="Policepardéfaut" style:family="text">
      <style:text-properties style:font-name-complex="Times New Roman" fo:font-weight="bold" style:font-weight-asian="bold"/>
    </style:style>
    <style:style style:name="T180" style:parent-style-name="Policepardéfaut" style:family="text">
      <style:text-properties style:font-name-complex="Times New Roman"/>
    </style:style>
    <style:style style:name="T181" style:parent-style-name="Policepardéfaut" style:family="text">
      <style:text-properties style:font-name-complex="Times New Roman"/>
    </style:style>
    <style:style style:name="T182" style:parent-style-name="Policepardéfaut" style:family="text">
      <style:text-properties style:font-name-complex="Times New Roman"/>
    </style:style>
    <style:style style:name="T183" style:parent-style-name="Policepardéfaut" style:family="text">
      <style:text-properties style:font-name-complex="Times New Roman"/>
    </style:style>
    <style:style style:name="T184" style:parent-style-name="Policepardéfaut" style:family="text">
      <style:text-properties style:font-name-complex="Times New Roman" fo:font-style="italic" style:font-style-asian="italic"/>
    </style:style>
    <style:style style:name="T185" style:parent-style-name="Policepardéfaut" style:family="text">
      <style:text-properties style:font-name-complex="Times New Roman"/>
    </style:style>
    <style:style style:name="T186" style:parent-style-name="Policepardéfaut" style:family="text">
      <style:text-properties style:font-name-complex="Times New Roman"/>
    </style:style>
    <style:style style:name="T187" style:parent-style-name="Policepardéfaut" style:family="text">
      <style:text-properties style:font-name-complex="Times New Roman"/>
    </style:style>
    <style:style style:name="T188" style:parent-style-name="Policepardéfaut" style:family="text">
      <style:text-properties style:font-name-complex="Times New Roman"/>
    </style:style>
    <style:style style:name="T189" style:parent-style-name="Policepardéfaut" style:family="text">
      <style:text-properties style:font-name-complex="Times New Roman"/>
    </style:style>
    <style:style style:name="T190" style:parent-style-name="Policepardéfaut" style:family="text">
      <style:text-properties style:font-name-complex="Times New Roman" fo:font-style="italic" style:font-style-asian="italic"/>
    </style:style>
    <style:style style:name="T191" style:parent-style-name="Policepardéfaut" style:family="text">
      <style:text-properties style:font-name-complex="Times New Roman" fo:font-style="italic" style:font-style-asian="italic"/>
    </style:style>
    <style:style style:name="T192" style:parent-style-name="Policepardéfaut" style:family="text">
      <style:text-properties style:font-name-complex="Times New Roman" fo:font-style="italic" style:font-style-asian="italic"/>
    </style:style>
    <style:style style:name="T193" style:parent-style-name="Policepardéfaut" style:family="text">
      <style:text-properties style:font-name-complex="Times New Roman" fo:font-style="italic" style:font-style-asian="italic"/>
    </style:style>
    <style:style style:name="T194" style:parent-style-name="Policepardéfaut" style:family="text">
      <style:text-properties style:font-name-complex="Times New Roman" fo:font-style="italic" style:font-style-asian="italic"/>
    </style:style>
    <style:style style:name="T195" style:parent-style-name="Policepardéfaut" style:family="text">
      <style:text-properties style:font-name-complex="Times New Roman"/>
    </style:style>
    <style:style style:name="P196" style:parent-style-name="Corpsdetexte" style:family="paragraph">
      <style:text-properties style:font-name-complex="Times New Roman"/>
    </style:style>
    <style:style style:name="T197" style:parent-style-name="Policepardéfaut" style:family="text">
      <style:text-properties style:font-name-complex="Times New Roman"/>
    </style:style>
    <style:style style:name="T198" style:parent-style-name="Policepardéfaut" style:family="text">
      <style:text-properties style:font-name-complex="Times New Roman" fo:font-style="italic" style:font-style-asian="italic"/>
    </style:style>
    <style:style style:name="T199" style:parent-style-name="Policepardéfaut" style:family="text">
      <style:text-properties style:font-name-complex="Times New Roman"/>
    </style:style>
    <style:style style:name="T200" style:parent-style-name="Policepardéfaut" style:family="text">
      <style:text-properties style:font-name-asian="Times New Roman"/>
    </style:style>
    <style:style style:name="T201" style:parent-style-name="Policepardéfaut" style:family="text">
      <style:text-properties fo:font-style="italic" style:font-style-asian="italic"/>
    </style:style>
    <style:style style:name="T202" style:parent-style-name="Policepardéfaut" style:family="text">
      <style:text-properties fo:font-style="italic" style:font-style-asian="italic"/>
    </style:style>
    <style:style style:name="T203" style:parent-style-name="Policepardéfaut" style:family="text">
      <style:text-properties fo:font-style="italic" style:font-style-asian="italic"/>
    </style:style>
    <style:style style:name="P204" style:parent-style-name="byline" style:family="paragraph">
      <style:text-properties fo:font-variant="small-caps"/>
    </style:style>
    <style:style style:name="T205" style:parent-style-name="Policepardéfaut" style:family="text">
      <style:text-properties style:font-name-complex="Times New Roman"/>
    </style:style>
    <style:style style:name="T206" style:parent-style-name="Policepardéfaut" style:family="text">
      <style:text-properties style:font-name-complex="Times New Roman"/>
    </style:style>
    <style:style style:name="T207" style:parent-style-name="Policepardéfaut" style:family="text">
      <style:text-properties style:font-name-complex="Times New Roman"/>
    </style:style>
    <style:style style:name="T208" style:parent-style-name="Policepardéfaut" style:family="text">
      <style:text-properties style:font-name-complex="Times New Roman"/>
    </style:style>
    <style:style style:name="T209" style:parent-style-name="Policepardéfaut" style:family="text">
      <style:text-properties style:font-name-complex="Times New Roman"/>
    </style:style>
    <style:style style:name="T210" style:parent-style-name="Policepardéfaut" style:family="text">
      <style:text-properties style:font-name-complex="Times New Roman" fo:font-style="italic" style:font-style-asian="italic"/>
    </style:style>
    <style:style style:name="T211" style:parent-style-name="Policepardéfaut" style:family="text">
      <style:text-properties style:font-name-complex="Times New Roman"/>
    </style:style>
    <style:style style:name="P212" style:parent-style-name="term" style:family="paragraph">
      <style:text-properties fo:language="it" fo:country="IT"/>
    </style:style>
    <style:style style:name="T213" style:parent-style-name="Policepardéfaut" style:family="text">
      <style:text-properties fo:language="it" fo:country="IT"/>
    </style:style>
    <style:style style:name="T214" style:parent-style-name="Policepardéfaut" style:family="text">
      <style:text-properties style:font-name-asian="Times New Roman" fo:language="it" fo:country="IT"/>
    </style:style>
    <style:style style:name="T215" style:parent-style-name="Policepardéfaut" style:family="text">
      <style:text-properties style:font-name-asian="Times New Roman"/>
    </style:style>
    <style:style style:name="T216" style:parent-style-name="Policepardéfaut" style:family="text">
      <style:text-properties fo:font-variant="small-caps" fo:language="it" fo:country="IT"/>
    </style:style>
    <style:style style:name="T217" style:parent-style-name="Policepardéfaut" style:family="text">
      <style:text-properties fo:language="it" fo:country="IT"/>
    </style:style>
    <style:style style:name="P218" style:parent-style-name="bibl" style:family="paragraph">
      <style:text-properties fo:language="it" fo:country="IT"/>
    </style:style>
    <style:style style:name="T219" style:parent-style-name="Policepardéfaut" style:family="text">
      <style:text-properties fo:language="it" fo:country="IT"/>
    </style:style>
    <style:style style:name="T220" style:parent-style-name="Policepardéfaut" style:family="text">
      <style:text-properties style:font-name-asian="Times New Roman" fo:language="it" fo:country="IT"/>
    </style:style>
    <style:style style:name="T221" style:parent-style-name="Policepardéfaut" style:family="text">
      <style:text-properties fo:language="it" fo:country="IT"/>
    </style:style>
    <style:style style:name="T222" style:parent-style-name="Policepardéfaut" style:family="text">
      <style:text-properties style:font-name-asian="Times New Roman" fo:language="it" fo:country="IT"/>
    </style:style>
    <style:style style:name="T223" style:parent-style-name="Policepardéfaut" style:family="text">
      <style:text-properties style:font-name-complex="Times New Roman"/>
    </style:style>
    <style:style style:name="T224" style:parent-style-name="Policepardéfaut" style:family="text">
      <style:text-properties style:font-name-complex="Times New Roman"/>
    </style:style>
    <style:style style:name="T225" style:parent-style-name="Policepardéfaut" style:family="text">
      <style:text-properties style:font-name-complex="Times New Roman"/>
    </style:style>
    <style:style style:name="T226" style:parent-style-name="Policepardéfaut" style:family="text">
      <style:text-properties style:font-name-complex="Times New Roman"/>
    </style:style>
    <style:style style:name="T227" style:parent-style-name="Policepardéfaut" style:family="text">
      <style:text-properties style:font-name-complex="Times New Roman"/>
    </style:style>
    <style:style style:name="T228" style:parent-style-name="Policepardéfaut" style:family="text">
      <style:text-properties style:font-name-complex="Times New Roman"/>
    </style:style>
    <style:style style:name="T229" style:parent-style-name="Policepardéfaut" style:family="text">
      <style:text-properties style:font-name-complex="Times New Roman"/>
    </style:style>
    <style:style style:name="T230" style:parent-style-name="Policepardéfaut" style:family="text">
      <style:text-properties style:font-name-complex="Times New Roman"/>
    </style:style>
    <style:style style:name="T231" style:parent-style-name="Policepardéfaut" style:family="text">
      <style:text-properties style:font-name-complex="Times New Roman"/>
    </style:style>
    <style:style style:name="T232" style:parent-style-name="Policepardéfaut" style:family="text">
      <style:text-properties style:font-name-complex="Times New Roman"/>
    </style:style>
    <style:style style:name="T233" style:parent-style-name="Policepardéfaut" style:family="text">
      <style:text-properties style:font-name-complex="Times New Roman"/>
    </style:style>
    <style:style style:name="T234" style:parent-style-name="Policepardéfaut" style:family="text">
      <style:text-properties style:font-name-complex="Times New Roman"/>
    </style:style>
    <style:style style:name="T235" style:parent-style-name="Policepardéfaut" style:family="text">
      <style:text-properties style:font-name-complex="Times New Roman"/>
    </style:style>
    <style:style style:name="T236" style:parent-style-name="Policepardéfaut" style:family="text">
      <style:text-properties style:font-name-complex="Times New Roman"/>
    </style:style>
    <style:style style:name="T237" style:parent-style-name="Policepardéfaut" style:family="text">
      <style:text-properties style:font-name-complex="Times New Roman"/>
    </style:style>
    <style:style style:name="T238" style:parent-style-name="Policepardéfaut" style:family="text">
      <style:text-properties style:font-name-complex="Times New Roman"/>
    </style:style>
    <style:style style:name="T239" style:parent-style-name="Policepardéfaut" style:family="text">
      <style:text-properties style:font-name-complex="Times New Roman"/>
    </style:style>
    <style:style style:name="T240" style:parent-style-name="Policepardéfaut" style:family="text">
      <style:text-properties style:font-name-complex="Times New Roman"/>
    </style:style>
    <style:style style:name="T241" style:parent-style-name="Policepardéfaut" style:family="text">
      <style:text-properties style:font-name-complex="Times New Roman"/>
    </style:style>
    <style:style style:name="T242" style:parent-style-name="Policepardéfaut" style:family="text">
      <style:text-properties style:font-name-complex="Times New Roman"/>
    </style:style>
    <style:style style:name="T243" style:parent-style-name="Policepardéfaut" style:family="text">
      <style:text-properties style:font-name-complex="Times New Roman"/>
    </style:style>
    <style:style style:name="T244" style:parent-style-name="Policepardéfaut" style:family="text">
      <style:text-properties style:font-name-complex="Times New Roman"/>
    </style:style>
    <style:style style:name="T245" style:parent-style-name="Policepardéfaut" style:family="text">
      <style:text-properties style:font-name-complex="Times New Roman"/>
    </style:style>
    <style:style style:name="T246" style:parent-style-name="Policepardéfaut" style:family="text">
      <style:text-properties style:font-name-complex="Times New Roman"/>
    </style:style>
    <style:style style:name="T247" style:parent-style-name="Policepardéfaut" style:family="text">
      <style:text-properties style:font-name-complex="Times New Roman"/>
    </style:style>
    <style:style style:name="T248" style:parent-style-name="Policepardéfaut" style:family="text">
      <style:text-properties style:font-name-complex="Times New Roman"/>
    </style:style>
    <style:style style:name="T249" style:parent-style-name="Policepardéfaut" style:family="text">
      <style:text-properties style:font-name-complex="Times New Roman"/>
    </style:style>
    <style:style style:name="T250" style:parent-style-name="Policepardéfaut" style:family="text">
      <style:text-properties style:font-name-complex="Times New Roman"/>
    </style:style>
    <style:style style:name="T251" style:parent-style-name="Policepardéfaut" style:family="text">
      <style:text-properties style:font-name-complex="Times New Roman"/>
    </style:style>
    <style:style style:name="T252" style:parent-style-name="Policepardéfaut" style:family="text">
      <style:text-properties style:font-name-complex="Times New Roman"/>
    </style:style>
    <style:style style:name="T253" style:parent-style-name="Policepardéfaut" style:family="text">
      <style:text-properties style:font-name-complex="Times New Roman"/>
    </style:style>
    <style:style style:name="T254" style:parent-style-name="Policepardéfaut" style:family="text">
      <style:text-properties style:font-name-complex="Times New Roman"/>
    </style:style>
    <style:style style:name="T255" style:parent-style-name="Policepardéfaut" style:family="text">
      <style:text-properties style:font-name-complex="Times New Roman"/>
    </style:style>
    <style:style style:name="T256" style:parent-style-name="Policepardéfaut" style:family="text">
      <style:text-properties style:font-name-complex="Times New Roman"/>
    </style:style>
    <style:style style:name="T257" style:parent-style-name="Policepardéfaut" style:family="text">
      <style:text-properties style:font-name-complex="Times New Roman"/>
    </style:style>
    <style:style style:name="T258" style:parent-style-name="Policepardéfaut" style:family="text">
      <style:text-properties style:font-name-complex="Times New Roman"/>
    </style:style>
    <style:style style:name="T259" style:parent-style-name="Policepardéfaut" style:family="text">
      <style:text-properties style:font-name-complex="Times New Roman"/>
    </style:style>
    <style:style style:name="T260" style:parent-style-name="Policepardéfaut" style:family="text">
      <style:text-properties style:font-name-complex="Times New Roman"/>
    </style:style>
    <style:style style:name="T261" style:parent-style-name="Policepardéfaut" style:family="text">
      <style:text-properties style:font-name-complex="Times New Roman"/>
    </style:style>
    <style:style style:name="T262" style:parent-style-name="Policepardéfaut" style:family="text">
      <style:text-properties style:font-name-complex="Times New Roman"/>
    </style:style>
    <style:style style:name="T263" style:parent-style-name="Policepardéfaut" style:family="text">
      <style:text-properties style:font-name-complex="Times New Roman"/>
    </style:style>
    <style:style style:name="T264" style:parent-style-name="Policepardéfaut" style:family="text">
      <style:text-properties style:font-name-complex="Times New Roman"/>
    </style:style>
    <style:style style:name="T265" style:parent-style-name="Policepardéfaut" style:family="text">
      <style:text-properties style:font-name-complex="Times New Roman" fo:font-style="italic" style:font-style-asian="italic"/>
    </style:style>
    <style:style style:name="T266" style:parent-style-name="Policepardéfaut" style:family="text">
      <style:text-properties style:font-name-complex="Times New Roman" fo:font-style="italic" style:font-style-asian="italic"/>
    </style:style>
    <style:style style:name="T267" style:parent-style-name="Policepardéfaut" style:family="text">
      <style:text-properties style:font-name-complex="Times New Roman" fo:font-style="italic" style:font-style-asian="italic"/>
    </style:style>
    <style:style style:name="T268" style:parent-style-name="Policepardéfaut" style:family="text">
      <style:text-properties style:font-name-complex="Times New Roman"/>
    </style:style>
    <style:style style:name="T269" style:parent-style-name="Policepardéfaut" style:family="text">
      <style:text-properties style:font-name-complex="Times New Roman"/>
    </style:style>
    <style:style style:name="T270" style:parent-style-name="Policepardéfaut" style:family="text">
      <style:text-properties style:font-name-complex="Times New Roman"/>
    </style:style>
    <style:style style:name="T271" style:parent-style-name="Policepardéfaut" style:family="text">
      <style:text-properties style:font-name-complex="Times New Roman"/>
    </style:style>
    <style:style style:name="T272" style:parent-style-name="Policepardéfaut" style:family="text">
      <style:text-properties style:font-name-complex="Times New Roman"/>
    </style:style>
    <style:style style:name="T273" style:parent-style-name="Policepardéfaut" style:family="text">
      <style:text-properties style:font-name-complex="Times New Roman"/>
    </style:style>
    <style:style style:name="T274" style:parent-style-name="Policepardéfaut" style:family="text">
      <style:text-properties style:font-name-complex="Times New Roman"/>
    </style:style>
    <style:style style:name="T275" style:parent-style-name="Policepardéfaut" style:family="text">
      <style:text-properties style:font-name-complex="Times New Roman"/>
    </style:style>
    <style:style style:name="T276" style:parent-style-name="Policepardéfaut" style:family="text">
      <style:text-properties style:font-name-complex="Times New Roman"/>
    </style:style>
    <style:style style:name="T277" style:parent-style-name="Policepardéfaut" style:family="text">
      <style:text-properties style:font-name-complex="Times New Roman"/>
    </style:style>
    <style:style style:name="T278" style:parent-style-name="Policepardéfaut" style:family="text">
      <style:text-properties style:font-name-complex="Times New Roman" fo:font-style="italic" style:font-style-asian="italic"/>
    </style:style>
    <style:style style:name="T279" style:parent-style-name="Policepardéfaut" style:family="text">
      <style:text-properties style:font-name-complex="Times New Roman"/>
    </style:style>
    <style:style style:name="T280" style:parent-style-name="Policepardéfaut" style:family="text">
      <style:text-properties style:font-name-complex="Times New Roman"/>
    </style:style>
    <style:style style:name="T281" style:parent-style-name="Policepardéfaut" style:family="text">
      <style:text-properties style:font-name-complex="Times New Roman"/>
    </style:style>
    <style:style style:name="T282" style:parent-style-name="Policepardéfaut" style:family="text">
      <style:text-properties style:font-name-complex="Times New Roman"/>
    </style:style>
    <style:style style:name="T283" style:parent-style-name="Policepardéfaut" style:family="text">
      <style:text-properties style:font-name-complex="Times New Roman"/>
    </style:style>
    <style:style style:name="T284" style:parent-style-name="Policepardéfaut" style:family="text">
      <style:text-properties style:font-name-complex="Times New Roman"/>
    </style:style>
    <style:style style:name="T285" style:parent-style-name="Policepardéfaut" style:family="text">
      <style:text-properties style:font-name-complex="Times New Roman"/>
    </style:style>
    <style:style style:name="T286" style:parent-style-name="Policepardéfaut" style:family="text">
      <style:text-properties style:font-name-complex="Times New Roman" fo:font-style="italic" style:font-style-asian="italic"/>
    </style:style>
    <style:style style:name="T287" style:parent-style-name="Policepardéfaut" style:family="text">
      <style:text-properties style:font-name-complex="Times New Roman"/>
    </style:style>
    <style:style style:name="T288" style:parent-style-name="Policepardéfaut" style:family="text">
      <style:text-properties style:font-name-complex="Times New Roman"/>
    </style:style>
    <style:style style:name="T289" style:parent-style-name="Policepardéfaut" style:family="text">
      <style:text-properties style:font-name-complex="Times New Roman"/>
    </style:style>
    <style:style style:name="T290" style:parent-style-name="Policepardéfaut" style:family="text">
      <style:text-properties style:font-name-complex="Times New Roman"/>
    </style:style>
    <style:style style:name="T291" style:parent-style-name="Policepardéfaut" style:family="text">
      <style:text-properties style:font-name-complex="Times New Roman"/>
    </style:style>
    <style:style style:name="T292" style:parent-style-name="Policepardéfaut" style:family="text">
      <style:text-properties style:font-name-complex="Times New Roman"/>
    </style:style>
    <style:style style:name="T293" style:parent-style-name="Policepardéfaut" style:family="text">
      <style:text-properties style:font-name-complex="Times New Roman"/>
    </style:style>
    <style:style style:name="T294" style:parent-style-name="Policepardéfaut" style:family="text">
      <style:text-properties style:font-name-complex="Times New Roman"/>
    </style:style>
    <style:style style:name="T295" style:parent-style-name="Policepardéfaut" style:family="text">
      <style:text-properties style:font-name-complex="Times New Roman"/>
    </style:style>
    <style:style style:name="T296" style:parent-style-name="Policepardéfaut" style:family="text">
      <style:text-properties style:font-name-complex="Times New Roman"/>
    </style:style>
    <style:style style:name="T297" style:parent-style-name="Policepardéfaut" style:family="text">
      <style:text-properties style:font-name-complex="Times New Roman"/>
    </style:style>
    <style:style style:name="T298" style:parent-style-name="Policepardéfaut" style:family="text">
      <style:text-properties style:font-name-complex="Times New Roman"/>
    </style:style>
    <style:style style:name="T299" style:parent-style-name="Policepardéfaut" style:family="text">
      <style:text-properties style:font-name-complex="Times New Roman"/>
    </style:style>
    <style:style style:name="T300" style:parent-style-name="Policepardéfaut" style:family="text">
      <style:text-properties style:font-name-complex="Times New Roman"/>
    </style:style>
    <style:style style:name="T301" style:parent-style-name="Policepardéfaut" style:family="text">
      <style:text-properties style:font-name-complex="Times New Roman"/>
    </style:style>
    <style:style style:name="T302" style:parent-style-name="Policepardéfaut" style:family="text">
      <style:text-properties style:font-name-complex="Times New Roman" fo:font-style="italic" style:font-style-asian="italic"/>
    </style:style>
    <style:style style:name="T303" style:parent-style-name="Policepardéfaut" style:family="text">
      <style:text-properties style:font-name-complex="Times New Roman"/>
    </style:style>
    <style:style style:name="T304" style:parent-style-name="Policepardéfaut" style:family="text">
      <style:text-properties style:font-name-complex="Times New Roman"/>
    </style:style>
    <style:style style:name="T305" style:parent-style-name="Policepardéfaut" style:family="text">
      <style:text-properties style:font-name-complex="Times New Roman"/>
    </style:style>
    <style:style style:name="T306" style:parent-style-name="Policepardéfaut" style:family="text">
      <style:text-properties style:font-name-complex="Times New Roman"/>
    </style:style>
    <style:style style:name="T307" style:parent-style-name="Policepardéfaut" style:family="text">
      <style:text-properties style:font-name-complex="Times New Roman"/>
    </style:style>
    <style:style style:name="T308" style:parent-style-name="Policepardéfaut" style:family="text">
      <style:text-properties style:font-name-complex="Times New Roman"/>
    </style:style>
    <style:style style:name="T309" style:parent-style-name="Policepardéfaut" style:family="text">
      <style:text-properties style:font-name-complex="Times New Roman"/>
    </style:style>
    <style:style style:name="T310" style:parent-style-name="Policepardéfaut" style:family="text">
      <style:text-properties style:font-name-complex="Times New Roman"/>
    </style:style>
    <style:style style:name="T311" style:parent-style-name="Policepardéfaut" style:family="text">
      <style:text-properties style:font-name-complex="Times New Roman"/>
    </style:style>
    <style:style style:name="T312" style:parent-style-name="Policepardéfaut" style:family="text">
      <style:text-properties style:font-name-complex="Times New Roman"/>
    </style:style>
    <style:style style:name="T313" style:parent-style-name="Policepardéfaut" style:family="text">
      <style:text-properties style:font-name-complex="Times New Roman"/>
    </style:style>
    <style:style style:name="T314" style:parent-style-name="Policepardéfaut" style:family="text">
      <style:text-properties style:font-name-complex="Times New Roman"/>
    </style:style>
    <style:style style:name="T315" style:parent-style-name="Policepardéfaut" style:family="text">
      <style:text-properties style:font-name-complex="Times New Roman"/>
    </style:style>
    <style:style style:name="T316" style:parent-style-name="Policepardéfaut" style:family="text">
      <style:text-properties style:font-name-complex="Times New Roman"/>
    </style:style>
    <style:style style:name="T317" style:parent-style-name="Policepardéfaut" style:family="text">
      <style:text-properties style:font-name-complex="Times New Roman"/>
    </style:style>
    <style:style style:name="T318" style:parent-style-name="Policepardéfaut" style:family="text">
      <style:text-properties style:font-name-complex="Times New Roman"/>
    </style:style>
    <style:style style:name="T319" style:parent-style-name="Policepardéfaut" style:family="text">
      <style:text-properties style:font-name-complex="Times New Roman"/>
    </style:style>
    <style:style style:name="T320" style:parent-style-name="Policepardéfaut" style:family="text">
      <style:text-properties style:font-name-complex="Times New Roman"/>
    </style:style>
    <style:style style:name="T321" style:parent-style-name="Policepardéfaut" style:family="text">
      <style:text-properties style:font-name-complex="Times New Roman"/>
    </style:style>
    <style:style style:name="T322" style:parent-style-name="Policepardéfaut" style:family="text">
      <style:text-properties style:font-name-complex="Times New Roman"/>
    </style:style>
    <style:style style:name="T323" style:parent-style-name="Policepardéfaut" style:family="text">
      <style:text-properties style:font-name-complex="Times New Roman"/>
    </style:style>
    <style:style style:name="T324" style:parent-style-name="Policepardéfaut" style:family="text">
      <style:text-properties style:font-name-complex="Times New Roman"/>
    </style:style>
    <style:style style:name="T325" style:parent-style-name="Policepardéfaut" style:family="text">
      <style:text-properties style:font-name-complex="Times New Roman"/>
    </style:style>
    <style:style style:name="T326" style:parent-style-name="Policepardéfaut" style:family="text">
      <style:text-properties style:font-name-complex="Times New Roman" fo:font-style="italic" style:font-style-asian="italic"/>
    </style:style>
    <style:style style:name="T327" style:parent-style-name="Policepardéfaut" style:family="text">
      <style:text-properties style:font-name-complex="Times New Roman"/>
    </style:style>
    <style:style style:name="T328" style:parent-style-name="Policepardéfaut" style:family="text">
      <style:text-properties style:font-name-complex="Times New Roman"/>
    </style:style>
    <style:style style:name="T329" style:parent-style-name="Policepardéfaut" style:family="text">
      <style:text-properties style:font-name-complex="Times New Roman"/>
    </style:style>
    <style:style style:name="T330" style:parent-style-name="Policepardéfaut" style:family="text">
      <style:text-properties style:font-name-complex="Times New Roman"/>
    </style:style>
    <style:style style:name="T331" style:parent-style-name="Policepardéfaut" style:family="text">
      <style:text-properties style:font-name-complex="Times New Roman"/>
    </style:style>
    <style:style style:name="T332" style:parent-style-name="Policepardéfaut" style:family="text">
      <style:text-properties style:font-name-complex="Times New Roman"/>
    </style:style>
    <style:style style:name="T333" style:parent-style-name="Policepardéfaut" style:family="text">
      <style:text-properties style:font-name-complex="Times New Roman"/>
    </style:style>
    <style:style style:name="T334" style:parent-style-name="Policepardéfaut" style:family="text">
      <style:text-properties style:font-name-complex="Times New Roman"/>
    </style:style>
    <style:style style:name="T335" style:parent-style-name="Policepardéfaut" style:family="text">
      <style:text-properties style:font-name-complex="Times New Roman"/>
    </style:style>
    <style:style style:name="T336" style:parent-style-name="Policepardéfaut" style:family="text">
      <style:text-properties style:font-name-complex="Times New Roman"/>
    </style:style>
    <style:style style:name="T337" style:parent-style-name="Policepardéfaut" style:family="text">
      <style:text-properties style:font-name-complex="Times New Roman"/>
    </style:style>
    <style:style style:name="T338" style:parent-style-name="Policepardéfaut" style:family="text">
      <style:text-properties style:font-name-complex="Times New Roman"/>
    </style:style>
    <style:style style:name="T339" style:parent-style-name="Policepardéfaut" style:family="text">
      <style:text-properties style:font-name-complex="Times New Roman"/>
    </style:style>
    <style:style style:name="T340" style:parent-style-name="Policepardéfaut" style:family="text">
      <style:text-properties style:font-name-complex="Times New Roman"/>
    </style:style>
    <style:style style:name="T341" style:parent-style-name="Policepardéfaut" style:family="text">
      <style:text-properties style:font-name-complex="Times New Roman"/>
    </style:style>
    <style:style style:name="T342" style:parent-style-name="Policepardéfaut" style:family="text">
      <style:text-properties style:font-name-complex="Times New Roman"/>
    </style:style>
    <style:style style:name="T343" style:parent-style-name="Policepardéfaut" style:family="text">
      <style:text-properties style:font-name-complex="Times New Roman"/>
    </style:style>
    <style:style style:name="T344" style:parent-style-name="Policepardéfaut" style:family="text">
      <style:text-properties style:font-name-complex="Times New Roman"/>
    </style:style>
    <style:style style:name="T345" style:parent-style-name="Policepardéfaut" style:family="text">
      <style:text-properties style:font-name-complex="Times New Roman"/>
    </style:style>
    <style:style style:name="T346" style:parent-style-name="Policepardéfaut" style:family="text">
      <style:text-properties style:font-name-complex="Times New Roman"/>
    </style:style>
    <style:style style:name="T347" style:parent-style-name="Policepardéfaut" style:family="text">
      <style:text-properties style:font-name-complex="Times New Roman"/>
    </style:style>
    <style:style style:name="T348" style:parent-style-name="Policepardéfaut" style:family="text">
      <style:text-properties style:font-name-complex="Times New Roman"/>
    </style:style>
    <style:style style:name="T349" style:parent-style-name="Policepardéfaut" style:family="text">
      <style:text-properties style:font-name-complex="Times New Roman"/>
    </style:style>
    <style:style style:name="T350" style:parent-style-name="Policepardéfaut" style:family="text">
      <style:text-properties style:font-name-complex="Times New Roman"/>
    </style:style>
    <style:style style:name="T351" style:parent-style-name="Policepardéfaut" style:family="text">
      <style:text-properties style:font-name-complex="Times New Roman"/>
    </style:style>
    <style:style style:name="T352" style:parent-style-name="Policepardéfaut" style:family="text">
      <style:text-properties style:font-name-complex="Times New Roman" fo:font-variant="small-caps"/>
    </style:style>
    <style:style style:name="T353" style:parent-style-name="Policepardéfaut" style:family="text">
      <style:text-properties style:text-position="super 66.6%"/>
    </style:style>
    <style:style style:name="T354" style:parent-style-name="Policepardéfaut" style:family="text">
      <style:text-properties style:font-name-complex="Times New Roman"/>
    </style:style>
    <style:style style:name="T355" style:parent-style-name="Policepardéfaut" style:family="text">
      <style:text-properties style:font-name-complex="Times New Roman"/>
    </style:style>
    <style:style style:name="T356" style:parent-style-name="Policepardéfaut" style:family="text">
      <style:text-properties style:font-name-complex="Times New Roman"/>
    </style:style>
    <style:style style:name="T357" style:parent-style-name="Policepardéfaut" style:family="text">
      <style:text-properties style:font-name-complex="Times New Roman"/>
    </style:style>
    <style:style style:name="T358" style:parent-style-name="Policepardéfaut" style:family="text">
      <style:text-properties style:font-name-complex="Times New Roman"/>
    </style:style>
    <style:style style:name="T359" style:parent-style-name="Policepardéfaut" style:family="text">
      <style:text-properties style:font-name-complex="Times New Roman"/>
    </style:style>
    <style:style style:name="T360" style:parent-style-name="Policepardéfaut" style:family="text">
      <style:text-properties style:font-name-complex="Times New Roman"/>
    </style:style>
    <style:style style:name="T361" style:parent-style-name="Policepardéfaut" style:family="text">
      <style:text-properties style:font-name-complex="Times New Roman"/>
    </style:style>
    <style:style style:name="T362" style:parent-style-name="Policepardéfaut" style:family="text">
      <style:text-properties style:font-name-complex="Times New Roman"/>
    </style:style>
    <style:style style:name="P363" style:parent-style-name="Corpsdetexte" style:family="paragraph">
      <style:text-properties style:font-name-complex="Times New Roman"/>
    </style:style>
    <style:style style:name="P364" style:parent-style-name="Corpsdetexte" style:family="paragraph">
      <style:text-properties style:font-name-complex="Times New Roman"/>
    </style:style>
    <style:style style:name="P365" style:parent-style-name="Corpsdetexte" style:family="paragraph">
      <style:text-properties style:font-name-complex="Times New Roman"/>
    </style:style>
    <style:style style:name="P366" style:parent-style-name="Corpsdetexte" style:family="paragraph">
      <style:text-properties style:font-name-complex="Times New Roman"/>
    </style:style>
    <style:style style:name="T367" style:parent-style-name="Policepardéfaut" style:family="text">
      <style:text-properties fo:language="it" fo:country="IT"/>
    </style:style>
    <style:style style:name="T368" style:parent-style-name="Policepardéfaut" style:family="text">
      <style:text-properties fo:font-style="italic" style:font-style-asian="italic" fo:language="it" fo:country="IT"/>
    </style:style>
    <style:style style:name="P369" style:parent-style-name="term" style:family="paragraph">
      <style:text-properties fo:language="it" fo:country="IT"/>
    </style:style>
    <style:style style:name="T370" style:parent-style-name="Policepardéfaut" style:family="text">
      <style:text-properties fo:language="it" fo:country="IT"/>
    </style:style>
    <style:style style:name="T371" style:parent-style-name="Policepardéfaut" style:family="text">
      <style:text-properties style:font-name-asian="Times New Roman" fo:language="it" fo:country="IT"/>
    </style:style>
    <style:style style:name="T372" style:parent-style-name="Policepardéfaut" style:family="text">
      <style:text-properties fo:language="it" fo:country="IT"/>
    </style:style>
    <style:style style:name="T373" style:parent-style-name="Policepardéfaut" style:family="text">
      <style:text-properties style:font-name-asian="Times New Roman" fo:language="it" fo:country="IT"/>
    </style:style>
    <style:style style:name="T374" style:parent-style-name="Policepardéfaut" style:family="text">
      <style:text-properties fo:font-style="italic" style:font-style-asian="italic"/>
    </style:style>
    <style:style style:name="T375" style:parent-style-name="Policepardéfaut" style:family="text">
      <style:text-properties style:font-name-complex="Times New Roman"/>
    </style:style>
    <style:style style:name="T376" style:parent-style-name="Policepardéfaut" style:family="text">
      <style:text-properties style:font-name-complex="Times New Roman"/>
    </style:style>
    <style:style style:name="T377" style:parent-style-name="Policepardéfaut" style:family="text">
      <style:text-properties style:font-name-complex="Times New Roman"/>
    </style:style>
    <style:style style:name="T378" style:parent-style-name="Policepardéfaut" style:family="text">
      <style:text-properties style:font-name-complex="Times New Roman"/>
    </style:style>
    <style:style style:name="T379" style:parent-style-name="Policepardéfaut" style:family="text">
      <style:text-properties style:font-name-complex="Times New Roman"/>
    </style:style>
    <style:style style:name="T380" style:parent-style-name="Policepardéfaut" style:family="text">
      <style:text-properties style:font-name-complex="Times New Roman"/>
    </style:style>
    <style:style style:name="T381" style:parent-style-name="Policepardéfaut" style:family="text">
      <style:text-properties style:font-name-complex="Times New Roman"/>
    </style:style>
    <style:style style:name="T382" style:parent-style-name="Policepardéfaut" style:family="text">
      <style:text-properties style:font-name-complex="Times New Roman"/>
    </style:style>
    <style:style style:name="T383" style:parent-style-name="Policepardéfaut" style:family="text">
      <style:text-properties style:font-name-complex="Times New Roman"/>
    </style:style>
    <style:style style:name="T384" style:parent-style-name="Policepardéfaut" style:family="text">
      <style:text-properties style:font-name-complex="Times New Roman"/>
    </style:style>
    <style:style style:name="T385" style:parent-style-name="Policepardéfaut" style:family="text">
      <style:text-properties style:font-name-complex="Times New Roman"/>
    </style:style>
    <style:style style:name="T386" style:parent-style-name="Policepardéfaut" style:family="text">
      <style:text-properties style:font-name-complex="Times New Roman"/>
    </style:style>
    <style:style style:name="T387" style:parent-style-name="Policepardéfaut" style:family="text">
      <style:text-properties style:font-name-complex="Times New Roman"/>
    </style:style>
    <style:style style:name="T388" style:parent-style-name="Policepardéfaut" style:family="text">
      <style:text-properties style:font-name-complex="Times New Roman"/>
    </style:style>
    <style:style style:name="T389" style:parent-style-name="Policepardéfaut" style:family="text">
      <style:text-properties style:font-name-complex="Times New Roman"/>
    </style:style>
    <style:style style:name="T390" style:parent-style-name="Policepardéfaut" style:family="text">
      <style:text-properties style:font-name-complex="Times New Roman"/>
    </style:style>
    <style:style style:name="T391" style:parent-style-name="Policepardéfaut" style:family="text">
      <style:text-properties style:font-name-complex="Times New Roman"/>
    </style:style>
    <style:style style:name="T392" style:parent-style-name="Policepardéfaut" style:family="text">
      <style:text-properties style:font-name-complex="Times New Roman"/>
    </style:style>
    <style:style style:name="T393" style:parent-style-name="Policepardéfaut" style:family="text">
      <style:text-properties style:font-name-complex="Times New Roman"/>
    </style:style>
    <style:style style:name="T394" style:parent-style-name="Policepardéfaut" style:family="text">
      <style:text-properties style:font-name-complex="Times New Roman"/>
    </style:style>
    <style:style style:name="T395" style:parent-style-name="Policepardéfaut" style:family="text">
      <style:text-properties style:font-name-complex="Times New Roman"/>
    </style:style>
    <style:style style:name="T396" style:parent-style-name="Policepardéfaut" style:family="text">
      <style:text-properties style:font-name-complex="Times New Roman"/>
    </style:style>
    <style:style style:name="T397" style:parent-style-name="Policepardéfaut" style:family="text">
      <style:text-properties style:font-name-complex="Times New Roman"/>
    </style:style>
    <style:style style:name="T398" style:parent-style-name="Policepardéfaut" style:family="text">
      <style:text-properties style:font-name-complex="Times New Roman"/>
    </style:style>
    <style:style style:name="T399" style:parent-style-name="Policepardéfaut" style:family="text">
      <style:text-properties style:font-name-complex="Times New Roman"/>
    </style:style>
    <style:style style:name="T400" style:parent-style-name="Policepardéfaut" style:family="text">
      <style:text-properties style:font-name-complex="Times New Roman"/>
    </style:style>
    <style:style style:name="T401" style:parent-style-name="Policepardéfaut" style:family="text">
      <style:text-properties style:font-name-complex="Times New Roman"/>
    </style:style>
    <style:style style:name="T402" style:parent-style-name="Policepardéfaut" style:family="text">
      <style:text-properties style:font-name-complex="Times New Roman"/>
    </style:style>
    <style:style style:name="T403" style:parent-style-name="Policepardéfaut" style:family="text">
      <style:text-properties style:font-name-complex="Times New Roman"/>
    </style:style>
    <style:style style:name="T404" style:parent-style-name="Policepardéfaut" style:family="text">
      <style:text-properties style:font-name-complex="Times New Roman"/>
    </style:style>
    <style:style style:name="T405" style:parent-style-name="Policepardéfaut" style:family="text">
      <style:text-properties style:font-name-complex="Times New Roman"/>
    </style:style>
    <style:style style:name="T406" style:parent-style-name="Policepardéfaut" style:family="text">
      <style:text-properties style:font-name-complex="Times New Roman"/>
    </style:style>
    <style:style style:name="T407" style:parent-style-name="Policepardéfaut" style:family="text">
      <style:text-properties style:font-name-complex="Times New Roman"/>
    </style:style>
    <style:style style:name="T408" style:parent-style-name="Policepardéfaut" style:family="text">
      <style:text-properties style:font-name-complex="Times New Roman" fo:font-style="italic" style:font-style-asian="italic"/>
    </style:style>
    <style:style style:name="T409" style:parent-style-name="Policepardéfaut" style:family="text">
      <style:text-properties style:font-name-complex="Times New Roman"/>
    </style:style>
    <style:style style:name="T410" style:parent-style-name="Policepardéfaut" style:family="text">
      <style:text-properties style:font-name-complex="Times New Roman"/>
    </style:style>
    <style:style style:name="T411" style:parent-style-name="Policepardéfaut" style:family="text">
      <style:text-properties style:font-name-complex="Times New Roman"/>
    </style:style>
    <style:style style:name="T412" style:parent-style-name="Policepardéfaut" style:family="text">
      <style:text-properties style:font-name-complex="Times New Roman"/>
    </style:style>
    <style:style style:name="T413" style:parent-style-name="Policepardéfaut" style:family="text">
      <style:text-properties style:font-name-complex="Times New Roman"/>
    </style:style>
    <style:style style:name="T414" style:parent-style-name="Policepardéfaut" style:family="text">
      <style:text-properties style:font-name-complex="Times New Roman"/>
    </style:style>
    <style:style style:name="T415" style:parent-style-name="Policepardéfaut" style:family="text">
      <style:text-properties style:font-name-complex="Times New Roman"/>
    </style:style>
    <style:style style:name="T416" style:parent-style-name="Policepardéfaut" style:family="text">
      <style:text-properties style:font-name-complex="Times New Roman"/>
    </style:style>
    <style:style style:name="T417" style:parent-style-name="Policepardéfaut" style:family="text">
      <style:text-properties style:font-name-complex="Times New Roman"/>
    </style:style>
    <style:style style:name="T418" style:parent-style-name="Policepardéfaut" style:family="text">
      <style:text-properties style:font-name-complex="Times New Roman" fo:font-style="italic" style:font-style-asian="italic"/>
    </style:style>
    <style:style style:name="T419" style:parent-style-name="Policepardéfaut" style:family="text">
      <style:text-properties style:font-name-complex="Times New Roman"/>
    </style:style>
    <style:style style:name="T420" style:parent-style-name="Policepardéfaut" style:family="text">
      <style:text-properties style:font-name-complex="Times New Roman"/>
    </style:style>
    <style:style style:name="T421" style:parent-style-name="Policepardéfaut" style:family="text">
      <style:text-properties style:font-name-complex="Times New Roman"/>
    </style:style>
    <style:style style:name="T422" style:parent-style-name="Policepardéfaut" style:family="text">
      <style:text-properties style:font-name-complex="Times New Roman"/>
    </style:style>
    <style:style style:name="T423" style:parent-style-name="Policepardéfaut" style:family="text">
      <style:text-properties style:font-name-complex="Times New Roman"/>
    </style:style>
    <style:style style:name="T424" style:parent-style-name="Policepardéfaut" style:family="text">
      <style:text-properties style:font-name-complex="Times New Roman"/>
    </style:style>
    <style:style style:name="T425" style:parent-style-name="Policepardéfaut" style:family="text">
      <style:text-properties style:font-name-complex="Times New Roman"/>
    </style:style>
    <style:style style:name="T426" style:parent-style-name="Policepardéfaut" style:family="text">
      <style:text-properties style:font-name-complex="Times New Roman"/>
    </style:style>
    <style:style style:name="T427" style:parent-style-name="Policepardéfaut" style:family="text">
      <style:text-properties style:font-name-complex="Times New Roman"/>
    </style:style>
    <style:style style:name="T428" style:parent-style-name="Policepardéfaut" style:family="text">
      <style:text-properties style:font-name-complex="Times New Roman"/>
    </style:style>
    <style:style style:name="T429" style:parent-style-name="Policepardéfaut" style:family="text">
      <style:text-properties style:font-name-complex="Times New Roman"/>
    </style:style>
    <style:style style:name="T430" style:parent-style-name="Policepardéfaut" style:family="text">
      <style:text-properties style:font-name-complex="Times New Roman"/>
    </style:style>
    <style:style style:name="T431" style:parent-style-name="Policepardéfaut" style:family="text">
      <style:text-properties style:font-name-complex="Times New Roman"/>
    </style:style>
    <style:style style:name="T432" style:parent-style-name="Policepardéfaut" style:family="text">
      <style:text-properties style:font-name-complex="Times New Roman"/>
    </style:style>
    <style:style style:name="T433" style:parent-style-name="Policepardéfaut" style:family="text">
      <style:text-properties style:font-name-complex="Times New Roman"/>
    </style:style>
    <style:style style:name="T434" style:parent-style-name="Policepardéfaut" style:family="text">
      <style:text-properties style:font-name-complex="Times New Roman" fo:font-weight="bold" style:font-weight-asian="bold"/>
    </style:style>
    <style:style style:name="T435" style:parent-style-name="Policepardéfaut" style:family="text">
      <style:text-properties style:font-name-complex="Times New Roman"/>
    </style:style>
    <style:style style:name="T436" style:parent-style-name="Policepardéfaut" style:family="text">
      <style:text-properties style:font-name-complex="Times New Roman"/>
    </style:style>
    <style:style style:name="T437" style:parent-style-name="Policepardéfaut" style:family="text">
      <style:text-properties style:font-name-complex="Times New Roman"/>
    </style:style>
    <style:style style:name="T438" style:parent-style-name="Policepardéfaut" style:family="text">
      <style:text-properties style:font-name-complex="Times New Roman"/>
    </style:style>
    <style:style style:name="T439" style:parent-style-name="Policepardéfaut" style:family="text">
      <style:text-properties style:font-name-complex="Times New Roman"/>
    </style:style>
    <style:style style:name="T440" style:parent-style-name="Policepardéfaut" style:family="text">
      <style:text-properties style:font-name-complex="Times New Roman"/>
    </style:style>
    <style:style style:name="T441" style:parent-style-name="Policepardéfaut" style:family="text">
      <style:text-properties style:font-name-complex="Times New Roman"/>
    </style:style>
    <style:style style:name="T442" style:parent-style-name="Policepardéfaut" style:family="text">
      <style:text-properties style:font-name-complex="Times New Roman"/>
    </style:style>
    <style:style style:name="T443" style:parent-style-name="Policepardéfaut" style:family="text">
      <style:text-properties style:font-name-complex="Times New Roman"/>
    </style:style>
    <style:style style:name="T444" style:parent-style-name="Policepardéfaut" style:family="text">
      <style:text-properties style:font-name-complex="Times New Roman"/>
    </style:style>
    <style:style style:name="T445" style:parent-style-name="Policepardéfaut" style:family="text">
      <style:text-properties style:font-name-complex="Times New Roman"/>
    </style:style>
    <style:style style:name="T446" style:parent-style-name="Policepardéfaut" style:family="text">
      <style:text-properties style:font-name-complex="Times New Roman"/>
    </style:style>
    <style:style style:name="T447" style:parent-style-name="Policepardéfaut" style:family="text">
      <style:text-properties style:font-name-complex="Times New Roman"/>
    </style:style>
    <style:style style:name="T448" style:parent-style-name="Policepardéfaut" style:family="text">
      <style:text-properties style:font-name-complex="Times New Roman"/>
    </style:style>
    <style:style style:name="T449" style:parent-style-name="Policepardéfaut" style:family="text">
      <style:text-properties style:font-name-complex="Times New Roman"/>
    </style:style>
    <style:style style:name="T450" style:parent-style-name="Policepardéfaut" style:family="text">
      <style:text-properties style:font-name-complex="Times New Roman"/>
    </style:style>
    <style:style style:name="T451" style:parent-style-name="Policepardéfaut" style:family="text">
      <style:text-properties style:font-name-complex="Times New Roman"/>
    </style:style>
    <style:style style:name="T452" style:parent-style-name="Policepardéfaut" style:family="text">
      <style:text-properties style:font-name-complex="Times New Roman"/>
    </style:style>
    <style:style style:name="T453" style:parent-style-name="Policepardéfaut" style:family="text">
      <style:text-properties style:font-name-complex="Times New Roman"/>
    </style:style>
    <style:style style:name="T454" style:parent-style-name="Policepardéfaut" style:family="text">
      <style:text-properties style:font-name-complex="Times New Roman"/>
    </style:style>
    <style:style style:name="T455" style:parent-style-name="Policepardéfaut" style:family="text">
      <style:text-properties style:font-name-complex="Times New Roman"/>
    </style:style>
    <style:style style:name="T456" style:parent-style-name="Policepardéfaut" style:family="text">
      <style:text-properties style:font-name-complex="Times New Roman"/>
    </style:style>
    <style:style style:name="T457" style:parent-style-name="Policepardéfaut" style:family="text">
      <style:text-properties style:font-name-complex="Times New Roman"/>
    </style:style>
    <style:style style:name="T458" style:parent-style-name="Policepardéfaut" style:family="text">
      <style:text-properties style:font-name-complex="Times New Roman"/>
    </style:style>
    <style:style style:name="T459" style:parent-style-name="Policepardéfaut" style:family="text">
      <style:text-properties style:font-name-complex="Times New Roman" fo:font-style="italic" style:font-style-asian="italic"/>
    </style:style>
    <style:style style:name="T460" style:parent-style-name="Policepardéfaut" style:family="text">
      <style:text-properties style:font-name-complex="Times New Roman"/>
    </style:style>
    <style:style style:name="T461" style:parent-style-name="Policepardéfaut" style:family="text">
      <style:text-properties style:font-name-complex="Times New Roman"/>
    </style:style>
    <style:style style:name="T462" style:parent-style-name="Policepardéfaut" style:family="text">
      <style:text-properties style:font-name-complex="Times New Roman"/>
    </style:style>
    <style:style style:name="T463" style:parent-style-name="Policepardéfaut" style:family="text">
      <style:text-properties style:font-name-complex="Times New Roman" fo:font-style="italic" style:font-style-asian="italic"/>
    </style:style>
    <style:style style:name="T464" style:parent-style-name="Policepardéfaut" style:family="text">
      <style:text-properties style:font-name-complex="Times New Roman"/>
    </style:style>
    <style:style style:name="T465" style:parent-style-name="Policepardéfaut" style:family="text">
      <style:text-properties style:font-name-complex="Times New Roman"/>
    </style:style>
    <style:style style:name="T466" style:parent-style-name="Policepardéfaut" style:family="text">
      <style:text-properties style:font-name-complex="Times New Roman"/>
    </style:style>
    <style:style style:name="T467" style:parent-style-name="Policepardéfaut" style:family="text">
      <style:text-properties style:font-name-complex="Times New Roman"/>
    </style:style>
    <style:style style:name="T468" style:parent-style-name="Policepardéfaut" style:family="text">
      <style:text-properties style:font-name-complex="Times New Roman"/>
    </style:style>
    <style:style style:name="T469" style:parent-style-name="Policepardéfaut" style:family="text">
      <style:text-properties style:font-name-complex="Times New Roman"/>
    </style:style>
    <style:style style:name="T470" style:parent-style-name="Policepardéfaut" style:family="text">
      <style:text-properties style:font-name-complex="Times New Roman"/>
    </style:style>
    <style:style style:name="T471" style:parent-style-name="Policepardéfaut" style:family="text">
      <style:text-properties style:font-name-complex="Times New Roman"/>
    </style:style>
    <style:style style:name="T472" style:parent-style-name="Policepardéfaut" style:family="text">
      <style:text-properties style:font-name-complex="Times New Roman"/>
    </style:style>
    <style:style style:name="T473" style:parent-style-name="Policepardéfaut" style:family="text">
      <style:text-properties style:font-name-complex="Times New Roman"/>
    </style:style>
    <style:style style:name="T474" style:parent-style-name="Policepardéfaut" style:family="text">
      <style:text-properties style:font-name-complex="Times New Roman"/>
    </style:style>
    <style:style style:name="T475" style:parent-style-name="Policepardéfaut" style:family="text">
      <style:text-properties style:font-name-complex="Times New Roman"/>
    </style:style>
    <style:style style:name="T476" style:parent-style-name="Policepardéfaut" style:family="text">
      <style:text-properties style:font-name-complex="Times New Roman"/>
    </style:style>
    <style:style style:name="T477" style:parent-style-name="Policepardéfaut" style:family="text">
      <style:text-properties style:font-name-complex="Times New Roman"/>
    </style:style>
    <style:style style:name="T478" style:parent-style-name="Policepardéfaut" style:family="text">
      <style:text-properties style:font-name-complex="Times New Roman"/>
    </style:style>
    <style:style style:name="T479" style:parent-style-name="Policepardéfaut" style:family="text">
      <style:text-properties style:font-name-complex="Times New Roman"/>
    </style:style>
    <style:style style:name="T480" style:parent-style-name="Policepardéfaut" style:family="text">
      <style:text-properties style:font-name-complex="Times New Roman"/>
    </style:style>
    <style:style style:name="T481" style:parent-style-name="Policepardéfaut" style:family="text">
      <style:text-properties style:font-name-complex="Times New Roman"/>
    </style:style>
    <style:style style:name="T482" style:parent-style-name="Policepardéfaut" style:family="text">
      <style:text-properties style:font-name-complex="Times New Roman"/>
    </style:style>
    <style:style style:name="T483" style:parent-style-name="Policepardéfaut" style:family="text">
      <style:text-properties style:font-name-complex="Times New Roman"/>
    </style:style>
    <style:style style:name="T484" style:parent-style-name="Policepardéfaut" style:family="text">
      <style:text-properties style:font-name-complex="Times New Roman"/>
    </style:style>
    <style:style style:name="T485" style:parent-style-name="Policepardéfaut" style:family="text">
      <style:text-properties style:font-name-complex="Times New Roman"/>
    </style:style>
    <style:style style:name="T486" style:parent-style-name="Policepardéfaut" style:family="text">
      <style:text-properties style:font-name-complex="Times New Roman"/>
    </style:style>
    <style:style style:name="T487" style:parent-style-name="Policepardéfaut" style:family="text">
      <style:text-properties style:font-name-complex="Times New Roman"/>
    </style:style>
    <style:style style:name="T488" style:parent-style-name="Policepardéfaut" style:family="text">
      <style:text-properties style:font-name-complex="Times New Roman"/>
    </style:style>
    <style:style style:name="T489" style:parent-style-name="Policepardéfaut" style:family="text">
      <style:text-properties style:font-name-complex="Times New Roman"/>
    </style:style>
    <style:style style:name="T490" style:parent-style-name="Policepardéfaut" style:family="text">
      <style:text-properties style:font-name-complex="Times New Roman"/>
    </style:style>
    <style:style style:name="T491" style:parent-style-name="Policepardéfaut" style:family="text">
      <style:text-properties style:font-name-complex="Times New Roman"/>
    </style:style>
    <style:style style:name="T492" style:parent-style-name="Policepardéfaut" style:family="text">
      <style:text-properties style:font-name-complex="Times New Roman"/>
    </style:style>
    <style:style style:name="T493" style:parent-style-name="Policepardéfaut" style:family="text">
      <style:text-properties style:font-name-complex="Times New Roman"/>
    </style:style>
    <style:style style:name="T494" style:parent-style-name="Policepardéfaut" style:family="text">
      <style:text-properties style:font-name-complex="Times New Roman"/>
    </style:style>
    <style:style style:name="T495" style:parent-style-name="Policepardéfaut" style:family="text">
      <style:text-properties style:font-name-complex="Times New Roman"/>
    </style:style>
    <style:style style:name="T496" style:parent-style-name="Policepardéfaut" style:family="text">
      <style:text-properties style:font-name-complex="Times New Roman"/>
    </style:style>
    <style:style style:name="T497" style:parent-style-name="Policepardéfaut" style:family="text">
      <style:text-properties style:font-name-complex="Times New Roman"/>
    </style:style>
    <style:style style:name="T498" style:parent-style-name="Policepardéfaut" style:family="text">
      <style:text-properties style:font-name-complex="Times New Roman" fo:font-style="italic" style:font-style-asian="italic"/>
    </style:style>
    <style:style style:name="T499" style:parent-style-name="Policepardéfaut" style:family="text">
      <style:text-properties style:font-name-complex="Times New Roman"/>
    </style:style>
    <style:style style:name="T500" style:parent-style-name="Policepardéfaut" style:family="text">
      <style:text-properties style:font-name-complex="Times New Roman"/>
    </style:style>
    <style:style style:name="T501" style:parent-style-name="Policepardéfaut" style:family="text">
      <style:text-properties style:font-name-complex="Times New Roman"/>
    </style:style>
    <style:style style:name="T502" style:parent-style-name="Policepardéfaut" style:family="text">
      <style:text-properties style:font-name-complex="Times New Roman"/>
    </style:style>
    <style:style style:name="T503" style:parent-style-name="Policepardéfaut" style:family="text">
      <style:text-properties style:font-name-complex="Times New Roman"/>
    </style:style>
    <style:style style:name="T504" style:parent-style-name="Policepardéfaut" style:family="text">
      <style:text-properties style:font-name-complex="Times New Roman"/>
    </style:style>
    <style:style style:name="T505" style:parent-style-name="Policepardéfaut" style:family="text">
      <style:text-properties style:font-name-complex="Times New Roman"/>
    </style:style>
    <style:style style:name="T506" style:parent-style-name="Policepardéfaut" style:family="text">
      <style:text-properties style:font-name-complex="Times New Roman"/>
    </style:style>
    <style:style style:name="T507" style:parent-style-name="Policepardéfaut" style:family="text">
      <style:text-properties style:font-name-complex="Times New Roman"/>
    </style:style>
    <style:style style:name="T508" style:parent-style-name="Policepardéfaut" style:family="text">
      <style:text-properties style:font-name-complex="Times New Roman"/>
    </style:style>
    <style:style style:name="T509" style:parent-style-name="Policepardéfaut" style:family="text">
      <style:text-properties style:font-name-complex="Times New Roman"/>
    </style:style>
    <style:style style:name="T510" style:parent-style-name="Policepardéfaut" style:family="text">
      <style:text-properties style:font-name-complex="Times New Roman"/>
    </style:style>
    <style:style style:name="T511" style:parent-style-name="Policepardéfaut" style:family="text">
      <style:text-properties style:font-name-complex="Times New Roman"/>
    </style:style>
    <style:style style:name="T512" style:parent-style-name="Policepardéfaut" style:family="text">
      <style:text-properties style:font-name-complex="Times New Roman"/>
    </style:style>
    <style:style style:name="T513" style:parent-style-name="Policepardéfaut" style:family="text">
      <style:text-properties style:font-name-complex="Times New Roman"/>
    </style:style>
    <style:style style:name="T514" style:parent-style-name="Policepardéfaut" style:family="text">
      <style:text-properties style:font-name-complex="Times New Roman"/>
    </style:style>
    <style:style style:name="T515" style:parent-style-name="Policepardéfaut" style:family="text">
      <style:text-properties style:font-name-complex="Times New Roman"/>
    </style:style>
    <style:style style:name="T516" style:parent-style-name="Policepardéfaut" style:family="text">
      <style:text-properties style:font-name-complex="Times New Roman"/>
    </style:style>
    <style:style style:name="T517" style:parent-style-name="Policepardéfaut" style:family="text">
      <style:text-properties style:font-name-complex="Times New Roman"/>
    </style:style>
    <style:style style:name="T518" style:parent-style-name="Policepardéfaut" style:family="text">
      <style:text-properties style:font-name-complex="Times New Roman"/>
    </style:style>
    <style:style style:name="T519" style:parent-style-name="Policepardéfaut" style:family="text">
      <style:text-properties style:font-name-complex="Times New Roman"/>
    </style:style>
    <style:style style:name="T520" style:parent-style-name="Policepardéfaut" style:family="text">
      <style:text-properties style:font-name-complex="Times New Roman"/>
    </style:style>
    <style:style style:name="T521" style:parent-style-name="Policepardéfaut" style:family="text">
      <style:text-properties style:font-name-complex="Times New Roman"/>
    </style:style>
    <style:style style:name="T522" style:parent-style-name="Policepardéfaut" style:family="text">
      <style:text-properties style:font-name-complex="Times New Roman"/>
    </style:style>
    <style:style style:name="T523" style:parent-style-name="Policepardéfaut" style:family="text">
      <style:text-properties style:font-name-complex="Times New Roman"/>
    </style:style>
    <style:style style:name="T524" style:parent-style-name="Policepardéfaut" style:family="text">
      <style:text-properties style:font-name-complex="Times New Roman"/>
    </style:style>
    <style:style style:name="T525" style:parent-style-name="Policepardéfaut" style:family="text">
      <style:text-properties style:font-name-complex="Times New Roman"/>
    </style:style>
    <style:style style:name="T526" style:parent-style-name="Policepardéfaut" style:family="text">
      <style:text-properties fo:language="it" fo:country="IT"/>
    </style:style>
    <style:style style:name="T527" style:parent-style-name="Policepardéfaut" style:family="text">
      <style:text-properties fo:font-style="italic" style:font-style-asian="italic" fo:language="it" fo:country="IT"/>
    </style:style>
    <style:style style:name="P528" style:parent-style-name="term" style:family="paragraph">
      <style:text-properties fo:language="it" fo:country="IT"/>
    </style:style>
    <style:style style:name="T529" style:parent-style-name="Policepardéfaut" style:family="text">
      <style:text-properties fo:language="it" fo:country="IT"/>
    </style:style>
    <style:style style:name="T530" style:parent-style-name="Policepardéfaut" style:family="text">
      <style:text-properties style:font-name-asian="Times New Roman" fo:language="it" fo:country="IT"/>
    </style:style>
    <style:style style:name="T531" style:parent-style-name="Policepardéfaut" style:family="text">
      <style:text-properties fo:language="it" fo:country="IT"/>
    </style:style>
    <style:style style:name="T532" style:parent-style-name="Policepardéfaut" style:family="text">
      <style:text-properties style:font-name-asian="Times New Roman" fo:language="it" fo:country="IT"/>
    </style:style>
    <style:style style:name="T533" style:parent-style-name="Policepardéfaut" style:family="text">
      <style:text-properties fo:font-style="italic" style:font-style-asian="italic"/>
    </style:style>
    <style:style style:name="T534" style:parent-style-name="Policepardéfaut" style:family="text">
      <style:text-properties fo:font-style="italic" style:font-style-asian="italic"/>
    </style:style>
    <style:style style:name="T535" style:parent-style-name="Policepardéfaut" style:family="text">
      <style:text-properties fo:font-style="italic" style:font-style-asian="italic"/>
    </style:style>
    <style:style style:name="T536" style:parent-style-name="Policepardéfaut" style:family="text">
      <style:text-properties style:font-name-complex="Times New Roman"/>
    </style:style>
    <style:style style:name="T537" style:parent-style-name="Policepardéfaut" style:family="text">
      <style:text-properties style:font-name-complex="Times New Roman"/>
    </style:style>
    <style:style style:name="T538" style:parent-style-name="Policepardéfaut" style:family="text">
      <style:text-properties style:font-name-complex="Times New Roman"/>
    </style:style>
    <style:style style:name="T539" style:parent-style-name="Policepardéfaut" style:family="text">
      <style:text-properties style:font-name-complex="Times New Roman" fo:font-weight="bold" style:font-weight-asian="bold"/>
    </style:style>
    <style:style style:name="T540" style:parent-style-name="Policepardéfaut" style:family="text">
      <style:text-properties style:font-name-complex="Times New Roman" fo:font-weight="bold" style:font-weight-asian="bold"/>
    </style:style>
    <style:style style:name="T541" style:parent-style-name="Policepardéfaut" style:family="text">
      <style:text-properties style:font-name-complex="Times New Roman" fo:font-weight="bold" style:font-weight-asian="bold"/>
    </style:style>
    <style:style style:name="T542" style:parent-style-name="Policepardéfaut" style:family="text">
      <style:text-properties style:font-name-complex="Times New Roman"/>
    </style:style>
    <style:style style:name="T543" style:parent-style-name="Policepardéfaut" style:family="text">
      <style:text-properties style:font-name-complex="Times New Roman"/>
    </style:style>
    <style:style style:name="T544" style:parent-style-name="Policepardéfaut" style:family="text">
      <style:text-properties style:font-name-complex="Times New Roman"/>
    </style:style>
    <style:style style:name="T545" style:parent-style-name="Policepardéfaut" style:family="text">
      <style:text-properties style:font-name-complex="Times New Roman" fo:font-style="italic" style:font-style-asian="italic"/>
    </style:style>
    <style:style style:name="T546" style:parent-style-name="Policepardéfaut" style:family="text">
      <style:text-properties style:font-name-complex="Times New Roman"/>
    </style:style>
    <style:style style:name="T547" style:parent-style-name="Policepardéfaut" style:family="text">
      <style:text-properties style:font-name-complex="Times New Roman"/>
    </style:style>
    <style:style style:name="T548" style:parent-style-name="Policepardéfaut" style:family="text">
      <style:text-properties style:font-name-complex="Times New Roman"/>
    </style:style>
    <style:style style:name="T549" style:parent-style-name="Policepardéfaut" style:family="text">
      <style:text-properties style:font-name-complex="Times New Roman"/>
    </style:style>
    <style:style style:name="T550" style:parent-style-name="Policepardéfaut" style:family="text">
      <style:text-properties style:font-name-complex="Times New Roman"/>
    </style:style>
    <style:style style:name="T551" style:parent-style-name="Policepardéfaut" style:family="text">
      <style:text-properties style:font-name-complex="Times New Roman"/>
    </style:style>
    <style:style style:name="T552" style:parent-style-name="Policepardéfaut" style:family="text">
      <style:text-properties style:font-name-complex="Times New Roman"/>
    </style:style>
    <style:style style:name="T553" style:parent-style-name="Policepardéfaut" style:family="text">
      <style:text-properties style:font-name-complex="Times New Roman"/>
    </style:style>
    <style:style style:name="T554" style:parent-style-name="Policepardéfaut" style:family="text">
      <style:text-properties style:font-name-complex="Times New Roman"/>
    </style:style>
    <style:style style:name="T555" style:parent-style-name="Policepardéfaut" style:family="text">
      <style:text-properties style:font-name-complex="Times New Roman"/>
    </style:style>
    <style:style style:name="T556" style:parent-style-name="Policepardéfaut" style:family="text">
      <style:text-properties style:font-name-complex="Times New Roman"/>
    </style:style>
    <style:style style:name="T557" style:parent-style-name="Policepardéfaut" style:family="text">
      <style:text-properties style:font-name-complex="Times New Roman"/>
    </style:style>
    <style:style style:name="T558" style:parent-style-name="Policepardéfaut" style:family="text">
      <style:text-properties style:font-name-complex="Times New Roman"/>
    </style:style>
    <style:style style:name="T559" style:parent-style-name="Policepardéfaut" style:family="text">
      <style:text-properties style:font-name-complex="Times New Roman"/>
    </style:style>
    <style:style style:name="T560" style:parent-style-name="Policepardéfaut" style:family="text">
      <style:text-properties style:font-name-complex="Times New Roman"/>
    </style:style>
    <style:style style:name="T561" style:parent-style-name="Policepardéfaut" style:family="text">
      <style:text-properties style:font-name-complex="Times New Roman"/>
    </style:style>
    <style:style style:name="T562" style:parent-style-name="Policepardéfaut" style:family="text">
      <style:text-properties style:font-name-complex="Times New Roman"/>
    </style:style>
    <style:style style:name="T563" style:parent-style-name="Policepardéfaut" style:family="text">
      <style:text-properties style:font-name-complex="Times New Roman"/>
    </style:style>
    <style:style style:name="T564" style:parent-style-name="Policepardéfaut" style:family="text">
      <style:text-properties style:font-name-complex="Times New Roman"/>
    </style:style>
    <style:style style:name="T565" style:parent-style-name="Policepardéfaut" style:family="text">
      <style:text-properties style:font-name-complex="Times New Roman"/>
    </style:style>
    <style:style style:name="T566" style:parent-style-name="Policepardéfaut" style:family="text">
      <style:text-properties style:font-name-complex="Times New Roman"/>
    </style:style>
    <style:style style:name="T567" style:parent-style-name="Policepardéfaut" style:family="text">
      <style:text-properties style:font-name-complex="Times New Roman" fo:font-style="italic" style:font-style-asian="italic"/>
    </style:style>
    <style:style style:name="T568" style:parent-style-name="Policepardéfaut" style:family="text">
      <style:text-properties style:font-name-complex="Times New Roman"/>
    </style:style>
    <style:style style:name="T569" style:parent-style-name="Policepardéfaut" style:family="text">
      <style:text-properties style:font-name-complex="Times New Roman"/>
    </style:style>
    <style:style style:name="T570" style:parent-style-name="Policepardéfaut" style:family="text">
      <style:text-properties style:font-name-complex="Times New Roman"/>
    </style:style>
    <style:style style:name="T571" style:parent-style-name="Policepardéfaut" style:family="text">
      <style:text-properties style:font-name-complex="Times New Roman"/>
    </style:style>
    <style:style style:name="T572" style:parent-style-name="Policepardéfaut" style:family="text">
      <style:text-properties style:font-name-complex="Times New Roman"/>
    </style:style>
    <style:style style:name="T573" style:parent-style-name="Policepardéfaut" style:family="text">
      <style:text-properties style:font-name-complex="Times New Roman"/>
    </style:style>
    <style:style style:name="T574" style:parent-style-name="Policepardéfaut" style:family="text">
      <style:text-properties style:font-name-complex="Times New Roman"/>
    </style:style>
    <style:style style:name="T575" style:parent-style-name="Policepardéfaut" style:family="text">
      <style:text-properties style:font-name-complex="Times New Roman"/>
    </style:style>
    <style:style style:name="T576" style:parent-style-name="Policepardéfaut" style:family="text">
      <style:text-properties style:font-name-complex="Times New Roman"/>
    </style:style>
    <style:style style:name="T577" style:parent-style-name="Policepardéfaut" style:family="text">
      <style:text-properties style:font-name-complex="Times New Roman"/>
    </style:style>
    <style:style style:name="T578" style:parent-style-name="Policepardéfaut" style:family="text">
      <style:text-properties style:font-name-complex="Times New Roman"/>
    </style:style>
    <style:style style:name="T579" style:parent-style-name="Policepardéfaut" style:family="text">
      <style:text-properties style:font-name-complex="Times New Roman"/>
    </style:style>
    <style:style style:name="T580" style:parent-style-name="Policepardéfaut" style:family="text">
      <style:text-properties style:font-name-complex="Times New Roman"/>
    </style:style>
    <style:style style:name="T581" style:parent-style-name="Policepardéfaut" style:family="text">
      <style:text-properties style:font-name-complex="Times New Roman"/>
    </style:style>
    <style:style style:name="T582" style:parent-style-name="Policepardéfaut" style:family="text">
      <style:text-properties style:font-name-complex="Times New Roman"/>
    </style:style>
    <style:style style:name="T583" style:parent-style-name="Policepardéfaut" style:family="text">
      <style:text-properties style:font-name-complex="Times New Roman"/>
    </style:style>
    <style:style style:name="T584" style:parent-style-name="Policepardéfaut" style:family="text">
      <style:text-properties style:font-name-complex="Times New Roman"/>
    </style:style>
    <style:style style:name="T585" style:parent-style-name="Policepardéfaut" style:family="text">
      <style:text-properties style:font-name-complex="Times New Roman"/>
    </style:style>
    <style:style style:name="T586" style:parent-style-name="Policepardéfaut" style:family="text">
      <style:text-properties style:font-name-complex="Times New Roman"/>
    </style:style>
    <style:style style:name="T587" style:parent-style-name="Policepardéfaut" style:family="text">
      <style:text-properties style:font-name-complex="Times New Roman"/>
    </style:style>
    <style:style style:name="T588" style:parent-style-name="Policepardéfaut" style:family="text">
      <style:text-properties style:font-name-complex="Times New Roman"/>
    </style:style>
    <style:style style:name="T589" style:parent-style-name="Policepardéfaut" style:family="text">
      <style:text-properties style:font-name-complex="Times New Roman"/>
    </style:style>
    <style:style style:name="T590" style:parent-style-name="Policepardéfaut" style:family="text">
      <style:text-properties style:font-name-complex="Times New Roman"/>
    </style:style>
    <style:style style:name="T591" style:parent-style-name="Policepardéfaut" style:family="text">
      <style:text-properties style:font-name-complex="Times New Roman"/>
    </style:style>
    <style:style style:name="T592" style:parent-style-name="Policepardéfaut" style:family="text">
      <style:text-properties style:font-name-complex="Times New Roman"/>
    </style:style>
    <style:style style:name="T593" style:parent-style-name="Policepardéfaut" style:family="text">
      <style:text-properties style:font-name-complex="Times New Roman"/>
    </style:style>
    <style:style style:name="T594" style:parent-style-name="Policepardéfaut" style:family="text">
      <style:text-properties style:font-name-complex="Times New Roman"/>
    </style:style>
    <style:style style:name="T595" style:parent-style-name="Policepardéfaut" style:family="text">
      <style:text-properties style:font-name-complex="Times New Roman"/>
    </style:style>
    <style:style style:name="T596" style:parent-style-name="Policepardéfaut" style:family="text">
      <style:text-properties style:font-name-complex="Times New Roman"/>
    </style:style>
    <style:style style:name="T597" style:parent-style-name="Policepardéfaut" style:family="text">
      <style:text-properties style:font-name-complex="Times New Roman"/>
    </style:style>
    <style:style style:name="T598" style:parent-style-name="Policepardéfaut" style:family="text">
      <style:text-properties style:font-name-complex="Times New Roman"/>
    </style:style>
    <style:style style:name="T599" style:parent-style-name="Policepardéfaut" style:family="text">
      <style:text-properties style:font-name-complex="Times New Roman"/>
    </style:style>
    <style:style style:name="T600" style:parent-style-name="Policepardéfaut" style:family="text">
      <style:text-properties style:font-name-complex="Times New Roman"/>
    </style:style>
    <style:style style:name="T601" style:parent-style-name="Policepardéfaut" style:family="text">
      <style:text-properties style:font-name-complex="Times New Roman"/>
    </style:style>
    <style:style style:name="T602" style:parent-style-name="Policepardéfaut" style:family="text">
      <style:text-properties style:font-name-complex="Times New Roman"/>
    </style:style>
    <style:style style:name="T603" style:parent-style-name="Policepardéfaut" style:family="text">
      <style:text-properties style:font-name-complex="Times New Roman" fo:font-style="italic" style:font-style-asian="italic"/>
    </style:style>
    <style:style style:name="T604" style:parent-style-name="Policepardéfaut" style:family="text">
      <style:text-properties style:font-name-complex="Times New Roman"/>
    </style:style>
    <style:style style:name="T605" style:parent-style-name="Policepardéfaut" style:family="text">
      <style:text-properties style:font-name-complex="Times New Roman" fo:font-style="italic" style:font-style-asian="italic"/>
    </style:style>
    <style:style style:name="T606" style:parent-style-name="Policepardéfaut" style:family="text">
      <style:text-properties style:font-name-complex="Times New Roman"/>
    </style:style>
    <style:style style:name="T607" style:parent-style-name="Policepardéfaut" style:family="text">
      <style:text-properties style:font-name-complex="Times New Roman"/>
    </style:style>
    <style:style style:name="T608" style:parent-style-name="Policepardéfaut" style:family="text">
      <style:text-properties style:font-name-complex="Times New Roman"/>
    </style:style>
    <style:style style:name="T609" style:parent-style-name="Policepardéfaut" style:family="text">
      <style:text-properties style:font-name-complex="Times New Roman"/>
    </style:style>
    <style:style style:name="T610" style:parent-style-name="Policepardéfaut" style:family="text">
      <style:text-properties style:font-name-complex="Times New Roman"/>
    </style:style>
    <style:style style:name="P611" style:parent-style-name="Corpsdetexte" style:family="paragraph">
      <style:text-properties style:font-name-complex="Times New Roman"/>
    </style:style>
    <style:style style:name="P612" style:parent-style-name="Corpsdetexte" style:family="paragraph">
      <style:text-properties style:font-name-complex="Times New Roman"/>
    </style:style>
    <style:style style:name="T613" style:parent-style-name="Policepardéfaut" style:family="text">
      <style:text-properties fo:language="it" fo:country="IT"/>
    </style:style>
    <style:style style:name="T614" style:parent-style-name="Policepardéfaut" style:family="text">
      <style:text-properties fo:font-style="italic" style:font-style-asian="italic" fo:language="it" fo:country="IT"/>
    </style:style>
    <style:style style:name="P615" style:parent-style-name="term" style:family="paragraph">
      <style:text-properties fo:language="it" fo:country="IT"/>
    </style:style>
    <style:style style:name="T616" style:parent-style-name="Policepardéfaut" style:family="text">
      <style:text-properties fo:language="it" fo:country="IT"/>
    </style:style>
    <style:style style:name="T617" style:parent-style-name="Policepardéfaut" style:family="text">
      <style:text-properties style:font-name-asian="Times New Roman" fo:language="it" fo:country="IT"/>
    </style:style>
    <style:style style:name="T618" style:parent-style-name="Policepardéfaut" style:family="text">
      <style:text-properties fo:language="it" fo:country="IT"/>
    </style:style>
    <style:style style:name="T619" style:parent-style-name="Policepardéfaut" style:family="text">
      <style:text-properties style:font-name-asian="Times New Roman" fo:language="it" fo:country="IT"/>
    </style:style>
    <style:style style:name="T620" style:parent-style-name="Policepardéfaut" style:family="text">
      <style:text-properties fo:font-style="italic" style:font-style-asian="italic"/>
    </style:style>
    <style:style style:name="T621" style:parent-style-name="Policepardéfaut" style:family="text">
      <style:text-properties style:font-name-complex="Times New Roman"/>
    </style:style>
    <style:style style:name="T622" style:parent-style-name="Policepardéfaut" style:family="text">
      <style:text-properties style:font-name-complex="Times New Roman"/>
    </style:style>
    <style:style style:name="T623" style:parent-style-name="Policepardéfaut" style:family="text">
      <style:text-properties style:font-name-complex="Times New Roman"/>
    </style:style>
    <style:style style:name="T624" style:parent-style-name="Policepardéfaut" style:family="text">
      <style:text-properties style:font-name-complex="Times New Roman"/>
    </style:style>
    <style:style style:name="T625" style:parent-style-name="Policepardéfaut" style:family="text">
      <style:text-properties style:font-name-complex="Times New Roman"/>
    </style:style>
    <style:style style:name="T626" style:parent-style-name="Policepardéfaut" style:family="text">
      <style:text-properties style:font-name-complex="Times New Roman"/>
    </style:style>
    <style:style style:name="T627" style:parent-style-name="Policepardéfaut" style:family="text">
      <style:text-properties style:font-name-complex="Times New Roman"/>
    </style:style>
    <style:style style:name="T628" style:parent-style-name="Policepardéfaut" style:family="text">
      <style:text-properties style:font-name-complex="Times New Roman"/>
    </style:style>
    <style:style style:name="T629" style:parent-style-name="Policepardéfaut" style:family="text">
      <style:text-properties style:font-name-complex="Times New Roman"/>
    </style:style>
    <style:style style:name="T630" style:parent-style-name="Policepardéfaut" style:family="text">
      <style:text-properties style:font-name-complex="Times New Roman"/>
    </style:style>
    <style:style style:name="T631" style:parent-style-name="Policepardéfaut" style:family="text">
      <style:text-properties style:font-name-complex="Times New Roman"/>
    </style:style>
    <style:style style:name="T632" style:parent-style-name="Policepardéfaut" style:family="text">
      <style:text-properties style:font-name-complex="Times New Roman"/>
    </style:style>
    <style:style style:name="T633" style:parent-style-name="Policepardéfaut" style:family="text">
      <style:text-properties style:font-name-complex="Times New Roman"/>
    </style:style>
    <style:style style:name="T634" style:parent-style-name="Policepardéfaut" style:family="text">
      <style:text-properties style:font-name-complex="Times New Roman"/>
    </style:style>
    <style:style style:name="T635" style:parent-style-name="Policepardéfaut" style:family="text">
      <style:text-properties style:font-name-complex="Times New Roman"/>
    </style:style>
    <style:style style:name="T636" style:parent-style-name="Policepardéfaut" style:family="text">
      <style:text-properties style:font-name-complex="Times New Roman"/>
    </style:style>
    <style:style style:name="T637" style:parent-style-name="Policepardéfaut" style:family="text">
      <style:text-properties style:font-name-complex="Times New Roman"/>
    </style:style>
    <style:style style:name="T638" style:parent-style-name="Policepardéfaut" style:family="text">
      <style:text-properties style:font-name-complex="Times New Roman"/>
    </style:style>
    <style:style style:name="T639" style:parent-style-name="Policepardéfaut" style:family="text">
      <style:text-properties style:font-name-complex="Times New Roman"/>
    </style:style>
    <style:style style:name="T640" style:parent-style-name="Policepardéfaut" style:family="text">
      <style:text-properties style:font-name-complex="Times New Roman"/>
    </style:style>
    <style:style style:name="T641" style:parent-style-name="Policepardéfaut" style:family="text">
      <style:text-properties style:font-name-complex="Times New Roman"/>
    </style:style>
    <style:style style:name="T642" style:parent-style-name="Policepardéfaut" style:family="text">
      <style:text-properties style:font-name-complex="Times New Roman"/>
    </style:style>
    <style:style style:name="T643" style:parent-style-name="Policepardéfaut" style:family="text">
      <style:text-properties style:font-name-complex="Times New Roman"/>
    </style:style>
    <style:style style:name="T644" style:parent-style-name="Policepardéfaut" style:family="text">
      <style:text-properties style:font-name-complex="Times New Roman"/>
    </style:style>
    <style:style style:name="T645" style:parent-style-name="Policepardéfaut" style:family="text">
      <style:text-properties style:font-name-complex="Times New Roman"/>
    </style:style>
    <style:style style:name="T646" style:parent-style-name="Policepardéfaut" style:family="text">
      <style:text-properties style:font-name-complex="Times New Roman"/>
    </style:style>
    <style:style style:name="T647" style:parent-style-name="Policepardéfaut" style:family="text">
      <style:text-properties style:font-name-complex="Times New Roman"/>
    </style:style>
    <style:style style:name="T648" style:parent-style-name="Policepardéfaut" style:family="text">
      <style:text-properties style:font-name-complex="Times New Roman"/>
    </style:style>
    <style:style style:name="T649" style:parent-style-name="Policepardéfaut" style:family="text">
      <style:text-properties style:font-name-complex="Times New Roman"/>
    </style:style>
    <style:style style:name="T650" style:parent-style-name="Policepardéfaut" style:family="text">
      <style:text-properties style:font-name-complex="Times New Roman"/>
    </style:style>
    <style:style style:name="T651" style:parent-style-name="Policepardéfaut" style:family="text">
      <style:text-properties style:font-name-complex="Times New Roman"/>
    </style:style>
    <style:style style:name="T652" style:parent-style-name="Policepardéfaut" style:family="text">
      <style:text-properties style:font-name-complex="Times New Roman" fo:font-style="italic" style:font-style-asian="italic"/>
    </style:style>
    <style:style style:name="T653" style:parent-style-name="Policepardéfaut" style:family="text">
      <style:text-properties style:font-name-complex="Times New Roman"/>
    </style:style>
    <style:style style:name="T654" style:parent-style-name="Policepardéfaut" style:family="text">
      <style:text-properties style:font-name-complex="Times New Roman"/>
    </style:style>
    <style:style style:name="T655" style:parent-style-name="Policepardéfaut" style:family="text">
      <style:text-properties style:font-name-complex="Times New Roman"/>
    </style:style>
    <style:style style:name="T656" style:parent-style-name="Policepardéfaut" style:family="text">
      <style:text-properties style:font-name-complex="Times New Roman"/>
    </style:style>
    <style:style style:name="T657" style:parent-style-name="Policepardéfaut" style:family="text">
      <style:text-properties style:font-name-complex="Times New Roman"/>
    </style:style>
    <style:style style:name="T658" style:parent-style-name="Policepardéfaut" style:family="text">
      <style:text-properties style:font-name-complex="Times New Roman"/>
    </style:style>
    <style:style style:name="T659" style:parent-style-name="Policepardéfaut" style:family="text">
      <style:text-properties style:font-name-complex="Times New Roman"/>
    </style:style>
    <style:style style:name="T660" style:parent-style-name="Policepardéfaut" style:family="text">
      <style:text-properties style:font-name-complex="Times New Roman"/>
    </style:style>
    <style:style style:name="T661" style:parent-style-name="Policepardéfaut" style:family="text">
      <style:text-properties style:font-name-complex="Times New Roman"/>
    </style:style>
    <style:style style:name="T662" style:parent-style-name="Policepardéfaut" style:family="text">
      <style:text-properties style:font-name-complex="Times New Roman"/>
    </style:style>
    <style:style style:name="T663" style:parent-style-name="Policepardéfaut" style:family="text">
      <style:text-properties style:font-name-complex="Times New Roman"/>
    </style:style>
    <style:style style:name="T664" style:parent-style-name="Policepardéfaut" style:family="text">
      <style:text-properties style:font-name-complex="Times New Roman"/>
    </style:style>
    <style:style style:name="T665" style:parent-style-name="Policepardéfaut" style:family="text">
      <style:text-properties style:font-name-complex="Times New Roman"/>
    </style:style>
    <style:style style:name="T666" style:parent-style-name="Policepardéfaut" style:family="text">
      <style:text-properties style:font-name-complex="Times New Roman"/>
    </style:style>
    <style:style style:name="T667" style:parent-style-name="Policepardéfaut" style:family="text">
      <style:text-properties style:font-name-complex="Times New Roman"/>
    </style:style>
    <style:style style:name="T668" style:parent-style-name="Policepardéfaut" style:family="text">
      <style:text-properties style:font-name-complex="Times New Roman"/>
    </style:style>
    <style:style style:name="T669" style:parent-style-name="Policepardéfaut" style:family="text">
      <style:text-properties style:font-name-complex="Times New Roman"/>
    </style:style>
    <style:style style:name="T670" style:parent-style-name="Policepardéfaut" style:family="text">
      <style:text-properties style:font-name-complex="Times New Roman"/>
    </style:style>
    <style:style style:name="T671" style:parent-style-name="Policepardéfaut" style:family="text">
      <style:text-properties style:font-name-complex="Times New Roman"/>
    </style:style>
    <style:style style:name="T672" style:parent-style-name="Policepardéfaut" style:family="text">
      <style:text-properties style:font-name-complex="Times New Roman"/>
    </style:style>
    <style:style style:name="T673" style:parent-style-name="Policepardéfaut" style:family="text">
      <style:text-properties style:font-name-complex="Times New Roman"/>
    </style:style>
    <style:style style:name="T674" style:parent-style-name="Policepardéfaut" style:family="text">
      <style:text-properties style:font-name-complex="Times New Roman"/>
    </style:style>
    <style:style style:name="T675" style:parent-style-name="Policepardéfaut" style:family="text">
      <style:text-properties style:font-name-complex="Times New Roman"/>
    </style:style>
    <style:style style:name="T676" style:parent-style-name="Policepardéfaut" style:family="text">
      <style:text-properties style:font-name-complex="Times New Roman"/>
    </style:style>
    <style:style style:name="T677" style:parent-style-name="Policepardéfaut" style:family="text">
      <style:text-properties style:font-name-complex="Times New Roman"/>
    </style:style>
    <style:style style:name="T678" style:parent-style-name="Policepardéfaut" style:family="text">
      <style:text-properties style:font-name-complex="Times New Roman"/>
    </style:style>
    <style:style style:name="T679" style:parent-style-name="Policepardéfaut" style:family="text">
      <style:text-properties style:font-name-complex="Times New Roman"/>
    </style:style>
    <style:style style:name="T680" style:parent-style-name="Policepardéfaut" style:family="text">
      <style:text-properties style:font-name-complex="Times New Roman"/>
    </style:style>
    <style:style style:name="T681" style:parent-style-name="Policepardéfaut" style:family="text">
      <style:text-properties style:font-name-complex="Times New Roman"/>
    </style:style>
    <style:style style:name="T682" style:parent-style-name="Policepardéfaut" style:family="text">
      <style:text-properties style:font-name-complex="Times New Roman"/>
    </style:style>
    <style:style style:name="T683" style:parent-style-name="Policepardéfaut" style:family="text">
      <style:text-properties style:font-name-complex="Times New Roman"/>
    </style:style>
    <style:style style:name="T684" style:parent-style-name="Policepardéfaut" style:family="text">
      <style:text-properties style:font-name-complex="Times New Roman"/>
    </style:style>
    <style:style style:name="T685" style:parent-style-name="Policepardéfaut" style:family="text">
      <style:text-properties style:font-name-complex="Times New Roman"/>
    </style:style>
    <style:style style:name="T686" style:parent-style-name="Policepardéfaut" style:family="text">
      <style:text-properties style:font-name-complex="Times New Roman"/>
    </style:style>
    <style:style style:name="T687" style:parent-style-name="Policepardéfaut" style:family="text">
      <style:text-properties style:font-name-complex="Times New Roman"/>
    </style:style>
    <style:style style:name="T688" style:parent-style-name="Policepardéfaut" style:family="text">
      <style:text-properties style:font-name-complex="Times New Roman" fo:font-style="italic" style:font-style-asian="italic"/>
    </style:style>
    <style:style style:name="T689" style:parent-style-name="Policepardéfaut" style:family="text">
      <style:text-properties style:font-name-complex="Times New Roman"/>
    </style:style>
    <style:style style:name="T690" style:parent-style-name="Policepardéfaut" style:family="text">
      <style:text-properties style:font-name-complex="Times New Roman"/>
    </style:style>
    <style:style style:name="T691" style:parent-style-name="Policepardéfaut" style:family="text">
      <style:text-properties style:font-name-complex="Times New Roman"/>
    </style:style>
    <style:style style:name="T692" style:parent-style-name="Policepardéfaut" style:family="text">
      <style:text-properties style:font-name-complex="Times New Roman"/>
    </style:style>
    <style:style style:name="T693" style:parent-style-name="Policepardéfaut" style:family="text">
      <style:text-properties style:font-name-complex="Times New Roman"/>
    </style:style>
    <style:style style:name="T694" style:parent-style-name="Policepardéfaut" style:family="text">
      <style:text-properties style:font-name-complex="Times New Roman"/>
    </style:style>
    <style:style style:name="T695" style:parent-style-name="Policepardéfaut" style:family="text">
      <style:text-properties style:font-name-complex="Times New Roman"/>
    </style:style>
    <style:style style:name="T696" style:parent-style-name="Policepardéfaut" style:family="text">
      <style:text-properties style:font-name-complex="Times New Roman"/>
    </style:style>
    <style:style style:name="T697" style:parent-style-name="Policepardéfaut" style:family="text">
      <style:text-properties style:font-name-complex="Times New Roman"/>
    </style:style>
    <style:style style:name="T698" style:parent-style-name="Policepardéfaut" style:family="text">
      <style:text-properties style:font-name-complex="Times New Roman" fo:font-weight="bold" style:font-weight-asian="bold"/>
    </style:style>
    <style:style style:name="T699" style:parent-style-name="Policepardéfaut" style:family="text">
      <style:text-properties style:font-name-complex="Times New Roman"/>
    </style:style>
    <style:style style:name="T700" style:parent-style-name="Policepardéfaut" style:family="text">
      <style:text-properties style:font-name-complex="Times New Roman"/>
    </style:style>
    <style:style style:name="T701" style:parent-style-name="Policepardéfaut" style:family="text">
      <style:text-properties style:font-name-complex="Times New Roman"/>
    </style:style>
    <style:style style:name="T702" style:parent-style-name="Policepardéfaut" style:family="text">
      <style:text-properties style:font-name-complex="Times New Roman"/>
    </style:style>
    <style:style style:name="T703" style:parent-style-name="Policepardéfaut" style:family="text">
      <style:text-properties style:font-name-complex="Times New Roman"/>
    </style:style>
    <style:style style:name="T704" style:parent-style-name="Policepardéfaut" style:family="text">
      <style:text-properties style:font-name-complex="Times New Roman"/>
    </style:style>
    <style:style style:name="T705" style:parent-style-name="Policepardéfaut" style:family="text">
      <style:text-properties style:font-name-complex="Times New Roman"/>
    </style:style>
    <style:style style:name="T706" style:parent-style-name="Policepardéfaut" style:family="text">
      <style:text-properties style:font-name-complex="Times New Roman"/>
    </style:style>
    <style:style style:name="T707" style:parent-style-name="Policepardéfaut" style:family="text">
      <style:text-properties style:font-name-complex="Times New Roman"/>
    </style:style>
    <style:style style:name="T708" style:parent-style-name="Policepardéfaut" style:family="text">
      <style:text-properties style:font-name-complex="Times New Roman"/>
    </style:style>
    <style:style style:name="T709" style:parent-style-name="Policepardéfaut" style:family="text">
      <style:text-properties style:font-name-complex="Times New Roman"/>
    </style:style>
    <style:style style:name="T710" style:parent-style-name="Policepardéfaut" style:family="text">
      <style:text-properties style:font-name-complex="Times New Roman"/>
    </style:style>
    <style:style style:name="T711" style:parent-style-name="Policepardéfaut" style:family="text">
      <style:text-properties style:font-name-complex="Times New Roman"/>
    </style:style>
    <style:style style:name="T712" style:parent-style-name="Policepardéfaut" style:family="text">
      <style:text-properties style:font-name-complex="Times New Roman"/>
    </style:style>
    <style:style style:name="T713" style:parent-style-name="Policepardéfaut" style:family="text">
      <style:text-properties style:font-name-complex="Times New Roman"/>
    </style:style>
    <style:style style:name="T714" style:parent-style-name="Policepardéfaut" style:family="text">
      <style:text-properties style:font-name-complex="Times New Roman"/>
    </style:style>
    <style:style style:name="T715" style:parent-style-name="Policepardéfaut" style:family="text">
      <style:text-properties style:font-name-complex="Times New Roman"/>
    </style:style>
    <style:style style:name="T716" style:parent-style-name="Policepardéfaut" style:family="text">
      <style:text-properties style:font-name-complex="Times New Roman"/>
    </style:style>
    <style:style style:name="T717" style:parent-style-name="Policepardéfaut" style:family="text">
      <style:text-properties style:font-name-complex="Times New Roman"/>
    </style:style>
    <style:style style:name="T718" style:parent-style-name="Policepardéfaut" style:family="text">
      <style:text-properties style:font-name-complex="Times New Roman"/>
    </style:style>
    <style:style style:name="T719" style:parent-style-name="Policepardéfaut" style:family="text">
      <style:text-properties style:font-name-complex="Times New Roman"/>
    </style:style>
    <style:style style:name="T720" style:parent-style-name="Policepardéfaut" style:family="text">
      <style:text-properties style:font-name-complex="Times New Roman"/>
    </style:style>
    <style:style style:name="T721" style:parent-style-name="Policepardéfaut" style:family="text">
      <style:text-properties style:font-name-complex="Times New Roman"/>
    </style:style>
    <style:style style:name="T722" style:parent-style-name="Policepardéfaut" style:family="text">
      <style:text-properties style:font-name-complex="Times New Roman"/>
    </style:style>
    <style:style style:name="T723" style:parent-style-name="Policepardéfaut" style:family="text">
      <style:text-properties style:font-name-complex="Times New Roman"/>
    </style:style>
    <style:style style:name="T724" style:parent-style-name="Policepardéfaut" style:family="text">
      <style:text-properties style:font-name-complex="Times New Roman"/>
    </style:style>
    <style:style style:name="T725" style:parent-style-name="Policepardéfaut" style:family="text">
      <style:text-properties style:font-name-complex="Times New Roman"/>
    </style:style>
    <style:style style:name="T726" style:parent-style-name="Policepardéfaut" style:family="text">
      <style:text-properties style:font-name-complex="Times New Roman" fo:font-style="italic" style:font-style-asian="italic"/>
    </style:style>
    <style:style style:name="T727" style:parent-style-name="Policepardéfaut" style:family="text">
      <style:text-properties style:font-name-complex="Times New Roman"/>
    </style:style>
    <style:style style:name="T728" style:parent-style-name="Policepardéfaut" style:family="text">
      <style:text-properties style:font-name-complex="Times New Roman"/>
    </style:style>
    <style:style style:name="T729" style:parent-style-name="Policepardéfaut" style:family="text">
      <style:text-properties style:font-name-complex="Times New Roman"/>
    </style:style>
    <style:style style:name="T730" style:parent-style-name="Policepardéfaut" style:family="text">
      <style:text-properties style:font-name-complex="Times New Roman"/>
    </style:style>
    <style:style style:name="T731" style:parent-style-name="Policepardéfaut" style:family="text">
      <style:text-properties style:font-name-complex="Times New Roman"/>
    </style:style>
    <style:style style:name="T732" style:parent-style-name="Policepardéfaut" style:family="text">
      <style:text-properties style:font-name-complex="Times New Roman"/>
    </style:style>
    <style:style style:name="T733" style:parent-style-name="Policepardéfaut" style:family="text">
      <style:text-properties style:font-name-complex="Times New Roman"/>
    </style:style>
    <style:style style:name="T734" style:parent-style-name="Policepardéfaut" style:family="text">
      <style:text-properties style:font-name-complex="Times New Roman"/>
    </style:style>
    <style:style style:name="T735" style:parent-style-name="Policepardéfaut" style:family="text">
      <style:text-properties style:font-name-complex="Times New Roman"/>
    </style:style>
    <style:style style:name="T736" style:parent-style-name="Policepardéfaut" style:family="text">
      <style:text-properties style:font-name-complex="Times New Roman"/>
    </style:style>
    <style:style style:name="T737" style:parent-style-name="Policepardéfaut" style:family="text">
      <style:text-properties style:font-name-complex="Times New Roman"/>
    </style:style>
    <style:style style:name="T738" style:parent-style-name="Policepardéfaut" style:family="text">
      <style:text-properties style:font-name-complex="Times New Roman"/>
    </style:style>
    <style:style style:name="T739" style:parent-style-name="Policepardéfaut" style:family="text">
      <style:text-properties style:font-name-complex="Times New Roman"/>
    </style:style>
    <style:style style:name="T740" style:parent-style-name="Policepardéfaut" style:family="text">
      <style:text-properties style:font-name-complex="Times New Roman"/>
    </style:style>
    <style:style style:name="T741" style:parent-style-name="Policepardéfaut" style:family="text">
      <style:text-properties style:font-name-complex="Times New Roman"/>
    </style:style>
    <style:style style:name="T742" style:parent-style-name="Policepardéfaut" style:family="text">
      <style:text-properties style:font-name-complex="Times New Roman"/>
    </style:style>
    <style:style style:name="T743" style:parent-style-name="Policepardéfaut" style:family="text">
      <style:text-properties style:font-name-complex="Times New Roman"/>
    </style:style>
    <style:style style:name="T744" style:parent-style-name="Policepardéfaut" style:family="text">
      <style:text-properties style:font-name-complex="Times New Roman"/>
    </style:style>
    <style:style style:name="T745" style:parent-style-name="Policepardéfaut" style:family="text">
      <style:text-properties style:font-name-complex="Times New Roman"/>
    </style:style>
    <style:style style:name="T746" style:parent-style-name="Policepardéfaut" style:family="text">
      <style:text-properties style:font-name-complex="Times New Roman"/>
    </style:style>
    <style:style style:name="T747" style:parent-style-name="Policepardéfaut" style:family="text">
      <style:text-properties style:font-name-complex="Times New Roman"/>
    </style:style>
    <style:style style:name="T748" style:parent-style-name="Policepardéfaut" style:family="text">
      <style:text-properties fo:language="it" fo:country="IT"/>
    </style:style>
    <style:style style:name="T749" style:parent-style-name="Policepardéfaut" style:family="text">
      <style:text-properties fo:font-style="italic" style:font-style-asian="italic" fo:language="it" fo:country="IT"/>
    </style:style>
    <style:style style:name="P750" style:parent-style-name="term" style:family="paragraph">
      <style:text-properties fo:language="it" fo:country="IT"/>
    </style:style>
    <style:style style:name="T751" style:parent-style-name="Policepardéfaut" style:family="text">
      <style:text-properties fo:language="it" fo:country="IT"/>
    </style:style>
    <style:style style:name="T752" style:parent-style-name="Policepardéfaut" style:family="text">
      <style:text-properties style:font-name-asian="Times New Roman" fo:language="it" fo:country="IT"/>
    </style:style>
    <style:style style:name="T753" style:parent-style-name="Policepardéfaut" style:family="text">
      <style:text-properties fo:language="it" fo:country="IT"/>
    </style:style>
    <style:style style:name="T754" style:parent-style-name="Policepardéfaut" style:family="text">
      <style:text-properties style:font-name-asian="Times New Roman" fo:language="it" fo:country="IT"/>
    </style:style>
    <style:style style:name="T755" style:parent-style-name="Policepardéfaut" style:family="text">
      <style:text-properties fo:font-style="italic" style:font-style-asian="italic"/>
    </style:style>
    <style:style style:name="T756" style:parent-style-name="Policepardéfaut" style:family="text">
      <style:text-properties style:font-name-complex="Times New Roman"/>
    </style:style>
    <style:style style:name="T757" style:parent-style-name="Policepardéfaut" style:family="text">
      <style:text-properties style:font-name-complex="Times New Roman"/>
    </style:style>
    <style:style style:name="T758" style:parent-style-name="Policepardéfaut" style:family="text">
      <style:text-properties style:font-name-complex="Times New Roman"/>
    </style:style>
    <style:style style:name="T759" style:parent-style-name="Policepardéfaut" style:family="text">
      <style:text-properties style:font-name-complex="Times New Roman"/>
    </style:style>
    <style:style style:name="T760" style:parent-style-name="Policepardéfaut" style:family="text">
      <style:text-properties style:font-name-complex="Times New Roman"/>
    </style:style>
    <style:style style:name="T761" style:parent-style-name="Policepardéfaut" style:family="text">
      <style:text-properties style:font-name-complex="Times New Roman" fo:font-weight="bold" style:font-weight-asian="bold"/>
    </style:style>
    <style:style style:name="T762" style:parent-style-name="Policepardéfaut" style:family="text">
      <style:text-properties style:font-name-complex="Times New Roman"/>
    </style:style>
    <style:style style:name="T763" style:parent-style-name="Policepardéfaut" style:family="text">
      <style:text-properties style:font-name-complex="Times New Roman" fo:font-style="italic" style:font-style-asian="italic"/>
    </style:style>
    <style:style style:name="T764" style:parent-style-name="Policepardéfaut" style:family="text">
      <style:text-properties style:font-name-complex="Times New Roman"/>
    </style:style>
    <style:style style:name="T765" style:parent-style-name="Policepardéfaut" style:family="text">
      <style:text-properties style:font-name-complex="Times New Roman"/>
    </style:style>
    <style:style style:name="T766" style:parent-style-name="Policepardéfaut" style:family="text">
      <style:text-properties style:font-name-complex="Times New Roman"/>
    </style:style>
    <style:style style:name="T767" style:parent-style-name="Policepardéfaut" style:family="text">
      <style:text-properties style:font-name-complex="Times New Roman"/>
    </style:style>
    <style:style style:name="T768" style:parent-style-name="Policepardéfaut" style:family="text">
      <style:text-properties style:font-name-complex="Times New Roman"/>
    </style:style>
    <style:style style:name="T769" style:parent-style-name="Policepardéfaut" style:family="text">
      <style:text-properties style:font-name-complex="Times New Roman"/>
    </style:style>
    <style:style style:name="T770" style:parent-style-name="Policepardéfaut" style:family="text">
      <style:text-properties style:font-name-complex="Times New Roman"/>
    </style:style>
    <style:style style:name="T771" style:parent-style-name="Policepardéfaut" style:family="text">
      <style:text-properties style:font-name-complex="Times New Roman"/>
    </style:style>
    <style:style style:name="T772" style:parent-style-name="Policepardéfaut" style:family="text">
      <style:text-properties style:font-name-complex="Times New Roman"/>
    </style:style>
    <style:style style:name="T773" style:parent-style-name="Policepardéfaut" style:family="text">
      <style:text-properties style:font-name-complex="Times New Roman" fo:font-style="italic" style:font-style-asian="italic"/>
    </style:style>
    <style:style style:name="T774" style:parent-style-name="Policepardéfaut" style:family="text">
      <style:text-properties style:font-name-complex="Times New Roman"/>
    </style:style>
    <style:style style:name="T775" style:parent-style-name="Policepardéfaut" style:family="text">
      <style:text-properties style:font-name-complex="Times New Roman"/>
    </style:style>
    <style:style style:name="T776" style:parent-style-name="Policepardéfaut" style:family="text">
      <style:text-properties style:font-name-complex="Times New Roman"/>
    </style:style>
    <style:style style:name="T777" style:parent-style-name="Policepardéfaut" style:family="text">
      <style:text-properties style:font-name-complex="Times New Roman"/>
    </style:style>
    <style:style style:name="T778" style:parent-style-name="Policepardéfaut" style:family="text">
      <style:text-properties style:font-name-complex="Times New Roman"/>
    </style:style>
    <style:style style:name="T779" style:parent-style-name="Policepardéfaut" style:family="text">
      <style:text-properties style:font-name-complex="Times New Roman"/>
    </style:style>
    <style:style style:name="T780" style:parent-style-name="Policepardéfaut" style:family="text">
      <style:text-properties style:font-name-complex="Times New Roman"/>
    </style:style>
    <style:style style:name="T781" style:parent-style-name="Policepardéfaut" style:family="text">
      <style:text-properties style:font-name-complex="Times New Roman"/>
    </style:style>
    <style:style style:name="T782" style:parent-style-name="Policepardéfaut" style:family="text">
      <style:text-properties style:font-name-complex="Times New Roman"/>
    </style:style>
    <style:style style:name="T783" style:parent-style-name="Policepardéfaut" style:family="text">
      <style:text-properties style:font-name-complex="Times New Roman" fo:font-style="italic" style:font-style-asian="italic"/>
    </style:style>
    <style:style style:name="T784" style:parent-style-name="Policepardéfaut" style:family="text">
      <style:text-properties style:font-name-complex="Times New Roman"/>
    </style:style>
    <style:style style:name="T785" style:parent-style-name="Policepardéfaut" style:family="text">
      <style:text-properties style:font-name-complex="Times New Roman"/>
    </style:style>
    <style:style style:name="T786" style:parent-style-name="Policepardéfaut" style:family="text">
      <style:text-properties style:font-name-complex="Times New Roman"/>
    </style:style>
    <style:style style:name="T787" style:parent-style-name="Policepardéfaut" style:family="text">
      <style:text-properties style:font-name-complex="Times New Roman"/>
    </style:style>
    <style:style style:name="T788" style:parent-style-name="Policepardéfaut" style:family="text">
      <style:text-properties style:font-name-complex="Times New Roman"/>
    </style:style>
    <style:style style:name="T789" style:parent-style-name="Policepardéfaut" style:family="text">
      <style:text-properties style:font-name-complex="Times New Roman"/>
    </style:style>
    <style:style style:name="T790" style:parent-style-name="Policepardéfaut" style:family="text">
      <style:text-properties style:font-name-complex="Times New Roman"/>
    </style:style>
    <style:style style:name="T791" style:parent-style-name="Policepardéfaut" style:family="text">
      <style:text-properties fo:language="it" fo:country="IT"/>
    </style:style>
    <style:style style:name="T792" style:parent-style-name="Policepardéfaut" style:family="text">
      <style:text-properties fo:font-style="italic" style:font-style-asian="italic" fo:language="it" fo:country="IT"/>
    </style:style>
    <style:style style:name="P793" style:parent-style-name="term" style:family="paragraph">
      <style:text-properties fo:language="it" fo:country="IT"/>
    </style:style>
    <style:style style:name="T794" style:parent-style-name="Policepardéfaut" style:family="text">
      <style:text-properties fo:language="it" fo:country="IT"/>
    </style:style>
    <style:style style:name="T795" style:parent-style-name="Policepardéfaut" style:family="text">
      <style:text-properties style:font-name-asian="Times New Roman" fo:language="it" fo:country="IT"/>
    </style:style>
    <style:style style:name="T796" style:parent-style-name="Policepardéfaut" style:family="text">
      <style:text-properties fo:language="it" fo:country="IT"/>
    </style:style>
    <style:style style:name="T797" style:parent-style-name="Policepardéfaut" style:family="text">
      <style:text-properties style:font-name-asian="Times New Roman" fo:language="it" fo:country="IT"/>
    </style:style>
    <style:style style:name="T798" style:parent-style-name="Policepardéfaut" style:family="text">
      <style:text-properties fo:font-style="italic" style:font-style-asian="italic"/>
    </style:style>
    <style:style style:name="T799" style:parent-style-name="Policepardéfaut" style:family="text">
      <style:text-properties fo:font-style="italic" style:font-style-asian="italic"/>
    </style:style>
    <style:style style:name="T800" style:parent-style-name="Policepardéfaut" style:family="text">
      <style:text-properties fo:font-style="italic" style:font-style-asian="italic"/>
    </style:style>
    <style:style style:name="T801" style:parent-style-name="Policepardéfaut" style:family="text">
      <style:text-properties style:font-name-complex="Times New Roman"/>
    </style:style>
    <style:style style:name="T802" style:parent-style-name="Policepardéfaut" style:family="text">
      <style:text-properties style:font-name-complex="Times New Roman"/>
    </style:style>
    <style:style style:name="T803" style:parent-style-name="Policepardéfaut" style:family="text">
      <style:text-properties style:font-name-complex="Times New Roman" fo:font-weight="bold" style:font-weight-asian="bold"/>
    </style:style>
    <style:style style:name="T804" style:parent-style-name="Policepardéfaut" style:family="text">
      <style:text-properties style:font-name-complex="Times New Roman"/>
    </style:style>
    <style:style style:name="T805" style:parent-style-name="Policepardéfaut" style:family="text">
      <style:text-properties style:font-name-complex="Times New Roman"/>
    </style:style>
    <style:style style:name="T806" style:parent-style-name="Policepardéfaut" style:family="text">
      <style:text-properties style:font-name-complex="Times New Roman"/>
    </style:style>
    <style:style style:name="T807" style:parent-style-name="Policepardéfaut" style:family="text">
      <style:text-properties style:font-name-complex="Times New Roman"/>
    </style:style>
    <style:style style:name="T808" style:parent-style-name="Policepardéfaut" style:family="text">
      <style:text-properties style:font-name-complex="Times New Roman"/>
    </style:style>
    <style:style style:name="T809" style:parent-style-name="Policepardéfaut" style:family="text">
      <style:text-properties style:font-name-complex="Times New Roman"/>
    </style:style>
    <style:style style:name="T810" style:parent-style-name="Policepardéfaut" style:family="text">
      <style:text-properties style:font-name-complex="Times New Roman"/>
    </style:style>
    <style:style style:name="T811" style:parent-style-name="Policepardéfaut" style:family="text">
      <style:text-properties style:font-name-complex="Times New Roman"/>
    </style:style>
    <style:style style:name="T812" style:parent-style-name="Policepardéfaut" style:family="text">
      <style:text-properties style:font-name-complex="Times New Roman"/>
    </style:style>
    <style:style style:name="T813" style:parent-style-name="Policepardéfaut" style:family="text">
      <style:text-properties style:font-name-complex="Times New Roman"/>
    </style:style>
    <style:style style:name="T814" style:parent-style-name="Policepardéfaut" style:family="text">
      <style:text-properties style:font-name-complex="Times New Roman"/>
    </style:style>
    <style:style style:name="T815" style:parent-style-name="Policepardéfaut" style:family="text">
      <style:text-properties style:font-name-complex="Times New Roman"/>
    </style:style>
    <style:style style:name="T816" style:parent-style-name="Policepardéfaut" style:family="text">
      <style:text-properties style:font-name-complex="Times New Roman" fo:font-style="italic" style:font-style-asian="italic"/>
    </style:style>
    <style:style style:name="T817" style:parent-style-name="Policepardéfaut" style:family="text">
      <style:text-properties style:font-name-complex="Times New Roman"/>
    </style:style>
    <style:style style:name="T818" style:parent-style-name="Policepardéfaut" style:family="text">
      <style:text-properties style:font-name-complex="Times New Roman"/>
    </style:style>
    <style:style style:name="T819" style:parent-style-name="Policepardéfaut" style:family="text">
      <style:text-properties style:font-name-complex="Times New Roman"/>
    </style:style>
    <style:style style:name="T820" style:parent-style-name="Policepardéfaut" style:family="text">
      <style:text-properties style:font-name-complex="Times New Roman"/>
    </style:style>
    <style:style style:name="T821" style:parent-style-name="Policepardéfaut" style:family="text">
      <style:text-properties style:font-name-complex="Times New Roman"/>
    </style:style>
    <style:style style:name="T822" style:parent-style-name="Policepardéfaut" style:family="text">
      <style:text-properties style:font-name-complex="Times New Roman"/>
    </style:style>
    <style:style style:name="T823" style:parent-style-name="Policepardéfaut" style:family="text">
      <style:text-properties style:font-name-complex="Times New Roman"/>
    </style:style>
    <style:style style:name="T824" style:parent-style-name="Policepardéfaut" style:family="text">
      <style:text-properties style:font-name-complex="Times New Roman"/>
    </style:style>
    <style:style style:name="T825" style:parent-style-name="Policepardéfaut" style:family="text">
      <style:text-properties style:font-name-complex="Times New Roman"/>
    </style:style>
    <style:style style:name="T826" style:parent-style-name="Policepardéfaut" style:family="text">
      <style:text-properties style:font-name-complex="Times New Roman"/>
    </style:style>
    <style:style style:name="T827" style:parent-style-name="Policepardéfaut" style:family="text">
      <style:text-properties style:font-name-complex="Times New Roman" fo:font-style="italic" style:font-style-asian="italic"/>
    </style:style>
    <style:style style:name="T828" style:parent-style-name="Policepardéfaut" style:family="text">
      <style:text-properties style:font-name-complex="Times New Roman"/>
    </style:style>
    <style:style style:name="P829" style:parent-style-name="Titre3" style:family="paragraph">
      <style:text-properties fo:language="it" fo:country="IT"/>
    </style:style>
    <style:style style:name="P830" style:parent-style-name="term" style:family="paragraph">
      <style:text-properties fo:language="it" fo:country="IT"/>
    </style:style>
    <style:style style:name="T831" style:parent-style-name="Policepardéfaut" style:family="text">
      <style:text-properties fo:language="it" fo:country="IT"/>
    </style:style>
    <style:style style:name="T832" style:parent-style-name="Policepardéfaut" style:family="text">
      <style:text-properties style:font-name-asian="Times New Roman" fo:language="it" fo:country="IT"/>
    </style:style>
    <style:style style:name="T833" style:parent-style-name="Policepardéfaut" style:family="text">
      <style:text-properties style:font-name-asian="Times New Roman"/>
    </style:style>
    <style:style style:name="T834" style:parent-style-name="Policepardéfaut" style:family="text">
      <style:text-properties style:font-name-complex="Times New Roman"/>
    </style:style>
    <style:style style:name="T835" style:parent-style-name="Policepardéfaut" style:family="text">
      <style:text-properties style:font-name-complex="Times New Roman" fo:font-style="italic" style:font-style-asian="italic"/>
    </style:style>
    <style:style style:name="T836" style:parent-style-name="Policepardéfaut" style:family="text">
      <style:text-properties style:font-name-complex="Times New Roman" fo:font-style="italic" style:font-style-asian="italic"/>
    </style:style>
    <style:style style:name="T837" style:parent-style-name="Policepardéfaut" style:family="text">
      <style:text-properties style:font-name-complex="Times New Roman" fo:font-style="italic" style:font-style-asian="italic"/>
    </style:style>
    <style:style style:name="T838" style:parent-style-name="Policepardéfaut" style:family="text">
      <style:text-properties style:font-name-complex="Times New Roman"/>
    </style:style>
    <style:style style:name="T839" style:parent-style-name="Policepardéfaut" style:family="text">
      <style:text-properties style:font-name-complex="Times New Roman"/>
    </style:style>
    <style:style style:name="T840" style:parent-style-name="Policepardéfaut" style:family="text">
      <style:text-properties style:font-name-complex="Times New Roman"/>
    </style:style>
    <style:style style:name="T841" style:parent-style-name="Policepardéfaut" style:family="text">
      <style:text-properties style:font-name-complex="Times New Roman"/>
    </style:style>
    <style:style style:name="T842" style:parent-style-name="Policepardéfaut" style:family="text">
      <style:text-properties style:font-name-complex="Times New Roman"/>
    </style:style>
    <style:style style:name="T843" style:parent-style-name="Policepardéfaut" style:family="text">
      <style:text-properties style:font-name-complex="Times New Roman"/>
    </style:style>
    <style:style style:name="T844" style:parent-style-name="Policepardéfaut" style:family="text">
      <style:text-properties style:font-name-complex="Times New Roman"/>
    </style:style>
    <style:style style:name="T845" style:parent-style-name="Policepardéfaut" style:family="text">
      <style:text-properties style:font-name-complex="Times New Roman"/>
    </style:style>
    <style:style style:name="T846" style:parent-style-name="Policepardéfaut" style:family="text">
      <style:text-properties style:font-name-complex="Times New Roman"/>
    </style:style>
    <style:style style:name="T847" style:parent-style-name="Policepardéfaut" style:family="text">
      <style:text-properties style:font-name-complex="Times New Roman"/>
    </style:style>
    <style:style style:name="T848" style:parent-style-name="Policepardéfaut" style:family="text">
      <style:text-properties style:font-name-complex="Times New Roman"/>
    </style:style>
    <style:style style:name="T849" style:parent-style-name="Policepardéfaut" style:family="text">
      <style:text-properties style:font-name-complex="Times New Roman"/>
    </style:style>
    <style:style style:name="T850" style:parent-style-name="Policepardéfaut" style:family="text">
      <style:text-properties style:font-name-complex="Times New Roman"/>
    </style:style>
    <style:style style:name="T851" style:parent-style-name="Policepardéfaut" style:family="text">
      <style:text-properties style:font-name-complex="Times New Roman"/>
    </style:style>
    <style:style style:name="T852" style:parent-style-name="Policepardéfaut" style:family="text">
      <style:text-properties style:font-name-complex="Times New Roman"/>
    </style:style>
    <style:style style:name="T853" style:parent-style-name="Policepardéfaut" style:family="text">
      <style:text-properties style:font-name-complex="Times New Roman"/>
    </style:style>
    <style:style style:name="T854" style:parent-style-name="Policepardéfaut" style:family="text">
      <style:text-properties style:font-name-complex="Times New Roman"/>
    </style:style>
    <style:style style:name="T855" style:parent-style-name="Policepardéfaut" style:family="text">
      <style:text-properties style:font-name-complex="Times New Roman" fo:font-style="italic" style:font-style-asian="italic"/>
    </style:style>
    <style:style style:name="T856" style:parent-style-name="Policepardéfaut" style:family="text">
      <style:text-properties style:font-name-complex="Times New Roman"/>
    </style:style>
    <style:style style:name="T857" style:parent-style-name="Policepardéfaut" style:family="text">
      <style:text-properties style:font-name-complex="Times New Roman"/>
    </style:style>
    <style:style style:name="T858" style:parent-style-name="Policepardéfaut" style:family="text">
      <style:text-properties style:font-name-complex="Times New Roman"/>
    </style:style>
    <style:style style:name="T859" style:parent-style-name="Policepardéfaut" style:family="text">
      <style:text-properties style:font-name-complex="Times New Roman"/>
    </style:style>
    <style:style style:name="T860" style:parent-style-name="Policepardéfaut" style:family="text">
      <style:text-properties style:font-name-complex="Times New Roman"/>
    </style:style>
    <style:style style:name="T861" style:parent-style-name="Policepardéfaut" style:family="text">
      <style:text-properties style:font-name-complex="Times New Roman"/>
    </style:style>
    <style:style style:name="T862" style:parent-style-name="Policepardéfaut" style:family="text">
      <style:text-properties style:font-name-complex="Times New Roman"/>
    </style:style>
    <style:style style:name="T863" style:parent-style-name="Policepardéfaut" style:family="text">
      <style:text-properties style:font-name-complex="Times New Roman"/>
    </style:style>
    <style:style style:name="T864" style:parent-style-name="Policepardéfaut" style:family="text">
      <style:text-properties style:font-name-complex="Times New Roman"/>
    </style:style>
    <style:style style:name="T865" style:parent-style-name="Policepardéfaut" style:family="text">
      <style:text-properties style:font-name-complex="Times New Roman" fo:font-style="italic" style:font-style-asian="italic"/>
    </style:style>
    <style:style style:name="T866" style:parent-style-name="Policepardéfaut" style:family="text">
      <style:text-properties style:font-name-complex="Times New Roman"/>
    </style:style>
    <style:style style:name="T867" style:parent-style-name="Policepardéfaut" style:family="text">
      <style:text-properties style:font-name-complex="Times New Roman" fo:font-style="italic" style:font-style-asian="italic"/>
    </style:style>
    <style:style style:name="T868" style:parent-style-name="Policepardéfaut" style:family="text">
      <style:text-properties style:font-name-complex="Times New Roman"/>
    </style:style>
    <style:style style:name="T869" style:parent-style-name="Policepardéfaut" style:family="text">
      <style:text-properties style:font-name-complex="Times New Roman"/>
    </style:style>
    <style:style style:name="T870" style:parent-style-name="Policepardéfaut" style:family="text">
      <style:text-properties style:font-name-complex="Times New Roman"/>
    </style:style>
    <style:style style:name="T871" style:parent-style-name="Policepardéfaut" style:family="text">
      <style:text-properties style:font-name-complex="Times New Roman"/>
    </style:style>
    <style:style style:name="T872" style:parent-style-name="Policepardéfaut" style:family="text">
      <style:text-properties style:font-name-complex="Times New Roman"/>
    </style:style>
    <style:style style:name="T873" style:parent-style-name="Policepardéfaut" style:family="text">
      <style:text-properties style:font-name-complex="Times New Roman" fo:font-style="italic" style:font-style-asian="italic"/>
    </style:style>
    <style:style style:name="T874" style:parent-style-name="Policepardéfaut" style:family="text">
      <style:text-properties style:font-name-complex="Times New Roman"/>
    </style:style>
    <style:style style:name="T875" style:parent-style-name="Policepardéfaut" style:family="text">
      <style:text-properties style:font-name-complex="Times New Roman"/>
    </style:style>
    <style:style style:name="T876" style:parent-style-name="Policepardéfaut" style:family="text">
      <style:text-properties style:font-name-complex="Times New Roman"/>
    </style:style>
    <style:style style:name="T877" style:parent-style-name="Policepardéfaut" style:family="text">
      <style:text-properties style:font-name-complex="Times New Roman"/>
    </style:style>
    <style:style style:name="T878" style:parent-style-name="Policepardéfaut" style:family="text">
      <style:text-properties style:font-name-complex="Times New Roman"/>
    </style:style>
    <style:style style:name="T879" style:parent-style-name="Policepardéfaut" style:family="text">
      <style:text-properties style:font-name-complex="Times New Roman"/>
    </style:style>
    <style:style style:name="T880" style:parent-style-name="Policepardéfaut" style:family="text">
      <style:text-properties style:font-name-complex="Times New Roman"/>
    </style:style>
    <style:style style:name="T881" style:parent-style-name="Policepardéfaut" style:family="text">
      <style:text-properties style:font-name-complex="Times New Roman"/>
    </style:style>
    <style:style style:name="T882" style:parent-style-name="Policepardéfaut" style:family="text">
      <style:text-properties style:font-name-complex="Times New Roman"/>
    </style:style>
    <style:style style:name="T883" style:parent-style-name="Policepardéfaut" style:family="text">
      <style:text-properties style:font-name-complex="Times New Roman"/>
    </style:style>
    <style:style style:name="T884" style:parent-style-name="Policepardéfaut" style:family="text">
      <style:text-properties style:font-name-complex="Times New Roman"/>
    </style:style>
    <style:style style:name="T885" style:parent-style-name="Policepardéfaut" style:family="text">
      <style:text-properties style:font-name-complex="Times New Roman"/>
    </style:style>
    <style:style style:name="T886" style:parent-style-name="Policepardéfaut" style:family="text">
      <style:text-properties style:font-name-complex="Times New Roman"/>
    </style:style>
    <style:style style:name="T887" style:parent-style-name="Policepardéfaut" style:family="text">
      <style:text-properties style:font-name-complex="Times New Roman"/>
    </style:style>
    <style:style style:name="T888" style:parent-style-name="Policepardéfaut" style:family="text">
      <style:text-properties style:font-name-complex="Times New Roman"/>
    </style:style>
    <style:style style:name="T889" style:parent-style-name="Policepardéfaut" style:family="text">
      <style:text-properties style:font-name-complex="Times New Roman"/>
    </style:style>
    <style:style style:name="T890" style:parent-style-name="Policepardéfaut" style:family="text">
      <style:text-properties style:font-name-complex="Times New Roman"/>
    </style:style>
    <style:style style:name="T891" style:parent-style-name="Policepardéfaut" style:family="text">
      <style:text-properties style:font-name-complex="Times New Roman"/>
    </style:style>
    <style:style style:name="T892" style:parent-style-name="Policepardéfaut" style:family="text">
      <style:text-properties style:font-name-complex="Times New Roman"/>
    </style:style>
    <style:style style:name="T893" style:parent-style-name="Policepardéfaut" style:family="text">
      <style:text-properties style:font-name-complex="Times New Roman"/>
    </style:style>
    <style:style style:name="T894" style:parent-style-name="Policepardéfaut" style:family="text">
      <style:text-properties style:font-name-complex="Times New Roman"/>
    </style:style>
    <style:style style:name="T895" style:parent-style-name="Policepardéfaut" style:family="text">
      <style:text-properties style:font-name-complex="Times New Roman"/>
    </style:style>
    <style:style style:name="T896" style:parent-style-name="Policepardéfaut" style:family="text">
      <style:text-properties style:font-name-complex="Times New Roman"/>
    </style:style>
    <style:style style:name="T897" style:parent-style-name="Policepardéfaut" style:family="text">
      <style:text-properties style:font-name-complex="Times New Roman"/>
    </style:style>
    <style:style style:name="T898" style:parent-style-name="Policepardéfaut" style:family="text">
      <style:text-properties style:font-name-complex="Times New Roman"/>
    </style:style>
    <style:style style:name="T899" style:parent-style-name="Policepardéfaut" style:family="text">
      <style:text-properties style:font-name-complex="Times New Roman"/>
    </style:style>
    <style:style style:name="T900" style:parent-style-name="Policepardéfaut" style:family="text">
      <style:text-properties style:font-name-complex="Times New Roman"/>
    </style:style>
    <style:style style:name="T901" style:parent-style-name="Policepardéfaut" style:family="text">
      <style:text-properties style:font-name-complex="Times New Roman"/>
    </style:style>
    <style:style style:name="T902" style:parent-style-name="Policepardéfaut" style:family="text">
      <style:text-properties style:font-name-complex="Times New Roman"/>
    </style:style>
    <style:style style:name="T903" style:parent-style-name="Policepardéfaut" style:family="text">
      <style:text-properties style:font-name-complex="Times New Roman"/>
    </style:style>
    <style:style style:name="T904" style:parent-style-name="Policepardéfaut" style:family="text">
      <style:text-properties style:font-name-complex="Times New Roman"/>
    </style:style>
    <style:style style:name="T905" style:parent-style-name="Policepardéfaut" style:family="text">
      <style:text-properties style:font-name-complex="Times New Roman"/>
    </style:style>
    <style:style style:name="T906" style:parent-style-name="Policepardéfaut" style:family="text">
      <style:text-properties style:font-name-complex="Times New Roman"/>
    </style:style>
    <style:style style:name="T907" style:parent-style-name="Policepardéfaut" style:family="text">
      <style:text-properties style:font-name-complex="Times New Roman"/>
    </style:style>
    <style:style style:name="T908" style:parent-style-name="Policepardéfaut" style:family="text">
      <style:text-properties style:font-name-complex="Times New Roman"/>
    </style:style>
    <style:style style:name="T909" style:parent-style-name="Policepardéfaut" style:family="text">
      <style:text-properties style:font-name-complex="Times New Roman"/>
    </style:style>
    <style:style style:name="T910" style:parent-style-name="Policepardéfaut" style:family="text">
      <style:text-properties style:font-name-complex="Times New Roman"/>
    </style:style>
    <style:style style:name="T911" style:parent-style-name="Policepardéfaut" style:family="text">
      <style:text-properties style:font-name-complex="Times New Roman"/>
    </style:style>
    <style:style style:name="T912" style:parent-style-name="Policepardéfaut" style:family="text">
      <style:text-properties style:font-name-complex="Times New Roman"/>
    </style:style>
    <style:style style:name="T913" style:parent-style-name="Policepardéfaut" style:family="text">
      <style:text-properties style:font-name-complex="Times New Roman"/>
    </style:style>
    <style:style style:name="T914" style:parent-style-name="Policepardéfaut" style:family="text">
      <style:text-properties style:font-name-complex="Times New Roman"/>
    </style:style>
    <style:style style:name="T915" style:parent-style-name="Policepardéfaut" style:family="text">
      <style:text-properties style:font-name-complex="Times New Roman"/>
    </style:style>
    <style:style style:name="T916" style:parent-style-name="Policepardéfaut" style:family="text">
      <style:text-properties style:font-name-complex="Times New Roman"/>
    </style:style>
    <style:style style:name="T917" style:parent-style-name="Policepardéfaut" style:family="text">
      <style:text-properties style:font-name-complex="Times New Roman"/>
    </style:style>
    <style:style style:name="T918" style:parent-style-name="Policepardéfaut" style:family="text">
      <style:text-properties style:font-name-complex="Times New Roman"/>
    </style:style>
    <style:style style:name="T919" style:parent-style-name="Policepardéfaut" style:family="text">
      <style:text-properties style:font-name-complex="Times New Roman"/>
    </style:style>
    <style:style style:name="T920" style:parent-style-name="Policepardéfaut" style:family="text">
      <style:text-properties style:font-name-complex="Times New Roman"/>
    </style:style>
    <style:style style:name="T921" style:parent-style-name="Policepardéfaut" style:family="text">
      <style:text-properties style:font-name-complex="Times New Roman"/>
    </style:style>
    <style:style style:name="T922" style:parent-style-name="Policepardéfaut" style:family="text">
      <style:text-properties style:font-name-complex="Times New Roman"/>
    </style:style>
    <style:style style:name="T923" style:parent-style-name="Policepardéfaut" style:family="text">
      <style:text-properties style:font-name-complex="Times New Roman"/>
    </style:style>
    <style:style style:name="T924" style:parent-style-name="Policepardéfaut" style:family="text">
      <style:text-properties style:font-name-complex="Times New Roman"/>
    </style:style>
    <style:style style:name="T925" style:parent-style-name="Policepardéfaut" style:family="text">
      <style:text-properties style:font-name-complex="Times New Roman"/>
    </style:style>
    <style:style style:name="T926" style:parent-style-name="Policepardéfaut" style:family="text">
      <style:text-properties style:font-name-complex="Times New Roman"/>
    </style:style>
    <style:style style:name="T927" style:parent-style-name="Policepardéfaut" style:family="text">
      <style:text-properties style:font-name-complex="Times New Roman"/>
    </style:style>
    <style:style style:name="T928" style:parent-style-name="Policepardéfaut" style:family="text">
      <style:text-properties style:font-name-complex="Times New Roman"/>
    </style:style>
    <style:style style:name="T929" style:parent-style-name="Policepardéfaut" style:family="text">
      <style:text-properties style:font-name-complex="Times New Roman"/>
    </style:style>
    <style:style style:name="T930" style:parent-style-name="Policepardéfaut" style:family="text">
      <style:text-properties style:font-name-complex="Times New Roman"/>
    </style:style>
    <style:style style:name="T931" style:parent-style-name="Policepardéfaut" style:family="text">
      <style:text-properties style:font-name-complex="Times New Roman"/>
    </style:style>
    <style:style style:name="T932" style:parent-style-name="Policepardéfaut" style:family="text">
      <style:text-properties style:font-name-complex="Times New Roman"/>
    </style:style>
    <style:style style:name="T933" style:parent-style-name="Policepardéfaut" style:family="text">
      <style:text-properties style:font-name-complex="Times New Roman"/>
    </style:style>
    <style:style style:name="T934" style:parent-style-name="Policepardéfaut" style:family="text">
      <style:text-properties style:font-name-complex="Times New Roman"/>
    </style:style>
    <style:style style:name="T935" style:parent-style-name="Policepardéfaut" style:family="text">
      <style:text-properties style:font-name-complex="Times New Roman"/>
    </style:style>
    <style:style style:name="T936" style:parent-style-name="Policepardéfaut" style:family="text">
      <style:text-properties style:font-name-complex="Times New Roman"/>
    </style:style>
    <style:style style:name="T937" style:parent-style-name="Policepardéfaut" style:family="text">
      <style:text-properties style:font-name-complex="Times New Roman"/>
    </style:style>
    <style:style style:name="T938" style:parent-style-name="Policepardéfaut" style:family="text">
      <style:text-properties style:font-name-complex="Times New Roman" fo:font-style="italic" style:font-style-asian="italic"/>
    </style:style>
    <style:style style:name="T939" style:parent-style-name="Policepardéfaut" style:family="text">
      <style:text-properties style:font-name-complex="Times New Roman"/>
    </style:style>
    <style:style style:name="T940" style:parent-style-name="Policepardéfaut" style:family="text">
      <style:text-properties style:font-name-complex="Times New Roman"/>
    </style:style>
    <style:style style:name="T941" style:parent-style-name="Policepardéfaut" style:family="text">
      <style:text-properties style:font-name-complex="Times New Roman"/>
    </style:style>
    <style:style style:name="T942" style:parent-style-name="Policepardéfaut" style:family="text">
      <style:text-properties style:font-name-complex="Times New Roman"/>
    </style:style>
    <style:style style:name="T943" style:parent-style-name="Policepardéfaut" style:family="text">
      <style:text-properties style:font-name-complex="Times New Roman"/>
    </style:style>
    <style:style style:name="T944" style:parent-style-name="Policepardéfaut" style:family="text">
      <style:text-properties style:font-name-complex="Times New Roman"/>
    </style:style>
    <style:style style:name="T945" style:parent-style-name="Policepardéfaut" style:family="text">
      <style:text-properties style:font-name-complex="Times New Roman"/>
    </style:style>
    <style:style style:name="T946" style:parent-style-name="Policepardéfaut" style:family="text">
      <style:text-properties style:font-name-complex="Times New Roman"/>
    </style:style>
    <style:style style:name="T947" style:parent-style-name="Policepardéfaut" style:family="text">
      <style:text-properties style:font-name-complex="Times New Roman"/>
    </style:style>
    <style:style style:name="T948" style:parent-style-name="Policepardéfaut" style:family="text">
      <style:text-properties style:font-name-complex="Times New Roman"/>
    </style:style>
    <style:style style:name="T949" style:parent-style-name="Policepardéfaut" style:family="text">
      <style:text-properties style:font-name-complex="Times New Roman"/>
    </style:style>
    <style:style style:name="P950" style:parent-style-name="Titre3" style:family="paragraph">
      <style:text-properties fo:language="it" fo:country="IT"/>
    </style:style>
    <style:style style:name="P951" style:parent-style-name="term" style:family="paragraph">
      <style:text-properties fo:language="it" fo:country="IT"/>
    </style:style>
    <style:style style:name="T952" style:parent-style-name="Policepardéfaut" style:family="text">
      <style:text-properties fo:language="it" fo:country="IT"/>
    </style:style>
    <style:style style:name="T953" style:parent-style-name="Policepardéfaut" style:family="text">
      <style:text-properties style:font-name-asian="Times New Roman" fo:language="it" fo:country="IT"/>
    </style:style>
    <style:style style:name="T954" style:parent-style-name="Policepardéfaut" style:family="text">
      <style:text-properties style:font-name-asian="Times New Roman"/>
    </style:style>
    <style:style style:name="T955" style:parent-style-name="Policepardéfaut" style:family="text">
      <style:text-properties style:font-name-complex="Times New Roman" fo:language="it" fo:country="IT"/>
    </style:style>
    <style:style style:name="T956" style:parent-style-name="Policepardéfaut" style:family="text">
      <style:text-properties style:font-name-complex="Times New Roman" fo:font-style="italic" style:font-style-asian="italic" fo:language="it" fo:country="IT"/>
    </style:style>
    <style:style style:name="T957" style:parent-style-name="Policepardéfaut" style:family="text">
      <style:text-properties style:font-name-complex="Times New Roman" fo:language="it" fo:country="IT"/>
    </style:style>
    <style:style style:name="T958" style:parent-style-name="Policepardéfaut" style:family="text">
      <style:text-properties style:font-name-complex="Times New Roman" fo:font-style="italic" style:font-style-asian="italic" fo:language="it" fo:country="IT"/>
    </style:style>
    <style:style style:name="T959" style:parent-style-name="Policepardéfaut" style:family="text">
      <style:text-properties style:font-name-complex="Times New Roman" fo:language="it" fo:country="IT"/>
    </style:style>
    <style:style style:name="T960" style:parent-style-name="Policepardéfaut" style:family="text">
      <style:text-properties style:font-name-complex="Times New Roman" fo:font-style="italic" style:font-style-asian="italic" fo:language="it" fo:country="IT"/>
    </style:style>
    <style:style style:name="T961" style:parent-style-name="Policepardéfaut" style:family="text">
      <style:text-properties style:font-name-complex="Times New Roman" fo:language="it" fo:country="IT"/>
    </style:style>
    <style:style style:name="T962" style:parent-style-name="Policepardéfaut" style:family="text">
      <style:text-properties style:font-name-complex="Times New Roman" fo:font-style="italic" style:font-style-asian="italic" fo:language="it" fo:country="IT"/>
    </style:style>
    <style:style style:name="T963" style:parent-style-name="Policepardéfaut" style:family="text">
      <style:text-properties style:font-name-complex="Times New Roman" fo:language="it" fo:country="IT"/>
    </style:style>
    <style:style style:name="T964" style:parent-style-name="Policepardéfaut" style:family="text">
      <style:text-properties style:font-name-complex="Times New Roman" fo:font-style="italic" style:font-style-asian="italic" fo:language="it" fo:country="IT"/>
    </style:style>
    <style:style style:name="T965" style:parent-style-name="Policepardéfaut" style:family="text">
      <style:text-properties style:font-name-complex="Times New Roman" fo:language="it" fo:country="IT"/>
    </style:style>
    <style:style style:name="T966" style:parent-style-name="Policepardéfaut" style:family="text">
      <style:text-properties style:font-name-complex="Times New Roman" fo:font-style="italic" style:font-style-asian="italic" fo:language="it" fo:country="IT"/>
    </style:style>
    <style:style style:name="T967" style:parent-style-name="Policepardéfaut" style:family="text">
      <style:text-properties style:font-name-complex="Times New Roman" fo:language="it" fo:country="IT"/>
    </style:style>
    <style:style style:name="T968" style:parent-style-name="Policepardéfaut" style:family="text">
      <style:text-properties style:font-name-complex="Times New Roman" fo:font-style="italic" style:font-style-asian="italic" fo:language="it" fo:country="IT"/>
    </style:style>
    <style:style style:name="T969" style:parent-style-name="Policepardéfaut" style:family="text">
      <style:text-properties style:font-name-complex="Times New Roman" fo:language="it" fo:country="IT"/>
    </style:style>
    <style:style style:name="T970" style:parent-style-name="Policepardéfaut" style:family="text">
      <style:text-properties style:font-name-complex="Times New Roman" fo:font-style="italic" style:font-style-asian="italic" fo:language="it" fo:country="IT"/>
    </style:style>
    <style:style style:name="T971" style:parent-style-name="Policepardéfaut" style:family="text">
      <style:text-properties style:font-name-complex="Times New Roman" fo:language="it" fo:country="IT"/>
    </style:style>
    <style:style style:name="T972" style:parent-style-name="Policepardéfaut" style:family="text">
      <style:text-properties style:font-name-complex="Times New Roman" fo:font-style="italic" style:font-style-asian="italic" fo:language="it" fo:country="IT"/>
    </style:style>
    <style:style style:name="T973" style:parent-style-name="Policepardéfaut" style:family="text">
      <style:text-properties style:font-name-complex="Times New Roman" fo:language="it" fo:country="IT"/>
    </style:style>
    <style:style style:name="T974" style:parent-style-name="Policepardéfaut" style:family="text">
      <style:text-properties style:font-name-complex="Times New Roman" fo:font-style="italic" style:font-style-asian="italic" fo:language="it" fo:country="IT"/>
    </style:style>
    <style:style style:name="T975" style:parent-style-name="Policepardéfaut" style:family="text">
      <style:text-properties style:font-name-complex="Times New Roman" fo:language="it" fo:country="IT"/>
    </style:style>
    <style:style style:name="T976" style:parent-style-name="Policepardéfaut" style:family="text">
      <style:text-properties fo:font-style="italic" style:font-style-asian="italic"/>
    </style:style>
    <style:style style:name="T977" style:parent-style-name="Policepardéfaut" style:family="text">
      <style:text-properties style:font-name-complex="Times New Roman"/>
    </style:style>
    <style:style style:name="T978" style:parent-style-name="Policepardéfaut" style:family="text">
      <style:text-properties style:font-name-complex="Times New Roman"/>
    </style:style>
    <style:style style:name="T979" style:parent-style-name="Policepardéfaut" style:family="text">
      <style:text-properties style:font-name-complex="Times New Roman"/>
    </style:style>
    <style:style style:name="T980" style:parent-style-name="Policepardéfaut" style:family="text">
      <style:text-properties style:font-name-complex="Times New Roman"/>
    </style:style>
    <style:style style:name="T981" style:parent-style-name="Policepardéfaut" style:family="text">
      <style:text-properties style:font-name-complex="Times New Roman"/>
    </style:style>
    <style:style style:name="T982" style:parent-style-name="Policepardéfaut" style:family="text">
      <style:text-properties style:font-name-complex="Times New Roman"/>
    </style:style>
    <style:style style:name="P983" style:parent-style-name="term" style:family="paragraph">
      <style:text-properties fo:language="en" fo:country="GB"/>
    </style:style>
    <style:style style:name="T984" style:parent-style-name="Policepardéfaut" style:family="text">
      <style:text-properties fo:language="en" fo:country="GB"/>
    </style:style>
    <style:style style:name="T985" style:parent-style-name="Policepardéfaut" style:family="text">
      <style:text-properties style:font-name-asian="Times New Roman" fo:language="en" fo:country="GB"/>
    </style:style>
    <style:style style:name="P986" style:parent-style-name="term" style:family="paragraph">
      <style:text-properties fo:language="en" fo:country="GB"/>
    </style:style>
    <style:style style:name="P987" style:parent-style-name="term" style:family="paragraph">
      <style:text-properties fo:language="en" fo:country="GB"/>
    </style:style>
    <style:style style:name="T988" style:parent-style-name="Policepardéfaut" style:family="text">
      <style:text-properties fo:font-style="italic" style:font-style-asian="italic"/>
    </style:style>
    <style:style style:name="T989" style:parent-style-name="Policepardéfaut" style:family="text">
      <style:text-properties fo:font-variant="small-caps" fo:language="en" fo:country="GB"/>
    </style:style>
    <style:style style:name="T990" style:parent-style-name="Policepardéfaut" style:family="text">
      <style:text-properties fo:font-variant="small-caps" fo:language="en" fo:country="GB"/>
    </style:style>
    <style:style style:name="T991" style:parent-style-name="Policepardéfaut" style:family="text">
      <style:text-properties fo:language="en" fo:country="GB"/>
    </style:style>
    <style:style style:name="P992" style:parent-style-name="bibl" style:family="paragraph">
      <style:text-properties fo:language="en" fo:country="GB"/>
    </style:style>
    <style:style style:name="T993" style:parent-style-name="Policepardéfaut" style:family="text">
      <style:text-properties style:font-name-complex="Times New Roman" fo:font-variant="small-caps"/>
    </style:style>
    <style:style style:name="T994" style:parent-style-name="Policepardéfaut" style:family="text">
      <style:text-properties style:font-name-complex="Times New Roman"/>
    </style:style>
    <style:style style:name="T995" style:parent-style-name="Policepardéfaut" style:family="text">
      <style:text-properties style:font-name-complex="Times New Roman"/>
    </style:style>
    <style:style style:name="T996" style:parent-style-name="Policepardéfaut" style:family="text">
      <style:text-properties style:font-name-complex="Times New Roman"/>
    </style:style>
    <style:style style:name="T997" style:parent-style-name="Policepardéfaut" style:family="text">
      <style:text-properties style:font-name-complex="Times New Roman"/>
    </style:style>
    <style:style style:name="T998" style:parent-style-name="Policepardéfaut" style:family="text">
      <style:text-properties style:font-name-complex="Times New Roman" fo:font-weight="bold" style:font-weight-asian="bold"/>
    </style:style>
    <style:style style:name="T999" style:parent-style-name="Policepardéfaut" style:family="text">
      <style:text-properties style:font-name-complex="Times New Roman"/>
    </style:style>
    <style:style style:name="T1000" style:parent-style-name="Policepardéfaut" style:family="text">
      <style:text-properties style:font-name-complex="Times New Roman"/>
    </style:style>
    <style:style style:name="T1001" style:parent-style-name="Policepardéfaut" style:family="text">
      <style:text-properties style:font-name-complex="Times New Roman"/>
    </style:style>
    <style:style style:name="T1002" style:parent-style-name="Policepardéfaut" style:family="text">
      <style:text-properties style:font-name-complex="Times New Roman"/>
    </style:style>
    <style:style style:name="T1003" style:parent-style-name="Policepardéfaut" style:family="text">
      <style:text-properties style:font-name-complex="Times New Roman"/>
    </style:style>
    <style:style style:name="T1004" style:parent-style-name="Policepardéfaut" style:family="text">
      <style:text-properties style:font-name-complex="Times New Roman"/>
    </style:style>
    <style:style style:name="T1005" style:parent-style-name="Policepardéfaut" style:family="text">
      <style:text-properties style:font-name-complex="Times New Roman"/>
    </style:style>
    <style:style style:name="T1006" style:parent-style-name="Policepardéfaut" style:family="text">
      <style:text-properties style:font-name-complex="Times New Roman" fo:font-style="italic" style:font-style-asian="italic"/>
    </style:style>
    <style:style style:name="T1007" style:parent-style-name="Policepardéfaut" style:family="text">
      <style:text-properties style:font-name-complex="Times New Roman"/>
    </style:style>
    <style:style style:name="T1008" style:parent-style-name="Policepardéfaut" style:family="text">
      <style:text-properties style:font-name-complex="Times New Roman"/>
    </style:style>
    <style:style style:name="T1009" style:parent-style-name="Policepardéfaut" style:family="text">
      <style:text-properties style:font-name-complex="Times New Roman"/>
    </style:style>
    <style:style style:name="T1010" style:parent-style-name="Policepardéfaut" style:family="text">
      <style:text-properties style:font-name-complex="Times New Roman"/>
    </style:style>
    <style:style style:name="T1011" style:parent-style-name="Policepardéfaut" style:family="text">
      <style:text-properties style:font-name-complex="Times New Roman"/>
    </style:style>
    <style:style style:name="T1012" style:parent-style-name="Policepardéfaut" style:family="text">
      <style:text-properties style:font-name-complex="Times New Roman"/>
    </style:style>
    <style:style style:name="T1013" style:parent-style-name="Policepardéfaut" style:family="text">
      <style:text-properties style:font-name-complex="Times New Roman"/>
    </style:style>
    <style:style style:name="T1014" style:parent-style-name="Policepardéfaut" style:family="text">
      <style:text-properties style:font-name-complex="Times New Roman"/>
    </style:style>
    <style:style style:name="T1015" style:parent-style-name="Policepardéfaut" style:family="text">
      <style:text-properties style:font-name-complex="Times New Roman"/>
    </style:style>
    <style:style style:name="T1016" style:parent-style-name="Policepardéfaut" style:family="text">
      <style:text-properties style:font-name-complex="Times New Roman"/>
    </style:style>
    <style:style style:name="T1017" style:parent-style-name="Policepardéfaut" style:family="text">
      <style:text-properties style:font-name-complex="Times New Roman"/>
    </style:style>
    <style:style style:name="T1018" style:parent-style-name="Policepardéfaut" style:family="text">
      <style:text-properties style:font-name-complex="Times New Roman"/>
    </style:style>
    <style:style style:name="T1019" style:parent-style-name="Policepardéfaut" style:family="text">
      <style:text-properties style:font-name-complex="Times New Roman"/>
    </style:style>
    <style:style style:name="T1020" style:parent-style-name="Policepardéfaut" style:family="text">
      <style:text-properties style:font-name-complex="Times New Roman"/>
    </style:style>
    <style:style style:name="T1021" style:parent-style-name="Policepardéfaut" style:family="text">
      <style:text-properties style:font-name-complex="Times New Roman"/>
    </style:style>
    <style:style style:name="T1022" style:parent-style-name="Policepardéfaut" style:family="text">
      <style:text-properties style:font-name-complex="Times New Roman"/>
    </style:style>
    <style:style style:name="T1023" style:parent-style-name="Policepardéfaut" style:family="text">
      <style:text-properties style:font-name-complex="Times New Roman"/>
    </style:style>
    <style:style style:name="T1024" style:parent-style-name="Policepardéfaut" style:family="text">
      <style:text-properties style:font-name-complex="Times New Roman"/>
    </style:style>
    <style:style style:name="T1025" style:parent-style-name="Policepardéfaut" style:family="text">
      <style:text-properties style:font-name-complex="Times New Roman"/>
    </style:style>
    <style:style style:name="T1026" style:parent-style-name="Policepardéfaut" style:family="text">
      <style:text-properties style:font-name-complex="Times New Roman"/>
    </style:style>
    <style:style style:name="T1027" style:parent-style-name="Policepardéfaut" style:family="text">
      <style:text-properties style:font-name-complex="Times New Roman"/>
    </style:style>
    <style:style style:name="T1028" style:parent-style-name="Policepardéfaut" style:family="text">
      <style:text-properties style:font-name-complex="Times New Roman"/>
    </style:style>
    <style:style style:name="T1029" style:parent-style-name="Policepardéfaut" style:family="text">
      <style:text-properties style:font-name-complex="Times New Roman"/>
    </style:style>
    <style:style style:name="T1030" style:parent-style-name="Policepardéfaut" style:family="text">
      <style:text-properties style:font-name-complex="Times New Roman"/>
    </style:style>
    <style:style style:name="T1031" style:parent-style-name="Policepardéfaut" style:family="text">
      <style:text-properties style:font-name-complex="Times New Roman"/>
    </style:style>
    <style:style style:name="T1032" style:parent-style-name="Policepardéfaut" style:family="text">
      <style:text-properties style:font-name-complex="Times New Roman"/>
    </style:style>
    <style:style style:name="T1033" style:parent-style-name="Policepardéfaut" style:family="text">
      <style:text-properties style:font-name-complex="Times New Roman"/>
    </style:style>
    <style:style style:name="T1034" style:parent-style-name="Policepardéfaut" style:family="text">
      <style:text-properties style:font-name-complex="Times New Roman"/>
    </style:style>
    <style:style style:name="T1035" style:parent-style-name="Policepardéfaut" style:family="text">
      <style:text-properties style:font-name-complex="Times New Roman"/>
    </style:style>
    <style:style style:name="T1036" style:parent-style-name="Policepardéfaut" style:family="text">
      <style:text-properties style:font-name-complex="Times New Roman"/>
    </style:style>
    <style:style style:name="T1037" style:parent-style-name="Policepardéfaut" style:family="text">
      <style:text-properties style:font-name-complex="Times New Roman"/>
    </style:style>
    <style:style style:name="T1038" style:parent-style-name="Policepardéfaut" style:family="text">
      <style:text-properties style:font-name-complex="Times New Roman"/>
    </style:style>
    <style:style style:name="T1039" style:parent-style-name="Policepardéfaut" style:family="text">
      <style:text-properties style:font-name-complex="Times New Roman"/>
    </style:style>
    <style:style style:name="T1040" style:parent-style-name="Policepardéfaut" style:family="text">
      <style:text-properties style:font-name-complex="Times New Roman"/>
    </style:style>
    <style:style style:name="T1041" style:parent-style-name="Policepardéfaut" style:family="text">
      <style:text-properties style:font-name-complex="Times New Roman"/>
    </style:style>
    <style:style style:name="T1042" style:parent-style-name="Policepardéfaut" style:family="text">
      <style:text-properties style:font-name-complex="Times New Roman"/>
    </style:style>
    <style:style style:name="T1043" style:parent-style-name="Policepardéfaut" style:family="text">
      <style:text-properties style:font-name-complex="Times New Roman"/>
    </style:style>
    <style:style style:name="T1044" style:parent-style-name="Policepardéfaut" style:family="text">
      <style:text-properties style:font-name-complex="Times New Roman"/>
    </style:style>
    <style:style style:name="T1045" style:parent-style-name="Policepardéfaut" style:family="text">
      <style:text-properties style:font-name-complex="Times New Roman"/>
    </style:style>
    <style:style style:name="T1046" style:parent-style-name="Policepardéfaut" style:family="text">
      <style:text-properties style:font-name-complex="Times New Roman"/>
    </style:style>
    <style:style style:name="T1047" style:parent-style-name="Policepardéfaut" style:family="text">
      <style:text-properties style:font-name-complex="Times New Roman"/>
    </style:style>
    <style:style style:name="T1048" style:parent-style-name="Policepardéfaut" style:family="text">
      <style:text-properties style:font-name-complex="Times New Roman"/>
    </style:style>
    <style:style style:name="T1049" style:parent-style-name="Policepardéfaut" style:family="text">
      <style:text-properties style:font-name-complex="Times New Roman"/>
    </style:style>
    <style:style style:name="T1050" style:parent-style-name="Policepardéfaut" style:family="text">
      <style:text-properties style:font-name-complex="Times New Roman"/>
    </style:style>
    <style:style style:name="T1051" style:parent-style-name="Policepardéfaut" style:family="text">
      <style:text-properties style:font-name-complex="Times New Roman"/>
    </style:style>
    <style:style style:name="T1052" style:parent-style-name="Policepardéfaut" style:family="text">
      <style:text-properties style:font-name-complex="Times New Roman"/>
    </style:style>
    <style:style style:name="T1053" style:parent-style-name="Policepardéfaut" style:family="text">
      <style:text-properties style:font-name-complex="Times New Roman" fo:font-style="italic" style:font-style-asian="italic"/>
    </style:style>
    <style:style style:name="T1054" style:parent-style-name="Policepardéfaut" style:family="text">
      <style:text-properties style:font-name-complex="Times New Roman"/>
    </style:style>
    <style:style style:name="T1055" style:parent-style-name="Policepardéfaut" style:family="text">
      <style:text-properties style:font-name-complex="Times New Roman"/>
    </style:style>
    <style:style style:name="T1056" style:parent-style-name="Policepardéfaut" style:family="text">
      <style:text-properties style:font-name-complex="Times New Roman"/>
    </style:style>
    <style:style style:name="T1057" style:parent-style-name="Policepardéfaut" style:family="text">
      <style:text-properties style:font-name-complex="Times New Roman"/>
    </style:style>
    <style:style style:name="T1058" style:parent-style-name="Policepardéfaut" style:family="text">
      <style:text-properties style:font-name-complex="Times New Roman"/>
    </style:style>
    <style:style style:name="T1059" style:parent-style-name="Policepardéfaut" style:family="text">
      <style:text-properties style:font-name-complex="Times New Roman"/>
    </style:style>
    <style:style style:name="T1060" style:parent-style-name="Policepardéfaut" style:family="text">
      <style:text-properties style:font-name-complex="Times New Roman"/>
    </style:style>
    <style:style style:name="T1061" style:parent-style-name="Policepardéfaut" style:family="text">
      <style:text-properties style:font-name-complex="Times New Roman"/>
    </style:style>
    <style:style style:name="T1062" style:parent-style-name="Policepardéfaut" style:family="text">
      <style:text-properties style:font-name-complex="Times New Roman"/>
    </style:style>
    <style:style style:name="T1063" style:parent-style-name="Policepardéfaut" style:family="text">
      <style:text-properties style:font-name-complex="Times New Roman"/>
    </style:style>
    <style:style style:name="T1064" style:parent-style-name="Policepardéfaut" style:family="text">
      <style:text-properties style:font-name-complex="Times New Roman"/>
    </style:style>
    <style:style style:name="T1065" style:parent-style-name="Policepardéfaut" style:family="text">
      <style:text-properties style:font-name-complex="Times New Roman"/>
    </style:style>
    <style:style style:name="T1066" style:parent-style-name="Policepardéfaut" style:family="text">
      <style:text-properties style:font-name-complex="Times New Roman"/>
    </style:style>
    <style:style style:name="T1067" style:parent-style-name="Policepardéfaut" style:family="text">
      <style:text-properties style:font-name-complex="Times New Roman"/>
    </style:style>
    <style:style style:name="T1068" style:parent-style-name="Policepardéfaut" style:family="text">
      <style:text-properties style:font-name-complex="Times New Roman"/>
    </style:style>
    <style:style style:name="T1069" style:parent-style-name="Policepardéfaut" style:family="text">
      <style:text-properties style:font-name-complex="Times New Roman"/>
    </style:style>
    <style:style style:name="T1070" style:parent-style-name="Policepardéfaut" style:family="text">
      <style:text-properties style:font-name-complex="Times New Roman"/>
    </style:style>
    <style:style style:name="T1071" style:parent-style-name="Policepardéfaut" style:family="text">
      <style:text-properties style:font-name-complex="Times New Roman"/>
    </style:style>
    <style:style style:name="P1072" style:parent-style-name="Corpsdetexte" style:family="paragraph">
      <style:text-properties style:font-name-complex="Times New Roman"/>
    </style:style>
    <style:style style:name="T1073" style:parent-style-name="Policepardéfaut" style:family="text">
      <style:text-properties style:font-name-complex="Times New Roman"/>
    </style:style>
    <style:style style:name="T1074" style:parent-style-name="Policepardéfaut" style:family="text">
      <style:text-properties style:font-name-complex="Times New Roman"/>
    </style:style>
    <style:style style:name="T1075" style:parent-style-name="Policepardéfaut" style:family="text">
      <style:text-properties style:font-name-complex="Times New Roman"/>
    </style:style>
    <style:style style:name="T1076" style:parent-style-name="Policepardéfaut" style:family="text">
      <style:text-properties style:font-name-complex="Times New Roman"/>
    </style:style>
    <style:style style:name="T1077" style:parent-style-name="Policepardéfaut" style:family="text">
      <style:text-properties style:font-name-complex="Times New Roman"/>
    </style:style>
    <style:style style:name="T1078" style:parent-style-name="Policepardéfaut" style:family="text">
      <style:text-properties style:font-name-complex="Times New Roman"/>
    </style:style>
    <style:style style:name="T1079" style:parent-style-name="Policepardéfaut" style:family="text">
      <style:text-properties style:font-name-complex="Times New Roman"/>
    </style:style>
    <style:style style:name="T1080" style:parent-style-name="Policepardéfaut" style:family="text">
      <style:text-properties style:font-name-complex="Times New Roman"/>
    </style:style>
    <style:style style:name="T1081" style:parent-style-name="Policepardéfaut" style:family="text">
      <style:text-properties style:font-name-complex="Times New Roman"/>
    </style:style>
    <style:style style:name="T1082" style:parent-style-name="Policepardéfaut" style:family="text">
      <style:text-properties style:font-name-complex="Times New Roman" fo:font-style="italic" style:font-style-asian="italic"/>
    </style:style>
    <style:style style:name="T1083" style:parent-style-name="Policepardéfaut" style:family="text">
      <style:text-properties style:font-name-complex="Times New Roman"/>
    </style:style>
    <style:style style:name="T1084" style:parent-style-name="Policepardéfaut" style:family="text">
      <style:text-properties style:font-name-complex="Times New Roman"/>
    </style:style>
    <style:style style:name="T1085" style:parent-style-name="Policepardéfaut" style:family="text">
      <style:text-properties style:font-name-complex="Times New Roman"/>
    </style:style>
    <style:style style:name="T1086" style:parent-style-name="Policepardéfaut" style:family="text">
      <style:text-properties style:font-name-complex="Times New Roman" fo:font-style="italic" style:font-style-asian="italic"/>
    </style:style>
    <style:style style:name="T1087" style:parent-style-name="Policepardéfaut" style:family="text">
      <style:text-properties style:font-name-complex="Times New Roman"/>
    </style:style>
    <style:style style:name="T1088" style:parent-style-name="Policepardéfaut" style:family="text">
      <style:text-properties style:font-name-complex="Times New Roman"/>
    </style:style>
    <style:style style:name="T1089" style:parent-style-name="Policepardéfaut" style:family="text">
      <style:text-properties style:font-name-complex="Times New Roman"/>
    </style:style>
    <style:style style:name="T1090" style:parent-style-name="Policepardéfaut" style:family="text">
      <style:text-properties style:font-name-complex="Times New Roman"/>
    </style:style>
    <style:style style:name="T1091" style:parent-style-name="Policepardéfaut" style:family="text">
      <style:text-properties style:font-name-complex="Times New Roman"/>
    </style:style>
    <style:style style:name="T1092" style:parent-style-name="Policepardéfaut" style:family="text">
      <style:text-properties style:font-name-complex="Times New Roman"/>
    </style:style>
    <style:style style:name="T1093" style:parent-style-name="Policepardéfaut" style:family="text">
      <style:text-properties style:font-name-complex="Times New Roman"/>
    </style:style>
    <style:style style:name="T1094" style:parent-style-name="Policepardéfaut" style:family="text">
      <style:text-properties style:font-name-complex="Times New Roman"/>
    </style:style>
    <style:style style:name="T1095" style:parent-style-name="Policepardéfaut" style:family="text">
      <style:text-properties style:font-name-complex="Times New Roman"/>
    </style:style>
    <style:style style:name="T1096" style:parent-style-name="Policepardéfaut" style:family="text">
      <style:text-properties style:font-name-complex="Times New Roman"/>
    </style:style>
    <style:style style:name="T1097" style:parent-style-name="Policepardéfaut" style:family="text">
      <style:text-properties style:font-name-complex="Times New Roman"/>
    </style:style>
    <style:style style:name="T1098" style:parent-style-name="Policepardéfaut" style:family="text">
      <style:text-properties style:font-name-complex="Times New Roman"/>
    </style:style>
    <style:style style:name="T1099" style:parent-style-name="Policepardéfaut" style:family="text">
      <style:text-properties style:font-name-complex="Times New Roman"/>
    </style:style>
    <style:style style:name="T1100" style:parent-style-name="Policepardéfaut" style:family="text">
      <style:text-properties style:font-name-complex="Times New Roman"/>
    </style:style>
    <style:style style:name="T1101" style:parent-style-name="Policepardéfaut" style:family="text">
      <style:text-properties style:font-name-complex="Times New Roman"/>
    </style:style>
    <style:style style:name="T1102" style:parent-style-name="Policepardéfaut" style:family="text">
      <style:text-properties style:font-name-complex="Times New Roman"/>
    </style:style>
    <style:style style:name="T1103" style:parent-style-name="Policepardéfaut" style:family="text">
      <style:text-properties style:font-name-complex="Times New Roman"/>
    </style:style>
    <style:style style:name="T1104" style:parent-style-name="Policepardéfaut" style:family="text">
      <style:text-properties style:font-name-complex="Times New Roman"/>
    </style:style>
    <style:style style:name="T1105" style:parent-style-name="Policepardéfaut" style:family="text">
      <style:text-properties style:font-name-complex="Times New Roman"/>
    </style:style>
    <style:style style:name="T1106" style:parent-style-name="Policepardéfaut" style:family="text">
      <style:text-properties style:font-name-complex="Times New Roman"/>
    </style:style>
    <style:style style:name="T1107" style:parent-style-name="Policepardéfaut" style:family="text">
      <style:text-properties style:font-name-complex="Times New Roman"/>
    </style:style>
    <style:style style:name="T1108" style:parent-style-name="Policepardéfaut" style:family="text">
      <style:text-properties style:font-name-complex="Times New Roman"/>
    </style:style>
    <style:style style:name="T1109" style:parent-style-name="Policepardéfaut" style:family="text">
      <style:text-properties style:font-name-complex="Times New Roman"/>
    </style:style>
    <style:style style:name="T1110" style:parent-style-name="Policepardéfaut" style:family="text">
      <style:text-properties style:font-name-complex="Times New Roman"/>
    </style:style>
    <style:style style:name="T1111" style:parent-style-name="Policepardéfaut" style:family="text">
      <style:text-properties style:font-name-complex="Times New Roman"/>
    </style:style>
    <style:style style:name="T1112" style:parent-style-name="Policepardéfaut" style:family="text">
      <style:text-properties style:font-name-complex="Times New Roman"/>
    </style:style>
    <style:style style:name="T1113" style:parent-style-name="Policepardéfaut" style:family="text">
      <style:text-properties style:font-name-complex="Times New Roman"/>
    </style:style>
    <style:style style:name="T1114" style:parent-style-name="Policepardéfaut" style:family="text">
      <style:text-properties style:font-name-complex="Times New Roman"/>
    </style:style>
    <style:style style:name="T1115" style:parent-style-name="Policepardéfaut" style:family="text">
      <style:text-properties style:font-name-complex="Times New Roman"/>
    </style:style>
    <style:style style:name="T1116" style:parent-style-name="Policepardéfaut" style:family="text">
      <style:text-properties style:font-name-complex="Times New Roman"/>
    </style:style>
    <style:style style:name="T1117" style:parent-style-name="Policepardéfaut" style:family="text">
      <style:text-properties style:font-name-complex="Times New Roman"/>
    </style:style>
    <style:style style:name="T1118" style:parent-style-name="Policepardéfaut" style:family="text">
      <style:text-properties style:font-name-complex="Times New Roman"/>
    </style:style>
    <style:style style:name="T1119" style:parent-style-name="Policepardéfaut" style:family="text">
      <style:text-properties style:font-name-complex="Times New Roman"/>
    </style:style>
    <style:style style:name="T1120" style:parent-style-name="Policepardéfaut" style:family="text">
      <style:text-properties style:font-name-complex="Times New Roman"/>
    </style:style>
    <style:style style:name="T1121" style:parent-style-name="Policepardéfaut" style:family="text">
      <style:text-properties style:font-name-complex="Times New Roman"/>
    </style:style>
    <style:style style:name="T1122" style:parent-style-name="Policepardéfaut" style:family="text">
      <style:text-properties style:font-name-complex="Times New Roman"/>
    </style:style>
    <style:style style:name="T1123" style:parent-style-name="Policepardéfaut" style:family="text">
      <style:text-properties style:font-name-complex="Times New Roman"/>
    </style:style>
    <style:style style:name="T1124" style:parent-style-name="Policepardéfaut" style:family="text">
      <style:text-properties style:font-name-complex="Times New Roman"/>
    </style:style>
    <style:style style:name="T1125" style:parent-style-name="Policepardéfaut" style:family="text">
      <style:text-properties style:font-name-complex="Times New Roman"/>
    </style:style>
    <style:style style:name="T1126" style:parent-style-name="Policepardéfaut" style:family="text">
      <style:text-properties style:font-name-complex="Times New Roman"/>
    </style:style>
    <style:style style:name="T1127" style:parent-style-name="Policepardéfaut" style:family="text">
      <style:text-properties style:font-name-complex="Times New Roman"/>
    </style:style>
    <style:style style:name="T1128" style:parent-style-name="Policepardéfaut" style:family="text">
      <style:text-properties style:font-name-complex="Times New Roman"/>
    </style:style>
    <style:style style:name="T1129" style:parent-style-name="Policepardéfaut" style:family="text">
      <style:text-properties style:font-name-complex="Times New Roman" fo:font-style="italic" style:font-style-asian="italic"/>
    </style:style>
    <style:style style:name="T1130" style:parent-style-name="Policepardéfaut" style:family="text">
      <style:text-properties style:font-name-complex="Times New Roman"/>
    </style:style>
    <style:style style:name="T1131" style:parent-style-name="Policepardéfaut" style:family="text">
      <style:text-properties style:font-name-complex="Times New Roman"/>
    </style:style>
    <style:style style:name="T1132" style:parent-style-name="Policepardéfaut" style:family="text">
      <style:text-properties style:font-name-complex="Times New Roman"/>
    </style:style>
    <style:style style:name="T1133" style:parent-style-name="Policepardéfaut" style:family="text">
      <style:text-properties style:font-name-complex="Times New Roman"/>
    </style:style>
    <style:style style:name="T1134" style:parent-style-name="Policepardéfaut" style:family="text">
      <style:text-properties style:font-name-complex="Times New Roman" fo:font-style="italic" style:font-style-asian="italic"/>
    </style:style>
    <style:style style:name="T1135" style:parent-style-name="Policepardéfaut" style:family="text">
      <style:text-properties style:font-name-complex="Times New Roman"/>
    </style:style>
    <style:style style:name="T1136" style:parent-style-name="Policepardéfaut" style:family="text">
      <style:text-properties style:font-name-complex="Times New Roman"/>
    </style:style>
    <style:style style:name="T1137" style:parent-style-name="Policepardéfaut" style:family="text">
      <style:text-properties style:font-name-complex="Times New Roman"/>
    </style:style>
    <style:style style:name="T1138" style:parent-style-name="Policepardéfaut" style:family="text">
      <style:text-properties style:font-name-complex="Times New Roman"/>
    </style:style>
    <style:style style:name="T1139" style:parent-style-name="Policepardéfaut" style:family="text">
      <style:text-properties style:font-name-complex="Times New Roman"/>
    </style:style>
    <style:style style:name="T1140" style:parent-style-name="Policepardéfaut" style:family="text">
      <style:text-properties style:font-name-complex="Times New Roman"/>
    </style:style>
    <style:style style:name="T1141" style:parent-style-name="Policepardéfaut" style:family="text">
      <style:text-properties style:font-name-complex="Times New Roman"/>
    </style:style>
    <style:style style:name="T1142" style:parent-style-name="Policepardéfaut" style:family="text">
      <style:text-properties style:font-name-complex="Times New Roman"/>
    </style:style>
    <style:style style:name="T1143" style:parent-style-name="Policepardéfaut" style:family="text">
      <style:text-properties style:font-name-complex="Times New Roman"/>
    </style:style>
    <style:style style:name="T1144" style:parent-style-name="Policepardéfaut" style:family="text">
      <style:text-properties style:font-name-complex="Times New Roman"/>
    </style:style>
    <style:style style:name="T1145" style:parent-style-name="Policepardéfaut" style:family="text">
      <style:text-properties style:font-name-complex="Times New Roman"/>
    </style:style>
    <style:style style:name="T1146" style:parent-style-name="Policepardéfaut" style:family="text">
      <style:text-properties style:font-name-complex="Times New Roman"/>
    </style:style>
    <style:style style:name="T1147" style:parent-style-name="Policepardéfaut" style:family="text">
      <style:text-properties style:font-name-complex="Times New Roman"/>
    </style:style>
    <style:style style:name="T1148" style:parent-style-name="Policepardéfaut" style:family="text">
      <style:text-properties style:font-name-complex="Times New Roman"/>
    </style:style>
    <style:style style:name="T1149" style:parent-style-name="Policepardéfaut" style:family="text">
      <style:text-properties style:font-name-complex="Times New Roman"/>
    </style:style>
    <style:style style:name="T1150" style:parent-style-name="Policepardéfaut" style:family="text">
      <style:text-properties style:font-name-complex="Times New Roman"/>
    </style:style>
    <style:style style:name="T1151" style:parent-style-name="Policepardéfaut" style:family="text">
      <style:text-properties style:font-name-complex="Times New Roman"/>
    </style:style>
    <style:style style:name="T1152" style:parent-style-name="Policepardéfaut" style:family="text">
      <style:text-properties style:font-name-complex="Times New Roman"/>
    </style:style>
    <style:style style:name="T1153" style:parent-style-name="Policepardéfaut" style:family="text">
      <style:text-properties style:font-name-complex="Times New Roman" fo:font-style="italic" style:font-style-asian="italic"/>
    </style:style>
    <style:style style:name="T1154" style:parent-style-name="Policepardéfaut" style:family="text">
      <style:text-properties style:font-name-complex="Times New Roman"/>
    </style:style>
    <style:style style:name="T1155" style:parent-style-name="Policepardéfaut" style:family="text">
      <style:text-properties style:font-name-complex="Times New Roman"/>
    </style:style>
    <style:style style:name="T1156" style:parent-style-name="Policepardéfaut" style:family="text">
      <style:text-properties style:font-name-complex="Times New Roman" fo:font-style="italic" style:font-style-asian="italic"/>
    </style:style>
    <style:style style:name="T1157" style:parent-style-name="Policepardéfaut" style:family="text">
      <style:text-properties style:font-name-complex="Times New Roman"/>
    </style:style>
    <style:style style:name="T1158" style:parent-style-name="Policepardéfaut" style:family="text">
      <style:text-properties style:font-name-complex="Times New Roman" fo:font-style="italic" style:font-style-asian="italic"/>
    </style:style>
    <style:style style:name="T1159" style:parent-style-name="Policepardéfaut" style:family="text">
      <style:text-properties style:font-name-complex="Times New Roman"/>
    </style:style>
    <style:style style:name="T1160" style:parent-style-name="Policepardéfaut" style:family="text">
      <style:text-properties style:font-name-complex="Times New Roman"/>
    </style:style>
    <style:style style:name="T1161" style:parent-style-name="Policepardéfaut" style:family="text">
      <style:text-properties style:font-name-complex="Times New Roman"/>
    </style:style>
    <style:style style:name="T1162" style:parent-style-name="Policepardéfaut" style:family="text">
      <style:text-properties style:font-name-complex="Times New Roman"/>
    </style:style>
    <style:style style:name="T1163" style:parent-style-name="Policepardéfaut" style:family="text">
      <style:text-properties style:font-name-complex="Times New Roman"/>
    </style:style>
    <style:style style:name="T1164" style:parent-style-name="Policepardéfaut" style:family="text">
      <style:text-properties style:font-name-complex="Times New Roman"/>
    </style:style>
    <style:style style:name="T1165" style:parent-style-name="Policepardéfaut" style:family="text">
      <style:text-properties style:font-name-complex="Times New Roman"/>
    </style:style>
    <style:style style:name="T1166" style:parent-style-name="Policepardéfaut" style:family="text">
      <style:text-properties style:font-name-complex="Times New Roman" fo:font-style="italic" style:font-style-asian="italic"/>
    </style:style>
    <style:style style:name="T1167" style:parent-style-name="Policepardéfaut" style:family="text">
      <style:text-properties style:font-name-complex="Times New Roman"/>
    </style:style>
    <style:style style:name="T1168" style:parent-style-name="Policepardéfaut" style:family="text">
      <style:text-properties style:font-name-complex="Times New Roman"/>
    </style:style>
    <style:style style:name="T1169" style:parent-style-name="Policepardéfaut" style:family="text">
      <style:text-properties style:font-name-complex="Times New Roman"/>
    </style:style>
    <style:style style:name="T1170" style:parent-style-name="Policepardéfaut" style:family="text">
      <style:text-properties style:font-name-complex="Times New Roman"/>
    </style:style>
    <style:style style:name="T1171" style:parent-style-name="Policepardéfaut" style:family="text">
      <style:text-properties style:font-name-complex="Times New Roman" fo:font-style="italic" style:font-style-asian="italic"/>
    </style:style>
    <style:style style:name="T1172" style:parent-style-name="Policepardéfaut" style:family="text">
      <style:text-properties style:font-name-complex="Times New Roman"/>
    </style:style>
    <style:style style:name="T1173" style:parent-style-name="Policepardéfaut" style:family="text">
      <style:text-properties style:font-name-complex="Times New Roman"/>
    </style:style>
    <style:style style:name="T1174" style:parent-style-name="Policepardéfaut" style:family="text">
      <style:text-properties style:font-name-complex="Times New Roman"/>
    </style:style>
    <style:style style:name="T1175" style:parent-style-name="Policepardéfaut" style:family="text">
      <style:text-properties style:font-name-complex="Times New Roman"/>
    </style:style>
    <style:style style:name="T1176" style:parent-style-name="Policepardéfaut" style:family="text">
      <style:text-properties style:font-name-complex="Times New Roman"/>
    </style:style>
    <style:style style:name="T1177" style:parent-style-name="Policepardéfaut" style:family="text">
      <style:text-properties style:font-name-complex="Times New Roman"/>
    </style:style>
    <style:style style:name="T1178" style:parent-style-name="Policepardéfaut" style:family="text">
      <style:text-properties style:font-name-complex="Times New Roman"/>
    </style:style>
    <style:style style:name="T1179" style:parent-style-name="Policepardéfaut" style:family="text">
      <style:text-properties style:font-name-complex="Times New Roman"/>
    </style:style>
    <style:style style:name="T1180" style:parent-style-name="Policepardéfaut" style:family="text">
      <style:text-properties style:font-name-complex="Times New Roman"/>
    </style:style>
    <style:style style:name="T1181" style:parent-style-name="Policepardéfaut" style:family="text">
      <style:text-properties style:font-name-complex="Times New Roman"/>
    </style:style>
    <style:style style:name="T1182" style:parent-style-name="Policepardéfaut" style:family="text">
      <style:text-properties style:font-name-complex="Times New Roman"/>
    </style:style>
    <style:style style:name="T1183" style:parent-style-name="Policepardéfaut" style:family="text">
      <style:text-properties style:font-name-complex="Times New Roman"/>
    </style:style>
    <style:style style:name="T1184" style:parent-style-name="Policepardéfaut" style:family="text">
      <style:text-properties style:font-name-complex="Times New Roman"/>
    </style:style>
    <style:style style:name="T1185" style:parent-style-name="Policepardéfaut" style:family="text">
      <style:text-properties style:font-name-complex="Times New Roman"/>
    </style:style>
    <style:style style:name="T1186" style:parent-style-name="Policepardéfaut" style:family="text">
      <style:text-properties style:font-name-complex="Times New Roman"/>
    </style:style>
    <style:style style:name="T1187" style:parent-style-name="Policepardéfaut" style:family="text">
      <style:text-properties style:font-name-complex="Times New Roman"/>
    </style:style>
    <style:style style:name="T1188" style:parent-style-name="Policepardéfaut" style:family="text">
      <style:text-properties style:font-name-complex="Times New Roman"/>
    </style:style>
    <style:style style:name="T1189" style:parent-style-name="Policepardéfaut" style:family="text">
      <style:text-properties style:font-name-complex="Times New Roman"/>
    </style:style>
    <style:style style:name="T1190" style:parent-style-name="Policepardéfaut" style:family="text">
      <style:text-properties style:font-name-complex="Times New Roman"/>
    </style:style>
    <style:style style:name="T1191" style:parent-style-name="Policepardéfaut" style:family="text">
      <style:text-properties style:font-name-complex="Times New Roman"/>
    </style:style>
    <style:style style:name="T1192" style:parent-style-name="Policepardéfaut" style:family="text">
      <style:text-properties style:font-name-complex="Times New Roman"/>
    </style:style>
    <style:style style:name="T1193" style:parent-style-name="Policepardéfaut" style:family="text">
      <style:text-properties style:font-name-complex="Times New Roman"/>
    </style:style>
    <style:style style:name="T1194" style:parent-style-name="Policepardéfaut" style:family="text">
      <style:text-properties style:font-name-complex="Times New Roman"/>
    </style:style>
    <style:style style:name="T1195" style:parent-style-name="Policepardéfaut" style:family="text">
      <style:text-properties style:font-name-complex="Times New Roman"/>
    </style:style>
    <style:style style:name="T1196" style:parent-style-name="Policepardéfaut" style:family="text">
      <style:text-properties style:font-name-complex="Times New Roman"/>
    </style:style>
    <style:style style:name="T1197" style:parent-style-name="Policepardéfaut" style:family="text">
      <style:text-properties style:font-name-complex="Times New Roman"/>
    </style:style>
    <style:style style:name="T1198" style:parent-style-name="Policepardéfaut" style:family="text">
      <style:text-properties style:font-name-complex="Times New Roman"/>
    </style:style>
    <style:style style:name="T1199" style:parent-style-name="Policepardéfaut" style:family="text">
      <style:text-properties style:font-name-complex="Times New Roman"/>
    </style:style>
    <style:style style:name="T1200" style:parent-style-name="Policepardéfaut" style:family="text">
      <style:text-properties style:font-name-complex="Times New Roman"/>
    </style:style>
    <style:style style:name="T1201" style:parent-style-name="Policepardéfaut" style:family="text">
      <style:text-properties style:font-name-complex="Times New Roman"/>
    </style:style>
    <style:style style:name="T1202" style:parent-style-name="Policepardéfaut" style:family="text">
      <style:text-properties style:font-name-complex="Times New Roman"/>
    </style:style>
    <style:style style:name="T1203" style:parent-style-name="Policepardéfaut" style:family="text">
      <style:text-properties style:font-name-complex="Times New Roman"/>
    </style:style>
    <style:style style:name="T1204" style:parent-style-name="Policepardéfaut" style:family="text">
      <style:text-properties style:font-name-complex="Times New Roman"/>
    </style:style>
    <style:style style:name="T1205" style:parent-style-name="Policepardéfaut" style:family="text">
      <style:text-properties style:font-name-complex="Times New Roman"/>
    </style:style>
    <style:style style:name="T1206" style:parent-style-name="Policepardéfaut" style:family="text">
      <style:text-properties style:text-position="super 66.6%"/>
    </style:style>
    <style:style style:name="T1207" style:parent-style-name="Policepardéfaut" style:family="text">
      <style:text-properties style:font-name-complex="Times New Roman"/>
    </style:style>
    <style:style style:name="T1208" style:parent-style-name="Policepardéfaut" style:family="text">
      <style:text-properties style:font-name-complex="Times New Roman"/>
    </style:style>
    <style:style style:name="T1209" style:parent-style-name="Policepardéfaut" style:family="text">
      <style:text-properties style:font-name-complex="Times New Roman"/>
    </style:style>
    <style:style style:name="T1210" style:parent-style-name="Policepardéfaut" style:family="text">
      <style:text-properties style:font-name-complex="Times New Roman"/>
    </style:style>
    <style:style style:name="T1211" style:parent-style-name="Policepardéfaut" style:family="text">
      <style:text-properties style:font-name-complex="Times New Roman" fo:font-style="italic" style:font-style-asian="italic"/>
    </style:style>
    <style:style style:name="T1212" style:parent-style-name="Policepardéfaut" style:family="text">
      <style:text-properties style:font-name-complex="Times New Roman"/>
    </style:style>
    <style:style style:name="T1213" style:parent-style-name="Policepardéfaut" style:family="text">
      <style:text-properties style:font-name-complex="Times New Roman"/>
    </style:style>
    <style:style style:name="T1214" style:parent-style-name="Policepardéfaut" style:family="text">
      <style:text-properties style:font-name-complex="Times New Roman"/>
    </style:style>
    <style:style style:name="T1215" style:parent-style-name="Policepardéfaut" style:family="text">
      <style:text-properties style:font-name-complex="Times New Roman"/>
    </style:style>
    <style:style style:name="T1216" style:parent-style-name="Policepardéfaut" style:family="text">
      <style:text-properties style:font-name-complex="Times New Roman"/>
    </style:style>
    <style:style style:name="T1217" style:parent-style-name="Policepardéfaut" style:family="text">
      <style:text-properties style:font-name-asian="Times New Roman"/>
    </style:style>
    <style:style style:name="P1218" style:parent-style-name="byline" style:family="paragraph">
      <style:text-properties fo:font-variant="small-caps"/>
    </style:style>
    <style:style style:name="T1219" style:parent-style-name="Policepardéfaut" style:family="text">
      <style:text-properties style:font-name-complex="Times New Roman" fo:font-weight="bold" style:font-weight-asian="bold" fo:language="it" fo:country="IT"/>
    </style:style>
    <style:style style:name="T1220" style:parent-style-name="Policepardéfaut" style:family="text">
      <style:text-properties style:font-name-complex="Times New Roman" fo:language="it" fo:country="IT"/>
    </style:style>
    <style:style style:name="T1221" style:parent-style-name="Policepardéfaut" style:family="text">
      <style:text-properties style:text-position="super 66.6%" fo:language="it" fo:country="IT"/>
    </style:style>
    <style:style style:name="T1222" style:parent-style-name="Policepardéfaut" style:family="text">
      <style:text-properties style:font-name-complex="Times New Roman" fo:language="it" fo:country="IT"/>
    </style:style>
    <style:style style:name="P1223" style:parent-style-name="Corpsdetexte" style:family="paragraph">
      <style:text-properties style:font-name-complex="Times New Roman"/>
    </style:style>
    <style:style style:name="T1224" style:parent-style-name="Policepardéfaut" style:family="text">
      <style:text-properties fo:language="en" fo:country="GB"/>
    </style:style>
    <style:style style:name="P1225" style:parent-style-name="term" style:family="paragraph">
      <style:text-properties fo:language="en" fo:country="GB"/>
    </style:style>
    <style:style style:name="P1226" style:parent-style-name="term" style:family="paragraph">
      <style:text-properties fo:language="en" fo:country="GB"/>
    </style:style>
    <style:style style:name="P1227" style:parent-style-name="term" style:family="paragraph">
      <style:text-properties fo:language="en" fo:country="GB"/>
    </style:style>
    <style:style style:name="P1228" style:parent-style-name="term" style:family="paragraph">
      <style:text-properties fo:language="en" fo:country="GB"/>
    </style:style>
    <style:style style:name="P1229" style:parent-style-name="term" style:family="paragraph">
      <style:text-properties fo:language="en" fo:country="GB"/>
    </style:style>
    <style:style style:name="P1230" style:parent-style-name="term" style:family="paragraph">
      <style:text-properties fo:language="en" fo:country="GB"/>
    </style:style>
    <style:style style:name="P1231" style:parent-style-name="term" style:family="paragraph">
      <style:text-properties fo:language="en" fo:country="GB"/>
    </style:style>
    <style:style style:name="T1232" style:parent-style-name="Policepardéfaut" style:family="text">
      <style:text-properties fo:font-variant="small-caps" fo:language="en" fo:country="GB"/>
    </style:style>
    <style:style style:name="T1233" style:parent-style-name="Policepardéfaut" style:family="text">
      <style:text-properties fo:language="en" fo:country="GB"/>
    </style:style>
    <style:style style:name="P1234" style:parent-style-name="Corpsdetexte" style:family="paragraph">
      <style:text-properties style:font-name-complex="Times New Roman"/>
    </style:style>
    <style:style style:name="T1235" style:parent-style-name="Policepardéfaut" style:family="text">
      <style:text-properties style:font-name-complex="Times New Roman" fo:font-weight="bold" style:font-weight-asian="bold"/>
    </style:style>
    <style:style style:name="T1236" style:parent-style-name="Policepardéfaut" style:family="text">
      <style:text-properties style:font-name-complex="Times New Roman"/>
    </style:style>
    <style:style style:name="T1237" style:parent-style-name="Policepardéfaut" style:family="text">
      <style:text-properties style:font-name-complex="Times New Roman"/>
    </style:style>
    <style:style style:name="T1238" style:parent-style-name="Policepardéfaut" style:family="text">
      <style:text-properties style:font-name-complex="Times New Roman"/>
    </style:style>
    <style:style style:name="T1239" style:parent-style-name="Policepardéfaut" style:family="text">
      <style:text-properties style:font-name-complex="Times New Roman" fo:font-style="italic" style:font-style-asian="italic"/>
    </style:style>
    <style:style style:name="T1240" style:parent-style-name="Policepardéfaut" style:family="text">
      <style:text-properties style:font-name-complex="Times New Roman"/>
    </style:style>
    <style:style style:name="T1241" style:parent-style-name="Policepardéfaut" style:family="text">
      <style:text-properties style:font-name-complex="Times New Roman"/>
    </style:style>
    <style:style style:name="T1242" style:parent-style-name="Policepardéfaut" style:family="text">
      <style:text-properties style:font-name-complex="Times New Roman"/>
    </style:style>
    <style:style style:name="P1243" style:parent-style-name="Corpsdetexte" style:family="paragraph">
      <style:text-properties style:font-name-complex="Times New Roman"/>
    </style:style>
    <style:style style:name="T1244" style:parent-style-name="Policepardéfaut" style:family="text">
      <style:text-properties style:font-name-complex="Times New Roman" fo:font-weight="bold" style:font-weight-asian="bold"/>
    </style:style>
    <style:style style:name="T1245" style:parent-style-name="Policepardéfaut" style:family="text">
      <style:text-properties style:font-name-complex="Times New Roman"/>
    </style:style>
    <style:style style:name="T1246" style:parent-style-name="Policepardéfaut" style:family="text">
      <style:text-properties style:font-name-complex="Times New Roman" fo:font-style="italic" style:font-style-asian="italic"/>
    </style:style>
    <style:style style:name="T1247" style:parent-style-name="Policepardéfaut" style:family="text">
      <style:text-properties style:font-name-complex="Times New Roman"/>
    </style:style>
    <style:style style:name="T1248" style:parent-style-name="Policepardéfaut" style:family="text">
      <style:text-properties style:font-name-complex="Times New Roman"/>
    </style:style>
    <style:style style:name="T1249" style:parent-style-name="Policepardéfaut" style:family="text">
      <style:text-properties style:font-name-complex="Times New Roman"/>
    </style:style>
    <style:style style:name="P1250" style:parent-style-name="Corpsdetexte" style:family="paragraph">
      <style:text-properties style:font-name-complex="Times New Roman"/>
    </style:style>
    <style:style style:name="T1251" style:parent-style-name="Policepardéfaut" style:family="text">
      <style:text-properties fo:font-variant="small-caps"/>
    </style:style>
    <style:style style:name="T1252" style:parent-style-name="Policepardéfaut" style:family="text">
      <style:text-properties style:font-name-complex="Times New Roman"/>
    </style:style>
    <style:style style:name="T1253" style:parent-style-name="Policepardéfaut" style:family="text">
      <style:text-properties style:font-name-complex="Times New Roman"/>
    </style:style>
    <style:style style:name="T1254" style:parent-style-name="Policepardéfaut" style:family="text">
      <style:text-properties style:font-name-complex="Times New Roman" fo:font-weight="bold" style:font-weight-asian="bold"/>
    </style:style>
    <style:style style:name="T1255" style:parent-style-name="Policepardéfaut" style:family="text">
      <style:text-properties style:font-name-complex="Times New Roman"/>
    </style:style>
    <style:style style:name="T1256" style:parent-style-name="Policepardéfaut" style:family="text">
      <style:text-properties style:font-name-complex="Times New Roman"/>
    </style:style>
    <style:style style:name="T1257" style:parent-style-name="Policepardéfaut" style:family="text">
      <style:text-properties style:font-name-complex="Times New Roman"/>
    </style:style>
    <style:style style:name="T1258" style:parent-style-name="Policepardéfaut" style:family="text">
      <style:text-properties style:font-name-complex="Times New Roman"/>
    </style:style>
    <style:style style:name="T1259" style:parent-style-name="Policepardéfaut" style:family="text">
      <style:text-properties style:font-name-complex="Times New Roman"/>
    </style:style>
    <style:style style:name="T1260" style:parent-style-name="Policepardéfaut" style:family="text">
      <style:text-properties style:font-name-complex="Times New Roman"/>
    </style:style>
    <style:style style:name="T1261" style:parent-style-name="Policepardéfaut" style:family="text">
      <style:text-properties style:font-name-complex="Times New Roman"/>
    </style:style>
    <style:style style:name="T1262" style:parent-style-name="Policepardéfaut" style:family="text">
      <style:text-properties style:font-name-complex="Times New Roman"/>
    </style:style>
    <style:style style:name="T1263" style:parent-style-name="Policepardéfaut" style:family="text">
      <style:text-properties style:font-name-complex="Times New Roman"/>
    </style:style>
    <style:style style:name="T1264" style:parent-style-name="Policepardéfaut" style:family="text">
      <style:text-properties style:font-name-complex="Times New Roman"/>
    </style:style>
    <style:style style:name="T1265" style:parent-style-name="Policepardéfaut" style:family="text">
      <style:text-properties style:font-name-complex="Times New Roman"/>
    </style:style>
    <style:style style:name="T1266" style:parent-style-name="Policepardéfaut" style:family="text">
      <style:text-properties style:font-name-complex="Times New Roman"/>
    </style:style>
    <style:style style:name="T1267" style:parent-style-name="Policepardéfaut" style:family="text">
      <style:text-properties style:font-name-complex="Times New Roman"/>
    </style:style>
    <style:style style:name="T1268" style:parent-style-name="Policepardéfaut" style:family="text">
      <style:text-properties style:font-name-complex="Times New Roman"/>
    </style:style>
    <style:style style:name="T1269" style:parent-style-name="Policepardéfaut" style:family="text">
      <style:text-properties style:font-name-complex="Times New Roman"/>
    </style:style>
    <style:style style:name="T1270" style:parent-style-name="Policepardéfaut" style:family="text">
      <style:text-properties style:font-name-complex="Times New Roman"/>
    </style:style>
    <style:style style:name="T1271" style:parent-style-name="Policepardéfaut" style:family="text">
      <style:text-properties style:font-name-complex="Times New Roman"/>
    </style:style>
    <style:style style:name="T1272" style:parent-style-name="Policepardéfaut" style:family="text">
      <style:text-properties style:font-name-complex="Times New Roman"/>
    </style:style>
    <style:style style:name="T1273" style:parent-style-name="Policepardéfaut" style:family="text">
      <style:text-properties style:font-name-complex="Times New Roman"/>
    </style:style>
    <style:style style:name="T1274" style:parent-style-name="Policepardéfaut" style:family="text">
      <style:text-properties style:font-name-complex="Times New Roman"/>
    </style:style>
    <style:style style:name="T1275" style:parent-style-name="Policepardéfaut" style:family="text">
      <style:text-properties style:font-name-complex="Times New Roman"/>
    </style:style>
    <style:style style:name="T1276" style:parent-style-name="Policepardéfaut" style:family="text">
      <style:text-properties style:font-name-complex="Times New Roman"/>
    </style:style>
    <style:style style:name="T1277" style:parent-style-name="Policepardéfaut" style:family="text">
      <style:text-properties style:font-name-complex="Times New Roman"/>
    </style:style>
    <style:style style:name="T1278" style:parent-style-name="Policepardéfaut" style:family="text">
      <style:text-properties style:font-name-complex="Times New Roman"/>
    </style:style>
    <style:style style:name="T1279" style:parent-style-name="Policepardéfaut" style:family="text">
      <style:text-properties style:font-name-complex="Times New Roman" fo:font-style="italic" style:font-style-asian="italic"/>
    </style:style>
    <style:style style:name="T1280" style:parent-style-name="Policepardéfaut" style:family="text">
      <style:text-properties style:font-name-complex="Times New Roman" fo:font-style="italic" style:font-style-asian="italic"/>
    </style:style>
    <style:style style:name="T1281" style:parent-style-name="Policepardéfaut" style:family="text">
      <style:text-properties style:font-name-complex="Times New Roman" fo:font-style="italic" style:font-style-asian="italic"/>
    </style:style>
    <style:style style:name="T1282" style:parent-style-name="Policepardéfaut" style:family="text">
      <style:text-properties style:font-name-complex="Times New Roman"/>
    </style:style>
    <style:style style:name="T1283" style:parent-style-name="Policepardéfaut" style:family="text">
      <style:text-properties style:font-name-complex="Times New Roman"/>
    </style:style>
    <style:style style:name="T1284" style:parent-style-name="Policepardéfaut" style:family="text">
      <style:text-properties style:font-name-complex="Times New Roman"/>
    </style:style>
    <style:style style:name="T1285" style:parent-style-name="Policepardéfaut" style:family="text">
      <style:text-properties style:font-name-complex="Times New Roman"/>
    </style:style>
    <style:style style:name="T1286" style:parent-style-name="Policepardéfaut" style:family="text">
      <style:text-properties style:font-name-complex="Times New Roman"/>
    </style:style>
    <style:style style:name="T1287" style:parent-style-name="Policepardéfaut" style:family="text">
      <style:text-properties style:font-name-complex="Times New Roman"/>
    </style:style>
    <style:style style:name="T1288" style:parent-style-name="Policepardéfaut" style:family="text">
      <style:text-properties style:font-name-complex="Times New Roman"/>
    </style:style>
    <style:style style:name="T1289" style:parent-style-name="Policepardéfaut" style:family="text">
      <style:text-properties style:font-name-complex="Times New Roman"/>
    </style:style>
    <style:style style:name="T1290" style:parent-style-name="Policepardéfaut" style:family="text">
      <style:text-properties style:font-name-complex="Times New Roman"/>
    </style:style>
    <style:style style:name="T1291" style:parent-style-name="Policepardéfaut" style:family="text">
      <style:text-properties style:font-name-complex="Times New Roman"/>
    </style:style>
    <style:style style:name="T1292" style:parent-style-name="Policepardéfaut" style:family="text">
      <style:text-properties style:font-name-complex="Times New Roman"/>
    </style:style>
    <style:style style:name="T1293" style:parent-style-name="Policepardéfaut" style:family="text">
      <style:text-properties style:font-name-complex="Times New Roman"/>
    </style:style>
    <style:style style:name="T1294" style:parent-style-name="Policepardéfaut" style:family="text">
      <style:text-properties style:font-name-complex="Times New Roman"/>
    </style:style>
    <style:style style:name="T1295" style:parent-style-name="Policepardéfaut" style:family="text">
      <style:text-properties style:font-name-complex="Times New Roman"/>
    </style:style>
    <style:style style:name="T1296" style:parent-style-name="Policepardéfaut" style:family="text">
      <style:text-properties style:font-name-complex="Times New Roman"/>
    </style:style>
    <style:style style:name="T1297" style:parent-style-name="Policepardéfaut" style:family="text">
      <style:text-properties style:font-name-complex="Times New Roman"/>
    </style:style>
    <style:style style:name="T1298" style:parent-style-name="Policepardéfaut" style:family="text">
      <style:text-properties style:font-name-complex="Times New Roman"/>
    </style:style>
    <style:style style:name="T1299" style:parent-style-name="Policepardéfaut" style:family="text">
      <style:text-properties style:font-name-complex="Times New Roman"/>
    </style:style>
    <style:style style:name="T1300" style:parent-style-name="Policepardéfaut" style:family="text">
      <style:text-properties style:font-name-complex="Times New Roman"/>
    </style:style>
    <style:style style:name="T1301" style:parent-style-name="Policepardéfaut" style:family="text">
      <style:text-properties style:font-name-complex="Times New Roman"/>
    </style:style>
    <style:style style:name="T1302" style:parent-style-name="Policepardéfaut" style:family="text">
      <style:text-properties style:font-name-complex="Times New Roman"/>
    </style:style>
    <style:style style:name="T1303" style:parent-style-name="Policepardéfaut" style:family="text">
      <style:text-properties style:font-name-complex="Times New Roman"/>
    </style:style>
    <style:style style:name="T1304" style:parent-style-name="Policepardéfaut" style:family="text">
      <style:text-properties style:font-name-complex="Times New Roman"/>
    </style:style>
    <style:style style:name="T1305" style:parent-style-name="Policepardéfaut" style:family="text">
      <style:text-properties fo:language="it" fo:country="IT"/>
    </style:style>
    <style:style style:name="T1306" style:parent-style-name="Policepardéfaut" style:family="text">
      <style:text-properties fo:language="it" fo:country="IT"/>
    </style:style>
    <style:style style:name="T1307" style:parent-style-name="Policepardéfaut" style:family="text">
      <style:text-properties style:font-name-complex="Times New Roman" fo:language="it" fo:country="IT"/>
    </style:style>
    <style:style style:name="P1308" style:parent-style-name="term" style:family="paragraph">
      <style:text-properties fo:language="en" fo:country="GB"/>
    </style:style>
    <style:style style:name="P1309" style:parent-style-name="term" style:family="paragraph">
      <style:text-properties fo:language="en" fo:country="GB"/>
    </style:style>
    <style:style style:name="P1310" style:parent-style-name="term" style:family="paragraph">
      <style:text-properties fo:language="en" fo:country="GB"/>
    </style:style>
    <style:style style:name="P1311" style:parent-style-name="term" style:family="paragraph">
      <style:text-properties fo:language="en" fo:country="GB"/>
    </style:style>
    <style:style style:name="P1312" style:parent-style-name="term" style:family="paragraph">
      <style:text-properties fo:language="it" fo:country="IT"/>
    </style:style>
    <style:style style:name="T1313" style:parent-style-name="Policepardéfaut" style:family="text">
      <style:text-properties fo:font-variant="small-caps"/>
    </style:style>
    <style:style style:name="T1314" style:parent-style-name="Policepardéfaut" style:family="text">
      <style:text-properties style:font-name-complex="Times New Roman"/>
    </style:style>
    <style:style style:name="T1315" style:parent-style-name="Policepardéfaut" style:family="text">
      <style:text-properties style:font-name-complex="Times New Roman"/>
    </style:style>
    <style:style style:name="T1316" style:parent-style-name="Policepardéfaut" style:family="text">
      <style:text-properties style:font-name-complex="Times New Roman"/>
    </style:style>
    <style:style style:name="T1317" style:parent-style-name="Policepardéfaut" style:family="text">
      <style:text-properties style:font-name-complex="Times New Roman" fo:font-variant="small-caps"/>
    </style:style>
    <style:style style:name="T1318" style:parent-style-name="Policepardéfaut" style:family="text">
      <style:text-properties style:text-position="super 66.6%"/>
    </style:style>
    <style:style style:name="T1319" style:parent-style-name="Policepardéfaut" style:family="text">
      <style:text-properties style:font-name-complex="Times New Roman"/>
    </style:style>
    <style:style style:name="T1320" style:parent-style-name="Policepardéfaut" style:family="text">
      <style:text-properties style:font-name-complex="Times New Roman" fo:font-variant="small-caps"/>
    </style:style>
    <style:style style:name="T1321" style:parent-style-name="Policepardéfaut" style:family="text">
      <style:text-properties style:text-position="super 66.6%"/>
    </style:style>
    <style:style style:name="T1322" style:parent-style-name="Policepardéfaut" style:family="text">
      <style:text-properties style:font-name-complex="Times New Roman"/>
    </style:style>
    <style:style style:name="T1323" style:parent-style-name="Policepardéfaut" style:family="text">
      <style:text-properties style:font-name-complex="Times New Roman"/>
    </style:style>
    <style:style style:name="T1324" style:parent-style-name="Policepardéfaut" style:family="text">
      <style:text-properties style:font-name-complex="Times New Roman"/>
    </style:style>
    <style:style style:name="T1325" style:parent-style-name="Policepardéfaut" style:family="text">
      <style:text-properties style:font-name-complex="Times New Roman"/>
    </style:style>
    <style:style style:name="T1326" style:parent-style-name="Policepardéfaut" style:family="text">
      <style:text-properties style:font-name-complex="Times New Roman"/>
    </style:style>
    <style:style style:name="T1327" style:parent-style-name="Policepardéfaut" style:family="text">
      <style:text-properties style:font-name-complex="Times New Roman"/>
    </style:style>
    <style:style style:name="T1328" style:parent-style-name="Policepardéfaut" style:family="text">
      <style:text-properties style:font-name-complex="Times New Roman"/>
    </style:style>
    <style:style style:name="T1329" style:parent-style-name="Policepardéfaut" style:family="text">
      <style:text-properties style:font-name-complex="Times New Roman"/>
    </style:style>
    <style:style style:name="T1330" style:parent-style-name="Policepardéfaut" style:family="text">
      <style:text-properties style:font-name-complex="Times New Roman"/>
    </style:style>
    <style:style style:name="T1331" style:parent-style-name="Policepardéfaut" style:family="text">
      <style:text-properties style:font-name-complex="Times New Roman"/>
    </style:style>
    <style:style style:name="T1332" style:parent-style-name="Policepardéfaut" style:family="text">
      <style:text-properties style:font-name-complex="Times New Roman"/>
    </style:style>
    <style:style style:name="T1333" style:parent-style-name="Policepardéfaut" style:family="text">
      <style:text-properties style:font-name-complex="Times New Roman"/>
    </style:style>
    <style:style style:name="T1334" style:parent-style-name="Policepardéfaut" style:family="text">
      <style:text-properties style:font-name-complex="Times New Roman"/>
    </style:style>
    <style:style style:name="T1335" style:parent-style-name="Policepardéfaut" style:family="text">
      <style:text-properties style:font-name-complex="Times New Roman"/>
    </style:style>
    <style:style style:name="T1336" style:parent-style-name="Policepardéfaut" style:family="text">
      <style:text-properties style:font-name-complex="Times New Roman"/>
    </style:style>
    <style:style style:name="T1337" style:parent-style-name="Policepardéfaut" style:family="text">
      <style:text-properties style:font-name-complex="Times New Roman"/>
    </style:style>
    <style:style style:name="T1338" style:parent-style-name="Policepardéfaut" style:family="text">
      <style:text-properties style:font-name-complex="Times New Roman"/>
    </style:style>
    <style:style style:name="T1339" style:parent-style-name="Policepardéfaut" style:family="text">
      <style:text-properties style:font-name-complex="Times New Roman"/>
    </style:style>
    <style:style style:name="T1340" style:parent-style-name="Policepardéfaut" style:family="text">
      <style:text-properties style:font-name-complex="Times New Roman"/>
    </style:style>
    <style:style style:name="T1341" style:parent-style-name="Policepardéfaut" style:family="text">
      <style:text-properties style:font-name-complex="Times New Roman"/>
    </style:style>
    <style:style style:name="T1342" style:parent-style-name="Policepardéfaut" style:family="text">
      <style:text-properties style:font-name-complex="Times New Roman"/>
    </style:style>
    <style:style style:name="T1343" style:parent-style-name="Policepardéfaut" style:family="text">
      <style:text-properties style:font-name-complex="Times New Roman"/>
    </style:style>
    <style:style style:name="T1344" style:parent-style-name="Policepardéfaut" style:family="text">
      <style:text-properties style:font-name-complex="Times New Roman"/>
    </style:style>
    <style:style style:name="T1345" style:parent-style-name="Policepardéfaut" style:family="text">
      <style:text-properties style:font-name-complex="Times New Roman"/>
    </style:style>
    <style:style style:name="T1346" style:parent-style-name="Policepardéfaut" style:family="text">
      <style:text-properties style:font-name-complex="Times New Roman"/>
    </style:style>
    <style:style style:name="T1347" style:parent-style-name="Policepardéfaut" style:family="text">
      <style:text-properties style:font-name-complex="Times New Roman"/>
    </style:style>
    <style:style style:name="T1348" style:parent-style-name="Policepardéfaut" style:family="text">
      <style:text-properties style:font-name-complex="Times New Roman"/>
    </style:style>
    <style:style style:name="T1349" style:parent-style-name="Policepardéfaut" style:family="text">
      <style:text-properties style:font-name-complex="Times New Roman"/>
    </style:style>
    <style:style style:name="T1350" style:parent-style-name="Policepardéfaut" style:family="text">
      <style:text-properties style:font-name-complex="Times New Roman"/>
    </style:style>
    <style:style style:name="T1351" style:parent-style-name="Policepardéfaut" style:family="text">
      <style:text-properties style:font-name-complex="Times New Roman"/>
    </style:style>
    <style:style style:name="T1352" style:parent-style-name="Policepardéfaut" style:family="text">
      <style:text-properties style:font-name-complex="Times New Roman"/>
    </style:style>
    <style:style style:name="T1353" style:parent-style-name="Policepardéfaut" style:family="text">
      <style:text-properties style:font-name-complex="Times New Roman"/>
    </style:style>
    <style:style style:name="T1354" style:parent-style-name="Policepardéfaut" style:family="text">
      <style:text-properties style:font-name-complex="Times New Roman"/>
    </style:style>
    <style:style style:name="T1355" style:parent-style-name="Policepardéfaut" style:family="text">
      <style:text-properties style:font-name-complex="Times New Roman"/>
    </style:style>
    <style:style style:name="T1356" style:parent-style-name="Policepardéfaut" style:family="text">
      <style:text-properties style:font-name-complex="Times New Roman"/>
    </style:style>
    <style:style style:name="T1357" style:parent-style-name="Policepardéfaut" style:family="text">
      <style:text-properties style:font-name-complex="Times New Roman"/>
    </style:style>
    <style:style style:name="T1358" style:parent-style-name="Policepardéfaut" style:family="text">
      <style:text-properties style:font-name-complex="Times New Roman"/>
    </style:style>
    <style:style style:name="T1359" style:parent-style-name="Policepardéfaut" style:family="text">
      <style:text-properties style:font-name-complex="Times New Roman"/>
    </style:style>
    <style:style style:name="T1360" style:parent-style-name="Policepardéfaut" style:family="text">
      <style:text-properties style:font-name-complex="Times New Roman"/>
    </style:style>
    <style:style style:name="T1361" style:parent-style-name="Policepardéfaut" style:family="text">
      <style:text-properties style:font-name-complex="Times New Roman"/>
    </style:style>
    <style:style style:name="T1362" style:parent-style-name="Policepardéfaut" style:family="text">
      <style:text-properties style:font-name-complex="Times New Roman"/>
    </style:style>
    <style:style style:name="T1363" style:parent-style-name="Policepardéfaut" style:family="text">
      <style:text-properties style:font-name-complex="Times New Roman"/>
    </style:style>
    <style:style style:name="T1364" style:parent-style-name="Policepardéfaut" style:family="text">
      <style:text-properties style:font-name-complex="Times New Roman"/>
    </style:style>
    <style:style style:name="T1365" style:parent-style-name="Policepardéfaut" style:family="text">
      <style:text-properties style:font-name-complex="Times New Roman"/>
    </style:style>
    <style:style style:name="T1366" style:parent-style-name="Policepardéfaut" style:family="text">
      <style:text-properties style:font-name-complex="Times New Roman"/>
    </style:style>
    <style:style style:name="T1367" style:parent-style-name="Policepardéfaut" style:family="text">
      <style:text-properties style:font-name-complex="Times New Roman"/>
    </style:style>
    <style:style style:name="T1368" style:parent-style-name="Policepardéfaut" style:family="text">
      <style:text-properties style:font-name-complex="Times New Roman"/>
    </style:style>
    <style:style style:name="T1369" style:parent-style-name="Policepardéfaut" style:family="text">
      <style:text-properties style:font-name-complex="Times New Roman"/>
    </style:style>
    <style:style style:name="T1370" style:parent-style-name="Policepardéfaut" style:family="text">
      <style:text-properties style:font-name-complex="Times New Roman"/>
    </style:style>
    <style:style style:name="T1371" style:parent-style-name="Policepardéfaut" style:family="text">
      <style:text-properties style:font-name-complex="Times New Roman"/>
    </style:style>
    <style:style style:name="T1372" style:parent-style-name="Policepardéfaut" style:family="text">
      <style:text-properties style:font-name-complex="Times New Roman"/>
    </style:style>
    <style:style style:name="T1373" style:parent-style-name="Policepardéfaut" style:family="text">
      <style:text-properties style:font-name-complex="Times New Roman"/>
    </style:style>
    <style:style style:name="T1374" style:parent-style-name="Policepardéfaut" style:family="text">
      <style:text-properties style:font-name-complex="Times New Roman"/>
    </style:style>
    <style:style style:name="T1375" style:parent-style-name="Policepardéfaut" style:family="text">
      <style:text-properties style:font-name-complex="Times New Roman"/>
    </style:style>
    <style:style style:name="T1376" style:parent-style-name="Policepardéfaut" style:family="text">
      <style:text-properties style:font-name-complex="Times New Roman"/>
    </style:style>
    <style:style style:name="T1377" style:parent-style-name="Policepardéfaut" style:family="text">
      <style:text-properties style:font-name-complex="Times New Roman"/>
    </style:style>
    <style:style style:name="T1378" style:parent-style-name="Policepardéfaut" style:family="text">
      <style:text-properties style:font-name-complex="Times New Roman"/>
    </style:style>
    <style:style style:name="T1379" style:parent-style-name="Policepardéfaut" style:family="text">
      <style:text-properties style:font-name-complex="Times New Roman"/>
    </style:style>
    <style:style style:name="T1380" style:parent-style-name="Policepardéfaut" style:family="text">
      <style:text-properties style:font-name-complex="Times New Roman"/>
    </style:style>
    <style:style style:name="T1381" style:parent-style-name="Policepardéfaut" style:family="text">
      <style:text-properties style:font-name-complex="Times New Roman"/>
    </style:style>
    <style:style style:name="T1382" style:parent-style-name="Policepardéfaut" style:family="text">
      <style:text-properties style:font-name-complex="Times New Roman"/>
    </style:style>
    <style:style style:name="T1383" style:parent-style-name="Policepardéfaut" style:family="text">
      <style:text-properties style:font-name-complex="Times New Roman"/>
    </style:style>
    <style:style style:name="T1384" style:parent-style-name="Policepardéfaut" style:family="text">
      <style:text-properties style:font-name-complex="Times New Roman"/>
    </style:style>
    <style:style style:name="T1385" style:parent-style-name="Policepardéfaut" style:family="text">
      <style:text-properties style:font-name-complex="Times New Roman"/>
    </style:style>
    <style:style style:name="T1386" style:parent-style-name="Policepardéfaut" style:family="text">
      <style:text-properties style:font-name-complex="Times New Roman"/>
    </style:style>
    <style:style style:name="T1387" style:parent-style-name="Policepardéfaut" style:family="text">
      <style:text-properties style:font-name-complex="Times New Roman"/>
    </style:style>
    <style:style style:name="T1388" style:parent-style-name="Policepardéfaut" style:family="text">
      <style:text-properties style:font-name-complex="Times New Roman"/>
    </style:style>
    <style:style style:name="T1389" style:parent-style-name="Policepardéfaut" style:family="text">
      <style:text-properties style:font-name-complex="Times New Roman"/>
    </style:style>
    <style:style style:name="T1390" style:parent-style-name="Policepardéfaut" style:family="text">
      <style:text-properties style:font-name-complex="Times New Roman"/>
    </style:style>
    <style:style style:name="T1391" style:parent-style-name="Policepardéfaut" style:family="text">
      <style:text-properties style:font-name-complex="Times New Roman"/>
    </style:style>
    <style:style style:name="T1392" style:parent-style-name="Policepardéfaut" style:family="text">
      <style:text-properties style:font-name-complex="Times New Roman"/>
    </style:style>
    <style:style style:name="T1393" style:parent-style-name="Policepardéfaut" style:family="text">
      <style:text-properties style:font-name-complex="Times New Roman"/>
    </style:style>
    <style:style style:name="T1394" style:parent-style-name="Policepardéfaut" style:family="text">
      <style:text-properties style:font-name-complex="Times New Roman"/>
    </style:style>
    <style:style style:name="T1395" style:parent-style-name="Policepardéfaut" style:family="text">
      <style:text-properties style:font-name-complex="Times New Roman"/>
    </style:style>
    <style:style style:name="T1396" style:parent-style-name="Policepardéfaut" style:family="text">
      <style:text-properties style:font-name-complex="Times New Roman"/>
    </style:style>
    <style:style style:name="T1397" style:parent-style-name="Policepardéfaut" style:family="text">
      <style:text-properties style:font-name-complex="Times New Roman"/>
    </style:style>
    <style:style style:name="T1398" style:parent-style-name="Policepardéfaut" style:family="text">
      <style:text-properties style:font-name-complex="Times New Roman"/>
    </style:style>
    <style:style style:name="T1399" style:parent-style-name="Policepardéfaut" style:family="text">
      <style:text-properties style:font-name-complex="Times New Roman"/>
    </style:style>
    <style:style style:name="T1400" style:parent-style-name="Policepardéfaut" style:family="text">
      <style:text-properties style:font-name-complex="Times New Roman"/>
    </style:style>
    <style:style style:name="T1401" style:parent-style-name="Policepardéfaut" style:family="text">
      <style:text-properties style:font-name-complex="Times New Roman"/>
    </style:style>
    <style:style style:name="T1402" style:parent-style-name="Policepardéfaut" style:family="text">
      <style:text-properties style:font-name-complex="Times New Roman"/>
    </style:style>
    <style:style style:name="T1403" style:parent-style-name="Policepardéfaut" style:family="text">
      <style:text-properties style:font-name-complex="Times New Roman"/>
    </style:style>
    <style:style style:name="T1404" style:parent-style-name="Policepardéfaut" style:family="text">
      <style:text-properties style:font-name-complex="Times New Roman"/>
    </style:style>
    <style:style style:name="T1405" style:parent-style-name="Policepardéfaut" style:family="text">
      <style:text-properties style:font-name-complex="Times New Roman" fo:font-style="italic" style:font-style-asian="italic"/>
    </style:style>
    <style:style style:name="T1406" style:parent-style-name="Policepardéfaut" style:family="text">
      <style:text-properties style:font-name-complex="Times New Roman"/>
    </style:style>
    <style:style style:name="P1407" style:parent-style-name="Corpsdetexte" style:family="paragraph">
      <style:text-properties style:font-name-complex="Times New Roman"/>
    </style:style>
    <style:style style:name="T1408" style:parent-style-name="Policepardéfaut" style:family="text">
      <style:text-properties style:font-name-complex="Times New Roman"/>
    </style:style>
    <style:style style:name="T1409" style:parent-style-name="Policepardéfaut" style:family="text">
      <style:text-properties style:font-name-complex="Times New Roman"/>
    </style:style>
    <style:style style:name="T1410" style:parent-style-name="Policepardéfaut" style:family="text">
      <style:text-properties style:font-name-complex="Times New Roman"/>
    </style:style>
    <style:style style:name="T1411" style:parent-style-name="Policepardéfaut" style:family="text">
      <style:text-properties style:font-name-complex="Times New Roman"/>
    </style:style>
    <style:style style:name="T1412" style:parent-style-name="Policepardéfaut" style:family="text">
      <style:text-properties style:font-name-complex="Times New Roman"/>
    </style:style>
    <style:style style:name="T1413" style:parent-style-name="Policepardéfaut" style:family="text">
      <style:text-properties style:font-name-complex="Times New Roman"/>
    </style:style>
    <style:style style:name="T1414" style:parent-style-name="Policepardéfaut" style:family="text">
      <style:text-properties style:font-name-complex="Times New Roman"/>
    </style:style>
    <style:style style:name="T1415" style:parent-style-name="Policepardéfaut" style:family="text">
      <style:text-properties style:font-name-complex="Times New Roman"/>
    </style:style>
    <style:style style:name="T1416" style:parent-style-name="Policepardéfaut" style:family="text">
      <style:text-properties style:font-name-complex="Times New Roman"/>
    </style:style>
    <style:style style:name="T1417" style:parent-style-name="Policepardéfaut" style:family="text">
      <style:text-properties style:font-name-complex="Times New Roman"/>
    </style:style>
    <style:style style:name="T1418" style:parent-style-name="Policepardéfaut" style:family="text">
      <style:text-properties style:font-name-complex="Times New Roman"/>
    </style:style>
    <style:style style:name="T1419" style:parent-style-name="Policepardéfaut" style:family="text">
      <style:text-properties style:font-name-complex="Times New Roman" fo:font-style="italic" style:font-style-asian="italic"/>
    </style:style>
    <style:style style:name="T1420" style:parent-style-name="Policepardéfaut" style:family="text">
      <style:text-properties style:font-name-complex="Times New Roman" fo:font-style="italic" style:font-style-asian="italic"/>
    </style:style>
    <style:style style:name="T1421" style:parent-style-name="Policepardéfaut" style:family="text">
      <style:text-properties style:font-name-complex="Times New Roman" fo:font-style="italic" style:font-style-asian="italic"/>
    </style:style>
    <style:style style:name="T1422" style:parent-style-name="Policepardéfaut" style:family="text">
      <style:text-properties style:font-name-complex="Times New Roman"/>
    </style:style>
    <style:style style:name="T1423" style:parent-style-name="Policepardéfaut" style:family="text">
      <style:text-properties style:font-name-complex="Times New Roman"/>
    </style:style>
    <style:style style:name="T1424" style:parent-style-name="Policepardéfaut" style:family="text">
      <style:text-properties style:font-name-complex="Times New Roman"/>
    </style:style>
    <style:style style:name="T1425" style:parent-style-name="Policepardéfaut" style:family="text">
      <style:text-properties style:font-name-complex="Times New Roman"/>
    </style:style>
    <style:style style:name="T1426" style:parent-style-name="Policepardéfaut" style:family="text">
      <style:text-properties style:font-name-complex="Times New Roman"/>
    </style:style>
    <style:style style:name="T1427" style:parent-style-name="Policepardéfaut" style:family="text">
      <style:text-properties style:font-name-complex="Times New Roman"/>
    </style:style>
    <style:style style:name="T1428" style:parent-style-name="Policepardéfaut" style:family="text">
      <style:text-properties style:font-name-complex="Times New Roman"/>
    </style:style>
    <style:style style:name="T1429" style:parent-style-name="Policepardéfaut" style:family="text">
      <style:text-properties style:font-name-complex="Times New Roman"/>
    </style:style>
    <style:style style:name="T1430" style:parent-style-name="Policepardéfaut" style:family="text">
      <style:text-properties style:font-name-complex="Times New Roman"/>
    </style:style>
    <style:style style:name="T1431" style:parent-style-name="Policepardéfaut" style:family="text">
      <style:text-properties style:font-name-complex="Times New Roman"/>
    </style:style>
    <style:style style:name="T1432" style:parent-style-name="Policepardéfaut" style:family="text">
      <style:text-properties style:font-name-complex="Times New Roman"/>
    </style:style>
    <style:style style:name="T1433" style:parent-style-name="Policepardéfaut" style:family="text">
      <style:text-properties style:font-name-complex="Times New Roman"/>
    </style:style>
    <style:style style:name="T1434" style:parent-style-name="Policepardéfaut" style:family="text">
      <style:text-properties style:font-name-complex="Times New Roman" fo:font-style="italic" style:font-style-asian="italic"/>
    </style:style>
    <style:style style:name="T1435" style:parent-style-name="Policepardéfaut" style:family="text">
      <style:text-properties style:font-name-complex="Times New Roman"/>
    </style:style>
    <style:style style:name="T1436" style:parent-style-name="Policepardéfaut" style:family="text">
      <style:text-properties style:font-name-complex="Times New Roman"/>
    </style:style>
    <style:style style:name="T1437" style:parent-style-name="Policepardéfaut" style:family="text">
      <style:text-properties style:font-name-complex="Times New Roman"/>
    </style:style>
    <style:style style:name="T1438" style:parent-style-name="Policepardéfaut" style:family="text">
      <style:text-properties style:font-name-complex="Times New Roman"/>
    </style:style>
    <style:style style:name="T1439" style:parent-style-name="Policepardéfaut" style:family="text">
      <style:text-properties style:font-name-complex="Times New Roman"/>
    </style:style>
    <style:style style:name="T1440" style:parent-style-name="Policepardéfaut" style:family="text">
      <style:text-properties style:font-name-complex="Times New Roman"/>
    </style:style>
    <style:style style:name="T1441" style:parent-style-name="Policepardéfaut" style:family="text">
      <style:text-properties style:font-name-complex="Times New Roman"/>
    </style:style>
    <style:style style:name="T1442" style:parent-style-name="Policepardéfaut" style:family="text">
      <style:text-properties style:font-name-complex="Times New Roman"/>
    </style:style>
    <style:style style:name="T1443" style:parent-style-name="Policepardéfaut" style:family="text">
      <style:text-properties style:font-name-complex="Times New Roman"/>
    </style:style>
    <style:style style:name="T1444" style:parent-style-name="Policepardéfaut" style:family="text">
      <style:text-properties style:font-name-complex="Times New Roman"/>
    </style:style>
    <style:style style:name="T1445" style:parent-style-name="Policepardéfaut" style:family="text">
      <style:text-properties style:font-name-complex="Times New Roman"/>
    </style:style>
    <style:style style:name="T1446" style:parent-style-name="Policepardéfaut" style:family="text">
      <style:text-properties style:font-name-complex="Times New Roman"/>
    </style:style>
    <style:style style:name="T1447" style:parent-style-name="Policepardéfaut" style:family="text">
      <style:text-properties style:font-name-complex="Times New Roman"/>
    </style:style>
    <style:style style:name="T1448" style:parent-style-name="Policepardéfaut" style:family="text">
      <style:text-properties style:font-name-complex="Times New Roman"/>
    </style:style>
    <style:style style:name="T1449" style:parent-style-name="Policepardéfaut" style:family="text">
      <style:text-properties style:font-name-complex="Times New Roman"/>
    </style:style>
    <style:style style:name="T1450" style:parent-style-name="Policepardéfaut" style:family="text">
      <style:text-properties style:font-name-complex="Times New Roman"/>
    </style:style>
    <style:style style:name="T1451" style:parent-style-name="Policepardéfaut" style:family="text">
      <style:text-properties style:font-name-complex="Times New Roman"/>
    </style:style>
    <style:style style:name="T1452" style:parent-style-name="Policepardéfaut" style:family="text">
      <style:text-properties style:font-name-complex="Times New Roman"/>
    </style:style>
    <style:style style:name="T1453" style:parent-style-name="Policepardéfaut" style:family="text">
      <style:text-properties style:font-name-complex="Times New Roman"/>
    </style:style>
    <style:style style:name="T1454" style:parent-style-name="Policepardéfaut" style:family="text">
      <style:text-properties style:font-name-complex="Times New Roman"/>
    </style:style>
    <style:style style:name="T1455" style:parent-style-name="Policepardéfaut" style:family="text">
      <style:text-properties style:font-name-complex="Times New Roman"/>
    </style:style>
    <style:style style:name="T1456" style:parent-style-name="Policepardéfaut" style:family="text">
      <style:text-properties style:font-name-complex="Times New Roman"/>
    </style:style>
    <style:style style:name="T1457" style:parent-style-name="Policepardéfaut" style:family="text">
      <style:text-properties style:font-name-complex="Times New Roman"/>
    </style:style>
    <style:style style:name="T1458" style:parent-style-name="Policepardéfaut" style:family="text">
      <style:text-properties style:font-name-complex="Times New Roman"/>
    </style:style>
    <style:style style:name="T1459" style:parent-style-name="Policepardéfaut" style:family="text">
      <style:text-properties style:font-name-complex="Times New Roman"/>
    </style:style>
    <style:style style:name="T1460" style:parent-style-name="Policepardéfaut" style:family="text">
      <style:text-properties style:font-name-complex="Times New Roman"/>
    </style:style>
    <style:style style:name="T1461" style:parent-style-name="Policepardéfaut" style:family="text">
      <style:text-properties style:font-name-complex="Times New Roman"/>
    </style:style>
    <style:style style:name="T1462" style:parent-style-name="Policepardéfaut" style:family="text">
      <style:text-properties style:font-name-complex="Times New Roman"/>
    </style:style>
    <style:style style:name="T1463" style:parent-style-name="Policepardéfaut" style:family="text">
      <style:text-properties style:font-name-complex="Times New Roman"/>
    </style:style>
    <style:style style:name="T1464" style:parent-style-name="Policepardéfaut" style:family="text">
      <style:text-properties style:font-name-complex="Times New Roman"/>
    </style:style>
    <style:style style:name="T1465" style:parent-style-name="Policepardéfaut" style:family="text">
      <style:text-properties style:font-name-complex="Times New Roman"/>
    </style:style>
    <style:style style:name="T1466" style:parent-style-name="Policepardéfaut" style:family="text">
      <style:text-properties style:font-name-complex="Times New Roman"/>
    </style:style>
    <style:style style:name="T1467" style:parent-style-name="Policepardéfaut" style:family="text">
      <style:text-properties style:font-name-complex="Times New Roman"/>
    </style:style>
    <style:style style:name="T1468" style:parent-style-name="Policepardéfaut" style:family="text">
      <style:text-properties style:font-name-complex="Times New Roman"/>
    </style:style>
    <style:style style:name="T1469" style:parent-style-name="Policepardéfaut" style:family="text">
      <style:text-properties style:font-name-complex="Times New Roman"/>
    </style:style>
    <style:style style:name="T1470" style:parent-style-name="Policepardéfaut" style:family="text">
      <style:text-properties style:font-name-complex="Times New Roman" fo:font-style="italic" style:font-style-asian="italic"/>
    </style:style>
    <style:style style:name="T1471" style:parent-style-name="Policepardéfaut" style:family="text">
      <style:text-properties style:font-name-complex="Times New Roman"/>
    </style:style>
    <style:style style:name="T1472" style:parent-style-name="Policepardéfaut" style:family="text">
      <style:text-properties style:font-name-complex="Times New Roman"/>
    </style:style>
    <style:style style:name="T1473" style:parent-style-name="Policepardéfaut" style:family="text">
      <style:text-properties style:font-name-complex="Times New Roman"/>
    </style:style>
    <style:style style:name="T1474" style:parent-style-name="Policepardéfaut" style:family="text">
      <style:text-properties style:font-name-complex="Times New Roman"/>
    </style:style>
    <style:style style:name="T1475" style:parent-style-name="Policepardéfaut" style:family="text">
      <style:text-properties style:font-name-complex="Times New Roman" fo:font-style="italic" style:font-style-asian="italic"/>
    </style:style>
    <style:style style:name="T1476" style:parent-style-name="Policepardéfaut" style:family="text">
      <style:text-properties style:font-name-complex="Times New Roman"/>
    </style:style>
    <style:style style:name="T1477" style:parent-style-name="Policepardéfaut" style:family="text">
      <style:text-properties style:font-name-complex="Times New Roman"/>
    </style:style>
    <style:style style:name="T1478" style:parent-style-name="Policepardéfaut" style:family="text">
      <style:text-properties style:font-name-complex="Times New Roman"/>
    </style:style>
    <style:style style:name="T1479" style:parent-style-name="Policepardéfaut" style:family="text">
      <style:text-properties style:font-name-complex="Times New Roman"/>
    </style:style>
    <style:style style:name="T1480" style:parent-style-name="Policepardéfaut" style:family="text">
      <style:text-properties style:font-name-complex="Times New Roman"/>
    </style:style>
    <style:style style:name="T1481" style:parent-style-name="Policepardéfaut" style:family="text">
      <style:text-properties style:font-name-complex="Times New Roman"/>
    </style:style>
    <style:style style:name="T1482" style:parent-style-name="Policepardéfaut" style:family="text">
      <style:text-properties style:font-name-complex="Times New Roman"/>
    </style:style>
    <style:style style:name="T1483" style:parent-style-name="Policepardéfaut" style:family="text">
      <style:text-properties style:font-name-complex="Times New Roman" fo:font-style="italic" style:font-style-asian="italic"/>
    </style:style>
    <style:style style:name="T1484" style:parent-style-name="Policepardéfaut" style:family="text">
      <style:text-properties style:font-name-complex="Times New Roman"/>
    </style:style>
    <style:style style:name="T1485" style:parent-style-name="Policepardéfaut" style:family="text">
      <style:text-properties style:font-name-complex="Times New Roman"/>
    </style:style>
    <style:style style:name="T1486" style:parent-style-name="Policepardéfaut" style:family="text">
      <style:text-properties style:font-name-complex="Times New Roman"/>
    </style:style>
    <style:style style:name="T1487" style:parent-style-name="Policepardéfaut" style:family="text">
      <style:text-properties style:font-name-complex="Times New Roman"/>
    </style:style>
    <style:style style:name="T1488" style:parent-style-name="Policepardéfaut" style:family="text">
      <style:text-properties style:font-name-complex="Times New Roman"/>
    </style:style>
    <style:style style:name="T1489" style:parent-style-name="Policepardéfaut" style:family="text">
      <style:text-properties style:font-name-complex="Times New Roman"/>
    </style:style>
    <style:style style:name="T1490" style:parent-style-name="Policepardéfaut" style:family="text">
      <style:text-properties style:font-name-complex="Times New Roman"/>
    </style:style>
    <style:style style:name="T1491" style:parent-style-name="Policepardéfaut" style:family="text">
      <style:text-properties style:font-name-complex="Times New Roman"/>
    </style:style>
    <style:style style:name="T1492" style:parent-style-name="Policepardéfaut" style:family="text">
      <style:text-properties style:font-name-complex="Times New Roman"/>
    </style:style>
    <style:style style:name="T1493" style:parent-style-name="Policepardéfaut" style:family="text">
      <style:text-properties style:font-name-complex="Times New Roman"/>
    </style:style>
    <style:style style:name="T1494" style:parent-style-name="Policepardéfaut" style:family="text">
      <style:text-properties style:font-name-complex="Times New Roman"/>
    </style:style>
    <style:style style:name="T1495" style:parent-style-name="Policepardéfaut" style:family="text">
      <style:text-properties style:font-name-complex="Times New Roman"/>
    </style:style>
    <style:style style:name="T1496" style:parent-style-name="Policepardéfaut" style:family="text">
      <style:text-properties style:font-name-complex="Times New Roman"/>
    </style:style>
    <style:style style:name="T1497" style:parent-style-name="Policepardéfaut" style:family="text">
      <style:text-properties style:font-name-complex="Times New Roman" fo:font-style="italic" style:font-style-asian="italic"/>
    </style:style>
    <style:style style:name="T1498" style:parent-style-name="Policepardéfaut" style:family="text">
      <style:text-properties style:font-name-complex="Times New Roman"/>
    </style:style>
    <style:style style:name="T1499" style:parent-style-name="Policepardéfaut" style:family="text">
      <style:text-properties style:font-name-complex="Times New Roman" fo:font-style="italic" style:font-style-asian="italic"/>
    </style:style>
    <style:style style:name="T1500" style:parent-style-name="Policepardéfaut" style:family="text">
      <style:text-properties style:font-name-complex="Times New Roman"/>
    </style:style>
    <style:style style:name="T1501" style:parent-style-name="Policepardéfaut" style:family="text">
      <style:text-properties style:font-name-complex="Times New Roman"/>
    </style:style>
    <style:style style:name="T1502" style:parent-style-name="Policepardéfaut" style:family="text">
      <style:text-properties style:font-name-complex="Times New Roman"/>
    </style:style>
    <style:style style:name="T1503" style:parent-style-name="Policepardéfaut" style:family="text">
      <style:text-properties style:font-name-complex="Times New Roman"/>
    </style:style>
    <style:style style:name="T1504" style:parent-style-name="Policepardéfaut" style:family="text">
      <style:text-properties style:font-name-complex="Times New Roman"/>
    </style:style>
    <style:style style:name="T1505" style:parent-style-name="Policepardéfaut" style:family="text">
      <style:text-properties style:font-name-complex="Times New Roman"/>
    </style:style>
    <style:style style:name="T1506" style:parent-style-name="Policepardéfaut" style:family="text">
      <style:text-properties style:font-name-complex="Times New Roman"/>
    </style:style>
    <style:style style:name="T1507" style:parent-style-name="Policepardéfaut" style:family="text">
      <style:text-properties style:font-name-complex="Times New Roman"/>
    </style:style>
    <style:style style:name="T1508" style:parent-style-name="Policepardéfaut" style:family="text">
      <style:text-properties style:font-name-complex="Times New Roman"/>
    </style:style>
    <style:style style:name="T1509" style:parent-style-name="Policepardéfaut" style:family="text">
      <style:text-properties style:font-name-complex="Times New Roman"/>
    </style:style>
    <style:style style:name="T1510" style:parent-style-name="Policepardéfaut" style:family="text">
      <style:text-properties style:font-name-complex="Times New Roman"/>
    </style:style>
    <style:style style:name="T1511" style:parent-style-name="Policepardéfaut" style:family="text">
      <style:text-properties style:font-name-complex="Times New Roman"/>
    </style:style>
    <style:style style:name="T1512" style:parent-style-name="Policepardéfaut" style:family="text">
      <style:text-properties style:font-name-complex="Times New Roman"/>
    </style:style>
    <style:style style:name="T1513" style:parent-style-name="Policepardéfaut" style:family="text">
      <style:text-properties style:font-name-complex="Times New Roman"/>
    </style:style>
    <style:style style:name="T1514" style:parent-style-name="Policepardéfaut" style:family="text">
      <style:text-properties style:font-name-complex="Times New Roman"/>
    </style:style>
    <style:style style:name="T1515" style:parent-style-name="Policepardéfaut" style:family="text">
      <style:text-properties style:font-name-complex="Times New Roman"/>
    </style:style>
    <style:style style:name="T1516" style:parent-style-name="Policepardéfaut" style:family="text">
      <style:text-properties style:font-name-complex="Times New Roman"/>
    </style:style>
    <style:style style:name="T1517" style:parent-style-name="Policepardéfaut" style:family="text">
      <style:text-properties style:font-name-complex="Times New Roman"/>
    </style:style>
    <style:style style:name="T1518" style:parent-style-name="Policepardéfaut" style:family="text">
      <style:text-properties style:font-name-complex="Times New Roman"/>
    </style:style>
    <style:style style:name="T1519" style:parent-style-name="Policepardéfaut" style:family="text">
      <style:text-properties style:font-name-complex="Times New Roman"/>
    </style:style>
    <style:style style:name="T1520" style:parent-style-name="Policepardéfaut" style:family="text">
      <style:text-properties style:font-name-complex="Times New Roman"/>
    </style:style>
    <style:style style:name="T1521" style:parent-style-name="Policepardéfaut" style:family="text">
      <style:text-properties style:font-name-complex="Times New Roman"/>
    </style:style>
    <style:style style:name="T1522" style:parent-style-name="Policepardéfaut" style:family="text">
      <style:text-properties style:font-name-complex="Times New Roman"/>
    </style:style>
    <style:style style:name="T1523" style:parent-style-name="Policepardéfaut" style:family="text">
      <style:text-properties style:font-name-complex="Times New Roman"/>
    </style:style>
    <style:style style:name="T1524" style:parent-style-name="Policepardéfaut" style:family="text">
      <style:text-properties style:font-name-complex="Times New Roman" fo:font-style="italic" style:font-style-asian="italic"/>
    </style:style>
    <style:style style:name="T1525" style:parent-style-name="Policepardéfaut" style:family="text">
      <style:text-properties style:font-name-complex="Times New Roman"/>
    </style:style>
    <style:style style:name="T1526" style:parent-style-name="Policepardéfaut" style:family="text">
      <style:text-properties style:font-name-complex="Times New Roman"/>
    </style:style>
    <style:style style:name="T1527" style:parent-style-name="Policepardéfaut" style:family="text">
      <style:text-properties style:font-name-complex="Times New Roman"/>
    </style:style>
    <style:style style:name="T1528" style:parent-style-name="Appelnotedebasdep." style:family="text">
      <style:text-properties style:font-name-complex="Times New Roman"/>
    </style:style>
    <style:style style:name="T1529" style:parent-style-name="Policepardéfaut" style:family="text">
      <style:text-properties style:font-name-complex="Times New Roman"/>
    </style:style>
    <style:style style:name="T1530" style:parent-style-name="Policepardéfaut" style:family="text">
      <style:text-properties style:font-name-complex="Times New Roman"/>
    </style:style>
    <style:style style:name="T1531" style:parent-style-name="Policepardéfaut" style:family="text">
      <style:text-properties style:font-name-complex="Times New Roman"/>
    </style:style>
    <style:style style:name="T1532" style:parent-style-name="Policepardéfaut" style:family="text">
      <style:text-properties style:font-name-complex="Times New Roman"/>
    </style:style>
    <style:style style:name="T1533" style:parent-style-name="Policepardéfaut" style:family="text">
      <style:text-properties style:font-name-complex="Times New Roman"/>
    </style:style>
    <style:style style:name="T1534" style:parent-style-name="Policepardéfaut" style:family="text">
      <style:text-properties style:font-name-complex="Times New Roman"/>
    </style:style>
    <style:style style:name="T1535" style:parent-style-name="Policepardéfaut" style:family="text">
      <style:text-properties style:font-name-complex="Times New Roman"/>
    </style:style>
    <style:style style:name="T1536" style:parent-style-name="Policepardéfaut" style:family="text">
      <style:text-properties style:font-name-complex="Times New Roman"/>
    </style:style>
    <style:style style:name="T1537" style:parent-style-name="Policepardéfaut" style:family="text">
      <style:text-properties style:font-name-complex="Times New Roman"/>
    </style:style>
    <style:style style:name="T1538" style:parent-style-name="Policepardéfaut" style:family="text">
      <style:text-properties style:font-name-complex="Times New Roman"/>
    </style:style>
    <style:style style:name="T1539" style:parent-style-name="Policepardéfaut" style:family="text">
      <style:text-properties style:font-name-complex="Times New Roman"/>
    </style:style>
    <style:style style:name="T1540" style:parent-style-name="Policepardéfaut" style:family="text">
      <style:text-properties style:font-name-complex="Times New Roman"/>
    </style:style>
    <style:style style:name="T1541" style:parent-style-name="Policepardéfaut" style:family="text">
      <style:text-properties style:font-name-complex="Times New Roman"/>
    </style:style>
    <style:style style:name="T1542" style:parent-style-name="Policepardéfaut" style:family="text">
      <style:text-properties style:font-name-complex="Times New Roman"/>
    </style:style>
    <style:style style:name="T1543" style:parent-style-name="Policepardéfaut" style:family="text">
      <style:text-properties style:font-name-complex="Times New Roman"/>
    </style:style>
    <style:style style:name="T1544" style:parent-style-name="Policepardéfaut" style:family="text">
      <style:text-properties style:font-name-complex="Times New Roman"/>
    </style:style>
    <style:style style:name="T1545" style:parent-style-name="Policepardéfaut" style:family="text">
      <style:text-properties style:font-name-complex="Times New Roman"/>
    </style:style>
    <style:style style:name="T1546" style:parent-style-name="Policepardéfaut" style:family="text">
      <style:text-properties style:font-name-complex="Times New Roman"/>
    </style:style>
    <style:style style:name="T1547" style:parent-style-name="Policepardéfaut" style:family="text">
      <style:text-properties style:font-name-complex="Times New Roman"/>
    </style:style>
    <style:style style:name="T1548" style:parent-style-name="Policepardéfaut" style:family="text">
      <style:text-properties style:font-name-complex="Times New Roman"/>
    </style:style>
    <style:style style:name="T1549" style:parent-style-name="Policepardéfaut" style:family="text">
      <style:text-properties style:font-name-complex="Times New Roman"/>
    </style:style>
    <style:style style:name="T1550" style:parent-style-name="Policepardéfaut" style:family="text">
      <style:text-properties style:font-name-complex="Times New Roman"/>
    </style:style>
    <style:style style:name="T1551" style:parent-style-name="Policepardéfaut" style:family="text">
      <style:text-properties style:font-name-complex="Times New Roman"/>
    </style:style>
    <style:style style:name="T1552" style:parent-style-name="Policepardéfaut" style:family="text">
      <style:text-properties style:font-name-complex="Times New Roman"/>
    </style:style>
    <style:style style:name="T1553" style:parent-style-name="Policepardéfaut" style:family="text">
      <style:text-properties style:font-name-complex="Times New Roman"/>
    </style:style>
    <style:style style:name="T1554" style:parent-style-name="Policepardéfaut" style:family="text">
      <style:text-properties style:font-name-complex="Times New Roman" fo:font-style="italic" style:font-style-asian="italic"/>
    </style:style>
    <style:style style:name="T1555" style:parent-style-name="Policepardéfaut" style:family="text">
      <style:text-properties style:font-name-complex="Times New Roman"/>
    </style:style>
    <style:style style:name="T1556" style:parent-style-name="Policepardéfaut" style:family="text">
      <style:text-properties style:font-name-complex="Times New Roman"/>
    </style:style>
    <style:style style:name="T1557" style:parent-style-name="Policepardéfaut" style:family="text">
      <style:text-properties style:font-name-complex="Times New Roman"/>
    </style:style>
    <style:style style:name="T1558" style:parent-style-name="Policepardéfaut" style:family="text">
      <style:text-properties style:font-name-complex="Times New Roman"/>
    </style:style>
    <style:style style:name="T1559" style:parent-style-name="Policepardéfaut" style:family="text">
      <style:text-properties style:font-name-complex="Times New Roman"/>
    </style:style>
    <style:style style:name="T1560" style:parent-style-name="Policepardéfaut" style:family="text">
      <style:text-properties style:font-name-complex="Times New Roman"/>
    </style:style>
    <style:style style:name="T1561" style:parent-style-name="Policepardéfaut" style:family="text">
      <style:text-properties style:font-name-complex="Times New Roman"/>
    </style:style>
    <style:style style:name="T1562" style:parent-style-name="Policepardéfaut" style:family="text">
      <style:text-properties style:font-name-complex="Times New Roman"/>
    </style:style>
    <style:style style:name="T1563" style:parent-style-name="Policepardéfaut" style:family="text">
      <style:text-properties style:font-name-complex="Times New Roman"/>
    </style:style>
    <style:style style:name="T1564" style:parent-style-name="Policepardéfaut" style:family="text">
      <style:text-properties style:font-name-complex="Times New Roman"/>
    </style:style>
    <style:style style:name="T1565" style:parent-style-name="Policepardéfaut" style:family="text">
      <style:text-properties style:font-name-complex="Times New Roman"/>
    </style:style>
    <style:style style:name="T1566" style:parent-style-name="Policepardéfaut" style:family="text">
      <style:text-properties style:font-name-complex="Times New Roman"/>
    </style:style>
    <style:style style:name="T1567" style:parent-style-name="Policepardéfaut" style:family="text">
      <style:text-properties style:font-name-complex="Times New Roman"/>
    </style:style>
    <style:style style:name="T1568" style:parent-style-name="Policepardéfaut" style:family="text">
      <style:text-properties style:font-name-complex="Times New Roman"/>
    </style:style>
    <style:style style:name="T1569" style:parent-style-name="Policepardéfaut" style:family="text">
      <style:text-properties style:font-name-complex="Times New Roman"/>
    </style:style>
    <style:style style:name="T1570" style:parent-style-name="Policepardéfaut" style:family="text">
      <style:text-properties style:font-name-complex="Times New Roman"/>
    </style:style>
    <style:style style:name="T1571" style:parent-style-name="Policepardéfaut" style:family="text">
      <style:text-properties style:font-name-complex="Times New Roman"/>
    </style:style>
    <style:style style:name="T1572" style:parent-style-name="Policepardéfaut" style:family="text">
      <style:text-properties style:font-name-complex="Times New Roman"/>
    </style:style>
    <style:style style:name="T1573" style:parent-style-name="Policepardéfaut" style:family="text">
      <style:text-properties style:font-name-complex="Times New Roman"/>
    </style:style>
    <style:style style:name="T1574" style:parent-style-name="Policepardéfaut" style:family="text">
      <style:text-properties style:font-name-complex="Times New Roman"/>
    </style:style>
    <style:style style:name="T1575" style:parent-style-name="Policepardéfaut" style:family="text">
      <style:text-properties style:font-name-complex="Times New Roman"/>
    </style:style>
    <style:style style:name="T1576" style:parent-style-name="Policepardéfaut" style:family="text">
      <style:text-properties style:font-name-complex="Times New Roman"/>
    </style:style>
    <style:style style:name="T1577" style:parent-style-name="Policepardéfaut" style:family="text">
      <style:text-properties style:font-name-complex="Times New Roman"/>
    </style:style>
    <style:style style:name="T1578" style:parent-style-name="Policepardéfaut" style:family="text">
      <style:text-properties style:font-name-complex="Times New Roman"/>
    </style:style>
    <style:style style:name="T1579" style:parent-style-name="Policepardéfaut" style:family="text">
      <style:text-properties style:font-name-complex="Times New Roman"/>
    </style:style>
    <style:style style:name="T1580" style:parent-style-name="Policepardéfaut" style:family="text">
      <style:text-properties style:font-name-complex="Times New Roman"/>
    </style:style>
    <style:style style:name="T1581" style:parent-style-name="Policepardéfaut" style:family="text">
      <style:text-properties style:font-name-complex="Times New Roman"/>
    </style:style>
    <style:style style:name="T1582" style:parent-style-name="Policepardéfaut" style:family="text">
      <style:text-properties style:font-name-complex="Times New Roman"/>
    </style:style>
    <style:style style:name="T1583" style:parent-style-name="Policepardéfaut" style:family="text">
      <style:text-properties style:font-name-complex="Times New Roman"/>
    </style:style>
    <style:style style:name="T1584" style:parent-style-name="Policepardéfaut" style:family="text">
      <style:text-properties style:font-name-complex="Times New Roman"/>
    </style:style>
    <style:style style:name="T1585" style:parent-style-name="Policepardéfaut" style:family="text">
      <style:text-properties style:font-name-complex="Times New Roman"/>
    </style:style>
    <style:style style:name="T1586" style:parent-style-name="Policepardéfaut" style:family="text">
      <style:text-properties style:font-name-complex="Times New Roman"/>
    </style:style>
    <style:style style:name="T1587" style:parent-style-name="Policepardéfaut" style:family="text">
      <style:text-properties style:font-name-complex="Times New Roman"/>
    </style:style>
    <style:style style:name="T1588" style:parent-style-name="Policepardéfaut" style:family="text">
      <style:text-properties style:font-name-complex="Times New Roman"/>
    </style:style>
    <style:style style:name="T1589" style:parent-style-name="Policepardéfaut" style:family="text">
      <style:text-properties style:font-name-complex="Times New Roman"/>
    </style:style>
    <style:style style:name="P1590" style:parent-style-name="Corpsdetexte" style:family="paragraph">
      <style:text-properties style:font-name-complex="Times New Roman"/>
    </style:style>
    <style:style style:name="P1591" style:parent-style-name="Corpsdetexte" style:family="paragraph">
      <style:text-properties style:font-name-complex="Times New Roman"/>
    </style:style>
    <style:style style:name="T1592" style:parent-style-name="Policepardéfaut" style:family="text">
      <style:text-properties style:font-name-complex="Times New Roman"/>
    </style:style>
    <style:style style:name="T1593" style:parent-style-name="Policepardéfaut" style:family="text">
      <style:text-properties style:font-name-complex="Times New Roman"/>
    </style:style>
    <style:style style:name="T1594" style:parent-style-name="Policepardéfaut" style:family="text">
      <style:text-properties style:font-name-complex="Times New Roman"/>
    </style:style>
    <style:style style:name="T1595" style:parent-style-name="Policepardéfaut" style:family="text">
      <style:text-properties style:font-name-complex="Times New Roman"/>
    </style:style>
    <style:style style:name="T1596" style:parent-style-name="Policepardéfaut" style:family="text">
      <style:text-properties style:font-name-complex="Times New Roman"/>
    </style:style>
    <style:style style:name="T1597" style:parent-style-name="Policepardéfaut" style:family="text">
      <style:text-properties style:font-name-complex="Times New Roman"/>
    </style:style>
    <style:style style:name="T1598" style:parent-style-name="Policepardéfaut" style:family="text">
      <style:text-properties style:font-name-complex="Times New Roman"/>
    </style:style>
    <style:style style:name="T1599" style:parent-style-name="Policepardéfaut" style:family="text">
      <style:text-properties style:font-name-complex="Times New Roman" fo:font-style="italic" style:font-style-asian="italic"/>
    </style:style>
    <style:style style:name="T1600" style:parent-style-name="Policepardéfaut" style:family="text">
      <style:text-properties style:font-name-complex="Times New Roman"/>
    </style:style>
    <style:style style:name="T1601" style:parent-style-name="Policepardéfaut" style:family="text">
      <style:text-properties style:font-name-complex="Times New Roman" fo:font-style="italic" style:font-style-asian="italic"/>
    </style:style>
    <style:style style:name="T1602" style:parent-style-name="Policepardéfaut" style:family="text">
      <style:text-properties style:font-name-complex="Times New Roman"/>
    </style:style>
    <style:style style:name="T1603" style:parent-style-name="Policepardéfaut" style:family="text">
      <style:text-properties style:font-name-complex="Times New Roman" fo:font-style="italic" style:font-style-asian="italic"/>
    </style:style>
    <style:style style:name="T1604" style:parent-style-name="Policepardéfaut" style:family="text">
      <style:text-properties style:font-name-complex="Times New Roman"/>
    </style:style>
    <style:style style:name="T1605" style:parent-style-name="Policepardéfaut" style:family="text">
      <style:text-properties style:font-name-complex="Times New Roman" fo:font-style="italic" style:font-style-asian="italic"/>
    </style:style>
    <style:style style:name="T1606" style:parent-style-name="Policepardéfaut" style:family="text">
      <style:text-properties style:font-name-complex="Times New Roman"/>
    </style:style>
    <style:style style:name="T1607" style:parent-style-name="Policepardéfaut" style:family="text">
      <style:text-properties style:font-name-complex="Times New Roman"/>
    </style:style>
    <style:style style:name="T1608" style:parent-style-name="Policepardéfaut" style:family="text">
      <style:text-properties style:font-name-complex="Times New Roman"/>
    </style:style>
    <style:style style:name="T1609" style:parent-style-name="Policepardéfaut" style:family="text">
      <style:text-properties style:font-name-complex="Times New Roman"/>
    </style:style>
    <style:style style:name="T1610" style:parent-style-name="Policepardéfaut" style:family="text">
      <style:text-properties style:font-name-complex="Times New Roman"/>
    </style:style>
    <style:style style:name="T1611" style:parent-style-name="Policepardéfaut" style:family="text">
      <style:text-properties style:font-name-complex="Times New Roman"/>
    </style:style>
    <style:style style:name="T1612" style:parent-style-name="Policepardéfaut" style:family="text">
      <style:text-properties style:font-name-complex="Times New Roman"/>
    </style:style>
    <style:style style:name="T1613" style:parent-style-name="Policepardéfaut" style:family="text">
      <style:text-properties style:font-name-complex="Times New Roman"/>
    </style:style>
    <style:style style:name="T1614" style:parent-style-name="Policepardéfaut" style:family="text">
      <style:text-properties style:font-name-complex="Times New Roman"/>
    </style:style>
    <style:style style:name="P1615" style:parent-style-name="Corpsdetexte" style:family="paragraph">
      <style:text-properties style:font-name-complex="Times New Roman"/>
    </style:style>
    <style:style style:name="T1616" style:parent-style-name="Policepardéfaut" style:family="text">
      <style:text-properties style:font-name-complex="Times New Roman"/>
    </style:style>
    <style:style style:name="T1617" style:parent-style-name="Policepardéfaut" style:family="text">
      <style:text-properties style:font-name-complex="Times New Roman"/>
    </style:style>
    <style:style style:name="T1618" style:parent-style-name="Policepardéfaut" style:family="text">
      <style:text-properties style:font-name-complex="Times New Roman"/>
    </style:style>
    <style:style style:name="T1619" style:parent-style-name="Policepardéfaut" style:family="text">
      <style:text-properties style:font-name-complex="Times New Roman" fo:font-style="italic" style:font-style-asian="italic"/>
    </style:style>
    <style:style style:name="T1620" style:parent-style-name="Policepardéfaut" style:family="text">
      <style:text-properties style:font-name-complex="Times New Roman"/>
    </style:style>
    <style:style style:name="T1621" style:parent-style-name="Policepardéfaut" style:family="text">
      <style:text-properties style:font-name-complex="Times New Roman"/>
    </style:style>
    <style:style style:name="T1622" style:parent-style-name="Policepardéfaut" style:family="text">
      <style:text-properties style:font-name-complex="Times New Roman"/>
    </style:style>
    <style:style style:name="T1623" style:parent-style-name="Policepardéfaut" style:family="text">
      <style:text-properties style:font-name-complex="Times New Roman"/>
    </style:style>
    <style:style style:name="T1624" style:parent-style-name="Policepardéfaut" style:family="text">
      <style:text-properties style:font-name-complex="Times New Roman"/>
    </style:style>
    <style:style style:name="T1625" style:parent-style-name="Policepardéfaut" style:family="text">
      <style:text-properties style:font-name-complex="Times New Roman"/>
    </style:style>
    <style:style style:name="T1626" style:parent-style-name="Policepardéfaut" style:family="text">
      <style:text-properties style:font-name-complex="Times New Roman"/>
    </style:style>
    <style:style style:name="T1627" style:parent-style-name="Policepardéfaut" style:family="text">
      <style:text-properties style:font-name-complex="Times New Roman"/>
    </style:style>
    <style:style style:name="T1628" style:parent-style-name="Policepardéfaut" style:family="text">
      <style:text-properties style:font-name-complex="Times New Roman"/>
    </style:style>
    <style:style style:name="T1629" style:parent-style-name="Policepardéfaut" style:family="text">
      <style:text-properties style:font-name-complex="Times New Roman"/>
    </style:style>
    <style:style style:name="T1630" style:parent-style-name="Policepardéfaut" style:family="text">
      <style:text-properties style:font-name-complex="Times New Roman"/>
    </style:style>
    <style:style style:name="T1631" style:parent-style-name="Policepardéfaut" style:family="text">
      <style:text-properties style:font-name-complex="Times New Roman"/>
    </style:style>
    <style:style style:name="T1632" style:parent-style-name="Policepardéfaut" style:family="text">
      <style:text-properties style:font-name-complex="Times New Roman"/>
    </style:style>
    <style:style style:name="T1633" style:parent-style-name="Policepardéfaut" style:family="text">
      <style:text-properties style:font-name-complex="Times New Roman"/>
    </style:style>
    <style:style style:name="T1634" style:parent-style-name="Policepardéfaut" style:family="text">
      <style:text-properties style:font-name-complex="Times New Roman"/>
    </style:style>
    <style:style style:name="T1635" style:parent-style-name="Policepardéfaut" style:family="text">
      <style:text-properties style:font-name-complex="Times New Roman"/>
    </style:style>
    <style:style style:name="T1636" style:parent-style-name="Policepardéfaut" style:family="text">
      <style:text-properties style:font-name-complex="Times New Roman"/>
    </style:style>
    <style:style style:name="T1637" style:parent-style-name="Policepardéfaut" style:family="text">
      <style:text-properties style:font-name-complex="Times New Roman"/>
    </style:style>
    <style:style style:name="T1638" style:parent-style-name="Policepardéfaut" style:family="text">
      <style:text-properties style:font-name-complex="Times New Roman" fo:font-style="italic" style:font-style-asian="italic"/>
    </style:style>
    <style:style style:name="T1639" style:parent-style-name="Policepardéfaut" style:family="text">
      <style:text-properties style:font-name-complex="Times New Roman"/>
    </style:style>
    <style:style style:name="P1640" style:parent-style-name="quote" style:family="paragraph">
      <style:text-properties fo:language="it" fo:country="IT"/>
    </style:style>
    <style:style style:name="P1641" style:parent-style-name="Corpsdetexte" style:family="paragraph">
      <style:text-properties style:font-name-complex="Times New Roman"/>
    </style:style>
    <style:style style:name="P1642" style:parent-style-name="Corpsdetexte" style:family="paragraph">
      <style:text-properties style:font-name-complex="Times New Roman"/>
    </style:style>
    <style:style style:name="T1643" style:parent-style-name="Policepardéfaut" style:family="text">
      <style:text-properties fo:font-style="italic" style:font-style-asian="italic"/>
    </style:style>
    <style:style style:name="P1644" style:parent-style-name="term" style:family="paragraph">
      <style:text-properties fo:language="en" fo:country="GB"/>
    </style:style>
    <style:style style:name="P1645" style:parent-style-name="term" style:family="paragraph">
      <style:text-properties fo:language="en" fo:country="GB"/>
    </style:style>
    <style:style style:name="T1646" style:parent-style-name="Policepardéfaut" style:family="text">
      <style:text-properties fo:font-style="italic" style:font-style-asian="italic"/>
    </style:style>
    <style:style style:name="T1647" style:parent-style-name="Policepardéfaut" style:family="text">
      <style:text-properties fo:font-variant="small-caps" fo:language="en" fo:country="GB"/>
    </style:style>
    <style:style style:name="T1648" style:parent-style-name="Policepardéfaut" style:family="text">
      <style:text-properties fo:language="en" fo:country="GB"/>
    </style:style>
    <style:style style:name="P1649" style:parent-style-name="bibl" style:family="paragraph">
      <style:text-properties fo:language="en" fo:country="GB"/>
    </style:style>
    <style:style style:name="P1650" style:parent-style-name="Corpsdetexte" style:family="paragraph">
      <style:text-properties style:font-name-complex="Times New Roman"/>
    </style:style>
    <style:style style:name="T1651" style:parent-style-name="Policepardéfaut" style:family="text">
      <style:text-properties style:font-name-complex="Times New Roman"/>
    </style:style>
    <style:style style:name="T1652" style:parent-style-name="Policepardéfaut" style:family="text">
      <style:text-properties style:font-name-complex="Times New Roman"/>
    </style:style>
    <style:style style:name="T1653" style:parent-style-name="Policepardéfaut" style:family="text">
      <style:text-properties style:font-name-complex="Times New Roman"/>
    </style:style>
    <style:style style:name="T1654" style:parent-style-name="Policepardéfaut" style:family="text">
      <style:text-properties style:font-name-complex="Times New Roman"/>
    </style:style>
    <style:style style:name="T1655" style:parent-style-name="Policepardéfaut" style:family="text">
      <style:text-properties style:font-name-complex="Times New Roman"/>
    </style:style>
    <style:style style:name="T1656" style:parent-style-name="Policepardéfaut" style:family="text">
      <style:text-properties style:font-name-complex="Times New Roman" fo:font-style="italic" style:font-style-asian="italic"/>
    </style:style>
    <style:style style:name="T1657" style:parent-style-name="Policepardéfaut" style:family="text">
      <style:text-properties style:font-name-complex="Times New Roman"/>
    </style:style>
    <style:style style:name="T1658" style:parent-style-name="Policepardéfaut" style:family="text">
      <style:text-properties style:font-name-complex="Times New Roman" fo:font-style="italic" style:font-style-asian="italic"/>
    </style:style>
    <style:style style:name="T1659" style:parent-style-name="Policepardéfaut" style:family="text">
      <style:text-properties style:font-name-complex="Times New Roman"/>
    </style:style>
    <style:style style:name="T1660" style:parent-style-name="Policepardéfaut" style:family="text">
      <style:text-properties style:font-name-complex="Times New Roman"/>
    </style:style>
    <style:style style:name="T1661" style:parent-style-name="Policepardéfaut" style:family="text">
      <style:text-properties style:font-name-complex="Times New Roman" fo:font-style="italic" style:font-style-asian="italic"/>
    </style:style>
    <style:style style:name="T1662" style:parent-style-name="Policepardéfaut" style:family="text">
      <style:text-properties style:font-name-complex="Times New Roman"/>
    </style:style>
    <style:style style:name="T1663" style:parent-style-name="Policepardéfaut" style:family="text">
      <style:text-properties style:font-name-complex="Times New Roman"/>
    </style:style>
    <style:style style:name="T1664" style:parent-style-name="Policepardéfaut" style:family="text">
      <style:text-properties style:font-name-complex="Times New Roman" fo:font-style="italic" style:font-style-asian="italic"/>
    </style:style>
    <style:style style:name="T1665" style:parent-style-name="Policepardéfaut" style:family="text">
      <style:text-properties style:font-name-complex="Times New Roman"/>
    </style:style>
    <style:style style:name="T1666" style:parent-style-name="Policepardéfaut" style:family="text">
      <style:text-properties style:font-name-complex="Times New Roman"/>
    </style:style>
    <style:style style:name="T1667" style:parent-style-name="Policepardéfaut" style:family="text">
      <style:text-properties style:font-name-complex="Times New Roman"/>
    </style:style>
    <style:style style:name="T1668" style:parent-style-name="Policepardéfaut" style:family="text">
      <style:text-properties style:font-name-complex="Times New Roman"/>
    </style:style>
    <style:style style:name="T1669" style:parent-style-name="Policepardéfaut" style:family="text">
      <style:text-properties style:font-name-complex="Times New Roman"/>
    </style:style>
    <style:style style:name="T1670" style:parent-style-name="Policepardéfaut" style:family="text">
      <style:text-properties style:font-name-complex="Times New Roman"/>
    </style:style>
    <style:style style:name="T1671" style:parent-style-name="Policepardéfaut" style:family="text">
      <style:text-properties style:font-name-complex="Times New Roman"/>
    </style:style>
    <style:style style:name="P1672" style:parent-style-name="Corpsdetexte" style:family="paragraph">
      <style:text-properties style:font-name-complex="Times New Roman" fo:language="it" fo:country="IT"/>
    </style:style>
    <style:style style:name="P1673" style:parent-style-name="Titre2" style:family="paragraph">
      <style:text-properties fo:language="it" fo:country="IT"/>
    </style:style>
    <style:style style:name="P1674" style:parent-style-name="term" style:family="paragraph">
      <style:text-properties fo:language="it" fo:country="IT"/>
    </style:style>
    <style:style style:name="T1675" style:parent-style-name="Policepardéfaut" style:family="text">
      <style:text-properties fo:language="it" fo:country="IT"/>
    </style:style>
    <style:style style:name="T1676" style:parent-style-name="Policepardéfaut" style:family="text">
      <style:text-properties style:font-name-asian="Times New Roman" fo:language="it" fo:country="IT"/>
    </style:style>
    <style:style style:name="T1677" style:parent-style-name="Policepardéfaut" style:family="text">
      <style:text-properties fo:language="it" fo:country="IT"/>
    </style:style>
    <style:style style:name="T1678" style:parent-style-name="Policepardéfaut" style:family="text">
      <style:text-properties style:font-name-asian="Times New Roman" fo:language="it" fo:country="IT"/>
    </style:style>
    <style:style style:name="T1679" style:parent-style-name="Policepardéfaut" style:family="text">
      <style:text-properties fo:font-variant="small-caps" fo:language="it" fo:country="IT"/>
    </style:style>
    <style:style style:name="T1680" style:parent-style-name="Policepardéfaut" style:family="text">
      <style:text-properties fo:language="it" fo:country="IT"/>
    </style:style>
    <style:style style:name="P1681" style:parent-style-name="bibl" style:family="paragraph">
      <style:text-properties fo:language="it" fo:country="IT"/>
    </style:style>
    <style:style style:name="T1682" style:parent-style-name="Policepardéfaut" style:family="text">
      <style:text-properties fo:language="it" fo:country="IT"/>
    </style:style>
    <style:style style:name="T1683" style:parent-style-name="Policepardéfaut" style:family="text">
      <style:text-properties fo:font-style="italic" style:font-style-asian="italic" fo:language="it" fo:country="IT"/>
    </style:style>
    <style:style style:name="P1684" style:parent-style-name="term" style:family="paragraph">
      <style:text-properties fo:language="it" fo:country="IT"/>
    </style:style>
    <style:style style:name="T1685" style:parent-style-name="Policepardéfaut" style:family="text">
      <style:text-properties fo:language="it" fo:country="IT"/>
    </style:style>
    <style:style style:name="T1686" style:parent-style-name="Policepardéfaut" style:family="text">
      <style:text-properties style:font-name-asian="Times New Roman" fo:language="it" fo:country="IT"/>
    </style:style>
    <style:style style:name="T1687" style:parent-style-name="Policepardéfaut" style:family="text">
      <style:text-properties fo:language="it" fo:country="IT"/>
    </style:style>
    <style:style style:name="T1688" style:parent-style-name="Policepardéfaut" style:family="text">
      <style:text-properties style:font-name-asian="Times New Roman" fo:language="it" fo:country="IT"/>
    </style:style>
    <style:style style:name="T1689" style:parent-style-name="Policepardéfaut" style:family="text">
      <style:text-properties fo:font-style="italic" style:font-style-asian="italic"/>
    </style:style>
    <style:style style:name="T1690" style:parent-style-name="Policepardéfaut" style:family="text">
      <style:text-properties style:font-name-complex="Times New Roman"/>
    </style:style>
    <style:style style:name="T1691" style:parent-style-name="Policepardéfaut" style:family="text">
      <style:text-properties style:font-name-complex="Times New Roman" fo:font-style="italic" style:font-style-asian="italic"/>
    </style:style>
    <style:style style:name="T1692" style:parent-style-name="Policepardéfaut" style:family="text">
      <style:text-properties style:font-name-complex="Times New Roman"/>
    </style:style>
    <style:style style:name="T1693" style:parent-style-name="Policepardéfaut" style:family="text">
      <style:text-properties style:font-name-complex="Times New Roman"/>
    </style:style>
    <style:style style:name="T1694" style:parent-style-name="Policepardéfaut" style:family="text">
      <style:text-properties style:font-name-complex="Times New Roman"/>
    </style:style>
    <style:style style:name="T1695" style:parent-style-name="Policepardéfaut" style:family="text">
      <style:text-properties style:font-name-complex="Times New Roman"/>
    </style:style>
    <style:style style:name="T1696" style:parent-style-name="Policepardéfaut" style:family="text">
      <style:text-properties style:font-name-complex="Times New Roman"/>
    </style:style>
    <style:style style:name="T1697" style:parent-style-name="Policepardéfaut" style:family="text">
      <style:text-properties style:font-name-complex="Times New Roman"/>
    </style:style>
    <style:style style:name="T1698" style:parent-style-name="Policepardéfaut" style:family="text">
      <style:text-properties style:font-name-complex="Times New Roman"/>
    </style:style>
    <style:style style:name="T1699" style:parent-style-name="Policepardéfaut" style:family="text">
      <style:text-properties style:font-name-complex="Times New Roman" fo:font-weight="bold" style:font-weight-asian="bold"/>
    </style:style>
    <style:style style:name="T1700" style:parent-style-name="Policepardéfaut" style:family="text">
      <style:text-properties style:font-name-complex="Times New Roman"/>
    </style:style>
    <style:style style:name="T1701" style:parent-style-name="Policepardéfaut" style:family="text">
      <style:text-properties style:font-name-complex="Times New Roman"/>
    </style:style>
    <style:style style:name="T1702" style:parent-style-name="Policepardéfaut" style:family="text">
      <style:text-properties style:font-name-complex="Times New Roman"/>
    </style:style>
    <style:style style:name="T1703" style:parent-style-name="Policepardéfaut" style:family="text">
      <style:text-properties style:font-name-complex="Times New Roman"/>
    </style:style>
    <style:style style:name="T1704" style:parent-style-name="Policepardéfaut" style:family="text">
      <style:text-properties style:font-name-complex="Times New Roman"/>
    </style:style>
    <style:style style:name="T1705" style:parent-style-name="Policepardéfaut" style:family="text">
      <style:text-properties style:font-name-complex="Times New Roman"/>
    </style:style>
    <style:style style:name="T1706" style:parent-style-name="Policepardéfaut" style:family="text">
      <style:text-properties style:font-name-complex="Times New Roman"/>
    </style:style>
    <style:style style:name="T1707" style:parent-style-name="Policepardéfaut" style:family="text">
      <style:text-properties style:font-name-complex="Times New Roman"/>
    </style:style>
    <style:style style:name="T1708" style:parent-style-name="Policepardéfaut" style:family="text">
      <style:text-properties style:font-name-complex="Times New Roman"/>
    </style:style>
    <style:style style:name="T1709" style:parent-style-name="Policepardéfaut" style:family="text">
      <style:text-properties style:font-name-complex="Times New Roman"/>
    </style:style>
    <style:style style:name="T1710" style:parent-style-name="Policepardéfaut" style:family="text">
      <style:text-properties style:font-name-complex="Times New Roman"/>
    </style:style>
    <style:style style:name="T1711" style:parent-style-name="Policepardéfaut" style:family="text">
      <style:text-properties style:font-name-complex="Times New Roman"/>
    </style:style>
    <style:style style:name="T1712" style:parent-style-name="Policepardéfaut" style:family="text">
      <style:text-properties style:font-name-complex="Times New Roman"/>
    </style:style>
    <style:style style:name="T1713" style:parent-style-name="Policepardéfaut" style:family="text">
      <style:text-properties style:font-name-complex="Times New Roman"/>
    </style:style>
    <style:style style:name="T1714" style:parent-style-name="Policepardéfaut" style:family="text">
      <style:text-properties style:font-name-complex="Times New Roman"/>
    </style:style>
    <style:style style:name="T1715" style:parent-style-name="Policepardéfaut" style:family="text">
      <style:text-properties style:font-name-complex="Times New Roman"/>
    </style:style>
    <style:style style:name="T1716" style:parent-style-name="Policepardéfaut" style:family="text">
      <style:text-properties style:font-name-complex="Times New Roman"/>
    </style:style>
    <style:style style:name="T1717" style:parent-style-name="Policepardéfaut" style:family="text">
      <style:text-properties style:font-name-complex="Times New Roman"/>
    </style:style>
    <style:style style:name="T1718" style:parent-style-name="Policepardéfaut" style:family="text">
      <style:text-properties style:font-name-complex="Times New Roman"/>
    </style:style>
    <style:style style:name="T1719" style:parent-style-name="Policepardéfaut" style:family="text">
      <style:text-properties style:font-name-complex="Times New Roman"/>
    </style:style>
    <style:style style:name="T1720" style:parent-style-name="Policepardéfaut" style:family="text">
      <style:text-properties style:font-name-complex="Times New Roman"/>
    </style:style>
    <style:style style:name="T1721" style:parent-style-name="Policepardéfaut" style:family="text">
      <style:text-properties style:font-name-complex="Times New Roman"/>
    </style:style>
    <style:style style:name="T1722" style:parent-style-name="Policepardéfaut" style:family="text">
      <style:text-properties style:font-name-complex="Times New Roman"/>
    </style:style>
    <style:style style:name="T1723" style:parent-style-name="Policepardéfaut" style:family="text">
      <style:text-properties style:font-name-complex="Times New Roman"/>
    </style:style>
    <style:style style:name="T1724" style:parent-style-name="Policepardéfaut" style:family="text">
      <style:text-properties style:font-name-complex="Times New Roman"/>
    </style:style>
    <style:style style:name="T1725" style:parent-style-name="Policepardéfaut" style:family="text">
      <style:text-properties style:font-name-complex="Times New Roman"/>
    </style:style>
    <style:style style:name="T1726" style:parent-style-name="Policepardéfaut" style:family="text">
      <style:text-properties style:font-name-complex="Times New Roman"/>
    </style:style>
    <style:style style:name="T1727" style:parent-style-name="Policepardéfaut" style:family="text">
      <style:text-properties style:font-name-complex="Times New Roman"/>
    </style:style>
    <style:style style:name="T1728" style:parent-style-name="Policepardéfaut" style:family="text">
      <style:text-properties style:font-name-complex="Times New Roman"/>
    </style:style>
    <style:style style:name="T1729" style:parent-style-name="Policepardéfaut" style:family="text">
      <style:text-properties style:font-name-complex="Times New Roman"/>
    </style:style>
    <style:style style:name="T1730" style:parent-style-name="Policepardéfaut" style:family="text">
      <style:text-properties style:font-name-complex="Times New Roman"/>
    </style:style>
    <style:style style:name="T1731" style:parent-style-name="Policepardéfaut" style:family="text">
      <style:text-properties style:font-name-complex="Times New Roman"/>
    </style:style>
    <style:style style:name="T1732" style:parent-style-name="Policepardéfaut" style:family="text">
      <style:text-properties style:font-name-complex="Times New Roman"/>
    </style:style>
    <style:style style:name="T1733" style:parent-style-name="Policepardéfaut" style:family="text">
      <style:text-properties style:font-name-complex="Times New Roman"/>
    </style:style>
    <style:style style:name="T1734" style:parent-style-name="Policepardéfaut" style:family="text">
      <style:text-properties style:font-name-complex="Times New Roman"/>
    </style:style>
    <style:style style:name="T1735" style:parent-style-name="Policepardéfaut" style:family="text">
      <style:text-properties style:font-name-complex="Times New Roman" fo:font-style="italic" style:font-style-asian="italic"/>
    </style:style>
    <style:style style:name="T1736" style:parent-style-name="Policepardéfaut" style:family="text">
      <style:text-properties style:font-name-complex="Times New Roman"/>
    </style:style>
    <style:style style:name="T1737" style:parent-style-name="Policepardéfaut" style:family="text">
      <style:text-properties style:font-name-complex="Times New Roman"/>
    </style:style>
    <style:style style:name="T1738" style:parent-style-name="Policepardéfaut" style:family="text">
      <style:text-properties style:font-name-complex="Times New Roman"/>
    </style:style>
    <style:style style:name="T1739" style:parent-style-name="Policepardéfaut" style:family="text">
      <style:text-properties style:font-name-complex="Times New Roman"/>
    </style:style>
    <style:style style:name="T1740" style:parent-style-name="Policepardéfaut" style:family="text">
      <style:text-properties style:font-name-complex="Times New Roman"/>
    </style:style>
    <style:style style:name="T1741" style:parent-style-name="Policepardéfaut" style:family="text">
      <style:text-properties style:font-name-complex="Times New Roman" fo:font-style="italic" style:font-style-asian="italic"/>
    </style:style>
    <style:style style:name="T1742" style:parent-style-name="Policepardéfaut" style:family="text">
      <style:text-properties style:font-name-complex="Times New Roman"/>
    </style:style>
    <style:style style:name="T1743" style:parent-style-name="Policepardéfaut" style:family="text">
      <style:text-properties style:font-name-complex="Times New Roman"/>
    </style:style>
    <style:style style:name="T1744" style:parent-style-name="Policepardéfaut" style:family="text">
      <style:text-properties style:font-name-complex="Times New Roman"/>
    </style:style>
    <style:style style:name="T1745" style:parent-style-name="Policepardéfaut" style:family="text">
      <style:text-properties style:font-name-complex="Times New Roman"/>
    </style:style>
    <style:style style:name="T1746" style:parent-style-name="Policepardéfaut" style:family="text">
      <style:text-properties style:font-name-complex="Times New Roman"/>
    </style:style>
    <style:style style:name="T1747" style:parent-style-name="Policepardéfaut" style:family="text">
      <style:text-properties style:font-name-complex="Times New Roman"/>
    </style:style>
    <style:style style:name="T1748" style:parent-style-name="Policepardéfaut" style:family="text">
      <style:text-properties style:font-name-complex="Times New Roman"/>
    </style:style>
    <style:style style:name="T1749" style:parent-style-name="Policepardéfaut" style:family="text">
      <style:text-properties style:font-name-complex="Times New Roman"/>
    </style:style>
    <style:style style:name="T1750" style:parent-style-name="Policepardéfaut" style:family="text">
      <style:text-properties style:font-name-complex="Times New Roman"/>
    </style:style>
    <style:style style:name="T1751" style:parent-style-name="Policepardéfaut" style:family="text">
      <style:text-properties style:font-name-complex="Times New Roman"/>
    </style:style>
    <style:style style:name="T1752" style:parent-style-name="Policepardéfaut" style:family="text">
      <style:text-properties style:font-name-complex="Times New Roman"/>
    </style:style>
    <style:style style:name="T1753" style:parent-style-name="Policepardéfaut" style:family="text">
      <style:text-properties style:font-name-complex="Times New Roman"/>
    </style:style>
    <style:style style:name="T1754" style:parent-style-name="Policepardéfaut" style:family="text">
      <style:text-properties style:font-name-complex="Times New Roman"/>
    </style:style>
    <style:style style:name="T1755" style:parent-style-name="Policepardéfaut" style:family="text">
      <style:text-properties style:font-name-complex="Times New Roman"/>
    </style:style>
    <style:style style:name="T1756" style:parent-style-name="Policepardéfaut" style:family="text">
      <style:text-properties style:font-name-complex="Times New Roman"/>
    </style:style>
    <style:style style:name="T1757" style:parent-style-name="Policepardéfaut" style:family="text">
      <style:text-properties style:font-name-complex="Times New Roman"/>
    </style:style>
    <style:style style:name="T1758" style:parent-style-name="Policepardéfaut" style:family="text">
      <style:text-properties style:font-name-complex="Times New Roman"/>
    </style:style>
    <style:style style:name="T1759" style:parent-style-name="Policepardéfaut" style:family="text">
      <style:text-properties style:font-name-complex="Times New Roman"/>
    </style:style>
    <style:style style:name="T1760" style:parent-style-name="Policepardéfaut" style:family="text">
      <style:text-properties style:font-name-complex="Times New Roman"/>
    </style:style>
    <style:style style:name="T1761" style:parent-style-name="Policepardéfaut" style:family="text">
      <style:text-properties style:font-name-complex="Times New Roman"/>
    </style:style>
    <style:style style:name="T1762" style:parent-style-name="Policepardéfaut" style:family="text">
      <style:text-properties style:font-name-complex="Times New Roman"/>
    </style:style>
    <style:style style:name="T1763" style:parent-style-name="Policepardéfaut" style:family="text">
      <style:text-properties style:font-name-complex="Times New Roman"/>
    </style:style>
    <style:style style:name="T1764" style:parent-style-name="Policepardéfaut" style:family="text">
      <style:text-properties style:font-name-complex="Times New Roman"/>
    </style:style>
    <style:style style:name="T1765" style:parent-style-name="Policepardéfaut" style:family="text">
      <style:text-properties style:font-name-complex="Times New Roman"/>
    </style:style>
    <style:style style:name="T1766" style:parent-style-name="Policepardéfaut" style:family="text">
      <style:text-properties style:font-name-complex="Times New Roman"/>
    </style:style>
    <style:style style:name="T1767" style:parent-style-name="Policepardéfaut" style:family="text">
      <style:text-properties style:font-name-complex="Times New Roman" fo:font-style="italic" style:font-style-asian="italic"/>
    </style:style>
    <style:style style:name="T1768" style:parent-style-name="Policepardéfaut" style:family="text">
      <style:text-properties style:font-name-complex="Times New Roman"/>
    </style:style>
    <style:style style:name="T1769" style:parent-style-name="Policepardéfaut" style:family="text">
      <style:text-properties style:font-name-complex="Times New Roman" fo:font-style="italic" style:font-style-asian="italic"/>
    </style:style>
    <style:style style:name="T1770" style:parent-style-name="Policepardéfaut" style:family="text">
      <style:text-properties style:font-name-complex="Times New Roman"/>
    </style:style>
    <style:style style:name="T1771" style:parent-style-name="Policepardéfaut" style:family="text">
      <style:text-properties style:font-name-complex="Times New Roman" fo:font-style="italic" style:font-style-asian="italic"/>
    </style:style>
    <style:style style:name="T1772" style:parent-style-name="Policepardéfaut" style:family="text">
      <style:text-properties style:font-name-complex="Times New Roman"/>
    </style:style>
    <style:style style:name="T1773" style:parent-style-name="Policepardéfaut" style:family="text">
      <style:text-properties style:font-name-complex="Times New Roman"/>
    </style:style>
    <style:style style:name="T1774" style:parent-style-name="Policepardéfaut" style:family="text">
      <style:text-properties style:font-name-complex="Times New Roman"/>
    </style:style>
    <style:style style:name="T1775" style:parent-style-name="Policepardéfaut" style:family="text">
      <style:text-properties style:font-name-complex="Times New Roman"/>
    </style:style>
    <style:style style:name="T1776" style:parent-style-name="Policepardéfaut" style:family="text">
      <style:text-properties style:font-name-complex="Times New Roman"/>
    </style:style>
    <style:style style:name="T1777" style:parent-style-name="Policepardéfaut" style:family="text">
      <style:text-properties style:font-name-complex="Times New Roman"/>
    </style:style>
    <style:style style:name="T1778" style:parent-style-name="Policepardéfaut" style:family="text">
      <style:text-properties style:font-name-complex="Times New Roman"/>
    </style:style>
    <style:style style:name="T1779" style:parent-style-name="Policepardéfaut" style:family="text">
      <style:text-properties style:font-name-complex="Times New Roman"/>
    </style:style>
    <style:style style:name="T1780" style:parent-style-name="Policepardéfaut" style:family="text">
      <style:text-properties style:font-name-complex="Times New Roman"/>
    </style:style>
    <style:style style:name="T1781" style:parent-style-name="Policepardéfaut" style:family="text">
      <style:text-properties style:font-name-complex="Times New Roman"/>
    </style:style>
    <style:style style:name="T1782" style:parent-style-name="Policepardéfaut" style:family="text">
      <style:text-properties style:font-name-complex="Times New Roman"/>
    </style:style>
    <style:style style:name="T1783" style:parent-style-name="Policepardéfaut" style:family="text">
      <style:text-properties style:font-name-complex="Times New Roman"/>
    </style:style>
    <style:style style:name="T1784" style:parent-style-name="Policepardéfaut" style:family="text">
      <style:text-properties style:font-name-complex="Times New Roman"/>
    </style:style>
    <style:style style:name="T1785" style:parent-style-name="Policepardéfaut" style:family="text">
      <style:text-properties style:font-name-complex="Times New Roman"/>
    </style:style>
    <style:style style:name="T1786" style:parent-style-name="Policepardéfaut" style:family="text">
      <style:text-properties style:font-name-complex="Times New Roman"/>
    </style:style>
    <style:style style:name="T1787" style:parent-style-name="Policepardéfaut" style:family="text">
      <style:text-properties style:font-name-complex="Times New Roman"/>
    </style:style>
    <style:style style:name="T1788" style:parent-style-name="Policepardéfaut" style:family="text">
      <style:text-properties style:font-name-complex="Times New Roman"/>
    </style:style>
    <style:style style:name="T1789" style:parent-style-name="Policepardéfaut" style:family="text">
      <style:text-properties style:font-name-complex="Times New Roman"/>
    </style:style>
    <style:style style:name="T1790" style:parent-style-name="Policepardéfaut" style:family="text">
      <style:text-properties style:font-name-complex="Times New Roman"/>
    </style:style>
    <style:style style:name="T1791" style:parent-style-name="Policepardéfaut" style:family="text">
      <style:text-properties style:font-name-complex="Times New Roman"/>
    </style:style>
    <style:style style:name="T1792" style:parent-style-name="Policepardéfaut" style:family="text">
      <style:text-properties style:font-name-complex="Times New Roman"/>
    </style:style>
    <style:style style:name="T1793" style:parent-style-name="Policepardéfaut" style:family="text">
      <style:text-properties style:font-name-complex="Times New Roman"/>
    </style:style>
    <style:style style:name="T1794" style:parent-style-name="Policepardéfaut" style:family="text">
      <style:text-properties style:font-name-complex="Times New Roman"/>
    </style:style>
    <style:style style:name="T1795" style:parent-style-name="Policepardéfaut" style:family="text">
      <style:text-properties style:font-name-complex="Times New Roman"/>
    </style:style>
    <style:style style:name="T1796" style:parent-style-name="Policepardéfaut" style:family="text">
      <style:text-properties style:font-name-complex="Times New Roman"/>
    </style:style>
    <style:style style:name="T1797" style:parent-style-name="Policepardéfaut" style:family="text">
      <style:text-properties style:font-name-complex="Times New Roman"/>
    </style:style>
    <style:style style:name="T1798" style:parent-style-name="Policepardéfaut" style:family="text">
      <style:text-properties style:font-name-complex="Times New Roman"/>
    </style:style>
    <style:style style:name="T1799" style:parent-style-name="Policepardéfaut" style:family="text">
      <style:text-properties style:font-name-complex="Times New Roman"/>
    </style:style>
    <style:style style:name="T1800" style:parent-style-name="Policepardéfaut" style:family="text">
      <style:text-properties style:font-name-complex="Times New Roman"/>
    </style:style>
    <style:style style:name="T1801" style:parent-style-name="Policepardéfaut" style:family="text">
      <style:text-properties style:font-name-complex="Times New Roman"/>
    </style:style>
    <style:style style:name="T1802" style:parent-style-name="Policepardéfaut" style:family="text">
      <style:text-properties style:font-name-complex="Times New Roman"/>
    </style:style>
    <style:style style:name="T1803" style:parent-style-name="Policepardéfaut" style:family="text">
      <style:text-properties style:font-name-complex="Times New Roman"/>
    </style:style>
    <style:style style:name="T1804" style:parent-style-name="Policepardéfaut" style:family="text">
      <style:text-properties style:font-name-complex="Times New Roman"/>
    </style:style>
    <style:style style:name="T1805" style:parent-style-name="Policepardéfaut" style:family="text">
      <style:text-properties style:font-name-complex="Times New Roman"/>
    </style:style>
    <style:style style:name="T1806" style:parent-style-name="Policepardéfaut" style:family="text">
      <style:text-properties style:font-name-complex="Times New Roman"/>
    </style:style>
    <style:style style:name="T1807" style:parent-style-name="Policepardéfaut" style:family="text">
      <style:text-properties style:font-name-complex="Times New Roman"/>
    </style:style>
    <style:style style:name="T1808" style:parent-style-name="Policepardéfaut" style:family="text">
      <style:text-properties style:font-name-complex="Times New Roman"/>
    </style:style>
    <style:style style:name="T1809" style:parent-style-name="Policepardéfaut" style:family="text">
      <style:text-properties style:font-name-complex="Times New Roman"/>
    </style:style>
    <style:style style:name="T1810" style:parent-style-name="Policepardéfaut" style:family="text">
      <style:text-properties style:font-name-complex="Times New Roman"/>
    </style:style>
    <style:style style:name="T1811" style:parent-style-name="Policepardéfaut" style:family="text">
      <style:text-properties style:font-name-complex="Times New Roman"/>
    </style:style>
    <style:style style:name="T1812" style:parent-style-name="Policepardéfaut" style:family="text">
      <style:text-properties style:font-name-complex="Times New Roman"/>
    </style:style>
    <style:style style:name="T1813" style:parent-style-name="Policepardéfaut" style:family="text">
      <style:text-properties style:font-name-complex="Times New Roman"/>
    </style:style>
    <style:style style:name="T1814" style:parent-style-name="Policepardéfaut" style:family="text">
      <style:text-properties style:font-name-complex="Times New Roman"/>
    </style:style>
    <style:style style:name="T1815" style:parent-style-name="Policepardéfaut" style:family="text">
      <style:text-properties style:font-name-complex="Times New Roman"/>
    </style:style>
    <style:style style:name="T1816" style:parent-style-name="Policepardéfaut" style:family="text">
      <style:text-properties style:font-name-complex="Times New Roman"/>
    </style:style>
    <style:style style:name="T1817" style:parent-style-name="Policepardéfaut" style:family="text">
      <style:text-properties style:font-name-complex="Times New Roman"/>
    </style:style>
    <style:style style:name="T1818" style:parent-style-name="Policepardéfaut" style:family="text">
      <style:text-properties style:font-name-complex="Times New Roman"/>
    </style:style>
    <style:style style:name="T1819" style:parent-style-name="Policepardéfaut" style:family="text">
      <style:text-properties style:font-name-complex="Times New Roman"/>
    </style:style>
    <style:style style:name="T1820" style:parent-style-name="Policepardéfaut" style:family="text">
      <style:text-properties style:font-name-complex="Times New Roman"/>
    </style:style>
    <style:style style:name="T1821" style:parent-style-name="Policepardéfaut" style:family="text">
      <style:text-properties style:font-name-complex="Times New Roman"/>
    </style:style>
    <style:style style:name="T1822" style:parent-style-name="Policepardéfaut" style:family="text">
      <style:text-properties style:font-name-complex="Times New Roman"/>
    </style:style>
    <style:style style:name="T1823" style:parent-style-name="Policepardéfaut" style:family="text">
      <style:text-properties style:font-name-complex="Times New Roman"/>
    </style:style>
    <style:style style:name="T1824" style:parent-style-name="Policepardéfaut" style:family="text">
      <style:text-properties style:font-name-complex="Times New Roman"/>
    </style:style>
    <style:style style:name="T1825" style:parent-style-name="Policepardéfaut" style:family="text">
      <style:text-properties style:font-name-complex="Times New Roman"/>
    </style:style>
    <style:style style:name="T1826" style:parent-style-name="Policepardéfaut" style:family="text">
      <style:text-properties style:font-name-complex="Times New Roman"/>
    </style:style>
    <style:style style:name="T1827" style:parent-style-name="Policepardéfaut" style:family="text">
      <style:text-properties style:font-name-complex="Times New Roman"/>
    </style:style>
    <style:style style:name="T1828" style:parent-style-name="Policepardéfaut" style:family="text">
      <style:text-properties style:font-name-complex="Times New Roman"/>
    </style:style>
    <style:style style:name="T1829" style:parent-style-name="Policepardéfaut" style:family="text">
      <style:text-properties style:font-name-complex="Times New Roman"/>
    </style:style>
    <style:style style:name="T1830" style:parent-style-name="Policepardéfaut" style:family="text">
      <style:text-properties style:font-name-complex="Times New Roman"/>
    </style:style>
    <style:style style:name="T1831" style:parent-style-name="Policepardéfaut" style:family="text">
      <style:text-properties style:font-name-complex="Times New Roman"/>
    </style:style>
    <style:style style:name="T1832" style:parent-style-name="Policepardéfaut" style:family="text">
      <style:text-properties style:font-name-complex="Times New Roman"/>
    </style:style>
    <style:style style:name="T1833" style:parent-style-name="Policepardéfaut" style:family="text">
      <style:text-properties style:font-name-complex="Times New Roman"/>
    </style:style>
    <style:style style:name="T1834" style:parent-style-name="Policepardéfaut" style:family="text">
      <style:text-properties style:font-name-complex="Times New Roman"/>
    </style:style>
    <style:style style:name="T1835" style:parent-style-name="Policepardéfaut" style:family="text">
      <style:text-properties style:font-name-complex="Times New Roman"/>
    </style:style>
    <style:style style:name="T1836" style:parent-style-name="Policepardéfaut" style:family="text">
      <style:text-properties style:font-name-complex="Times New Roman"/>
    </style:style>
    <style:style style:name="T1837" style:parent-style-name="Policepardéfaut" style:family="text">
      <style:text-properties style:font-name-complex="Times New Roman" fo:font-style="italic" style:font-style-asian="italic"/>
    </style:style>
    <style:style style:name="T1838" style:parent-style-name="Policepardéfaut" style:family="text">
      <style:text-properties style:font-name-complex="Times New Roman"/>
    </style:style>
    <style:style style:name="T1839" style:parent-style-name="Policepardéfaut" style:family="text">
      <style:text-properties style:font-name-complex="Times New Roman"/>
    </style:style>
    <style:style style:name="T1840" style:parent-style-name="Policepardéfaut" style:family="text">
      <style:text-properties style:font-name-complex="Times New Roman"/>
    </style:style>
    <style:style style:name="T1841" style:parent-style-name="Policepardéfaut" style:family="text">
      <style:text-properties style:font-name-complex="Times New Roman"/>
    </style:style>
    <style:style style:name="T1842" style:parent-style-name="Policepardéfaut" style:family="text">
      <style:text-properties style:font-name-complex="Times New Roman"/>
    </style:style>
    <style:style style:name="T1843" style:parent-style-name="Policepardéfaut" style:family="text">
      <style:text-properties style:font-name-complex="Times New Roman" fo:font-style="italic" style:font-style-asian="italic"/>
    </style:style>
    <style:style style:name="T1844" style:parent-style-name="Policepardéfaut" style:family="text">
      <style:text-properties style:font-name-complex="Times New Roman"/>
    </style:style>
    <style:style style:name="T1845" style:parent-style-name="Policepardéfaut" style:family="text">
      <style:text-properties style:font-name-complex="Times New Roman"/>
    </style:style>
    <style:style style:name="T1846" style:parent-style-name="Policepardéfaut" style:family="text">
      <style:text-properties style:font-name-complex="Times New Roman"/>
    </style:style>
    <style:style style:name="T1847" style:parent-style-name="Policepardéfaut" style:family="text">
      <style:text-properties style:font-name-complex="Times New Roman"/>
    </style:style>
    <style:style style:name="T1848" style:parent-style-name="Policepardéfaut" style:family="text">
      <style:text-properties style:font-name-complex="Times New Roman"/>
    </style:style>
    <style:style style:name="T1849" style:parent-style-name="Policepardéfaut" style:family="text">
      <style:text-properties style:font-name-complex="Times New Roman"/>
    </style:style>
    <style:style style:name="T1850" style:parent-style-name="Policepardéfaut" style:family="text">
      <style:text-properties style:font-name-complex="Times New Roman"/>
    </style:style>
    <style:style style:name="T1851" style:parent-style-name="Policepardéfaut" style:family="text">
      <style:text-properties style:font-name-complex="Times New Roman"/>
    </style:style>
    <style:style style:name="T1852" style:parent-style-name="Policepardéfaut" style:family="text">
      <style:text-properties style:font-name-complex="Times New Roman"/>
    </style:style>
    <style:style style:name="T1853" style:parent-style-name="Policepardéfaut" style:family="text">
      <style:text-properties style:font-name-complex="Times New Roman"/>
    </style:style>
    <style:style style:name="T1854" style:parent-style-name="Policepardéfaut" style:family="text">
      <style:text-properties style:font-name-complex="Times New Roman"/>
    </style:style>
    <style:style style:name="T1855" style:parent-style-name="Policepardéfaut" style:family="text">
      <style:text-properties style:font-name-complex="Times New Roman"/>
    </style:style>
    <style:style style:name="T1856" style:parent-style-name="Policepardéfaut" style:family="text">
      <style:text-properties style:font-name-complex="Times New Roman"/>
    </style:style>
    <style:style style:name="T1857" style:parent-style-name="Policepardéfaut" style:family="text">
      <style:text-properties style:font-name-complex="Times New Roman"/>
    </style:style>
    <style:style style:name="T1858" style:parent-style-name="Policepardéfaut" style:family="text">
      <style:text-properties style:font-name-complex="Times New Roman"/>
    </style:style>
    <style:style style:name="T1859" style:parent-style-name="Policepardéfaut" style:family="text">
      <style:text-properties style:font-name-complex="Times New Roman"/>
    </style:style>
    <style:style style:name="T1860" style:parent-style-name="Policepardéfaut" style:family="text">
      <style:text-properties style:font-name-complex="Times New Roman"/>
    </style:style>
    <style:style style:name="T1861" style:parent-style-name="Policepardéfaut" style:family="text">
      <style:text-properties style:font-name-complex="Times New Roman"/>
    </style:style>
    <style:style style:name="T1862" style:parent-style-name="Policepardéfaut" style:family="text">
      <style:text-properties style:font-name-complex="Times New Roman"/>
    </style:style>
    <style:style style:name="T1863" style:parent-style-name="Policepardéfaut" style:family="text">
      <style:text-properties style:font-name-complex="Times New Roman"/>
    </style:style>
    <style:style style:name="T1864" style:parent-style-name="Policepardéfaut" style:family="text">
      <style:text-properties style:font-name-complex="Times New Roman"/>
    </style:style>
    <style:style style:name="T1865" style:parent-style-name="Policepardéfaut" style:family="text">
      <style:text-properties style:font-name-complex="Times New Roman" fo:font-style="italic" style:font-style-asian="italic"/>
    </style:style>
    <style:style style:name="T1866" style:parent-style-name="Policepardéfaut" style:family="text">
      <style:text-properties style:font-name-complex="Times New Roman"/>
    </style:style>
    <style:style style:name="T1867" style:parent-style-name="Policepardéfaut" style:family="text">
      <style:text-properties style:font-name-complex="Times New Roman"/>
    </style:style>
    <style:style style:name="T1868" style:parent-style-name="Policepardéfaut" style:family="text">
      <style:text-properties style:font-name-complex="Times New Roman"/>
    </style:style>
    <style:style style:name="T1869" style:parent-style-name="Policepardéfaut" style:family="text">
      <style:text-properties style:font-name-complex="Times New Roman"/>
    </style:style>
    <style:style style:name="T1870" style:parent-style-name="Policepardéfaut" style:family="text">
      <style:text-properties style:font-name-complex="Times New Roman"/>
    </style:style>
    <style:style style:name="T1871" style:parent-style-name="Policepardéfaut" style:family="text">
      <style:text-properties style:font-name-complex="Times New Roman"/>
    </style:style>
    <style:style style:name="T1872" style:parent-style-name="Policepardéfaut" style:family="text">
      <style:text-properties style:font-name-complex="Times New Roman"/>
    </style:style>
    <style:style style:name="T1873" style:parent-style-name="Policepardéfaut" style:family="text">
      <style:text-properties style:font-name-complex="Times New Roman"/>
    </style:style>
    <style:style style:name="T1874" style:parent-style-name="Policepardéfaut" style:family="text">
      <style:text-properties style:font-name-complex="Times New Roman"/>
    </style:style>
    <style:style style:name="T1875" style:parent-style-name="Policepardéfaut" style:family="text">
      <style:text-properties style:font-name-complex="Times New Roman"/>
    </style:style>
    <style:style style:name="T1876" style:parent-style-name="Policepardéfaut" style:family="text">
      <style:text-properties style:font-name-complex="Times New Roman"/>
    </style:style>
    <style:style style:name="T1877" style:parent-style-name="Policepardéfaut" style:family="text">
      <style:text-properties style:font-name-complex="Times New Roman"/>
    </style:style>
    <style:style style:name="T1878" style:parent-style-name="Policepardéfaut" style:family="text">
      <style:text-properties style:font-name-complex="Times New Roman"/>
    </style:style>
    <style:style style:name="T1879" style:parent-style-name="Policepardéfaut" style:family="text">
      <style:text-properties style:font-name-complex="Times New Roman" fo:font-style="italic" style:font-style-asian="italic"/>
    </style:style>
    <style:style style:name="T1880" style:parent-style-name="Policepardéfaut" style:family="text">
      <style:text-properties style:font-name-complex="Times New Roman"/>
    </style:style>
    <style:style style:name="T1881" style:parent-style-name="Policepardéfaut" style:family="text">
      <style:text-properties style:font-name-complex="Times New Roman"/>
    </style:style>
    <style:style style:name="T1882" style:parent-style-name="Policepardéfaut" style:family="text">
      <style:text-properties style:font-name-complex="Times New Roman"/>
    </style:style>
    <style:style style:name="T1883" style:parent-style-name="Policepardéfaut" style:family="text">
      <style:text-properties style:font-name-complex="Times New Roman"/>
    </style:style>
    <style:style style:name="T1884" style:parent-style-name="Policepardéfaut" style:family="text">
      <style:text-properties style:font-name-complex="Times New Roman"/>
    </style:style>
    <style:style style:name="T1885" style:parent-style-name="Policepardéfaut" style:family="text">
      <style:text-properties style:font-name-complex="Times New Roman"/>
    </style:style>
    <style:style style:name="T1886" style:parent-style-name="Policepardéfaut" style:family="text">
      <style:text-properties style:font-name-complex="Times New Roman"/>
    </style:style>
    <style:style style:name="T1887" style:parent-style-name="Policepardéfaut" style:family="text">
      <style:text-properties style:font-name-complex="Times New Roman"/>
    </style:style>
    <style:style style:name="T1888" style:parent-style-name="Policepardéfaut" style:family="text">
      <style:text-properties style:font-name-complex="Times New Roman"/>
    </style:style>
    <style:style style:name="T1889" style:parent-style-name="Policepardéfaut" style:family="text">
      <style:text-properties fo:language="it" fo:country="IT"/>
    </style:style>
    <style:style style:name="T1890" style:parent-style-name="Policepardéfaut" style:family="text">
      <style:text-properties fo:font-style="italic" style:font-style-asian="italic" fo:language="it" fo:country="IT"/>
    </style:style>
    <style:style style:name="P1891" style:parent-style-name="term" style:family="paragraph">
      <style:text-properties fo:language="it" fo:country="IT"/>
    </style:style>
    <style:style style:name="T1892" style:parent-style-name="Policepardéfaut" style:family="text">
      <style:text-properties fo:language="it" fo:country="IT"/>
    </style:style>
    <style:style style:name="T1893" style:parent-style-name="Policepardéfaut" style:family="text">
      <style:text-properties style:font-name-asian="Times New Roman" fo:language="it" fo:country="IT"/>
    </style:style>
    <style:style style:name="T1894" style:parent-style-name="Policepardéfaut" style:family="text">
      <style:text-properties fo:language="it" fo:country="IT"/>
    </style:style>
    <style:style style:name="T1895" style:parent-style-name="Policepardéfaut" style:family="text">
      <style:text-properties style:font-name-asian="Times New Roman" fo:language="it" fo:country="IT"/>
    </style:style>
    <style:style style:name="T1896" style:parent-style-name="Policepardéfaut" style:family="text">
      <style:text-properties fo:font-style="italic" style:font-style-asian="italic"/>
    </style:style>
    <style:style style:name="T1897" style:parent-style-name="Policepardéfaut" style:family="text">
      <style:text-properties style:font-name-complex="Times New Roman"/>
    </style:style>
    <style:style style:name="T1898" style:parent-style-name="Policepardéfaut" style:family="text">
      <style:text-properties style:font-name-complex="Times New Roman" fo:font-weight="bold" style:font-weight-asian="bold"/>
    </style:style>
    <style:style style:name="T1899" style:parent-style-name="Policepardéfaut" style:family="text">
      <style:text-properties style:font-name-complex="Times New Roman"/>
    </style:style>
    <style:style style:name="T1900" style:parent-style-name="Policepardéfaut" style:family="text">
      <style:text-properties style:font-name-complex="Times New Roman"/>
    </style:style>
    <style:style style:name="T1901" style:parent-style-name="Policepardéfaut" style:family="text">
      <style:text-properties style:font-name-complex="Times New Roman"/>
    </style:style>
    <style:style style:name="T1902" style:parent-style-name="Policepardéfaut" style:family="text">
      <style:text-properties style:font-name-complex="Times New Roman" fo:font-style="italic" style:font-style-asian="italic"/>
    </style:style>
    <style:style style:name="T1903" style:parent-style-name="Policepardéfaut" style:family="text">
      <style:text-properties style:font-name-complex="Times New Roman"/>
    </style:style>
    <style:style style:name="T1904" style:parent-style-name="Policepardéfaut" style:family="text">
      <style:text-properties style:font-name-complex="Times New Roman"/>
    </style:style>
    <style:style style:name="T1905" style:parent-style-name="Policepardéfaut" style:family="text">
      <style:text-properties style:font-name-complex="Times New Roman"/>
    </style:style>
    <style:style style:name="T1906" style:parent-style-name="Policepardéfaut" style:family="text">
      <style:text-properties style:font-name-complex="Times New Roman"/>
    </style:style>
    <style:style style:name="T1907" style:parent-style-name="Policepardéfaut" style:family="text">
      <style:text-properties style:font-name-complex="Times New Roman"/>
    </style:style>
    <style:style style:name="T1908" style:parent-style-name="Policepardéfaut" style:family="text">
      <style:text-properties style:font-name-complex="Times New Roman"/>
    </style:style>
    <style:style style:name="T1909" style:parent-style-name="Policepardéfaut" style:family="text">
      <style:text-properties style:font-name-complex="Times New Roman"/>
    </style:style>
    <style:style style:name="T1910" style:parent-style-name="Policepardéfaut" style:family="text">
      <style:text-properties style:font-name-complex="Times New Roman"/>
    </style:style>
    <style:style style:name="T1911" style:parent-style-name="Policepardéfaut" style:family="text">
      <style:text-properties style:font-name-complex="Times New Roman"/>
    </style:style>
    <style:style style:name="T1912" style:parent-style-name="Policepardéfaut" style:family="text">
      <style:text-properties style:font-name-complex="Times New Roman"/>
    </style:style>
    <style:style style:name="T1913" style:parent-style-name="Policepardéfaut" style:family="text">
      <style:text-properties style:font-name-complex="Times New Roman"/>
    </style:style>
    <style:style style:name="T1914" style:parent-style-name="Policepardéfaut" style:family="text">
      <style:text-properties style:font-name-complex="Times New Roman"/>
    </style:style>
    <style:style style:name="T1915" style:parent-style-name="Policepardéfaut" style:family="text">
      <style:text-properties style:font-name-complex="Times New Roman"/>
    </style:style>
    <style:style style:name="T1916" style:parent-style-name="Policepardéfaut" style:family="text">
      <style:text-properties style:font-name-complex="Times New Roman"/>
    </style:style>
    <style:style style:name="T1917" style:parent-style-name="Policepardéfaut" style:family="text">
      <style:text-properties style:font-name-complex="Times New Roman"/>
    </style:style>
    <style:style style:name="T1918" style:parent-style-name="Policepardéfaut" style:family="text">
      <style:text-properties style:font-name-complex="Times New Roman"/>
    </style:style>
    <style:style style:name="T1919" style:parent-style-name="Policepardéfaut" style:family="text">
      <style:text-properties style:font-name-complex="Times New Roman"/>
    </style:style>
    <style:style style:name="T1920" style:parent-style-name="Policepardéfaut" style:family="text">
      <style:text-properties style:font-name-complex="Times New Roman"/>
    </style:style>
    <style:style style:name="T1921" style:parent-style-name="Policepardéfaut" style:family="text">
      <style:text-properties style:font-name-complex="Times New Roman"/>
    </style:style>
    <style:style style:name="T1922" style:parent-style-name="Policepardéfaut" style:family="text">
      <style:text-properties style:font-name-complex="Times New Roman"/>
    </style:style>
    <style:style style:name="T1923" style:parent-style-name="Policepardéfaut" style:family="text">
      <style:text-properties style:font-name-complex="Times New Roman" fo:font-style="italic" style:font-style-asian="italic"/>
    </style:style>
    <style:style style:name="T1924" style:parent-style-name="Policepardéfaut" style:family="text">
      <style:text-properties style:font-name-complex="Times New Roman"/>
    </style:style>
    <style:style style:name="T1925" style:parent-style-name="Policepardéfaut" style:family="text">
      <style:text-properties fo:language="it" fo:country="IT"/>
    </style:style>
    <style:style style:name="T1926" style:parent-style-name="Policepardéfaut" style:family="text">
      <style:text-properties fo:font-style="italic" style:font-style-asian="italic" fo:language="it" fo:country="IT"/>
    </style:style>
    <style:style style:name="P1927" style:parent-style-name="term" style:family="paragraph">
      <style:text-properties fo:language="it" fo:country="IT"/>
    </style:style>
    <style:style style:name="T1928" style:parent-style-name="Policepardéfaut" style:family="text">
      <style:text-properties fo:language="it" fo:country="IT"/>
    </style:style>
    <style:style style:name="T1929" style:parent-style-name="Policepardéfaut" style:family="text">
      <style:text-properties style:font-name-asian="Times New Roman" fo:language="it" fo:country="IT"/>
    </style:style>
    <style:style style:name="T1930" style:parent-style-name="Policepardéfaut" style:family="text">
      <style:text-properties fo:language="it" fo:country="IT"/>
    </style:style>
    <style:style style:name="T1931" style:parent-style-name="Policepardéfaut" style:family="text">
      <style:text-properties style:font-name-asian="Times New Roman" fo:language="it" fo:country="IT"/>
    </style:style>
    <style:style style:name="T1932" style:parent-style-name="Policepardéfaut" style:family="text">
      <style:text-properties fo:font-style="italic" style:font-style-asian="italic"/>
    </style:style>
    <style:style style:name="T1933" style:parent-style-name="Policepardéfaut" style:family="text">
      <style:text-properties style:font-name-complex="Times New Roman"/>
    </style:style>
    <style:style style:name="T1934" style:parent-style-name="Policepardéfaut" style:family="text">
      <style:text-properties style:font-name-complex="Times New Roman"/>
    </style:style>
    <style:style style:name="T1935" style:parent-style-name="Policepardéfaut" style:family="text">
      <style:text-properties style:font-name-complex="Times New Roman"/>
    </style:style>
    <style:style style:name="T1936" style:parent-style-name="Policepardéfaut" style:family="text">
      <style:text-properties style:font-name-complex="Times New Roman"/>
    </style:style>
    <style:style style:name="T1937" style:parent-style-name="Policepardéfaut" style:family="text">
      <style:text-properties style:font-name-complex="Times New Roman"/>
    </style:style>
    <style:style style:name="T1938" style:parent-style-name="Policepardéfaut" style:family="text">
      <style:text-properties style:font-name-complex="Times New Roman"/>
    </style:style>
    <style:style style:name="T1939" style:parent-style-name="Policepardéfaut" style:family="text">
      <style:text-properties style:font-name-complex="Times New Roman"/>
    </style:style>
    <style:style style:name="T1940" style:parent-style-name="Policepardéfaut" style:family="text">
      <style:text-properties style:font-name-complex="Times New Roman"/>
    </style:style>
    <style:style style:name="T1941" style:parent-style-name="Policepardéfaut" style:family="text">
      <style:text-properties style:font-name-complex="Times New Roman" fo:font-weight="bold" style:font-weight-asian="bold"/>
    </style:style>
    <style:style style:name="T1942" style:parent-style-name="Policepardéfaut" style:family="text">
      <style:text-properties style:font-name-complex="Times New Roman"/>
    </style:style>
    <style:style style:name="T1943" style:parent-style-name="Policepardéfaut" style:family="text">
      <style:text-properties style:font-name-complex="Times New Roman"/>
    </style:style>
    <style:style style:name="T1944" style:parent-style-name="Policepardéfaut" style:family="text">
      <style:text-properties style:font-name-complex="Times New Roman"/>
    </style:style>
    <style:style style:name="T1945" style:parent-style-name="Policepardéfaut" style:family="text">
      <style:text-properties style:font-name-complex="Times New Roman"/>
    </style:style>
    <style:style style:name="T1946" style:parent-style-name="Policepardéfaut" style:family="text">
      <style:text-properties style:font-name-complex="Times New Roman"/>
    </style:style>
    <style:style style:name="T1947" style:parent-style-name="Policepardéfaut" style:family="text">
      <style:text-properties style:font-name-complex="Times New Roman"/>
    </style:style>
    <style:style style:name="T1948" style:parent-style-name="Policepardéfaut" style:family="text">
      <style:text-properties style:font-name-complex="Times New Roman"/>
    </style:style>
    <style:style style:name="T1949" style:parent-style-name="Policepardéfaut" style:family="text">
      <style:text-properties style:font-name-complex="Times New Roman"/>
    </style:style>
    <style:style style:name="T1950" style:parent-style-name="Policepardéfaut" style:family="text">
      <style:text-properties style:font-name-complex="Times New Roman"/>
    </style:style>
    <style:style style:name="T1951" style:parent-style-name="Policepardéfaut" style:family="text">
      <style:text-properties style:font-name-complex="Times New Roman"/>
    </style:style>
    <style:style style:name="T1952" style:parent-style-name="Policepardéfaut" style:family="text">
      <style:text-properties style:font-name-complex="Times New Roman"/>
    </style:style>
    <style:style style:name="T1953" style:parent-style-name="Policepardéfaut" style:family="text">
      <style:text-properties style:font-name-complex="Times New Roman"/>
    </style:style>
    <style:style style:name="T1954" style:parent-style-name="Policepardéfaut" style:family="text">
      <style:text-properties style:font-name-complex="Times New Roman"/>
    </style:style>
    <style:style style:name="T1955" style:parent-style-name="Policepardéfaut" style:family="text">
      <style:text-properties style:font-name-complex="Times New Roman"/>
    </style:style>
    <style:style style:name="T1956" style:parent-style-name="Policepardéfaut" style:family="text">
      <style:text-properties style:font-name-complex="Times New Roman"/>
    </style:style>
    <style:style style:name="T1957" style:parent-style-name="Policepardéfaut" style:family="text">
      <style:text-properties style:font-name-complex="Times New Roman"/>
    </style:style>
    <style:style style:name="T1958" style:parent-style-name="Policepardéfaut" style:family="text">
      <style:text-properties style:font-name-complex="Times New Roman"/>
    </style:style>
    <style:style style:name="T1959" style:parent-style-name="Policepardéfaut" style:family="text">
      <style:text-properties style:font-name-complex="Times New Roman"/>
    </style:style>
    <style:style style:name="T1960" style:parent-style-name="Policepardéfaut" style:family="text">
      <style:text-properties style:font-name-complex="Times New Roman"/>
    </style:style>
    <style:style style:name="T1961" style:parent-style-name="Policepardéfaut" style:family="text">
      <style:text-properties style:font-name-complex="Times New Roman"/>
    </style:style>
    <style:style style:name="T1962" style:parent-style-name="Policepardéfaut" style:family="text">
      <style:text-properties style:font-name-complex="Times New Roman"/>
    </style:style>
    <style:style style:name="T1963" style:parent-style-name="Policepardéfaut" style:family="text">
      <style:text-properties style:font-name-complex="Times New Roman"/>
    </style:style>
    <style:style style:name="T1964" style:parent-style-name="Policepardéfaut" style:family="text">
      <style:text-properties style:font-name-complex="Times New Roman"/>
    </style:style>
    <style:style style:name="T1965" style:parent-style-name="Policepardéfaut" style:family="text">
      <style:text-properties style:font-name-complex="Times New Roman"/>
    </style:style>
    <style:style style:name="T1966" style:parent-style-name="Policepardéfaut" style:family="text">
      <style:text-properties style:font-name-complex="Times New Roman"/>
    </style:style>
    <style:style style:name="T1967" style:parent-style-name="Policepardéfaut" style:family="text">
      <style:text-properties style:font-name-complex="Times New Roman"/>
    </style:style>
    <style:style style:name="T1968" style:parent-style-name="Policepardéfaut" style:family="text">
      <style:text-properties style:font-name-complex="Times New Roman"/>
    </style:style>
    <style:style style:name="T1969" style:parent-style-name="Policepardéfaut" style:family="text">
      <style:text-properties style:font-name-complex="Times New Roman" fo:font-style="italic" style:font-style-asian="italic"/>
    </style:style>
    <style:style style:name="T1970" style:parent-style-name="Policepardéfaut" style:family="text">
      <style:text-properties style:font-name-complex="Times New Roman"/>
    </style:style>
    <style:style style:name="T1971" style:parent-style-name="Policepardéfaut" style:family="text">
      <style:text-properties style:font-name-complex="Times New Roman"/>
    </style:style>
    <style:style style:name="T1972" style:parent-style-name="Policepardéfaut" style:family="text">
      <style:text-properties style:font-name-complex="Times New Roman" fo:font-style="italic" style:font-style-asian="italic"/>
    </style:style>
    <style:style style:name="T1973" style:parent-style-name="Policepardéfaut" style:family="text">
      <style:text-properties style:font-name-complex="Times New Roman"/>
    </style:style>
    <style:style style:name="T1974" style:parent-style-name="Policepardéfaut" style:family="text">
      <style:text-properties style:font-name-complex="Times New Roman" fo:font-style="italic" style:font-style-asian="italic"/>
    </style:style>
    <style:style style:name="T1975" style:parent-style-name="Policepardéfaut" style:family="text">
      <style:text-properties style:font-name-complex="Times New Roman" fo:font-style="italic" style:font-style-asian="italic"/>
    </style:style>
    <style:style style:name="T1976" style:parent-style-name="Policepardéfaut" style:family="text">
      <style:text-properties style:font-name-complex="Times New Roman"/>
    </style:style>
    <style:style style:name="T1977" style:parent-style-name="Policepardéfaut" style:family="text">
      <style:text-properties style:font-name-complex="Times New Roman" fo:font-style="italic" style:font-style-asian="italic"/>
    </style:style>
    <style:style style:name="T1978" style:parent-style-name="Policepardéfaut" style:family="text">
      <style:text-properties style:font-name-complex="Times New Roman"/>
    </style:style>
    <style:style style:name="T1979" style:parent-style-name="Policepardéfaut" style:family="text">
      <style:text-properties style:font-name-complex="Times New Roman"/>
    </style:style>
    <style:style style:name="T1980" style:parent-style-name="Policepardéfaut" style:family="text">
      <style:text-properties style:font-name-complex="Times New Roman"/>
    </style:style>
    <style:style style:name="T1981" style:parent-style-name="Policepardéfaut" style:family="text">
      <style:text-properties style:font-name-complex="Times New Roman" fo:font-style="italic" style:font-style-asian="italic"/>
    </style:style>
    <style:style style:name="T1982" style:parent-style-name="Policepardéfaut" style:family="text">
      <style:text-properties style:font-name-complex="Times New Roman"/>
    </style:style>
    <style:style style:name="T1983" style:parent-style-name="Policepardéfaut" style:family="text">
      <style:text-properties style:font-name-complex="Times New Roman"/>
    </style:style>
    <style:style style:name="T1984" style:parent-style-name="Policepardéfaut" style:family="text">
      <style:text-properties style:font-name-complex="Times New Roman"/>
    </style:style>
    <style:style style:name="T1985" style:parent-style-name="Policepardéfaut" style:family="text">
      <style:text-properties style:font-name-complex="Times New Roman"/>
    </style:style>
    <style:style style:name="T1986" style:parent-style-name="Policepardéfaut" style:family="text">
      <style:text-properties style:font-name-complex="Times New Roman"/>
    </style:style>
    <style:style style:name="T1987" style:parent-style-name="Policepardéfaut" style:family="text">
      <style:text-properties style:font-name-complex="Times New Roman" fo:font-style="italic" style:font-style-asian="italic"/>
    </style:style>
    <style:style style:name="T1988" style:parent-style-name="Policepardéfaut" style:family="text">
      <style:text-properties style:font-name-complex="Times New Roman"/>
    </style:style>
    <style:style style:name="T1989" style:parent-style-name="Policepardéfaut" style:family="text">
      <style:text-properties style:font-name-complex="Times New Roman"/>
    </style:style>
    <style:style style:name="T1990" style:parent-style-name="Policepardéfaut" style:family="text">
      <style:text-properties style:font-name-complex="Times New Roman"/>
    </style:style>
    <style:style style:name="T1991" style:parent-style-name="Policepardéfaut" style:family="text">
      <style:text-properties style:font-name-complex="Times New Roman"/>
    </style:style>
    <style:style style:name="T1992" style:parent-style-name="Policepardéfaut" style:family="text">
      <style:text-properties style:font-name-complex="Times New Roman"/>
    </style:style>
    <style:style style:name="T1993" style:parent-style-name="Policepardéfaut" style:family="text">
      <style:text-properties style:font-name-complex="Times New Roman"/>
    </style:style>
    <style:style style:name="T1994" style:parent-style-name="Policepardéfaut" style:family="text">
      <style:text-properties style:font-name-complex="Times New Roman"/>
    </style:style>
    <style:style style:name="T1995" style:parent-style-name="Policepardéfaut" style:family="text">
      <style:text-properties style:font-name-complex="Times New Roman"/>
    </style:style>
    <style:style style:name="T1996" style:parent-style-name="Policepardéfaut" style:family="text">
      <style:text-properties style:font-name-complex="Times New Roman"/>
    </style:style>
    <style:style style:name="T1997" style:parent-style-name="Policepardéfaut" style:family="text">
      <style:text-properties style:font-name-complex="Times New Roman"/>
    </style:style>
    <style:style style:name="T1998" style:parent-style-name="Policepardéfaut" style:family="text">
      <style:text-properties style:font-name-complex="Times New Roman"/>
    </style:style>
    <style:style style:name="T1999" style:parent-style-name="Policepardéfaut" style:family="text">
      <style:text-properties style:font-name-complex="Times New Roman"/>
    </style:style>
    <style:style style:name="T2000" style:parent-style-name="Policepardéfaut" style:family="text">
      <style:text-properties style:font-name-complex="Times New Roman"/>
    </style:style>
    <style:style style:name="T2001" style:parent-style-name="Policepardéfaut" style:family="text">
      <style:text-properties style:font-name-complex="Times New Roman"/>
    </style:style>
    <style:style style:name="T2002" style:parent-style-name="Policepardéfaut" style:family="text">
      <style:text-properties style:font-name-complex="Times New Roman"/>
    </style:style>
    <style:style style:name="T2003" style:parent-style-name="Policepardéfaut" style:family="text">
      <style:text-properties style:font-name-complex="Times New Roman"/>
    </style:style>
    <style:style style:name="T2004" style:parent-style-name="Policepardéfaut" style:family="text">
      <style:text-properties style:font-name-complex="Times New Roman"/>
    </style:style>
    <style:style style:name="T2005" style:parent-style-name="Policepardéfaut" style:family="text">
      <style:text-properties style:font-name-complex="Times New Roman"/>
    </style:style>
    <style:style style:name="T2006" style:parent-style-name="Policepardéfaut" style:family="text">
      <style:text-properties style:font-name-complex="Times New Roman"/>
    </style:style>
    <style:style style:name="T2007" style:parent-style-name="Policepardéfaut" style:family="text">
      <style:text-properties style:font-name-complex="Times New Roman"/>
    </style:style>
    <style:style style:name="T2008" style:parent-style-name="Policepardéfaut" style:family="text">
      <style:text-properties style:font-name-complex="Times New Roman"/>
    </style:style>
    <style:style style:name="T2009" style:parent-style-name="Policepardéfaut" style:family="text">
      <style:text-properties style:font-name-complex="Times New Roman"/>
    </style:style>
    <style:style style:name="T2010" style:parent-style-name="Policepardéfaut" style:family="text">
      <style:text-properties style:font-name-complex="Times New Roman"/>
    </style:style>
    <style:style style:name="T2011" style:parent-style-name="Policepardéfaut" style:family="text">
      <style:text-properties style:font-name-complex="Times New Roman"/>
    </style:style>
    <style:style style:name="T2012" style:parent-style-name="Policepardéfaut" style:family="text">
      <style:text-properties style:font-name-complex="Times New Roman"/>
    </style:style>
    <style:style style:name="T2013" style:parent-style-name="Policepardéfaut" style:family="text">
      <style:text-properties style:font-name-complex="Times New Roman"/>
    </style:style>
    <style:style style:name="T2014" style:parent-style-name="Policepardéfaut" style:family="text">
      <style:text-properties style:font-name-complex="Times New Roman"/>
    </style:style>
    <style:style style:name="T2015" style:parent-style-name="Policepardéfaut" style:family="text">
      <style:text-properties style:font-name-complex="Times New Roman"/>
    </style:style>
    <style:style style:name="T2016" style:parent-style-name="Policepardéfaut" style:family="text">
      <style:text-properties style:font-name-complex="Times New Roman"/>
    </style:style>
    <style:style style:name="T2017" style:parent-style-name="Policepardéfaut" style:family="text">
      <style:text-properties style:font-name-complex="Times New Roman"/>
    </style:style>
    <style:style style:name="T2018" style:parent-style-name="Policepardéfaut" style:family="text">
      <style:text-properties style:font-name-complex="Times New Roman"/>
    </style:style>
    <style:style style:name="T2019" style:parent-style-name="Policepardéfaut" style:family="text">
      <style:text-properties style:font-name-complex="Times New Roman"/>
    </style:style>
    <style:style style:name="T2020" style:parent-style-name="Policepardéfaut" style:family="text">
      <style:text-properties style:font-name-complex="Times New Roman"/>
    </style:style>
    <style:style style:name="T2021" style:parent-style-name="Policepardéfaut" style:family="text">
      <style:text-properties style:font-name-complex="Times New Roman"/>
    </style:style>
    <style:style style:name="T2022" style:parent-style-name="Policepardéfaut" style:family="text">
      <style:text-properties style:font-name-complex="Times New Roman"/>
    </style:style>
    <style:style style:name="T2023" style:parent-style-name="Policepardéfaut" style:family="text">
      <style:text-properties style:font-name-complex="Times New Roman"/>
    </style:style>
    <style:style style:name="T2024" style:parent-style-name="Policepardéfaut" style:family="text">
      <style:text-properties style:font-name-complex="Times New Roman"/>
    </style:style>
    <style:style style:name="T2025" style:parent-style-name="Policepardéfaut" style:family="text">
      <style:text-properties style:font-name-complex="Times New Roman"/>
    </style:style>
    <style:style style:name="T2026" style:parent-style-name="Policepardéfaut" style:family="text">
      <style:text-properties style:font-name-complex="Times New Roman"/>
    </style:style>
    <style:style style:name="T2027" style:parent-style-name="Policepardéfaut" style:family="text">
      <style:text-properties style:font-name-complex="Times New Roman"/>
    </style:style>
    <style:style style:name="T2028" style:parent-style-name="Policepardéfaut" style:family="text">
      <style:text-properties style:font-name-complex="Times New Roman"/>
    </style:style>
    <style:style style:name="T2029" style:parent-style-name="Policepardéfaut" style:family="text">
      <style:text-properties style:font-name-complex="Times New Roman"/>
    </style:style>
    <style:style style:name="T2030" style:parent-style-name="Policepardéfaut" style:family="text">
      <style:text-properties style:font-name-complex="Times New Roman"/>
    </style:style>
    <style:style style:name="T2031" style:parent-style-name="Policepardéfaut" style:family="text">
      <style:text-properties style:font-name-complex="Times New Roman"/>
    </style:style>
    <style:style style:name="T2032" style:parent-style-name="Policepardéfaut" style:family="text">
      <style:text-properties style:font-name-complex="Times New Roman"/>
    </style:style>
    <style:style style:name="T2033" style:parent-style-name="Policepardéfaut" style:family="text">
      <style:text-properties style:font-name-complex="Times New Roman"/>
    </style:style>
    <style:style style:name="T2034" style:parent-style-name="Policepardéfaut" style:family="text">
      <style:text-properties style:font-name-complex="Times New Roman"/>
    </style:style>
    <style:style style:name="T2035" style:parent-style-name="Policepardéfaut" style:family="text">
      <style:text-properties style:font-name-complex="Times New Roman"/>
    </style:style>
    <style:style style:name="T2036" style:parent-style-name="Policepardéfaut" style:family="text">
      <style:text-properties style:font-name-complex="Times New Roman"/>
    </style:style>
    <style:style style:name="T2037" style:parent-style-name="Policepardéfaut" style:family="text">
      <style:text-properties style:font-name-complex="Times New Roman"/>
    </style:style>
    <style:style style:name="T2038" style:parent-style-name="Policepardéfaut" style:family="text">
      <style:text-properties style:font-name-complex="Times New Roman"/>
    </style:style>
    <style:style style:name="T2039" style:parent-style-name="Policepardéfaut" style:family="text">
      <style:text-properties style:font-name-complex="Times New Roman"/>
    </style:style>
    <style:style style:name="T2040" style:parent-style-name="Policepardéfaut" style:family="text">
      <style:text-properties style:font-name-complex="Times New Roman"/>
    </style:style>
    <style:style style:name="T2041" style:parent-style-name="Policepardéfaut" style:family="text">
      <style:text-properties style:font-name-complex="Times New Roman"/>
    </style:style>
    <style:style style:name="T2042" style:parent-style-name="Policepardéfaut" style:family="text">
      <style:text-properties style:font-name-complex="Times New Roman"/>
    </style:style>
    <style:style style:name="T2043" style:parent-style-name="Policepardéfaut" style:family="text">
      <style:text-properties style:font-name-complex="Times New Roman"/>
    </style:style>
    <style:style style:name="T2044" style:parent-style-name="Policepardéfaut" style:family="text">
      <style:text-properties style:font-name-complex="Times New Roman"/>
    </style:style>
    <style:style style:name="T2045" style:parent-style-name="Policepardéfaut" style:family="text">
      <style:text-properties style:font-name-complex="Times New Roman"/>
    </style:style>
    <style:style style:name="T2046" style:parent-style-name="Policepardéfaut" style:family="text">
      <style:text-properties style:font-name-complex="Times New Roman"/>
    </style:style>
    <style:style style:name="T2047" style:parent-style-name="Policepardéfaut" style:family="text">
      <style:text-properties style:font-name-complex="Times New Roman"/>
    </style:style>
    <style:style style:name="T2048" style:parent-style-name="Policepardéfaut" style:family="text">
      <style:text-properties style:font-name-complex="Times New Roman"/>
    </style:style>
    <style:style style:name="P2049" style:parent-style-name="Corpsdetexte" style:family="paragraph">
      <style:text-properties style:font-name-complex="Times New Roman"/>
    </style:style>
    <style:style style:name="T2050" style:parent-style-name="Policepardéfaut" style:family="text">
      <style:text-properties fo:language="it" fo:country="IT"/>
    </style:style>
    <style:style style:name="T2051" style:parent-style-name="Policepardéfaut" style:family="text">
      <style:text-properties fo:font-style="italic" style:font-style-asian="italic" fo:language="it" fo:country="IT"/>
    </style:style>
    <style:style style:name="P2052" style:parent-style-name="term" style:family="paragraph">
      <style:text-properties fo:language="it" fo:country="IT"/>
    </style:style>
    <style:style style:name="T2053" style:parent-style-name="Policepardéfaut" style:family="text">
      <style:text-properties fo:language="it" fo:country="IT"/>
    </style:style>
    <style:style style:name="T2054" style:parent-style-name="Policepardéfaut" style:family="text">
      <style:text-properties style:font-name-asian="Times New Roman" fo:language="it" fo:country="IT"/>
    </style:style>
    <style:style style:name="T2055" style:parent-style-name="Policepardéfaut" style:family="text">
      <style:text-properties fo:language="it" fo:country="IT"/>
    </style:style>
    <style:style style:name="T2056" style:parent-style-name="Policepardéfaut" style:family="text">
      <style:text-properties style:font-name-asian="Times New Roman" fo:language="it" fo:country="IT"/>
    </style:style>
    <style:style style:name="P2057" style:parent-style-name="term" style:family="paragraph">
      <style:text-properties fo:language="it" fo:country="IT"/>
    </style:style>
    <style:style style:name="T2058" style:parent-style-name="Policepardéfaut" style:family="text">
      <style:text-properties fo:language="it" fo:country="IT"/>
    </style:style>
    <style:style style:name="T2059" style:parent-style-name="Policepardéfaut" style:family="text">
      <style:text-properties fo:font-style="italic" style:font-style-asian="italic" fo:language="it" fo:country="IT"/>
    </style:style>
    <style:style style:name="T2060" style:parent-style-name="Policepardéfaut" style:family="text">
      <style:text-properties style:font-name-complex="Times New Roman"/>
    </style:style>
    <style:style style:name="T2061" style:parent-style-name="Policepardéfaut" style:family="text">
      <style:text-properties style:font-name-complex="Times New Roman"/>
    </style:style>
    <style:style style:name="T2062" style:parent-style-name="Policepardéfaut" style:family="text">
      <style:text-properties style:font-name-complex="Times New Roman"/>
    </style:style>
    <style:style style:name="T2063" style:parent-style-name="Policepardéfaut" style:family="text">
      <style:text-properties style:font-name-complex="Times New Roman"/>
    </style:style>
    <style:style style:name="T2064" style:parent-style-name="Policepardéfaut" style:family="text">
      <style:text-properties style:font-name-complex="Times New Roman"/>
    </style:style>
    <style:style style:name="T2065" style:parent-style-name="Policepardéfaut" style:family="text">
      <style:text-properties style:font-name-complex="Times New Roman"/>
    </style:style>
    <style:style style:name="T2066" style:parent-style-name="Policepardéfaut" style:family="text">
      <style:text-properties style:font-name-complex="Times New Roman"/>
    </style:style>
    <style:style style:name="T2067" style:parent-style-name="Policepardéfaut" style:family="text">
      <style:text-properties style:font-name-complex="Times New Roman"/>
    </style:style>
    <style:style style:name="T2068" style:parent-style-name="Policepardéfaut" style:family="text">
      <style:text-properties style:font-name-complex="Times New Roman"/>
    </style:style>
    <style:style style:name="T2069" style:parent-style-name="Policepardéfaut" style:family="text">
      <style:text-properties style:font-name-complex="Times New Roman"/>
    </style:style>
    <style:style style:name="T2070" style:parent-style-name="Policepardéfaut" style:family="text">
      <style:text-properties style:font-name-complex="Times New Roman"/>
    </style:style>
    <style:style style:name="T2071" style:parent-style-name="Policepardéfaut" style:family="text">
      <style:text-properties style:font-name-complex="Times New Roman"/>
    </style:style>
    <style:style style:name="T2072" style:parent-style-name="Policepardéfaut" style:family="text">
      <style:text-properties style:font-name-complex="Times New Roman"/>
    </style:style>
    <style:style style:name="T2073" style:parent-style-name="Policepardéfaut" style:family="text">
      <style:text-properties style:font-name-complex="Times New Roman"/>
    </style:style>
    <style:style style:name="T2074" style:parent-style-name="Policepardéfaut" style:family="text">
      <style:text-properties style:font-name-complex="Times New Roman"/>
    </style:style>
    <style:style style:name="T2075" style:parent-style-name="Policepardéfaut" style:family="text">
      <style:text-properties style:font-name-complex="Times New Roman"/>
    </style:style>
    <style:style style:name="T2076" style:parent-style-name="Policepardéfaut" style:family="text">
      <style:text-properties style:font-name-complex="Times New Roman"/>
    </style:style>
    <style:style style:name="T2077" style:parent-style-name="Policepardéfaut" style:family="text">
      <style:text-properties style:font-name-complex="Times New Roman"/>
    </style:style>
    <style:style style:name="T2078" style:parent-style-name="Policepardéfaut" style:family="text">
      <style:text-properties style:font-name-complex="Times New Roman" fo:font-weight="bold" style:font-weight-asian="bold"/>
    </style:style>
    <style:style style:name="T2079" style:parent-style-name="Policepardéfaut" style:family="text">
      <style:text-properties style:font-name-complex="Times New Roman"/>
    </style:style>
    <style:style style:name="T2080" style:parent-style-name="Policepardéfaut" style:family="text">
      <style:text-properties style:font-name-complex="Times New Roman"/>
    </style:style>
    <style:style style:name="T2081" style:parent-style-name="Policepardéfaut" style:family="text">
      <style:text-properties style:font-name-complex="Times New Roman"/>
    </style:style>
    <style:style style:name="T2082" style:parent-style-name="Policepardéfaut" style:family="text">
      <style:text-properties style:font-name-complex="Times New Roman" fo:font-style="italic" style:font-style-asian="italic"/>
    </style:style>
    <style:style style:name="T2083" style:parent-style-name="Policepardéfaut" style:family="text">
      <style:text-properties style:font-name-complex="Times New Roman"/>
    </style:style>
    <style:style style:name="T2084" style:parent-style-name="Policepardéfaut" style:family="text">
      <style:text-properties style:font-name-complex="Times New Roman"/>
    </style:style>
    <style:style style:name="T2085" style:parent-style-name="Policepardéfaut" style:family="text">
      <style:text-properties style:font-name-complex="Times New Roman"/>
    </style:style>
    <style:style style:name="T2086" style:parent-style-name="Policepardéfaut" style:family="text">
      <style:text-properties style:font-name-complex="Times New Roman"/>
    </style:style>
    <style:style style:name="T2087" style:parent-style-name="Policepardéfaut" style:family="text">
      <style:text-properties style:font-name-complex="Times New Roman"/>
    </style:style>
    <style:style style:name="T2088" style:parent-style-name="Policepardéfaut" style:family="text">
      <style:text-properties style:font-name-complex="Times New Roman"/>
    </style:style>
    <style:style style:name="T2089" style:parent-style-name="Policepardéfaut" style:family="text">
      <style:text-properties style:font-name-complex="Times New Roman"/>
    </style:style>
    <style:style style:name="T2090" style:parent-style-name="Policepardéfaut" style:family="text">
      <style:text-properties style:font-name-complex="Times New Roman"/>
    </style:style>
    <style:style style:name="T2091" style:parent-style-name="Policepardéfaut" style:family="text">
      <style:text-properties style:font-name-complex="Times New Roman"/>
    </style:style>
    <style:style style:name="T2092" style:parent-style-name="Policepardéfaut" style:family="text">
      <style:text-properties style:font-name-complex="Times New Roman"/>
    </style:style>
    <style:style style:name="T2093" style:parent-style-name="Policepardéfaut" style:family="text">
      <style:text-properties style:font-name-complex="Times New Roman"/>
    </style:style>
    <style:style style:name="T2094" style:parent-style-name="Policepardéfaut" style:family="text">
      <style:text-properties style:font-name-complex="Times New Roman"/>
    </style:style>
    <style:style style:name="T2095" style:parent-style-name="Policepardéfaut" style:family="text">
      <style:text-properties style:font-name-complex="Times New Roman"/>
    </style:style>
    <style:style style:name="T2096" style:parent-style-name="Policepardéfaut" style:family="text">
      <style:text-properties style:font-name-complex="Times New Roman"/>
    </style:style>
    <style:style style:name="T2097" style:parent-style-name="Policepardéfaut" style:family="text">
      <style:text-properties style:font-name-complex="Times New Roman"/>
    </style:style>
    <style:style style:name="T2098" style:parent-style-name="Policepardéfaut" style:family="text">
      <style:text-properties style:font-name-complex="Times New Roman"/>
    </style:style>
    <style:style style:name="T2099" style:parent-style-name="Policepardéfaut" style:family="text">
      <style:text-properties style:font-name-complex="Times New Roman"/>
    </style:style>
    <style:style style:name="T2100" style:parent-style-name="Policepardéfaut" style:family="text">
      <style:text-properties style:font-name-complex="Times New Roman"/>
    </style:style>
    <style:style style:name="T2101" style:parent-style-name="Policepardéfaut" style:family="text">
      <style:text-properties style:font-name-complex="Times New Roman"/>
    </style:style>
    <style:style style:name="T2102" style:parent-style-name="Policepardéfaut" style:family="text">
      <style:text-properties style:font-name-complex="Times New Roman"/>
    </style:style>
    <style:style style:name="T2103" style:parent-style-name="Policepardéfaut" style:family="text">
      <style:text-properties style:font-name-complex="Times New Roman"/>
    </style:style>
    <style:style style:name="T2104" style:parent-style-name="Policepardéfaut" style:family="text">
      <style:text-properties style:font-name-complex="Times New Roman"/>
    </style:style>
    <style:style style:name="T2105" style:parent-style-name="Policepardéfaut" style:family="text">
      <style:text-properties style:font-name-complex="Times New Roman"/>
    </style:style>
    <style:style style:name="T2106" style:parent-style-name="Policepardéfaut" style:family="text">
      <style:text-properties style:font-name-complex="Times New Roman"/>
    </style:style>
    <style:style style:name="T2107" style:parent-style-name="Policepardéfaut" style:family="text">
      <style:text-properties style:font-name-complex="Times New Roman"/>
    </style:style>
    <style:style style:name="T2108" style:parent-style-name="Policepardéfaut" style:family="text">
      <style:text-properties style:font-name-complex="Times New Roman"/>
    </style:style>
    <style:style style:name="T2109" style:parent-style-name="Policepardéfaut" style:family="text">
      <style:text-properties style:font-name-complex="Times New Roman"/>
    </style:style>
    <style:style style:name="T2110" style:parent-style-name="Policepardéfaut" style:family="text">
      <style:text-properties style:font-name-complex="Times New Roman"/>
    </style:style>
    <style:style style:name="T2111" style:parent-style-name="Policepardéfaut" style:family="text">
      <style:text-properties style:font-name-complex="Times New Roman"/>
    </style:style>
    <style:style style:name="T2112" style:parent-style-name="Policepardéfaut" style:family="text">
      <style:text-properties style:font-name-complex="Times New Roman"/>
    </style:style>
    <style:style style:name="T2113" style:parent-style-name="Policepardéfaut" style:family="text">
      <style:text-properties style:font-name-complex="Times New Roman"/>
    </style:style>
    <style:style style:name="T2114" style:parent-style-name="Policepardéfaut" style:family="text">
      <style:text-properties style:font-name-complex="Times New Roman"/>
    </style:style>
    <style:style style:name="T2115" style:parent-style-name="Policepardéfaut" style:family="text">
      <style:text-properties style:font-name-complex="Times New Roman"/>
    </style:style>
    <style:style style:name="T2116" style:parent-style-name="Policepardéfaut" style:family="text">
      <style:text-properties style:font-name-complex="Times New Roman"/>
    </style:style>
    <style:style style:name="T2117" style:parent-style-name="Policepardéfaut" style:family="text">
      <style:text-properties style:font-name-complex="Times New Roman"/>
    </style:style>
    <style:style style:name="T2118" style:parent-style-name="Policepardéfaut" style:family="text">
      <style:text-properties style:font-name-complex="Times New Roman"/>
    </style:style>
    <style:style style:name="T2119" style:parent-style-name="Policepardéfaut" style:family="text">
      <style:text-properties style:font-name-complex="Times New Roman"/>
    </style:style>
    <style:style style:name="T2120" style:parent-style-name="Policepardéfaut" style:family="text">
      <style:text-properties style:font-name-complex="Times New Roman"/>
    </style:style>
    <style:style style:name="T2121" style:parent-style-name="Policepardéfaut" style:family="text">
      <style:text-properties style:font-name-complex="Times New Roman"/>
    </style:style>
    <style:style style:name="T2122" style:parent-style-name="Policepardéfaut" style:family="text">
      <style:text-properties style:font-name-complex="Times New Roman"/>
    </style:style>
    <style:style style:name="T2123" style:parent-style-name="Policepardéfaut" style:family="text">
      <style:text-properties style:font-name-complex="Times New Roman"/>
    </style:style>
    <style:style style:name="T2124" style:parent-style-name="Policepardéfaut" style:family="text">
      <style:text-properties style:font-name-complex="Times New Roman"/>
    </style:style>
    <style:style style:name="T2125" style:parent-style-name="Policepardéfaut" style:family="text">
      <style:text-properties style:font-name-complex="Times New Roman"/>
    </style:style>
    <style:style style:name="T2126" style:parent-style-name="Policepardéfaut" style:family="text">
      <style:text-properties style:font-name-complex="Times New Roman"/>
    </style:style>
    <style:style style:name="T2127" style:parent-style-name="Policepardéfaut" style:family="text">
      <style:text-properties style:font-name-complex="Times New Roman"/>
    </style:style>
    <style:style style:name="T2128" style:parent-style-name="Policepardéfaut" style:family="text">
      <style:text-properties style:font-name-complex="Times New Roman"/>
    </style:style>
    <style:style style:name="T2129" style:parent-style-name="Policepardéfaut" style:family="text">
      <style:text-properties fo:language="it" fo:country="IT"/>
    </style:style>
    <style:style style:name="T2130" style:parent-style-name="Policepardéfaut" style:family="text">
      <style:text-properties fo:font-style="italic" style:font-style-asian="italic" fo:language="it" fo:country="IT"/>
    </style:style>
    <style:style style:name="P2131" style:parent-style-name="term" style:family="paragraph">
      <style:text-properties fo:language="it" fo:country="IT"/>
    </style:style>
    <style:style style:name="T2132" style:parent-style-name="Policepardéfaut" style:family="text">
      <style:text-properties fo:language="it" fo:country="IT"/>
    </style:style>
    <style:style style:name="T2133" style:parent-style-name="Policepardéfaut" style:family="text">
      <style:text-properties style:font-name-asian="Times New Roman" fo:language="it" fo:country="IT"/>
    </style:style>
    <style:style style:name="T2134" style:parent-style-name="Policepardéfaut" style:family="text">
      <style:text-properties fo:language="it" fo:country="IT"/>
    </style:style>
    <style:style style:name="T2135" style:parent-style-name="Policepardéfaut" style:family="text">
      <style:text-properties style:font-name-asian="Times New Roman" fo:language="it" fo:country="IT"/>
    </style:style>
    <style:style style:name="P2136" style:parent-style-name="term" style:family="paragraph">
      <style:text-properties fo:language="it" fo:country="IT"/>
    </style:style>
    <style:style style:name="T2137" style:parent-style-name="Policepardéfaut" style:family="text">
      <style:text-properties fo:language="it" fo:country="IT"/>
    </style:style>
    <style:style style:name="T2138" style:parent-style-name="Policepardéfaut" style:family="text">
      <style:text-properties fo:font-style="italic" style:font-style-asian="italic" fo:language="it" fo:country="IT"/>
    </style:style>
    <style:style style:name="T2139" style:parent-style-name="Policepardéfaut" style:family="text">
      <style:text-properties style:font-name-complex="Times New Roman"/>
    </style:style>
    <style:style style:name="T2140" style:parent-style-name="Policepardéfaut" style:family="text">
      <style:text-properties style:font-name-complex="Times New Roman"/>
    </style:style>
    <style:style style:name="T2141" style:parent-style-name="Policepardéfaut" style:family="text">
      <style:text-properties style:font-name-complex="Times New Roman"/>
    </style:style>
    <style:style style:name="T2142" style:parent-style-name="Policepardéfaut" style:family="text">
      <style:text-properties style:font-name-complex="Times New Roman"/>
    </style:style>
    <style:style style:name="T2143" style:parent-style-name="Policepardéfaut" style:family="text">
      <style:text-properties style:font-name-complex="Times New Roman"/>
    </style:style>
    <style:style style:name="T2144" style:parent-style-name="Policepardéfaut" style:family="text">
      <style:text-properties style:font-name-complex="Times New Roman"/>
    </style:style>
    <style:style style:name="T2145" style:parent-style-name="Policepardéfaut" style:family="text">
      <style:text-properties style:font-name-complex="Times New Roman"/>
    </style:style>
    <style:style style:name="T2146" style:parent-style-name="Policepardéfaut" style:family="text">
      <style:text-properties style:font-name-complex="Times New Roman"/>
    </style:style>
    <style:style style:name="T2147" style:parent-style-name="Policepardéfaut" style:family="text">
      <style:text-properties style:font-name-complex="Times New Roman"/>
    </style:style>
    <style:style style:name="T2148" style:parent-style-name="Policepardéfaut" style:family="text">
      <style:text-properties style:font-name-complex="Times New Roman"/>
    </style:style>
    <style:style style:name="T2149" style:parent-style-name="Policepardéfaut" style:family="text">
      <style:text-properties style:font-name-complex="Times New Roman"/>
    </style:style>
    <style:style style:name="T2150" style:parent-style-name="Policepardéfaut" style:family="text">
      <style:text-properties style:font-name-complex="Times New Roman"/>
    </style:style>
    <style:style style:name="T2151" style:parent-style-name="Policepardéfaut" style:family="text">
      <style:text-properties style:font-name-complex="Times New Roman"/>
    </style:style>
    <style:style style:name="T2152" style:parent-style-name="Policepardéfaut" style:family="text">
      <style:text-properties style:font-name-complex="Times New Roman"/>
    </style:style>
    <style:style style:name="T2153" style:parent-style-name="Policepardéfaut" style:family="text">
      <style:text-properties style:font-name-complex="Times New Roman"/>
    </style:style>
    <style:style style:name="T2154" style:parent-style-name="Policepardéfaut" style:family="text">
      <style:text-properties style:font-name-complex="Times New Roman"/>
    </style:style>
    <style:style style:name="T2155" style:parent-style-name="Policepardéfaut" style:family="text">
      <style:text-properties style:font-name-complex="Times New Roman"/>
    </style:style>
    <style:style style:name="T2156" style:parent-style-name="Policepardéfaut" style:family="text">
      <style:text-properties style:font-name-complex="Times New Roman" fo:font-style="italic" style:font-style-asian="italic"/>
    </style:style>
    <style:style style:name="T2157" style:parent-style-name="Policepardéfaut" style:family="text">
      <style:text-properties style:font-name-complex="Times New Roman" fo:font-style="italic" style:font-style-asian="italic"/>
    </style:style>
    <style:style style:name="T2158" style:parent-style-name="Policepardéfaut" style:family="text">
      <style:text-properties style:font-name-complex="Times New Roman" fo:font-style="italic" style:font-style-asian="italic"/>
    </style:style>
    <style:style style:name="T2159" style:parent-style-name="Policepardéfaut" style:family="text">
      <style:text-properties style:font-name-complex="Times New Roman" fo:font-style="italic" style:font-style-asian="italic"/>
    </style:style>
    <style:style style:name="T2160" style:parent-style-name="Policepardéfaut" style:family="text">
      <style:text-properties style:font-name-complex="Times New Roman" fo:font-style="italic" style:font-style-asian="italic"/>
    </style:style>
    <style:style style:name="T2161" style:parent-style-name="Policepardéfaut" style:family="text">
      <style:text-properties style:font-name-complex="Times New Roman"/>
    </style:style>
    <style:style style:name="T2162" style:parent-style-name="Policepardéfaut" style:family="text">
      <style:text-properties style:font-name-complex="Times New Roman"/>
    </style:style>
    <style:style style:name="T2163" style:parent-style-name="Policepardéfaut" style:family="text">
      <style:text-properties style:font-name-complex="Times New Roman"/>
    </style:style>
    <style:style style:name="T2164" style:parent-style-name="Policepardéfaut" style:family="text">
      <style:text-properties style:font-name-complex="Times New Roman"/>
    </style:style>
    <style:style style:name="T2165" style:parent-style-name="Policepardéfaut" style:family="text">
      <style:text-properties style:font-name-complex="Times New Roman"/>
    </style:style>
    <style:style style:name="T2166" style:parent-style-name="Policepardéfaut" style:family="text">
      <style:text-properties style:font-name-complex="Times New Roman"/>
    </style:style>
    <style:style style:name="T2167" style:parent-style-name="Policepardéfaut" style:family="text">
      <style:text-properties style:font-name-complex="Times New Roman"/>
    </style:style>
    <style:style style:name="T2168" style:parent-style-name="Policepardéfaut" style:family="text">
      <style:text-properties style:font-name-complex="Times New Roman"/>
    </style:style>
    <style:style style:name="T2169" style:parent-style-name="Policepardéfaut" style:family="text">
      <style:text-properties style:font-name-complex="Times New Roman"/>
    </style:style>
    <style:style style:name="T2170" style:parent-style-name="Policepardéfaut" style:family="text">
      <style:text-properties style:font-name-complex="Times New Roman"/>
    </style:style>
    <style:style style:name="T2171" style:parent-style-name="Policepardéfaut" style:family="text">
      <style:text-properties style:font-name-complex="Times New Roman"/>
    </style:style>
    <style:style style:name="T2172" style:parent-style-name="Policepardéfaut" style:family="text">
      <style:text-properties style:font-name-complex="Times New Roman"/>
    </style:style>
    <style:style style:name="T2173" style:parent-style-name="Policepardéfaut" style:family="text">
      <style:text-properties style:font-name-complex="Times New Roman"/>
    </style:style>
    <style:style style:name="T2174" style:parent-style-name="Policepardéfaut" style:family="text">
      <style:text-properties style:font-name-complex="Times New Roman"/>
    </style:style>
    <style:style style:name="T2175" style:parent-style-name="Policepardéfaut" style:family="text">
      <style:text-properties style:font-name-complex="Times New Roman"/>
    </style:style>
    <style:style style:name="T2176" style:parent-style-name="Policepardéfaut" style:family="text">
      <style:text-properties style:font-name-complex="Times New Roman"/>
    </style:style>
    <style:style style:name="T2177" style:parent-style-name="Policepardéfaut" style:family="text">
      <style:text-properties style:font-name-complex="Times New Roman"/>
    </style:style>
    <style:style style:name="T2178" style:parent-style-name="Policepardéfaut" style:family="text">
      <style:text-properties style:font-name-complex="Times New Roman"/>
    </style:style>
    <style:style style:name="T2179" style:parent-style-name="Policepardéfaut" style:family="text">
      <style:text-properties style:font-name-complex="Times New Roman"/>
    </style:style>
    <style:style style:name="T2180" style:parent-style-name="Policepardéfaut" style:family="text">
      <style:text-properties style:font-name-complex="Times New Roman"/>
    </style:style>
    <style:style style:name="T2181" style:parent-style-name="Policepardéfaut" style:family="text">
      <style:text-properties style:font-name-complex="Times New Roman"/>
    </style:style>
    <style:style style:name="T2182" style:parent-style-name="Policepardéfaut" style:family="text">
      <style:text-properties style:font-name-complex="Times New Roman"/>
    </style:style>
    <style:style style:name="T2183" style:parent-style-name="Policepardéfaut" style:family="text">
      <style:text-properties style:font-name-complex="Times New Roman"/>
    </style:style>
    <style:style style:name="P2184" style:parent-style-name="Titre3" style:family="paragraph">
      <style:text-properties fo:language="it" fo:country="IT"/>
    </style:style>
    <style:style style:name="P2185" style:parent-style-name="term" style:family="paragraph">
      <style:text-properties fo:language="it" fo:country="IT"/>
    </style:style>
    <style:style style:name="T2186" style:parent-style-name="Policepardéfaut" style:family="text">
      <style:text-properties fo:language="it" fo:country="IT"/>
    </style:style>
    <style:style style:name="T2187" style:parent-style-name="Policepardéfaut" style:family="text">
      <style:text-properties style:font-name-asian="Times New Roman" fo:language="it" fo:country="IT"/>
    </style:style>
    <style:style style:name="T2188" style:parent-style-name="Policepardéfaut" style:family="text">
      <style:text-properties style:font-name-asian="Times New Roman"/>
    </style:style>
    <style:style style:name="T2189" style:parent-style-name="Policepardéfaut" style:family="text">
      <style:text-properties style:font-name-complex="Times New Roman" fo:font-style="italic" style:font-style-asian="italic" fo:language="it" fo:country="IT"/>
    </style:style>
    <style:style style:name="T2190" style:parent-style-name="Policepardéfaut" style:family="text">
      <style:text-properties style:font-name-complex="Times New Roman" fo:language="it" fo:country="IT"/>
    </style:style>
    <style:style style:name="T2191" style:parent-style-name="Policepardéfaut" style:family="text">
      <style:text-properties style:font-name-complex="Times New Roman" fo:font-style="italic" style:font-style-asian="italic" fo:language="it" fo:country="IT"/>
    </style:style>
    <style:style style:name="T2192" style:parent-style-name="Policepardéfaut" style:family="text">
      <style:text-properties style:font-name-complex="Times New Roman" fo:language="it" fo:country="IT"/>
    </style:style>
    <style:style style:name="T2193" style:parent-style-name="Policepardéfaut" style:family="text">
      <style:text-properties style:font-name-complex="Times New Roman" fo:font-style="italic" style:font-style-asian="italic" fo:language="it" fo:country="IT"/>
    </style:style>
    <style:style style:name="T2194" style:parent-style-name="Policepardéfaut" style:family="text">
      <style:text-properties style:font-name-complex="Times New Roman" fo:language="it" fo:country="IT"/>
    </style:style>
    <style:style style:name="T2195" style:parent-style-name="Policepardéfaut" style:family="text">
      <style:text-properties style:font-name-complex="Times New Roman" fo:font-style="italic" style:font-style-asian="italic" fo:language="it" fo:country="IT"/>
    </style:style>
    <style:style style:name="T2196" style:parent-style-name="Policepardéfaut" style:family="text">
      <style:text-properties style:font-name-complex="Times New Roman" fo:language="it" fo:country="IT"/>
    </style:style>
    <style:style style:name="T2197" style:parent-style-name="Policepardéfaut" style:family="text">
      <style:text-properties style:font-name-complex="Times New Roman" fo:font-style="italic" style:font-style-asian="italic" fo:language="it" fo:country="IT"/>
    </style:style>
    <style:style style:name="T2198" style:parent-style-name="Policepardéfaut" style:family="text">
      <style:text-properties style:font-name-complex="Times New Roman" fo:language="it" fo:country="IT"/>
    </style:style>
    <style:style style:name="T2199" style:parent-style-name="Policepardéfaut" style:family="text">
      <style:text-properties style:font-name-complex="Times New Roman" fo:font-style="italic" style:font-style-asian="italic" fo:language="it" fo:country="IT"/>
    </style:style>
    <style:style style:name="T2200" style:parent-style-name="Policepardéfaut" style:family="text">
      <style:text-properties style:font-name-complex="Times New Roman" fo:language="it" fo:country="IT"/>
    </style:style>
    <style:style style:name="T2201" style:parent-style-name="Policepardéfaut" style:family="text">
      <style:text-properties style:font-name-complex="Times New Roman" fo:font-style="italic" style:font-style-asian="italic" fo:language="it" fo:country="IT"/>
    </style:style>
    <style:style style:name="T2202" style:parent-style-name="Policepardéfaut" style:family="text">
      <style:text-properties style:font-name-complex="Times New Roman" fo:language="it" fo:country="IT"/>
    </style:style>
    <style:style style:name="T2203" style:parent-style-name="Policepardéfaut" style:family="text">
      <style:text-properties style:font-name-complex="Times New Roman" fo:font-style="italic" style:font-style-asian="italic" fo:language="it" fo:country="IT"/>
    </style:style>
    <style:style style:name="T2204" style:parent-style-name="Policepardéfaut" style:family="text">
      <style:text-properties style:font-name-complex="Times New Roman" fo:language="it" fo:country="IT"/>
    </style:style>
    <style:style style:name="P2205" style:parent-style-name="Titre1" style:family="paragraph">
      <style:text-properties fo:language="it" fo:country="IT"/>
    </style:style>
    <style:style style:name="P2206" style:parent-style-name="Titre2" style:family="paragraph">
      <style:text-properties fo:language="it" fo:country="IT"/>
    </style:style>
    <style:style style:name="P2207" style:parent-style-name="term" style:family="paragraph">
      <style:text-properties fo:language="it" fo:country="IT"/>
    </style:style>
    <style:style style:name="T2208" style:parent-style-name="Policepardéfaut" style:family="text">
      <style:text-properties fo:language="it" fo:country="IT"/>
    </style:style>
    <style:style style:name="T2209" style:parent-style-name="Policepardéfaut" style:family="text">
      <style:text-properties style:font-name-asian="Times New Roman" fo:language="it" fo:country="IT"/>
    </style:style>
    <style:style style:name="T2210" style:parent-style-name="Policepardéfaut" style:family="text">
      <style:text-properties fo:language="it" fo:country="IT"/>
    </style:style>
    <style:style style:name="T2211" style:parent-style-name="Policepardéfaut" style:family="text">
      <style:text-properties style:font-name-asian="Times New Roman" fo:language="it" fo:country="IT"/>
    </style:style>
    <style:style style:name="P2212" style:parent-style-name="term" style:family="paragraph">
      <style:text-properties fo:language="it" fo:country="IT"/>
    </style:style>
    <style:style style:name="P2213" style:parent-style-name="term" style:family="paragraph">
      <style:text-properties fo:language="it" fo:country="IT"/>
    </style:style>
    <style:style style:name="P2214" style:parent-style-name="term" style:family="paragraph">
      <style:text-properties fo:language="it" fo:country="IT"/>
    </style:style>
    <style:style style:name="P2215" style:parent-style-name="term" style:family="paragraph">
      <style:text-properties fo:language="it" fo:country="IT"/>
    </style:style>
    <style:style style:name="T2216" style:parent-style-name="Policepardéfaut" style:family="text">
      <style:text-properties fo:font-variant="small-caps" fo:language="it" fo:country="IT"/>
    </style:style>
    <style:style style:name="T2217" style:parent-style-name="Policepardéfaut" style:family="text">
      <style:text-properties fo:language="it" fo:country="IT"/>
    </style:style>
    <style:style style:name="P2218" style:parent-style-name="bibl" style:family="paragraph">
      <style:text-properties fo:language="it" fo:country="IT"/>
    </style:style>
    <style:style style:name="P2219" style:parent-style-name="Corpsdetexte" style:family="paragraph">
      <style:text-properties style:font-name-complex="Times New Roman"/>
    </style:style>
    <style:style style:name="P2220" style:parent-style-name="Corpsdetexte" style:family="paragraph">
      <style:text-properties style:font-name-complex="Times New Roman"/>
    </style:style>
    <style:style style:name="P2221" style:parent-style-name="Corpsdetexte" style:family="paragraph">
      <style:text-properties style:font-name-complex="Times New Roman"/>
    </style:style>
    <style:style style:name="T2222" style:parent-style-name="Policepardéfaut" style:family="text">
      <style:text-properties style:font-name-complex="Times New Roman"/>
    </style:style>
    <style:style style:name="T2223" style:parent-style-name="Policepardéfaut" style:family="text">
      <style:text-properties style:font-name-complex="Times New Roman"/>
    </style:style>
    <style:style style:name="T2224" style:parent-style-name="Policepardéfaut" style:family="text">
      <style:text-properties style:font-name-complex="Times New Roman"/>
    </style:style>
    <style:style style:name="T2225" style:parent-style-name="Policepardéfaut" style:family="text">
      <style:text-properties style:font-name-complex="Times New Roman" fo:font-style="italic" style:font-style-asian="italic"/>
    </style:style>
    <style:style style:name="T2226" style:parent-style-name="Policepardéfaut" style:family="text">
      <style:text-properties style:font-name-complex="Times New Roman"/>
    </style:style>
    <style:style style:name="T2227" style:parent-style-name="Policepardéfaut" style:family="text">
      <style:text-properties style:font-name-complex="Times New Roman"/>
    </style:style>
    <style:style style:name="T2228" style:parent-style-name="Policepardéfaut" style:family="text">
      <style:text-properties style:font-name-complex="Times New Roman"/>
    </style:style>
    <style:style style:name="T2229" style:parent-style-name="Policepardéfaut" style:family="text">
      <style:text-properties style:font-name-complex="Times New Roman"/>
    </style:style>
    <style:style style:name="T2230" style:parent-style-name="Policepardéfaut" style:family="text">
      <style:text-properties style:font-name-complex="Times New Roman"/>
    </style:style>
    <style:style style:name="T2231" style:parent-style-name="Policepardéfaut" style:family="text">
      <style:text-properties style:font-name-complex="Times New Roman"/>
    </style:style>
    <style:style style:name="T2232" style:parent-style-name="Policepardéfaut" style:family="text">
      <style:text-properties style:font-name-complex="Times New Roman"/>
    </style:style>
    <style:style style:name="T2233" style:parent-style-name="Policepardéfaut" style:family="text">
      <style:text-properties style:font-name-complex="Times New Roman"/>
    </style:style>
    <style:style style:name="T2234" style:parent-style-name="Policepardéfaut" style:family="text">
      <style:text-properties style:font-name-complex="Times New Roman"/>
    </style:style>
    <style:style style:name="T2235" style:parent-style-name="Policepardéfaut" style:family="text">
      <style:text-properties style:font-name-complex="Times New Roman"/>
    </style:style>
    <style:style style:name="T2236" style:parent-style-name="Policepardéfaut" style:family="text">
      <style:text-properties style:font-name-complex="Times New Roman"/>
    </style:style>
    <style:style style:name="T2237" style:parent-style-name="Policepardéfaut" style:family="text">
      <style:text-properties style:font-name-complex="Times New Roman"/>
    </style:style>
    <style:style style:name="T2238" style:parent-style-name="Policepardéfaut" style:family="text">
      <style:text-properties style:font-name-complex="Times New Roman"/>
    </style:style>
    <style:style style:name="T2239" style:parent-style-name="Policepardéfaut" style:family="text">
      <style:text-properties style:font-name-complex="Times New Roman"/>
    </style:style>
    <style:style style:name="T2240" style:parent-style-name="Policepardéfaut" style:family="text">
      <style:text-properties style:font-name-complex="Times New Roman"/>
    </style:style>
    <style:style style:name="T2241" style:parent-style-name="Policepardéfaut" style:family="text">
      <style:text-properties style:font-name-complex="Times New Roman"/>
    </style:style>
    <style:style style:name="T2242" style:parent-style-name="Policepardéfaut" style:family="text">
      <style:text-properties style:font-name-complex="Times New Roman"/>
    </style:style>
    <style:style style:name="T2243" style:parent-style-name="Policepardéfaut" style:family="text">
      <style:text-properties style:font-name-complex="Times New Roman"/>
    </style:style>
    <style:style style:name="T2244" style:parent-style-name="Policepardéfaut" style:family="text">
      <style:text-properties style:font-name-complex="Times New Roman"/>
    </style:style>
    <style:style style:name="T2245" style:parent-style-name="Policepardéfaut" style:family="text">
      <style:text-properties style:font-name-complex="Times New Roman"/>
    </style:style>
    <style:style style:name="T2246" style:parent-style-name="Policepardéfaut" style:family="text">
      <style:text-properties style:font-name-complex="Times New Roman"/>
    </style:style>
    <style:style style:name="T2247" style:parent-style-name="Policepardéfaut" style:family="text">
      <style:text-properties style:font-name-complex="Times New Roman"/>
    </style:style>
    <style:style style:name="P2248" style:parent-style-name="Corpsdetexte" style:family="paragraph">
      <style:text-properties style:font-name-complex="Times New Roman"/>
    </style:style>
    <style:style style:name="T2249" style:parent-style-name="Policepardéfaut" style:family="text">
      <style:text-properties style:font-name-complex="Times New Roman"/>
    </style:style>
    <style:style style:name="T2250" style:parent-style-name="Policepardéfaut" style:family="text">
      <style:text-properties style:font-name-complex="Times New Roman"/>
    </style:style>
    <style:style style:name="T2251" style:parent-style-name="Policepardéfaut" style:family="text">
      <style:text-properties style:font-name-complex="Times New Roman"/>
    </style:style>
    <style:style style:name="T2252" style:parent-style-name="Policepardéfaut" style:family="text">
      <style:text-properties style:font-name-complex="Times New Roman"/>
    </style:style>
    <style:style style:name="T2253" style:parent-style-name="Policepardéfaut" style:family="text">
      <style:text-properties style:font-name-complex="Times New Roman"/>
    </style:style>
    <style:style style:name="T2254" style:parent-style-name="Policepardéfaut" style:family="text">
      <style:text-properties style:font-name-complex="Times New Roman"/>
    </style:style>
    <style:style style:name="T2255" style:parent-style-name="Policepardéfaut" style:family="text">
      <style:text-properties style:font-name-complex="Times New Roman"/>
    </style:style>
    <style:style style:name="T2256" style:parent-style-name="Policepardéfaut" style:family="text">
      <style:text-properties style:font-name-complex="Times New Roman" fo:font-style="italic" style:font-style-asian="italic"/>
    </style:style>
    <style:style style:name="T2257" style:parent-style-name="Policepardéfaut" style:family="text">
      <style:text-properties style:font-name-complex="Times New Roman"/>
    </style:style>
    <style:style style:name="T2258" style:parent-style-name="Policepardéfaut" style:family="text">
      <style:text-properties style:font-name-complex="Times New Roman" fo:font-style="italic" style:font-style-asian="italic"/>
    </style:style>
    <style:style style:name="T2259" style:parent-style-name="Policepardéfaut" style:family="text">
      <style:text-properties style:font-name-complex="Times New Roman"/>
    </style:style>
    <style:style style:name="T2260" style:parent-style-name="Policepardéfaut" style:family="text">
      <style:text-properties style:font-name-complex="Times New Roman" fo:font-style="italic" style:font-style-asian="italic"/>
    </style:style>
    <style:style style:name="T2261" style:parent-style-name="Policepardéfaut" style:family="text">
      <style:text-properties style:font-name-complex="Times New Roman"/>
    </style:style>
    <style:style style:name="T2262" style:parent-style-name="Policepardéfaut" style:family="text">
      <style:text-properties style:font-name-complex="Times New Roman" fo:font-style="italic" style:font-style-asian="italic"/>
    </style:style>
    <style:style style:name="T2263" style:parent-style-name="Policepardéfaut" style:family="text">
      <style:text-properties style:font-name-complex="Times New Roman"/>
    </style:style>
    <style:style style:name="T2264" style:parent-style-name="Policepardéfaut" style:family="text">
      <style:text-properties style:font-name-complex="Times New Roman" fo:font-style="italic" style:font-style-asian="italic"/>
    </style:style>
    <style:style style:name="T2265" style:parent-style-name="Policepardéfaut" style:family="text">
      <style:text-properties style:font-name-complex="Times New Roman"/>
    </style:style>
    <style:style style:name="T2266" style:parent-style-name="Policepardéfaut" style:family="text">
      <style:text-properties style:font-name-complex="Times New Roman" fo:font-style="italic" style:font-style-asian="italic"/>
    </style:style>
    <style:style style:name="T2267" style:parent-style-name="Policepardéfaut" style:family="text">
      <style:text-properties style:font-name-complex="Times New Roman"/>
    </style:style>
    <style:style style:name="T2268" style:parent-style-name="Policepardéfaut" style:family="text">
      <style:text-properties style:font-name-complex="Times New Roman"/>
    </style:style>
    <style:style style:name="T2269" style:parent-style-name="Policepardéfaut" style:family="text">
      <style:text-properties style:font-name-complex="Times New Roman"/>
    </style:style>
    <style:style style:name="T2270" style:parent-style-name="Policepardéfaut" style:family="text">
      <style:text-properties style:font-name-complex="Times New Roman"/>
    </style:style>
    <style:style style:name="T2271" style:parent-style-name="Policepardéfaut" style:family="text">
      <style:text-properties style:font-name-complex="Times New Roman"/>
    </style:style>
    <style:style style:name="T2272" style:parent-style-name="Policepardéfaut" style:family="text">
      <style:text-properties style:font-name-complex="Times New Roman"/>
    </style:style>
    <style:style style:name="T2273" style:parent-style-name="Policepardéfaut" style:family="text">
      <style:text-properties style:font-name-complex="Times New Roman"/>
    </style:style>
    <style:style style:name="T2274" style:parent-style-name="Policepardéfaut" style:family="text">
      <style:text-properties style:font-name-complex="Times New Roman"/>
    </style:style>
    <style:style style:name="T2275" style:parent-style-name="Policepardéfaut" style:family="text">
      <style:text-properties style:font-name-complex="Times New Roman"/>
    </style:style>
    <style:style style:name="T2276" style:parent-style-name="Policepardéfaut" style:family="text">
      <style:text-properties style:font-name-complex="Times New Roman"/>
    </style:style>
    <style:style style:name="T2277" style:parent-style-name="Policepardéfaut" style:family="text">
      <style:text-properties style:font-name-complex="Times New Roman"/>
    </style:style>
    <style:style style:name="T2278" style:parent-style-name="Policepardéfaut" style:family="text">
      <style:text-properties style:font-name-complex="Times New Roman"/>
    </style:style>
    <style:style style:name="T2279" style:parent-style-name="Policepardéfaut" style:family="text">
      <style:text-properties style:font-name-complex="Times New Roman"/>
    </style:style>
    <style:style style:name="T2280" style:parent-style-name="Policepardéfaut" style:family="text">
      <style:text-properties style:font-name-complex="Times New Roman"/>
    </style:style>
    <style:style style:name="T2281" style:parent-style-name="Policepardéfaut" style:family="text">
      <style:text-properties style:font-name-complex="Times New Roman"/>
    </style:style>
    <style:style style:name="T2282" style:parent-style-name="Policepardéfaut" style:family="text">
      <style:text-properties style:font-name-complex="Times New Roman"/>
    </style:style>
    <style:style style:name="T2283" style:parent-style-name="Policepardéfaut" style:family="text">
      <style:text-properties style:font-name-complex="Times New Roman"/>
    </style:style>
    <style:style style:name="P2284" style:parent-style-name="Corpsdetexte" style:family="paragraph">
      <style:text-properties style:font-name-complex="Times New Roman"/>
    </style:style>
    <style:style style:name="P2285" style:parent-style-name="Corpsdetexte" style:family="paragraph">
      <style:text-properties style:font-name-complex="Times New Roman"/>
    </style:style>
    <style:style style:name="T2286" style:parent-style-name="Policepardéfaut" style:family="text">
      <style:text-properties style:font-name-complex="Times New Roman"/>
    </style:style>
    <style:style style:name="T2287" style:parent-style-name="Policepardéfaut" style:family="text">
      <style:text-properties style:font-name-complex="Times New Roman"/>
    </style:style>
    <style:style style:name="T2288" style:parent-style-name="Policepardéfaut" style:family="text">
      <style:text-properties style:font-name-complex="Times New Roman"/>
    </style:style>
    <style:style style:name="T2289" style:parent-style-name="Policepardéfaut" style:family="text">
      <style:text-properties style:font-name-complex="Times New Roman" fo:font-style="italic" style:font-style-asian="italic"/>
    </style:style>
    <style:style style:name="T2290" style:parent-style-name="Policepardéfaut" style:family="text">
      <style:text-properties style:font-name-complex="Times New Roman"/>
    </style:style>
    <style:style style:name="T2291" style:parent-style-name="Policepardéfaut" style:family="text">
      <style:text-properties style:font-name-complex="Times New Roman"/>
    </style:style>
    <style:style style:name="T2292" style:parent-style-name="Policepardéfaut" style:family="text">
      <style:text-properties style:font-name-complex="Times New Roman"/>
    </style:style>
    <style:style style:name="T2293" style:parent-style-name="Policepardéfaut" style:family="text">
      <style:text-properties style:font-name-complex="Times New Roman"/>
    </style:style>
    <style:style style:name="T2294" style:parent-style-name="Policepardéfaut" style:family="text">
      <style:text-properties style:font-name-complex="Times New Roman"/>
    </style:style>
    <style:style style:name="T2295" style:parent-style-name="Policepardéfaut" style:family="text">
      <style:text-properties style:font-name-complex="Times New Roman"/>
    </style:style>
    <style:style style:name="T2296" style:parent-style-name="Policepardéfaut" style:family="text">
      <style:text-properties style:font-name-complex="Times New Roman"/>
    </style:style>
    <style:style style:name="T2297" style:parent-style-name="Policepardéfaut" style:family="text">
      <style:text-properties style:font-name-complex="Times New Roman"/>
    </style:style>
    <style:style style:name="T2298" style:parent-style-name="Policepardéfaut" style:family="text">
      <style:text-properties style:font-name-complex="Times New Roman"/>
    </style:style>
    <style:style style:name="T2299" style:parent-style-name="Policepardéfaut" style:family="text">
      <style:text-properties style:font-name-complex="Times New Roman"/>
    </style:style>
    <style:style style:name="T2300" style:parent-style-name="Policepardéfaut" style:family="text">
      <style:text-properties style:font-name-complex="Times New Roman"/>
    </style:style>
    <style:style style:name="T2301" style:parent-style-name="Policepardéfaut" style:family="text">
      <style:text-properties style:font-name-complex="Times New Roman"/>
    </style:style>
    <style:style style:name="T2302" style:parent-style-name="Policepardéfaut" style:family="text">
      <style:text-properties style:font-name-complex="Times New Roman"/>
    </style:style>
    <style:style style:name="T2303" style:parent-style-name="Policepardéfaut" style:family="text">
      <style:text-properties style:font-name-complex="Times New Roman"/>
    </style:style>
    <style:style style:name="T2304" style:parent-style-name="Policepardéfaut" style:family="text">
      <style:text-properties style:font-name-complex="Times New Roman"/>
    </style:style>
    <style:style style:name="T2305" style:parent-style-name="Policepardéfaut" style:family="text">
      <style:text-properties style:font-name-complex="Times New Roman"/>
    </style:style>
    <style:style style:name="T2306" style:parent-style-name="Policepardéfaut" style:family="text">
      <style:text-properties style:font-name-complex="Times New Roman"/>
    </style:style>
    <style:style style:name="T2307" style:parent-style-name="Policepardéfaut" style:family="text">
      <style:text-properties style:font-name-complex="Times New Roman"/>
    </style:style>
    <style:style style:name="T2308" style:parent-style-name="Policepardéfaut" style:family="text">
      <style:text-properties style:font-name-complex="Times New Roman"/>
    </style:style>
    <style:style style:name="T2309" style:parent-style-name="Policepardéfaut" style:family="text">
      <style:text-properties style:font-name-complex="Times New Roman"/>
    </style:style>
    <style:style style:name="T2310" style:parent-style-name="Policepardéfaut" style:family="text">
      <style:text-properties style:font-name-complex="Times New Roman"/>
    </style:style>
    <style:style style:name="T2311" style:parent-style-name="Policepardéfaut" style:family="text">
      <style:text-properties style:font-name-complex="Times New Roman"/>
    </style:style>
    <style:style style:name="T2312" style:parent-style-name="Policepardéfaut" style:family="text">
      <style:text-properties style:font-name-complex="Times New Roman"/>
    </style:style>
    <style:style style:name="T2313" style:parent-style-name="Policepardéfaut" style:family="text">
      <style:text-properties style:font-name-complex="Times New Roman"/>
    </style:style>
    <style:style style:name="T2314" style:parent-style-name="Policepardéfaut" style:family="text">
      <style:text-properties style:font-name-complex="Times New Roman"/>
    </style:style>
    <style:style style:name="T2315" style:parent-style-name="Policepardéfaut" style:family="text">
      <style:text-properties style:font-name-complex="Times New Roman"/>
    </style:style>
    <style:style style:name="T2316" style:parent-style-name="Policepardéfaut" style:family="text">
      <style:text-properties style:font-name-complex="Times New Roman"/>
    </style:style>
    <style:style style:name="T2317" style:parent-style-name="Policepardéfaut" style:family="text">
      <style:text-properties style:font-name-complex="Times New Roman"/>
    </style:style>
    <style:style style:name="T2318" style:parent-style-name="Policepardéfaut" style:family="text">
      <style:text-properties style:font-name-complex="Times New Roman"/>
    </style:style>
    <style:style style:name="T2319" style:parent-style-name="Policepardéfaut" style:family="text">
      <style:text-properties style:font-name-complex="Times New Roman"/>
    </style:style>
    <style:style style:name="T2320" style:parent-style-name="Policepardéfaut" style:family="text">
      <style:text-properties style:font-name-complex="Times New Roman"/>
    </style:style>
    <style:style style:name="T2321" style:parent-style-name="Policepardéfaut" style:family="text">
      <style:text-properties style:font-name-complex="Times New Roman"/>
    </style:style>
    <style:style style:name="T2322" style:parent-style-name="Policepardéfaut" style:family="text">
      <style:text-properties style:font-name-complex="Times New Roman"/>
    </style:style>
    <style:style style:name="T2323" style:parent-style-name="Policepardéfaut" style:family="text">
      <style:text-properties style:font-name-complex="Times New Roman"/>
    </style:style>
    <style:style style:name="T2324" style:parent-style-name="Policepardéfaut" style:family="text">
      <style:text-properties style:font-name-complex="Times New Roman"/>
    </style:style>
    <style:style style:name="T2325" style:parent-style-name="Policepardéfaut" style:family="text">
      <style:text-properties style:font-name-complex="Times New Roman"/>
    </style:style>
    <style:style style:name="T2326" style:parent-style-name="Policepardéfaut" style:family="text">
      <style:text-properties style:font-name-complex="Times New Roman"/>
    </style:style>
    <style:style style:name="T2327" style:parent-style-name="Policepardéfaut" style:family="text">
      <style:text-properties style:font-name-complex="Times New Roman"/>
    </style:style>
    <style:style style:name="T2328" style:parent-style-name="Policepardéfaut" style:family="text">
      <style:text-properties style:font-name-complex="Times New Roman"/>
    </style:style>
    <style:style style:name="T2329" style:parent-style-name="Policepardéfaut" style:family="text">
      <style:text-properties style:font-name-complex="Times New Roman"/>
    </style:style>
    <style:style style:name="T2330" style:parent-style-name="Policepardéfaut" style:family="text">
      <style:text-properties style:font-name-complex="Times New Roman"/>
    </style:style>
    <style:style style:name="T2331" style:parent-style-name="Policepardéfaut" style:family="text">
      <style:text-properties style:font-name-complex="Times New Roman"/>
    </style:style>
    <style:style style:name="T2332" style:parent-style-name="Policepardéfaut" style:family="text">
      <style:text-properties style:font-name-complex="Times New Roman"/>
    </style:style>
    <style:style style:name="T2333" style:parent-style-name="Policepardéfaut" style:family="text">
      <style:text-properties style:font-name-complex="Times New Roman"/>
    </style:style>
    <style:style style:name="T2334" style:parent-style-name="Policepardéfaut" style:family="text">
      <style:text-properties style:font-name-complex="Times New Roman"/>
    </style:style>
    <style:style style:name="T2335" style:parent-style-name="Policepardéfaut" style:family="text">
      <style:text-properties style:font-name-complex="Times New Roman"/>
    </style:style>
    <style:style style:name="T2336" style:parent-style-name="Policepardéfaut" style:family="text">
      <style:text-properties style:font-name-complex="Times New Roman"/>
    </style:style>
    <style:style style:name="T2337" style:parent-style-name="Policepardéfaut" style:family="text">
      <style:text-properties style:font-name-complex="Times New Roman"/>
    </style:style>
    <style:style style:name="T2338" style:parent-style-name="Policepardéfaut" style:family="text">
      <style:text-properties style:font-name-complex="Times New Roman"/>
    </style:style>
    <style:style style:name="T2339" style:parent-style-name="Policepardéfaut" style:family="text">
      <style:text-properties style:font-name-complex="Times New Roman"/>
    </style:style>
    <style:style style:name="T2340" style:parent-style-name="Policepardéfaut" style:family="text">
      <style:text-properties style:font-name-complex="Times New Roman"/>
    </style:style>
    <style:style style:name="T2341" style:parent-style-name="Policepardéfaut" style:family="text">
      <style:text-properties style:font-name-complex="Times New Roman"/>
    </style:style>
    <style:style style:name="T2342" style:parent-style-name="Policepardéfaut" style:family="text">
      <style:text-properties style:font-name-complex="Times New Roman" fo:font-style="italic" style:font-style-asian="italic"/>
    </style:style>
    <style:style style:name="T2343" style:parent-style-name="Policepardéfaut" style:family="text">
      <style:text-properties style:font-name-complex="Times New Roman"/>
    </style:style>
    <style:style style:name="T2344" style:parent-style-name="Policepardéfaut" style:family="text">
      <style:text-properties style:font-name-complex="Times New Roman" fo:font-style="italic" style:font-style-asian="italic"/>
    </style:style>
    <style:style style:name="T2345" style:parent-style-name="Policepardéfaut" style:family="text">
      <style:text-properties style:font-name-complex="Times New Roman"/>
    </style:style>
    <style:style style:name="T2346" style:parent-style-name="Policepardéfaut" style:family="text">
      <style:text-properties style:font-name-complex="Times New Roman"/>
    </style:style>
    <style:style style:name="T2347" style:parent-style-name="Policepardéfaut" style:family="text">
      <style:text-properties style:font-name-complex="Times New Roman"/>
    </style:style>
    <style:style style:name="T2348" style:parent-style-name="Policepardéfaut" style:family="text">
      <style:text-properties style:font-name-complex="Times New Roman"/>
    </style:style>
    <style:style style:name="T2349" style:parent-style-name="Policepardéfaut" style:family="text">
      <style:text-properties style:font-name-complex="Times New Roman"/>
    </style:style>
    <style:style style:name="T2350" style:parent-style-name="Policepardéfaut" style:family="text">
      <style:text-properties style:font-name-complex="Times New Roman"/>
    </style:style>
    <style:style style:name="T2351" style:parent-style-name="Policepardéfaut" style:family="text">
      <style:text-properties style:font-name-complex="Times New Roman"/>
    </style:style>
    <style:style style:name="T2352" style:parent-style-name="Policepardéfaut" style:family="text">
      <style:text-properties style:font-name-complex="Times New Roman"/>
    </style:style>
    <style:style style:name="T2353" style:parent-style-name="Policepardéfaut" style:family="text">
      <style:text-properties style:font-name-complex="Times New Roman"/>
    </style:style>
    <style:style style:name="T2354" style:parent-style-name="Policepardéfaut" style:family="text">
      <style:text-properties style:font-name-complex="Times New Roman"/>
    </style:style>
    <style:style style:name="T2355" style:parent-style-name="Policepardéfaut" style:family="text">
      <style:text-properties style:font-name-complex="Times New Roman"/>
    </style:style>
    <style:style style:name="T2356" style:parent-style-name="Policepardéfaut" style:family="text">
      <style:text-properties style:font-name-complex="Times New Roman"/>
    </style:style>
    <style:style style:name="T2357" style:parent-style-name="Policepardéfaut" style:family="text">
      <style:text-properties style:font-name-complex="Times New Roman"/>
    </style:style>
    <style:style style:name="T2358" style:parent-style-name="Policepardéfaut" style:family="text">
      <style:text-properties style:font-name-complex="Times New Roman"/>
    </style:style>
    <style:style style:name="T2359" style:parent-style-name="Policepardéfaut" style:family="text">
      <style:text-properties style:font-name-complex="Times New Roman"/>
    </style:style>
    <style:style style:name="T2360" style:parent-style-name="Policepardéfaut" style:family="text">
      <style:text-properties style:font-name-complex="Times New Roman"/>
    </style:style>
    <style:style style:name="T2361" style:parent-style-name="Policepardéfaut" style:family="text">
      <style:text-properties style:font-name-complex="Times New Roman"/>
    </style:style>
    <style:style style:name="T2362" style:parent-style-name="Policepardéfaut" style:family="text">
      <style:text-properties style:font-name-complex="Times New Roman"/>
    </style:style>
    <style:style style:name="T2363" style:parent-style-name="Policepardéfaut" style:family="text">
      <style:text-properties style:font-name-complex="Times New Roman"/>
    </style:style>
    <style:style style:name="T2364" style:parent-style-name="Policepardéfaut" style:family="text">
      <style:text-properties style:font-name-complex="Times New Roman"/>
    </style:style>
    <style:style style:name="T2365" style:parent-style-name="Policepardéfaut" style:family="text">
      <style:text-properties style:font-name-complex="Times New Roman"/>
    </style:style>
    <style:style style:name="T2366" style:parent-style-name="Policepardéfaut" style:family="text">
      <style:text-properties style:font-name-complex="Times New Roman"/>
    </style:style>
    <style:style style:name="T2367" style:parent-style-name="Policepardéfaut" style:family="text">
      <style:text-properties style:font-name-complex="Times New Roman"/>
    </style:style>
    <style:style style:name="T2368" style:parent-style-name="Policepardéfaut" style:family="text">
      <style:text-properties style:font-name-complex="Times New Roman"/>
    </style:style>
    <style:style style:name="T2369" style:parent-style-name="Policepardéfaut" style:family="text">
      <style:text-properties style:font-name-complex="Times New Roman"/>
    </style:style>
    <style:style style:name="T2370" style:parent-style-name="Policepardéfaut" style:family="text">
      <style:text-properties style:font-name-complex="Times New Roman"/>
    </style:style>
    <style:style style:name="T2371" style:parent-style-name="Policepardéfaut" style:family="text">
      <style:text-properties style:font-name-complex="Times New Roman"/>
    </style:style>
    <style:style style:name="T2372" style:parent-style-name="Policepardéfaut" style:family="text">
      <style:text-properties style:font-name-complex="Times New Roman"/>
    </style:style>
    <style:style style:name="T2373" style:parent-style-name="Policepardéfaut" style:family="text">
      <style:text-properties style:font-name-complex="Times New Roman"/>
    </style:style>
    <style:style style:name="T2374" style:parent-style-name="Policepardéfaut" style:family="text">
      <style:text-properties style:font-name-complex="Times New Roman"/>
    </style:style>
    <style:style style:name="T2375" style:parent-style-name="Policepardéfaut" style:family="text">
      <style:text-properties style:font-name-complex="Times New Roman"/>
    </style:style>
    <style:style style:name="T2376" style:parent-style-name="Policepardéfaut" style:family="text">
      <style:text-properties style:font-name-complex="Times New Roman"/>
    </style:style>
    <style:style style:name="T2377" style:parent-style-name="Policepardéfaut" style:family="text">
      <style:text-properties style:font-name-complex="Times New Roman"/>
    </style:style>
    <style:style style:name="T2378" style:parent-style-name="Policepardéfaut" style:family="text">
      <style:text-properties style:font-name-complex="Times New Roman"/>
    </style:style>
    <style:style style:name="T2379" style:parent-style-name="Policepardéfaut" style:family="text">
      <style:text-properties style:font-name-complex="Times New Roman"/>
    </style:style>
    <style:style style:name="T2380" style:parent-style-name="Policepardéfaut" style:family="text">
      <style:text-properties style:font-name-complex="Times New Roman"/>
    </style:style>
    <style:style style:name="T2381" style:parent-style-name="Policepardéfaut" style:family="text">
      <style:text-properties style:font-name-complex="Times New Roman"/>
    </style:style>
    <style:style style:name="T2382" style:parent-style-name="Policepardéfaut" style:family="text">
      <style:text-properties style:font-name-complex="Times New Roman"/>
    </style:style>
    <style:style style:name="T2383" style:parent-style-name="Policepardéfaut" style:family="text">
      <style:text-properties style:font-name-complex="Times New Roman"/>
    </style:style>
    <style:style style:name="T2384" style:parent-style-name="Policepardéfaut" style:family="text">
      <style:text-properties style:font-name-complex="Times New Roman"/>
    </style:style>
    <style:style style:name="T2385" style:parent-style-name="Policepardéfaut" style:family="text">
      <style:text-properties style:font-name-complex="Times New Roman"/>
    </style:style>
    <style:style style:name="T2386" style:parent-style-name="Policepardéfaut" style:family="text">
      <style:text-properties style:font-name-complex="Times New Roman" fo:font-style="italic" style:font-style-asian="italic"/>
    </style:style>
    <style:style style:name="T2387" style:parent-style-name="Policepardéfaut" style:family="text">
      <style:text-properties style:font-name-complex="Times New Roman"/>
    </style:style>
    <style:style style:name="T2388" style:parent-style-name="Policepardéfaut" style:family="text">
      <style:text-properties style:font-name-complex="Times New Roman"/>
    </style:style>
    <style:style style:name="T2389" style:parent-style-name="Policepardéfaut" style:family="text">
      <style:text-properties style:font-name-complex="Times New Roman"/>
    </style:style>
    <style:style style:name="T2390" style:parent-style-name="Policepardéfaut" style:family="text">
      <style:text-properties style:font-name-complex="Times New Roman"/>
    </style:style>
    <style:style style:name="P2391" style:parent-style-name="Corpsdetexte" style:family="paragraph">
      <style:text-properties style:font-name-complex="Times New Roman"/>
    </style:style>
    <style:style style:name="P2392" style:parent-style-name="Corpsdetexte" style:family="paragraph">
      <style:text-properties style:font-name-complex="Times New Roman"/>
    </style:style>
    <style:style style:name="P2393" style:parent-style-name="Corpsdetexte" style:family="paragraph">
      <style:text-properties style:font-name-complex="Times New Roman"/>
    </style:style>
    <style:style style:name="P2394" style:parent-style-name="Corpsdetexte" style:family="paragraph">
      <style:text-properties style:font-name-complex="Times New Roman"/>
    </style:style>
    <style:style style:name="P2395" style:parent-style-name="Corpsdetexte" style:family="paragraph">
      <style:text-properties style:font-name-complex="Times New Roman"/>
    </style:style>
    <style:style style:name="P2396" style:parent-style-name="Corpsdetexte" style:family="paragraph">
      <style:text-properties style:font-name-complex="Times New Roman"/>
    </style:style>
    <style:style style:name="P2397" style:parent-style-name="Corpsdetexte" style:family="paragraph">
      <style:text-properties style:font-name-complex="Times New Roman"/>
    </style:style>
    <style:style style:name="P2398" style:parent-style-name="Corpsdetexte" style:family="paragraph">
      <style:text-properties style:font-name-complex="Times New Roman"/>
    </style:style>
    <style:style style:name="P2399" style:parent-style-name="Corpsdetexte" style:family="paragraph">
      <style:text-properties style:font-name-complex="Times New Roman"/>
    </style:style>
    <style:style style:name="T2400" style:parent-style-name="Policepardéfaut" style:family="text">
      <style:text-properties style:font-name-complex="Times New Roman"/>
    </style:style>
    <style:style style:name="T2401" style:parent-style-name="Policepardéfaut" style:family="text">
      <style:text-properties style:font-name-complex="Times New Roman"/>
    </style:style>
    <style:style style:name="T2402" style:parent-style-name="Policepardéfaut" style:family="text">
      <style:text-properties style:font-name-complex="Times New Roman"/>
    </style:style>
    <style:style style:name="T2403" style:parent-style-name="Policepardéfaut" style:family="text">
      <style:text-properties style:font-name-complex="Times New Roman" fo:font-style="italic" style:font-style-asian="italic"/>
    </style:style>
    <style:style style:name="T2404" style:parent-style-name="Policepardéfaut" style:family="text">
      <style:text-properties style:font-name-complex="Times New Roman"/>
    </style:style>
    <style:style style:name="T2405" style:parent-style-name="Policepardéfaut" style:family="text">
      <style:text-properties style:font-name-complex="Times New Roman"/>
    </style:style>
    <style:style style:name="P2406" style:parent-style-name="term" style:family="paragraph">
      <style:text-properties fo:language="en" fo:country="GB"/>
    </style:style>
    <style:style style:name="T2407" style:parent-style-name="Policepardéfaut" style:family="text">
      <style:text-properties fo:language="en" fo:country="GB"/>
    </style:style>
    <style:style style:name="T2408" style:parent-style-name="Policepardéfaut" style:family="text">
      <style:text-properties style:font-name-asian="Times New Roman" fo:language="en" fo:country="GB"/>
    </style:style>
    <style:style style:name="T2409" style:parent-style-name="Policepardéfaut" style:family="text">
      <style:text-properties fo:font-style="italic" style:font-style-asian="italic"/>
    </style:style>
    <style:style style:name="T2410" style:parent-style-name="Policepardéfaut" style:family="text">
      <style:text-properties fo:font-variant="small-caps"/>
    </style:style>
    <style:style style:name="P2411" style:parent-style-name="bibl" style:family="paragraph">
      <style:text-properties fo:language="it" fo:country="IT"/>
    </style:style>
    <style:style style:name="T2412" style:parent-style-name="Policepardéfaut" style:family="text">
      <style:text-properties style:font-name-complex="Times New Roman"/>
    </style:style>
    <style:style style:name="T2413" style:parent-style-name="Policepardéfaut" style:family="text">
      <style:text-properties style:font-name-complex="Times New Roman"/>
    </style:style>
    <style:style style:name="T2414" style:parent-style-name="Policepardéfaut" style:family="text">
      <style:text-properties style:font-name-complex="Times New Roman"/>
    </style:style>
    <style:style style:name="T2415" style:parent-style-name="Policepardéfaut" style:family="text">
      <style:text-properties style:font-name-complex="Times New Roman" fo:font-weight="bold" style:font-weight-asian="bold"/>
    </style:style>
    <style:style style:name="T2416" style:parent-style-name="Policepardéfaut" style:family="text">
      <style:text-properties style:font-name-complex="Times New Roman"/>
    </style:style>
    <style:style style:name="T2417" style:parent-style-name="Policepardéfaut" style:family="text">
      <style:text-properties style:font-name-complex="Times New Roman"/>
    </style:style>
    <style:style style:name="T2418" style:parent-style-name="Policepardéfaut" style:family="text">
      <style:text-properties style:font-name-complex="Times New Roman"/>
    </style:style>
    <style:style style:name="T2419" style:parent-style-name="Policepardéfaut" style:family="text">
      <style:text-properties style:font-name-complex="Times New Roman" fo:font-style="italic" style:font-style-asian="italic"/>
    </style:style>
    <style:style style:name="T2420" style:parent-style-name="Policepardéfaut" style:family="text">
      <style:text-properties style:font-name-complex="Times New Roman"/>
    </style:style>
    <style:style style:name="T2421" style:parent-style-name="Policepardéfaut" style:family="text">
      <style:text-properties style:font-name-complex="Times New Roman"/>
    </style:style>
    <style:style style:name="T2422" style:parent-style-name="Policepardéfaut" style:family="text">
      <style:text-properties style:font-name-complex="Times New Roman"/>
    </style:style>
    <style:style style:name="T2423" style:parent-style-name="Policepardéfaut" style:family="text">
      <style:text-properties style:font-name-complex="Times New Roman"/>
    </style:style>
    <style:style style:name="T2424" style:parent-style-name="Appelnotedebasdep." style:family="text">
      <style:text-properties style:font-name-complex="Times New Roman"/>
    </style:style>
    <style:style style:name="T2425" style:parent-style-name="Policepardéfaut" style:family="text">
      <style:text-properties fo:font-style="italic" style:font-style-asian="italic"/>
    </style:style>
    <style:style style:name="T2426" style:parent-style-name="Policepardéfaut" style:family="text">
      <style:text-properties fo:font-style="italic" style:font-style-asian="italic"/>
    </style:style>
    <style:style style:name="T2427" style:parent-style-name="Policepardéfaut" style:family="text">
      <style:text-properties fo:font-style="italic" style:font-style-asian="italic"/>
    </style:style>
    <style:style style:name="T2428" style:parent-style-name="Policepardéfaut" style:family="text">
      <style:text-properties fo:font-style="italic" style:font-style-asian="italic"/>
    </style:style>
    <style:style style:name="T2429" style:parent-style-name="Policepardéfaut" style:family="text">
      <style:text-properties fo:font-style="italic" style:font-style-asian="italic"/>
    </style:style>
    <style:style style:name="T2430" style:parent-style-name="Policepardéfaut" style:family="text">
      <style:text-properties style:font-name-complex="Times New Roman"/>
    </style:style>
    <style:style style:name="T2431" style:parent-style-name="Policepardéfaut" style:family="text">
      <style:text-properties style:font-name-complex="Times New Roman"/>
    </style:style>
    <style:style style:name="T2432" style:parent-style-name="Policepardéfaut" style:family="text">
      <style:text-properties style:font-name-complex="Times New Roman"/>
    </style:style>
    <style:style style:name="T2433" style:parent-style-name="Policepardéfaut" style:family="text">
      <style:text-properties style:font-name-complex="Times New Roman"/>
    </style:style>
    <style:style style:name="T2434" style:parent-style-name="Policepardéfaut" style:family="text">
      <style:text-properties style:font-name-complex="Times New Roman"/>
    </style:style>
    <style:style style:name="T2435" style:parent-style-name="Policepardéfaut" style:family="text">
      <style:text-properties style:font-name-complex="Times New Roman"/>
    </style:style>
    <style:style style:name="T2436" style:parent-style-name="Policepardéfaut" style:family="text">
      <style:text-properties style:font-name-complex="Times New Roman"/>
    </style:style>
    <style:style style:name="T2437" style:parent-style-name="Policepardéfaut" style:family="text">
      <style:text-properties style:font-name-complex="Times New Roman"/>
    </style:style>
    <style:style style:name="T2438" style:parent-style-name="Policepardéfaut" style:family="text">
      <style:text-properties style:font-name-complex="Times New Roman"/>
    </style:style>
    <style:style style:name="T2439" style:parent-style-name="Policepardéfaut" style:family="text">
      <style:text-properties style:font-name-complex="Times New Roman"/>
    </style:style>
    <style:style style:name="T2440" style:parent-style-name="Policepardéfaut" style:family="text">
      <style:text-properties style:font-name-complex="Times New Roman"/>
    </style:style>
    <style:style style:name="T2441" style:parent-style-name="Policepardéfaut" style:family="text">
      <style:text-properties style:font-name-complex="Times New Roman"/>
    </style:style>
    <style:style style:name="T2442" style:parent-style-name="Policepardéfaut" style:family="text">
      <style:text-properties style:font-name-complex="Times New Roman"/>
    </style:style>
    <style:style style:name="T2443" style:parent-style-name="Policepardéfaut" style:family="text">
      <style:text-properties style:font-name-complex="Times New Roman"/>
    </style:style>
    <style:style style:name="T2444" style:parent-style-name="Policepardéfaut" style:family="text">
      <style:text-properties style:font-name-complex="Times New Roman"/>
    </style:style>
    <style:style style:name="T2445" style:parent-style-name="Policepardéfaut" style:family="text">
      <style:text-properties style:font-name-complex="Times New Roman"/>
    </style:style>
    <style:style style:name="T2446" style:parent-style-name="Policepardéfaut" style:family="text">
      <style:text-properties style:font-name-complex="Times New Roman"/>
    </style:style>
    <style:style style:name="T2447" style:parent-style-name="Policepardéfaut" style:family="text">
      <style:text-properties style:font-name-complex="Times New Roman"/>
    </style:style>
    <style:style style:name="T2448" style:parent-style-name="Policepardéfaut" style:family="text">
      <style:text-properties style:font-name-complex="Times New Roman"/>
    </style:style>
    <style:style style:name="T2449" style:parent-style-name="Policepardéfaut" style:family="text">
      <style:text-properties style:font-name-complex="Times New Roman"/>
    </style:style>
    <style:style style:name="T2450" style:parent-style-name="Policepardéfaut" style:family="text">
      <style:text-properties style:font-name-complex="Times New Roman"/>
    </style:style>
    <style:style style:name="T2451" style:parent-style-name="Policepardéfaut" style:family="text">
      <style:text-properties style:font-name-complex="Times New Roman"/>
    </style:style>
    <style:style style:name="T2452" style:parent-style-name="Policepardéfaut" style:family="text">
      <style:text-properties style:font-name-complex="Times New Roman"/>
    </style:style>
    <style:style style:name="T2453" style:parent-style-name="Policepardéfaut" style:family="text">
      <style:text-properties style:font-name-complex="Times New Roman"/>
    </style:style>
    <style:style style:name="T2454" style:parent-style-name="Policepardéfaut" style:family="text">
      <style:text-properties style:font-name-complex="Times New Roman"/>
    </style:style>
    <style:style style:name="T2455" style:parent-style-name="Policepardéfaut" style:family="text">
      <style:text-properties style:font-name-complex="Times New Roman"/>
    </style:style>
    <style:style style:name="T2456" style:parent-style-name="Policepardéfaut" style:family="text">
      <style:text-properties style:font-name-complex="Times New Roman"/>
    </style:style>
    <style:style style:name="T2457" style:parent-style-name="Policepardéfaut" style:family="text">
      <style:text-properties style:font-name-complex="Times New Roman"/>
    </style:style>
    <style:style style:name="T2458" style:parent-style-name="Policepardéfaut" style:family="text">
      <style:text-properties style:font-name-complex="Times New Roman"/>
    </style:style>
    <style:style style:name="T2459" style:parent-style-name="Policepardéfaut" style:family="text">
      <style:text-properties style:font-name-complex="Times New Roman"/>
    </style:style>
    <style:style style:name="T2460" style:parent-style-name="Policepardéfaut" style:family="text">
      <style:text-properties style:font-name-complex="Times New Roman"/>
    </style:style>
    <style:style style:name="T2461" style:parent-style-name="Policepardéfaut" style:family="text">
      <style:text-properties style:font-name-complex="Times New Roman"/>
    </style:style>
    <style:style style:name="T2462" style:parent-style-name="Policepardéfaut" style:family="text">
      <style:text-properties style:font-name-complex="Times New Roman"/>
    </style:style>
    <style:style style:name="T2463" style:parent-style-name="Policepardéfaut" style:family="text">
      <style:text-properties style:font-name-complex="Times New Roman"/>
    </style:style>
    <style:style style:name="T2464" style:parent-style-name="Policepardéfaut" style:family="text">
      <style:text-properties style:font-name-complex="Times New Roman"/>
    </style:style>
    <style:style style:name="T2465" style:parent-style-name="Policepardéfaut" style:family="text">
      <style:text-properties style:font-name-complex="Times New Roman"/>
    </style:style>
    <style:style style:name="T2466" style:parent-style-name="Policepardéfaut" style:family="text">
      <style:text-properties style:font-name-complex="Times New Roman" fo:font-variant="small-caps"/>
    </style:style>
    <style:style style:name="T2467" style:parent-style-name="Policepardéfaut" style:family="text">
      <style:text-properties style:text-position="super 66.6%"/>
    </style:style>
    <style:style style:name="T2468" style:parent-style-name="Policepardéfaut" style:family="text">
      <style:text-properties style:font-name-complex="Times New Roman"/>
    </style:style>
    <style:style style:name="T2469" style:parent-style-name="Policepardéfaut" style:family="text">
      <style:text-properties style:font-name-complex="Times New Roman"/>
    </style:style>
    <style:style style:name="T2470" style:parent-style-name="Policepardéfaut" style:family="text">
      <style:text-properties style:font-name-complex="Times New Roman"/>
    </style:style>
    <style:style style:name="T2471" style:parent-style-name="Policepardéfaut" style:family="text">
      <style:text-properties style:font-name-complex="Times New Roman"/>
    </style:style>
    <style:style style:name="T2472" style:parent-style-name="Policepardéfaut" style:family="text">
      <style:text-properties style:font-name-complex="Times New Roman"/>
    </style:style>
    <style:style style:name="T2473" style:parent-style-name="Policepardéfaut" style:family="text">
      <style:text-properties style:font-name-complex="Times New Roman"/>
    </style:style>
    <style:style style:name="T2474" style:parent-style-name="Policepardéfaut" style:family="text">
      <style:text-properties style:font-name-complex="Times New Roman"/>
    </style:style>
    <style:style style:name="T2475" style:parent-style-name="Policepardéfaut" style:family="text">
      <style:text-properties style:font-name-complex="Times New Roman"/>
    </style:style>
    <style:style style:name="T2476" style:parent-style-name="Policepardéfaut" style:family="text">
      <style:text-properties style:font-name-complex="Times New Roman"/>
    </style:style>
    <style:style style:name="T2477" style:parent-style-name="Policepardéfaut" style:family="text">
      <style:text-properties style:font-name-complex="Times New Roman"/>
    </style:style>
    <style:style style:name="T2478" style:parent-style-name="Policepardéfaut" style:family="text">
      <style:text-properties style:font-name-complex="Times New Roman"/>
    </style:style>
    <style:style style:name="T2479" style:parent-style-name="Policepardéfaut" style:family="text">
      <style:text-properties style:font-name-complex="Times New Roman"/>
    </style:style>
    <style:style style:name="T2480" style:parent-style-name="Policepardéfaut" style:family="text">
      <style:text-properties style:font-name-complex="Times New Roman"/>
    </style:style>
    <style:style style:name="T2481" style:parent-style-name="Policepardéfaut" style:family="text">
      <style:text-properties style:font-name-complex="Times New Roman"/>
    </style:style>
    <style:style style:name="T2482" style:parent-style-name="Policepardéfaut" style:family="text">
      <style:text-properties style:font-name-complex="Times New Roman"/>
    </style:style>
    <style:style style:name="T2483" style:parent-style-name="Policepardéfaut" style:family="text">
      <style:text-properties style:font-name-complex="Times New Roman"/>
    </style:style>
    <style:style style:name="T2484" style:parent-style-name="Policepardéfaut" style:family="text">
      <style:text-properties style:font-name-complex="Times New Roman"/>
    </style:style>
    <style:style style:name="T2485" style:parent-style-name="Policepardéfaut" style:family="text">
      <style:text-properties style:font-name-complex="Times New Roman"/>
    </style:style>
    <style:style style:name="T2486" style:parent-style-name="Policepardéfaut" style:family="text">
      <style:text-properties style:font-name-complex="Times New Roman"/>
    </style:style>
    <style:style style:name="T2487" style:parent-style-name="Policepardéfaut" style:family="text">
      <style:text-properties style:font-name-complex="Times New Roman"/>
    </style:style>
    <style:style style:name="T2488" style:parent-style-name="Policepardéfaut" style:family="text">
      <style:text-properties style:font-name-complex="Times New Roman"/>
    </style:style>
    <style:style style:name="T2489" style:parent-style-name="Policepardéfaut" style:family="text">
      <style:text-properties style:font-name-complex="Times New Roman"/>
    </style:style>
    <style:style style:name="T2490" style:parent-style-name="Policepardéfaut" style:family="text">
      <style:text-properties style:font-name-complex="Times New Roman"/>
    </style:style>
    <style:style style:name="T2491" style:parent-style-name="Policepardéfaut" style:family="text">
      <style:text-properties style:font-name-complex="Times New Roman"/>
    </style:style>
    <style:style style:name="T2492" style:parent-style-name="Policepardéfaut" style:family="text">
      <style:text-properties style:font-name-complex="Times New Roman"/>
    </style:style>
    <style:style style:name="T2493" style:parent-style-name="Policepardéfaut" style:family="text">
      <style:text-properties style:font-name-complex="Times New Roman"/>
    </style:style>
    <style:style style:name="T2494" style:parent-style-name="Policepardéfaut" style:family="text">
      <style:text-properties style:font-name-complex="Times New Roman"/>
    </style:style>
    <style:style style:name="T2495" style:parent-style-name="Policepardéfaut" style:family="text">
      <style:text-properties style:font-name-complex="Times New Roman"/>
    </style:style>
    <style:style style:name="T2496" style:parent-style-name="Policepardéfaut" style:family="text">
      <style:text-properties style:font-name-complex="Times New Roman"/>
    </style:style>
    <style:style style:name="T2497" style:parent-style-name="Policepardéfaut" style:family="text">
      <style:text-properties style:font-name-complex="Times New Roman"/>
    </style:style>
    <style:style style:name="T2498" style:parent-style-name="Policepardéfaut" style:family="text">
      <style:text-properties style:font-name-complex="Times New Roman"/>
    </style:style>
    <style:style style:name="T2499" style:parent-style-name="Policepardéfaut" style:family="text">
      <style:text-properties style:font-name-complex="Times New Roman"/>
    </style:style>
    <style:style style:name="T2500" style:parent-style-name="Policepardéfaut" style:family="text">
      <style:text-properties style:font-name-complex="Times New Roman"/>
    </style:style>
    <style:style style:name="T2501" style:parent-style-name="Policepardéfaut" style:family="text">
      <style:text-properties style:font-name-complex="Times New Roman"/>
    </style:style>
    <style:style style:name="T2502" style:parent-style-name="Policepardéfaut" style:family="text">
      <style:text-properties style:font-name-complex="Times New Roman"/>
    </style:style>
    <style:style style:name="T2503" style:parent-style-name="Policepardéfaut" style:family="text">
      <style:text-properties style:font-name-complex="Times New Roman"/>
    </style:style>
    <style:style style:name="T2504" style:parent-style-name="Policepardéfaut" style:family="text">
      <style:text-properties style:font-name-complex="Times New Roman"/>
    </style:style>
    <style:style style:name="T2505" style:parent-style-name="Policepardéfaut" style:family="text">
      <style:text-properties style:font-name-complex="Times New Roman"/>
    </style:style>
    <style:style style:name="T2506" style:parent-style-name="Policepardéfaut" style:family="text">
      <style:text-properties style:font-name-complex="Times New Roman"/>
    </style:style>
    <style:style style:name="T2507" style:parent-style-name="Policepardéfaut" style:family="text">
      <style:text-properties style:font-name-complex="Times New Roman"/>
    </style:style>
    <style:style style:name="T2508" style:parent-style-name="Policepardéfaut" style:family="text">
      <style:text-properties style:font-name-complex="Times New Roman"/>
    </style:style>
    <style:style style:name="T2509" style:parent-style-name="Policepardéfaut" style:family="text">
      <style:text-properties style:font-name-complex="Times New Roman"/>
    </style:style>
    <style:style style:name="T2510" style:parent-style-name="Policepardéfaut" style:family="text">
      <style:text-properties style:font-name-complex="Times New Roman"/>
    </style:style>
    <style:style style:name="T2511" style:parent-style-name="Policepardéfaut" style:family="text">
      <style:text-properties style:font-name-complex="Times New Roman"/>
    </style:style>
    <style:style style:name="T2512" style:parent-style-name="Policepardéfaut" style:family="text">
      <style:text-properties style:font-name-complex="Times New Roman"/>
    </style:style>
    <style:style style:name="T2513" style:parent-style-name="Policepardéfaut" style:family="text">
      <style:text-properties style:font-name-complex="Times New Roman"/>
    </style:style>
    <style:style style:name="T2514" style:parent-style-name="Policepardéfaut" style:family="text">
      <style:text-properties style:font-name-complex="Times New Roman"/>
    </style:style>
    <style:style style:name="T2515" style:parent-style-name="Policepardéfaut" style:family="text">
      <style:text-properties style:font-name-complex="Times New Roman"/>
    </style:style>
    <style:style style:name="T2516" style:parent-style-name="Policepardéfaut" style:family="text">
      <style:text-properties style:font-name-complex="Times New Roman"/>
    </style:style>
    <style:style style:name="T2517" style:parent-style-name="Policepardéfaut" style:family="text">
      <style:text-properties style:font-name-complex="Times New Roman"/>
    </style:style>
    <style:style style:name="T2518" style:parent-style-name="Policepardéfaut" style:family="text">
      <style:text-properties style:font-name-complex="Times New Roman"/>
    </style:style>
    <style:style style:name="T2519" style:parent-style-name="Policepardéfaut" style:family="text">
      <style:text-properties style:font-name-complex="Times New Roman"/>
    </style:style>
    <style:style style:name="T2520" style:parent-style-name="Policepardéfaut" style:family="text">
      <style:text-properties style:font-name-complex="Times New Roman"/>
    </style:style>
    <style:style style:name="T2521" style:parent-style-name="Policepardéfaut" style:family="text">
      <style:text-properties style:font-name-complex="Times New Roman"/>
    </style:style>
    <style:style style:name="T2522" style:parent-style-name="Policepardéfaut" style:family="text">
      <style:text-properties style:font-name-complex="Times New Roman"/>
    </style:style>
    <style:style style:name="T2523" style:parent-style-name="Appelnotedebasdep." style:family="text">
      <style:text-properties style:font-name-complex="Times New Roman"/>
    </style:style>
    <style:style style:name="T2524" style:parent-style-name="Policepardéfaut" style:family="text">
      <style:text-properties fo:font-style="italic" style:font-style-asian="italic"/>
    </style:style>
    <style:style style:name="T2525" style:parent-style-name="Policepardéfaut" style:family="text">
      <style:text-properties fo:font-style="italic" style:font-style-asian="italic"/>
    </style:style>
    <style:style style:name="T2526" style:parent-style-name="Policepardéfaut" style:family="text">
      <style:text-properties fo:font-style="italic" style:font-style-asian="italic"/>
    </style:style>
    <style:style style:name="T2527" style:parent-style-name="Policepardéfaut" style:family="text">
      <style:text-properties fo:font-style="italic" style:font-style-asian="italic"/>
    </style:style>
    <style:style style:name="T2528" style:parent-style-name="Policepardéfaut" style:family="text">
      <style:text-properties style:font-name-complex="Times New Roman"/>
    </style:style>
    <style:style style:name="T2529" style:parent-style-name="Policepardéfaut" style:family="text">
      <style:text-properties style:font-name-complex="Times New Roman"/>
    </style:style>
    <style:style style:name="T2530" style:parent-style-name="Policepardéfaut" style:family="text">
      <style:text-properties style:font-name-complex="Times New Roman"/>
    </style:style>
    <style:style style:name="T2531" style:parent-style-name="Policepardéfaut" style:family="text">
      <style:text-properties style:font-name-complex="Times New Roman"/>
    </style:style>
    <style:style style:name="T2532" style:parent-style-name="Policepardéfaut" style:family="text">
      <style:text-properties style:font-name-complex="Times New Roman"/>
    </style:style>
    <style:style style:name="T2533" style:parent-style-name="Policepardéfaut" style:family="text">
      <style:text-properties style:font-name-complex="Times New Roman"/>
    </style:style>
    <style:style style:name="T2534" style:parent-style-name="Policepardéfaut" style:family="text">
      <style:text-properties style:font-name-complex="Times New Roman"/>
    </style:style>
    <style:style style:name="T2535" style:parent-style-name="Policepardéfaut" style:family="text">
      <style:text-properties style:font-name-complex="Times New Roman"/>
    </style:style>
    <style:style style:name="T2536" style:parent-style-name="Policepardéfaut" style:family="text">
      <style:text-properties style:font-name-complex="Times New Roman"/>
    </style:style>
    <style:style style:name="T2537" style:parent-style-name="Policepardéfaut" style:family="text">
      <style:text-properties style:font-name-complex="Times New Roman"/>
    </style:style>
    <style:style style:name="T2538" style:parent-style-name="Policepardéfaut" style:family="text">
      <style:text-properties style:font-name-complex="Times New Roman"/>
    </style:style>
    <style:style style:name="T2539" style:parent-style-name="Policepardéfaut" style:family="text">
      <style:text-properties style:font-name-complex="Times New Roman"/>
    </style:style>
    <style:style style:name="T2540" style:parent-style-name="Policepardéfaut" style:family="text">
      <style:text-properties style:font-name-complex="Times New Roman"/>
    </style:style>
    <style:style style:name="T2541" style:parent-style-name="Policepardéfaut" style:family="text">
      <style:text-properties style:font-name-complex="Times New Roman"/>
    </style:style>
    <style:style style:name="T2542" style:parent-style-name="Policepardéfaut" style:family="text">
      <style:text-properties style:font-name-complex="Times New Roman"/>
    </style:style>
    <style:style style:name="T2543" style:parent-style-name="Policepardéfaut" style:family="text">
      <style:text-properties style:font-name-complex="Times New Roman"/>
    </style:style>
    <style:style style:name="T2544" style:parent-style-name="Policepardéfaut" style:family="text">
      <style:text-properties style:font-name-complex="Times New Roman"/>
    </style:style>
    <style:style style:name="T2545" style:parent-style-name="Policepardéfaut" style:family="text">
      <style:text-properties style:font-name-complex="Times New Roman"/>
    </style:style>
    <style:style style:name="T2546" style:parent-style-name="Policepardéfaut" style:family="text">
      <style:text-properties style:font-name-complex="Times New Roman"/>
    </style:style>
    <style:style style:name="T2547" style:parent-style-name="Policepardéfaut" style:family="text">
      <style:text-properties style:font-name-complex="Times New Roman"/>
    </style:style>
    <style:style style:name="T2548" style:parent-style-name="Policepardéfaut" style:family="text">
      <style:text-properties style:font-name-complex="Times New Roman"/>
    </style:style>
    <style:style style:name="T2549" style:parent-style-name="Policepardéfaut" style:family="text">
      <style:text-properties style:font-name-complex="Times New Roman"/>
    </style:style>
    <style:style style:name="T2550" style:parent-style-name="Policepardéfaut" style:family="text">
      <style:text-properties style:font-name-complex="Times New Roman"/>
    </style:style>
    <style:style style:name="T2551" style:parent-style-name="Policepardéfaut" style:family="text">
      <style:text-properties style:font-name-complex="Times New Roman"/>
    </style:style>
    <style:style style:name="T2552" style:parent-style-name="Policepardéfaut" style:family="text">
      <style:text-properties style:font-name-complex="Times New Roman"/>
    </style:style>
    <style:style style:name="T2553" style:parent-style-name="Policepardéfaut" style:family="text">
      <style:text-properties style:font-name-complex="Times New Roman"/>
    </style:style>
    <style:style style:name="T2554" style:parent-style-name="Policepardéfaut" style:family="text">
      <style:text-properties style:font-name-complex="Times New Roman"/>
    </style:style>
    <style:style style:name="T2555" style:parent-style-name="Policepardéfaut" style:family="text">
      <style:text-properties style:font-name-complex="Times New Roman"/>
    </style:style>
    <style:style style:name="T2556" style:parent-style-name="Policepardéfaut" style:family="text">
      <style:text-properties style:font-name-complex="Times New Roman"/>
    </style:style>
    <style:style style:name="T2557" style:parent-style-name="Policepardéfaut" style:family="text">
      <style:text-properties style:font-name-complex="Times New Roman"/>
    </style:style>
    <style:style style:name="T2558" style:parent-style-name="Policepardéfaut" style:family="text">
      <style:text-properties style:font-name-complex="Times New Roman"/>
    </style:style>
    <style:style style:name="T2559" style:parent-style-name="Policepardéfaut" style:family="text">
      <style:text-properties style:font-name-complex="Times New Roman"/>
    </style:style>
    <style:style style:name="T2560" style:parent-style-name="Policepardéfaut" style:family="text">
      <style:text-properties style:font-name-complex="Times New Roman"/>
    </style:style>
    <style:style style:name="T2561" style:parent-style-name="Policepardéfaut" style:family="text">
      <style:text-properties style:font-name-complex="Times New Roman"/>
    </style:style>
    <style:style style:name="T2562" style:parent-style-name="Policepardéfaut" style:family="text">
      <style:text-properties style:font-name-complex="Times New Roman"/>
    </style:style>
    <style:style style:name="T2563" style:parent-style-name="Policepardéfaut" style:family="text">
      <style:text-properties style:font-name-complex="Times New Roman"/>
    </style:style>
    <style:style style:name="T2564" style:parent-style-name="Policepardéfaut" style:family="text">
      <style:text-properties style:font-name-complex="Times New Roman"/>
    </style:style>
    <style:style style:name="T2565" style:parent-style-name="Policepardéfaut" style:family="text">
      <style:text-properties style:font-name-complex="Times New Roman"/>
    </style:style>
    <style:style style:name="T2566" style:parent-style-name="Policepardéfaut" style:family="text">
      <style:text-properties style:font-name-complex="Times New Roman"/>
    </style:style>
    <style:style style:name="T2567" style:parent-style-name="Policepardéfaut" style:family="text">
      <style:text-properties style:font-name-complex="Times New Roman"/>
    </style:style>
    <style:style style:name="T2568" style:parent-style-name="Policepardéfaut" style:family="text">
      <style:text-properties style:font-name-complex="Times New Roman"/>
    </style:style>
    <style:style style:name="T2569" style:parent-style-name="Policepardéfaut" style:family="text">
      <style:text-properties style:font-name-complex="Times New Roman"/>
    </style:style>
    <style:style style:name="T2570" style:parent-style-name="Policepardéfaut" style:family="text">
      <style:text-properties style:font-name-complex="Times New Roman"/>
    </style:style>
    <style:style style:name="T2571" style:parent-style-name="Policepardéfaut" style:family="text">
      <style:text-properties style:font-name-complex="Times New Roman"/>
    </style:style>
    <style:style style:name="T2572" style:parent-style-name="Policepardéfaut" style:family="text">
      <style:text-properties style:font-name-complex="Times New Roman"/>
    </style:style>
    <style:style style:name="T2573" style:parent-style-name="Policepardéfaut" style:family="text">
      <style:text-properties fo:font-style="italic" style:font-style-asian="italic"/>
    </style:style>
    <style:style style:name="T2574" style:parent-style-name="Policepardéfaut" style:family="text">
      <style:text-properties fo:font-style="italic" style:font-style-asian="italic"/>
    </style:style>
    <style:style style:name="P2575" style:parent-style-name="term" style:family="paragraph">
      <style:text-properties fo:language="en" fo:country="GB"/>
    </style:style>
    <style:style style:name="P2576" style:parent-style-name="term" style:family="paragraph">
      <style:text-properties fo:language="en" fo:country="GB"/>
    </style:style>
    <style:style style:name="T2577" style:parent-style-name="Policepardéfaut" style:family="text">
      <style:text-properties fo:font-style="italic" style:font-style-asian="italic"/>
    </style:style>
    <style:style style:name="T2578" style:parent-style-name="Policepardéfaut" style:family="text">
      <style:text-properties fo:font-style="italic" style:font-style-asian="italic"/>
    </style:style>
    <style:style style:name="T2579" style:parent-style-name="Policepardéfaut" style:family="text">
      <style:text-properties fo:font-variant="small-caps"/>
    </style:style>
    <style:style style:name="T2580" style:parent-style-name="Policepardéfaut" style:family="text">
      <style:text-properties style:font-name-complex="Times New Roman"/>
    </style:style>
    <style:style style:name="T2581" style:parent-style-name="Policepardéfaut" style:family="text">
      <style:text-properties style:font-name-complex="Times New Roman"/>
    </style:style>
    <style:style style:name="T2582" style:parent-style-name="Policepardéfaut" style:family="text">
      <style:text-properties style:font-name-complex="Times New Roman"/>
    </style:style>
    <style:style style:name="T2583" style:parent-style-name="Policepardéfaut" style:family="text">
      <style:text-properties style:font-name-complex="Times New Roman"/>
    </style:style>
    <style:style style:name="T2584" style:parent-style-name="Policepardéfaut" style:family="text">
      <style:text-properties style:font-name-complex="Times New Roman"/>
    </style:style>
    <style:style style:name="T2585" style:parent-style-name="Policepardéfaut" style:family="text">
      <style:text-properties style:font-name-complex="Times New Roman"/>
    </style:style>
    <style:style style:name="T2586" style:parent-style-name="Policepardéfaut" style:family="text">
      <style:text-properties style:font-name-complex="Times New Roman"/>
    </style:style>
    <style:style style:name="T2587" style:parent-style-name="Policepardéfaut" style:family="text">
      <style:text-properties style:font-name-complex="Times New Roman"/>
    </style:style>
    <style:style style:name="T2588" style:parent-style-name="Policepardéfaut" style:family="text">
      <style:text-properties style:font-name-complex="Times New Roman" fo:font-style="italic" style:font-style-asian="italic"/>
    </style:style>
    <style:style style:name="T2589" style:parent-style-name="Policepardéfaut" style:family="text">
      <style:text-properties style:font-name-complex="Times New Roman"/>
    </style:style>
    <style:style style:name="T2590" style:parent-style-name="Policepardéfaut" style:family="text">
      <style:text-properties style:font-name-complex="Times New Roman"/>
    </style:style>
    <style:style style:name="T2591" style:parent-style-name="Policepardéfaut" style:family="text">
      <style:text-properties style:font-name-complex="Times New Roman"/>
    </style:style>
    <style:style style:name="T2592" style:parent-style-name="Policepardéfaut" style:family="text">
      <style:text-properties style:font-name-complex="Times New Roman"/>
    </style:style>
    <style:style style:name="T2593" style:parent-style-name="Policepardéfaut" style:family="text">
      <style:text-properties style:font-name-complex="Times New Roman"/>
    </style:style>
    <style:style style:name="T2594" style:parent-style-name="Policepardéfaut" style:family="text">
      <style:text-properties style:font-name-complex="Times New Roman"/>
    </style:style>
    <style:style style:name="T2595" style:parent-style-name="Policepardéfaut" style:family="text">
      <style:text-properties style:font-name-complex="Times New Roman"/>
    </style:style>
    <style:style style:name="T2596" style:parent-style-name="Policepardéfaut" style:family="text">
      <style:text-properties style:font-name-complex="Times New Roman"/>
    </style:style>
    <style:style style:name="T2597" style:parent-style-name="Policepardéfaut" style:family="text">
      <style:text-properties style:font-name-complex="Times New Roman"/>
    </style:style>
    <style:style style:name="T2598" style:parent-style-name="Policepardéfaut" style:family="text">
      <style:text-properties style:font-name-complex="Times New Roman" fo:font-weight="bold" style:font-weight-asian="bold"/>
    </style:style>
    <style:style style:name="T2599" style:parent-style-name="Policepardéfaut" style:family="text">
      <style:text-properties style:font-name-complex="Times New Roman"/>
    </style:style>
    <style:style style:name="T2600" style:parent-style-name="Policepardéfaut" style:family="text">
      <style:text-properties fo:font-variant="small-caps"/>
    </style:style>
    <style:style style:name="P2601" style:parent-style-name="term" style:family="paragraph">
      <style:text-properties fo:language="en" fo:country="GB"/>
    </style:style>
    <style:style style:name="T2602" style:parent-style-name="Policepardéfaut" style:family="text">
      <style:text-properties fo:language="en" fo:country="GB"/>
    </style:style>
    <style:style style:name="T2603" style:parent-style-name="Policepardéfaut" style:family="text">
      <style:text-properties fo:font-variant="small-caps"/>
    </style:style>
    <style:style style:name="P2604" style:parent-style-name="bibl" style:family="paragraph">
      <style:text-properties fo:language="it" fo:country="IT"/>
    </style:style>
    <style:style style:name="T2605" style:parent-style-name="Policepardéfaut" style:family="text">
      <style:text-properties style:font-name-complex="Times New Roman" fo:font-weight="bold" style:font-weight-asian="bold"/>
    </style:style>
    <style:style style:name="T2606" style:parent-style-name="Policepardéfaut" style:family="text">
      <style:text-properties style:font-name-complex="Times New Roman"/>
    </style:style>
    <style:style style:name="T2607" style:parent-style-name="Policepardéfaut" style:family="text">
      <style:text-properties style:font-name-complex="Times New Roman"/>
    </style:style>
    <style:style style:name="T2608" style:parent-style-name="Policepardéfaut" style:family="text">
      <style:text-properties style:font-name-complex="Times New Roman"/>
    </style:style>
    <style:style style:name="T2609" style:parent-style-name="Policepardéfaut" style:family="text">
      <style:text-properties style:font-name-complex="Times New Roman"/>
    </style:style>
    <style:style style:name="T2610" style:parent-style-name="Policepardéfaut" style:family="text">
      <style:text-properties style:font-name-complex="Times New Roman" fo:font-style="italic" style:font-style-asian="italic"/>
    </style:style>
    <style:style style:name="T2611" style:parent-style-name="Policepardéfaut" style:family="text">
      <style:text-properties style:font-name-complex="Times New Roman" fo:font-style="italic" style:font-style-asian="italic"/>
    </style:style>
    <style:style style:name="T2612" style:parent-style-name="Policepardéfaut" style:family="text">
      <style:text-properties style:font-name-complex="Times New Roman" fo:font-style="italic" style:font-style-asian="italic"/>
    </style:style>
    <style:style style:name="T2613" style:parent-style-name="Policepardéfaut" style:family="text">
      <style:text-properties style:font-name-complex="Times New Roman"/>
    </style:style>
    <style:style style:name="P2614" style:parent-style-name="Corpsdetexte" style:family="paragraph">
      <style:text-properties style:font-name-complex="Times New Roman"/>
    </style:style>
    <style:style style:name="P2615" style:parent-style-name="term" style:family="paragraph">
      <style:text-properties fo:language="it" fo:country="IT"/>
    </style:style>
    <style:style style:name="T2616" style:parent-style-name="Policepardéfaut" style:family="text">
      <style:text-properties fo:language="it" fo:country="IT"/>
    </style:style>
    <style:style style:name="T2617" style:parent-style-name="Policepardéfaut" style:family="text">
      <style:text-properties style:font-name-asian="Times New Roman" fo:language="it" fo:country="IT"/>
    </style:style>
    <style:style style:name="T2618" style:parent-style-name="Policepardéfaut" style:family="text">
      <style:text-properties style:font-name-asian="Times New Roman"/>
    </style:style>
    <style:style style:name="T2619" style:parent-style-name="Policepardéfaut" style:family="text">
      <style:text-properties fo:font-variant="small-caps" fo:language="it" fo:country="IT"/>
    </style:style>
    <style:style style:name="T2620" style:parent-style-name="Policepardéfaut" style:family="text">
      <style:text-properties fo:language="it" fo:country="IT"/>
    </style:style>
    <style:style style:name="P2621" style:parent-style-name="bibl" style:family="paragraph">
      <style:text-properties fo:language="it" fo:country="IT"/>
    </style:style>
    <style:style style:name="T2622" style:parent-style-name="Policepardéfaut" style:family="text">
      <style:text-properties fo:language="it" fo:country="IT"/>
    </style:style>
    <style:style style:name="T2623" style:parent-style-name="Policepardéfaut" style:family="text">
      <style:text-properties fo:font-style="italic" style:font-style-asian="italic" fo:language="it" fo:country="IT"/>
    </style:style>
    <style:style style:name="P2624" style:parent-style-name="term" style:family="paragraph">
      <style:text-properties fo:language="it" fo:country="IT"/>
    </style:style>
    <style:style style:name="T2625" style:parent-style-name="Policepardéfaut" style:family="text">
      <style:text-properties fo:language="it" fo:country="IT"/>
    </style:style>
    <style:style style:name="T2626" style:parent-style-name="Policepardéfaut" style:family="text">
      <style:text-properties style:font-name-asian="Times New Roman" fo:language="it" fo:country="IT"/>
    </style:style>
    <style:style style:name="T2627" style:parent-style-name="Policepardéfaut" style:family="text">
      <style:text-properties fo:language="it" fo:country="IT"/>
    </style:style>
    <style:style style:name="T2628" style:parent-style-name="Policepardéfaut" style:family="text">
      <style:text-properties style:font-name-asian="Times New Roman" fo:language="it" fo:country="IT"/>
    </style:style>
    <style:style style:name="P2629" style:parent-style-name="term" style:family="paragraph">
      <style:text-properties fo:language="it" fo:country="IT"/>
    </style:style>
    <style:style style:name="T2630" style:parent-style-name="Policepardéfaut" style:family="text">
      <style:text-properties fo:language="it" fo:country="IT"/>
    </style:style>
    <style:style style:name="T2631" style:parent-style-name="Policepardéfaut" style:family="text">
      <style:text-properties fo:font-style="italic" style:font-style-asian="italic" fo:language="it" fo:country="IT"/>
    </style:style>
    <style:style style:name="T2632" style:parent-style-name="Policepardéfaut" style:family="text">
      <style:text-properties style:font-name-complex="Times New Roman" fo:font-weight="bold" style:font-weight-asian="bold"/>
    </style:style>
    <style:style style:name="T2633" style:parent-style-name="Policepardéfaut" style:family="text">
      <style:text-properties style:font-name-complex="Times New Roman"/>
    </style:style>
    <style:style style:name="T2634" style:parent-style-name="Policepardéfaut" style:family="text">
      <style:text-properties style:font-name-complex="Times New Roman"/>
    </style:style>
    <style:style style:name="T2635" style:parent-style-name="Policepardéfaut" style:family="text">
      <style:text-properties style:font-name-complex="Times New Roman"/>
    </style:style>
    <style:style style:name="T2636" style:parent-style-name="Policepardéfaut" style:family="text">
      <style:text-properties style:font-name-complex="Times New Roman"/>
    </style:style>
    <style:style style:name="T2637" style:parent-style-name="Policepardéfaut" style:family="text">
      <style:text-properties style:font-name-complex="Times New Roman"/>
    </style:style>
    <style:style style:name="T2638" style:parent-style-name="Policepardéfaut" style:family="text">
      <style:text-properties style:font-name-complex="Times New Roman"/>
    </style:style>
    <style:style style:name="T2639" style:parent-style-name="Policepardéfaut" style:family="text">
      <style:text-properties style:font-name-complex="Times New Roman"/>
    </style:style>
    <style:style style:name="T2640" style:parent-style-name="Policepardéfaut" style:family="text">
      <style:text-properties style:font-name-complex="Times New Roman"/>
    </style:style>
    <style:style style:name="T2641" style:parent-style-name="Policepardéfaut" style:family="text">
      <style:text-properties style:font-name-complex="Times New Roman"/>
    </style:style>
    <style:style style:name="T2642" style:parent-style-name="Policepardéfaut" style:family="text">
      <style:text-properties style:font-name-complex="Times New Roman"/>
    </style:style>
    <style:style style:name="T2643" style:parent-style-name="Policepardéfaut" style:family="text">
      <style:text-properties style:font-name-complex="Times New Roman"/>
    </style:style>
    <style:style style:name="T2644" style:parent-style-name="Policepardéfaut" style:family="text">
      <style:text-properties style:font-name-complex="Times New Roman"/>
    </style:style>
    <style:style style:name="T2645" style:parent-style-name="Policepardéfaut" style:family="text">
      <style:text-properties style:font-name-complex="Times New Roman"/>
    </style:style>
    <style:style style:name="T2646" style:parent-style-name="Policepardéfaut" style:family="text">
      <style:text-properties style:font-name-complex="Times New Roman"/>
    </style:style>
    <style:style style:name="T2647" style:parent-style-name="Policepardéfaut" style:family="text">
      <style:text-properties style:font-name-complex="Times New Roman"/>
    </style:style>
    <style:style style:name="T2648" style:parent-style-name="Policepardéfaut" style:family="text">
      <style:text-properties style:font-name-complex="Times New Roman"/>
    </style:style>
    <style:style style:name="T2649" style:parent-style-name="Policepardéfaut" style:family="text">
      <style:text-properties style:font-name-complex="Times New Roman"/>
    </style:style>
    <style:style style:name="T2650" style:parent-style-name="Policepardéfaut" style:family="text">
      <style:text-properties style:font-name-complex="Times New Roman"/>
    </style:style>
    <style:style style:name="T2651" style:parent-style-name="Policepardéfaut" style:family="text">
      <style:text-properties style:font-name-complex="Times New Roman"/>
    </style:style>
    <style:style style:name="T2652" style:parent-style-name="Policepardéfaut" style:family="text">
      <style:text-properties fo:language="it" fo:country="IT"/>
    </style:style>
    <style:style style:name="T2653" style:parent-style-name="Policepardéfaut" style:family="text">
      <style:text-properties fo:font-style="italic" style:font-style-asian="italic" fo:language="it" fo:country="IT"/>
    </style:style>
    <style:style style:name="P2654" style:parent-style-name="term" style:family="paragraph">
      <style:text-properties fo:language="it" fo:country="IT"/>
    </style:style>
    <style:style style:name="T2655" style:parent-style-name="Policepardéfaut" style:family="text">
      <style:text-properties fo:language="it" fo:country="IT"/>
    </style:style>
    <style:style style:name="T2656" style:parent-style-name="Policepardéfaut" style:family="text">
      <style:text-properties style:font-name-asian="Times New Roman" fo:language="it" fo:country="IT"/>
    </style:style>
    <style:style style:name="T2657" style:parent-style-name="Policepardéfaut" style:family="text">
      <style:text-properties fo:language="it" fo:country="IT"/>
    </style:style>
    <style:style style:name="T2658" style:parent-style-name="Policepardéfaut" style:family="text">
      <style:text-properties style:font-name-asian="Times New Roman" fo:language="it" fo:country="IT"/>
    </style:style>
    <style:style style:name="T2659" style:parent-style-name="Policepardéfaut" style:family="text">
      <style:text-properties fo:font-style="italic" style:font-style-asian="italic"/>
    </style:style>
    <style:style style:name="T2660" style:parent-style-name="Policepardéfaut" style:family="text">
      <style:text-properties style:font-name-complex="Times New Roman" fo:font-weight="bold" style:font-weight-asian="bold"/>
    </style:style>
    <style:style style:name="T2661" style:parent-style-name="Policepardéfaut" style:family="text">
      <style:text-properties style:font-name-complex="Times New Roman"/>
    </style:style>
    <style:style style:name="T2662" style:parent-style-name="Policepardéfaut" style:family="text">
      <style:text-properties style:font-name-complex="Times New Roman"/>
    </style:style>
    <style:style style:name="T2663" style:parent-style-name="Policepardéfaut" style:family="text">
      <style:text-properties style:font-name-complex="Times New Roman"/>
    </style:style>
    <style:style style:name="T2664" style:parent-style-name="Policepardéfaut" style:family="text">
      <style:text-properties style:font-name-complex="Times New Roman"/>
    </style:style>
    <style:style style:name="T2665" style:parent-style-name="Policepardéfaut" style:family="text">
      <style:text-properties style:font-name-complex="Times New Roman"/>
    </style:style>
    <style:style style:name="T2666" style:parent-style-name="Policepardéfaut" style:family="text">
      <style:text-properties style:font-name-complex="Times New Roman"/>
    </style:style>
    <style:style style:name="T2667" style:parent-style-name="Policepardéfaut" style:family="text">
      <style:text-properties style:font-name-complex="Times New Roman"/>
    </style:style>
    <style:style style:name="T2668" style:parent-style-name="Policepardéfaut" style:family="text">
      <style:text-properties style:font-name-complex="Times New Roman"/>
    </style:style>
    <style:style style:name="T2669" style:parent-style-name="Policepardéfaut" style:family="text">
      <style:text-properties style:font-name-complex="Times New Roman"/>
    </style:style>
    <style:style style:name="T2670" style:parent-style-name="Policepardéfaut" style:family="text">
      <style:text-properties style:font-name-complex="Times New Roman"/>
    </style:style>
    <style:style style:name="T2671" style:parent-style-name="Policepardéfaut" style:family="text">
      <style:text-properties style:font-name-complex="Times New Roman"/>
    </style:style>
    <style:style style:name="T2672" style:parent-style-name="Policepardéfaut" style:family="text">
      <style:text-properties style:font-name-complex="Times New Roman"/>
    </style:style>
    <style:style style:name="T2673" style:parent-style-name="Policepardéfaut" style:family="text">
      <style:text-properties style:font-name-complex="Times New Roman"/>
    </style:style>
    <style:style style:name="T2674" style:parent-style-name="Policepardéfaut" style:family="text">
      <style:text-properties style:font-name-complex="Times New Roman"/>
    </style:style>
    <style:style style:name="T2675" style:parent-style-name="Policepardéfaut" style:family="text">
      <style:text-properties style:font-name-complex="Times New Roman"/>
    </style:style>
    <style:style style:name="T2676" style:parent-style-name="Policepardéfaut" style:family="text">
      <style:text-properties style:font-name-complex="Times New Roman"/>
    </style:style>
    <style:style style:name="T2677" style:parent-style-name="Policepardéfaut" style:family="text">
      <style:text-properties style:font-name-complex="Times New Roman"/>
    </style:style>
    <style:style style:name="T2678" style:parent-style-name="Policepardéfaut" style:family="text">
      <style:text-properties style:font-name-complex="Times New Roman"/>
    </style:style>
    <style:style style:name="T2679" style:parent-style-name="Policepardéfaut" style:family="text">
      <style:text-properties style:font-name-complex="Times New Roman"/>
    </style:style>
    <style:style style:name="T2680" style:parent-style-name="Policepardéfaut" style:family="text">
      <style:text-properties style:font-name-complex="Times New Roman" fo:font-style="italic" style:font-style-asian="italic"/>
    </style:style>
    <style:style style:name="T2681" style:parent-style-name="Policepardéfaut" style:family="text">
      <style:text-properties style:font-name-complex="Times New Roman"/>
    </style:style>
    <style:style style:name="T2682" style:parent-style-name="Policepardéfaut" style:family="text">
      <style:text-properties style:font-name-complex="Times New Roman"/>
    </style:style>
    <style:style style:name="T2683" style:parent-style-name="Policepardéfaut" style:family="text">
      <style:text-properties style:font-name-complex="Times New Roman"/>
    </style:style>
    <style:style style:name="T2684" style:parent-style-name="Policepardéfaut" style:family="text">
      <style:text-properties style:font-name-complex="Times New Roman"/>
    </style:style>
    <style:style style:name="T2685" style:parent-style-name="Policepardéfaut" style:family="text">
      <style:text-properties style:font-name-complex="Times New Roman"/>
    </style:style>
    <style:style style:name="T2686" style:parent-style-name="Policepardéfaut" style:family="text">
      <style:text-properties style:font-name-complex="Times New Roman"/>
    </style:style>
    <style:style style:name="T2687" style:parent-style-name="Policepardéfaut" style:family="text">
      <style:text-properties style:font-name-complex="Times New Roman"/>
    </style:style>
    <style:style style:name="T2688" style:parent-style-name="Policepardéfaut" style:family="text">
      <style:text-properties fo:language="it" fo:country="IT"/>
    </style:style>
    <style:style style:name="T2689" style:parent-style-name="Policepardéfaut" style:family="text">
      <style:text-properties fo:font-style="italic" style:font-style-asian="italic" fo:language="it" fo:country="IT"/>
    </style:style>
    <style:style style:name="P2690" style:parent-style-name="term" style:family="paragraph">
      <style:text-properties fo:language="it" fo:country="IT"/>
    </style:style>
    <style:style style:name="T2691" style:parent-style-name="Policepardéfaut" style:family="text">
      <style:text-properties fo:language="it" fo:country="IT"/>
    </style:style>
    <style:style style:name="T2692" style:parent-style-name="Policepardéfaut" style:family="text">
      <style:text-properties style:font-name-asian="Times New Roman" fo:language="it" fo:country="IT"/>
    </style:style>
    <style:style style:name="T2693" style:parent-style-name="Policepardéfaut" style:family="text">
      <style:text-properties fo:language="it" fo:country="IT"/>
    </style:style>
    <style:style style:name="T2694" style:parent-style-name="Policepardéfaut" style:family="text">
      <style:text-properties style:font-name-asian="Times New Roman" fo:language="it" fo:country="IT"/>
    </style:style>
    <style:style style:name="T2695" style:parent-style-name="Policepardéfaut" style:family="text">
      <style:text-properties fo:font-style="italic" style:font-style-asian="italic"/>
    </style:style>
    <style:style style:name="T2696" style:parent-style-name="Policepardéfaut" style:family="text">
      <style:text-properties fo:font-style="italic" style:font-style-asian="italic"/>
    </style:style>
    <style:style style:name="T2697" style:parent-style-name="Policepardéfaut" style:family="text">
      <style:text-properties fo:font-style="italic" style:font-style-asian="italic"/>
    </style:style>
    <style:style style:name="T2698" style:parent-style-name="Policepardéfaut" style:family="text">
      <style:text-properties style:font-name-complex="Times New Roman" fo:font-weight="bold" style:font-weight-asian="bold"/>
    </style:style>
    <style:style style:name="T2699" style:parent-style-name="Policepardéfaut" style:family="text">
      <style:text-properties style:font-name-complex="Times New Roman" fo:font-weight="bold" style:font-weight-asian="bold"/>
    </style:style>
    <style:style style:name="T2700" style:parent-style-name="Policepardéfaut" style:family="text">
      <style:text-properties style:font-name-complex="Times New Roman" fo:font-weight="bold" style:font-weight-asian="bold"/>
    </style:style>
    <style:style style:name="T2701" style:parent-style-name="Policepardéfaut" style:family="text">
      <style:text-properties style:font-name-complex="Times New Roman"/>
    </style:style>
    <style:style style:name="T2702" style:parent-style-name="Policepardéfaut" style:family="text">
      <style:text-properties style:font-name-complex="Times New Roman"/>
    </style:style>
    <style:style style:name="T2703" style:parent-style-name="Policepardéfaut" style:family="text">
      <style:text-properties style:font-name-complex="Times New Roman"/>
    </style:style>
    <style:style style:name="T2704" style:parent-style-name="Policepardéfaut" style:family="text">
      <style:text-properties style:font-name-complex="Times New Roman"/>
    </style:style>
    <style:style style:name="T2705" style:parent-style-name="Policepardéfaut" style:family="text">
      <style:text-properties style:font-name-complex="Times New Roman"/>
    </style:style>
    <style:style style:name="T2706" style:parent-style-name="Policepardéfaut" style:family="text">
      <style:text-properties style:font-name-complex="Times New Roman"/>
    </style:style>
    <style:style style:name="T2707" style:parent-style-name="Policepardéfaut" style:family="text">
      <style:text-properties style:font-name-complex="Times New Roman"/>
    </style:style>
    <style:style style:name="T2708" style:parent-style-name="Policepardéfaut" style:family="text">
      <style:text-properties style:font-name-complex="Times New Roman"/>
    </style:style>
    <style:style style:name="T2709" style:parent-style-name="Policepardéfaut" style:family="text">
      <style:text-properties style:font-name-complex="Times New Roman"/>
    </style:style>
    <style:style style:name="T2710" style:parent-style-name="Policepardéfaut" style:family="text">
      <style:text-properties style:font-name-complex="Times New Roman"/>
    </style:style>
    <style:style style:name="T2711" style:parent-style-name="Policepardéfaut" style:family="text">
      <style:text-properties style:font-name-complex="Times New Roman"/>
    </style:style>
    <style:style style:name="T2712" style:parent-style-name="Policepardéfaut" style:family="text">
      <style:text-properties style:font-name-complex="Times New Roman"/>
    </style:style>
    <style:style style:name="T2713" style:parent-style-name="Policepardéfaut" style:family="text">
      <style:text-properties style:font-name-complex="Times New Roman"/>
    </style:style>
    <style:style style:name="T2714" style:parent-style-name="Policepardéfaut" style:family="text">
      <style:text-properties style:font-name-complex="Times New Roman"/>
    </style:style>
    <style:style style:name="T2715" style:parent-style-name="Policepardéfaut" style:family="text">
      <style:text-properties style:font-name-complex="Times New Roman"/>
    </style:style>
    <style:style style:name="T2716" style:parent-style-name="Policepardéfaut" style:family="text">
      <style:text-properties style:font-name-complex="Times New Roman"/>
    </style:style>
    <style:style style:name="T2717" style:parent-style-name="Policepardéfaut" style:family="text">
      <style:text-properties style:font-name-complex="Times New Roman"/>
    </style:style>
    <style:style style:name="T2718" style:parent-style-name="Policepardéfaut" style:family="text">
      <style:text-properties style:font-name-complex="Times New Roman"/>
    </style:style>
    <style:style style:name="T2719" style:parent-style-name="Policepardéfaut" style:family="text">
      <style:text-properties style:font-name-complex="Times New Roman"/>
    </style:style>
    <style:style style:name="T2720" style:parent-style-name="Policepardéfaut" style:family="text">
      <style:text-properties style:font-name-complex="Times New Roman"/>
    </style:style>
    <style:style style:name="T2721" style:parent-style-name="Policepardéfaut" style:family="text">
      <style:text-properties style:font-name-complex="Times New Roman"/>
    </style:style>
    <style:style style:name="T2722" style:parent-style-name="Policepardéfaut" style:family="text">
      <style:text-properties style:font-name-complex="Times New Roman"/>
    </style:style>
    <style:style style:name="T2723" style:parent-style-name="Policepardéfaut" style:family="text">
      <style:text-properties style:font-name-complex="Times New Roman"/>
    </style:style>
    <style:style style:name="T2724" style:parent-style-name="Policepardéfaut" style:family="text">
      <style:text-properties style:font-name-complex="Times New Roman"/>
    </style:style>
    <style:style style:name="T2725" style:parent-style-name="Policepardéfaut" style:family="text">
      <style:text-properties style:font-name-complex="Times New Roman"/>
    </style:style>
    <style:style style:name="T2726" style:parent-style-name="Policepardéfaut" style:family="text">
      <style:text-properties style:font-name-complex="Times New Roman"/>
    </style:style>
    <style:style style:name="T2727" style:parent-style-name="Policepardéfaut" style:family="text">
      <style:text-properties style:font-name-complex="Times New Roman"/>
    </style:style>
    <style:style style:name="T2728" style:parent-style-name="Policepardéfaut" style:family="text">
      <style:text-properties style:font-name-complex="Times New Roman"/>
    </style:style>
    <style:style style:name="T2729" style:parent-style-name="Policepardéfaut" style:family="text">
      <style:text-properties style:font-name-complex="Times New Roman"/>
    </style:style>
    <style:style style:name="T2730" style:parent-style-name="Policepardéfaut" style:family="text">
      <style:text-properties style:font-name-complex="Times New Roman"/>
    </style:style>
    <style:style style:name="T2731" style:parent-style-name="Policepardéfaut" style:family="text">
      <style:text-properties style:font-name-complex="Times New Roman"/>
    </style:style>
    <style:style style:name="T2732" style:parent-style-name="Policepardéfaut" style:family="text">
      <style:text-properties style:font-name-complex="Times New Roman"/>
    </style:style>
    <style:style style:name="T2733" style:parent-style-name="Policepardéfaut" style:family="text">
      <style:text-properties style:font-name-complex="Times New Roman"/>
    </style:style>
    <style:style style:name="T2734" style:parent-style-name="Policepardéfaut" style:family="text">
      <style:text-properties style:font-name-complex="Times New Roman"/>
    </style:style>
    <style:style style:name="T2735" style:parent-style-name="Policepardéfaut" style:family="text">
      <style:text-properties style:font-name-complex="Times New Roman"/>
    </style:style>
    <style:style style:name="T2736" style:parent-style-name="Policepardéfaut" style:family="text">
      <style:text-properties style:font-name-complex="Times New Roman"/>
    </style:style>
    <style:style style:name="T2737" style:parent-style-name="Policepardéfaut" style:family="text">
      <style:text-properties style:font-name-complex="Times New Roman"/>
    </style:style>
    <style:style style:name="T2738" style:parent-style-name="Policepardéfaut" style:family="text">
      <style:text-properties fo:language="it" fo:country="IT"/>
    </style:style>
    <style:style style:name="T2739" style:parent-style-name="Policepardéfaut" style:family="text">
      <style:text-properties fo:font-style="italic" style:font-style-asian="italic" fo:language="it" fo:country="IT"/>
    </style:style>
    <style:style style:name="P2740" style:parent-style-name="term" style:family="paragraph">
      <style:text-properties fo:language="it" fo:country="IT"/>
    </style:style>
    <style:style style:name="T2741" style:parent-style-name="Policepardéfaut" style:family="text">
      <style:text-properties fo:language="it" fo:country="IT"/>
    </style:style>
    <style:style style:name="T2742" style:parent-style-name="Policepardéfaut" style:family="text">
      <style:text-properties style:font-name-asian="Times New Roman" fo:language="it" fo:country="IT"/>
    </style:style>
    <style:style style:name="T2743" style:parent-style-name="Policepardéfaut" style:family="text">
      <style:text-properties fo:language="it" fo:country="IT"/>
    </style:style>
    <style:style style:name="T2744" style:parent-style-name="Policepardéfaut" style:family="text">
      <style:text-properties style:font-name-asian="Times New Roman" fo:language="it" fo:country="IT"/>
    </style:style>
    <style:style style:name="P2745" style:parent-style-name="term" style:family="paragraph">
      <style:text-properties fo:language="it" fo:country="IT"/>
    </style:style>
    <style:style style:name="T2746" style:parent-style-name="Policepardéfaut" style:family="text">
      <style:text-properties fo:language="it" fo:country="IT"/>
    </style:style>
    <style:style style:name="T2747" style:parent-style-name="Policepardéfaut" style:family="text">
      <style:text-properties fo:font-style="italic" style:font-style-asian="italic" fo:language="it" fo:country="IT"/>
    </style:style>
    <style:style style:name="T2748" style:parent-style-name="Policepardéfaut" style:family="text">
      <style:text-properties style:font-name-complex="Times New Roman" fo:font-weight="bold" style:font-weight-asian="bold"/>
    </style:style>
    <style:style style:name="T2749" style:parent-style-name="Policepardéfaut" style:family="text">
      <style:text-properties style:font-name-complex="Times New Roman"/>
    </style:style>
    <style:style style:name="T2750" style:parent-style-name="Policepardéfaut" style:family="text">
      <style:text-properties style:font-name-complex="Times New Roman"/>
    </style:style>
    <style:style style:name="T2751" style:parent-style-name="Policepardéfaut" style:family="text">
      <style:text-properties style:font-name-complex="Times New Roman"/>
    </style:style>
    <style:style style:name="T2752" style:parent-style-name="Policepardéfaut" style:family="text">
      <style:text-properties style:font-name-complex="Times New Roman"/>
    </style:style>
    <style:style style:name="T2753" style:parent-style-name="Policepardéfaut" style:family="text">
      <style:text-properties style:font-name-complex="Times New Roman"/>
    </style:style>
    <style:style style:name="T2754" style:parent-style-name="Policepardéfaut" style:family="text">
      <style:text-properties style:font-name-complex="Times New Roman"/>
    </style:style>
    <style:style style:name="T2755" style:parent-style-name="Policepardéfaut" style:family="text">
      <style:text-properties style:font-name-complex="Times New Roman"/>
    </style:style>
    <style:style style:name="T2756" style:parent-style-name="Policepardéfaut" style:family="text">
      <style:text-properties style:font-name-complex="Times New Roman"/>
    </style:style>
    <style:style style:name="T2757" style:parent-style-name="Policepardéfaut" style:family="text">
      <style:text-properties style:font-name-complex="Times New Roman"/>
    </style:style>
    <style:style style:name="T2758" style:parent-style-name="Policepardéfaut" style:family="text">
      <style:text-properties style:font-name-complex="Times New Roman"/>
    </style:style>
    <style:style style:name="T2759" style:parent-style-name="Policepardéfaut" style:family="text">
      <style:text-properties style:font-name-complex="Times New Roman"/>
    </style:style>
    <style:style style:name="T2760" style:parent-style-name="Policepardéfaut" style:family="text">
      <style:text-properties style:font-name-complex="Times New Roman"/>
    </style:style>
    <style:style style:name="T2761" style:parent-style-name="Policepardéfaut" style:family="text">
      <style:text-properties style:font-name-complex="Times New Roman"/>
    </style:style>
    <style:style style:name="T2762" style:parent-style-name="Policepardéfaut" style:family="text">
      <style:text-properties style:font-name-complex="Times New Roman"/>
    </style:style>
    <style:style style:name="T2763" style:parent-style-name="Policepardéfaut" style:family="text">
      <style:text-properties style:font-name-complex="Times New Roman"/>
    </style:style>
    <style:style style:name="T2764" style:parent-style-name="Policepardéfaut" style:family="text">
      <style:text-properties style:font-name-complex="Times New Roman"/>
    </style:style>
    <style:style style:name="T2765" style:parent-style-name="Policepardéfaut" style:family="text">
      <style:text-properties style:font-name-complex="Times New Roman" fo:font-style="italic" style:font-style-asian="italic"/>
    </style:style>
    <style:style style:name="T2766" style:parent-style-name="Policepardéfaut" style:family="text">
      <style:text-properties style:font-name-complex="Times New Roman" fo:font-style="italic" style:font-style-asian="italic"/>
    </style:style>
    <style:style style:name="T2767" style:parent-style-name="Policepardéfaut" style:family="text">
      <style:text-properties style:font-name-complex="Times New Roman" fo:font-style="italic" style:font-style-asian="italic"/>
    </style:style>
    <style:style style:name="T2768" style:parent-style-name="Policepardéfaut" style:family="text">
      <style:text-properties style:font-name-complex="Times New Roman"/>
    </style:style>
    <style:style style:name="T2769" style:parent-style-name="Policepardéfaut" style:family="text">
      <style:text-properties style:font-name-complex="Times New Roman"/>
    </style:style>
    <style:style style:name="T2770" style:parent-style-name="Policepardéfaut" style:family="text">
      <style:text-properties style:font-name-complex="Times New Roman"/>
    </style:style>
    <style:style style:name="T2771" style:parent-style-name="Policepardéfaut" style:family="text">
      <style:text-properties style:font-name-complex="Times New Roman"/>
    </style:style>
    <style:style style:name="T2772" style:parent-style-name="Policepardéfaut" style:family="text">
      <style:text-properties style:font-name-complex="Times New Roman"/>
    </style:style>
    <style:style style:name="T2773" style:parent-style-name="Policepardéfaut" style:family="text">
      <style:text-properties style:font-name-complex="Times New Roman"/>
    </style:style>
    <style:style style:name="T2774" style:parent-style-name="Policepardéfaut" style:family="text">
      <style:text-properties style:font-name-complex="Times New Roman"/>
    </style:style>
    <style:style style:name="T2775" style:parent-style-name="Policepardéfaut" style:family="text">
      <style:text-properties style:font-name-complex="Times New Roman"/>
    </style:style>
    <style:style style:name="T2776" style:parent-style-name="Policepardéfaut" style:family="text">
      <style:text-properties style:font-name-complex="Times New Roman"/>
    </style:style>
    <style:style style:name="T2777" style:parent-style-name="Policepardéfaut" style:family="text">
      <style:text-properties style:font-name-complex="Times New Roman"/>
    </style:style>
    <style:style style:name="T2778" style:parent-style-name="Policepardéfaut" style:family="text">
      <style:text-properties style:font-name-complex="Times New Roman"/>
    </style:style>
    <style:style style:name="T2779" style:parent-style-name="Policepardéfaut" style:family="text">
      <style:text-properties style:font-name-complex="Times New Roman"/>
    </style:style>
    <style:style style:name="T2780" style:parent-style-name="Policepardéfaut" style:family="text">
      <style:text-properties style:font-name-complex="Times New Roman"/>
    </style:style>
    <style:style style:name="T2781" style:parent-style-name="Policepardéfaut" style:family="text">
      <style:text-properties style:font-name-complex="Times New Roman"/>
    </style:style>
    <style:style style:name="T2782" style:parent-style-name="Policepardéfaut" style:family="text">
      <style:text-properties style:font-name-complex="Times New Roman"/>
    </style:style>
    <style:style style:name="T2783" style:parent-style-name="Policepardéfaut" style:family="text">
      <style:text-properties style:font-name-complex="Times New Roman"/>
    </style:style>
    <style:style style:name="T2784" style:parent-style-name="Policepardéfaut" style:family="text">
      <style:text-properties style:font-name-complex="Times New Roman"/>
    </style:style>
    <style:style style:name="T2785" style:parent-style-name="Policepardéfaut" style:family="text">
      <style:text-properties style:font-name-complex="Times New Roman"/>
    </style:style>
    <style:style style:name="T2786" style:parent-style-name="Policepardéfaut" style:family="text">
      <style:text-properties style:font-name-complex="Times New Roman"/>
    </style:style>
    <style:style style:name="T2787" style:parent-style-name="Policepardéfaut" style:family="text">
      <style:text-properties style:font-name-complex="Times New Roman"/>
    </style:style>
    <style:style style:name="T2788" style:parent-style-name="Policepardéfaut" style:family="text">
      <style:text-properties style:font-name-complex="Times New Roman"/>
    </style:style>
    <style:style style:name="T2789" style:parent-style-name="Policepardéfaut" style:family="text">
      <style:text-properties style:font-name-complex="Times New Roman"/>
    </style:style>
    <style:style style:name="T2790" style:parent-style-name="Policepardéfaut" style:family="text">
      <style:text-properties style:font-name-complex="Times New Roman"/>
    </style:style>
    <style:style style:name="T2791" style:parent-style-name="Policepardéfaut" style:family="text">
      <style:text-properties style:font-name-complex="Times New Roman"/>
    </style:style>
    <style:style style:name="T2792" style:parent-style-name="Policepardéfaut" style:family="text">
      <style:text-properties style:font-name-complex="Times New Roman"/>
    </style:style>
    <style:style style:name="T2793" style:parent-style-name="Policepardéfaut" style:family="text">
      <style:text-properties style:font-name-complex="Times New Roman"/>
    </style:style>
    <style:style style:name="T2794" style:parent-style-name="Policepardéfaut" style:family="text">
      <style:text-properties style:font-name-complex="Times New Roman"/>
    </style:style>
    <style:style style:name="T2795" style:parent-style-name="Policepardéfaut" style:family="text">
      <style:text-properties style:font-name-complex="Times New Roman"/>
    </style:style>
    <style:style style:name="T2796" style:parent-style-name="Policepardéfaut" style:family="text">
      <style:text-properties style:font-name-complex="Times New Roman"/>
    </style:style>
    <style:style style:name="T2797" style:parent-style-name="Policepardéfaut" style:family="text">
      <style:text-properties style:font-name-complex="Times New Roman"/>
    </style:style>
    <style:style style:name="T2798" style:parent-style-name="Policepardéfaut" style:family="text">
      <style:text-properties style:font-name-complex="Times New Roman"/>
    </style:style>
    <style:style style:name="T2799" style:parent-style-name="Policepardéfaut" style:family="text">
      <style:text-properties style:font-name-complex="Times New Roman"/>
    </style:style>
    <style:style style:name="T2800" style:parent-style-name="Policepardéfaut" style:family="text">
      <style:text-properties style:font-name-complex="Times New Roman"/>
    </style:style>
    <style:style style:name="T2801" style:parent-style-name="Policepardéfaut" style:family="text">
      <style:text-properties style:font-name-complex="Times New Roman"/>
    </style:style>
    <style:style style:name="T2802" style:parent-style-name="Policepardéfaut" style:family="text">
      <style:text-properties style:font-name-complex="Times New Roman"/>
    </style:style>
    <style:style style:name="T2803" style:parent-style-name="Policepardéfaut" style:family="text">
      <style:text-properties style:font-name-complex="Times New Roman"/>
    </style:style>
    <style:style style:name="T2804" style:parent-style-name="Policepardéfaut" style:family="text">
      <style:text-properties style:font-name-complex="Times New Roman"/>
    </style:style>
    <style:style style:name="T2805" style:parent-style-name="Policepardéfaut" style:family="text">
      <style:text-properties style:font-name-complex="Times New Roman"/>
    </style:style>
    <style:style style:name="T2806" style:parent-style-name="Policepardéfaut" style:family="text">
      <style:text-properties style:font-name-complex="Times New Roman"/>
    </style:style>
    <style:style style:name="T2807" style:parent-style-name="Policepardéfaut" style:family="text">
      <style:text-properties style:font-name-complex="Times New Roman"/>
    </style:style>
    <style:style style:name="T2808" style:parent-style-name="Policepardéfaut" style:family="text">
      <style:text-properties style:font-name-complex="Times New Roman"/>
    </style:style>
    <style:style style:name="T2809" style:parent-style-name="Policepardéfaut" style:family="text">
      <style:text-properties style:font-name-complex="Times New Roman"/>
    </style:style>
    <style:style style:name="T2810" style:parent-style-name="Policepardéfaut" style:family="text">
      <style:text-properties style:font-name-complex="Times New Roman"/>
    </style:style>
    <style:style style:name="T2811" style:parent-style-name="Policepardéfaut" style:family="text">
      <style:text-properties style:font-name-complex="Times New Roman"/>
    </style:style>
    <style:style style:name="T2812" style:parent-style-name="Policepardéfaut" style:family="text">
      <style:text-properties style:font-name-complex="Times New Roman"/>
    </style:style>
    <style:style style:name="T2813" style:parent-style-name="Policepardéfaut" style:family="text">
      <style:text-properties style:font-name-complex="Times New Roman"/>
    </style:style>
    <style:style style:name="T2814" style:parent-style-name="Policepardéfaut" style:family="text">
      <style:text-properties style:font-name-complex="Times New Roman"/>
    </style:style>
    <style:style style:name="T2815" style:parent-style-name="Policepardéfaut" style:family="text">
      <style:text-properties style:font-name-complex="Times New Roman"/>
    </style:style>
    <style:style style:name="T2816" style:parent-style-name="Policepardéfaut" style:family="text">
      <style:text-properties style:font-name-complex="Times New Roman"/>
    </style:style>
    <style:style style:name="T2817" style:parent-style-name="Policepardéfaut" style:family="text">
      <style:text-properties style:font-name-complex="Times New Roman"/>
    </style:style>
    <style:style style:name="T2818" style:parent-style-name="Policepardéfaut" style:family="text">
      <style:text-properties style:font-name-complex="Times New Roman"/>
    </style:style>
    <style:style style:name="T2819" style:parent-style-name="Policepardéfaut" style:family="text">
      <style:text-properties style:font-name-complex="Times New Roman"/>
    </style:style>
    <style:style style:name="T2820" style:parent-style-name="Policepardéfaut" style:family="text">
      <style:text-properties style:font-name-complex="Times New Roman"/>
    </style:style>
    <style:style style:name="T2821" style:parent-style-name="Policepardéfaut" style:family="text">
      <style:text-properties style:font-name-complex="Times New Roman"/>
    </style:style>
    <style:style style:name="T2822" style:parent-style-name="Policepardéfaut" style:family="text">
      <style:text-properties style:font-name-complex="Times New Roman"/>
    </style:style>
    <style:style style:name="T2823" style:parent-style-name="Policepardéfaut" style:family="text">
      <style:text-properties style:font-name-complex="Times New Roman"/>
    </style:style>
    <style:style style:name="T2824" style:parent-style-name="Policepardéfaut" style:family="text">
      <style:text-properties style:font-name-complex="Times New Roman"/>
    </style:style>
    <style:style style:name="T2825" style:parent-style-name="Policepardéfaut" style:family="text">
      <style:text-properties style:font-name-complex="Times New Roman"/>
    </style:style>
    <style:style style:name="T2826" style:parent-style-name="Policepardéfaut" style:family="text">
      <style:text-properties style:font-name-complex="Times New Roman"/>
    </style:style>
    <style:style style:name="T2827" style:parent-style-name="Policepardéfaut" style:family="text">
      <style:text-properties style:font-name-complex="Times New Roman"/>
    </style:style>
    <style:style style:name="T2828" style:parent-style-name="Policepardéfaut" style:family="text">
      <style:text-properties style:font-name-complex="Times New Roman"/>
    </style:style>
    <style:style style:name="T2829" style:parent-style-name="Policepardéfaut" style:family="text">
      <style:text-properties style:font-name-complex="Times New Roman"/>
    </style:style>
    <style:style style:name="T2830" style:parent-style-name="Policepardéfaut" style:family="text">
      <style:text-properties style:font-name-complex="Times New Roman"/>
    </style:style>
    <style:style style:name="T2831" style:parent-style-name="Policepardéfaut" style:family="text">
      <style:text-properties style:font-name-complex="Times New Roman"/>
    </style:style>
    <style:style style:name="T2832" style:parent-style-name="Policepardéfaut" style:family="text">
      <style:text-properties style:font-name-complex="Times New Roman"/>
    </style:style>
    <style:style style:name="T2833" style:parent-style-name="Policepardéfaut" style:family="text">
      <style:text-properties style:font-name-complex="Times New Roman"/>
    </style:style>
    <style:style style:name="T2834" style:parent-style-name="Policepardéfaut" style:family="text">
      <style:text-properties style:font-name-complex="Times New Roman"/>
    </style:style>
    <style:style style:name="T2835" style:parent-style-name="Policepardéfaut" style:family="text">
      <style:text-properties style:font-name-complex="Times New Roman"/>
    </style:style>
    <style:style style:name="T2836" style:parent-style-name="Policepardéfaut" style:family="text">
      <style:text-properties style:font-name-complex="Times New Roman"/>
    </style:style>
    <style:style style:name="T2837" style:parent-style-name="Policepardéfaut" style:family="text">
      <style:text-properties style:font-name-complex="Times New Roman"/>
    </style:style>
    <style:style style:name="T2838" style:parent-style-name="Policepardéfaut" style:family="text">
      <style:text-properties style:font-name-complex="Times New Roman"/>
    </style:style>
    <style:style style:name="T2839" style:parent-style-name="Policepardéfaut" style:family="text">
      <style:text-properties style:font-name-complex="Times New Roman"/>
    </style:style>
    <style:style style:name="T2840" style:parent-style-name="Policepardéfaut" style:family="text">
      <style:text-properties style:font-name-complex="Times New Roman"/>
    </style:style>
    <style:style style:name="T2841" style:parent-style-name="Policepardéfaut" style:family="text">
      <style:text-properties style:font-name-complex="Times New Roman"/>
    </style:style>
    <style:style style:name="T2842" style:parent-style-name="Policepardéfaut" style:family="text">
      <style:text-properties style:font-name-complex="Times New Roman"/>
    </style:style>
    <style:style style:name="T2843" style:parent-style-name="Policepardéfaut" style:family="text">
      <style:text-properties style:font-name-complex="Times New Roman"/>
    </style:style>
    <style:style style:name="T2844" style:parent-style-name="Policepardéfaut" style:family="text">
      <style:text-properties style:font-name-complex="Times New Roman"/>
    </style:style>
    <style:style style:name="T2845" style:parent-style-name="Policepardéfaut" style:family="text">
      <style:text-properties style:font-name-complex="Times New Roman"/>
    </style:style>
    <style:style style:name="T2846" style:parent-style-name="Policepardéfaut" style:family="text">
      <style:text-properties style:font-name-complex="Times New Roman" fo:font-style="italic" style:font-style-asian="italic"/>
    </style:style>
    <style:style style:name="T2847" style:parent-style-name="Policepardéfaut" style:family="text">
      <style:text-properties style:font-name-complex="Times New Roman"/>
    </style:style>
    <style:style style:name="T2848" style:parent-style-name="Policepardéfaut" style:family="text">
      <style:text-properties style:font-name-complex="Times New Roman"/>
    </style:style>
    <style:style style:name="T2849" style:parent-style-name="Policepardéfaut" style:family="text">
      <style:text-properties style:font-name-complex="Times New Roman"/>
    </style:style>
    <style:style style:name="T2850" style:parent-style-name="Policepardéfaut" style:family="text">
      <style:text-properties style:font-name-complex="Times New Roman"/>
    </style:style>
    <style:style style:name="T2851" style:parent-style-name="Policepardéfaut" style:family="text">
      <style:text-properties style:font-name-complex="Times New Roman"/>
    </style:style>
    <style:style style:name="T2852" style:parent-style-name="Policepardéfaut" style:family="text">
      <style:text-properties style:font-name-complex="Times New Roman"/>
    </style:style>
    <style:style style:name="T2853" style:parent-style-name="Policepardéfaut" style:family="text">
      <style:text-properties style:font-name-complex="Times New Roman"/>
    </style:style>
    <style:style style:name="T2854" style:parent-style-name="Policepardéfaut" style:family="text">
      <style:text-properties style:font-name-complex="Times New Roman"/>
    </style:style>
    <style:style style:name="T2855" style:parent-style-name="Policepardéfaut" style:family="text">
      <style:text-properties style:font-name-complex="Times New Roman"/>
    </style:style>
    <style:style style:name="T2856" style:parent-style-name="Policepardéfaut" style:family="text">
      <style:text-properties style:font-name-complex="Times New Roman"/>
    </style:style>
    <style:style style:name="T2857" style:parent-style-name="Policepardéfaut" style:family="text">
      <style:text-properties style:font-name-complex="Times New Roman"/>
    </style:style>
    <style:style style:name="T2858" style:parent-style-name="Policepardéfaut" style:family="text">
      <style:text-properties style:font-name-complex="Times New Roman"/>
    </style:style>
    <style:style style:name="T2859" style:parent-style-name="Policepardéfaut" style:family="text">
      <style:text-properties style:font-name-complex="Times New Roman"/>
    </style:style>
    <style:style style:name="T2860" style:parent-style-name="Policepardéfaut" style:family="text">
      <style:text-properties style:font-name-complex="Times New Roman"/>
    </style:style>
    <style:style style:name="T2861" style:parent-style-name="Policepardéfaut" style:family="text">
      <style:text-properties style:font-name-complex="Times New Roman"/>
    </style:style>
    <style:style style:name="T2862" style:parent-style-name="Policepardéfaut" style:family="text">
      <style:text-properties style:font-name-complex="Times New Roman"/>
    </style:style>
    <style:style style:name="T2863" style:parent-style-name="Policepardéfaut" style:family="text">
      <style:text-properties style:font-name-complex="Times New Roman"/>
    </style:style>
    <style:style style:name="T2864" style:parent-style-name="Policepardéfaut" style:family="text">
      <style:text-properties style:font-name-complex="Times New Roman"/>
    </style:style>
    <style:style style:name="T2865" style:parent-style-name="Policepardéfaut" style:family="text">
      <style:text-properties style:font-name-complex="Times New Roman"/>
    </style:style>
    <style:style style:name="T2866" style:parent-style-name="Policepardéfaut" style:family="text">
      <style:text-properties style:font-name-complex="Times New Roman"/>
    </style:style>
    <style:style style:name="T2867" style:parent-style-name="Policepardéfaut" style:family="text">
      <style:text-properties style:font-name-complex="Times New Roman"/>
    </style:style>
    <style:style style:name="T2868" style:parent-style-name="Policepardéfaut" style:family="text">
      <style:text-properties style:font-name-complex="Times New Roman"/>
    </style:style>
    <style:style style:name="T2869" style:parent-style-name="Policepardéfaut" style:family="text">
      <style:text-properties style:font-name-complex="Times New Roman"/>
    </style:style>
    <style:style style:name="T2870" style:parent-style-name="Policepardéfaut" style:family="text">
      <style:text-properties style:font-name-complex="Times New Roman"/>
    </style:style>
    <style:style style:name="T2871" style:parent-style-name="Policepardéfaut" style:family="text">
      <style:text-properties style:font-name-complex="Times New Roman"/>
    </style:style>
    <style:style style:name="T2872" style:parent-style-name="Policepardéfaut" style:family="text">
      <style:text-properties style:font-name-complex="Times New Roman"/>
    </style:style>
    <style:style style:name="T2873" style:parent-style-name="Policepardéfaut" style:family="text">
      <style:text-properties style:font-name-complex="Times New Roman"/>
    </style:style>
    <style:style style:name="T2874" style:parent-style-name="Policepardéfaut" style:family="text">
      <style:text-properties style:font-name-complex="Times New Roman"/>
    </style:style>
    <style:style style:name="T2875" style:parent-style-name="Policepardéfaut" style:family="text">
      <style:text-properties style:font-name-complex="Times New Roman"/>
    </style:style>
    <style:style style:name="T2876" style:parent-style-name="Policepardéfaut" style:family="text">
      <style:text-properties style:font-name-complex="Times New Roman"/>
    </style:style>
    <style:style style:name="T2877" style:parent-style-name="Policepardéfaut" style:family="text">
      <style:text-properties style:font-name-complex="Times New Roman"/>
    </style:style>
    <style:style style:name="T2878" style:parent-style-name="Policepardéfaut" style:family="text">
      <style:text-properties style:font-name-complex="Times New Roman"/>
    </style:style>
    <style:style style:name="T2879" style:parent-style-name="Policepardéfaut" style:family="text">
      <style:text-properties style:font-name-complex="Times New Roman"/>
    </style:style>
    <style:style style:name="T2880" style:parent-style-name="Policepardéfaut" style:family="text">
      <style:text-properties style:font-name-complex="Times New Roman"/>
    </style:style>
    <style:style style:name="T2881" style:parent-style-name="Policepardéfaut" style:family="text">
      <style:text-properties style:font-name-complex="Times New Roman"/>
    </style:style>
    <style:style style:name="T2882" style:parent-style-name="Policepardéfaut" style:family="text">
      <style:text-properties style:font-name-complex="Times New Roman"/>
    </style:style>
    <style:style style:name="T2883" style:parent-style-name="Policepardéfaut" style:family="text">
      <style:text-properties style:font-name-complex="Times New Roman"/>
    </style:style>
    <style:style style:name="T2884" style:parent-style-name="Policepardéfaut" style:family="text">
      <style:text-properties style:font-name-complex="Times New Roman"/>
    </style:style>
    <style:style style:name="T2885" style:parent-style-name="Policepardéfaut" style:family="text">
      <style:text-properties style:font-name-complex="Times New Roman"/>
    </style:style>
    <style:style style:name="T2886" style:parent-style-name="Policepardéfaut" style:family="text">
      <style:text-properties style:font-name-complex="Times New Roman"/>
    </style:style>
    <style:style style:name="T2887" style:parent-style-name="Policepardéfaut" style:family="text">
      <style:text-properties style:font-name-complex="Times New Roman"/>
    </style:style>
    <style:style style:name="T2888" style:parent-style-name="Policepardéfaut" style:family="text">
      <style:text-properties style:font-name-complex="Times New Roman"/>
    </style:style>
    <style:style style:name="T2889" style:parent-style-name="Policepardéfaut" style:family="text">
      <style:text-properties style:font-name-complex="Times New Roman"/>
    </style:style>
    <style:style style:name="T2890" style:parent-style-name="Policepardéfaut" style:family="text">
      <style:text-properties style:font-name-complex="Times New Roman"/>
    </style:style>
    <style:style style:name="T2891" style:parent-style-name="Policepardéfaut" style:family="text">
      <style:text-properties style:font-name-complex="Times New Roman"/>
    </style:style>
    <style:style style:name="T2892" style:parent-style-name="Policepardéfaut" style:family="text">
      <style:text-properties style:font-name-complex="Times New Roman"/>
    </style:style>
    <style:style style:name="T2893" style:parent-style-name="Policepardéfaut" style:family="text">
      <style:text-properties style:font-name-complex="Times New Roman"/>
    </style:style>
    <style:style style:name="T2894" style:parent-style-name="Policepardéfaut" style:family="text">
      <style:text-properties style:font-name-complex="Times New Roman"/>
    </style:style>
    <style:style style:name="T2895" style:parent-style-name="Policepardéfaut" style:family="text">
      <style:text-properties style:font-name-complex="Times New Roman"/>
    </style:style>
    <style:style style:name="T2896" style:parent-style-name="Policepardéfaut" style:family="text">
      <style:text-properties style:font-name-complex="Times New Roman"/>
    </style:style>
    <style:style style:name="T2897" style:parent-style-name="Policepardéfaut" style:family="text">
      <style:text-properties style:font-name-complex="Times New Roman"/>
    </style:style>
    <style:style style:name="T2898" style:parent-style-name="Policepardéfaut" style:family="text">
      <style:text-properties style:font-name-complex="Times New Roman"/>
    </style:style>
    <style:style style:name="T2899" style:parent-style-name="Policepardéfaut" style:family="text">
      <style:text-properties style:font-name-complex="Times New Roman"/>
    </style:style>
    <style:style style:name="T2900" style:parent-style-name="Policepardéfaut" style:family="text">
      <style:text-properties style:font-name-complex="Times New Roman"/>
    </style:style>
    <style:style style:name="T2901" style:parent-style-name="Policepardéfaut" style:family="text">
      <style:text-properties style:font-name-complex="Times New Roman"/>
    </style:style>
    <style:style style:name="T2902" style:parent-style-name="Policepardéfaut" style:family="text">
      <style:text-properties style:font-name-complex="Times New Roman"/>
    </style:style>
    <style:style style:name="T2903" style:parent-style-name="Policepardéfaut" style:family="text">
      <style:text-properties style:font-name-complex="Times New Roman"/>
    </style:style>
    <style:style style:name="T2904" style:parent-style-name="Policepardéfaut" style:family="text">
      <style:text-properties style:font-name-complex="Times New Roman"/>
    </style:style>
    <style:style style:name="T2905" style:parent-style-name="Policepardéfaut" style:family="text">
      <style:text-properties style:font-name-complex="Times New Roman"/>
    </style:style>
    <style:style style:name="T2906" style:parent-style-name="Policepardéfaut" style:family="text">
      <style:text-properties style:font-name-complex="Times New Roman"/>
    </style:style>
    <style:style style:name="T2907" style:parent-style-name="Policepardéfaut" style:family="text">
      <style:text-properties style:font-name-complex="Times New Roman"/>
    </style:style>
    <style:style style:name="T2908" style:parent-style-name="Policepardéfaut" style:family="text">
      <style:text-properties style:font-name-complex="Times New Roman"/>
    </style:style>
    <style:style style:name="T2909" style:parent-style-name="Policepardéfaut" style:family="text">
      <style:text-properties style:font-name-complex="Times New Roman"/>
    </style:style>
    <style:style style:name="T2910" style:parent-style-name="Policepardéfaut" style:family="text">
      <style:text-properties style:font-name-complex="Times New Roman"/>
    </style:style>
    <style:style style:name="T2911" style:parent-style-name="Policepardéfaut" style:family="text">
      <style:text-properties style:font-name-complex="Times New Roman"/>
    </style:style>
    <style:style style:name="T2912" style:parent-style-name="Policepardéfaut" style:family="text">
      <style:text-properties style:font-name-complex="Times New Roman"/>
    </style:style>
    <style:style style:name="T2913" style:parent-style-name="Policepardéfaut" style:family="text">
      <style:text-properties style:font-name-complex="Times New Roman"/>
    </style:style>
    <style:style style:name="T2914" style:parent-style-name="Policepardéfaut" style:family="text">
      <style:text-properties style:font-name-complex="Times New Roman"/>
    </style:style>
    <style:style style:name="T2915" style:parent-style-name="Policepardéfaut" style:family="text">
      <style:text-properties style:font-name-complex="Times New Roman"/>
    </style:style>
    <style:style style:name="T2916" style:parent-style-name="Policepardéfaut" style:family="text">
      <style:text-properties style:font-name-complex="Times New Roman"/>
    </style:style>
    <style:style style:name="T2917" style:parent-style-name="Policepardéfaut" style:family="text">
      <style:text-properties style:font-name-complex="Times New Roman"/>
    </style:style>
    <style:style style:name="T2918" style:parent-style-name="Policepardéfaut" style:family="text">
      <style:text-properties style:font-name-complex="Times New Roman"/>
    </style:style>
    <style:style style:name="T2919" style:parent-style-name="Policepardéfaut" style:family="text">
      <style:text-properties style:font-name-complex="Times New Roman" fo:font-style="italic" style:font-style-asian="italic"/>
    </style:style>
    <style:style style:name="T2920" style:parent-style-name="Policepardéfaut" style:family="text">
      <style:text-properties style:font-name-complex="Times New Roman"/>
    </style:style>
    <style:style style:name="T2921" style:parent-style-name="Policepardéfaut" style:family="text">
      <style:text-properties style:font-name-complex="Times New Roman"/>
    </style:style>
    <style:style style:name="T2922" style:parent-style-name="Policepardéfaut" style:family="text">
      <style:text-properties style:font-name-complex="Times New Roman"/>
    </style:style>
    <style:style style:name="T2923" style:parent-style-name="Policepardéfaut" style:family="text">
      <style:text-properties style:font-name-complex="Times New Roman"/>
    </style:style>
    <style:style style:name="T2924" style:parent-style-name="Policepardéfaut" style:family="text">
      <style:text-properties style:font-name-complex="Times New Roman"/>
    </style:style>
    <style:style style:name="T2925" style:parent-style-name="Policepardéfaut" style:family="text">
      <style:text-properties style:font-name-complex="Times New Roman"/>
    </style:style>
    <style:style style:name="T2926" style:parent-style-name="Policepardéfaut" style:family="text">
      <style:text-properties style:font-name-complex="Times New Roman"/>
    </style:style>
    <style:style style:name="T2927" style:parent-style-name="Policepardéfaut" style:family="text">
      <style:text-properties style:font-name-complex="Times New Roman"/>
    </style:style>
    <style:style style:name="T2928" style:parent-style-name="Policepardéfaut" style:family="text">
      <style:text-properties style:font-name-complex="Times New Roman"/>
    </style:style>
    <style:style style:name="T2929" style:parent-style-name="Policepardéfaut" style:family="text">
      <style:text-properties style:font-name-complex="Times New Roman"/>
    </style:style>
    <style:style style:name="T2930" style:parent-style-name="Policepardéfaut" style:family="text">
      <style:text-properties style:font-name-complex="Times New Roman"/>
    </style:style>
    <style:style style:name="T2931" style:parent-style-name="Policepardéfaut" style:family="text">
      <style:text-properties style:font-name-complex="Times New Roman"/>
    </style:style>
    <style:style style:name="T2932" style:parent-style-name="Policepardéfaut" style:family="text">
      <style:text-properties style:font-name-complex="Times New Roman"/>
    </style:style>
    <style:style style:name="T2933" style:parent-style-name="Policepardéfaut" style:family="text">
      <style:text-properties style:font-name-complex="Times New Roman"/>
    </style:style>
    <style:style style:name="T2934" style:parent-style-name="Policepardéfaut" style:family="text">
      <style:text-properties style:font-name-complex="Times New Roman"/>
    </style:style>
    <style:style style:name="T2935" style:parent-style-name="Policepardéfaut" style:family="text">
      <style:text-properties style:font-name-complex="Times New Roman"/>
    </style:style>
    <style:style style:name="T2936" style:parent-style-name="Policepardéfaut" style:family="text">
      <style:text-properties style:font-name-complex="Times New Roman"/>
    </style:style>
    <style:style style:name="T2937" style:parent-style-name="Policepardéfaut" style:family="text">
      <style:text-properties style:font-name-complex="Times New Roman"/>
    </style:style>
    <style:style style:name="T2938" style:parent-style-name="Policepardéfaut" style:family="text">
      <style:text-properties style:font-name-complex="Times New Roman"/>
    </style:style>
    <style:style style:name="T2939" style:parent-style-name="Policepardéfaut" style:family="text">
      <style:text-properties style:font-name-complex="Times New Roman"/>
    </style:style>
    <style:style style:name="T2940" style:parent-style-name="Policepardéfaut" style:family="text">
      <style:text-properties style:font-name-complex="Times New Roman"/>
    </style:style>
    <style:style style:name="T2941" style:parent-style-name="Policepardéfaut" style:family="text">
      <style:text-properties style:font-name-complex="Times New Roman"/>
    </style:style>
    <style:style style:name="T2942" style:parent-style-name="Policepardéfaut" style:family="text">
      <style:text-properties style:font-name-complex="Times New Roman"/>
    </style:style>
    <style:style style:name="T2943" style:parent-style-name="Policepardéfaut" style:family="text">
      <style:text-properties style:font-name-complex="Times New Roman"/>
    </style:style>
    <style:style style:name="T2944" style:parent-style-name="Policepardéfaut" style:family="text">
      <style:text-properties style:font-name-complex="Times New Roman"/>
    </style:style>
    <style:style style:name="T2945" style:parent-style-name="Policepardéfaut" style:family="text">
      <style:text-properties style:font-name-complex="Times New Roman"/>
    </style:style>
    <style:style style:name="T2946" style:parent-style-name="Policepardéfaut" style:family="text">
      <style:text-properties style:font-name-complex="Times New Roman"/>
    </style:style>
    <style:style style:name="T2947" style:parent-style-name="Policepardéfaut" style:family="text">
      <style:text-properties style:font-name-complex="Times New Roman"/>
    </style:style>
    <style:style style:name="T2948" style:parent-style-name="Policepardéfaut" style:family="text">
      <style:text-properties fo:language="it" fo:country="IT"/>
    </style:style>
    <style:style style:name="T2949" style:parent-style-name="Policepardéfaut" style:family="text">
      <style:text-properties fo:font-style="italic" style:font-style-asian="italic" fo:language="it" fo:country="IT"/>
    </style:style>
    <style:style style:name="T2950" style:parent-style-name="Policepardéfaut" style:family="text">
      <style:text-properties fo:language="it" fo:country="IT"/>
    </style:style>
    <style:style style:name="P2951" style:parent-style-name="term" style:family="paragraph">
      <style:text-properties fo:language="it" fo:country="IT"/>
    </style:style>
    <style:style style:name="T2952" style:parent-style-name="Policepardéfaut" style:family="text">
      <style:text-properties fo:language="it" fo:country="IT"/>
    </style:style>
    <style:style style:name="T2953" style:parent-style-name="Policepardéfaut" style:family="text">
      <style:text-properties style:font-name-asian="Times New Roman" fo:language="it" fo:country="IT"/>
    </style:style>
    <style:style style:name="T2954" style:parent-style-name="Policepardéfaut" style:family="text">
      <style:text-properties fo:language="it" fo:country="IT"/>
    </style:style>
    <style:style style:name="T2955" style:parent-style-name="Policepardéfaut" style:family="text">
      <style:text-properties style:font-name-asian="Times New Roman" fo:language="it" fo:country="IT"/>
    </style:style>
    <style:style style:name="T2956" style:parent-style-name="Policepardéfaut" style:family="text">
      <style:text-properties style:font-name-complex="Times New Roman" fo:font-weight="bold" style:font-weight-asian="bold"/>
    </style:style>
    <style:style style:name="T2957" style:parent-style-name="Policepardéfaut" style:family="text">
      <style:text-properties style:font-name-complex="Times New Roman"/>
    </style:style>
    <style:style style:name="T2958" style:parent-style-name="Policepardéfaut" style:family="text">
      <style:text-properties style:font-name-complex="Times New Roman" fo:font-style="italic" style:font-style-asian="italic"/>
    </style:style>
    <style:style style:name="T2959" style:parent-style-name="Policepardéfaut" style:family="text">
      <style:text-properties style:font-name-complex="Times New Roman"/>
    </style:style>
    <style:style style:name="T2960" style:parent-style-name="Policepardéfaut" style:family="text">
      <style:text-properties style:font-name-complex="Times New Roman"/>
    </style:style>
    <style:style style:name="T2961" style:parent-style-name="Policepardéfaut" style:family="text">
      <style:text-properties style:font-name-complex="Times New Roman"/>
    </style:style>
    <style:style style:name="T2962" style:parent-style-name="Policepardéfaut" style:family="text">
      <style:text-properties style:font-name-complex="Times New Roman"/>
    </style:style>
    <style:style style:name="T2963" style:parent-style-name="Policepardéfaut" style:family="text">
      <style:text-properties style:font-name-complex="Times New Roman"/>
    </style:style>
    <style:style style:name="T2964" style:parent-style-name="Policepardéfaut" style:family="text">
      <style:text-properties style:font-name-complex="Times New Roman"/>
    </style:style>
    <style:style style:name="T2965" style:parent-style-name="Policepardéfaut" style:family="text">
      <style:text-properties style:font-name-complex="Times New Roman"/>
    </style:style>
    <style:style style:name="T2966" style:parent-style-name="Policepardéfaut" style:family="text">
      <style:text-properties style:font-name-complex="Times New Roman" fo:font-style="italic" style:font-style-asian="italic"/>
    </style:style>
    <style:style style:name="T2967" style:parent-style-name="Policepardéfaut" style:family="text">
      <style:text-properties style:font-name-complex="Times New Roman"/>
    </style:style>
    <style:style style:name="T2968" style:parent-style-name="Policepardéfaut" style:family="text">
      <style:text-properties style:font-name-complex="Times New Roman"/>
    </style:style>
    <style:style style:name="T2969" style:parent-style-name="Policepardéfaut" style:family="text">
      <style:text-properties style:font-name-complex="Times New Roman"/>
    </style:style>
    <style:style style:name="T2970" style:parent-style-name="Policepardéfaut" style:family="text">
      <style:text-properties style:font-name-complex="Times New Roman"/>
    </style:style>
    <style:style style:name="T2971" style:parent-style-name="Policepardéfaut" style:family="text">
      <style:text-properties style:font-name-complex="Times New Roman"/>
    </style:style>
    <style:style style:name="T2972" style:parent-style-name="Policepardéfaut" style:family="text">
      <style:text-properties style:font-name-complex="Times New Roman"/>
    </style:style>
    <style:style style:name="T2973" style:parent-style-name="Policepardéfaut" style:family="text">
      <style:text-properties style:font-name-complex="Times New Roman"/>
    </style:style>
    <style:style style:name="T2974" style:parent-style-name="Policepardéfaut" style:family="text">
      <style:text-properties style:font-name-complex="Times New Roman"/>
    </style:style>
    <style:style style:name="T2975" style:parent-style-name="Policepardéfaut" style:family="text">
      <style:text-properties style:font-name-complex="Times New Roman"/>
    </style:style>
    <style:style style:name="T2976" style:parent-style-name="Policepardéfaut" style:family="text">
      <style:text-properties style:font-name-complex="Times New Roman"/>
    </style:style>
    <style:style style:name="T2977" style:parent-style-name="Policepardéfaut" style:family="text">
      <style:text-properties style:font-name-complex="Times New Roman"/>
    </style:style>
    <style:style style:name="T2978" style:parent-style-name="Policepardéfaut" style:family="text">
      <style:text-properties style:font-name-complex="Times New Roman"/>
    </style:style>
    <style:style style:name="T2979" style:parent-style-name="Policepardéfaut" style:family="text">
      <style:text-properties style:font-name-complex="Times New Roman"/>
    </style:style>
    <style:style style:name="T2980" style:parent-style-name="Policepardéfaut" style:family="text">
      <style:text-properties style:font-name-complex="Times New Roman"/>
    </style:style>
    <style:style style:name="T2981" style:parent-style-name="Policepardéfaut" style:family="text">
      <style:text-properties style:font-name-complex="Times New Roman"/>
    </style:style>
    <style:style style:name="T2982" style:parent-style-name="Policepardéfaut" style:family="text">
      <style:text-properties style:font-name-complex="Times New Roman" fo:font-style="italic" style:font-style-asian="italic"/>
    </style:style>
    <style:style style:name="T2983" style:parent-style-name="Policepardéfaut" style:family="text">
      <style:text-properties style:font-name-complex="Times New Roman"/>
    </style:style>
    <style:style style:name="T2984" style:parent-style-name="Policepardéfaut" style:family="text">
      <style:text-properties style:font-name-complex="Times New Roman"/>
    </style:style>
    <style:style style:name="T2985" style:parent-style-name="Policepardéfaut" style:family="text">
      <style:text-properties style:font-name-complex="Times New Roman"/>
    </style:style>
    <style:style style:name="T2986" style:parent-style-name="Policepardéfaut" style:family="text">
      <style:text-properties style:font-name-complex="Times New Roman"/>
    </style:style>
    <style:style style:name="T2987" style:parent-style-name="Policepardéfaut" style:family="text">
      <style:text-properties style:font-name-complex="Times New Roman"/>
    </style:style>
    <style:style style:name="T2988" style:parent-style-name="Policepardéfaut" style:family="text">
      <style:text-properties style:font-name-complex="Times New Roman"/>
    </style:style>
    <style:style style:name="T2989" style:parent-style-name="Policepardéfaut" style:family="text">
      <style:text-properties style:font-name-complex="Times New Roman"/>
    </style:style>
    <style:style style:name="T2990" style:parent-style-name="Policepardéfaut" style:family="text">
      <style:text-properties style:font-name-complex="Times New Roman"/>
    </style:style>
    <style:style style:name="T2991" style:parent-style-name="Policepardéfaut" style:family="text">
      <style:text-properties style:font-name-complex="Times New Roman"/>
    </style:style>
    <style:style style:name="T2992" style:parent-style-name="Policepardéfaut" style:family="text">
      <style:text-properties style:font-name-complex="Times New Roman"/>
    </style:style>
    <style:style style:name="T2993" style:parent-style-name="Policepardéfaut" style:family="text">
      <style:text-properties style:font-name-complex="Times New Roman"/>
    </style:style>
    <style:style style:name="T2994" style:parent-style-name="Policepardéfaut" style:family="text">
      <style:text-properties style:font-name-complex="Times New Roman"/>
    </style:style>
    <style:style style:name="T2995" style:parent-style-name="Policepardéfaut" style:family="text">
      <style:text-properties style:font-name-complex="Times New Roman"/>
    </style:style>
    <style:style style:name="T2996" style:parent-style-name="Policepardéfaut" style:family="text">
      <style:text-properties style:font-name-complex="Times New Roman"/>
    </style:style>
    <style:style style:name="T2997" style:parent-style-name="Policepardéfaut" style:family="text">
      <style:text-properties style:font-name-complex="Times New Roman"/>
    </style:style>
    <style:style style:name="T2998" style:parent-style-name="Policepardéfaut" style:family="text">
      <style:text-properties style:font-name-complex="Times New Roman"/>
    </style:style>
    <style:style style:name="T2999" style:parent-style-name="Policepardéfaut" style:family="text">
      <style:text-properties style:font-name-complex="Times New Roman"/>
    </style:style>
    <style:style style:name="T3000" style:parent-style-name="Policepardéfaut" style:family="text">
      <style:text-properties style:font-name-complex="Times New Roman"/>
    </style:style>
    <style:style style:name="T3001" style:parent-style-name="Policepardéfaut" style:family="text">
      <style:text-properties style:font-name-complex="Times New Roman"/>
    </style:style>
    <style:style style:name="T3002" style:parent-style-name="Policepardéfaut" style:family="text">
      <style:text-properties style:font-name-complex="Times New Roman"/>
    </style:style>
    <style:style style:name="T3003" style:parent-style-name="Policepardéfaut" style:family="text">
      <style:text-properties style:font-name-complex="Times New Roman"/>
    </style:style>
    <style:style style:name="T3004" style:parent-style-name="Policepardéfaut" style:family="text">
      <style:text-properties style:font-name-complex="Times New Roman"/>
    </style:style>
    <style:style style:name="T3005" style:parent-style-name="Policepardéfaut" style:family="text">
      <style:text-properties style:font-name-complex="Times New Roman"/>
    </style:style>
    <style:style style:name="T3006" style:parent-style-name="Policepardéfaut" style:family="text">
      <style:text-properties style:font-name-complex="Times New Roman"/>
    </style:style>
    <style:style style:name="T3007" style:parent-style-name="Policepardéfaut" style:family="text">
      <style:text-properties style:font-name-complex="Times New Roman"/>
    </style:style>
    <style:style style:name="T3008" style:parent-style-name="Policepardéfaut" style:family="text">
      <style:text-properties style:font-name-complex="Times New Roman"/>
    </style:style>
    <style:style style:name="T3009" style:parent-style-name="Policepardéfaut" style:family="text">
      <style:text-properties style:font-name-complex="Times New Roman"/>
    </style:style>
    <style:style style:name="T3010" style:parent-style-name="Policepardéfaut" style:family="text">
      <style:text-properties style:font-name-complex="Times New Roman"/>
    </style:style>
    <style:style style:name="T3011" style:parent-style-name="Policepardéfaut" style:family="text">
      <style:text-properties style:font-name-complex="Times New Roman"/>
    </style:style>
    <style:style style:name="T3012" style:parent-style-name="Policepardéfaut" style:family="text">
      <style:text-properties style:font-name-complex="Times New Roman"/>
    </style:style>
    <style:style style:name="T3013" style:parent-style-name="Policepardéfaut" style:family="text">
      <style:text-properties style:font-name-complex="Times New Roman"/>
    </style:style>
    <style:style style:name="T3014" style:parent-style-name="Policepardéfaut" style:family="text">
      <style:text-properties style:font-name-complex="Times New Roman"/>
    </style:style>
    <style:style style:name="T3015" style:parent-style-name="Policepardéfaut" style:family="text">
      <style:text-properties style:font-name-complex="Times New Roman"/>
    </style:style>
    <style:style style:name="T3016" style:parent-style-name="Policepardéfaut" style:family="text">
      <style:text-properties style:font-name-complex="Times New Roman"/>
    </style:style>
    <style:style style:name="T3017" style:parent-style-name="Policepardéfaut" style:family="text">
      <style:text-properties style:font-name-complex="Times New Roman"/>
    </style:style>
    <style:style style:name="T3018" style:parent-style-name="Policepardéfaut" style:family="text">
      <style:text-properties style:font-name-complex="Times New Roman"/>
    </style:style>
    <style:style style:name="T3019" style:parent-style-name="Policepardéfaut" style:family="text">
      <style:text-properties style:font-name-complex="Times New Roman"/>
    </style:style>
    <style:style style:name="T3020" style:parent-style-name="Policepardéfaut" style:family="text">
      <style:text-properties style:font-name-complex="Times New Roman"/>
    </style:style>
    <style:style style:name="T3021" style:parent-style-name="Policepardéfaut" style:family="text">
      <style:text-properties style:font-name-complex="Times New Roman"/>
    </style:style>
    <style:style style:name="T3022" style:parent-style-name="Policepardéfaut" style:family="text">
      <style:text-properties style:font-name-complex="Times New Roman"/>
    </style:style>
    <style:style style:name="T3023" style:parent-style-name="Policepardéfaut" style:family="text">
      <style:text-properties style:font-name-complex="Times New Roman"/>
    </style:style>
    <style:style style:name="T3024" style:parent-style-name="Policepardéfaut" style:family="text">
      <style:text-properties style:font-name-complex="Times New Roman"/>
    </style:style>
    <style:style style:name="T3025" style:parent-style-name="Policepardéfaut" style:family="text">
      <style:text-properties style:font-name-complex="Times New Roman"/>
    </style:style>
    <style:style style:name="T3026" style:parent-style-name="Policepardéfaut" style:family="text">
      <style:text-properties style:font-name-complex="Times New Roman"/>
    </style:style>
    <style:style style:name="T3027" style:parent-style-name="Policepardéfaut" style:family="text">
      <style:text-properties style:font-name-complex="Times New Roman"/>
    </style:style>
    <style:style style:name="T3028" style:parent-style-name="Policepardéfaut" style:family="text">
      <style:text-properties style:font-name-complex="Times New Roman"/>
    </style:style>
    <style:style style:name="T3029" style:parent-style-name="Policepardéfaut" style:family="text">
      <style:text-properties style:font-name-complex="Times New Roman"/>
    </style:style>
    <style:style style:name="T3030" style:parent-style-name="Policepardéfaut" style:family="text">
      <style:text-properties style:font-name-complex="Times New Roman"/>
    </style:style>
    <style:style style:name="T3031" style:parent-style-name="Policepardéfaut" style:family="text">
      <style:text-properties style:font-name-complex="Times New Roman"/>
    </style:style>
    <style:style style:name="T3032" style:parent-style-name="Policepardéfaut" style:family="text">
      <style:text-properties style:font-name-complex="Times New Roman"/>
    </style:style>
    <style:style style:name="T3033" style:parent-style-name="Policepardéfaut" style:family="text">
      <style:text-properties style:font-name-complex="Times New Roman"/>
    </style:style>
    <style:style style:name="T3034" style:parent-style-name="Policepardéfaut" style:family="text">
      <style:text-properties style:font-name-complex="Times New Roman"/>
    </style:style>
    <style:style style:name="T3035" style:parent-style-name="Policepardéfaut" style:family="text">
      <style:text-properties style:font-name-complex="Times New Roman"/>
    </style:style>
    <style:style style:name="T3036" style:parent-style-name="Policepardéfaut" style:family="text">
      <style:text-properties style:font-name-complex="Times New Roman"/>
    </style:style>
    <style:style style:name="T3037" style:parent-style-name="Policepardéfaut" style:family="text">
      <style:text-properties style:font-name-complex="Times New Roman"/>
    </style:style>
    <style:style style:name="T3038" style:parent-style-name="Policepardéfaut" style:family="text">
      <style:text-properties style:font-name-complex="Times New Roman"/>
    </style:style>
    <style:style style:name="T3039" style:parent-style-name="Policepardéfaut" style:family="text">
      <style:text-properties style:font-name-complex="Times New Roman"/>
    </style:style>
    <style:style style:name="T3040" style:parent-style-name="Policepardéfaut" style:family="text">
      <style:text-properties style:font-name-complex="Times New Roman"/>
    </style:style>
    <style:style style:name="T3041" style:parent-style-name="Policepardéfaut" style:family="text">
      <style:text-properties style:font-name-complex="Times New Roman"/>
    </style:style>
    <style:style style:name="T3042" style:parent-style-name="Policepardéfaut" style:family="text">
      <style:text-properties style:font-name-complex="Times New Roman"/>
    </style:style>
    <style:style style:name="T3043" style:parent-style-name="Policepardéfaut" style:family="text">
      <style:text-properties style:font-name-complex="Times New Roman"/>
    </style:style>
    <style:style style:name="T3044" style:parent-style-name="Policepardéfaut" style:family="text">
      <style:text-properties style:font-name-complex="Times New Roman"/>
    </style:style>
    <style:style style:name="T3045" style:parent-style-name="Policepardéfaut" style:family="text">
      <style:text-properties style:font-name-complex="Times New Roman"/>
    </style:style>
    <style:style style:name="T3046" style:parent-style-name="Policepardéfaut" style:family="text">
      <style:text-properties style:font-name-complex="Times New Roman"/>
    </style:style>
    <style:style style:name="T3047" style:parent-style-name="Policepardéfaut" style:family="text">
      <style:text-properties style:font-name-complex="Times New Roman"/>
    </style:style>
    <style:style style:name="T3048" style:parent-style-name="Policepardéfaut" style:family="text">
      <style:text-properties style:font-name-complex="Times New Roman"/>
    </style:style>
    <style:style style:name="T3049" style:parent-style-name="Policepardéfaut" style:family="text">
      <style:text-properties style:font-name-complex="Times New Roman"/>
    </style:style>
    <style:style style:name="T3050" style:parent-style-name="Policepardéfaut" style:family="text">
      <style:text-properties style:font-name-complex="Times New Roman"/>
    </style:style>
    <style:style style:name="T3051" style:parent-style-name="Policepardéfaut" style:family="text">
      <style:text-properties style:font-name-complex="Times New Roman"/>
    </style:style>
    <style:style style:name="T3052" style:parent-style-name="Policepardéfaut" style:family="text">
      <style:text-properties style:font-name-complex="Times New Roman"/>
    </style:style>
    <style:style style:name="T3053" style:parent-style-name="Policepardéfaut" style:family="text">
      <style:text-properties style:font-name-complex="Times New Roman"/>
    </style:style>
    <style:style style:name="T3054" style:parent-style-name="Policepardéfaut" style:family="text">
      <style:text-properties style:font-name-complex="Times New Roman"/>
    </style:style>
    <style:style style:name="T3055" style:parent-style-name="Policepardéfaut" style:family="text">
      <style:text-properties style:font-name-complex="Times New Roman"/>
    </style:style>
    <style:style style:name="T3056" style:parent-style-name="Policepardéfaut" style:family="text">
      <style:text-properties style:font-name-complex="Times New Roman"/>
    </style:style>
    <style:style style:name="T3057" style:parent-style-name="Policepardéfaut" style:family="text">
      <style:text-properties style:font-name-complex="Times New Roman"/>
    </style:style>
    <style:style style:name="T3058" style:parent-style-name="Policepardéfaut" style:family="text">
      <style:text-properties style:font-name-complex="Times New Roman"/>
    </style:style>
    <style:style style:name="T3059" style:parent-style-name="Policepardéfaut" style:family="text">
      <style:text-properties style:font-name-complex="Times New Roman"/>
    </style:style>
    <style:style style:name="T3060" style:parent-style-name="Policepardéfaut" style:family="text">
      <style:text-properties style:font-name-complex="Times New Roman"/>
    </style:style>
    <style:style style:name="T3061" style:parent-style-name="Policepardéfaut" style:family="text">
      <style:text-properties style:font-name-complex="Times New Roman"/>
    </style:style>
    <style:style style:name="T3062" style:parent-style-name="Policepardéfaut" style:family="text">
      <style:text-properties style:font-name-complex="Times New Roman"/>
    </style:style>
    <style:style style:name="T3063" style:parent-style-name="Policepardéfaut" style:family="text">
      <style:text-properties style:font-name-complex="Times New Roman"/>
    </style:style>
    <style:style style:name="T3064" style:parent-style-name="Policepardéfaut" style:family="text">
      <style:text-properties style:font-name-complex="Times New Roman"/>
    </style:style>
    <style:style style:name="T3065" style:parent-style-name="Policepardéfaut" style:family="text">
      <style:text-properties style:font-name-complex="Times New Roman"/>
    </style:style>
    <style:style style:name="T3066" style:parent-style-name="Policepardéfaut" style:family="text">
      <style:text-properties style:font-name-complex="Times New Roman"/>
    </style:style>
    <style:style style:name="T3067" style:parent-style-name="Policepardéfaut" style:family="text">
      <style:text-properties style:font-name-complex="Times New Roman"/>
    </style:style>
    <style:style style:name="T3068" style:parent-style-name="Policepardéfaut" style:family="text">
      <style:text-properties style:font-name-complex="Times New Roman"/>
    </style:style>
    <style:style style:name="T3069" style:parent-style-name="Policepardéfaut" style:family="text">
      <style:text-properties style:font-name-complex="Times New Roman"/>
    </style:style>
    <style:style style:name="T3070" style:parent-style-name="Policepardéfaut" style:family="text">
      <style:text-properties style:font-name-complex="Times New Roman"/>
    </style:style>
    <style:style style:name="T3071" style:parent-style-name="Policepardéfaut" style:family="text">
      <style:text-properties style:font-name-complex="Times New Roman"/>
    </style:style>
    <style:style style:name="T3072" style:parent-style-name="Policepardéfaut" style:family="text">
      <style:text-properties style:font-name-complex="Times New Roman"/>
    </style:style>
    <style:style style:name="T3073" style:parent-style-name="Policepardéfaut" style:family="text">
      <style:text-properties style:font-name-complex="Times New Roman"/>
    </style:style>
    <style:style style:name="T3074" style:parent-style-name="Policepardéfaut" style:family="text">
      <style:text-properties style:font-name-complex="Times New Roman"/>
    </style:style>
    <style:style style:name="T3075" style:parent-style-name="Policepardéfaut" style:family="text">
      <style:text-properties style:font-name-complex="Times New Roman"/>
    </style:style>
    <style:style style:name="T3076" style:parent-style-name="Policepardéfaut" style:family="text">
      <style:text-properties style:font-name-complex="Times New Roman"/>
    </style:style>
    <style:style style:name="T3077" style:parent-style-name="Policepardéfaut" style:family="text">
      <style:text-properties style:font-name-complex="Times New Roman"/>
    </style:style>
    <style:style style:name="T3078" style:parent-style-name="Policepardéfaut" style:family="text">
      <style:text-properties style:font-name-complex="Times New Roman"/>
    </style:style>
    <style:style style:name="T3079" style:parent-style-name="Policepardéfaut" style:family="text">
      <style:text-properties style:font-name-complex="Times New Roman"/>
    </style:style>
    <style:style style:name="T3080" style:parent-style-name="Policepardéfaut" style:family="text">
      <style:text-properties style:font-name-complex="Times New Roman"/>
    </style:style>
    <style:style style:name="T3081" style:parent-style-name="Policepardéfaut" style:family="text">
      <style:text-properties style:font-name-complex="Times New Roman"/>
    </style:style>
    <style:style style:name="T3082" style:parent-style-name="Policepardéfaut" style:family="text">
      <style:text-properties style:font-name-complex="Times New Roman"/>
    </style:style>
    <style:style style:name="T3083" style:parent-style-name="Policepardéfaut" style:family="text">
      <style:text-properties style:font-name-complex="Times New Roman"/>
    </style:style>
    <style:style style:name="T3084" style:parent-style-name="Policepardéfaut" style:family="text">
      <style:text-properties style:font-name-complex="Times New Roman"/>
    </style:style>
    <style:style style:name="T3085" style:parent-style-name="Policepardéfaut" style:family="text">
      <style:text-properties style:font-name-complex="Times New Roman"/>
    </style:style>
    <style:style style:name="T3086" style:parent-style-name="Policepardéfaut" style:family="text">
      <style:text-properties style:font-name-complex="Times New Roman"/>
    </style:style>
    <style:style style:name="T3087" style:parent-style-name="Policepardéfaut" style:family="text">
      <style:text-properties style:font-name-complex="Times New Roman"/>
    </style:style>
    <style:style style:name="T3088" style:parent-style-name="Policepardéfaut" style:family="text">
      <style:text-properties style:font-name-complex="Times New Roman"/>
    </style:style>
    <style:style style:name="T3089" style:parent-style-name="Policepardéfaut" style:family="text">
      <style:text-properties style:font-name-complex="Times New Roman"/>
    </style:style>
    <style:style style:name="T3090" style:parent-style-name="Policepardéfaut" style:family="text">
      <style:text-properties style:font-name-complex="Times New Roman"/>
    </style:style>
    <style:style style:name="T3091" style:parent-style-name="Policepardéfaut" style:family="text">
      <style:text-properties style:font-name-complex="Times New Roman"/>
    </style:style>
    <style:style style:name="T3092" style:parent-style-name="Policepardéfaut" style:family="text">
      <style:text-properties style:font-name-complex="Times New Roman"/>
    </style:style>
    <style:style style:name="T3093" style:parent-style-name="Policepardéfaut" style:family="text">
      <style:text-properties style:font-name-complex="Times New Roman"/>
    </style:style>
    <style:style style:name="T3094" style:parent-style-name="Policepardéfaut" style:family="text">
      <style:text-properties style:font-name-complex="Times New Roman"/>
    </style:style>
    <style:style style:name="T3095" style:parent-style-name="Policepardéfaut" style:family="text">
      <style:text-properties style:font-name-complex="Times New Roman"/>
    </style:style>
    <style:style style:name="T3096" style:parent-style-name="Policepardéfaut" style:family="text">
      <style:text-properties style:font-name-complex="Times New Roman"/>
    </style:style>
    <style:style style:name="T3097" style:parent-style-name="Policepardéfaut" style:family="text">
      <style:text-properties style:font-name-complex="Times New Roman"/>
    </style:style>
    <style:style style:name="T3098" style:parent-style-name="Policepardéfaut" style:family="text">
      <style:text-properties style:font-name-complex="Times New Roman"/>
    </style:style>
    <style:style style:name="T3099" style:parent-style-name="Policepardéfaut" style:family="text">
      <style:text-properties style:font-name-complex="Times New Roman"/>
    </style:style>
    <style:style style:name="T3100" style:parent-style-name="Policepardéfaut" style:family="text">
      <style:text-properties style:font-name-complex="Times New Roman"/>
    </style:style>
    <style:style style:name="T3101" style:parent-style-name="Policepardéfaut" style:family="text">
      <style:text-properties style:font-name-complex="Times New Roman"/>
    </style:style>
    <style:style style:name="T3102" style:parent-style-name="Policepardéfaut" style:family="text">
      <style:text-properties style:font-name-complex="Times New Roman"/>
    </style:style>
    <style:style style:name="T3103" style:parent-style-name="Policepardéfaut" style:family="text">
      <style:text-properties style:font-name-complex="Times New Roman"/>
    </style:style>
    <style:style style:name="T3104" style:parent-style-name="Policepardéfaut" style:family="text">
      <style:text-properties style:font-name-complex="Times New Roman"/>
    </style:style>
    <style:style style:name="T3105" style:parent-style-name="Policepardéfaut" style:family="text">
      <style:text-properties style:font-name-complex="Times New Roman"/>
    </style:style>
    <style:style style:name="T3106" style:parent-style-name="Policepardéfaut" style:family="text">
      <style:text-properties style:font-name-complex="Times New Roman"/>
    </style:style>
    <style:style style:name="T3107" style:parent-style-name="Policepardéfaut" style:family="text">
      <style:text-properties style:font-name-complex="Times New Roman"/>
    </style:style>
    <style:style style:name="T3108" style:parent-style-name="Policepardéfaut" style:family="text">
      <style:text-properties style:font-name-complex="Times New Roman"/>
    </style:style>
    <style:style style:name="T3109" style:parent-style-name="Policepardéfaut" style:family="text">
      <style:text-properties style:font-name-complex="Times New Roman"/>
    </style:style>
    <style:style style:name="T3110" style:parent-style-name="Policepardéfaut" style:family="text">
      <style:text-properties style:font-name-complex="Times New Roman"/>
    </style:style>
    <style:style style:name="T3111" style:parent-style-name="Policepardéfaut" style:family="text">
      <style:text-properties style:font-name-complex="Times New Roman"/>
    </style:style>
    <style:style style:name="T3112" style:parent-style-name="Policepardéfaut" style:family="text">
      <style:text-properties style:font-name-complex="Times New Roman"/>
    </style:style>
    <style:style style:name="T3113" style:parent-style-name="Policepardéfaut" style:family="text">
      <style:text-properties style:font-name-complex="Times New Roman"/>
    </style:style>
    <style:style style:name="T3114" style:parent-style-name="Policepardéfaut" style:family="text">
      <style:text-properties style:font-name-complex="Times New Roman"/>
    </style:style>
    <style:style style:name="T3115" style:parent-style-name="Policepardéfaut" style:family="text">
      <style:text-properties style:font-name-complex="Times New Roman"/>
    </style:style>
    <style:style style:name="T3116" style:parent-style-name="Policepardéfaut" style:family="text">
      <style:text-properties style:font-name-complex="Times New Roman"/>
    </style:style>
    <style:style style:name="T3117" style:parent-style-name="Policepardéfaut" style:family="text">
      <style:text-properties style:font-name-complex="Times New Roman"/>
    </style:style>
    <style:style style:name="T3118" style:parent-style-name="Policepardéfaut" style:family="text">
      <style:text-properties style:font-name-complex="Times New Roman"/>
    </style:style>
    <style:style style:name="T3119" style:parent-style-name="Policepardéfaut" style:family="text">
      <style:text-properties style:font-name-complex="Times New Roman"/>
    </style:style>
    <style:style style:name="T3120" style:parent-style-name="Policepardéfaut" style:family="text">
      <style:text-properties style:font-name-complex="Times New Roman"/>
    </style:style>
    <style:style style:name="P3121" style:parent-style-name="Titre3" style:family="paragraph">
      <style:text-properties fo:language="it" fo:country="IT"/>
    </style:style>
    <style:style style:name="P3122" style:parent-style-name="term" style:family="paragraph">
      <style:text-properties fo:language="it" fo:country="IT"/>
    </style:style>
    <style:style style:name="T3123" style:parent-style-name="Policepardéfaut" style:family="text">
      <style:text-properties fo:language="it" fo:country="IT"/>
    </style:style>
    <style:style style:name="T3124" style:parent-style-name="Policepardéfaut" style:family="text">
      <style:text-properties style:font-name-asian="Times New Roman" fo:language="it" fo:country="IT"/>
    </style:style>
    <style:style style:name="T3125" style:parent-style-name="Policepardéfaut" style:family="text">
      <style:text-properties style:font-name-asian="Times New Roman"/>
    </style:style>
    <style:style style:name="T3126" style:parent-style-name="Policepardéfaut" style:family="text">
      <style:text-properties fo:font-weight="bold" style:font-weight-asian="bold"/>
    </style:style>
    <style:style style:name="T3127" style:parent-style-name="Policepardéfaut" style:family="text">
      <style:text-properties style:font-name-complex="Times New Roman"/>
    </style:style>
    <style:style style:name="T3128" style:parent-style-name="Policepardéfaut" style:family="text">
      <style:text-properties style:font-name-complex="Times New Roman"/>
    </style:style>
    <style:style style:name="T3129" style:parent-style-name="Policepardéfaut" style:family="text">
      <style:text-properties style:font-name-complex="Times New Roman"/>
    </style:style>
    <style:style style:name="T3130" style:parent-style-name="Policepardéfaut" style:family="text">
      <style:text-properties style:font-name-complex="Times New Roman"/>
    </style:style>
    <style:style style:name="T3131" style:parent-style-name="Policepardéfaut" style:family="text">
      <style:text-properties style:font-name-complex="Times New Roman"/>
    </style:style>
    <style:style style:name="T3132" style:parent-style-name="Policepardéfaut" style:family="text">
      <style:text-properties style:font-name-complex="Times New Roman" fo:font-style="italic" style:font-style-asian="italic"/>
    </style:style>
    <style:style style:name="T3133" style:parent-style-name="Policepardéfaut" style:family="text">
      <style:text-properties style:font-name-complex="Times New Roman"/>
    </style:style>
    <style:style style:name="T3134" style:parent-style-name="Policepardéfaut" style:family="text">
      <style:text-properties style:font-name-complex="Times New Roman"/>
    </style:style>
    <style:style style:name="T3135" style:parent-style-name="Policepardéfaut" style:family="text">
      <style:text-properties style:font-name-complex="Times New Roman"/>
    </style:style>
    <style:style style:name="T3136" style:parent-style-name="Policepardéfaut" style:family="text">
      <style:text-properties style:font-name-complex="Times New Roman"/>
    </style:style>
    <style:style style:name="T3137" style:parent-style-name="Policepardéfaut" style:family="text">
      <style:text-properties style:font-name-complex="Times New Roman"/>
    </style:style>
    <style:style style:name="T3138" style:parent-style-name="Policepardéfaut" style:family="text">
      <style:text-properties style:font-name-complex="Times New Roman"/>
    </style:style>
    <style:style style:name="T3139" style:parent-style-name="Policepardéfaut" style:family="text">
      <style:text-properties style:font-name-complex="Times New Roman"/>
    </style:style>
    <style:style style:name="T3140" style:parent-style-name="Policepardéfaut" style:family="text">
      <style:text-properties style:font-name-complex="Times New Roman"/>
    </style:style>
    <style:style style:name="T3141" style:parent-style-name="Policepardéfaut" style:family="text">
      <style:text-properties style:font-name-complex="Times New Roman"/>
    </style:style>
    <style:style style:name="T3142" style:parent-style-name="Policepardéfaut" style:family="text">
      <style:text-properties style:font-name-complex="Times New Roman"/>
    </style:style>
    <style:style style:name="T3143" style:parent-style-name="Policepardéfaut" style:family="text">
      <style:text-properties style:font-name-complex="Times New Roman"/>
    </style:style>
    <style:style style:name="T3144" style:parent-style-name="Policepardéfaut" style:family="text">
      <style:text-properties style:font-name-complex="Times New Roman"/>
    </style:style>
    <style:style style:name="T3145" style:parent-style-name="Policepardéfaut" style:family="text">
      <style:text-properties style:font-name-complex="Times New Roman"/>
    </style:style>
    <style:style style:name="T3146" style:parent-style-name="Policepardéfaut" style:family="text">
      <style:text-properties style:font-name-complex="Times New Roman"/>
    </style:style>
    <style:style style:name="T3147" style:parent-style-name="Policepardéfaut" style:family="text">
      <style:text-properties style:font-name-complex="Times New Roman"/>
    </style:style>
    <style:style style:name="P3148" style:parent-style-name="Corpsdetexte" style:family="paragraph">
      <style:text-properties style:font-name-complex="Times New Roman"/>
    </style:style>
    <style:style style:name="P3149" style:parent-style-name="Titre3" style:family="paragraph">
      <style:text-properties fo:language="it" fo:country="IT"/>
    </style:style>
    <style:style style:name="P3150" style:parent-style-name="term" style:family="paragraph">
      <style:text-properties fo:language="it" fo:country="IT"/>
    </style:style>
    <style:style style:name="T3151" style:parent-style-name="Policepardéfaut" style:family="text">
      <style:text-properties fo:language="it" fo:country="IT"/>
    </style:style>
    <style:style style:name="T3152" style:parent-style-name="Policepardéfaut" style:family="text">
      <style:text-properties style:font-name-asian="Times New Roman" fo:language="it" fo:country="IT"/>
    </style:style>
    <style:style style:name="T3153" style:parent-style-name="Policepardéfaut" style:family="text">
      <style:text-properties style:font-name-asian="Times New Roman"/>
    </style:style>
    <style:style style:name="T3154" style:parent-style-name="Policepardéfaut" style:family="text">
      <style:text-properties style:font-name-complex="Times New Roman" fo:language="it" fo:country="IT"/>
    </style:style>
    <style:style style:name="T3155" style:parent-style-name="Policepardéfaut" style:family="text">
      <style:text-properties style:font-name-complex="Times New Roman" fo:font-style="italic" style:font-style-asian="italic" fo:language="it" fo:country="IT"/>
    </style:style>
    <style:style style:name="T3156" style:parent-style-name="Policepardéfaut" style:family="text">
      <style:text-properties style:font-name-complex="Times New Roman" fo:font-style="italic" style:font-style-asian="italic" fo:language="it" fo:country="IT"/>
    </style:style>
    <style:style style:name="T3157" style:parent-style-name="Policepardéfaut" style:family="text">
      <style:text-properties style:font-name-complex="Times New Roman" fo:font-style="italic" style:font-style-asian="italic" fo:language="it" fo:country="IT"/>
    </style:style>
    <style:style style:name="T3158" style:parent-style-name="Policepardéfaut" style:family="text">
      <style:text-properties style:font-name-complex="Times New Roman" fo:font-style="italic" style:font-style-asian="italic" fo:language="it" fo:country="IT"/>
    </style:style>
    <style:style style:name="T3159" style:parent-style-name="Policepardéfaut" style:family="text">
      <style:text-properties style:font-name-complex="Times New Roman" fo:font-style="italic" style:font-style-asian="italic" fo:language="it" fo:country="IT"/>
    </style:style>
    <style:style style:name="T3160" style:parent-style-name="Policepardéfaut" style:family="text">
      <style:text-properties style:font-name-complex="Times New Roman" fo:language="it" fo:country="IT"/>
    </style:style>
    <style:style style:name="T3161" style:parent-style-name="Policepardéfaut" style:family="text">
      <style:text-properties style:font-name-complex="Times New Roman" fo:font-style="italic" style:font-style-asian="italic" fo:language="it" fo:country="IT"/>
    </style:style>
    <style:style style:name="T3162" style:parent-style-name="Policepardéfaut" style:family="text">
      <style:text-properties style:font-name-complex="Times New Roman" fo:language="it" fo:country="IT"/>
    </style:style>
    <style:style style:name="T3163" style:parent-style-name="Policepardéfaut" style:family="text">
      <style:text-properties style:font-name-complex="Times New Roman" fo:font-style="italic" style:font-style-asian="italic" fo:language="it" fo:country="IT"/>
    </style:style>
    <style:style style:name="T3164" style:parent-style-name="Policepardéfaut" style:family="text">
      <style:text-properties style:font-name-complex="Times New Roman" fo:language="it" fo:country="IT"/>
    </style:style>
    <style:style style:name="T3165" style:parent-style-name="Policepardéfaut" style:family="text">
      <style:text-properties style:font-name-complex="Times New Roman" fo:font-style="italic" style:font-style-asian="italic" fo:language="it" fo:country="IT"/>
    </style:style>
    <style:style style:name="T3166" style:parent-style-name="Policepardéfaut" style:family="text">
      <style:text-properties style:font-name-complex="Times New Roman" fo:language="it" fo:country="IT"/>
    </style:style>
    <style:style style:name="T3167" style:parent-style-name="Policepardéfaut" style:family="text">
      <style:text-properties style:font-name-complex="Times New Roman" fo:font-style="italic" style:font-style-asian="italic" fo:language="it" fo:country="IT"/>
    </style:style>
    <style:style style:name="T3168" style:parent-style-name="Policepardéfaut" style:family="text">
      <style:text-properties style:font-name-complex="Times New Roman" fo:language="it" fo:country="IT"/>
    </style:style>
    <style:style style:name="T3169" style:parent-style-name="Policepardéfaut" style:family="text">
      <style:text-properties style:font-name-complex="Times New Roman" fo:language="it" fo:country="IT"/>
    </style:style>
    <style:style style:name="T3170" style:parent-style-name="Policepardéfaut" style:family="text">
      <style:text-properties style:font-name-complex="Times New Roman" fo:font-style="italic" style:font-style-asian="italic" fo:language="it" fo:country="IT"/>
    </style:style>
    <style:style style:name="T3171" style:parent-style-name="Policepardéfaut" style:family="text">
      <style:text-properties style:font-name-complex="Times New Roman" fo:language="it" fo:country="IT"/>
    </style:style>
    <style:style style:name="T3172" style:parent-style-name="Policepardéfaut" style:family="text">
      <style:text-properties style:font-name-complex="Times New Roman" fo:font-style="italic" style:font-style-asian="italic" fo:language="it" fo:country="IT"/>
    </style:style>
    <style:style style:name="T3173" style:parent-style-name="Policepardéfaut" style:family="text">
      <style:text-properties style:font-name-complex="Times New Roman" fo:language="it" fo:country="IT"/>
    </style:style>
    <style:style style:name="T3174" style:parent-style-name="Policepardéfaut" style:family="text">
      <style:text-properties style:font-name-complex="Times New Roman" fo:font-style="italic" style:font-style-asian="italic" fo:language="it" fo:country="IT"/>
    </style:style>
    <style:style style:name="T3175" style:parent-style-name="Policepardéfaut" style:family="text">
      <style:text-properties style:font-name-complex="Times New Roman" fo:language="it" fo:country="IT"/>
    </style:style>
    <style:style style:name="T3176" style:parent-style-name="Policepardéfaut" style:family="text">
      <style:text-properties style:font-name-complex="Times New Roman" fo:font-style="italic" style:font-style-asian="italic" fo:language="it" fo:country="IT"/>
    </style:style>
    <style:style style:name="T3177" style:parent-style-name="Policepardéfaut" style:family="text">
      <style:text-properties style:font-name-complex="Times New Roman" fo:language="it" fo:country="IT"/>
    </style:style>
    <style:style style:name="T3178" style:parent-style-name="Policepardéfaut" style:family="text">
      <style:text-properties fo:font-style="italic" style:font-style-asian="italic"/>
    </style:style>
    <style:style style:name="P3179" style:parent-style-name="term" style:family="paragraph">
      <style:text-properties fo:language="en" fo:country="GB"/>
    </style:style>
    <style:style style:name="P3180" style:parent-style-name="term" style:family="paragraph">
      <style:text-properties fo:language="en" fo:country="GB"/>
    </style:style>
    <style:style style:name="P3181" style:parent-style-name="term" style:family="paragraph">
      <style:text-properties fo:language="en" fo:country="GB"/>
    </style:style>
    <style:style style:name="T3182" style:parent-style-name="Policepardéfaut" style:family="text">
      <style:text-properties fo:font-style="italic" style:font-style-asian="italic"/>
    </style:style>
    <style:style style:name="T3183" style:parent-style-name="Policepardéfaut" style:family="text">
      <style:text-properties fo:font-variant="small-caps"/>
    </style:style>
    <style:style style:name="T3184" style:parent-style-name="Policepardéfaut" style:family="text">
      <style:text-properties style:font-name-complex="Times New Roman" fo:font-weight="bold" style:font-weight-asian="bold"/>
    </style:style>
    <style:style style:name="T3185" style:parent-style-name="Policepardéfaut" style:family="text">
      <style:text-properties style:font-name-complex="Times New Roman" fo:font-weight="bold" style:font-weight-asian="bold"/>
    </style:style>
    <style:style style:name="T3186" style:parent-style-name="Policepardéfaut" style:family="text">
      <style:text-properties style:font-name-complex="Times New Roman" fo:font-weight="bold" style:font-weight-asian="bold"/>
    </style:style>
    <style:style style:name="T3187" style:parent-style-name="Policepardéfaut" style:family="text">
      <style:text-properties style:font-name-complex="Times New Roman"/>
    </style:style>
    <style:style style:name="T3188" style:parent-style-name="Policepardéfaut" style:family="text">
      <style:text-properties style:font-name-complex="Times New Roman"/>
    </style:style>
    <style:style style:name="T3189" style:parent-style-name="Policepardéfaut" style:family="text">
      <style:text-properties style:font-name-complex="Times New Roman"/>
    </style:style>
    <style:style style:name="T3190" style:parent-style-name="Policepardéfaut" style:family="text">
      <style:text-properties style:font-name-complex="Times New Roman"/>
    </style:style>
    <style:style style:name="T3191" style:parent-style-name="Policepardéfaut" style:family="text">
      <style:text-properties style:font-name-complex="Times New Roman"/>
    </style:style>
    <style:style style:name="T3192" style:parent-style-name="Policepardéfaut" style:family="text">
      <style:text-properties style:font-name-complex="Times New Roman"/>
    </style:style>
    <style:style style:name="T3193" style:parent-style-name="Policepardéfaut" style:family="text">
      <style:text-properties style:font-name-complex="Times New Roman"/>
    </style:style>
    <style:style style:name="T3194" style:parent-style-name="Policepardéfaut" style:family="text">
      <style:text-properties style:font-name-complex="Times New Roman"/>
    </style:style>
    <style:style style:name="T3195" style:parent-style-name="Policepardéfaut" style:family="text">
      <style:text-properties style:font-name-complex="Times New Roman"/>
    </style:style>
    <style:style style:name="T3196" style:parent-style-name="Policepardéfaut" style:family="text">
      <style:text-properties style:font-name-complex="Times New Roman"/>
    </style:style>
    <style:style style:name="T3197" style:parent-style-name="Policepardéfaut" style:family="text">
      <style:text-properties style:font-name-complex="Times New Roman"/>
    </style:style>
    <style:style style:name="T3198" style:parent-style-name="Policepardéfaut" style:family="text">
      <style:text-properties style:font-name-complex="Times New Roman"/>
    </style:style>
    <style:style style:name="T3199" style:parent-style-name="Policepardéfaut" style:family="text">
      <style:text-properties style:font-name-complex="Times New Roman"/>
    </style:style>
    <style:style style:name="T3200" style:parent-style-name="Policepardéfaut" style:family="text">
      <style:text-properties style:font-name-complex="Times New Roman"/>
    </style:style>
    <style:style style:name="T3201" style:parent-style-name="Policepardéfaut" style:family="text">
      <style:text-properties style:font-name-complex="Times New Roman"/>
    </style:style>
    <style:style style:name="T3202" style:parent-style-name="Policepardéfaut" style:family="text">
      <style:text-properties style:font-name-complex="Times New Roman"/>
    </style:style>
    <style:style style:name="T3203" style:parent-style-name="Policepardéfaut" style:family="text">
      <style:text-properties style:font-name-complex="Times New Roman"/>
    </style:style>
    <style:style style:name="T3204" style:parent-style-name="Policepardéfaut" style:family="text">
      <style:text-properties style:font-name-complex="Times New Roman"/>
    </style:style>
    <style:style style:name="T3205" style:parent-style-name="Policepardéfaut" style:family="text">
      <style:text-properties style:font-name-complex="Times New Roman"/>
    </style:style>
    <style:style style:name="T3206" style:parent-style-name="Policepardéfaut" style:family="text">
      <style:text-properties fo:font-variant="small-caps"/>
    </style:style>
    <style:style style:name="T3207" style:parent-style-name="Policepardéfaut" style:family="text">
      <style:text-properties fo:font-style="italic" style:font-style-asian="italic"/>
    </style:style>
    <style:style style:name="T3208" style:parent-style-name="Policepardéfaut" style:family="text">
      <style:text-properties fo:font-style="italic" style:font-style-asian="italic"/>
    </style:style>
    <style:style style:name="T3209" style:parent-style-name="Policepardéfaut" style:family="text">
      <style:text-properties style:font-name-complex="Times New Roman"/>
    </style:style>
    <style:style style:name="T3210" style:parent-style-name="Policepardéfaut" style:family="text">
      <style:text-properties style:font-name-complex="Times New Roman"/>
    </style:style>
    <style:style style:name="T3211" style:parent-style-name="Policepardéfaut" style:family="text">
      <style:text-properties style:font-name-complex="Times New Roman"/>
    </style:style>
    <style:style style:name="T3212" style:parent-style-name="Policepardéfaut" style:family="text">
      <style:text-properties style:font-name-complex="Times New Roman"/>
    </style:style>
    <style:style style:name="T3213" style:parent-style-name="Policepardéfaut" style:family="text">
      <style:text-properties style:font-name-complex="Times New Roman"/>
    </style:style>
    <style:style style:name="T3214" style:parent-style-name="Policepardéfaut" style:family="text">
      <style:text-properties style:font-name-complex="Times New Roman"/>
    </style:style>
    <style:style style:name="T3215" style:parent-style-name="Policepardéfaut" style:family="text">
      <style:text-properties style:font-name-complex="Times New Roman"/>
    </style:style>
    <style:style style:name="T3216" style:parent-style-name="Policepardéfaut" style:family="text">
      <style:text-properties style:font-name-complex="Times New Roman"/>
    </style:style>
    <style:style style:name="T3217" style:parent-style-name="Policepardéfaut" style:family="text">
      <style:text-properties style:font-name-complex="Times New Roman"/>
    </style:style>
    <style:style style:name="T3218" style:parent-style-name="Policepardéfaut" style:family="text">
      <style:text-properties style:font-name-complex="Times New Roman" fo:font-weight="bold" style:font-weight-asian="bold"/>
    </style:style>
    <style:style style:name="T3219" style:parent-style-name="Policepardéfaut" style:family="text">
      <style:text-properties style:font-name-complex="Times New Roman"/>
    </style:style>
    <style:style style:name="T3220" style:parent-style-name="Policepardéfaut" style:family="text">
      <style:text-properties style:font-name-complex="Times New Roman" fo:font-variant="small-caps"/>
    </style:style>
    <style:style style:name="T3221" style:parent-style-name="Policepardéfaut" style:family="text">
      <style:text-properties style:text-position="super 66.6%"/>
    </style:style>
    <style:style style:name="T3222" style:parent-style-name="Policepardéfaut" style:family="text">
      <style:text-properties style:font-name-complex="Times New Roman"/>
    </style:style>
    <style:style style:name="T3223" style:parent-style-name="Policepardéfaut" style:family="text">
      <style:text-properties style:font-name-complex="Times New Roman"/>
    </style:style>
    <style:style style:name="T3224" style:parent-style-name="Policepardéfaut" style:family="text">
      <style:text-properties fo:font-style="italic" style:font-style-asian="italic"/>
    </style:style>
    <style:style style:name="T3225" style:parent-style-name="Policepardéfaut" style:family="text">
      <style:text-properties fo:font-style="italic" style:font-style-asian="italic"/>
    </style:style>
    <style:style style:name="T3226" style:parent-style-name="Policepardéfaut" style:family="text">
      <style:text-properties style:font-name-complex="Times New Roman"/>
    </style:style>
    <style:style style:name="T3227" style:parent-style-name="Policepardéfaut" style:family="text">
      <style:text-properties style:font-name-complex="Times New Roman"/>
    </style:style>
    <style:style style:name="T3228" style:parent-style-name="Policepardéfaut" style:family="text">
      <style:text-properties style:font-name-complex="Times New Roman"/>
    </style:style>
    <style:style style:name="T3229" style:parent-style-name="Policepardéfaut" style:family="text">
      <style:text-properties style:font-name-complex="Times New Roman"/>
    </style:style>
    <style:style style:name="T3230" style:parent-style-name="Policepardéfaut" style:family="text">
      <style:text-properties style:font-name-complex="Times New Roman"/>
    </style:style>
    <style:style style:name="T3231" style:parent-style-name="Policepardéfaut" style:family="text">
      <style:text-properties style:font-name-complex="Times New Roman" fo:font-weight="bold" style:font-weight-asian="bold"/>
    </style:style>
    <style:style style:name="T3232" style:parent-style-name="Policepardéfaut" style:family="text">
      <style:text-properties style:font-name-complex="Times New Roman" fo:font-weight="bold" style:font-weight-asian="bold"/>
    </style:style>
    <style:style style:name="T3233" style:parent-style-name="Policepardéfaut" style:family="text">
      <style:text-properties style:font-name-complex="Times New Roman" fo:font-weight="bold" style:font-weight-asian="bold"/>
    </style:style>
    <style:style style:name="T3234" style:parent-style-name="Policepardéfaut" style:family="text">
      <style:text-properties style:font-name-complex="Times New Roman"/>
    </style:style>
    <style:style style:name="T3235" style:parent-style-name="Policepardéfaut" style:family="text">
      <style:text-properties style:font-name-complex="Times New Roman"/>
    </style:style>
    <style:style style:name="T3236" style:parent-style-name="Policepardéfaut" style:family="text">
      <style:text-properties style:font-name-complex="Times New Roman"/>
    </style:style>
    <style:style style:name="T3237" style:parent-style-name="Policepardéfaut" style:family="text">
      <style:text-properties style:font-name-complex="Times New Roman"/>
    </style:style>
    <style:style style:name="T3238" style:parent-style-name="Policepardéfaut" style:family="text">
      <style:text-properties style:font-name-complex="Times New Roman"/>
    </style:style>
    <style:style style:name="T3239" style:parent-style-name="Policepardéfaut" style:family="text">
      <style:text-properties style:font-name-complex="Times New Roman"/>
    </style:style>
    <style:style style:name="T3240" style:parent-style-name="Policepardéfaut" style:family="text">
      <style:text-properties style:font-name-complex="Times New Roman"/>
    </style:style>
    <style:style style:name="T3241" style:parent-style-name="Policepardéfaut" style:family="text">
      <style:text-properties style:font-name-complex="Times New Roman"/>
    </style:style>
    <style:style style:name="T3242" style:parent-style-name="Policepardéfaut" style:family="text">
      <style:text-properties style:font-name-complex="Times New Roman"/>
    </style:style>
    <style:style style:name="T3243" style:parent-style-name="Policepardéfaut" style:family="text">
      <style:text-properties fo:font-style="italic" style:font-style-asian="italic"/>
    </style:style>
    <style:style style:name="T3244" style:parent-style-name="Policepardéfaut" style:family="text">
      <style:text-properties style:font-name-asian="Times New Roman"/>
    </style:style>
    <style:style style:name="T3245" style:parent-style-name="Policepardéfaut" style:family="text">
      <style:text-properties fo:font-style="italic" style:font-style-asian="italic"/>
    </style:style>
    <style:style style:name="T3246" style:parent-style-name="Policepardéfaut" style:family="text">
      <style:text-properties fo:font-variant="small-caps"/>
    </style:style>
    <style:style style:name="T3247" style:parent-style-name="Policepardéfaut" style:family="text">
      <style:text-properties style:font-name-complex="Times New Roman" fo:font-weight="bold" style:font-weight-asian="bold"/>
    </style:style>
    <style:style style:name="T3248" style:parent-style-name="Policepardéfaut" style:family="text">
      <style:text-properties style:font-name-complex="Times New Roman" fo:font-weight="bold" style:font-weight-asian="bold"/>
    </style:style>
    <style:style style:name="T3249" style:parent-style-name="Policepardéfaut" style:family="text">
      <style:text-properties style:font-name-complex="Times New Roman" fo:font-weight="bold" style:font-weight-asian="bold"/>
    </style:style>
    <style:style style:name="T3250" style:parent-style-name="Policepardéfaut" style:family="text">
      <style:text-properties style:font-name-complex="Times New Roman"/>
    </style:style>
    <style:style style:name="T3251" style:parent-style-name="Policepardéfaut" style:family="text">
      <style:text-properties style:font-name-complex="Times New Roman"/>
    </style:style>
    <style:style style:name="T3252" style:parent-style-name="Policepardéfaut" style:family="text">
      <style:text-properties style:font-name-complex="Times New Roman"/>
    </style:style>
    <style:style style:name="T3253" style:parent-style-name="Policepardéfaut" style:family="text">
      <style:text-properties style:font-name-complex="Times New Roman"/>
    </style:style>
    <style:style style:name="T3254" style:parent-style-name="Policepardéfaut" style:family="text">
      <style:text-properties style:font-name-complex="Times New Roman"/>
    </style:style>
    <style:style style:name="T3255" style:parent-style-name="Policepardéfaut" style:family="text">
      <style:text-properties style:font-name-complex="Times New Roman"/>
    </style:style>
    <style:style style:name="T3256" style:parent-style-name="Policepardéfaut" style:family="text">
      <style:text-properties style:font-name-complex="Times New Roman"/>
    </style:style>
    <style:style style:name="T3257" style:parent-style-name="Policepardéfaut" style:family="text">
      <style:text-properties style:font-name-complex="Times New Roman"/>
    </style:style>
    <style:style style:name="T3258" style:parent-style-name="Policepardéfaut" style:family="text">
      <style:text-properties style:font-name-complex="Times New Roman"/>
    </style:style>
    <style:style style:name="T3259" style:parent-style-name="Policepardéfaut" style:family="text">
      <style:text-properties style:font-name-complex="Times New Roman"/>
    </style:style>
    <style:style style:name="T3260" style:parent-style-name="Policepardéfaut" style:family="text">
      <style:text-properties style:font-name-complex="Times New Roman"/>
    </style:style>
    <style:style style:name="T3261" style:parent-style-name="Policepardéfaut" style:family="text">
      <style:text-properties style:font-name-complex="Times New Roman"/>
    </style:style>
    <style:style style:name="T3262" style:parent-style-name="Policepardéfaut" style:family="text">
      <style:text-properties style:font-name-complex="Times New Roman"/>
    </style:style>
    <style:style style:name="T3263" style:parent-style-name="Policepardéfaut" style:family="text">
      <style:text-properties style:font-name-complex="Times New Roman"/>
    </style:style>
    <style:style style:name="T3264" style:parent-style-name="Policepardéfaut" style:family="text">
      <style:text-properties style:font-name-complex="Times New Roman"/>
    </style:style>
    <style:style style:name="T3265" style:parent-style-name="Policepardéfaut" style:family="text">
      <style:text-properties style:font-name-complex="Times New Roman"/>
    </style:style>
    <style:style style:name="T3266" style:parent-style-name="Policepardéfaut" style:family="text">
      <style:text-properties style:font-name-complex="Times New Roman"/>
    </style:style>
    <style:style style:name="T3267" style:parent-style-name="Policepardéfaut" style:family="text">
      <style:text-properties style:font-name-complex="Times New Roman"/>
    </style:style>
    <style:style style:name="T3268" style:parent-style-name="Policepardéfaut" style:family="text">
      <style:text-properties style:font-name-complex="Times New Roman"/>
    </style:style>
    <style:style style:name="T3269" style:parent-style-name="Policepardéfaut" style:family="text">
      <style:text-properties style:font-name-complex="Times New Roman"/>
    </style:style>
    <style:style style:name="T3270" style:parent-style-name="Policepardéfaut" style:family="text">
      <style:text-properties style:font-name-complex="Times New Roman"/>
    </style:style>
    <style:style style:name="T3271" style:parent-style-name="Policepardéfaut" style:family="text">
      <style:text-properties style:font-name-complex="Times New Roman"/>
    </style:style>
    <style:style style:name="T3272" style:parent-style-name="Policepardéfaut" style:family="text">
      <style:text-properties style:font-name-complex="Times New Roman"/>
    </style:style>
    <style:style style:name="T3273" style:parent-style-name="Policepardéfaut" style:family="text">
      <style:text-properties style:font-name-complex="Times New Roman"/>
    </style:style>
    <style:style style:name="T3274" style:parent-style-name="Policepardéfaut" style:family="text">
      <style:text-properties style:font-name-complex="Times New Roman"/>
    </style:style>
    <style:style style:name="T3275" style:parent-style-name="Policepardéfaut" style:family="text">
      <style:text-properties style:font-name-complex="Times New Roman"/>
    </style:style>
    <style:style style:name="T3276" style:parent-style-name="Policepardéfaut" style:family="text">
      <style:text-properties style:font-name-complex="Times New Roman"/>
    </style:style>
    <style:style style:name="T3277" style:parent-style-name="Policepardéfaut" style:family="text">
      <style:text-properties style:font-name-complex="Times New Roman"/>
    </style:style>
    <style:style style:name="T3278" style:parent-style-name="Policepardéfaut" style:family="text">
      <style:text-properties style:font-name-complex="Times New Roman"/>
    </style:style>
    <style:style style:name="T3279" style:parent-style-name="Policepardéfaut" style:family="text">
      <style:text-properties style:font-name-complex="Times New Roman"/>
    </style:style>
    <style:style style:name="T3280" style:parent-style-name="Policepardéfaut" style:family="text">
      <style:text-properties style:font-name-complex="Times New Roman"/>
    </style:style>
    <style:style style:name="T3281" style:parent-style-name="Policepardéfaut" style:family="text">
      <style:text-properties style:font-name-complex="Times New Roman"/>
    </style:style>
    <style:style style:name="T3282" style:parent-style-name="Policepardéfaut" style:family="text">
      <style:text-properties style:font-name-complex="Times New Roman"/>
    </style:style>
    <style:style style:name="T3283" style:parent-style-name="Policepardéfaut" style:family="text">
      <style:text-properties style:font-name-complex="Times New Roman"/>
    </style:style>
    <style:style style:name="T3284" style:parent-style-name="Policepardéfaut" style:family="text">
      <style:text-properties style:font-name-complex="Times New Roman"/>
    </style:style>
    <style:style style:name="T3285" style:parent-style-name="Policepardéfaut" style:family="text">
      <style:text-properties style:font-name-complex="Times New Roman"/>
    </style:style>
    <style:style style:name="T3286" style:parent-style-name="Policepardéfaut" style:family="text">
      <style:text-properties style:font-name-complex="Times New Roman"/>
    </style:style>
    <style:style style:name="T3287" style:parent-style-name="Policepardéfaut" style:family="text">
      <style:text-properties style:font-name-complex="Times New Roman"/>
    </style:style>
    <style:style style:name="T3288" style:parent-style-name="Policepardéfaut" style:family="text">
      <style:text-properties style:font-name-complex="Times New Roman" fo:font-variant="small-caps"/>
    </style:style>
    <style:style style:name="T3289" style:parent-style-name="Policepardéfaut" style:family="text">
      <style:text-properties style:font-name-complex="Times New Roman"/>
    </style:style>
    <style:style style:name="T3290" style:parent-style-name="Policepardéfaut" style:family="text">
      <style:text-properties style:font-name-complex="Times New Roman"/>
    </style:style>
    <style:style style:name="T3291" style:parent-style-name="Policepardéfaut" style:family="text">
      <style:text-properties style:font-name-complex="Times New Roman" fo:font-variant="small-caps"/>
    </style:style>
    <style:style style:name="T3292" style:parent-style-name="Policepardéfaut" style:family="text">
      <style:text-properties style:font-name-complex="Times New Roman"/>
    </style:style>
    <style:style style:name="T3293" style:parent-style-name="Policepardéfaut" style:family="text">
      <style:text-properties style:font-name-complex="Times New Roman"/>
    </style:style>
    <style:style style:name="T3294" style:parent-style-name="Policepardéfaut" style:family="text">
      <style:text-properties style:font-name-complex="Times New Roman"/>
    </style:style>
    <style:style style:name="T3295" style:parent-style-name="Policepardéfaut" style:family="text">
      <style:text-properties style:font-name-complex="Times New Roman"/>
    </style:style>
    <style:style style:name="T3296" style:parent-style-name="Policepardéfaut" style:family="text">
      <style:text-properties style:font-name-complex="Times New Roman"/>
    </style:style>
    <style:style style:name="T3297" style:parent-style-name="Policepardéfaut" style:family="text">
      <style:text-properties style:font-name-complex="Times New Roman"/>
    </style:style>
    <style:style style:name="T3298" style:parent-style-name="Policepardéfaut" style:family="text">
      <style:text-properties style:font-name-complex="Times New Roman"/>
    </style:style>
    <style:style style:name="T3299" style:parent-style-name="Policepardéfaut" style:family="text">
      <style:text-properties style:font-name-complex="Times New Roman"/>
    </style:style>
    <style:style style:name="T3300" style:parent-style-name="Policepardéfaut" style:family="text">
      <style:text-properties style:font-name-complex="Times New Roman"/>
    </style:style>
    <style:style style:name="T3301" style:parent-style-name="Policepardéfaut" style:family="text">
      <style:text-properties style:font-name-complex="Times New Roman"/>
    </style:style>
    <style:style style:name="T3302" style:parent-style-name="Policepardéfaut" style:family="text">
      <style:text-properties style:font-name-complex="Times New Roman"/>
    </style:style>
    <style:style style:name="T3303" style:parent-style-name="Policepardéfaut" style:family="text">
      <style:text-properties style:font-name-complex="Times New Roman"/>
    </style:style>
    <style:style style:name="T3304" style:parent-style-name="Policepardéfaut" style:family="text">
      <style:text-properties style:font-name-complex="Times New Roman"/>
    </style:style>
    <style:style style:name="T3305" style:parent-style-name="Policepardéfaut" style:family="text">
      <style:text-properties style:font-name-complex="Times New Roman"/>
    </style:style>
    <style:style style:name="T3306" style:parent-style-name="Policepardéfaut" style:family="text">
      <style:text-properties style:font-name-complex="Times New Roman"/>
    </style:style>
    <style:style style:name="T3307" style:parent-style-name="Policepardéfaut" style:family="text">
      <style:text-properties style:font-name-complex="Times New Roman"/>
    </style:style>
    <style:style style:name="T3308" style:parent-style-name="Policepardéfaut" style:family="text">
      <style:text-properties style:font-name-complex="Times New Roman"/>
    </style:style>
    <style:style style:name="T3309" style:parent-style-name="Policepardéfaut" style:family="text">
      <style:text-properties style:font-name-complex="Times New Roman"/>
    </style:style>
    <style:style style:name="T3310" style:parent-style-name="Policepardéfaut" style:family="text">
      <style:text-properties style:font-name-complex="Times New Roman"/>
    </style:style>
    <style:style style:name="T3311" style:parent-style-name="Policepardéfaut" style:family="text">
      <style:text-properties style:font-name-complex="Times New Roman"/>
    </style:style>
    <style:style style:name="T3312" style:parent-style-name="Policepardéfaut" style:family="text">
      <style:text-properties style:font-name-complex="Times New Roman"/>
    </style:style>
    <style:style style:name="T3313" style:parent-style-name="Policepardéfaut" style:family="text">
      <style:text-properties style:font-name-complex="Times New Roman"/>
    </style:style>
    <style:style style:name="T3314" style:parent-style-name="Policepardéfaut" style:family="text">
      <style:text-properties style:font-name-complex="Times New Roman"/>
    </style:style>
    <style:style style:name="T3315" style:parent-style-name="Policepardéfaut" style:family="text">
      <style:text-properties style:font-name-complex="Times New Roman"/>
    </style:style>
    <style:style style:name="T3316" style:parent-style-name="Policepardéfaut" style:family="text">
      <style:text-properties style:font-name-complex="Times New Roman"/>
    </style:style>
    <style:style style:name="T3317" style:parent-style-name="Policepardéfaut" style:family="text">
      <style:text-properties style:font-name-complex="Times New Roman"/>
    </style:style>
    <style:style style:name="T3318" style:parent-style-name="Policepardéfaut" style:family="text">
      <style:text-properties style:font-name-complex="Times New Roman"/>
    </style:style>
    <style:style style:name="T3319" style:parent-style-name="Policepardéfaut" style:family="text">
      <style:text-properties style:font-name-complex="Times New Roman"/>
    </style:style>
    <style:style style:name="T3320" style:parent-style-name="Policepardéfaut" style:family="text">
      <style:text-properties style:font-name-complex="Times New Roman"/>
    </style:style>
    <style:style style:name="T3321" style:parent-style-name="Policepardéfaut" style:family="text">
      <style:text-properties style:font-name-complex="Times New Roman"/>
    </style:style>
    <style:style style:name="T3322" style:parent-style-name="Policepardéfaut" style:family="text">
      <style:text-properties style:font-name-complex="Times New Roman"/>
    </style:style>
    <style:style style:name="T3323" style:parent-style-name="Policepardéfaut" style:family="text">
      <style:text-properties style:font-name-complex="Times New Roman"/>
    </style:style>
    <style:style style:name="T3324" style:parent-style-name="Policepardéfaut" style:family="text">
      <style:text-properties style:font-name-complex="Times New Roman"/>
    </style:style>
    <style:style style:name="T3325" style:parent-style-name="Policepardéfaut" style:family="text">
      <style:text-properties style:font-name-complex="Times New Roman"/>
    </style:style>
    <style:style style:name="T3326" style:parent-style-name="Policepardéfaut" style:family="text">
      <style:text-properties style:font-name-complex="Times New Roman"/>
    </style:style>
    <style:style style:name="T3327" style:parent-style-name="Policepardéfaut" style:family="text">
      <style:text-properties style:font-name-complex="Times New Roman"/>
    </style:style>
    <style:style style:name="T3328" style:parent-style-name="Policepardéfaut" style:family="text">
      <style:text-properties style:font-name-complex="Times New Roman"/>
    </style:style>
    <style:style style:name="T3329" style:parent-style-name="Policepardéfaut" style:family="text">
      <style:text-properties style:font-name-complex="Times New Roman"/>
    </style:style>
    <style:style style:name="T3330" style:parent-style-name="Policepardéfaut" style:family="text">
      <style:text-properties style:font-name-complex="Times New Roman"/>
    </style:style>
    <style:style style:name="T3331" style:parent-style-name="Policepardéfaut" style:family="text">
      <style:text-properties style:font-name-complex="Times New Roman"/>
    </style:style>
    <style:style style:name="T3332" style:parent-style-name="Policepardéfaut" style:family="text">
      <style:text-properties style:font-name-complex="Times New Roman"/>
    </style:style>
    <style:style style:name="T3333" style:parent-style-name="Policepardéfaut" style:family="text">
      <style:text-properties style:font-name-complex="Times New Roman"/>
    </style:style>
    <style:style style:name="T3334" style:parent-style-name="Policepardéfaut" style:family="text">
      <style:text-properties style:font-name-complex="Times New Roman"/>
    </style:style>
    <style:style style:name="T3335" style:parent-style-name="Policepardéfaut" style:family="text">
      <style:text-properties style:font-name-complex="Times New Roman"/>
    </style:style>
    <style:style style:name="T3336" style:parent-style-name="Policepardéfaut" style:family="text">
      <style:text-properties style:font-name-complex="Times New Roman"/>
    </style:style>
    <style:style style:name="T3337" style:parent-style-name="Policepardéfaut" style:family="text">
      <style:text-properties style:font-name-complex="Times New Roman"/>
    </style:style>
    <style:style style:name="T3338" style:parent-style-name="Policepardéfaut" style:family="text">
      <style:text-properties style:font-name-complex="Times New Roman"/>
    </style:style>
    <style:style style:name="T3339" style:parent-style-name="Policepardéfaut" style:family="text">
      <style:text-properties style:font-name-complex="Times New Roman"/>
    </style:style>
    <style:style style:name="T3340" style:parent-style-name="Policepardéfaut" style:family="text">
      <style:text-properties style:font-name-complex="Times New Roman"/>
    </style:style>
    <style:style style:name="T3341" style:parent-style-name="Policepardéfaut" style:family="text">
      <style:text-properties style:font-name-complex="Times New Roman"/>
    </style:style>
    <style:style style:name="T3342" style:parent-style-name="Policepardéfaut" style:family="text">
      <style:text-properties style:font-name-complex="Times New Roman"/>
    </style:style>
    <style:style style:name="T3343" style:parent-style-name="Policepardéfaut" style:family="text">
      <style:text-properties style:font-name-complex="Times New Roman"/>
    </style:style>
    <style:style style:name="T3344" style:parent-style-name="Policepardéfaut" style:family="text">
      <style:text-properties style:font-name-complex="Times New Roman"/>
    </style:style>
    <style:style style:name="T3345" style:parent-style-name="Policepardéfaut" style:family="text">
      <style:text-properties style:font-name-complex="Times New Roman"/>
    </style:style>
    <style:style style:name="T3346" style:parent-style-name="Policepardéfaut" style:family="text">
      <style:text-properties style:font-name-complex="Times New Roman"/>
    </style:style>
    <style:style style:name="T3347" style:parent-style-name="Policepardéfaut" style:family="text">
      <style:text-properties style:font-name-complex="Times New Roman"/>
    </style:style>
    <style:style style:name="T3348" style:parent-style-name="Policepardéfaut" style:family="text">
      <style:text-properties style:font-name-complex="Times New Roman"/>
    </style:style>
    <style:style style:name="T3349" style:parent-style-name="Policepardéfaut" style:family="text">
      <style:text-properties style:font-name-complex="Times New Roman"/>
    </style:style>
    <style:style style:name="T3350" style:parent-style-name="Policepardéfaut" style:family="text">
      <style:text-properties style:font-name-complex="Times New Roman"/>
    </style:style>
    <style:style style:name="T3351" style:parent-style-name="Policepardéfaut" style:family="text">
      <style:text-properties style:font-name-complex="Times New Roman"/>
    </style:style>
    <style:style style:name="T3352" style:parent-style-name="Policepardéfaut" style:family="text">
      <style:text-properties style:font-name-complex="Times New Roman"/>
    </style:style>
    <style:style style:name="T3353" style:parent-style-name="Policepardéfaut" style:family="text">
      <style:text-properties style:font-name-complex="Times New Roman"/>
    </style:style>
    <style:style style:name="T3354" style:parent-style-name="Policepardéfaut" style:family="text">
      <style:text-properties style:font-name-complex="Times New Roman"/>
    </style:style>
    <style:style style:name="T3355" style:parent-style-name="Policepardéfaut" style:family="text">
      <style:text-properties style:font-name-complex="Times New Roman"/>
    </style:style>
    <style:style style:name="T3356" style:parent-style-name="Policepardéfaut" style:family="text">
      <style:text-properties style:font-name-complex="Times New Roman"/>
    </style:style>
    <style:style style:name="T3357" style:parent-style-name="Policepardéfaut" style:family="text">
      <style:text-properties style:font-name-complex="Times New Roman"/>
    </style:style>
    <style:style style:name="T3358" style:parent-style-name="Policepardéfaut" style:family="text">
      <style:text-properties style:font-name-complex="Times New Roman"/>
    </style:style>
    <style:style style:name="T3359" style:parent-style-name="Policepardéfaut" style:family="text">
      <style:text-properties style:font-name-complex="Times New Roman" fo:font-style="italic" style:font-style-asian="italic"/>
    </style:style>
    <style:style style:name="T3360" style:parent-style-name="Policepardéfaut" style:family="text">
      <style:text-properties style:font-name-complex="Times New Roman"/>
    </style:style>
    <style:style style:name="T3361" style:parent-style-name="Policepardéfaut" style:family="text">
      <style:text-properties style:font-name-complex="Times New Roman"/>
    </style:style>
    <style:style style:name="T3362" style:parent-style-name="Policepardéfaut" style:family="text">
      <style:text-properties style:font-name-complex="Times New Roman"/>
    </style:style>
    <style:style style:name="T3363" style:parent-style-name="Policepardéfaut" style:family="text">
      <style:text-properties style:font-name-complex="Times New Roman" fo:font-style="italic" style:font-style-asian="italic"/>
    </style:style>
    <style:style style:name="T3364" style:parent-style-name="Policepardéfaut" style:family="text">
      <style:text-properties style:font-name-complex="Times New Roman"/>
    </style:style>
    <style:style style:name="T3365" style:parent-style-name="Policepardéfaut" style:family="text">
      <style:text-properties style:font-name-complex="Times New Roman" fo:font-style="italic" style:font-style-asian="italic"/>
    </style:style>
    <style:style style:name="T3366" style:parent-style-name="Policepardéfaut" style:family="text">
      <style:text-properties style:font-name-complex="Times New Roman"/>
    </style:style>
    <style:style style:name="T3367" style:parent-style-name="Policepardéfaut" style:family="text">
      <style:text-properties style:font-name-complex="Times New Roman"/>
    </style:style>
    <style:style style:name="T3368" style:parent-style-name="Policepardéfaut" style:family="text">
      <style:text-properties style:font-name-complex="Times New Roman"/>
    </style:style>
    <style:style style:name="T3369" style:parent-style-name="Policepardéfaut" style:family="text">
      <style:text-properties style:font-name-complex="Times New Roman"/>
    </style:style>
    <style:style style:name="T3370" style:parent-style-name="Policepardéfaut" style:family="text">
      <style:text-properties style:font-name-complex="Times New Roman"/>
    </style:style>
    <style:style style:name="T3371" style:parent-style-name="Policepardéfaut" style:family="text">
      <style:text-properties style:font-name-complex="Times New Roman"/>
    </style:style>
    <style:style style:name="T3372" style:parent-style-name="Policepardéfaut" style:family="text">
      <style:text-properties style:font-name-complex="Times New Roman"/>
    </style:style>
    <style:style style:name="T3373" style:parent-style-name="Policepardéfaut" style:family="text">
      <style:text-properties style:font-name-complex="Times New Roman"/>
    </style:style>
    <style:style style:name="T3374" style:parent-style-name="Policepardéfaut" style:family="text">
      <style:text-properties style:font-name-complex="Times New Roman"/>
    </style:style>
    <style:style style:name="T3375" style:parent-style-name="Policepardéfaut" style:family="text">
      <style:text-properties style:font-name-complex="Times New Roman"/>
    </style:style>
    <style:style style:name="T3376" style:parent-style-name="Policepardéfaut" style:family="text">
      <style:text-properties style:font-name-complex="Times New Roman"/>
    </style:style>
    <style:style style:name="T3377" style:parent-style-name="Policepardéfaut" style:family="text">
      <style:text-properties style:font-name-complex="Times New Roman"/>
    </style:style>
    <style:style style:name="T3378" style:parent-style-name="Policepardéfaut" style:family="text">
      <style:text-properties style:font-name-complex="Times New Roman"/>
    </style:style>
    <style:style style:name="T3379" style:parent-style-name="Policepardéfaut" style:family="text">
      <style:text-properties style:font-name-complex="Times New Roman"/>
    </style:style>
    <style:style style:name="T3380" style:parent-style-name="Policepardéfaut" style:family="text">
      <style:text-properties style:font-name-complex="Times New Roman"/>
    </style:style>
    <style:style style:name="T3381" style:parent-style-name="Policepardéfaut" style:family="text">
      <style:text-properties style:font-name-complex="Times New Roman"/>
    </style:style>
    <style:style style:name="T3382" style:parent-style-name="Policepardéfaut" style:family="text">
      <style:text-properties style:font-name-complex="Times New Roman"/>
    </style:style>
    <style:style style:name="T3383" style:parent-style-name="Policepardéfaut" style:family="text">
      <style:text-properties style:font-name-complex="Times New Roman"/>
    </style:style>
    <style:style style:name="T3384" style:parent-style-name="Policepardéfaut" style:family="text">
      <style:text-properties style:font-name-complex="Times New Roman"/>
    </style:style>
    <style:style style:name="T3385" style:parent-style-name="Policepardéfaut" style:family="text">
      <style:text-properties style:font-name-complex="Times New Roman" fo:font-style="italic" style:font-style-asian="italic"/>
    </style:style>
    <style:style style:name="T3386" style:parent-style-name="Policepardéfaut" style:family="text">
      <style:text-properties style:font-name-complex="Times New Roman"/>
    </style:style>
    <style:style style:name="T3387" style:parent-style-name="Policepardéfaut" style:family="text">
      <style:text-properties style:font-name-complex="Times New Roman"/>
    </style:style>
    <style:style style:name="T3388" style:parent-style-name="Policepardéfaut" style:family="text">
      <style:text-properties style:font-name-complex="Times New Roman"/>
    </style:style>
    <style:style style:name="T3389" style:parent-style-name="Policepardéfaut" style:family="text">
      <style:text-properties style:font-name-complex="Times New Roman"/>
    </style:style>
    <style:style style:name="T3390" style:parent-style-name="Policepardéfaut" style:family="text">
      <style:text-properties style:font-name-complex="Times New Roman"/>
    </style:style>
    <style:style style:name="T3391" style:parent-style-name="Policepardéfaut" style:family="text">
      <style:text-properties style:font-name-complex="Times New Roman"/>
    </style:style>
    <style:style style:name="T3392" style:parent-style-name="Policepardéfaut" style:family="text">
      <style:text-properties style:font-name-complex="Times New Roman"/>
    </style:style>
    <style:style style:name="T3393" style:parent-style-name="Policepardéfaut" style:family="text">
      <style:text-properties style:font-name-complex="Times New Roman"/>
    </style:style>
    <style:style style:name="T3394" style:parent-style-name="Policepardéfaut" style:family="text">
      <style:text-properties style:font-name-complex="Times New Roman" fo:font-style="italic" style:font-style-asian="italic"/>
    </style:style>
    <style:style style:name="T3395" style:parent-style-name="Policepardéfaut" style:family="text">
      <style:text-properties style:font-name-complex="Times New Roman" fo:font-style="italic" style:font-style-asian="italic"/>
    </style:style>
    <style:style style:name="T3396" style:parent-style-name="Policepardéfaut" style:family="text">
      <style:text-properties style:font-name-complex="Times New Roman" fo:font-style="italic" style:font-style-asian="italic"/>
    </style:style>
    <style:style style:name="T3397" style:parent-style-name="Policepardéfaut" style:family="text">
      <style:text-properties style:font-name-complex="Times New Roman"/>
    </style:style>
    <style:style style:name="T3398" style:parent-style-name="Policepardéfaut" style:family="text">
      <style:text-properties style:font-name-complex="Times New Roman"/>
    </style:style>
    <style:style style:name="T3399" style:parent-style-name="Policepardéfaut" style:family="text">
      <style:text-properties style:font-name-complex="Times New Roman"/>
    </style:style>
    <style:style style:name="T3400" style:parent-style-name="Policepardéfaut" style:family="text">
      <style:text-properties style:font-name-complex="Times New Roman"/>
    </style:style>
    <style:style style:name="T3401" style:parent-style-name="Policepardéfaut" style:family="text">
      <style:text-properties style:font-name-complex="Times New Roman"/>
    </style:style>
    <style:style style:name="T3402" style:parent-style-name="Policepardéfaut" style:family="text">
      <style:text-properties style:font-name-complex="Times New Roman"/>
    </style:style>
    <style:style style:name="T3403" style:parent-style-name="Policepardéfaut" style:family="text">
      <style:text-properties style:font-name-complex="Times New Roman"/>
    </style:style>
    <style:style style:name="T3404" style:parent-style-name="Policepardéfaut" style:family="text">
      <style:text-properties style:font-name-complex="Times New Roman"/>
    </style:style>
    <style:style style:name="T3405" style:parent-style-name="Policepardéfaut" style:family="text">
      <style:text-properties style:font-name-complex="Times New Roman"/>
    </style:style>
    <style:style style:name="T3406" style:parent-style-name="Policepardéfaut" style:family="text">
      <style:text-properties style:font-name-complex="Times New Roman"/>
    </style:style>
    <style:style style:name="T3407" style:parent-style-name="Policepardéfaut" style:family="text">
      <style:text-properties style:font-name-complex="Times New Roman"/>
    </style:style>
    <style:style style:name="T3408" style:parent-style-name="Policepardéfaut" style:family="text">
      <style:text-properties style:font-name-complex="Times New Roman"/>
    </style:style>
    <style:style style:name="T3409" style:parent-style-name="Policepardéfaut" style:family="text">
      <style:text-properties style:font-name-complex="Times New Roman"/>
    </style:style>
    <style:style style:name="T3410" style:parent-style-name="Policepardéfaut" style:family="text">
      <style:text-properties style:font-name-complex="Times New Roman"/>
    </style:style>
    <style:style style:name="T3411" style:parent-style-name="Policepardéfaut" style:family="text">
      <style:text-properties style:font-name-complex="Times New Roman"/>
    </style:style>
    <style:style style:name="T3412" style:parent-style-name="Policepardéfaut" style:family="text">
      <style:text-properties style:font-name-complex="Times New Roman"/>
    </style:style>
    <style:style style:name="T3413" style:parent-style-name="Policepardéfaut" style:family="text">
      <style:text-properties style:font-name-complex="Times New Roman"/>
    </style:style>
    <style:style style:name="T3414" style:parent-style-name="Policepardéfaut" style:family="text">
      <style:text-properties style:font-name-complex="Times New Roman"/>
    </style:style>
    <style:style style:name="T3415" style:parent-style-name="Policepardéfaut" style:family="text">
      <style:text-properties style:font-name-complex="Times New Roman"/>
    </style:style>
    <style:style style:name="T3416" style:parent-style-name="Appelnotedebasdep." style:family="text">
      <style:text-properties style:font-name-complex="Times New Roman"/>
    </style:style>
    <style:style style:name="T3417" style:parent-style-name="Policepardéfaut" style:family="text">
      <style:text-properties fo:font-style="italic" style:font-style-asian="italic"/>
    </style:style>
    <style:style style:name="T3418" style:parent-style-name="Policepardéfaut" style:family="text">
      <style:text-properties style:font-name-complex="Times New Roman"/>
    </style:style>
    <style:style style:name="T3419" style:parent-style-name="Policepardéfaut" style:family="text">
      <style:text-properties style:font-name-complex="Times New Roman"/>
    </style:style>
    <style:style style:name="T3420" style:parent-style-name="Policepardéfaut" style:family="text">
      <style:text-properties style:font-name-complex="Times New Roman"/>
    </style:style>
    <style:style style:name="T3421" style:parent-style-name="Policepardéfaut" style:family="text">
      <style:text-properties style:font-name-complex="Times New Roman" fo:font-style="italic" style:font-style-asian="italic"/>
    </style:style>
    <style:style style:name="T3422" style:parent-style-name="Policepardéfaut" style:family="text">
      <style:text-properties style:font-name-complex="Times New Roman"/>
    </style:style>
    <style:style style:name="T3423" style:parent-style-name="Policepardéfaut" style:family="text">
      <style:text-properties style:font-name-complex="Times New Roman"/>
    </style:style>
    <style:style style:name="T3424" style:parent-style-name="Policepardéfaut" style:family="text">
      <style:text-properties style:font-name-complex="Times New Roman"/>
    </style:style>
    <style:style style:name="T3425" style:parent-style-name="Policepardéfaut" style:family="text">
      <style:text-properties style:font-name-complex="Times New Roman"/>
    </style:style>
    <style:style style:name="T3426" style:parent-style-name="Policepardéfaut" style:family="text">
      <style:text-properties style:font-name-complex="Times New Roman"/>
    </style:style>
    <style:style style:name="P3427" style:parent-style-name="Corpsdetexte" style:family="paragraph">
      <style:text-properties style:font-name-complex="Times New Roman"/>
    </style:style>
    <style:style style:name="T3428" style:parent-style-name="Policepardéfaut" style:family="text">
      <style:text-properties style:font-name-complex="Times New Roman"/>
    </style:style>
    <style:style style:name="T3429" style:parent-style-name="Policepardéfaut" style:family="text">
      <style:text-properties style:font-name-complex="Times New Roman"/>
    </style:style>
    <style:style style:name="T3430" style:parent-style-name="Policepardéfaut" style:family="text">
      <style:text-properties style:font-name-complex="Times New Roman"/>
    </style:style>
    <style:style style:name="T3431" style:parent-style-name="Policepardéfaut" style:family="text">
      <style:text-properties style:font-name-complex="Times New Roman"/>
    </style:style>
    <style:style style:name="T3432" style:parent-style-name="Policepardéfaut" style:family="text">
      <style:text-properties style:font-name-complex="Times New Roman"/>
    </style:style>
    <style:style style:name="T3433" style:parent-style-name="Policepardéfaut" style:family="text">
      <style:text-properties style:font-name-complex="Times New Roman"/>
    </style:style>
    <style:style style:name="T3434" style:parent-style-name="Policepardéfaut" style:family="text">
      <style:text-properties style:font-name-complex="Times New Roman"/>
    </style:style>
    <style:style style:name="T3435" style:parent-style-name="Policepardéfaut" style:family="text">
      <style:text-properties style:font-name-complex="Times New Roman"/>
    </style:style>
    <style:style style:name="T3436" style:parent-style-name="Policepardéfaut" style:family="text">
      <style:text-properties style:font-name-complex="Times New Roman"/>
    </style:style>
    <style:style style:name="T3437" style:parent-style-name="Policepardéfaut" style:family="text">
      <style:text-properties style:font-name-complex="Times New Roman"/>
    </style:style>
    <style:style style:name="T3438" style:parent-style-name="Policepardéfaut" style:family="text">
      <style:text-properties style:font-name-complex="Times New Roman"/>
    </style:style>
    <style:style style:name="T3439" style:parent-style-name="Policepardéfaut" style:family="text">
      <style:text-properties style:font-name-complex="Times New Roman"/>
    </style:style>
    <style:style style:name="T3440" style:parent-style-name="Policepardéfaut" style:family="text">
      <style:text-properties style:font-name-complex="Times New Roman"/>
    </style:style>
    <style:style style:name="T3441" style:parent-style-name="Policepardéfaut" style:family="text">
      <style:text-properties style:font-name-complex="Times New Roman"/>
    </style:style>
    <style:style style:name="T3442" style:parent-style-name="Policepardéfaut" style:family="text">
      <style:text-properties style:font-name-complex="Times New Roman"/>
    </style:style>
    <style:style style:name="T3443" style:parent-style-name="Policepardéfaut" style:family="text">
      <style:text-properties style:font-name-complex="Times New Roman"/>
    </style:style>
    <style:style style:name="T3444" style:parent-style-name="Policepardéfaut" style:family="text">
      <style:text-properties style:font-name-complex="Times New Roman"/>
    </style:style>
    <style:style style:name="T3445" style:parent-style-name="Policepardéfaut" style:family="text">
      <style:text-properties style:font-name-complex="Times New Roman"/>
    </style:style>
    <style:style style:name="T3446" style:parent-style-name="Policepardéfaut" style:family="text">
      <style:text-properties style:font-name-complex="Times New Roman"/>
    </style:style>
    <style:style style:name="T3447" style:parent-style-name="Policepardéfaut" style:family="text">
      <style:text-properties style:font-name-complex="Times New Roman"/>
    </style:style>
    <style:style style:name="T3448" style:parent-style-name="Policepardéfaut" style:family="text">
      <style:text-properties style:font-name-complex="Times New Roman"/>
    </style:style>
    <style:style style:name="T3449" style:parent-style-name="Policepardéfaut" style:family="text">
      <style:text-properties style:font-name-complex="Times New Roman" fo:font-style="italic" style:font-style-asian="italic"/>
    </style:style>
    <style:style style:name="T3450" style:parent-style-name="Policepardéfaut" style:family="text">
      <style:text-properties style:font-name-complex="Times New Roman"/>
    </style:style>
    <style:style style:name="T3451" style:parent-style-name="Policepardéfaut" style:family="text">
      <style:text-properties style:font-name-complex="Times New Roman"/>
    </style:style>
    <style:style style:name="T3452" style:parent-style-name="Policepardéfaut" style:family="text">
      <style:text-properties style:font-name-complex="Times New Roman"/>
    </style:style>
    <style:style style:name="T3453" style:parent-style-name="Policepardéfaut" style:family="text">
      <style:text-properties style:font-name-complex="Times New Roman"/>
    </style:style>
    <style:style style:name="T3454" style:parent-style-name="Policepardéfaut" style:family="text">
      <style:text-properties style:font-name-complex="Times New Roman"/>
    </style:style>
    <style:style style:name="T3455" style:parent-style-name="Policepardéfaut" style:family="text">
      <style:text-properties style:font-name-complex="Times New Roman"/>
    </style:style>
    <style:style style:name="T3456" style:parent-style-name="Policepardéfaut" style:family="text">
      <style:text-properties style:font-name-complex="Times New Roman" fo:font-style="italic" style:font-style-asian="italic"/>
    </style:style>
    <style:style style:name="T3457" style:parent-style-name="Policepardéfaut" style:family="text">
      <style:text-properties style:font-name-complex="Times New Roman" fo:font-style="italic" style:font-style-asian="italic"/>
    </style:style>
    <style:style style:name="T3458" style:parent-style-name="Policepardéfaut" style:family="text">
      <style:text-properties style:font-name-complex="Times New Roman"/>
    </style:style>
    <style:style style:name="T3459" style:parent-style-name="Policepardéfaut" style:family="text">
      <style:text-properties style:font-name-complex="Times New Roman"/>
    </style:style>
    <style:style style:name="T3460" style:parent-style-name="Policepardéfaut" style:family="text">
      <style:text-properties style:font-name-complex="Times New Roman"/>
    </style:style>
    <style:style style:name="T3461" style:parent-style-name="Policepardéfaut" style:family="text">
      <style:text-properties style:font-name-complex="Times New Roman"/>
    </style:style>
    <style:style style:name="T3462" style:parent-style-name="Policepardéfaut" style:family="text">
      <style:text-properties style:font-name-complex="Times New Roman"/>
    </style:style>
    <style:style style:name="T3463" style:parent-style-name="Policepardéfaut" style:family="text">
      <style:text-properties style:font-name-complex="Times New Roman"/>
    </style:style>
    <style:style style:name="T3464" style:parent-style-name="Policepardéfaut" style:family="text">
      <style:text-properties style:font-name-complex="Times New Roman"/>
    </style:style>
    <style:style style:name="T3465" style:parent-style-name="Policepardéfaut" style:family="text">
      <style:text-properties style:font-name-complex="Times New Roman"/>
    </style:style>
    <style:style style:name="T3466" style:parent-style-name="Policepardéfaut" style:family="text">
      <style:text-properties style:font-name-complex="Times New Roman"/>
    </style:style>
    <style:style style:name="T3467" style:parent-style-name="Policepardéfaut" style:family="text">
      <style:text-properties style:font-name-complex="Times New Roman"/>
    </style:style>
    <style:style style:name="T3468" style:parent-style-name="Policepardéfaut" style:family="text">
      <style:text-properties style:font-name-complex="Times New Roman"/>
    </style:style>
    <style:style style:name="T3469" style:parent-style-name="Policepardéfaut" style:family="text">
      <style:text-properties style:font-name-complex="Times New Roman"/>
    </style:style>
    <style:style style:name="T3470" style:parent-style-name="Policepardéfaut" style:family="text">
      <style:text-properties style:font-name-complex="Times New Roman"/>
    </style:style>
    <style:style style:name="T3471" style:parent-style-name="Policepardéfaut" style:family="text">
      <style:text-properties style:font-name-complex="Times New Roman"/>
    </style:style>
    <style:style style:name="T3472" style:parent-style-name="Policepardéfaut" style:family="text">
      <style:text-properties style:font-name-complex="Times New Roman"/>
    </style:style>
    <style:style style:name="T3473" style:parent-style-name="Policepardéfaut" style:family="text">
      <style:text-properties style:font-name-complex="Times New Roman"/>
    </style:style>
    <style:style style:name="T3474" style:parent-style-name="Policepardéfaut" style:family="text">
      <style:text-properties style:font-name-complex="Times New Roman"/>
    </style:style>
    <style:style style:name="T3475" style:parent-style-name="Policepardéfaut" style:family="text">
      <style:text-properties style:font-name-complex="Times New Roman"/>
    </style:style>
    <style:style style:name="T3476" style:parent-style-name="Policepardéfaut" style:family="text">
      <style:text-properties style:font-name-complex="Times New Roman"/>
    </style:style>
    <style:style style:name="T3477" style:parent-style-name="Policepardéfaut" style:family="text">
      <style:text-properties style:font-name-complex="Times New Roman"/>
    </style:style>
    <style:style style:name="T3478" style:parent-style-name="Policepardéfaut" style:family="text">
      <style:text-properties style:font-name-complex="Times New Roman" fo:font-style="italic" style:font-style-asian="italic"/>
    </style:style>
    <style:style style:name="T3479" style:parent-style-name="Policepardéfaut" style:family="text">
      <style:text-properties style:font-name-complex="Times New Roman" fo:font-style="italic" style:font-style-asian="italic"/>
    </style:style>
    <style:style style:name="T3480" style:parent-style-name="Policepardéfaut" style:family="text">
      <style:text-properties style:font-name-complex="Times New Roman"/>
    </style:style>
    <style:style style:name="T3481" style:parent-style-name="Policepardéfaut" style:family="text">
      <style:text-properties style:font-name-complex="Times New Roman"/>
    </style:style>
    <style:style style:name="T3482" style:parent-style-name="Policepardéfaut" style:family="text">
      <style:text-properties style:font-name-complex="Times New Roman"/>
    </style:style>
    <style:style style:name="T3483" style:parent-style-name="Policepardéfaut" style:family="text">
      <style:text-properties style:font-name-complex="Times New Roman"/>
    </style:style>
    <style:style style:name="T3484" style:parent-style-name="Policepardéfaut" style:family="text">
      <style:text-properties style:font-name-complex="Times New Roman"/>
    </style:style>
    <style:style style:name="T3485" style:parent-style-name="Policepardéfaut" style:family="text">
      <style:text-properties fo:font-variant="small-caps"/>
    </style:style>
    <style:style style:name="P3486" style:parent-style-name="Corpsdetexte" style:family="paragraph">
      <style:text-properties style:font-name-complex="Times New Roman"/>
    </style:style>
    <style:style style:name="T3487" style:parent-style-name="Policepardéfaut" style:family="text">
      <style:text-properties style:font-name-complex="Times New Roman"/>
    </style:style>
    <style:style style:name="P3488" style:parent-style-name="term" style:family="paragraph">
      <style:text-properties fo:language="en" fo:country="GB"/>
    </style:style>
    <style:style style:name="T3489" style:parent-style-name="Policepardéfaut" style:family="text">
      <style:text-properties fo:language="en" fo:country="GB"/>
    </style:style>
    <style:style style:name="T3490" style:parent-style-name="Policepardéfaut" style:family="text">
      <style:text-properties style:font-name-asian="Times New Roman" fo:language="en" fo:country="GB"/>
    </style:style>
    <style:style style:name="P3491" style:parent-style-name="term" style:family="paragraph">
      <style:text-properties fo:language="en" fo:country="GB"/>
    </style:style>
    <style:style style:name="P3492" style:parent-style-name="term" style:family="paragraph">
      <style:text-properties fo:language="en" fo:country="GB"/>
    </style:style>
    <style:style style:name="P3493" style:parent-style-name="term" style:family="paragraph">
      <style:text-properties fo:language="en" fo:country="GB"/>
    </style:style>
    <style:style style:name="P3494" style:parent-style-name="term" style:family="paragraph">
      <style:text-properties fo:language="en" fo:country="GB"/>
    </style:style>
    <style:style style:name="T3495" style:parent-style-name="Policepardéfaut" style:family="text">
      <style:text-properties fo:font-variant="small-caps" fo:language="en" fo:country="GB"/>
    </style:style>
    <style:style style:name="T3496" style:parent-style-name="Policepardéfaut" style:family="text">
      <style:text-properties fo:font-variant="small-caps" fo:language="en" fo:country="GB"/>
    </style:style>
    <style:style style:name="T3497" style:parent-style-name="Policepardéfaut" style:family="text">
      <style:text-properties fo:language="en" fo:country="GB"/>
    </style:style>
    <style:style style:name="T3498" style:parent-style-name="Policepardéfaut" style:family="text">
      <style:text-properties style:font-name-complex="Times New Roman" fo:language="it" fo:country="IT"/>
    </style:style>
    <style:style style:name="T3499" style:parent-style-name="Policepardéfaut" style:family="text">
      <style:text-properties style:font-name-complex="Times New Roman" fo:font-style="italic" style:font-style-asian="italic" fo:language="it" fo:country="IT"/>
    </style:style>
    <style:style style:name="T3500" style:parent-style-name="Policepardéfaut" style:family="text">
      <style:text-properties style:font-name-complex="Times New Roman" fo:language="it" fo:country="IT"/>
    </style:style>
    <style:style style:name="T3501" style:parent-style-name="Policepardéfaut" style:family="text">
      <style:text-properties style:font-name-complex="Times New Roman" fo:font-weight="bold" style:font-weight-asian="bold" fo:language="it" fo:country="IT"/>
    </style:style>
    <style:style style:name="T3502" style:parent-style-name="Policepardéfaut" style:family="text">
      <style:text-properties style:font-name-complex="Times New Roman" fo:language="it" fo:country="IT"/>
    </style:style>
    <style:style style:name="T3503" style:parent-style-name="Policepardéfaut" style:family="text">
      <style:text-properties style:font-name-complex="Times New Roman" fo:language="it" fo:country="IT"/>
    </style:style>
    <style:style style:name="T3504" style:parent-style-name="Policepardéfaut" style:family="text">
      <style:text-properties style:font-name-complex="Times New Roman" fo:language="it" fo:country="IT"/>
    </style:style>
    <style:style style:name="T3505" style:parent-style-name="Policepardéfaut" style:family="text">
      <style:text-properties style:font-name-complex="Times New Roman" fo:font-weight="bold" style:font-weight-asian="bold" fo:language="it" fo:country="IT"/>
    </style:style>
    <style:style style:name="T3506" style:parent-style-name="Policepardéfaut" style:family="text">
      <style:text-properties style:font-name-complex="Times New Roman" fo:language="it" fo:country="IT"/>
    </style:style>
    <style:style style:name="T3507" style:parent-style-name="Policepardéfaut" style:family="text">
      <style:text-properties style:font-name-complex="Times New Roman" fo:font-weight="bold" style:font-weight-asian="bold" fo:language="it" fo:country="IT"/>
    </style:style>
    <style:style style:name="T3508" style:parent-style-name="Policepardéfaut" style:family="text">
      <style:text-properties style:font-name-complex="Times New Roman" fo:language="it" fo:country="IT"/>
    </style:style>
    <style:style style:name="T3509" style:parent-style-name="Policepardéfaut" style:family="text">
      <style:text-properties style:font-name-complex="Times New Roman" fo:font-weight="bold" style:font-weight-asian="bold" fo:language="it" fo:country="IT"/>
    </style:style>
    <style:style style:name="T3510" style:parent-style-name="Policepardéfaut" style:family="text">
      <style:text-properties style:font-name-complex="Times New Roman" fo:language="it" fo:country="IT"/>
    </style:style>
    <style:style style:name="T3511" style:parent-style-name="Policepardéfaut" style:family="text">
      <style:text-properties style:font-name-complex="Times New Roman" fo:font-weight="bold" style:font-weight-asian="bold" fo:language="it" fo:country="IT"/>
    </style:style>
    <style:style style:name="T3512" style:parent-style-name="Policepardéfaut" style:family="text">
      <style:text-properties style:font-name-complex="Times New Roman" fo:language="it" fo:country="IT"/>
    </style:style>
    <style:style style:name="P3513" style:parent-style-name="term" style:family="paragraph">
      <style:text-properties fo:language="en" fo:country="GB"/>
    </style:style>
    <style:style style:name="T3514" style:parent-style-name="Policepardéfaut" style:family="text">
      <style:text-properties fo:language="en" fo:country="GB"/>
    </style:style>
    <style:style style:name="T3515" style:parent-style-name="Policepardéfaut" style:family="text">
      <style:text-properties fo:font-variant="small-caps"/>
    </style:style>
    <style:style style:name="T3516" style:parent-style-name="Policepardéfaut" style:family="text">
      <style:text-properties style:font-name-complex="Times New Roman" fo:font-weight="bold" style:font-weight-asian="bold"/>
    </style:style>
    <style:style style:name="T3517" style:parent-style-name="Policepardéfaut" style:family="text">
      <style:text-properties style:font-name-complex="Times New Roman"/>
    </style:style>
    <style:style style:name="T3518" style:parent-style-name="Policepardéfaut" style:family="text">
      <style:text-properties style:font-name-complex="Times New Roman"/>
    </style:style>
    <style:style style:name="T3519" style:parent-style-name="Policepardéfaut" style:family="text">
      <style:text-properties style:font-name-complex="Times New Roman"/>
    </style:style>
    <style:style style:name="T3520" style:parent-style-name="Policepardéfaut" style:family="text">
      <style:text-properties style:font-name-complex="Times New Roman"/>
    </style:style>
    <style:style style:name="T3521" style:parent-style-name="Policepardéfaut" style:family="text">
      <style:text-properties style:font-name-complex="Times New Roman"/>
    </style:style>
    <style:style style:name="T3522" style:parent-style-name="Policepardéfaut" style:family="text">
      <style:text-properties style:font-name-complex="Times New Roman"/>
    </style:style>
    <style:style style:name="T3523" style:parent-style-name="Policepardéfaut" style:family="text">
      <style:text-properties style:font-name-complex="Times New Roman"/>
    </style:style>
    <style:style style:name="T3524" style:parent-style-name="Policepardéfaut" style:family="text">
      <style:text-properties fo:font-style="italic" style:font-style-asian="italic"/>
    </style:style>
    <style:style style:name="P3525" style:parent-style-name="term" style:family="paragraph">
      <style:text-properties fo:language="en" fo:country="GB"/>
    </style:style>
    <style:style style:name="P3526" style:parent-style-name="term" style:family="paragraph">
      <style:text-properties fo:language="en" fo:country="GB"/>
    </style:style>
    <style:style style:name="T3527" style:parent-style-name="Policepardéfaut" style:family="text">
      <style:text-properties fo:font-style="italic" style:font-style-asian="italic"/>
    </style:style>
    <style:style style:name="T3528" style:parent-style-name="Policepardéfaut" style:family="text">
      <style:text-properties fo:font-variant="small-caps"/>
    </style:style>
    <style:style style:name="T3529" style:parent-style-name="Policepardéfaut" style:family="text">
      <style:text-properties style:font-name-complex="Times New Roman"/>
    </style:style>
    <style:style style:name="T3530" style:parent-style-name="Policepardéfaut" style:family="text">
      <style:text-properties style:font-name-complex="Times New Roman"/>
    </style:style>
    <style:style style:name="T3531" style:parent-style-name="Policepardéfaut" style:family="text">
      <style:text-properties style:font-name-complex="Times New Roman"/>
    </style:style>
    <style:style style:name="T3532" style:parent-style-name="Policepardéfaut" style:family="text">
      <style:text-properties style:font-name-complex="Times New Roman"/>
    </style:style>
    <style:style style:name="T3533" style:parent-style-name="Policepardéfaut" style:family="text">
      <style:text-properties style:font-name-complex="Times New Roman"/>
    </style:style>
    <style:style style:name="T3534" style:parent-style-name="Policepardéfaut" style:family="text">
      <style:text-properties style:font-name-complex="Times New Roman" fo:font-style="italic" style:font-style-asian="italic"/>
    </style:style>
    <style:style style:name="T3535" style:parent-style-name="Policepardéfaut" style:family="text">
      <style:text-properties style:font-name-complex="Times New Roman" fo:font-style="italic" style:font-style-asian="italic"/>
    </style:style>
    <style:style style:name="T3536" style:parent-style-name="Policepardéfaut" style:family="text">
      <style:text-properties style:font-name-complex="Times New Roman"/>
    </style:style>
    <style:style style:name="T3537" style:parent-style-name="Policepardéfaut" style:family="text">
      <style:text-properties style:font-name-complex="Times New Roman"/>
    </style:style>
    <style:style style:name="T3538" style:parent-style-name="Policepardéfaut" style:family="text">
      <style:text-properties style:font-name-complex="Times New Roman"/>
    </style:style>
    <style:style style:name="T3539" style:parent-style-name="Policepardéfaut" style:family="text">
      <style:text-properties style:font-name-complex="Times New Roman"/>
    </style:style>
    <style:style style:name="T3540" style:parent-style-name="Policepardéfaut" style:family="text">
      <style:text-properties style:font-name-complex="Times New Roman"/>
    </style:style>
    <style:style style:name="T3541" style:parent-style-name="Policepardéfaut" style:family="text">
      <style:text-properties style:font-name-complex="Times New Roman"/>
    </style:style>
    <style:style style:name="T3542" style:parent-style-name="Policepardéfaut" style:family="text">
      <style:text-properties style:font-name-complex="Times New Roman"/>
    </style:style>
    <style:style style:name="T3543" style:parent-style-name="Policepardéfaut" style:family="text">
      <style:text-properties style:font-name-complex="Times New Roman"/>
    </style:style>
    <style:style style:name="T3544" style:parent-style-name="Policepardéfaut" style:family="text">
      <style:text-properties style:font-name-complex="Times New Roman"/>
    </style:style>
    <style:style style:name="T3545" style:parent-style-name="Policepardéfaut" style:family="text">
      <style:text-properties fo:font-style="italic" style:font-style-asian="italic"/>
    </style:style>
    <style:style style:name="T3546" style:parent-style-name="Policepardéfaut" style:family="text">
      <style:text-properties fo:font-style="italic" style:font-style-asian="italic"/>
    </style:style>
    <style:style style:name="P3547" style:parent-style-name="Corpsdetexte" style:family="paragraph">
      <style:text-properties style:font-name-complex="Times New Roman"/>
    </style:style>
    <style:style style:name="T3548" style:parent-style-name="Policepardéfaut" style:family="text">
      <style:text-properties fo:font-style="italic" style:font-style-asian="italic"/>
    </style:style>
    <style:style style:name="T3549" style:parent-style-name="Policepardéfaut" style:family="text">
      <style:text-properties style:font-name-complex="Times New Roman" fo:font-style="italic" style:font-style-asian="italic"/>
    </style:style>
    <style:style style:name="T3550" style:parent-style-name="Policepardéfaut" style:family="text">
      <style:text-properties style:font-name-complex="Times New Roman"/>
    </style:style>
    <style:style style:name="T3551" style:parent-style-name="Policepardéfaut" style:family="text">
      <style:text-properties style:font-name-asian="Times New Roman"/>
    </style:style>
    <style:style style:name="T3552" style:parent-style-name="Policepardéfaut" style:family="text">
      <style:text-properties fo:font-style="italic" style:font-style-asian="italic"/>
    </style:style>
    <style:style style:name="P3553" style:parent-style-name="byline" style:family="paragraph">
      <style:text-properties fo:font-variant="small-caps"/>
    </style:style>
    <style:style style:name="T3554" style:parent-style-name="Policepardéfaut" style:family="text">
      <style:text-properties style:font-name-complex="Times New Roman" fo:font-weight="bold" style:font-weight-asian="bold"/>
    </style:style>
    <style:style style:name="T3555" style:parent-style-name="Policepardéfaut" style:family="text">
      <style:text-properties style:font-name-complex="Times New Roman"/>
    </style:style>
    <style:style style:name="T3556" style:parent-style-name="Policepardéfaut" style:family="text">
      <style:text-properties style:font-name-complex="Times New Roman" fo:font-weight="bold" style:font-weight-asian="bold"/>
    </style:style>
    <style:style style:name="T3557" style:parent-style-name="Policepardéfaut" style:family="text">
      <style:text-properties style:font-name-complex="Times New Roman"/>
    </style:style>
    <style:style style:name="T3558" style:parent-style-name="Policepardéfaut" style:family="text">
      <style:text-properties style:font-name-complex="Times New Roman"/>
    </style:style>
    <style:style style:name="T3559" style:parent-style-name="Policepardéfaut" style:family="text">
      <style:text-properties style:font-name-complex="Times New Roman"/>
    </style:style>
    <style:style style:name="T3560" style:parent-style-name="Policepardéfaut" style:family="text">
      <style:text-properties style:font-name-complex="Times New Roman" fo:font-style="italic" style:font-style-asian="italic"/>
    </style:style>
    <style:style style:name="T3561" style:parent-style-name="Policepardéfaut" style:family="text">
      <style:text-properties style:font-name-complex="Times New Roman"/>
    </style:style>
    <style:style style:name="P3562" style:parent-style-name="term" style:family="paragraph">
      <style:text-properties fo:language="en" fo:country="GB"/>
    </style:style>
    <style:style style:name="T3563" style:parent-style-name="Policepardéfaut" style:family="text">
      <style:text-properties fo:language="en" fo:country="GB"/>
    </style:style>
    <style:style style:name="T3564" style:parent-style-name="Policepardéfaut" style:family="text">
      <style:text-properties fo:font-variant="small-caps"/>
    </style:style>
    <style:style style:name="T3565" style:parent-style-name="Policepardéfaut" style:family="text">
      <style:text-properties style:font-name-complex="Times New Roman" fo:font-weight="bold" style:font-weight-asian="bold"/>
    </style:style>
    <style:style style:name="T3566" style:parent-style-name="Policepardéfaut" style:family="text">
      <style:text-properties style:font-name-complex="Times New Roman"/>
    </style:style>
    <style:style style:name="T3567" style:parent-style-name="Policepardéfaut" style:family="text">
      <style:text-properties style:font-name-complex="Times New Roman"/>
    </style:style>
    <style:style style:name="T3568" style:parent-style-name="Policepardéfaut" style:family="text">
      <style:text-properties style:font-name-complex="Times New Roman"/>
    </style:style>
    <style:style style:name="T3569" style:parent-style-name="Policepardéfaut" style:family="text">
      <style:text-properties style:font-name-complex="Times New Roman" fo:font-style="italic" style:font-style-asian="italic"/>
    </style:style>
    <style:style style:name="T3570" style:parent-style-name="Policepardéfaut" style:family="text">
      <style:text-properties style:font-name-complex="Times New Roman" fo:font-style="italic" style:font-style-asian="italic"/>
    </style:style>
    <style:style style:name="T3571" style:parent-style-name="Policepardéfaut" style:family="text">
      <style:text-properties style:font-name-complex="Times New Roman" fo:font-style="italic" style:font-style-asian="italic"/>
    </style:style>
    <style:style style:name="T3572" style:parent-style-name="Policepardéfaut" style:family="text">
      <style:text-properties style:font-name-complex="Times New Roman"/>
    </style:style>
    <style:style style:name="T3573" style:parent-style-name="Policepardéfaut" style:family="text">
      <style:text-properties style:font-name-complex="Times New Roman"/>
    </style:style>
    <style:style style:name="T3574" style:parent-style-name="Policepardéfaut" style:family="text">
      <style:text-properties style:font-name-complex="Times New Roman"/>
    </style:style>
    <style:style style:name="T3575" style:parent-style-name="Policepardéfaut" style:family="text">
      <style:text-properties style:font-name-complex="Times New Roman"/>
    </style:style>
    <style:style style:name="T3576" style:parent-style-name="Policepardéfaut" style:family="text">
      <style:text-properties style:font-name-complex="Times New Roman"/>
    </style:style>
    <style:style style:name="T3577" style:parent-style-name="Policepardéfaut" style:family="text">
      <style:text-properties fo:font-variant="small-caps"/>
    </style:style>
    <style:style style:name="P3578" style:parent-style-name="Corpsdetexte" style:family="paragraph">
      <style:text-properties style:font-name-complex="Times New Roman"/>
    </style:style>
    <style:style style:name="T3579" style:parent-style-name="Policepardéfaut" style:family="text">
      <style:text-properties style:font-name-complex="Times New Roman" fo:font-style="italic" style:font-style-asian="italic"/>
    </style:style>
    <style:style style:name="T3580" style:parent-style-name="Policepardéfaut" style:family="text">
      <style:text-properties style:font-name-complex="Times New Roman"/>
    </style:style>
    <style:style style:name="T3581" style:parent-style-name="Policepardéfaut" style:family="text">
      <style:text-properties style:font-name-complex="Times New Roman"/>
    </style:style>
    <style:style style:name="T3582" style:parent-style-name="Policepardéfaut" style:family="text">
      <style:text-properties style:font-name-complex="Times New Roman"/>
    </style:style>
    <style:style style:name="T3583" style:parent-style-name="Policepardéfaut" style:family="text">
      <style:text-properties style:font-name-complex="Times New Roman" fo:font-style="italic" style:font-style-asian="italic"/>
    </style:style>
    <style:style style:name="T3584" style:parent-style-name="Policepardéfaut" style:family="text">
      <style:text-properties style:font-name-complex="Times New Roman"/>
    </style:style>
    <style:style style:name="T3585" style:parent-style-name="Policepardéfaut" style:family="text">
      <style:text-properties style:font-name-complex="Times New Roman"/>
    </style:style>
    <style:style style:name="T3586" style:parent-style-name="Policepardéfaut" style:family="text">
      <style:text-properties style:font-name-complex="Times New Roman"/>
    </style:style>
    <style:style style:name="T3587" style:parent-style-name="Policepardéfaut" style:family="text">
      <style:text-properties fo:font-style="italic" style:font-style-asian="italic"/>
    </style:style>
    <style:style style:name="P3588" style:parent-style-name="term" style:family="paragraph">
      <style:text-properties fo:language="en" fo:country="GB"/>
    </style:style>
    <style:style style:name="T3589" style:parent-style-name="Policepardéfaut" style:family="text">
      <style:text-properties fo:language="en" fo:country="GB"/>
    </style:style>
    <style:style style:name="T3590" style:parent-style-name="Policepardéfaut" style:family="text">
      <style:text-properties style:font-name-asian="Times New Roman" fo:language="en" fo:country="GB"/>
    </style:style>
    <style:style style:name="T3591" style:parent-style-name="Policepardéfaut" style:family="text">
      <style:text-properties fo:font-style="italic" style:font-style-asian="italic"/>
    </style:style>
    <style:style style:name="T3592" style:parent-style-name="Policepardéfaut" style:family="text">
      <style:text-properties fo:font-variant="small-caps"/>
    </style:style>
    <style:style style:name="T3593" style:parent-style-name="Policepardéfaut" style:family="text">
      <style:text-properties style:font-name-complex="Times New Roman"/>
    </style:style>
    <style:style style:name="T3594" style:parent-style-name="Policepardéfaut" style:family="text">
      <style:text-properties style:font-name-complex="Times New Roman"/>
    </style:style>
    <style:style style:name="T3595" style:parent-style-name="Policepardéfaut" style:family="text">
      <style:text-properties style:font-name-complex="Times New Roman"/>
    </style:style>
    <style:style style:name="T3596" style:parent-style-name="Policepardéfaut" style:family="text">
      <style:text-properties style:font-name-complex="Times New Roman"/>
    </style:style>
    <style:style style:name="T3597" style:parent-style-name="Policepardéfaut" style:family="text">
      <style:text-properties style:font-name-complex="Times New Roman"/>
    </style:style>
    <style:style style:name="T3598" style:parent-style-name="Policepardéfaut" style:family="text">
      <style:text-properties style:font-name-complex="Times New Roman"/>
    </style:style>
    <style:style style:name="T3599" style:parent-style-name="Policepardéfaut" style:family="text">
      <style:text-properties style:font-name-complex="Times New Roman"/>
    </style:style>
    <style:style style:name="T3600" style:parent-style-name="Policepardéfaut" style:family="text">
      <style:text-properties style:font-name-complex="Times New Roman"/>
    </style:style>
    <style:style style:name="T3601" style:parent-style-name="Policepardéfaut" style:family="text">
      <style:text-properties style:font-name-complex="Times New Roman" fo:font-weight="bold" style:font-weight-asian="bold"/>
    </style:style>
    <style:style style:name="T3602" style:parent-style-name="Policepardéfaut" style:family="text">
      <style:text-properties style:font-name-complex="Times New Roman"/>
    </style:style>
    <style:style style:name="T3603" style:parent-style-name="Policepardéfaut" style:family="text">
      <style:text-properties style:font-name-complex="Times New Roman" fo:font-style="italic" style:font-style-asian="italic"/>
    </style:style>
    <style:style style:name="T3604" style:parent-style-name="Policepardéfaut" style:family="text">
      <style:text-properties style:font-name-complex="Times New Roman" fo:font-style="italic" style:font-style-asian="italic"/>
    </style:style>
    <style:style style:name="T3605" style:parent-style-name="Policepardéfaut" style:family="text">
      <style:text-properties style:font-name-complex="Times New Roman" fo:font-style="italic" style:font-style-asian="italic"/>
    </style:style>
    <style:style style:name="T3606" style:parent-style-name="Policepardéfaut" style:family="text">
      <style:text-properties style:font-name-complex="Times New Roman"/>
    </style:style>
    <style:style style:name="T3607" style:parent-style-name="Policepardéfaut" style:family="text">
      <style:text-properties style:font-name-complex="Times New Roman"/>
    </style:style>
    <style:style style:name="T3608" style:parent-style-name="Policepardéfaut" style:family="text">
      <style:text-properties style:font-name-complex="Times New Roman"/>
    </style:style>
    <style:style style:name="T3609" style:parent-style-name="Policepardéfaut" style:family="text">
      <style:text-properties style:font-name-complex="Times New Roman"/>
    </style:style>
    <style:style style:name="T3610" style:parent-style-name="Policepardéfaut" style:family="text">
      <style:text-properties style:font-name-complex="Times New Roman"/>
    </style:style>
    <style:style style:name="T3611" style:parent-style-name="Policepardéfaut" style:family="text">
      <style:text-properties style:font-name-complex="Times New Roman"/>
    </style:style>
    <style:style style:name="T3612" style:parent-style-name="Policepardéfaut" style:family="text">
      <style:text-properties style:font-name-complex="Times New Roman"/>
    </style:style>
    <style:style style:name="T3613" style:parent-style-name="Policepardéfaut" style:family="text">
      <style:text-properties style:font-name-complex="Times New Roman"/>
    </style:style>
    <style:style style:name="T3614" style:parent-style-name="Policepardéfaut" style:family="text">
      <style:text-properties style:font-name-complex="Times New Roman"/>
    </style:style>
    <style:style style:name="T3615" style:parent-style-name="Policepardéfaut" style:family="text">
      <style:text-properties style:font-name-complex="Times New Roman"/>
    </style:style>
    <style:style style:name="T3616" style:parent-style-name="Policepardéfaut" style:family="text">
      <style:text-properties style:font-name-complex="Times New Roman"/>
    </style:style>
    <style:style style:name="T3617" style:parent-style-name="Policepardéfaut" style:family="text">
      <style:text-properties style:font-name-complex="Times New Roman"/>
    </style:style>
    <style:style style:name="T3618" style:parent-style-name="Policepardéfaut" style:family="text">
      <style:text-properties style:font-name-complex="Times New Roman"/>
    </style:style>
    <style:style style:name="T3619" style:parent-style-name="Policepardéfaut" style:family="text">
      <style:text-properties style:font-name-complex="Times New Roman"/>
    </style:style>
    <style:style style:name="T3620" style:parent-style-name="Policepardéfaut" style:family="text">
      <style:text-properties style:font-name-complex="Times New Roman"/>
    </style:style>
    <style:style style:name="T3621" style:parent-style-name="Policepardéfaut" style:family="text">
      <style:text-properties style:font-name-complex="Times New Roman"/>
    </style:style>
    <style:style style:name="T3622" style:parent-style-name="Policepardéfaut" style:family="text">
      <style:text-properties style:font-name-complex="Times New Roman"/>
    </style:style>
    <style:style style:name="T3623" style:parent-style-name="Policepardéfaut" style:family="text">
      <style:text-properties style:font-name-complex="Times New Roman"/>
    </style:style>
    <style:style style:name="T3624" style:parent-style-name="Policepardéfaut" style:family="text">
      <style:text-properties style:font-name-complex="Times New Roman"/>
    </style:style>
    <style:style style:name="T3625" style:parent-style-name="Policepardéfaut" style:family="text">
      <style:text-properties style:font-name-complex="Times New Roman"/>
    </style:style>
    <style:style style:name="T3626" style:parent-style-name="Policepardéfaut" style:family="text">
      <style:text-properties style:font-name-complex="Times New Roman"/>
    </style:style>
    <style:style style:name="T3627" style:parent-style-name="Policepardéfaut" style:family="text">
      <style:text-properties style:font-name-complex="Times New Roman"/>
    </style:style>
    <style:style style:name="T3628" style:parent-style-name="Policepardéfaut" style:family="text">
      <style:text-properties style:font-name-complex="Times New Roman"/>
    </style:style>
    <style:style style:name="T3629" style:parent-style-name="Policepardéfaut" style:family="text">
      <style:text-properties style:font-name-complex="Times New Roman"/>
    </style:style>
    <style:style style:name="T3630" style:parent-style-name="Policepardéfaut" style:family="text">
      <style:text-properties style:font-name-complex="Times New Roman"/>
    </style:style>
    <style:style style:name="T3631" style:parent-style-name="Policepardéfaut" style:family="text">
      <style:text-properties style:font-name-complex="Times New Roman"/>
    </style:style>
    <style:style style:name="T3632" style:parent-style-name="Policepardéfaut" style:family="text">
      <style:text-properties style:font-name-complex="Times New Roman"/>
    </style:style>
    <style:style style:name="T3633" style:parent-style-name="Policepardéfaut" style:family="text">
      <style:text-properties style:font-name-complex="Times New Roman"/>
    </style:style>
    <style:style style:name="T3634" style:parent-style-name="Policepardéfaut" style:family="text">
      <style:text-properties style:font-name-complex="Times New Roman"/>
    </style:style>
    <style:style style:name="T3635" style:parent-style-name="Policepardéfaut" style:family="text">
      <style:text-properties style:font-name-complex="Times New Roman"/>
    </style:style>
    <style:style style:name="T3636" style:parent-style-name="Policepardéfaut" style:family="text">
      <style:text-properties style:font-name-complex="Times New Roman"/>
    </style:style>
    <style:style style:name="T3637" style:parent-style-name="Policepardéfaut" style:family="text">
      <style:text-properties style:font-name-complex="Times New Roman"/>
    </style:style>
    <style:style style:name="T3638" style:parent-style-name="Policepardéfaut" style:family="text">
      <style:text-properties style:font-name-complex="Times New Roman"/>
    </style:style>
    <style:style style:name="T3639" style:parent-style-name="Policepardéfaut" style:family="text">
      <style:text-properties style:font-name-complex="Times New Roman"/>
    </style:style>
    <style:style style:name="T3640" style:parent-style-name="Policepardéfaut" style:family="text">
      <style:text-properties style:font-name-complex="Times New Roman"/>
    </style:style>
    <style:style style:name="T3641" style:parent-style-name="Policepardéfaut" style:family="text">
      <style:text-properties style:font-name-complex="Times New Roman"/>
    </style:style>
    <style:style style:name="T3642" style:parent-style-name="Policepardéfaut" style:family="text">
      <style:text-properties style:font-name-complex="Times New Roman" fo:font-style="italic" style:font-style-asian="italic"/>
    </style:style>
    <style:style style:name="T3643" style:parent-style-name="Policepardéfaut" style:family="text">
      <style:text-properties style:font-name-complex="Times New Roman"/>
    </style:style>
    <style:style style:name="T3644" style:parent-style-name="Policepardéfaut" style:family="text">
      <style:text-properties style:font-name-complex="Times New Roman" fo:font-style="italic" style:font-style-asian="italic"/>
    </style:style>
    <style:style style:name="T3645" style:parent-style-name="Policepardéfaut" style:family="text">
      <style:text-properties style:font-name-complex="Times New Roman" fo:font-style="italic" style:font-style-asian="italic"/>
    </style:style>
    <style:style style:name="T3646" style:parent-style-name="Policepardéfaut" style:family="text">
      <style:text-properties style:font-name-complex="Times New Roman" fo:font-style="italic" style:font-style-asian="italic"/>
    </style:style>
    <style:style style:name="T3647" style:parent-style-name="Policepardéfaut" style:family="text">
      <style:text-properties style:font-name-complex="Times New Roman"/>
    </style:style>
    <style:style style:name="T3648" style:parent-style-name="Policepardéfaut" style:family="text">
      <style:text-properties style:font-name-complex="Times New Roman"/>
    </style:style>
    <style:style style:name="T3649" style:parent-style-name="Policepardéfaut" style:family="text">
      <style:text-properties style:font-name-complex="Times New Roman"/>
    </style:style>
    <style:style style:name="T3650" style:parent-style-name="Policepardéfaut" style:family="text">
      <style:text-properties style:font-name-complex="Times New Roman"/>
    </style:style>
    <style:style style:name="T3651" style:parent-style-name="Policepardéfaut" style:family="text">
      <style:text-properties style:font-name-complex="Times New Roman" fo:font-style="italic" style:font-style-asian="italic"/>
    </style:style>
    <style:style style:name="T3652" style:parent-style-name="Policepardéfaut" style:family="text">
      <style:text-properties style:font-name-complex="Times New Roman"/>
    </style:style>
    <style:style style:name="T3653" style:parent-style-name="Policepardéfaut" style:family="text">
      <style:text-properties style:font-name-complex="Times New Roman"/>
    </style:style>
    <style:style style:name="T3654" style:parent-style-name="Policepardéfaut" style:family="text">
      <style:text-properties style:font-name-complex="Times New Roman"/>
    </style:style>
    <style:style style:name="T3655" style:parent-style-name="Policepardéfaut" style:family="text">
      <style:text-properties style:font-name-complex="Times New Roman"/>
    </style:style>
    <style:style style:name="T3656" style:parent-style-name="Policepardéfaut" style:family="text">
      <style:text-properties style:font-name-complex="Times New Roman"/>
    </style:style>
    <style:style style:name="T3657" style:parent-style-name="Policepardéfaut" style:family="text">
      <style:text-properties style:font-name-complex="Times New Roman" fo:font-style="italic" style:font-style-asian="italic"/>
    </style:style>
    <style:style style:name="T3658" style:parent-style-name="Policepardéfaut" style:family="text">
      <style:text-properties style:font-name-complex="Times New Roman" fo:font-style="italic" style:font-style-asian="italic"/>
    </style:style>
    <style:style style:name="T3659" style:parent-style-name="Policepardéfaut" style:family="text">
      <style:text-properties style:font-name-complex="Times New Roman" fo:font-style="italic" style:font-style-asian="italic"/>
    </style:style>
    <style:style style:name="T3660" style:parent-style-name="Policepardéfaut" style:family="text">
      <style:text-properties style:font-name-complex="Times New Roman" fo:font-style="italic" style:font-style-asian="italic"/>
    </style:style>
    <style:style style:name="T3661" style:parent-style-name="Policepardéfaut" style:family="text">
      <style:text-properties style:font-name-complex="Times New Roman" fo:font-style="italic" style:font-style-asian="italic"/>
    </style:style>
    <style:style style:name="T3662" style:parent-style-name="Policepardéfaut" style:family="text">
      <style:text-properties style:font-name-complex="Times New Roman"/>
    </style:style>
    <style:style style:name="T3663" style:parent-style-name="Policepardéfaut" style:family="text">
      <style:text-properties style:font-name-complex="Times New Roman"/>
    </style:style>
    <style:style style:name="T3664" style:parent-style-name="Policepardéfaut" style:family="text">
      <style:text-properties style:font-name-complex="Times New Roman"/>
    </style:style>
    <style:style style:name="T3665" style:parent-style-name="Policepardéfaut" style:family="text">
      <style:text-properties style:font-name-complex="Times New Roman"/>
    </style:style>
    <style:style style:name="T3666" style:parent-style-name="Policepardéfaut" style:family="text">
      <style:text-properties style:font-name-complex="Times New Roman"/>
    </style:style>
    <style:style style:name="T3667" style:parent-style-name="Policepardéfaut" style:family="text">
      <style:text-properties style:font-name-complex="Times New Roman" fo:font-style="italic" style:font-style-asian="italic"/>
    </style:style>
    <style:style style:name="T3668" style:parent-style-name="Policepardéfaut" style:family="text">
      <style:text-properties style:font-name-complex="Times New Roman"/>
    </style:style>
    <style:style style:name="T3669" style:parent-style-name="Policepardéfaut" style:family="text">
      <style:text-properties style:font-name-complex="Times New Roman"/>
    </style:style>
    <style:style style:name="T3670" style:parent-style-name="Policepardéfaut" style:family="text">
      <style:text-properties style:font-name-complex="Times New Roman"/>
    </style:style>
    <style:style style:name="T3671" style:parent-style-name="Policepardéfaut" style:family="text">
      <style:text-properties style:font-name-complex="Times New Roman"/>
    </style:style>
    <style:style style:name="T3672" style:parent-style-name="Appelnotedebasdep." style:family="text">
      <style:text-properties style:font-name-complex="Times New Roman"/>
    </style:style>
    <style:style style:name="T3673" style:parent-style-name="Policepardéfaut" style:family="text">
      <style:text-properties style:font-name-complex="Times New Roman"/>
    </style:style>
    <style:style style:name="T3674" style:parent-style-name="Policepardéfaut" style:family="text">
      <style:text-properties style:font-name-complex="Times New Roman"/>
    </style:style>
    <style:style style:name="T3675" style:parent-style-name="Policepardéfaut" style:family="text">
      <style:text-properties style:font-name-complex="Times New Roman"/>
    </style:style>
    <style:style style:name="T3676" style:parent-style-name="Policepardéfaut" style:family="text">
      <style:text-properties style:font-name-complex="Times New Roman"/>
    </style:style>
    <style:style style:name="T3677" style:parent-style-name="Policepardéfaut" style:family="text">
      <style:text-properties style:font-name-complex="Times New Roman"/>
    </style:style>
    <style:style style:name="T3678" style:parent-style-name="Policepardéfaut" style:family="text">
      <style:text-properties style:font-name-complex="Times New Roman"/>
    </style:style>
    <style:style style:name="T3679" style:parent-style-name="Policepardéfaut" style:family="text">
      <style:text-properties style:font-name-complex="Times New Roman"/>
    </style:style>
    <style:style style:name="T3680" style:parent-style-name="Policepardéfaut" style:family="text">
      <style:text-properties style:font-name-complex="Times New Roman"/>
    </style:style>
    <style:style style:name="T3681" style:parent-style-name="Policepardéfaut" style:family="text">
      <style:text-properties style:font-name-complex="Times New Roman"/>
    </style:style>
    <style:style style:name="T3682" style:parent-style-name="Policepardéfaut" style:family="text">
      <style:text-properties style:font-name-complex="Times New Roman"/>
    </style:style>
    <style:style style:name="T3683" style:parent-style-name="Policepardéfaut" style:family="text">
      <style:text-properties style:font-name-complex="Times New Roman"/>
    </style:style>
    <style:style style:name="T3684" style:parent-style-name="Policepardéfaut" style:family="text">
      <style:text-properties style:font-name-complex="Times New Roman"/>
    </style:style>
    <style:style style:name="T3685" style:parent-style-name="Policepardéfaut" style:family="text">
      <style:text-properties style:font-name-complex="Times New Roman"/>
    </style:style>
    <style:style style:name="T3686" style:parent-style-name="Policepardéfaut" style:family="text">
      <style:text-properties style:font-name-complex="Times New Roman"/>
    </style:style>
    <style:style style:name="T3687" style:parent-style-name="Policepardéfaut" style:family="text">
      <style:text-properties style:font-name-complex="Times New Roman"/>
    </style:style>
    <style:style style:name="T3688" style:parent-style-name="Policepardéfaut" style:family="text">
      <style:text-properties style:font-name-complex="Times New Roman"/>
    </style:style>
    <style:style style:name="T3689" style:parent-style-name="Policepardéfaut" style:family="text">
      <style:text-properties style:font-name-complex="Times New Roman"/>
    </style:style>
    <style:style style:name="T3690" style:parent-style-name="Policepardéfaut" style:family="text">
      <style:text-properties style:font-name-complex="Times New Roman"/>
    </style:style>
    <style:style style:name="T3691" style:parent-style-name="Policepardéfaut" style:family="text">
      <style:text-properties style:font-name-complex="Times New Roman"/>
    </style:style>
    <style:style style:name="T3692" style:parent-style-name="Policepardéfaut" style:family="text">
      <style:text-properties style:font-name-complex="Times New Roman"/>
    </style:style>
    <style:style style:name="T3693" style:parent-style-name="Policepardéfaut" style:family="text">
      <style:text-properties style:font-name-complex="Times New Roman"/>
    </style:style>
    <style:style style:name="T3694" style:parent-style-name="Policepardéfaut" style:family="text">
      <style:text-properties style:font-name-complex="Times New Roman"/>
    </style:style>
    <style:style style:name="T3695" style:parent-style-name="Policepardéfaut" style:family="text">
      <style:text-properties style:font-name-complex="Times New Roman"/>
    </style:style>
    <style:style style:name="T3696" style:parent-style-name="Policepardéfaut" style:family="text">
      <style:text-properties style:font-name-complex="Times New Roman"/>
    </style:style>
    <style:style style:name="T3697" style:parent-style-name="Policepardéfaut" style:family="text">
      <style:text-properties style:font-name-complex="Times New Roman"/>
    </style:style>
    <style:style style:name="T3698" style:parent-style-name="Policepardéfaut" style:family="text">
      <style:text-properties style:font-name-complex="Times New Roman"/>
    </style:style>
    <style:style style:name="T3699" style:parent-style-name="Policepardéfaut" style:family="text">
      <style:text-properties style:font-name-complex="Times New Roman"/>
    </style:style>
    <style:style style:name="T3700" style:parent-style-name="Policepardéfaut" style:family="text">
      <style:text-properties style:font-name-complex="Times New Roman"/>
    </style:style>
    <style:style style:name="T3701" style:parent-style-name="Policepardéfaut" style:family="text">
      <style:text-properties style:font-name-complex="Times New Roman"/>
    </style:style>
    <style:style style:name="T3702" style:parent-style-name="Policepardéfaut" style:family="text">
      <style:text-properties style:font-name-complex="Times New Roman"/>
    </style:style>
    <style:style style:name="T3703" style:parent-style-name="Policepardéfaut" style:family="text">
      <style:text-properties style:font-name-complex="Times New Roman"/>
    </style:style>
    <style:style style:name="T3704" style:parent-style-name="Policepardéfaut" style:family="text">
      <style:text-properties style:font-name-complex="Times New Roman"/>
    </style:style>
    <style:style style:name="T3705" style:parent-style-name="Policepardéfaut" style:family="text">
      <style:text-properties style:font-name-complex="Times New Roman"/>
    </style:style>
    <style:style style:name="T3706" style:parent-style-name="Policepardéfaut" style:family="text">
      <style:text-properties style:font-name-complex="Times New Roman"/>
    </style:style>
    <style:style style:name="T3707" style:parent-style-name="Policepardéfaut" style:family="text">
      <style:text-properties style:font-name-complex="Times New Roman"/>
    </style:style>
    <style:style style:name="T3708" style:parent-style-name="Policepardéfaut" style:family="text">
      <style:text-properties style:font-name-complex="Times New Roman"/>
    </style:style>
    <style:style style:name="T3709" style:parent-style-name="Policepardéfaut" style:family="text">
      <style:text-properties style:font-name-complex="Times New Roman"/>
    </style:style>
    <style:style style:name="T3710" style:parent-style-name="Policepardéfaut" style:family="text">
      <style:text-properties style:font-name-complex="Times New Roman"/>
    </style:style>
    <style:style style:name="T3711" style:parent-style-name="Policepardéfaut" style:family="text">
      <style:text-properties style:font-name-complex="Times New Roman"/>
    </style:style>
    <style:style style:name="T3712" style:parent-style-name="Policepardéfaut" style:family="text">
      <style:text-properties style:font-name-complex="Times New Roman"/>
    </style:style>
    <style:style style:name="T3713" style:parent-style-name="Policepardéfaut" style:family="text">
      <style:text-properties style:font-name-complex="Times New Roman"/>
    </style:style>
    <style:style style:name="T3714" style:parent-style-name="Policepardéfaut" style:family="text">
      <style:text-properties style:font-name-complex="Times New Roman"/>
    </style:style>
    <style:style style:name="T3715" style:parent-style-name="Policepardéfaut" style:family="text">
      <style:text-properties style:font-name-complex="Times New Roman"/>
    </style:style>
    <style:style style:name="T3716" style:parent-style-name="Policepardéfaut" style:family="text">
      <style:text-properties style:font-name-complex="Times New Roman"/>
    </style:style>
    <style:style style:name="T3717" style:parent-style-name="Policepardéfaut" style:family="text">
      <style:text-properties style:font-name-complex="Times New Roman"/>
    </style:style>
    <style:style style:name="T3718" style:parent-style-name="Policepardéfaut" style:family="text">
      <style:text-properties style:font-name-complex="Times New Roman"/>
    </style:style>
    <style:style style:name="T3719" style:parent-style-name="Policepardéfaut" style:family="text">
      <style:text-properties style:font-name-complex="Times New Roman"/>
    </style:style>
    <style:style style:name="T3720" style:parent-style-name="Policepardéfaut" style:family="text">
      <style:text-properties style:font-name-complex="Times New Roman"/>
    </style:style>
    <style:style style:name="T3721" style:parent-style-name="Policepardéfaut" style:family="text">
      <style:text-properties style:font-name-complex="Times New Roman"/>
    </style:style>
    <style:style style:name="T3722" style:parent-style-name="Policepardéfaut" style:family="text">
      <style:text-properties style:font-name-complex="Times New Roman"/>
    </style:style>
    <style:style style:name="T3723" style:parent-style-name="Policepardéfaut" style:family="text">
      <style:text-properties style:font-name-complex="Times New Roman"/>
    </style:style>
    <style:style style:name="T3724" style:parent-style-name="Policepardéfaut" style:family="text">
      <style:text-properties style:font-name-complex="Times New Roman"/>
    </style:style>
    <style:style style:name="T3725" style:parent-style-name="Policepardéfaut" style:family="text">
      <style:text-properties style:font-name-complex="Times New Roman"/>
    </style:style>
    <style:style style:name="T3726" style:parent-style-name="Policepardéfaut" style:family="text">
      <style:text-properties style:font-name-complex="Times New Roman"/>
    </style:style>
    <style:style style:name="T3727" style:parent-style-name="Policepardéfaut" style:family="text">
      <style:text-properties style:font-name-complex="Times New Roman"/>
    </style:style>
    <style:style style:name="T3728" style:parent-style-name="Policepardéfaut" style:family="text">
      <style:text-properties style:font-name-complex="Times New Roman"/>
    </style:style>
    <style:style style:name="T3729" style:parent-style-name="Policepardéfaut" style:family="text">
      <style:text-properties style:font-name-complex="Times New Roman"/>
    </style:style>
    <style:style style:name="T3730" style:parent-style-name="Policepardéfaut" style:family="text">
      <style:text-properties style:font-name-complex="Times New Roman"/>
    </style:style>
    <style:style style:name="T3731" style:parent-style-name="Policepardéfaut" style:family="text">
      <style:text-properties style:font-name-complex="Times New Roman"/>
    </style:style>
    <style:style style:name="T3732" style:parent-style-name="Policepardéfaut" style:family="text">
      <style:text-properties style:font-name-complex="Times New Roman"/>
    </style:style>
    <style:style style:name="T3733" style:parent-style-name="Policepardéfaut" style:family="text">
      <style:text-properties style:font-name-complex="Times New Roman"/>
    </style:style>
    <style:style style:name="T3734" style:parent-style-name="Policepardéfaut" style:family="text">
      <style:text-properties style:font-name-complex="Times New Roman"/>
    </style:style>
    <style:style style:name="T3735" style:parent-style-name="Policepardéfaut" style:family="text">
      <style:text-properties style:font-name-complex="Times New Roman"/>
    </style:style>
    <style:style style:name="T3736" style:parent-style-name="Policepardéfaut" style:family="text">
      <style:text-properties style:font-name-complex="Times New Roman"/>
    </style:style>
    <style:style style:name="T3737" style:parent-style-name="Policepardéfaut" style:family="text">
      <style:text-properties style:font-name-complex="Times New Roman"/>
    </style:style>
    <style:style style:name="T3738" style:parent-style-name="Policepardéfaut" style:family="text">
      <style:text-properties style:font-name-complex="Times New Roman"/>
    </style:style>
    <style:style style:name="T3739" style:parent-style-name="Policepardéfaut" style:family="text">
      <style:text-properties style:font-name-complex="Times New Roman"/>
    </style:style>
    <style:style style:name="T3740" style:parent-style-name="Policepardéfaut" style:family="text">
      <style:text-properties style:font-name-complex="Times New Roman"/>
    </style:style>
    <style:style style:name="T3741" style:parent-style-name="Policepardéfaut" style:family="text">
      <style:text-properties style:font-name-complex="Times New Roman"/>
    </style:style>
    <style:style style:name="T3742" style:parent-style-name="quote.c" style:family="text">
      <style:text-properties fo:font-style="italic" style:font-style-asian="italic"/>
    </style:style>
    <style:style style:name="T3743" style:parent-style-name="Policepardéfaut" style:family="text">
      <style:text-properties style:font-name-complex="Times New Roman"/>
    </style:style>
    <style:style style:name="T3744" style:parent-style-name="Policepardéfaut" style:family="text">
      <style:text-properties style:font-name-complex="Times New Roman"/>
    </style:style>
    <style:style style:name="T3745" style:parent-style-name="Policepardéfaut" style:family="text">
      <style:text-properties style:font-name-complex="Times New Roman"/>
    </style:style>
    <style:style style:name="T3746" style:parent-style-name="Policepardéfaut" style:family="text">
      <style:text-properties style:font-name-complex="Times New Roman"/>
    </style:style>
    <style:style style:name="T3747" style:parent-style-name="Policepardéfaut" style:family="text">
      <style:text-properties style:font-name-complex="Times New Roman"/>
    </style:style>
    <style:style style:name="T3748" style:parent-style-name="Policepardéfaut" style:family="text">
      <style:text-properties style:font-name-complex="Times New Roman"/>
    </style:style>
    <style:style style:name="T3749" style:parent-style-name="Policepardéfaut" style:family="text">
      <style:text-properties style:font-name-complex="Times New Roman"/>
    </style:style>
    <style:style style:name="T3750" style:parent-style-name="Policepardéfaut" style:family="text">
      <style:text-properties style:font-name-complex="Times New Roman"/>
    </style:style>
    <style:style style:name="T3751" style:parent-style-name="Appelnotedebasdep." style:family="text">
      <style:text-properties style:font-name-complex="Times New Roman"/>
    </style:style>
    <style:style style:name="T3752" style:parent-style-name="Policepardéfaut" style:family="text">
      <style:text-properties style:font-name-complex="Times New Roman"/>
    </style:style>
    <style:style style:name="T3753" style:parent-style-name="Policepardéfaut" style:family="text">
      <style:text-properties style:font-name-complex="Times New Roman"/>
    </style:style>
    <style:style style:name="T3754" style:parent-style-name="Policepardéfaut" style:family="text">
      <style:text-properties style:font-name-complex="Times New Roman"/>
    </style:style>
    <style:style style:name="T3755" style:parent-style-name="Appelnotedebasdep." style:family="text">
      <style:text-properties style:font-name-complex="Times New Roman"/>
    </style:style>
    <style:style style:name="T3756" style:parent-style-name="Policepardéfaut" style:family="text">
      <style:text-properties fo:font-style="italic" style:font-style-asian="italic"/>
    </style:style>
    <style:style style:name="T3757" style:parent-style-name="Policepardéfaut" style:family="text">
      <style:text-properties style:font-name-complex="Times New Roman"/>
    </style:style>
    <style:style style:name="T3758" style:parent-style-name="Policepardéfaut" style:family="text">
      <style:text-properties style:font-name-complex="Times New Roman"/>
    </style:style>
    <style:style style:name="T3759" style:parent-style-name="Policepardéfaut" style:family="text">
      <style:text-properties style:font-name-complex="Times New Roman"/>
    </style:style>
    <style:style style:name="T3760" style:parent-style-name="Policepardéfaut" style:family="text">
      <style:text-properties style:font-name-complex="Times New Roman"/>
    </style:style>
    <style:style style:name="T3761" style:parent-style-name="Policepardéfaut" style:family="text">
      <style:text-properties style:font-name-complex="Times New Roman" fo:font-style="italic" style:font-style-asian="italic"/>
    </style:style>
    <style:style style:name="T3762" style:parent-style-name="Policepardéfaut" style:family="text">
      <style:text-properties style:font-name-complex="Times New Roman"/>
    </style:style>
    <style:style style:name="T3763" style:parent-style-name="Policepardéfaut" style:family="text">
      <style:text-properties style:font-name-complex="Times New Roman" fo:font-style="italic" style:font-style-asian="italic"/>
    </style:style>
    <style:style style:name="T3764" style:parent-style-name="Policepardéfaut" style:family="text">
      <style:text-properties style:font-name-complex="Times New Roman"/>
    </style:style>
    <style:style style:name="T3765" style:parent-style-name="Policepardéfaut" style:family="text">
      <style:text-properties style:font-name-complex="Times New Roman"/>
    </style:style>
    <style:style style:name="T3766" style:parent-style-name="Policepardéfaut" style:family="text">
      <style:text-properties style:font-name-complex="Times New Roman"/>
    </style:style>
    <style:style style:name="T3767" style:parent-style-name="Policepardéfaut" style:family="text">
      <style:text-properties style:font-name-complex="Times New Roman"/>
    </style:style>
    <style:style style:name="T3768" style:parent-style-name="Policepardéfaut" style:family="text">
      <style:text-properties style:font-name-complex="Times New Roman"/>
    </style:style>
    <style:style style:name="T3769" style:parent-style-name="Policepardéfaut" style:family="text">
      <style:text-properties style:font-name-complex="Times New Roman"/>
    </style:style>
    <style:style style:name="T3770" style:parent-style-name="Policepardéfaut" style:family="text">
      <style:text-properties style:font-name-complex="Times New Roman"/>
    </style:style>
    <style:style style:name="T3771" style:parent-style-name="Policepardéfaut" style:family="text">
      <style:text-properties style:font-name-complex="Times New Roman"/>
    </style:style>
    <style:style style:name="T3772" style:parent-style-name="Policepardéfaut" style:family="text">
      <style:text-properties style:font-name-complex="Times New Roman"/>
    </style:style>
    <style:style style:name="T3773" style:parent-style-name="Policepardéfaut" style:family="text">
      <style:text-properties style:font-name-complex="Times New Roman"/>
    </style:style>
    <style:style style:name="T3774" style:parent-style-name="Policepardéfaut" style:family="text">
      <style:text-properties style:font-name-complex="Times New Roman"/>
    </style:style>
    <style:style style:name="T3775" style:parent-style-name="Policepardéfaut" style:family="text">
      <style:text-properties style:font-name-complex="Times New Roman"/>
    </style:style>
    <style:style style:name="T3776" style:parent-style-name="Policepardéfaut" style:family="text">
      <style:text-properties style:font-name-complex="Times New Roman"/>
    </style:style>
    <style:style style:name="T3777" style:parent-style-name="Policepardéfaut" style:family="text">
      <style:text-properties style:font-name-complex="Times New Roman"/>
    </style:style>
    <style:style style:name="T3778" style:parent-style-name="Policepardéfaut" style:family="text">
      <style:text-properties style:font-name-complex="Times New Roman"/>
    </style:style>
    <style:style style:name="T3779" style:parent-style-name="Policepardéfaut" style:family="text">
      <style:text-properties style:font-name-complex="Times New Roman"/>
    </style:style>
    <style:style style:name="T3780" style:parent-style-name="Policepardéfaut" style:family="text">
      <style:text-properties style:font-name-complex="Times New Roman"/>
    </style:style>
    <style:style style:name="T3781" style:parent-style-name="Policepardéfaut" style:family="text">
      <style:text-properties style:font-name-complex="Times New Roman"/>
    </style:style>
    <style:style style:name="T3782" style:parent-style-name="Policepardéfaut" style:family="text">
      <style:text-properties style:font-name-complex="Times New Roman"/>
    </style:style>
    <style:style style:name="T3783" style:parent-style-name="Policepardéfaut" style:family="text">
      <style:text-properties style:font-name-complex="Times New Roman"/>
    </style:style>
    <style:style style:name="T3784" style:parent-style-name="Policepardéfaut" style:family="text">
      <style:text-properties style:font-name-complex="Times New Roman"/>
    </style:style>
    <style:style style:name="T3785" style:parent-style-name="Appelnotedebasdep." style:family="text">
      <style:text-properties style:font-name-complex="Times New Roman"/>
    </style:style>
    <style:style style:name="T3786" style:parent-style-name="Policepardéfaut" style:family="text">
      <style:text-properties fo:font-style="italic" style:font-style-asian="italic"/>
    </style:style>
    <style:style style:name="T3787" style:parent-style-name="Policepardéfaut" style:family="text">
      <style:text-properties style:font-name-complex="Times New Roman"/>
    </style:style>
    <style:style style:name="T3788" style:parent-style-name="Policepardéfaut" style:family="text">
      <style:text-properties style:font-name-complex="Times New Roman"/>
    </style:style>
    <style:style style:name="T3789" style:parent-style-name="Policepardéfaut" style:family="text">
      <style:text-properties style:font-name-complex="Times New Roman"/>
    </style:style>
    <style:style style:name="T3790" style:parent-style-name="Policepardéfaut" style:family="text">
      <style:text-properties style:font-name-complex="Times New Roman"/>
    </style:style>
    <style:style style:name="T3791" style:parent-style-name="Policepardéfaut" style:family="text">
      <style:text-properties style:font-name-complex="Times New Roman"/>
    </style:style>
    <style:style style:name="T3792" style:parent-style-name="Policepardéfaut" style:family="text">
      <style:text-properties style:font-name-complex="Times New Roman"/>
    </style:style>
    <style:style style:name="T3793" style:parent-style-name="Policepardéfaut" style:family="text">
      <style:text-properties style:font-name-complex="Times New Roman" fo:font-style="italic" style:font-style-asian="italic"/>
    </style:style>
    <style:style style:name="T3794" style:parent-style-name="Policepardéfaut" style:family="text">
      <style:text-properties style:font-name-complex="Times New Roman"/>
    </style:style>
    <style:style style:name="T3795" style:parent-style-name="Policepardéfaut" style:family="text">
      <style:text-properties style:font-name-complex="Times New Roman"/>
    </style:style>
    <style:style style:name="T3796" style:parent-style-name="Policepardéfaut" style:family="text">
      <style:text-properties style:font-name-complex="Times New Roman"/>
    </style:style>
    <style:style style:name="T3797" style:parent-style-name="Policepardéfaut" style:family="text">
      <style:text-properties style:font-name-complex="Times New Roman"/>
    </style:style>
    <style:style style:name="T3798" style:parent-style-name="Policepardéfaut" style:family="text">
      <style:text-properties style:font-name-complex="Times New Roman"/>
    </style:style>
    <style:style style:name="T3799" style:parent-style-name="Policepardéfaut" style:family="text">
      <style:text-properties style:font-name-complex="Times New Roman"/>
    </style:style>
    <style:style style:name="T3800" style:parent-style-name="Policepardéfaut" style:family="text">
      <style:text-properties style:font-name-complex="Times New Roman"/>
    </style:style>
    <style:style style:name="T3801" style:parent-style-name="Policepardéfaut" style:family="text">
      <style:text-properties style:font-name-complex="Times New Roman"/>
    </style:style>
    <style:style style:name="T3802" style:parent-style-name="Policepardéfaut" style:family="text">
      <style:text-properties style:font-name-complex="Times New Roman"/>
    </style:style>
    <style:style style:name="T3803" style:parent-style-name="Policepardéfaut" style:family="text">
      <style:text-properties style:font-name-complex="Times New Roman"/>
    </style:style>
    <style:style style:name="T3804" style:parent-style-name="Policepardéfaut" style:family="text">
      <style:text-properties style:font-name-complex="Times New Roman"/>
    </style:style>
    <style:style style:name="T3805" style:parent-style-name="Policepardéfaut" style:family="text">
      <style:text-properties style:font-name-complex="Times New Roman"/>
    </style:style>
    <style:style style:name="T3806" style:parent-style-name="Policepardéfaut" style:family="text">
      <style:text-properties style:font-name-complex="Times New Roman"/>
    </style:style>
    <style:style style:name="T3807" style:parent-style-name="Policepardéfaut" style:family="text">
      <style:text-properties style:font-name-complex="Times New Roman"/>
    </style:style>
    <style:style style:name="T3808" style:parent-style-name="Policepardéfaut" style:family="text">
      <style:text-properties style:font-name-complex="Times New Roman"/>
    </style:style>
    <style:style style:name="T3809" style:parent-style-name="Policepardéfaut" style:family="text">
      <style:text-properties style:font-name-complex="Times New Roman"/>
    </style:style>
    <style:style style:name="T3810" style:parent-style-name="Policepardéfaut" style:family="text">
      <style:text-properties style:font-name-complex="Times New Roman"/>
    </style:style>
    <style:style style:name="T3811" style:parent-style-name="Policepardéfaut" style:family="text">
      <style:text-properties style:font-name-complex="Times New Roman"/>
    </style:style>
    <style:style style:name="T3812" style:parent-style-name="Policepardéfaut" style:family="text">
      <style:text-properties style:font-name-complex="Times New Roman"/>
    </style:style>
    <style:style style:name="T3813" style:parent-style-name="Policepardéfaut" style:family="text">
      <style:text-properties style:font-name-complex="Times New Roman"/>
    </style:style>
    <style:style style:name="P3814" style:parent-style-name="Corpsdetexte" style:family="paragraph">
      <style:text-properties style:font-name-complex="Times New Roman"/>
    </style:style>
    <style:style style:name="T3815" style:parent-style-name="Policepardéfaut" style:family="text">
      <style:text-properties fo:font-style="italic" style:font-style-asian="italic"/>
    </style:style>
    <style:style style:name="T3816" style:parent-style-name="Policepardéfaut" style:family="text">
      <style:text-properties style:font-name-asian="Times New Roman"/>
    </style:style>
    <style:style style:name="T3817" style:parent-style-name="Policepardéfaut" style:family="text">
      <style:text-properties fo:font-style="italic" style:font-style-asian="italic"/>
    </style:style>
    <style:style style:name="T3818" style:parent-style-name="Policepardéfaut" style:family="text">
      <style:text-properties fo:font-variant="small-caps"/>
    </style:style>
    <style:style style:name="T3819" style:parent-style-name="Policepardéfaut" style:family="text">
      <style:text-properties style:font-name-complex="Times New Roman"/>
    </style:style>
    <style:style style:name="T3820" style:parent-style-name="Policepardéfaut" style:family="text">
      <style:text-properties style:font-name-complex="Times New Roman" fo:font-weight="bold" style:font-weight-asian="bold"/>
    </style:style>
    <style:style style:name="T3821" style:parent-style-name="Policepardéfaut" style:family="text">
      <style:text-properties style:font-name-complex="Times New Roman"/>
    </style:style>
    <style:style style:name="T3822" style:parent-style-name="Policepardéfaut" style:family="text">
      <style:text-properties style:font-name-complex="Times New Roman"/>
    </style:style>
    <style:style style:name="T3823" style:parent-style-name="Policepardéfaut" style:family="text">
      <style:text-properties style:font-name-complex="Times New Roman"/>
    </style:style>
    <style:style style:name="T3824" style:parent-style-name="Policepardéfaut" style:family="text">
      <style:text-properties style:font-name-complex="Times New Roman"/>
    </style:style>
    <style:style style:name="T3825" style:parent-style-name="Policepardéfaut" style:family="text">
      <style:text-properties style:font-name-complex="Times New Roman"/>
    </style:style>
    <style:style style:name="T3826" style:parent-style-name="Policepardéfaut" style:family="text">
      <style:text-properties style:font-name-complex="Times New Roman"/>
    </style:style>
    <style:style style:name="T3827" style:parent-style-name="Policepardéfaut" style:family="text">
      <style:text-properties style:font-name-complex="Times New Roman"/>
    </style:style>
    <style:style style:name="T3828" style:parent-style-name="Policepardéfaut" style:family="text">
      <style:text-properties style:font-name-complex="Times New Roman"/>
    </style:style>
    <style:style style:name="T3829" style:parent-style-name="Policepardéfaut" style:family="text">
      <style:text-properties style:font-name-complex="Times New Roman"/>
    </style:style>
    <style:style style:name="T3830" style:parent-style-name="Policepardéfaut" style:family="text">
      <style:text-properties style:font-name-complex="Times New Roman"/>
    </style:style>
    <style:style style:name="T3831" style:parent-style-name="Policepardéfaut" style:family="text">
      <style:text-properties style:font-name-complex="Times New Roman"/>
    </style:style>
    <style:style style:name="T3832" style:parent-style-name="Policepardéfaut" style:family="text">
      <style:text-properties style:font-name-complex="Times New Roman"/>
    </style:style>
    <style:style style:name="T3833" style:parent-style-name="Policepardéfaut" style:family="text">
      <style:text-properties style:font-name-complex="Times New Roman"/>
    </style:style>
    <style:style style:name="T3834" style:parent-style-name="Policepardéfaut" style:family="text">
      <style:text-properties style:font-name-complex="Times New Roman"/>
    </style:style>
    <style:style style:name="T3835" style:parent-style-name="Policepardéfaut" style:family="text">
      <style:text-properties style:font-name-complex="Times New Roman"/>
    </style:style>
    <style:style style:name="T3836" style:parent-style-name="Policepardéfaut" style:family="text">
      <style:text-properties style:font-name-complex="Times New Roman"/>
    </style:style>
    <style:style style:name="T3837" style:parent-style-name="Policepardéfaut" style:family="text">
      <style:text-properties style:font-name-complex="Times New Roman"/>
    </style:style>
    <style:style style:name="T3838" style:parent-style-name="Policepardéfaut" style:family="text">
      <style:text-properties style:font-name-complex="Times New Roman"/>
    </style:style>
    <style:style style:name="T3839" style:parent-style-name="Policepardéfaut" style:family="text">
      <style:text-properties style:font-name-complex="Times New Roman"/>
    </style:style>
    <style:style style:name="T3840" style:parent-style-name="Policepardéfaut" style:family="text">
      <style:text-properties style:font-name-complex="Times New Roman"/>
    </style:style>
    <style:style style:name="T3841" style:parent-style-name="Policepardéfaut" style:family="text">
      <style:text-properties style:font-name-complex="Times New Roman"/>
    </style:style>
    <style:style style:name="T3842" style:parent-style-name="Policepardéfaut" style:family="text">
      <style:text-properties style:font-name-complex="Times New Roman" fo:font-variant="small-caps"/>
    </style:style>
    <style:style style:name="T3843" style:parent-style-name="Policepardéfaut" style:family="text">
      <style:text-properties style:font-name-complex="Times New Roman"/>
    </style:style>
    <style:style style:name="T3844" style:parent-style-name="Policepardéfaut" style:family="text">
      <style:text-properties style:font-name-complex="Times New Roman"/>
    </style:style>
    <style:style style:name="T3845" style:parent-style-name="Policepardéfaut" style:family="text">
      <style:text-properties style:font-name-complex="Times New Roman" fo:font-style="italic" style:font-style-asian="italic"/>
    </style:style>
    <style:style style:name="T3846" style:parent-style-name="Policepardéfaut" style:family="text">
      <style:text-properties style:font-name-complex="Times New Roman" fo:font-style="italic" style:font-style-asian="italic"/>
    </style:style>
    <style:style style:name="T3847" style:parent-style-name="Policepardéfaut" style:family="text">
      <style:text-properties style:font-name-complex="Times New Roman" fo:font-style="italic" style:font-style-asian="italic"/>
    </style:style>
    <style:style style:name="T3848" style:parent-style-name="Policepardéfaut" style:family="text">
      <style:text-properties style:font-name-complex="Times New Roman"/>
    </style:style>
    <style:style style:name="T3849" style:parent-style-name="Policepardéfaut" style:family="text">
      <style:text-properties style:font-name-complex="Times New Roman"/>
    </style:style>
    <style:style style:name="T3850" style:parent-style-name="Policepardéfaut" style:family="text">
      <style:text-properties style:font-name-complex="Times New Roman"/>
    </style:style>
    <style:style style:name="P3851" style:parent-style-name="term" style:family="paragraph">
      <style:text-properties fo:language="en" fo:country="GB"/>
    </style:style>
    <style:style style:name="P3852" style:parent-style-name="term" style:family="paragraph">
      <style:text-properties fo:language="en" fo:country="GB"/>
    </style:style>
    <style:style style:name="T3853" style:parent-style-name="Policepardéfaut" style:family="text">
      <style:text-properties fo:font-variant="small-caps"/>
    </style:style>
    <style:style style:name="T3854" style:parent-style-name="Policepardéfaut" style:family="text">
      <style:text-properties style:font-name-complex="Times New Roman"/>
    </style:style>
    <style:style style:name="T3855" style:parent-style-name="Policepardéfaut" style:family="text">
      <style:text-properties style:font-name-complex="Times New Roman"/>
    </style:style>
    <style:style style:name="T3856" style:parent-style-name="Policepardéfaut" style:family="text">
      <style:text-properties style:font-name-complex="Times New Roman"/>
    </style:style>
    <style:style style:name="T3857" style:parent-style-name="Policepardéfaut" style:family="text">
      <style:text-properties style:font-name-complex="Times New Roman"/>
    </style:style>
    <style:style style:name="T3858" style:parent-style-name="Policepardéfaut" style:family="text">
      <style:text-properties style:font-name-complex="Times New Roman"/>
    </style:style>
    <style:style style:name="T3859" style:parent-style-name="Policepardéfaut" style:family="text">
      <style:text-properties style:font-name-complex="Times New Roman" fo:font-variant="small-caps"/>
    </style:style>
    <style:style style:name="T3860" style:parent-style-name="Policepardéfaut" style:family="text">
      <style:text-properties style:text-position="super 66.6%"/>
    </style:style>
    <style:style style:name="T3861" style:parent-style-name="Policepardéfaut" style:family="text">
      <style:text-properties style:font-name-complex="Times New Roman"/>
    </style:style>
    <style:style style:name="T3862" style:parent-style-name="Policepardéfaut" style:family="text">
      <style:text-properties style:font-name-complex="Times New Roman"/>
    </style:style>
    <style:style style:name="T3863" style:parent-style-name="Policepardéfaut" style:family="text">
      <style:text-properties style:font-name-complex="Times New Roman"/>
    </style:style>
    <style:style style:name="T3864" style:parent-style-name="Policepardéfaut" style:family="text">
      <style:text-properties style:font-name-complex="Times New Roman"/>
    </style:style>
    <style:style style:name="T3865" style:parent-style-name="Policepardéfaut" style:family="text">
      <style:text-properties style:font-name-complex="Times New Roman"/>
    </style:style>
    <style:style style:name="T3866" style:parent-style-name="Policepardéfaut" style:family="text">
      <style:text-properties style:font-name-complex="Times New Roman"/>
    </style:style>
    <style:style style:name="T3867" style:parent-style-name="Policepardéfaut" style:family="text">
      <style:text-properties style:font-name-complex="Times New Roman"/>
    </style:style>
    <style:style style:name="T3868" style:parent-style-name="Policepardéfaut" style:family="text">
      <style:text-properties style:font-name-complex="Times New Roman"/>
    </style:style>
    <style:style style:name="T3869" style:parent-style-name="Policepardéfaut" style:family="text">
      <style:text-properties style:font-name-complex="Times New Roman"/>
    </style:style>
    <style:style style:name="T3870" style:parent-style-name="Policepardéfaut" style:family="text">
      <style:text-properties style:font-name-complex="Times New Roman"/>
    </style:style>
    <style:style style:name="T3871" style:parent-style-name="Policepardéfaut" style:family="text">
      <style:text-properties style:font-name-complex="Times New Roman"/>
    </style:style>
    <style:style style:name="T3872" style:parent-style-name="Policepardéfaut" style:family="text">
      <style:text-properties style:font-name-complex="Times New Roman"/>
    </style:style>
    <style:style style:name="T3873" style:parent-style-name="Policepardéfaut" style:family="text">
      <style:text-properties style:font-name-complex="Times New Roman"/>
    </style:style>
    <style:style style:name="T3874" style:parent-style-name="Policepardéfaut" style:family="text">
      <style:text-properties style:font-name-complex="Times New Roman" fo:font-style="italic" style:font-style-asian="italic"/>
    </style:style>
    <style:style style:name="T3875" style:parent-style-name="Policepardéfaut" style:family="text">
      <style:text-properties style:font-name-complex="Times New Roman"/>
    </style:style>
    <style:style style:name="T3876" style:parent-style-name="Policepardéfaut" style:family="text">
      <style:text-properties style:font-name-complex="Times New Roman"/>
    </style:style>
    <style:style style:name="T3877" style:parent-style-name="Policepardéfaut" style:family="text">
      <style:text-properties style:font-name-complex="Times New Roman"/>
    </style:style>
    <style:style style:name="T3878" style:parent-style-name="Policepardéfaut" style:family="text">
      <style:text-properties style:font-name-complex="Times New Roman"/>
    </style:style>
    <style:style style:name="T3879" style:parent-style-name="Policepardéfaut" style:family="text">
      <style:text-properties style:font-name-complex="Times New Roman"/>
    </style:style>
    <style:style style:name="T3880" style:parent-style-name="Policepardéfaut" style:family="text">
      <style:text-properties style:font-name-complex="Times New Roman"/>
    </style:style>
    <style:style style:name="T3881" style:parent-style-name="Policepardéfaut" style:family="text">
      <style:text-properties style:font-name-complex="Times New Roman"/>
    </style:style>
    <style:style style:name="T3882" style:parent-style-name="Policepardéfaut" style:family="text">
      <style:text-properties style:font-name-complex="Times New Roman"/>
    </style:style>
    <style:style style:name="T3883" style:parent-style-name="Policepardéfaut" style:family="text">
      <style:text-properties style:font-name-complex="Times New Roman"/>
    </style:style>
    <style:style style:name="T3884" style:parent-style-name="Policepardéfaut" style:family="text">
      <style:text-properties style:font-name-complex="Times New Roman"/>
    </style:style>
    <style:style style:name="T3885" style:parent-style-name="Policepardéfaut" style:family="text">
      <style:text-properties style:font-name-complex="Times New Roman"/>
    </style:style>
    <style:style style:name="T3886" style:parent-style-name="Policepardéfaut" style:family="text">
      <style:text-properties style:font-name-complex="Times New Roman"/>
    </style:style>
    <style:style style:name="T3887" style:parent-style-name="Policepardéfaut" style:family="text">
      <style:text-properties style:font-name-complex="Times New Roman"/>
    </style:style>
    <style:style style:name="T3888" style:parent-style-name="Policepardéfaut" style:family="text">
      <style:text-properties style:font-name-complex="Times New Roman"/>
    </style:style>
    <style:style style:name="T3889" style:parent-style-name="Policepardéfaut" style:family="text">
      <style:text-properties style:font-name-complex="Times New Roman"/>
    </style:style>
    <style:style style:name="T3890" style:parent-style-name="Policepardéfaut" style:family="text">
      <style:text-properties style:font-name-complex="Times New Roman"/>
    </style:style>
    <style:style style:name="T3891" style:parent-style-name="Policepardéfaut" style:family="text">
      <style:text-properties style:font-name-complex="Times New Roman"/>
    </style:style>
    <style:style style:name="T3892" style:parent-style-name="Policepardéfaut" style:family="text">
      <style:text-properties style:font-name-complex="Times New Roman"/>
    </style:style>
    <style:style style:name="T3893" style:parent-style-name="Policepardéfaut" style:family="text">
      <style:text-properties style:font-name-complex="Times New Roman"/>
    </style:style>
    <style:style style:name="T3894" style:parent-style-name="Policepardéfaut" style:family="text">
      <style:text-properties style:font-name-complex="Times New Roman"/>
    </style:style>
    <style:style style:name="T3895" style:parent-style-name="Policepardéfaut" style:family="text">
      <style:text-properties style:font-name-complex="Times New Roman"/>
    </style:style>
    <style:style style:name="T3896" style:parent-style-name="Policepardéfaut" style:family="text">
      <style:text-properties style:font-name-complex="Times New Roman"/>
    </style:style>
    <style:style style:name="T3897" style:parent-style-name="Policepardéfaut" style:family="text">
      <style:text-properties style:font-name-complex="Times New Roman"/>
    </style:style>
    <style:style style:name="T3898" style:parent-style-name="Policepardéfaut" style:family="text">
      <style:text-properties style:font-name-complex="Times New Roman"/>
    </style:style>
    <style:style style:name="T3899" style:parent-style-name="Policepardéfaut" style:family="text">
      <style:text-properties style:font-name-complex="Times New Roman"/>
    </style:style>
    <style:style style:name="T3900" style:parent-style-name="Policepardéfaut" style:family="text">
      <style:text-properties style:font-name-complex="Times New Roman"/>
    </style:style>
    <style:style style:name="T3901" style:parent-style-name="Policepardéfaut" style:family="text">
      <style:text-properties style:font-name-complex="Times New Roman"/>
    </style:style>
    <style:style style:name="T3902" style:parent-style-name="Policepardéfaut" style:family="text">
      <style:text-properties style:font-name-complex="Times New Roman"/>
    </style:style>
    <style:style style:name="T3903" style:parent-style-name="Policepardéfaut" style:family="text">
      <style:text-properties style:font-name-complex="Times New Roman"/>
    </style:style>
    <style:style style:name="T3904" style:parent-style-name="Policepardéfaut" style:family="text">
      <style:text-properties style:font-name-complex="Times New Roman"/>
    </style:style>
    <style:style style:name="T3905" style:parent-style-name="Policepardéfaut" style:family="text">
      <style:text-properties style:font-name-complex="Times New Roman"/>
    </style:style>
    <style:style style:name="T3906" style:parent-style-name="Policepardéfaut" style:family="text">
      <style:text-properties style:font-name-complex="Times New Roman"/>
    </style:style>
    <style:style style:name="T3907" style:parent-style-name="Policepardéfaut" style:family="text">
      <style:text-properties style:font-name-complex="Times New Roman"/>
    </style:style>
    <style:style style:name="T3908" style:parent-style-name="Policepardéfaut" style:family="text">
      <style:text-properties style:font-name-complex="Times New Roman" style:text-position="super 66.6%"/>
    </style:style>
    <style:style style:name="T3909" style:parent-style-name="Policepardéfaut" style:family="text">
      <style:text-properties style:font-name-complex="Times New Roman"/>
    </style:style>
    <style:style style:name="T3910" style:parent-style-name="Policepardéfaut" style:family="text">
      <style:text-properties style:font-name-complex="Times New Roman"/>
    </style:style>
    <style:style style:name="T3911" style:parent-style-name="Policepardéfaut" style:family="text">
      <style:text-properties style:font-name-complex="Times New Roman"/>
    </style:style>
    <style:style style:name="T3912" style:parent-style-name="Policepardéfaut" style:family="text">
      <style:text-properties style:font-name-complex="Times New Roman"/>
    </style:style>
    <style:style style:name="T3913" style:parent-style-name="Appelnotedebasdep." style:family="text">
      <style:text-properties style:font-name-complex="Times New Roman"/>
    </style:style>
    <style:style style:name="T3914" style:parent-style-name="quote.c" style:family="text">
      <style:text-properties style:font-name-asian="SimSun"/>
    </style:style>
    <style:style style:name="T3915" style:parent-style-name="quote.c" style:family="text">
      <style:text-properties style:font-name-asian="SimSun"/>
    </style:style>
    <style:style style:name="T3916" style:parent-style-name="Policepardéfaut" style:family="text">
      <style:text-properties style:font-name-complex="Times New Roman"/>
    </style:style>
    <style:style style:name="T3917" style:parent-style-name="Policepardéfaut" style:family="text">
      <style:text-properties style:font-name-complex="Times New Roman"/>
    </style:style>
    <style:style style:name="T3918" style:parent-style-name="Policepardéfaut" style:family="text">
      <style:text-properties style:font-name-complex="Times New Roman"/>
    </style:style>
    <style:style style:name="T3919" style:parent-style-name="Policepardéfaut" style:family="text">
      <style:text-properties style:font-name-complex="Times New Roman"/>
    </style:style>
    <style:style style:name="T3920" style:parent-style-name="Policepardéfaut" style:family="text">
      <style:text-properties style:font-name-complex="Times New Roman"/>
    </style:style>
    <style:style style:name="T3921" style:parent-style-name="Policepardéfaut" style:family="text">
      <style:text-properties style:font-name-complex="Times New Roman"/>
    </style:style>
    <style:style style:name="T3922" style:parent-style-name="Policepardéfaut" style:family="text">
      <style:text-properties style:font-name-complex="Times New Roman"/>
    </style:style>
    <style:style style:name="T3923" style:parent-style-name="Policepardéfaut" style:family="text">
      <style:text-properties style:font-name-complex="Times New Roman"/>
    </style:style>
    <style:style style:name="T3924" style:parent-style-name="Policepardéfaut" style:family="text">
      <style:text-properties style:font-name-complex="Times New Roman"/>
    </style:style>
    <style:style style:name="T3925" style:parent-style-name="Policepardéfaut" style:family="text">
      <style:text-properties style:font-name-complex="Times New Roman"/>
    </style:style>
    <style:style style:name="T3926" style:parent-style-name="Policepardéfaut" style:family="text">
      <style:text-properties style:font-name-complex="Times New Roman"/>
    </style:style>
    <style:style style:name="T3927" style:parent-style-name="Policepardéfaut" style:family="text">
      <style:text-properties style:font-name-complex="Times New Roman"/>
    </style:style>
    <style:style style:name="T3928" style:parent-style-name="Policepardéfaut" style:family="text">
      <style:text-properties style:font-name-complex="Times New Roman"/>
    </style:style>
    <style:style style:name="T3929" style:parent-style-name="Policepardéfaut" style:family="text">
      <style:text-properties style:font-name-complex="Times New Roman"/>
    </style:style>
    <style:style style:name="P3930" style:parent-style-name="quote.l" style:family="paragraph">
      <style:text-properties fo:font-style="italic" style:font-style-asian="italic"/>
    </style:style>
    <style:style style:name="P3931" style:parent-style-name="quote.l" style:family="paragraph">
      <style:text-properties fo:font-style="italic" style:font-style-asian="italic"/>
    </style:style>
    <style:style style:name="P3932" style:parent-style-name="quote.l" style:family="paragraph">
      <style:text-properties fo:font-style="italic" style:font-style-asian="italic"/>
    </style:style>
    <style:style style:name="T3933" style:parent-style-name="Policepardéfaut" style:family="text">
      <style:text-properties style:font-name-complex="Times New Roman"/>
    </style:style>
    <style:style style:name="T3934" style:parent-style-name="Policepardéfaut" style:family="text">
      <style:text-properties style:font-name-complex="Times New Roman"/>
    </style:style>
    <style:style style:name="T3935" style:parent-style-name="Policepardéfaut" style:family="text">
      <style:text-properties style:font-name-complex="Times New Roman"/>
    </style:style>
    <style:style style:name="T3936" style:parent-style-name="Policepardéfaut" style:family="text">
      <style:text-properties style:font-name-complex="Times New Roman"/>
    </style:style>
    <style:style style:name="T3937" style:parent-style-name="Policepardéfaut" style:family="text">
      <style:text-properties style:font-name-complex="Times New Roman"/>
    </style:style>
    <style:style style:name="T3938" style:parent-style-name="Policepardéfaut" style:family="text">
      <style:text-properties style:font-name-complex="Times New Roman"/>
    </style:style>
    <style:style style:name="T3939" style:parent-style-name="Policepardéfaut" style:family="text">
      <style:text-properties style:font-name-complex="Times New Roman"/>
    </style:style>
    <style:style style:name="T3940" style:parent-style-name="Policepardéfaut" style:family="text">
      <style:text-properties style:font-name-complex="Times New Roman"/>
    </style:style>
    <style:style style:name="T3941" style:parent-style-name="Policepardéfaut" style:family="text">
      <style:text-properties style:font-name-complex="Times New Roman"/>
    </style:style>
    <style:style style:name="T3942" style:parent-style-name="Policepardéfaut" style:family="text">
      <style:text-properties style:font-name-complex="Times New Roman"/>
    </style:style>
    <style:style style:name="T3943" style:parent-style-name="Policepardéfaut" style:family="text">
      <style:text-properties style:font-name-complex="Times New Roman"/>
    </style:style>
    <style:style style:name="T3944" style:parent-style-name="Policepardéfaut" style:family="text">
      <style:text-properties style:font-name-complex="Times New Roman"/>
    </style:style>
    <style:style style:name="T3945" style:parent-style-name="Policepardéfaut" style:family="text">
      <style:text-properties style:font-name-complex="Times New Roman"/>
    </style:style>
    <style:style style:name="T3946" style:parent-style-name="Policepardéfaut" style:family="text">
      <style:text-properties style:font-name-complex="Times New Roman"/>
    </style:style>
    <style:style style:name="T3947" style:parent-style-name="Policepardéfaut" style:family="text">
      <style:text-properties style:font-name-complex="Times New Roman"/>
    </style:style>
    <style:style style:name="T3948" style:parent-style-name="Policepardéfaut" style:family="text">
      <style:text-properties style:font-name-complex="Times New Roman"/>
    </style:style>
    <style:style style:name="T3949" style:parent-style-name="Policepardéfaut" style:family="text">
      <style:text-properties style:font-name-complex="Times New Roman"/>
    </style:style>
    <style:style style:name="T3950" style:parent-style-name="Policepardéfaut" style:family="text">
      <style:text-properties style:text-position="super 66.6%"/>
    </style:style>
    <style:style style:name="T3951" style:parent-style-name="Policepardéfaut" style:family="text">
      <style:text-properties style:font-name-complex="Times New Roman"/>
    </style:style>
    <style:style style:name="T3952" style:parent-style-name="Policepardéfaut" style:family="text">
      <style:text-properties style:font-name-complex="Times New Roman"/>
    </style:style>
    <style:style style:name="T3953" style:parent-style-name="Policepardéfaut" style:family="text">
      <style:text-properties style:font-name-complex="Times New Roman"/>
    </style:style>
    <style:style style:name="T3954" style:parent-style-name="Policepardéfaut" style:family="text">
      <style:text-properties style:font-name-complex="Times New Roman"/>
    </style:style>
    <style:style style:name="T3955" style:parent-style-name="Policepardéfaut" style:family="text">
      <style:text-properties style:font-name-complex="Times New Roman"/>
    </style:style>
    <style:style style:name="T3956" style:parent-style-name="Policepardéfaut" style:family="text">
      <style:text-properties style:font-name-complex="Times New Roman"/>
    </style:style>
    <style:style style:name="T3957" style:parent-style-name="Policepardéfaut" style:family="text">
      <style:text-properties style:font-name-complex="Times New Roman"/>
    </style:style>
    <style:style style:name="T3958" style:parent-style-name="Policepardéfaut" style:family="text">
      <style:text-properties style:font-name-complex="Times New Roman"/>
    </style:style>
    <style:style style:name="T3959" style:parent-style-name="Policepardéfaut" style:family="text">
      <style:text-properties style:font-name-complex="Times New Roman"/>
    </style:style>
    <style:style style:name="T3960" style:parent-style-name="Policepardéfaut" style:family="text">
      <style:text-properties style:font-name-complex="Times New Roman"/>
    </style:style>
    <style:style style:name="T3961" style:parent-style-name="Policepardéfaut" style:family="text">
      <style:text-properties style:font-name-complex="Times New Roman"/>
    </style:style>
    <style:style style:name="P3962" style:parent-style-name="Corpsdetexte" style:family="paragraph">
      <style:text-properties style:font-name-complex="Times New Roman"/>
    </style:style>
    <style:style style:name="T3963" style:parent-style-name="Policepardéfaut" style:family="text">
      <style:text-properties style:font-name-complex="Times New Roman"/>
    </style:style>
    <style:style style:name="T3964" style:parent-style-name="Policepardéfaut" style:family="text">
      <style:text-properties style:font-name-complex="Times New Roman"/>
    </style:style>
    <style:style style:name="T3965" style:parent-style-name="Policepardéfaut" style:family="text">
      <style:text-properties style:font-name-complex="Times New Roman"/>
    </style:style>
    <style:style style:name="T3966" style:parent-style-name="Policepardéfaut" style:family="text">
      <style:text-properties style:font-name-complex="Times New Roman"/>
    </style:style>
    <style:style style:name="T3967" style:parent-style-name="Policepardéfaut" style:family="text">
      <style:text-properties style:font-name-complex="Times New Roman"/>
    </style:style>
    <style:style style:name="T3968" style:parent-style-name="Policepardéfaut" style:family="text">
      <style:text-properties style:font-name-complex="Times New Roman"/>
    </style:style>
    <style:style style:name="T3969" style:parent-style-name="Policepardéfaut" style:family="text">
      <style:text-properties style:font-name-complex="Times New Roman"/>
    </style:style>
    <style:style style:name="T3970" style:parent-style-name="Policepardéfaut" style:family="text">
      <style:text-properties style:font-name-complex="Times New Roman"/>
    </style:style>
    <style:style style:name="T3971" style:parent-style-name="Policepardéfaut" style:family="text">
      <style:text-properties style:font-name-complex="Times New Roman"/>
    </style:style>
    <style:style style:name="T3972" style:parent-style-name="Policepardéfaut" style:family="text">
      <style:text-properties style:font-name-complex="Times New Roman"/>
    </style:style>
    <style:style style:name="T3973" style:parent-style-name="Policepardéfaut" style:family="text">
      <style:text-properties style:font-name-complex="Times New Roman"/>
    </style:style>
    <style:style style:name="T3974" style:parent-style-name="quote.c" style:family="text">
      <style:text-properties fo:font-style="italic" style:font-style-asian="italic"/>
    </style:style>
    <style:style style:name="T3975" style:parent-style-name="Policepardéfaut" style:family="text">
      <style:text-properties style:font-name-complex="Times New Roman"/>
    </style:style>
    <style:style style:name="T3976" style:parent-style-name="quote.c" style:family="text">
      <style:text-properties fo:font-style="italic" style:font-style-asian="italic"/>
    </style:style>
    <style:style style:name="T3977" style:parent-style-name="Policepardéfaut" style:family="text">
      <style:text-properties style:font-name-complex="Times New Roman"/>
    </style:style>
    <style:style style:name="T3978" style:parent-style-name="Policepardéfaut" style:family="text">
      <style:text-properties style:font-name-complex="Times New Roman"/>
    </style:style>
    <style:style style:name="T3979" style:parent-style-name="Policepardéfaut" style:family="text">
      <style:text-properties style:font-name-complex="Times New Roman"/>
    </style:style>
    <style:style style:name="T3980" style:parent-style-name="Policepardéfaut" style:family="text">
      <style:text-properties style:font-name-complex="Times New Roman"/>
    </style:style>
    <style:style style:name="T3981" style:parent-style-name="Policepardéfaut" style:family="text">
      <style:text-properties style:font-name-complex="Times New Roman"/>
    </style:style>
    <style:style style:name="T3982" style:parent-style-name="Policepardéfaut" style:family="text">
      <style:text-properties style:font-name-complex="Times New Roman"/>
    </style:style>
    <style:style style:name="T3983" style:parent-style-name="Policepardéfaut" style:family="text">
      <style:text-properties style:font-name-complex="Times New Roman"/>
    </style:style>
    <style:style style:name="T3984" style:parent-style-name="Policepardéfaut" style:family="text">
      <style:text-properties style:font-name-complex="Times New Roman"/>
    </style:style>
    <style:style style:name="T3985" style:parent-style-name="Policepardéfaut" style:family="text">
      <style:text-properties style:font-name-complex="Times New Roman"/>
    </style:style>
    <style:style style:name="T3986" style:parent-style-name="Policepardéfaut" style:family="text">
      <style:text-properties style:font-name-complex="Times New Roman"/>
    </style:style>
    <style:style style:name="T3987" style:parent-style-name="Policepardéfaut" style:family="text">
      <style:text-properties style:font-name-complex="Times New Roman"/>
    </style:style>
    <style:style style:name="T3988" style:parent-style-name="Policepardéfaut" style:family="text">
      <style:text-properties style:font-name-complex="Times New Roman"/>
    </style:style>
    <style:style style:name="T3989" style:parent-style-name="Policepardéfaut" style:family="text">
      <style:text-properties style:font-name-complex="Times New Roman"/>
    </style:style>
    <style:style style:name="T3990" style:parent-style-name="Policepardéfaut" style:family="text">
      <style:text-properties style:font-name-complex="Times New Roman"/>
    </style:style>
    <style:style style:name="T3991" style:parent-style-name="Policepardéfaut" style:family="text">
      <style:text-properties style:text-position="super 66.6%"/>
    </style:style>
    <style:style style:name="T3992" style:parent-style-name="Policepardéfaut" style:family="text">
      <style:text-properties style:font-name-complex="Times New Roman"/>
    </style:style>
    <style:style style:name="T3993" style:parent-style-name="Policepardéfaut" style:family="text">
      <style:text-properties style:font-name-complex="Times New Roman"/>
    </style:style>
    <style:style style:name="T3994" style:parent-style-name="Policepardéfaut" style:family="text">
      <style:text-properties style:font-name-complex="Times New Roman"/>
    </style:style>
    <style:style style:name="T3995" style:parent-style-name="Policepardéfaut" style:family="text">
      <style:text-properties style:font-name-complex="Times New Roman"/>
    </style:style>
    <style:style style:name="T3996" style:parent-style-name="Policepardéfaut" style:family="text">
      <style:text-properties style:font-name-complex="Times New Roman"/>
    </style:style>
    <style:style style:name="T3997" style:parent-style-name="Policepardéfaut" style:family="text">
      <style:text-properties style:font-name-complex="Times New Roman"/>
    </style:style>
    <style:style style:name="T3998" style:parent-style-name="Policepardéfaut" style:family="text">
      <style:text-properties style:font-name-complex="Times New Roman"/>
    </style:style>
    <style:style style:name="T3999" style:parent-style-name="Policepardéfaut" style:family="text">
      <style:text-properties style:font-name-complex="Times New Roman"/>
    </style:style>
    <style:style style:name="T4000" style:parent-style-name="Policepardéfaut" style:family="text">
      <style:text-properties style:font-name-complex="Times New Roman"/>
    </style:style>
    <style:style style:name="T4001" style:parent-style-name="Policepardéfaut" style:family="text">
      <style:text-properties style:font-name-complex="Times New Roman"/>
    </style:style>
    <style:style style:name="T4002" style:parent-style-name="Policepardéfaut" style:family="text">
      <style:text-properties style:font-name-complex="Times New Roman"/>
    </style:style>
    <style:style style:name="T4003" style:parent-style-name="Policepardéfaut" style:family="text">
      <style:text-properties style:font-name-complex="Times New Roman"/>
    </style:style>
    <style:style style:name="T4004" style:parent-style-name="Policepardéfaut" style:family="text">
      <style:text-properties style:font-name-complex="Times New Roman"/>
    </style:style>
    <style:style style:name="T4005" style:parent-style-name="Policepardéfaut" style:family="text">
      <style:text-properties style:font-name-complex="Times New Roman"/>
    </style:style>
    <style:style style:name="T4006" style:parent-style-name="Policepardéfaut" style:family="text">
      <style:text-properties style:font-name-complex="Times New Roman"/>
    </style:style>
    <style:style style:name="T4007" style:parent-style-name="Policepardéfaut" style:family="text">
      <style:text-properties style:font-name-complex="Times New Roman"/>
    </style:style>
    <style:style style:name="T4008" style:parent-style-name="Policepardéfaut" style:family="text">
      <style:text-properties style:font-name-complex="Times New Roman"/>
    </style:style>
    <style:style style:name="T4009" style:parent-style-name="Policepardéfaut" style:family="text">
      <style:text-properties style:font-name-complex="Times New Roman"/>
    </style:style>
    <style:style style:name="T4010" style:parent-style-name="Policepardéfaut" style:family="text">
      <style:text-properties style:font-name-complex="Times New Roman"/>
    </style:style>
    <style:style style:name="T4011" style:parent-style-name="Policepardéfaut" style:family="text">
      <style:text-properties style:font-name-complex="Times New Roman"/>
    </style:style>
    <style:style style:name="T4012" style:parent-style-name="Policepardéfaut" style:family="text">
      <style:text-properties style:font-name-complex="Times New Roman"/>
    </style:style>
    <style:style style:name="T4013" style:parent-style-name="Policepardéfaut" style:family="text">
      <style:text-properties style:font-name-complex="Times New Roman"/>
    </style:style>
    <style:style style:name="T4014" style:parent-style-name="Policepardéfaut" style:family="text">
      <style:text-properties style:font-name-complex="Times New Roman"/>
    </style:style>
    <style:style style:name="T4015" style:parent-style-name="Policepardéfaut" style:family="text">
      <style:text-properties style:font-name-complex="Times New Roman"/>
    </style:style>
    <style:style style:name="T4016" style:parent-style-name="Policepardéfaut" style:family="text">
      <style:text-properties style:font-name-complex="Times New Roman"/>
    </style:style>
    <style:style style:name="T4017" style:parent-style-name="Policepardéfaut" style:family="text">
      <style:text-properties style:font-name-complex="Times New Roman"/>
    </style:style>
    <style:style style:name="T4018" style:parent-style-name="Policepardéfaut" style:family="text">
      <style:text-properties style:font-name-complex="Times New Roman"/>
    </style:style>
    <style:style style:name="T4019" style:parent-style-name="Policepardéfaut" style:family="text">
      <style:text-properties style:font-name-complex="Times New Roman"/>
    </style:style>
    <style:style style:name="T4020" style:parent-style-name="Policepardéfaut" style:family="text">
      <style:text-properties style:font-name-complex="Times New Roman"/>
    </style:style>
    <style:style style:name="T4021" style:parent-style-name="Policepardéfaut" style:family="text">
      <style:text-properties style:font-name-complex="Times New Roman"/>
    </style:style>
    <style:style style:name="T4022" style:parent-style-name="Policepardéfaut" style:family="text">
      <style:text-properties style:font-name-complex="Times New Roman"/>
    </style:style>
    <style:style style:name="T4023" style:parent-style-name="Policepardéfaut" style:family="text">
      <style:text-properties style:font-name-complex="Times New Roman"/>
    </style:style>
    <style:style style:name="T4024" style:parent-style-name="Policepardéfaut" style:family="text">
      <style:text-properties style:font-name-complex="Times New Roman"/>
    </style:style>
    <style:style style:name="T4025" style:parent-style-name="Policepardéfaut" style:family="text">
      <style:text-properties style:font-name-complex="Times New Roman"/>
    </style:style>
    <style:style style:name="T4026" style:parent-style-name="Policepardéfaut" style:family="text">
      <style:text-properties style:font-name-complex="Times New Roman"/>
    </style:style>
    <style:style style:name="T4027" style:parent-style-name="Policepardéfaut" style:family="text">
      <style:text-properties style:font-name-complex="Times New Roman"/>
    </style:style>
    <style:style style:name="T4028" style:parent-style-name="Policepardéfaut" style:family="text">
      <style:text-properties style:font-name-complex="Times New Roman"/>
    </style:style>
    <style:style style:name="T4029" style:parent-style-name="Policepardéfaut" style:family="text">
      <style:text-properties style:font-name-complex="Times New Roman"/>
    </style:style>
    <style:style style:name="T4030" style:parent-style-name="Policepardéfaut" style:family="text">
      <style:text-properties style:font-name-complex="Times New Roman"/>
    </style:style>
    <style:style style:name="T4031" style:parent-style-name="Policepardéfaut" style:family="text">
      <style:text-properties style:font-name-complex="Times New Roman"/>
    </style:style>
    <style:style style:name="T4032" style:parent-style-name="Policepardéfaut" style:family="text">
      <style:text-properties style:font-name-complex="Times New Roman"/>
    </style:style>
    <style:style style:name="T4033" style:parent-style-name="Policepardéfaut" style:family="text">
      <style:text-properties style:font-name-complex="Times New Roman"/>
    </style:style>
    <style:style style:name="T4034" style:parent-style-name="Policepardéfaut" style:family="text">
      <style:text-properties style:font-name-complex="Times New Roman"/>
    </style:style>
    <style:style style:name="T4035" style:parent-style-name="Policepardéfaut" style:family="text">
      <style:text-properties style:font-name-complex="Times New Roman"/>
    </style:style>
    <style:style style:name="T4036" style:parent-style-name="Policepardéfaut" style:family="text">
      <style:text-properties style:font-name-complex="Times New Roman"/>
    </style:style>
    <style:style style:name="T4037" style:parent-style-name="Policepardéfaut" style:family="text">
      <style:text-properties style:font-name-complex="Times New Roman"/>
    </style:style>
    <style:style style:name="T4038" style:parent-style-name="Policepardéfaut" style:family="text">
      <style:text-properties style:font-name-complex="Times New Roman"/>
    </style:style>
    <style:style style:name="T4039" style:parent-style-name="Policepardéfaut" style:family="text">
      <style:text-properties style:font-name-complex="Times New Roman"/>
    </style:style>
    <style:style style:name="T4040" style:parent-style-name="Policepardéfaut" style:family="text">
      <style:text-properties style:font-name-complex="Times New Roman"/>
    </style:style>
    <style:style style:name="T4041" style:parent-style-name="Policepardéfaut" style:family="text">
      <style:text-properties style:font-name-complex="Times New Roman"/>
    </style:style>
    <style:style style:name="T4042" style:parent-style-name="Policepardéfaut" style:family="text">
      <style:text-properties style:font-name-complex="Times New Roman"/>
    </style:style>
    <style:style style:name="T4043" style:parent-style-name="Policepardéfaut" style:family="text">
      <style:text-properties style:font-name-complex="Times New Roman"/>
    </style:style>
    <style:style style:name="T4044" style:parent-style-name="Policepardéfaut" style:family="text">
      <style:text-properties style:font-name-complex="Times New Roman"/>
    </style:style>
    <style:style style:name="T4045" style:parent-style-name="Policepardéfaut" style:family="text">
      <style:text-properties style:font-name-complex="Times New Roman"/>
    </style:style>
    <style:style style:name="T4046" style:parent-style-name="Policepardéfaut" style:family="text">
      <style:text-properties style:font-name-complex="Times New Roman"/>
    </style:style>
    <style:style style:name="T4047" style:parent-style-name="Policepardéfaut" style:family="text">
      <style:text-properties style:font-name-complex="Times New Roman"/>
    </style:style>
    <style:style style:name="T4048" style:parent-style-name="Policepardéfaut" style:family="text">
      <style:text-properties style:font-name-complex="Times New Roman"/>
    </style:style>
    <style:style style:name="T4049" style:parent-style-name="Policepardéfaut" style:family="text">
      <style:text-properties style:font-name-complex="Times New Roman"/>
    </style:style>
    <style:style style:name="T4050" style:parent-style-name="Policepardéfaut" style:family="text">
      <style:text-properties style:font-name-complex="Times New Roman"/>
    </style:style>
    <style:style style:name="T4051" style:parent-style-name="Policepardéfaut" style:family="text">
      <style:text-properties style:font-name-complex="Times New Roman"/>
    </style:style>
    <style:style style:name="T4052" style:parent-style-name="Policepardéfaut" style:family="text">
      <style:text-properties style:font-name-complex="Times New Roman"/>
    </style:style>
    <style:style style:name="T4053" style:parent-style-name="Policepardéfaut" style:family="text">
      <style:text-properties style:font-name-complex="Times New Roman"/>
    </style:style>
    <style:style style:name="T4054" style:parent-style-name="Policepardéfaut" style:family="text">
      <style:text-properties style:font-name-complex="Times New Roman"/>
    </style:style>
    <style:style style:name="T4055" style:parent-style-name="Policepardéfaut" style:family="text">
      <style:text-properties style:font-name-complex="Times New Roman"/>
    </style:style>
    <style:style style:name="T4056" style:parent-style-name="Policepardéfaut" style:family="text">
      <style:text-properties style:font-name-complex="Times New Roman"/>
    </style:style>
    <style:style style:name="T4057" style:parent-style-name="Policepardéfaut" style:family="text">
      <style:text-properties style:font-name-complex="Times New Roman"/>
    </style:style>
    <style:style style:name="T4058" style:parent-style-name="Policepardéfaut" style:family="text">
      <style:text-properties style:font-name-complex="Times New Roman"/>
    </style:style>
    <style:style style:name="T4059" style:parent-style-name="Policepardéfaut" style:family="text">
      <style:text-properties style:font-name-complex="Times New Roman"/>
    </style:style>
    <style:style style:name="T4060" style:parent-style-name="Policepardéfaut" style:family="text">
      <style:text-properties style:font-name-complex="Times New Roman"/>
    </style:style>
    <style:style style:name="T4061" style:parent-style-name="Policepardéfaut" style:family="text">
      <style:text-properties style:font-name-complex="Times New Roman"/>
    </style:style>
    <style:style style:name="T4062" style:parent-style-name="Policepardéfaut" style:family="text">
      <style:text-properties style:font-name-complex="Times New Roman"/>
    </style:style>
    <style:style style:name="T4063" style:parent-style-name="Policepardéfaut" style:family="text">
      <style:text-properties style:font-name-complex="Times New Roman"/>
    </style:style>
    <style:style style:name="T4064" style:parent-style-name="Policepardéfaut" style:family="text">
      <style:text-properties style:font-name-complex="Times New Roman"/>
    </style:style>
    <style:style style:name="T4065" style:parent-style-name="Policepardéfaut" style:family="text">
      <style:text-properties style:font-name-complex="Times New Roman"/>
    </style:style>
    <style:style style:name="T4066" style:parent-style-name="Policepardéfaut" style:family="text">
      <style:text-properties style:font-name-complex="Times New Roman"/>
    </style:style>
    <style:style style:name="T4067" style:parent-style-name="Policepardéfaut" style:family="text">
      <style:text-properties style:font-name-complex="Times New Roman"/>
    </style:style>
    <style:style style:name="T4068" style:parent-style-name="Policepardéfaut" style:family="text">
      <style:text-properties style:font-name-complex="Times New Roman"/>
    </style:style>
    <style:style style:name="T4069" style:parent-style-name="Policepardéfaut" style:family="text">
      <style:text-properties style:font-name-complex="Times New Roman"/>
    </style:style>
    <style:style style:name="T4070" style:parent-style-name="Policepardéfaut" style:family="text">
      <style:text-properties style:font-name-complex="Times New Roman"/>
    </style:style>
    <style:style style:name="T4071" style:parent-style-name="Policepardéfaut" style:family="text">
      <style:text-properties style:font-name-complex="Times New Roman"/>
    </style:style>
    <style:style style:name="T4072" style:parent-style-name="Policepardéfaut" style:family="text">
      <style:text-properties style:font-name-complex="Times New Roman" fo:font-style="italic" style:font-style-asian="italic"/>
    </style:style>
    <style:style style:name="T4073" style:parent-style-name="Policepardéfaut" style:family="text">
      <style:text-properties style:font-name-complex="Times New Roman"/>
    </style:style>
    <style:style style:name="T4074" style:parent-style-name="Policepardéfaut" style:family="text">
      <style:text-properties style:font-name-complex="Times New Roman"/>
    </style:style>
    <style:style style:name="T4075" style:parent-style-name="Policepardéfaut" style:family="text">
      <style:text-properties style:font-name-complex="Times New Roman"/>
    </style:style>
    <style:style style:name="T4076" style:parent-style-name="Policepardéfaut" style:family="text">
      <style:text-properties style:font-name-complex="Times New Roman"/>
    </style:style>
    <style:style style:name="T4077" style:parent-style-name="Policepardéfaut" style:family="text">
      <style:text-properties style:font-name-complex="Times New Roman"/>
    </style:style>
    <style:style style:name="T4078" style:parent-style-name="Policepardéfaut" style:family="text">
      <style:text-properties style:font-name-complex="Times New Roman"/>
    </style:style>
    <style:style style:name="T4079" style:parent-style-name="Policepardéfaut" style:family="text">
      <style:text-properties style:font-name-complex="Times New Roman"/>
    </style:style>
    <style:style style:name="T4080" style:parent-style-name="Policepardéfaut" style:family="text">
      <style:text-properties style:font-name-complex="Times New Roman"/>
    </style:style>
    <style:style style:name="T4081" style:parent-style-name="Policepardéfaut" style:family="text">
      <style:text-properties style:font-name-complex="Times New Roman"/>
    </style:style>
    <style:style style:name="T4082" style:parent-style-name="Policepardéfaut" style:family="text">
      <style:text-properties style:font-name-complex="Times New Roman"/>
    </style:style>
    <style:style style:name="T4083" style:parent-style-name="Policepardéfaut" style:family="text">
      <style:text-properties style:font-name-complex="Times New Roman"/>
    </style:style>
    <style:style style:name="T4084" style:parent-style-name="Policepardéfaut" style:family="text">
      <style:text-properties style:font-name-complex="Times New Roman"/>
    </style:style>
    <style:style style:name="T4085" style:parent-style-name="Policepardéfaut" style:family="text">
      <style:text-properties style:font-name-complex="Times New Roman"/>
    </style:style>
    <style:style style:name="T4086" style:parent-style-name="Policepardéfaut" style:family="text">
      <style:text-properties style:font-name-complex="Times New Roman"/>
    </style:style>
    <style:style style:name="T4087" style:parent-style-name="Policepardéfaut" style:family="text">
      <style:text-properties style:font-name-complex="Times New Roman"/>
    </style:style>
    <style:style style:name="T4088" style:parent-style-name="Policepardéfaut" style:family="text">
      <style:text-properties style:font-name-complex="Times New Roman"/>
    </style:style>
    <style:style style:name="T4089" style:parent-style-name="Policepardéfaut" style:family="text">
      <style:text-properties style:font-name-complex="Times New Roman"/>
    </style:style>
    <style:style style:name="T4090" style:parent-style-name="Policepardéfaut" style:family="text">
      <style:text-properties style:font-name-complex="Times New Roman"/>
    </style:style>
    <style:style style:name="T4091" style:parent-style-name="Policepardéfaut" style:family="text">
      <style:text-properties style:font-name-complex="Times New Roman"/>
    </style:style>
    <style:style style:name="T4092" style:parent-style-name="Policepardéfaut" style:family="text">
      <style:text-properties style:font-name-complex="Times New Roman"/>
    </style:style>
    <style:style style:name="T4093" style:parent-style-name="Policepardéfaut" style:family="text">
      <style:text-properties style:font-name-complex="Times New Roman"/>
    </style:style>
    <style:style style:name="T4094" style:parent-style-name="Policepardéfaut" style:family="text">
      <style:text-properties style:font-name-complex="Times New Roman"/>
    </style:style>
    <style:style style:name="T4095" style:parent-style-name="Policepardéfaut" style:family="text">
      <style:text-properties style:font-name-complex="Times New Roman"/>
    </style:style>
    <style:style style:name="T4096" style:parent-style-name="Policepardéfaut" style:family="text">
      <style:text-properties style:font-name-complex="Times New Roman"/>
    </style:style>
    <style:style style:name="T4097" style:parent-style-name="Policepardéfaut" style:family="text">
      <style:text-properties style:font-name-complex="Times New Roman"/>
    </style:style>
    <style:style style:name="T4098" style:parent-style-name="Policepardéfaut" style:family="text">
      <style:text-properties style:font-name-complex="Times New Roman"/>
    </style:style>
    <style:style style:name="T4099" style:parent-style-name="Policepardéfaut" style:family="text">
      <style:text-properties style:font-name-complex="Times New Roman"/>
    </style:style>
    <style:style style:name="T4100" style:parent-style-name="Policepardéfaut" style:family="text">
      <style:text-properties style:font-name-complex="Times New Roman"/>
    </style:style>
    <style:style style:name="T4101" style:parent-style-name="Policepardéfaut" style:family="text">
      <style:text-properties style:font-name-complex="Times New Roman"/>
    </style:style>
    <style:style style:name="T4102" style:parent-style-name="Policepardéfaut" style:family="text">
      <style:text-properties style:font-name-complex="Times New Roman"/>
    </style:style>
    <style:style style:name="T4103" style:parent-style-name="Policepardéfaut" style:family="text">
      <style:text-properties style:font-name-complex="Times New Roman"/>
    </style:style>
    <style:style style:name="T4104" style:parent-style-name="Policepardéfaut" style:family="text">
      <style:text-properties style:font-name-complex="Times New Roman"/>
    </style:style>
    <style:style style:name="T4105" style:parent-style-name="Policepardéfaut" style:family="text">
      <style:text-properties style:font-name-complex="Times New Roman"/>
    </style:style>
    <style:style style:name="T4106" style:parent-style-name="Policepardéfaut" style:family="text">
      <style:text-properties style:font-name-complex="Times New Roman"/>
    </style:style>
    <style:style style:name="T4107" style:parent-style-name="Policepardéfaut" style:family="text">
      <style:text-properties style:font-name-complex="Times New Roman"/>
    </style:style>
    <style:style style:name="T4108" style:parent-style-name="quote.c" style:family="text">
      <style:text-properties fo:font-style="italic" style:font-style-asian="italic"/>
    </style:style>
    <style:style style:name="T4109" style:parent-style-name="Policepardéfaut" style:family="text">
      <style:text-properties style:font-name-complex="Times New Roman"/>
    </style:style>
    <style:style style:name="T4110" style:parent-style-name="Policepardéfaut" style:family="text">
      <style:text-properties style:font-name-complex="Times New Roman"/>
    </style:style>
    <style:style style:name="T4111" style:parent-style-name="Policepardéfaut" style:family="text">
      <style:text-properties style:font-name-complex="Times New Roman"/>
    </style:style>
    <style:style style:name="T4112" style:parent-style-name="Policepardéfaut" style:family="text">
      <style:text-properties style:font-name-complex="Times New Roman"/>
    </style:style>
    <style:style style:name="T4113" style:parent-style-name="Policepardéfaut" style:family="text">
      <style:text-properties style:font-name-complex="Times New Roman"/>
    </style:style>
    <style:style style:name="T4114" style:parent-style-name="Policepardéfaut" style:family="text">
      <style:text-properties style:font-name-complex="Times New Roman"/>
    </style:style>
    <style:style style:name="T4115" style:parent-style-name="Policepardéfaut" style:family="text">
      <style:text-properties style:font-name-complex="Times New Roman"/>
    </style:style>
    <style:style style:name="T4116" style:parent-style-name="Policepardéfaut" style:family="text">
      <style:text-properties style:font-name-complex="Times New Roman"/>
    </style:style>
    <style:style style:name="T4117" style:parent-style-name="Policepardéfaut" style:family="text">
      <style:text-properties style:font-name-complex="Times New Roman"/>
    </style:style>
    <style:style style:name="T4118" style:parent-style-name="Policepardéfaut" style:family="text">
      <style:text-properties style:font-name-complex="Times New Roman"/>
    </style:style>
    <style:style style:name="T4119" style:parent-style-name="Policepardéfaut" style:family="text">
      <style:text-properties style:font-name-complex="Times New Roman"/>
    </style:style>
    <style:style style:name="T4120" style:parent-style-name="Policepardéfaut" style:family="text">
      <style:text-properties style:font-name-complex="Times New Roman"/>
    </style:style>
    <style:style style:name="T4121" style:parent-style-name="Policepardéfaut" style:family="text">
      <style:text-properties style:font-name-complex="Times New Roman"/>
    </style:style>
    <style:style style:name="T4122" style:parent-style-name="Policepardéfaut" style:family="text">
      <style:text-properties style:font-name-complex="Times New Roman"/>
    </style:style>
    <style:style style:name="T4123" style:parent-style-name="Policepardéfaut" style:family="text">
      <style:text-properties style:font-name-complex="Times New Roman"/>
    </style:style>
    <style:style style:name="T4124" style:parent-style-name="Policepardéfaut" style:family="text">
      <style:text-properties style:font-name-complex="Times New Roman"/>
    </style:style>
    <style:style style:name="T4125" style:parent-style-name="Policepardéfaut" style:family="text">
      <style:text-properties style:font-name-complex="Times New Roman"/>
    </style:style>
    <style:style style:name="T4126" style:parent-style-name="Policepardéfaut" style:family="text">
      <style:text-properties style:font-name-complex="Times New Roman"/>
    </style:style>
    <style:style style:name="T4127" style:parent-style-name="Policepardéfaut" style:family="text">
      <style:text-properties style:font-name-complex="Times New Roman"/>
    </style:style>
    <style:style style:name="T4128" style:parent-style-name="Policepardéfaut" style:family="text">
      <style:text-properties style:font-name-complex="Times New Roman"/>
    </style:style>
    <style:style style:name="T4129" style:parent-style-name="Policepardéfaut" style:family="text">
      <style:text-properties style:font-name-complex="Times New Roman"/>
    </style:style>
    <style:style style:name="T4130" style:parent-style-name="Policepardéfaut" style:family="text">
      <style:text-properties style:font-name-complex="Times New Roman"/>
    </style:style>
    <style:style style:name="T4131" style:parent-style-name="Policepardéfaut" style:family="text">
      <style:text-properties style:font-name-complex="Times New Roman"/>
    </style:style>
    <style:style style:name="T4132" style:parent-style-name="Policepardéfaut" style:family="text">
      <style:text-properties style:font-name-complex="Times New Roman"/>
    </style:style>
    <style:style style:name="T4133" style:parent-style-name="Policepardéfaut" style:family="text">
      <style:text-properties style:font-name-complex="Times New Roman"/>
    </style:style>
    <style:style style:name="T4134" style:parent-style-name="Policepardéfaut" style:family="text">
      <style:text-properties style:font-name-complex="Times New Roman"/>
    </style:style>
    <style:style style:name="T4135" style:parent-style-name="Policepardéfaut" style:family="text">
      <style:text-properties style:font-name-complex="Times New Roman"/>
    </style:style>
    <style:style style:name="T4136" style:parent-style-name="Policepardéfaut" style:family="text">
      <style:text-properties style:font-name-complex="Times New Roman"/>
    </style:style>
    <style:style style:name="T4137" style:parent-style-name="Policepardéfaut" style:family="text">
      <style:text-properties style:font-name-complex="Times New Roman"/>
    </style:style>
    <style:style style:name="T4138" style:parent-style-name="Policepardéfaut" style:family="text">
      <style:text-properties style:font-name-complex="Times New Roman"/>
    </style:style>
    <style:style style:name="T4139" style:parent-style-name="Policepardéfaut" style:family="text">
      <style:text-properties style:font-name-complex="Times New Roman"/>
    </style:style>
    <style:style style:name="T4140" style:parent-style-name="Policepardéfaut" style:family="text">
      <style:text-properties style:font-name-complex="Times New Roman"/>
    </style:style>
    <style:style style:name="T4141" style:parent-style-name="Policepardéfaut" style:family="text">
      <style:text-properties style:font-name-complex="Times New Roman"/>
    </style:style>
    <style:style style:name="T4142" style:parent-style-name="Policepardéfaut" style:family="text">
      <style:text-properties style:font-name-complex="Times New Roman"/>
    </style:style>
    <style:style style:name="T4143" style:parent-style-name="Policepardéfaut" style:family="text">
      <style:text-properties style:font-name-complex="Times New Roman"/>
    </style:style>
    <style:style style:name="T4144" style:parent-style-name="Policepardéfaut" style:family="text">
      <style:text-properties style:font-name-complex="Times New Roman"/>
    </style:style>
    <style:style style:name="T4145" style:parent-style-name="Policepardéfaut" style:family="text">
      <style:text-properties style:font-name-complex="Times New Roman"/>
    </style:style>
    <style:style style:name="T4146" style:parent-style-name="Policepardéfaut" style:family="text">
      <style:text-properties style:font-name-complex="Times New Roman"/>
    </style:style>
    <style:style style:name="T4147" style:parent-style-name="Policepardéfaut" style:family="text">
      <style:text-properties style:font-name-complex="Times New Roman"/>
    </style:style>
    <style:style style:name="T4148" style:parent-style-name="Policepardéfaut" style:family="text">
      <style:text-properties style:font-name-complex="Times New Roman"/>
    </style:style>
    <style:style style:name="T4149" style:parent-style-name="Policepardéfaut" style:family="text">
      <style:text-properties style:font-name-complex="Times New Roman"/>
    </style:style>
    <style:style style:name="T4150" style:parent-style-name="Policepardéfaut" style:family="text">
      <style:text-properties style:font-name-complex="Times New Roman"/>
    </style:style>
    <style:style style:name="T4151" style:parent-style-name="Policepardéfaut" style:family="text">
      <style:text-properties style:font-name-complex="Times New Roman"/>
    </style:style>
    <style:style style:name="T4152" style:parent-style-name="Policepardéfaut" style:family="text">
      <style:text-properties style:font-name-complex="Times New Roman"/>
    </style:style>
    <style:style style:name="T4153" style:parent-style-name="Policepardéfaut" style:family="text">
      <style:text-properties style:font-name-complex="Times New Roman"/>
    </style:style>
    <style:style style:name="T4154" style:parent-style-name="Policepardéfaut" style:family="text">
      <style:text-properties style:font-name-complex="Times New Roman"/>
    </style:style>
    <style:style style:name="T4155" style:parent-style-name="Policepardéfaut" style:family="text">
      <style:text-properties style:font-name-complex="Times New Roman"/>
    </style:style>
    <style:style style:name="T4156" style:parent-style-name="Policepardéfaut" style:family="text">
      <style:text-properties style:font-name-complex="Times New Roman"/>
    </style:style>
    <style:style style:name="T4157" style:parent-style-name="Policepardéfaut" style:family="text">
      <style:text-properties style:font-name-complex="Times New Roman"/>
    </style:style>
    <style:style style:name="T4158" style:parent-style-name="Policepardéfaut" style:family="text">
      <style:text-properties style:font-name-complex="Times New Roman"/>
    </style:style>
    <style:style style:name="T4159" style:parent-style-name="Policepardéfaut" style:family="text">
      <style:text-properties style:font-name-complex="Times New Roman"/>
    </style:style>
    <style:style style:name="T4160" style:parent-style-name="Policepardéfaut" style:family="text">
      <style:text-properties style:font-name-complex="Times New Roman"/>
    </style:style>
    <style:style style:name="T4161" style:parent-style-name="Policepardéfaut" style:family="text">
      <style:text-properties style:font-name-complex="Times New Roman"/>
    </style:style>
    <style:style style:name="T4162" style:parent-style-name="Policepardéfaut" style:family="text">
      <style:text-properties style:font-name-complex="Times New Roman"/>
    </style:style>
    <style:style style:name="T4163" style:parent-style-name="Policepardéfaut" style:family="text">
      <style:text-properties style:font-name-complex="Times New Roman"/>
    </style:style>
    <style:style style:name="T4164" style:parent-style-name="Policepardéfaut" style:family="text">
      <style:text-properties style:font-name-complex="Times New Roman"/>
    </style:style>
    <style:style style:name="P4165" style:parent-style-name="Corpsdetexte" style:family="paragraph">
      <style:text-properties style:font-name-complex="Times New Roman"/>
    </style:style>
    <style:style style:name="T4166" style:parent-style-name="Policepardéfaut" style:family="text">
      <style:text-properties style:font-name-complex="Times New Roman"/>
    </style:style>
    <style:style style:name="T4167" style:parent-style-name="Policepardéfaut" style:family="text">
      <style:text-properties style:font-name-complex="Times New Roman"/>
    </style:style>
    <style:style style:name="T4168" style:parent-style-name="Policepardéfaut" style:family="text">
      <style:text-properties style:font-name-complex="Times New Roman"/>
    </style:style>
    <style:style style:name="T4169" style:parent-style-name="Policepardéfaut" style:family="text">
      <style:text-properties style:font-name-complex="Times New Roman"/>
    </style:style>
    <style:style style:name="T4170" style:parent-style-name="Policepardéfaut" style:family="text">
      <style:text-properties style:font-name-complex="Times New Roman"/>
    </style:style>
    <style:style style:name="T4171" style:parent-style-name="Policepardéfaut" style:family="text">
      <style:text-properties style:font-name-complex="Times New Roman" fo:font-style="italic" style:font-style-asian="italic"/>
    </style:style>
    <style:style style:name="T4172" style:parent-style-name="Policepardéfaut" style:family="text">
      <style:text-properties style:font-name-complex="Times New Roman"/>
    </style:style>
    <style:style style:name="T4173" style:parent-style-name="Policepardéfaut" style:family="text">
      <style:text-properties style:font-name-complex="Times New Roman"/>
    </style:style>
    <style:style style:name="T4174" style:parent-style-name="Policepardéfaut" style:family="text">
      <style:text-properties style:font-name-complex="Times New Roman"/>
    </style:style>
    <style:style style:name="T4175" style:parent-style-name="Policepardéfaut" style:family="text">
      <style:text-properties style:font-name-complex="Times New Roman"/>
    </style:style>
    <style:style style:name="T4176" style:parent-style-name="Policepardéfaut" style:family="text">
      <style:text-properties style:font-name-complex="Times New Roman"/>
    </style:style>
    <style:style style:name="P4177" style:parent-style-name="Corpsdetexte" style:family="paragraph">
      <style:text-properties style:font-name-complex="Times New Roman"/>
    </style:style>
    <style:style style:name="T4178" style:parent-style-name="Policepardéfaut" style:family="text">
      <style:text-properties style:font-name-complex="Times New Roman"/>
    </style:style>
    <style:style style:name="T4179" style:parent-style-name="Policepardéfaut" style:family="text">
      <style:text-properties style:font-name-complex="Times New Roman"/>
    </style:style>
    <style:style style:name="T4180" style:parent-style-name="Policepardéfaut" style:family="text">
      <style:text-properties style:font-name-complex="Times New Roman"/>
    </style:style>
    <style:style style:name="T4181" style:parent-style-name="Policepardéfaut" style:family="text">
      <style:text-properties style:font-name-complex="Times New Roman"/>
    </style:style>
    <style:style style:name="T4182" style:parent-style-name="Policepardéfaut" style:family="text">
      <style:text-properties style:font-name-complex="Times New Roman"/>
    </style:style>
    <style:style style:name="T4183" style:parent-style-name="Policepardéfaut" style:family="text">
      <style:text-properties style:font-name-complex="Times New Roman"/>
    </style:style>
    <style:style style:name="T4184" style:parent-style-name="Policepardéfaut" style:family="text">
      <style:text-properties style:font-name-complex="Times New Roman"/>
    </style:style>
    <style:style style:name="T4185" style:parent-style-name="Policepardéfaut" style:family="text">
      <style:text-properties style:font-name-complex="Times New Roman"/>
    </style:style>
    <style:style style:name="T4186" style:parent-style-name="Policepardéfaut" style:family="text">
      <style:text-properties style:font-name-complex="Times New Roman"/>
    </style:style>
    <style:style style:name="T4187" style:parent-style-name="Policepardéfaut" style:family="text">
      <style:text-properties style:font-name-complex="Times New Roman" fo:font-style="italic" style:font-style-asian="italic"/>
    </style:style>
    <style:style style:name="T4188" style:parent-style-name="Policepardéfaut" style:family="text">
      <style:text-properties style:font-name-complex="Times New Roman"/>
    </style:style>
    <style:style style:name="T4189" style:parent-style-name="Policepardéfaut" style:family="text">
      <style:text-properties style:font-name-complex="Times New Roman"/>
    </style:style>
    <style:style style:name="T4190" style:parent-style-name="Policepardéfaut" style:family="text">
      <style:text-properties style:font-name-complex="Times New Roman"/>
    </style:style>
    <style:style style:name="T4191" style:parent-style-name="Policepardéfaut" style:family="text">
      <style:text-properties style:font-name-complex="Times New Roman"/>
    </style:style>
    <style:style style:name="T4192" style:parent-style-name="Policepardéfaut" style:family="text">
      <style:text-properties style:font-name-complex="Times New Roman"/>
    </style:style>
    <style:style style:name="T4193" style:parent-style-name="Policepardéfaut" style:family="text">
      <style:text-properties style:font-name-complex="Times New Roman"/>
    </style:style>
    <style:style style:name="T4194" style:parent-style-name="Policepardéfaut" style:family="text">
      <style:text-properties style:font-name-complex="Times New Roman"/>
    </style:style>
    <style:style style:name="T4195" style:parent-style-name="Policepardéfaut" style:family="text">
      <style:text-properties style:font-name-complex="Times New Roman"/>
    </style:style>
    <style:style style:name="T4196" style:parent-style-name="Policepardéfaut" style:family="text">
      <style:text-properties style:font-name-complex="Times New Roman"/>
    </style:style>
    <style:style style:name="T4197" style:parent-style-name="Policepardéfaut" style:family="text">
      <style:text-properties style:font-name-complex="Times New Roman"/>
    </style:style>
    <style:style style:name="T4198" style:parent-style-name="Policepardéfaut" style:family="text">
      <style:text-properties style:font-name-complex="Times New Roman"/>
    </style:style>
    <style:style style:name="T4199" style:parent-style-name="Policepardéfaut" style:family="text">
      <style:text-properties style:font-name-complex="Times New Roman"/>
    </style:style>
    <style:style style:name="T4200" style:parent-style-name="Policepardéfaut" style:family="text">
      <style:text-properties style:font-name-complex="Times New Roman"/>
    </style:style>
    <style:style style:name="T4201" style:parent-style-name="Policepardéfaut" style:family="text">
      <style:text-properties style:font-name-complex="Times New Roman"/>
    </style:style>
    <style:style style:name="T4202" style:parent-style-name="Policepardéfaut" style:family="text">
      <style:text-properties style:font-name-complex="Times New Roman"/>
    </style:style>
    <style:style style:name="T4203" style:parent-style-name="Policepardéfaut" style:family="text">
      <style:text-properties style:font-name-complex="Times New Roman"/>
    </style:style>
    <style:style style:name="T4204" style:parent-style-name="Policepardéfaut" style:family="text">
      <style:text-properties style:font-name-complex="Times New Roman"/>
    </style:style>
    <style:style style:name="T4205" style:parent-style-name="Policepardéfaut" style:family="text">
      <style:text-properties style:font-name-complex="Times New Roman"/>
    </style:style>
    <style:style style:name="T4206" style:parent-style-name="Policepardéfaut" style:family="text">
      <style:text-properties style:font-name-complex="Times New Roman"/>
    </style:style>
    <style:style style:name="T4207" style:parent-style-name="Policepardéfaut" style:family="text">
      <style:text-properties style:font-name-complex="Times New Roman"/>
    </style:style>
    <style:style style:name="T4208" style:parent-style-name="Policepardéfaut" style:family="text">
      <style:text-properties style:font-name-complex="Times New Roman" fo:font-style="italic" style:font-style-asian="italic"/>
    </style:style>
    <style:style style:name="T4209" style:parent-style-name="Policepardéfaut" style:family="text">
      <style:text-properties style:font-name-complex="Times New Roman"/>
    </style:style>
    <style:style style:name="T4210" style:parent-style-name="Policepardéfaut" style:family="text">
      <style:text-properties style:font-name-complex="Times New Roman"/>
    </style:style>
  </office:automatic-styles>
  <office:body>
    <office:text text:use-soft-page-breaks="true">
      <text:p text:style-name="P1">title :<text:s/>Articles du<text:s/><text:span text:style-name="T2">Mercure de France</text:span>, année<text:s/>1898</text:p>
      <text:p text:style-name="term">copyeditor : Marguerite Bordry (Relecture)</text:p>
      <text:p text:style-name="term">copyeditor : Éric Thiébaud (OCR,<text:s/>Stylage sémantique)</text:p>
      <text:p text:style-name="P3">idno : http://obvil.sorbonne-universite.site/corpus/mercure-italie/annee-1898.xml</text:p>
      <text:p text:style-name="P4">idno : http://obvil.sorbonne-universite.site/corpus/mercure-italie/annee-1898.html</text:p>
      <text:p text:style-name="P5">idno : http://obvil.sorbonne-universite.site/corpus/mercure-italie/annee-1898.epub</text:p>
      <text:p text:style-name="P6">idno : http://obvil.sorbonne-universite.site/corpus/mercure-italie/annee-1898.txt</text:p>
      <text:p text:style-name="term">date :<text:s/>1898</text:p>
      <text:p text:style-name="term">lang : fre</text:p>
      <text:h text:style-name="Titre1" text:outline-level="1">Tome XXV, numéro, 97, janvier 1898</text:h>
      <text:h text:style-name="Titre2" text:outline-level="2">Psychologie.<text:s/><text:line-break/><text:span text:style-name="T7">Michel-Ange Vaccaro</text:span><text:span text:style-name="T8"> :</text:span><text:span text:style-name="T9"><text:s/></text:span><text:span text:style-name="T10">L</text:span><text:span text:style-name="T11">’</text:span><text:span text:style-name="T12">Évolution de l</text:span><text:span text:style-name="T13">’</text:span><text:span text:style-name="T14">Amour</text:span><text:span text:style-name="T15">, Société Libre d</text:span><text:span text:style-name="T16">’Édition, 2 </text:span><text:span text:style-name="T17">fr.</text:span></text:h>
      <text:p text:style-name="term">id : article-1898-01_240</text:p>
      <text:p text:style-name="term">author :<text:s/><text:span text:style-name="T18">Danville, Gaston (1870-1933)</text:span></text:p>
      <text:p text:style-name="term">signed :<text:s/>Gaston Danville</text:p>
      <text:p text:style-name="term">section :<text:s/>Psychologie</text:p>
      <text:p text:style-name="term">title :<text:s/>Michel-Ange Vaccaro :<text:s/><text:span text:style-name="T19">L</text:span><text:span text:style-name="T20">’</text:span><text:span text:style-name="T21">Évolution de l</text:span><text:span text:style-name="T22">’</text:span><text:span text:style-name="T23">Amour</text:span>, Société Libre d’Édition, 2 fr.</text:p>
      <text:p text:style-name="term">date :<text:s/>1898-01</text:p>
      <text:p text:style-name="term">ref :<text:s/>Tome XXV, numéro, 97, janvier 1898,<text:s/>p. 240-244 [240-241]</text:p>
      <text:p text:style-name="byline"><text:span text:style-name="T24">Gaston Danville</text:span>.</text:p>
      <text:p text:style-name="bibl">Tome XXV, numéro, 97, janvier 1898,<text:s/>p. 240-244 [240-241].</text:p>
      <text:p text:style-name="Corpsdetexte"><text:span text:style-name="T25">M. </text:span><text:span text:style-name="T26">Michel-Ange Vaccaro en conclusion à son étude,<text:s/></text:span><text:span text:style-name="T27">L</text:span><text:span text:style-name="T28">’</text:span><text:span text:style-name="T29">Évolution de l</text:span><text:span text:style-name="T30">’</text:span><text:span text:style-name="T31">Amour</text:span><text:span text:style-name="T32">, nous présente au contraire le mariage d</text:span><text:span text:style-name="T33">’</text:span><text:span text:style-name="T34">amour comme l</text:span><text:span text:style-name="T35">’</text:span><text:span text:style-name="T36">avenir le meilleur à réaliser. Reprenant un historique déjà fait par de nombreux écrivains, cet auteur nous montre la lente transformation à travers les espèces de l</text:span><text:span text:style-name="T37">’</text:span><text:span text:style-name="T38">instinct sexuel en amour, et regrette que chez les hommes, où l</text:span><text:span text:style-name="T39">’</text:span><text:span text:style-name="T40">instinct se rehausse de sentiment et d</text:span><text:span text:style-name="T41">’</text:span><text:span text:style-name="T42">intelligence, les lois,</text:span><text:span text:style-name="T43"><text:s/></text:span><text:span text:style-name="T44">les coutumes, les mœurs s</text:span><text:span text:style-name="T45">’</text:span><text:span text:style-name="T46">unissent encore pour alourdir les bras des amants de tant d</text:span><text:span text:style-name="T47">’</text:span><text:span text:style-name="T48">entraves et violer une fois de plus les lois de nature.</text:span></text:p>
      <text:p text:style-name="Corpsdetexte"><text:span text:style-name="T49">Certes, les mariages dits de<text:s/></text:span><text:span text:style-name="T50">« </text:span><text:span text:style-name="T51">convenance</text:span><text:span text:style-name="T52"> »</text:span><text:span text:style-name="T53">,<text:s/></text:span><text:span text:style-name="T54">« </text:span><text:span text:style-name="T55">de raison</text:span><text:span text:style-name="T56"> »</text:span><text:span text:style-name="T57"><text:s/>ou<text:s/></text:span><text:span text:style-name="T58">« </text:span><text:span text:style-name="T59">d</text:span><text:span text:style-name="T60">’</text:span><text:span text:style-name="T61">argent</text:span><text:span text:style-name="T62"> »</text:span><text:span text:style-name="T63"><text:s/>sont trop nombreux dans les sociétés actuelles, et l</text:span><text:span text:style-name="T64">’</text:span><text:span text:style-name="T65">on ne peut entièrement donner tort à<text:s/></text:span><text:span text:style-name="T66">M. </text:span><text:span text:style-name="T67">Vaccaro sur ce point. Peut-être, néanmoins, conviendrait-il de se demander si les contractants de telles unions seraient susceptibles d</text:span><text:span text:style-name="T68">’</text:span><text:span text:style-name="T69">en accomplir d</text:span><text:span text:style-name="T70">’</text:span><text:span text:style-name="T71">autres</text:span><text:span text:style-name="T72"> ?</text:span><text:span text:style-name="T73"><text:s/>et, peut-être n</text:span><text:span text:style-name="T74">’</text:span><text:span text:style-name="T75">est-il point téméraire d</text:span><text:span text:style-name="T76">’</text:span><text:span text:style-name="T77">affirmer que pour beaucoup, l</text:span><text:span text:style-name="T78">’</text:span><text:span text:style-name="T79">Amour n</text:span><text:span text:style-name="T80">’</text:span><text:span text:style-name="T81">existe guère qu</text:span><text:span text:style-name="T82">’</text:span><text:span text:style-name="T83">en tant que fiction poétique</text:span><text:span text:style-name="T84"> ?</text:span><text:span text:style-name="T85"><text:s/>Sans doute, il s</text:span><text:span text:style-name="T86">’</text:span><text:span text:style-name="T87">en trouvera peu qui ignorent le désir physique, la sensation d</text:span><text:span text:style-name="T88">’</text:span><text:span text:style-name="T89">amour-propre flatté que procure la possession d</text:span><text:span text:style-name="T90">’</text:span><text:span text:style-name="T91">une belle maîtresse… mais l</text:span><text:span text:style-name="T92">’</text:span><text:span text:style-name="T93">amour, tel que le décrit<text:s/></text:span><text:span text:style-name="T94">M. </text:span><text:span text:style-name="T95">Vaccaro,<text:s/></text:span><text:span text:style-name="T96">Amor Alma è del mondo</text:span><text:span text:style-name="T97"><text:note text:note-class="footnote" text:id="_ftn0"><text:note-citation>1</text:note-citation><text:note-body><text:p text:style-name="Notedebasdepage"><text:s/>Le Tasse,<text:s/><text:span text:style-name="T98">Rimes</text:span>.</text:p></text:note-body></text:note></text:span><text:span text:style-name="T99"> ?</text:span><text:span text:style-name="T100"><text:s/>Et si l</text:span><text:span text:style-name="T101">’</text:span><text:span text:style-name="T102">on ve</text:span><text:span text:style-name="T103">ut bien considérer avec nous</text:span><text:span text:style-name="T104"><text:note text:note-class="footnote" text:id="_ftn1"><text:note-citation>2</text:note-citation><text:note-body><text:p text:style-name="Notedebasdepage"><text:s/>Gaston Danville,<text:s/><text:span text:style-name="T105">Psychologie de l</text:span><text:span text:style-name="T106">’</text:span><text:span text:style-name="T107">Amour</text:span><text:s/>(Alcan).</text:p></text:note-body></text:note></text:span><text:span text:style-name="T108"><text:s/>l</text:span><text:span text:style-name="T109">’</text:span><text:span text:style-name="T110">amour comme un<text:s/></text:span><text:soft-page-break/><text:span text:style-name="T111">sentiment qui ne peut se manifester qu</text:span><text:span text:style-name="T112">’</text:span><text:span text:style-name="T113">à l</text:span><text:span text:style-name="T114">’</text:span><text:span text:style-name="T115">occasion de la rencontre d</text:span><text:span text:style-name="T116">’</text:span><text:span text:style-name="T117">un individu réalisant un idéal inconscient préformé, l</text:span><text:span text:style-name="T118">’</text:span><text:span text:style-name="T119">on sera moins surpris de sa réelle rareté, et l</text:span><text:span text:style-name="T120">’</text:span><text:span text:style-name="T121">on s</text:span><text:span text:style-name="T122">’</text:span><text:span text:style-name="T123">étonnera moins de la fréquence des mariages, inspirés par un tout autre mobile que l</text:span><text:span text:style-name="T124">’</text:span><text:span text:style-name="T125">amour.</text:span></text:p>
      <text:h text:style-name="Titre2" text:outline-level="2">Romania, folklore.<text:s/><text:line-break/>Pierre de Nolhac :<text:s/><text:span text:style-name="T126">Érasme en Italie</text:span>, étude sur un épisode de la Renaissance suivie de douze Lettres inédites d’Érasme, G. Klincksieck</text:h>
      <text:p text:style-name="term">id : article-1898-01_267</text:p>
      <text:p text:style-name="term">author :<text:s/><text:span text:style-name="T127">Gourmont, Remy de (1858-1915)</text:span></text:p>
      <text:p text:style-name="term">signed :<text:s/>J. Drexelius</text:p>
      <text:p text:style-name="term">section :<text:s/>Romania, folklore</text:p>
      <text:p text:style-name="term">title :<text:s/>Pierre de Nolhac :<text:s/><text:span text:style-name="T128">Érasme en Italie</text:span>, étude sur un épisode de la Renaissance suivie de douze Lettres inédites d’Érasme, G. Klincksieck</text:p>
      <text:p text:style-name="term">date :<text:s/>1898-01</text:p>
      <text:p text:style-name="term">ref :<text:s/>Tome XXV, numéro, 97, janvier 1898,<text:s/>p. 266-268 [267]</text:p>
      <text:p text:style-name="byline"><text:span text:style-name="T129">J. Drexelius</text:span><text:span text:style-name="T130"><text:s/></text:span>[Remy de Gourmont].</text:p>
      <text:p text:style-name="bibl">Tome XXV, numéro, 97, janvier 1898,<text:s/>p. 266-268 [267].</text:p>
      <text:p text:style-name="Corpsdetexte"><text:span text:style-name="T131">Voici un excellent chapitre d</text:span><text:span text:style-name="T132">’</text:span><text:span text:style-name="T133">histoire littéraire,<text:s/></text:span><text:span text:style-name="T134">Érasme en Italie</text:span><text:span text:style-name="T135">, amusant et savant, gonflé d</text:span><text:span text:style-name="T136">’</text:span><text:span text:style-name="T137">anecdotes aussi bien que de références et de documents. Le séjour d</text:span><text:span text:style-name="T138">’</text:span><text:span text:style-name="T139">Érasme à Venise chez Alde Manuce est particulièrement curieux par l</text:span><text:span text:style-name="T140">’</text:span><text:span text:style-name="T141">effroi que cause au bon mangeur hollandais la sobriété, un peu avaricieuse, de la famille de l</text:span><text:span text:style-name="T142">’</text:span><text:span text:style-name="T143">imprimeur. On lui met sous presse ses<text:s/></text:span><text:span text:style-name="T144">Adages</text:span><text:span text:style-name="T145">, mais on le nourrit de feuilles de laitues, comme un lapin</text:span><text:span text:style-name="T146"> ;</text:span><text:span text:style-name="T147"><text:s/>il réclame au moins du poulet. Érasme aimait le grec, mais aussi la bonne chère, et de parler la langue de Lascaris ne le nourrissait pas suffisamment. On ne parlait que grec chez les Alde, par une singulière affectation</text:span><text:span text:style-name="T148"> ;</text:span><text:span text:style-name="T149"><text:s/>mais en 1508 Venise était toute remplie de Grecs et le grec était encore la langue de l</text:span><text:span text:style-name="T150">’</text:span><text:span text:style-name="T151">Orient. Dans le reste de l</text:span><text:span text:style-name="T152">’I</text:span><text:span text:style-name="T153">talie et même à Rome le séjour d</text:span><text:span text:style-name="T154">’</text:span><text:span text:style-name="T155">Érasme fut moins fructueux</text:span><text:span text:style-name="T156"> :</text:span><text:span text:style-name="T157"><text:s/>il ne semble avoir<text:s/></text:span><text:span text:style-name="T158">vu</text:span><text:span text:style-name="T159"><text:s/>aucun monument ancien ou moderne, aucune statue, aucun tableau</text:span><text:span text:style-name="T160"> ;</text:span><text:span text:style-name="T161"><text:s/>c</text:span><text:span text:style-name="T162">’</text:span><text:span text:style-name="T163">était exclusivement l</text:span><text:span text:style-name="T164">’</text:span><text:span text:style-name="T165">homme du livre. L</text:span><text:span text:style-name="T166">’</text:span><text:span text:style-name="T167">énorme tome des<text:s/></text:span><text:span text:style-name="T168">Adages</text:span><text:span text:style-name="T169"><text:s/>avait été imprimé en huit mois, Érasme composant à mesure</text:span><text:span text:style-name="T170"> :</text:span><text:span text:style-name="T171"><text:s/>prodigieuse érudition servie par une imprimerie comme il n</text:span><text:span text:style-name="T172">’</text:span><text:span text:style-name="T173">y en a plus.</text:span></text:p>
      <text:h text:style-name="Titre2" text:outline-level="2">Les Revues.<text:s/><text:line-break/>Memento [extrait]</text:h>
      <text:p text:style-name="term">id : article-1898-01_282</text:p>
      <text:p text:style-name="term">author :<text:s/>Souza, Robert de (1864-1946)</text:p>
      <text:p text:style-name="term">signed :<text:s/>Robert de Souza</text:p>
      <text:p text:style-name="term">section :<text:s/>Les Revues</text:p>
      <text:p text:style-name="term">title :<text:s/>Memento [extrait]</text:p>
      <text:soft-page-break/>
      <text:p text:style-name="term">date :<text:s/>1898-01</text:p>
      <text:p text:style-name="term">ref :<text:s/>Tome XXV, numéro, 97, janvier 1898,<text:s/>p. 277-283 [282]</text:p>
      <text:p text:style-name="byline"><text:span text:style-name="T174">Robert de Souza</text:span>.</text:p>
      <text:p text:style-name="bibl">Tome XXV, numéro, 97, janvier 1898,<text:s/>p. 277-283 [282].</text:p>
      <text:p text:style-name="P175">[…]</text:p>
      <text:p text:style-name="Corpsdetexte"><text:span text:style-name="T176">Anthologie-</text:span><text:span text:style-name="T177">Revue de France et d</text:span><text:span text:style-name="T178">’</text:span><text:span text:style-name="T179">Italie</text:span><text:span text:style-name="T180"><text:s/>(10 </text:span><text:span text:style-name="T181">nov.).</text:span><text:span text:style-name="T182">— </text:span><text:span text:style-name="T183">Un somptueux article de Laurent Tailhade à propos des<text:s/></text:span><text:span text:style-name="T184">Soliloques du Pauvre</text:span><text:span text:style-name="T185">, de Jehan Rictus</text:span><text:span text:style-name="T186"> :</text:span><text:span text:style-name="T187"><text:s/>de justes considérations d</text:span><text:span text:style-name="T188">’</text:span><text:span text:style-name="T189">Edward Sansot-Orland sur<text:s/></text:span><text:span text:style-name="T190">Gabriele d</text:span><text:span text:style-name="T191">’</text:span><text:span text:style-name="T192">Annunzio et le théâtre d</text:span><text:span text:style-name="T193">’</text:span><text:span text:style-name="T194">Albano</text:span><text:span text:style-name="T195">.</text:span></text:p>
      <text:p text:style-name="P196">[…]</text:p>
      <text:h text:style-name="Titre2" text:outline-level="2">Publications d’art.<text:s/><text:line-break/><text:span text:style-name="T197">Ugo Ojetti :<text:s/></text:span><text:span text:style-name="T198">L’Arte Moderna a Venezia</text:span><text:span text:style-name="T199"> : Roma, Enrico Voghera</text:span></text:h>
      <text:p text:style-name="term">id : article-1898-01_318</text:p>
      <text:p text:style-name="term">author :<text:s/><text:span text:style-name="T200">Rambosson, Yvanhoé (1872-1943)</text:span></text:p>
      <text:p text:style-name="term">signed :<text:s/>Yvanhoé Rambosson</text:p>
      <text:p text:style-name="term">section :<text:s/>Publications d’art</text:p>
      <text:p text:style-name="term">title :<text:s/>Ugo Ojetti :<text:s/><text:span text:style-name="T201">L</text:span><text:span text:style-name="T202">’</text:span><text:span text:style-name="T203">Arte Moderna a Venezia</text:span> :<text:s/>Roma, Enrico Voghera</text:p>
      <text:p text:style-name="term">date :<text:s/>1898-01</text:p>
      <text:p text:style-name="term">ref :<text:s/>Tome XXV, numéro, 97, janvier 1898,<text:s/>p. 313-322 [318]</text:p>
      <text:p text:style-name="P204">Yvanhoé<text:s/>Rambosson.</text:p>
      <text:p text:style-name="bibl">Tome XXV, numéro, 97, janvier 1898,<text:s/>p. 313-322 [318].</text:p>
      <text:p text:style-name="Corpsdetexte"><text:span text:style-name="T205">Je ne fais que signaler pour mémoire le livre d</text:span><text:span text:style-name="T206">’</text:span><text:span text:style-name="T207">Ugo Ojetti. Je l</text:span><text:span text:style-name="T208">’</text:span><text:span text:style-name="T209">ai reçu, mais le compte rendu en a déjà été fait dans les<text:s/></text:span><text:span text:style-name="T210">Lettres Italiennes</text:span><text:span text:style-name="T211"><text:s/>du précédent numéro.</text:span></text:p>
      <text:h text:style-name="Titre1" text:outline-level="1">Tome XXV, numéro 98, février 1898</text:h>
      <text:h text:style-name="Titre2" text:outline-level="2">Lettres italiennes</text:h>
      <text:p text:style-name="P212">id : article-1898-02_647</text:p>
      <text:p text:style-name="term"><text:span text:style-name="T213">author :<text:s/></text:span><text:span text:style-name="T214">Zùccoli, Luciano (1868-1929)</text:span></text:p>
      <text:p text:style-name="term">signed :<text:s/>Luciano<text:s/><text:span text:style-name="T215">Zùccoli</text:span></text:p>
      <text:p text:style-name="term">section :<text:s/>Lettres italiennes</text:p>
      <text:p text:style-name="term">title :<text:s/>Lettres italiennes</text:p>
      <text:p text:style-name="term">date :<text:s/>1898-02</text:p>
      <text:p text:style-name="term">ref :<text:s/>Tome XXV, numéro, 98, février 1898,<text:s/>p. 647-654</text:p>
      <text:p text:style-name="byline"><text:span text:style-name="T216">Luciano Zùccoli</text:span><text:span text:style-name="T217">.</text:span></text:p>
      <text:p text:style-name="P218">Tome XXV, numéro, 98, février 1898, p. 647-654.</text:p>
      <text:h text:style-name="Titre3" text:outline-level="3">Une épidémie littéraire</text:h>
      <text:p text:style-name="term">id : article-1898-02_647a</text:p>
      <text:p text:style-name="term"><text:span text:style-name="T219">author :<text:s/></text:span><text:span text:style-name="T220">Zùccoli, Luciano (1868-1929)</text:span></text:p>
      <text:p text:style-name="term"><text:span text:style-name="T221">signed : Luciano<text:s/></text:span><text:span text:style-name="T222">Zùccoli</text:span></text:p>
      <text:p text:style-name="term">section :<text:s/>Lettres italiennes</text:p>
      <text:soft-page-break/>
      <text:p text:style-name="term">title :<text:s/>Une épidémie littéraire</text:p>
      <text:p text:style-name="term">date :<text:s/>1898-02</text:p>
      <text:p text:style-name="term">ref :<text:s/>Tome XXV, numéro, 98, février 1898,<text:s/>p. 647-654 [647-649]</text:p>
      <text:p text:style-name="Corpsdetexte"><text:span text:style-name="T223">M. </text:span><text:span text:style-name="T224">Gabriel d</text:span><text:span text:style-name="T225">’</text:span><text:span text:style-name="T226">Annunzio n</text:span><text:span text:style-name="T227">’</text:span><text:span text:style-name="T228">est plus une célébrité</text:span><text:span text:style-name="T229"> ;</text:span><text:span text:style-name="T230"><text:s/>c</text:span><text:span text:style-name="T231">’</text:span><text:span text:style-name="T232">est une épidémie. Les jeunes littérateurs italiens ont aujourd</text:span><text:span text:style-name="T233">’</text:span><text:span text:style-name="T234">hui à livrer cette rude bataille</text:span><text:span text:style-name="T235"> :</text:span><text:span text:style-name="T236"><text:s/>démontrer que même sans<text:s/></text:span><text:span text:style-name="T237">M. </text:span><text:span text:style-name="T238">d</text:span><text:span text:style-name="T239">’</text:span><text:span text:style-name="T240">Annunzio ils savent écrire, ils peuvent s</text:span><text:span text:style-name="T241">’</text:span><text:span text:style-name="T242">exprimer, ils ont le talent de présenter une idée ou un personnage quelconque. C</text:span><text:span text:style-name="T243">’</text:span><text:span text:style-name="T244">est, à sa première vue, une démonstration très facile, n</text:span><text:span text:style-name="T245">’</text:span><text:span text:style-name="T246">est-ce pas</text:span><text:span text:style-name="T247"> ?</text:span><text:span text:style-name="T248"><text:s/>Au contraire. La critique italienne, et hélas, même l</text:span><text:span text:style-name="T249">’</text:span><text:span text:style-name="T250">étrangère, ont été pour le moment atteintes par l</text:span><text:span text:style-name="T251">’</text:span><text:span text:style-name="T252">épidémie de<text:s/></text:span><text:span text:style-name="T253">M. </text:span><text:span text:style-name="T254">d</text:span><text:span text:style-name="T255">’</text:span><text:span text:style-name="T256">Annunzio. Les critiques voient le jeune maître partout</text:span><text:span text:style-name="T257"> ;</text:span><text:span text:style-name="T258"><text:s/>à travers les pages des autres, surtout. Il suffit d</text:span><text:span text:style-name="T259">’</text:span><text:span text:style-name="T260">employer un adjectif qui sente l</text:span><text:span text:style-name="T261">’</text:span><text:span text:style-name="T262">épidémie, pour être classé parmi les suivants de l</text:span><text:span text:style-name="T263">’</text:span><text:span text:style-name="T264">auteur de<text:s/></text:span><text:span text:style-name="T265">l</text:span><text:span text:style-name="T266">’</text:span><text:span text:style-name="T267">Intrus</text:span><text:span text:style-name="T268">.<text:s/></text:span><text:span text:style-name="T269">Je connais, par exemple, un jeune romancier d</text:span><text:span text:style-name="T270">’</text:span><text:span text:style-name="T271">un talent vif et original,</text:span><text:span text:style-name="T272"><text:s/></text:span><text:span text:style-name="T273">qui a eu le malheur de laisser échapper l</text:span><text:span text:style-name="T274">’</text:span><text:span text:style-name="T275">adjectif</text:span><text:span text:style-name="T276"> :</text:span><text:span text:style-name="T277"><text:s/></text:span><text:span text:style-name="T278">imperioso</text:span><text:span text:style-name="T279"><text:s/>(impérieux). Il écrivait à propos du héros de son dernier roman</text:span><text:span text:style-name="T280"> :</text:span><text:span text:style-name="T281"><text:s/></text:span><text:span text:style-name="T282">« </text:span><text:span text:style-name="T283">Monsieur Tel descendait d</text:span><text:span text:style-name="T284">’</text:span><text:span text:style-name="T285">une famille<text:s/></text:span><text:span text:style-name="T286">impérieuse</text:span><text:span text:style-name="T287">…</text:span><text:span text:style-name="T288"> »</text:span><text:span text:style-name="T289"><text:s/>Croyez-vous</text:span><text:span text:style-name="T290"> ?</text:span><text:span text:style-name="T291"><text:s/>On est parti de là pour conclure sans appel que le jeune écrivain est un suivant aveugle de<text:s/></text:span><text:span text:style-name="T292">M. </text:span><text:span text:style-name="T293">d</text:span><text:span text:style-name="T294">’</text:span><text:span text:style-name="T295">Annunzio</text:span><text:span text:style-name="T296"> :</text:span><text:span text:style-name="T297"><text:s/>le mot était épidémique</text:span><text:span text:style-name="T298"> ;</text:span><text:span text:style-name="T299"><text:s/>l</text:span><text:span text:style-name="T300">’</text:span><text:span text:style-name="T301">adjectif<text:s/></text:span><text:span text:style-name="T302">imperioso<text:s/></text:span><text:span text:style-name="T303">est un des préférés de<text:s/></text:span><text:span text:style-name="T304">M. </text:span><text:span text:style-name="T305">d</text:span><text:span text:style-name="T306">’</text:span><text:span text:style-name="T307">Annunzio</text:span><text:span text:style-name="T308"> ;</text:span><text:span text:style-name="T309"><text:s/>donc celui qui s</text:span><text:span text:style-name="T310">’</text:span><text:span text:style-name="T311">en emparait ne pouvait être qu</text:span><text:span text:style-name="T312">’</text:span><text:span text:style-name="T313">un imitateur. Le pire, je dirais le comique dans cette tragédie de paroles, c</text:span><text:span text:style-name="T314">’</text:span><text:span text:style-name="T315">est que le jeune romancier, piqué par le reproche, a eu la faiblesse d</text:span><text:span text:style-name="T316">’</text:span><text:span text:style-name="T317">en tenir compte</text:span><text:span text:style-name="T318"> ;</text:span><text:span text:style-name="T319"><text:s/>et voilà que dans la seconde édition de son roman on lit</text:span><text:span text:style-name="T320"> :</text:span><text:span text:style-name="T321"><text:s/></text:span><text:span text:style-name="T322">« M. </text:span><text:span text:style-name="T323">Tel descendait d</text:span><text:span text:style-name="T324">’</text:span><text:span text:style-name="T325">une famille<text:s/></text:span><text:span text:style-name="T326">aristocratique</text:span><text:span text:style-name="T327">…</text:span><text:span text:style-name="T328"> » !</text:span></text:p>
      <text:p text:style-name="Corpsdetexte"><text:span text:style-name="T329">J</text:span><text:span text:style-name="T330">’</text:span><text:span text:style-name="T331">ai dit que la critique étrangère ne sait pas se soustraire à cette fascination</text:span><text:span text:style-name="T332"> ;</text:span><text:span text:style-name="T333"><text:s/>j</text:span><text:span text:style-name="T334">’</text:span><text:span text:style-name="T335">en ai eu des preuves récentes</text:span><text:span text:style-name="T336"> ;</text:span><text:span text:style-name="T337"><text:s/>même les critiques qui ne sont pas trop ferrés sur cette petite affaire de la langue italienne s</text:span><text:span text:style-name="T338">’</text:span><text:span text:style-name="T339">en mêlent</text:span><text:span text:style-name="T340"> :</text:span><text:span text:style-name="T341"><text:s/>ce qui est étonnant, il faut l</text:span><text:span text:style-name="T342">’</text:span><text:span text:style-name="T343">avouer, parce que pour juger la question il est nécessaire d</text:span><text:span text:style-name="T344">’</text:span><text:span text:style-name="T345">avoir une connaissance parfaite, profonde, exquise de la langue</text:span><text:span text:style-name="T346"> ;</text:span><text:span text:style-name="T347"><text:s/>on doit comparer, on doit connaître les sources de certains mots anciens, que<text:s/></text:span><text:span text:style-name="T348">M. </text:span><text:span text:style-name="T349">d</text:span><text:span text:style-name="T350">’</text:span><text:span text:style-name="T351">Annunzio a époussetés et réexposés dans sa vitrine étincelante. On ne sait rien de tout cela, on ne sait distinguer une expression du<text:s/></text:span><text:span text:style-name="T352">xiv</text:span><text:span text:style-name="T353">e</text:span><text:span text:style-name="T354"> siècle d</text:span><text:span text:style-name="T355">’</text:span><text:span text:style-name="T356">une périphrase née avant-hier</text:span><text:span text:style-name="T357"> ;</text:span><text:span text:style-name="T358"><text:s/>mais on juge, et on passe. C</text:span><text:span text:style-name="T359">’</text:span><text:span text:style-name="T360">est moi, qui ne passe pas, pour le moment</text:span><text:span text:style-name="T361"> ;</text:span><text:span text:style-name="T362"><text:s/>parce que le phénomène est trop intéressant et actuel pour le négliger dans mes notes sur le mouvement littéraire italien.</text:span></text:p>
      <text:p text:style-name="P363">On ne soupçonne les jeunes littérateurs que d’une imitation formelle ;<text:s/>il serait difficile de soupçonner autre chose, à vrai dire, parce qu’il est presque impossible de voler à<text:s/>M. d’Annunzio une seule pensée qui ne soit pas de Frédéric Nietzsche ou de quelque auteur classique. Toutefois, comme<text:s/>M. d’Annunzio est un artiste exquis, les malheureux auteurs qui tremblent à l’idée de se voir mis à la queue de ses petits pages, font un effort surhumain pour<text:s/><text:soft-page-break/>fuir le soupçon de l’épidémie ;<text:s/>ils n’ont pas encore compris la portée de cette chasse féroce aux imitateurs vrais ou supposés ;<text:s/>ils pensent tout bonnement que ça ne pourra jamais finir. Ça finira, mon Dieu, j’en réponds ;<text:s/>on fera place à tous, on classera les œuvres et les auteurs à leurs rangs ;<text:s/>on saura distinguer l’influence de l’un et de l’autre, l’importance de celui-ci pour ses belles paroles et de celui-là pour ses belles pensées ;<text:s/>ce qui est nécessaire, c’est de nous goûter les uns les autres.</text:p>
      <text:p text:style-name="P364">Toujours est-il qu’on est arrivé au moment où l’on voit que ce cadeau d’une forme pure et noble, souple et harmonieuse, qui est un des titres les plus incontestables de<text:s/>M. d’Annunzio à la reconnaissance de son pays,<text:s/>— est un cadeau joliment dangereux. On ne peut pas y toucher sans<text:s/>se teindre. C’est le vase de Pandore ;<text:s/>il y a des pierres précieuses et des parfums enivrants là-dedans ;<text:s/>si on le découvre, c’est le poison qui sort !<text:s/>M. d’Annunzio élève la langue italienne à une grande hauteur ;<text:s/>mais gare à qui tâche d’y arriver avec lui !<text:s/>M. d’Annunzio a remis en honneur maintes expressions oubliées, et entrelacé une couronne de mots rares, subtils, suggestifs, pompeux et pimpants… Mais, puisqu’ils ont servi au jeune maître, défense de s’en servir à notre tour ;<text:s/>ils sont sacrés ;<text:s/>nous sommes dans une Galerie d’art ancien et moderne :<text:s/>messieurs les visiteurs sont priés de ne pas toucher… Ça ne valait pas le prix payé à la porte.</text:p>
      <text:p text:style-name="P365">Il faut ajouter à cette sommaire exposition de dégâts épidémico-linguistiques que ses critiques n’arrivent qu’à la surface des questions d’art ;<text:s/>la langue, pour eux, c’est le style :<text:s/>la forme c’est l’idée ;<text:s/>mais vis-à-vis de l’idée, ils ôtent poliment leur chapeau et ils s’en vont :<text:s/>ça n’est pas dans leur calendrier.</text:p>
      <text:p text:style-name="P366">En attendant qu’ils reviennent, nous passerons à l’examen des œuvres dont l’hiver, ce printemps de la littérature en tout pays, nous a régalés. Je me bornerai comme d’habitude aux plus remarquables, ou pour le sujet ou pour le nom de l’auteur, ou pour le succès qu’elles ont rencontré parmi le public.</text:p>
      <text:h text:style-name="Titre3" text:outline-level="3"><text:span text:style-name="T367">F. de Roberto :<text:s/></text:span><text:span text:style-name="T368">Gli Amori</text:span></text:h>
      <text:p text:style-name="P369">id : article-1898-02_649</text:p>
      <text:p text:style-name="term"><text:span text:style-name="T370">author :<text:s/></text:span><text:span text:style-name="T371">Zùccoli, Luciano (1868-1929)</text:span></text:p>
      <text:p text:style-name="term"><text:span text:style-name="T372">signed : Luciano<text:s/></text:span><text:span text:style-name="T373">Zùccoli</text:span></text:p>
      <text:p text:style-name="term">section :<text:s/>Lettres italiennes</text:p>
      <text:p text:style-name="term">title :<text:s/>F. de Roberto :<text:s/><text:span text:style-name="T374">Gli Amori</text:span></text:p>
      <text:p text:style-name="term">date :<text:s/>1898-02</text:p>
      <text:p text:style-name="term">ref :<text:s/>Tome XXV, numéro, 98, février 1898,<text:s/>p. 647-654 [649-650]</text:p>
      <text:p text:style-name="Corpsdetexte"><text:span text:style-name="T375">L</text:span><text:span text:style-name="T376">’</text:span><text:span text:style-name="T377">amour c</text:span><text:span text:style-name="T378">’</text:span><text:span text:style-name="T379">est sans doute une matière superbe à traiter non moins dans les<text:s/></text:span><text:span text:style-name="T380">livres que</text:span><text:span text:style-name="T381"><text:s/></text:span><text:span text:style-name="T382">dans la vie</text:span><text:span text:style-name="T383"> ;</text:span><text:span text:style-name="T384"><text:s/>on en parle depuis des siècles et le thème n</text:span><text:span text:style-name="T385">’</text:span><text:span text:style-name="T386">est pas encore épuisé. Que dirai-je</text:span><text:span text:style-name="T387"> ?</text:span><text:span text:style-name="T388"><text:s/></text:span><text:span text:style-name="T389">Tou</text:span><text:span text:style-name="T390">s</text:span><text:span text:style-name="T391"><text:s/></text:span><text:soft-page-break/><text:span text:style-name="T392">ceux qui aiment ou qui ont aimé trouvent qu</text:span><text:span text:style-name="T393">’</text:span><text:span text:style-name="T394">entre la théorie et la pratique il y a heureusement un abîme</text:span><text:span text:style-name="T395"> :</text:span><text:span text:style-name="T396"><text:s/>chaque amoureux sent que son cœur, que ses sentiments n</text:span><text:span text:style-name="T397">’</text:span><text:span text:style-name="T398">ont pas encore été sondés.<text:s/></text:span><text:span text:style-name="T399">M. </text:span><text:span text:style-name="T400">Federico de Roberto, un romancier sicilien d</text:span><text:span text:style-name="T401">’</text:span><text:span text:style-name="T402">un beau talent, un travailleur silencieux, probe, aristocratique, s</text:span><text:span text:style-name="T403">’</text:span><text:span text:style-name="T404">est plu à étudier l</text:span><text:span text:style-name="T405">’</text:span><text:span text:style-name="T406">amour en philosophe et en artiste. Il y a deux ans il publiait un gros volume, l</text:span><text:span text:style-name="T407">’</text:span><text:span text:style-name="T408">Amore<text:s/></text:span><text:span text:style-name="T409">(Milan, Galli édit.), quelque peu trop lourd et trop savant, à vrai dire, mais qui doit lui avoir coûté bien des recherches et des fatigues. L</text:span><text:span text:style-name="T410">’</text:span><text:span text:style-name="T411">amour y était considéré scientifiquement dans ses lois, dans ses exceptions, dans ses perversions</text:span><text:span text:style-name="T412"> ;</text:span><text:span text:style-name="T413"><text:s/>les pauvres dames qui ont été attirées par le titre du livre ne doivent pas y avoir compris grand-chose</text:span><text:span text:style-name="T414"> ;</text:span><text:span text:style-name="T415"><text:s/>mais l</text:span><text:span text:style-name="T416">’</text:span><text:span text:style-name="T417">œuvre a étonné pour son érudition solide les critiques qui considèrent un artiste comme un<text:s/></text:span><text:span text:style-name="T418">quid medium</text:span><text:span text:style-name="T419"><text:s/>entre l</text:span><text:span text:style-name="T420">’</text:span><text:span text:style-name="T421">improvisateur et l</text:span><text:span text:style-name="T422">’</text:span><text:span text:style-name="T423">ignorant</text:span><text:span text:style-name="T424"> ;</text:span><text:span text:style-name="T425"><text:s/>Dieu sait s</text:span><text:span text:style-name="T426">’</text:span><text:span text:style-name="T427">il y en a</text:span><text:span text:style-name="T428"> !</text:span><text:span text:style-name="T429"><text:s/>Ce premier volume,<text:s/></text:span><text:span text:style-name="T430">M. de </text:span><text:span text:style-name="T431">Roberto le fait maintenant suivre d</text:span><text:span text:style-name="T432">’</text:span><text:span text:style-name="T433">un second,<text:s/></text:span><text:span text:style-name="T434">Gli Amori</text:span><text:span text:style-name="T435"><text:s/>(Milan, casa editrice Galli), qui en est l</text:span><text:span text:style-name="T436">’</text:span><text:span text:style-name="T437">illustration et le commentaire. Il s</text:span><text:span text:style-name="T438">’</text:span><text:span text:style-name="T439">agit d</text:span><text:span text:style-name="T440">’</text:span><text:span text:style-name="T441">un recueil plus gai</text:span><text:span text:style-name="T442"> ;</text:span><text:span text:style-name="T443"><text:s/>c</text:span><text:span text:style-name="T444">’</text:span><text:span text:style-name="T445">est une suite de lettres à une comtesse (je souhaite à<text:s/></text:span><text:span text:style-name="T446">M. de </text:span><text:span text:style-name="T447">Roberto qu</text:span><text:span text:style-name="T448">’</text:span><text:span text:style-name="T449">elle existe réellement, à Sienne, cette femme spirituelle), où l</text:span><text:span text:style-name="T450">’</text:span><text:span text:style-name="T451">on traite des cas amoureux, où l</text:span><text:span text:style-name="T452">’</text:span><text:span text:style-name="T453">on fait enfin de l</text:span><text:span text:style-name="T454">’</text:span><text:span text:style-name="T455">amour pratique autant que la méthode épistolaire le permet. L</text:span><text:span text:style-name="T456">’</text:span><text:span text:style-name="T457">auteur avait dans l</text:span><text:span text:style-name="T458">’</text:span><text:span text:style-name="T459">Amore</text:span><text:span text:style-name="T460"><text:s/>établi certaines lois physiologiques et psychologiques de ce sentiment</text:span><text:span text:style-name="T461"> ;</text:span><text:span text:style-name="T462"><text:s/>il veut avec<text:s/></text:span><text:span text:style-name="T463">Gli Amori</text:span><text:span text:style-name="T464"><text:s/>nous prouver maintenant que ses lois sont justes. Il faut le croire sur parole</text:span><text:span text:style-name="T465"> ;</text:span><text:span text:style-name="T466"><text:s/>sa démonstration nous laisse embarrassés, parce que nous n</text:span><text:span text:style-name="T467">’</text:span><text:span text:style-name="T468">en avons pas le contrôle. Les épisodes que<text:s/></text:span><text:span text:style-name="T469">M. de </text:span><text:span text:style-name="T470">Roberto nous raconte n</text:span><text:span text:style-name="T471">’</text:span><text:span text:style-name="T472">ont aucune valeur historique, en effet</text:span><text:span text:style-name="T473"> ;</text:span><text:span text:style-name="T474"><text:s/>ce ne sont pas ces pièces justificatives que tout lecteur est en droit d</text:span><text:span text:style-name="T475">’</text:span><text:span text:style-name="T476">attendre. Je peux croire qu</text:span><text:span text:style-name="T477">’</text:span><text:span text:style-name="T478">il s</text:span><text:span text:style-name="T479">’</text:span><text:span text:style-name="T480">agit de personnages de roman</text:span><text:span text:style-name="T481"> ;</text:span><text:span text:style-name="T482"><text:s/>je peux croire qu</text:span><text:span text:style-name="T483">’</text:span><text:span text:style-name="T484">il y a là quelque événement de la vie réelle, revécu dans le cerveau et à travers le tempérament de l</text:span><text:span text:style-name="T485">’</text:span><text:span text:style-name="T486">auteur</text:span><text:span text:style-name="T487"> ;</text:span><text:span text:style-name="T488"><text:s/>enfin, il n</text:span><text:span text:style-name="T489">’</text:span><text:span text:style-name="T490">y a pas de documents, de preuves, mais des variations aimables.</text:span></text:p>
      <text:p text:style-name="Corpsdetexte"><text:span text:style-name="T491">D</text:span><text:span text:style-name="T492">’</text:span><text:span text:style-name="T493">ailleurs, je ne suppose pas que l</text:span><text:span text:style-name="T494">’</text:span><text:span text:style-name="T495">auteur tienne absolument à terrasser les adversaires de ses théories</text:span><text:span text:style-name="T496"> ;</text:span><text:span text:style-name="T497"><text:s/>il y serait mieux arrivé en découpant les<text:s/></text:span><text:span text:style-name="T498">faits divers</text:span><text:span text:style-name="T499"><text:s/>des journaux et en les mettant sous le nez des incrédules.<text:s/></text:span><text:span text:style-name="T500">M. de </text:span><text:span text:style-name="T501">Roberto a pensé et composé un livre d</text:span><text:span text:style-name="T502">’</text:span><text:span text:style-name="T503">aventures amoureuses qui ont tout l</text:span><text:span text:style-name="T504">’</text:span><text:span text:style-name="T505">attrait de la vraisemblance. Pas d</text:span><text:span text:style-name="T506">’</text:span><text:span text:style-name="T507">imitation de<text:s/></text:span><text:span text:style-name="T508">M. </text:span><text:span text:style-name="T509">d</text:span><text:span text:style-name="T510">’</text:span><text:span text:style-name="T511">Annunzio</text:span><text:span text:style-name="T512"> ;</text:span><text:span text:style-name="T513"><text:s/>nous en sommes loin</text:span><text:span text:style-name="T514"> ;</text:span><text:span text:style-name="T515"><text:s/>un esprit d</text:span><text:span text:style-name="T516">’</text:span><text:span text:style-name="T517">observation clair, aigu, une logique impitoyable, qui, en thème d</text:span><text:span text:style-name="T518">’</text:span><text:span text:style-name="T519">amour, est quelquefois excessive, une haute causerie de viveur sceptique, imparfait, et froid. Voici la forme et la substance de cette œuvre, qui porte la marque du talent et le goût de cet écrivain</text:span><text:span text:style-name="T520"> ;</text:span><text:span text:style-name="T521"><text:s/>il n</text:span><text:span text:style-name="T522">’</text:span><text:span text:style-name="T523">arrivera, de mon avis, jamais au chef-d</text:span><text:span text:style-name="T524">’</text:span><text:span text:style-name="T525">œuvre, mais tous ses livres se recommandent par une noble indépendance, par une sévère aristocratie de méthode.</text:span></text:p>
      <text:soft-page-break/>
      <text:h text:style-name="Titre3" text:outline-level="3"><text:span text:style-name="T526">Paolo Mantegazza :<text:s/></text:span><text:span text:style-name="T527">L’Amore</text:span></text:h>
      <text:p text:style-name="P528">id : article-1898-02_650</text:p>
      <text:p text:style-name="term"><text:span text:style-name="T529">author :<text:s/></text:span><text:span text:style-name="T530">Zùccoli, Luciano (1868-1929)</text:span></text:p>
      <text:p text:style-name="term"><text:span text:style-name="T531">signed : Luciano<text:s/></text:span><text:span text:style-name="T532">Zùccoli</text:span></text:p>
      <text:p text:style-name="term">section :<text:s/>Lettres italiennes</text:p>
      <text:p text:style-name="term">title :<text:s/>Paolo Mantegazza :<text:s/><text:span text:style-name="T533">L</text:span><text:span text:style-name="T534">’</text:span><text:span text:style-name="T535">Amore</text:span></text:p>
      <text:p text:style-name="term">date :<text:s/>1898-02</text:p>
      <text:p text:style-name="term">ref :<text:s/>Tome XXV, numéro, 98, février 1898,<text:s/>p. 647-654 [650-651]</text:p>
      <text:p text:style-name="Corpsdetexte"><text:span text:style-name="T536">Entre ce jeune philosophe de l</text:span><text:span text:style-name="T537">’</text:span><text:span text:style-name="T538">amour moderne et le sénateur Paolo Mantegazza, qui traite le même argument (</text:span><text:span text:style-name="T539">L</text:span><text:span text:style-name="T540">’</text:span><text:span text:style-name="T541">Amore</text:span><text:span text:style-name="T542">, Milan, Treves), il y a quelque différence de vues.<text:s/></text:span><text:span text:style-name="T543">M. </text:span><text:span text:style-name="T544">Paolo Mantegazza ne suppose pas un amour<text:s/></text:span><text:span text:style-name="T545">moderne</text:span><text:span text:style-name="T546"><text:s/>qui puisse servir de pendant à l</text:span><text:span text:style-name="T547">’</text:span><text:span text:style-name="T548">amour d</text:span><text:span text:style-name="T549">’</text:span><text:span text:style-name="T550">autrefois</text:span><text:span text:style-name="T551"> ;</text:span><text:span text:style-name="T552"><text:s/>pour lui, il n</text:span><text:span text:style-name="T553">’</text:span><text:span text:style-name="T554">y a que l</text:span><text:span text:style-name="T555">’</text:span><text:span text:style-name="T556">amour, ce bon diable avec un bandeau sur les yeux, qui s</text:span><text:span text:style-name="T557">’</text:span><text:span text:style-name="T558">amuse à enfiler les cœurs sur sa broche. Ici l</text:span><text:span text:style-name="T559">’</text:span><text:span text:style-name="T560">auteur, qui est un savant et d</text:span><text:span text:style-name="T561">’</text:span><text:span text:style-name="T562">une renommée européenne, nous sert les paralipomènes de ses recherches</text:span><text:span text:style-name="T563"> ;</text:span><text:span text:style-name="T564"><text:s/>la littérature lui doit déjà une Physiologie de l</text:span><text:span text:style-name="T565">’</text:span><text:span text:style-name="T566">Amour et ces deux volumes<text:s/></text:span><text:span text:style-name="T567">Gli amori degli uomini</text:span><text:span text:style-name="T568"><text:s/>qui ont eu un succès tapageur. Je n</text:span><text:span text:style-name="T569">’</text:span><text:span text:style-name="T570">ai jamais compris, entre nous, à quoi pouvait servir ce recueil d</text:span><text:span text:style-name="T571">’</text:span><text:span text:style-name="T572">usages amoureux de toutes les nations</text:span><text:span text:style-name="T573"> ;</text:span><text:span text:style-name="T574"><text:s/>il y en avait de drôles, il faut le dire, de si drôles, que l</text:span><text:span text:style-name="T575">’</text:span><text:span text:style-name="T576">œuvre a excité un bruit énorme</text:span><text:span text:style-name="T577"> ;</text:span><text:span text:style-name="T578"><text:s/>le public avait de quoi s</text:span><text:span text:style-name="T579">’</text:span><text:span text:style-name="T580">emplir jusqu</text:span><text:span text:style-name="T581">’</text:span><text:span text:style-name="T582">à la gorge</text:span><text:span text:style-name="T583"> ;</text:span><text:span text:style-name="T584"><text:s/>on criait au scandale, mais on lisait avec emportement</text:span><text:span text:style-name="T585"> ;</text:span><text:span text:style-name="T586"><text:s/>enfin, il s</text:span><text:span text:style-name="T587">’</text:span><text:span text:style-name="T588">agissait de choses scientifiques. La science avant tout</text:span><text:span text:style-name="T589"> !</text:span><text:span text:style-name="T590"><text:s/>Il y a des occasions où tous sentent un besoin insupportable de devenir des savants</text:span><text:span text:style-name="T591"> :</text:span><text:span text:style-name="T592"><text:s/>c</text:span><text:span text:style-name="T593">’</text:span><text:span text:style-name="T594">est généralement, lorsque la science est un peu cochonne. Et les deux volumes cités répondaient rudement bien à l</text:span><text:span text:style-name="T595">’</text:span><text:span text:style-name="T596">argument.<text:s/></text:span><text:span text:style-name="T597">M. </text:span><text:span text:style-name="T598">Paolo</text:span></text:p>
      <text:p text:style-name="Corpsdetexte"><text:span text:style-name="T599">Mantegazza nous apprend, d</text:span><text:span text:style-name="T600">’</text:span><text:span text:style-name="T601">ailleurs, dans la Préface à l</text:span><text:span text:style-name="T602">’</text:span><text:span text:style-name="T603">Amore</text:span><text:span text:style-name="T604">, que ses<text:s/></text:span><text:span text:style-name="T605">Amori degli uomini</text:span><text:span text:style-name="T606"><text:s/>ont été admis dans la littérature scientifique de tous les pays</text:span><text:span text:style-name="T607"> ;</text:span><text:span text:style-name="T608"><text:s/>ça me prouve une fois de plus qu</text:span><text:span text:style-name="T609">’</text:span><text:span text:style-name="T610">en fait de science je ne suis pas connaisseur.</text:span></text:p>
      <text:p text:style-name="P611">Mais avec les paralipomènes, que la maison Treves vient de publier, l’auteur continue ses causeries philosophiques sur le sentiment immortel, sans trop d’histoire naturelle comparative,<text:s/>M. Mantegazza est un ami de la femme, à la Michelet ;<text:s/>il pense toujours qu’on peut tirer quelque chose de bon de cet admirable joujou, et il tient bravement à l’idée symétrique d’en faire le meilleur compagnon de l’homme. Chamfort n’était pas de son avis. Cependant,<text:s/>M. Mantegazza n’est pas aveugle ;<text:s/>il a un penchant pour la femme, en homme de science qui en connaît toutes les faiblesses physiques et morales, mais il n’encourage personne à s’y fier trop. Avec ce dernier livre, il nous permet d’admirer encore son style nerveux, brillant, riche de comparaisons et d’images. L’œuvre est complétée par l’Anthologie de l’Amour, une collection internationale de chansons et de poésies érotiques, quelques-unes assez bêtes.</text:p>
      <text:soft-page-break/>
      <text:p text:style-name="P612">Il reste toujours à dire que sur cette question colossale des instincts et des sentiments personne jusqu’ici n’a dépassé Schopenhauer ;<text:s/>sa théorie est encore le dernier mot du problème :<text:s/>sa franchise, sa clairvoyance, sa limpidité d’exposition n’ont pas encore de rivales. Si l’amour va de ce côté, qui est le bon, peut troubler les âmes tendres et les cœurs romantiques, la faute n’en est pas à moi.</text:p>
      <text:h text:style-name="Titre3" text:outline-level="3"><text:span text:style-name="T613">A. Fogazzaro :<text:s/></text:span><text:span text:style-name="T614">Poesie Scelte</text:span></text:h>
      <text:p text:style-name="P615">id : article-1898-02_651</text:p>
      <text:p text:style-name="term"><text:span text:style-name="T616">author :<text:s/></text:span><text:span text:style-name="T617">Zùccoli, Luciano (1868-1929)</text:span></text:p>
      <text:p text:style-name="term"><text:span text:style-name="T618">signed : Luciano<text:s/></text:span><text:span text:style-name="T619">Zùccoli</text:span></text:p>
      <text:p text:style-name="term">section :<text:s/>Lettres italiennes</text:p>
      <text:p text:style-name="term">title :<text:s/>A. Fogazzaro :<text:s/><text:span text:style-name="T620">Poesie Scelte</text:span></text:p>
      <text:p text:style-name="term">date :<text:s/>1898-02</text:p>
      <text:p text:style-name="term">ref :<text:s/>Tome XXV, numéro, 98, février 1898,<text:s/>p. 647-654 [651-652]</text:p>
      <text:p text:style-name="Corpsdetexte"><text:span text:style-name="T621">Glissons</text:span><text:span text:style-name="T622"> ;</text:span><text:span text:style-name="T623"><text:s/>les tendances nouvelles ne sont pas favorables à Schopenhauer. En Italie, l</text:span><text:span text:style-name="T624">’</text:span><text:span text:style-name="T625">école mystique, pure, idéaliste jusqu</text:span><text:span text:style-name="T626">’</text:span><text:span text:style-name="T627">aux dernières conséquences, a des champions excellents. Il suffit de nommer<text:s/></text:span><text:span text:style-name="T628">M. </text:span><text:span text:style-name="T629">Antonio Fogazzaro</text:span><text:span text:style-name="T630"> ;</text:span><text:span text:style-name="T631"><text:s/>on le regarde comme le chef de cette littérature qui s</text:span><text:span text:style-name="T632">’</text:span><text:span text:style-name="T633">oppose au sensualisme de<text:s/></text:span><text:span text:style-name="T634">M. </text:span><text:span text:style-name="T635">d</text:span><text:span text:style-name="T636">’</text:span><text:span text:style-name="T637">Annunzio</text:span><text:span text:style-name="T638"> ;</text:span><text:span text:style-name="T639"><text:s/>son talent nous présente bien la seconde face de l</text:span><text:span text:style-name="T640">’</text:span><text:span text:style-name="T641">âme italienne toujours oscillante entre l</text:span><text:span text:style-name="T642">’</text:span><text:span text:style-name="T643">épicurisme et le mysticisme</text:span><text:span text:style-name="T644"> ;</text:span><text:span text:style-name="T645"><text:s/></text:span><text:span text:style-name="T646">M. </text:span><text:span text:style-name="T647">le vicomte de Vogüé le remarquait fort adroitement, à l</text:span><text:span text:style-name="T648">’</text:span><text:span text:style-name="T649">occasion de l</text:span><text:span text:style-name="T650">’</text:span><text:span text:style-name="T651">enquête du<text:s/></text:span><text:span text:style-name="T652">Marzocco</text:span><text:span text:style-name="T653"><text:s/>dont je parlerai plus loin. Mais c</text:span><text:span text:style-name="T654">’</text:span><text:span text:style-name="T655">est dommage que peu à peu<text:s/></text:span><text:span text:style-name="T656">M. </text:span><text:span text:style-name="T657">Fogazzaro nous ait conduits au catholicisme vieux style</text:span><text:span text:style-name="T658"> ;</text:span><text:span text:style-name="T659"><text:s/>il y a du danger là-dessous, pour l</text:span><text:span text:style-name="T660">’</text:span><text:span text:style-name="T661">Italie</text:span><text:span text:style-name="T662"> ;</text:span><text:span text:style-name="T663"><text:s/>l</text:span><text:span text:style-name="T664">’</text:span><text:span text:style-name="T665">odeur d</text:span><text:span text:style-name="T666">’</text:span><text:span text:style-name="T667">encens nous offense</text:span><text:span text:style-name="T668"> ;</text:span><text:span text:style-name="T669"><text:s/>les personnages de<text:s/></text:span><text:span text:style-name="T670">M. </text:span><text:span text:style-name="T671">Fogazzaro sont trop enclins à la sacristie</text:span><text:span text:style-name="T672"> ;</text:span><text:span text:style-name="T673"><text:s/>ses femmes sont raides, arquées par la vertu chrétienne poussée aux dernières bornes. Il ne faut pas moins que l</text:span><text:span text:style-name="T674">’</text:span><text:span text:style-name="T675">art de<text:s/></text:span><text:span text:style-name="T676">M. </text:span><text:span text:style-name="T677">Fogazzaro pour nous faire accepter ce monde naïf, douillet et surprenant, à sa manière</text:span><text:span text:style-name="T678"> ;</text:span><text:span text:style-name="T679"><text:s/>je crois que les imitateurs ne pourront qu</text:span><text:span text:style-name="T680">’</text:span><text:span text:style-name="T681">éveiller une cordiale antipathie. D</text:span><text:span text:style-name="T682">’</text:span><text:span text:style-name="T683">ailleurs, la source remonte à Alexandre Manzoni, le Maître inégalable</text:span><text:span text:style-name="T684"> ;</text:span><text:span text:style-name="T685"><text:s/>hormis l</text:span><text:span text:style-name="T686">’</text:span><text:span text:style-name="T687">auteur de<text:s/></text:span><text:span text:style-name="T688">Daniel Cortis</text:span><text:span text:style-name="T689">, les suivants de cette école sont restés bien au-dessous du modèle</text:span><text:span text:style-name="T690"> ;</text:span><text:span text:style-name="T691"><text:s/>on n</text:span><text:span text:style-name="T692">’</text:span><text:span text:style-name="T693">est pas simple lorsqu</text:span><text:span text:style-name="T694">’</text:span><text:span text:style-name="T695">on veut, et Manzoni avait la simplicité du génie.<text:s/></text:span><text:span text:style-name="T696">M. </text:span><text:span text:style-name="T697">Fogazzaro vient de publier ses poésies (</text:span><text:span text:style-name="T698">Poesie Scelte</text:span><text:span text:style-name="T699">, Milan, Galli e</text:span><text:span text:style-name="T700">dit.), qui ont tous les mérites et les défauts de sa personnalité artistique. Les vers, souvent durs, nous donnent une harmonie à laquelle nos oreilles ne sont pas habituées</text:span><text:span text:style-name="T701"> ;</text:span><text:span text:style-name="T702"><text:s/>le dédain pour la forme, qui caractérise les romans de<text:s/></text:span><text:span text:style-name="T703">M. </text:span><text:span text:style-name="T704">Fogazzaro, et qui, jusqu</text:span><text:span text:style-name="T705">’</text:span><text:span text:style-name="T706">à un certain point, est une originalité, nous frappe ici comme une note choquante</text:span><text:span text:style-name="T707"> :</text:span><text:span text:style-name="T708"><text:s/>l</text:span><text:span text:style-name="T709">’</text:span><text:span text:style-name="T710">Italie se vante de maîtres trop connus pour la magie des sons et des rythmes</text:span><text:span text:style-name="T711"> ;</text:span><text:span text:style-name="T712"><text:s/>elle ne peut accepter sans hésitations un art poétique qui se passe facilement des bonnes règles de l</text:span><text:span text:style-name="T713">’</text:span><text:span text:style-name="T714">harmonie. Ce défaut, est encore plus sensible, si on pense que les sujets traités par<text:s/></text:span><text:span text:style-name="T715">M. </text:span><text:span text:style-name="T716">Fogazzaro sont tout à fait spéciaux, de ce mysticisme décidément catholique dont j</text:span><text:span text:style-name="T717">’</text:span><text:span text:style-name="T718">ai<text:s/></text:span><text:soft-page-break/><text:span text:style-name="T719">parlé</text:span><text:span text:style-name="T720"> ;</text:span><text:span text:style-name="T721"><text:s/>pour un païen,<text:s/></text:span><text:span text:style-name="T722">— </text:span><text:span text:style-name="T723">et j</text:span><text:span text:style-name="T724">’en suis un, —<text:s/></text:span><text:span text:style-name="T725">la forme seule pourrait les rendre vifs et intéressants. On ne conçoit pas un cantique à Notre-Dame, à la<text:s/></text:span><text:span text:style-name="T726">Madonna</text:span><text:span text:style-name="T727">, si la souplesse et la nouveauté du rythme ne savent pas le faire pardonner. En se promenant par le vieux arsenal des légendes religieuses il faut être pourvu d</text:span><text:span text:style-name="T728">’</text:span><text:span text:style-name="T729">une torche flamboyante, qui donne de l</text:span><text:span text:style-name="T730">’</text:span><text:span text:style-name="T731">éclat même à la rouille de ces pauvres harnais.<text:s/></text:span><text:span text:style-name="T732">M. </text:span><text:span text:style-name="T733">Fogazzaro se contente d</text:span><text:span text:style-name="T734">’</text:span><text:span text:style-name="T735">une bougie. Et il n</text:span><text:span text:style-name="T736">’</text:span><text:span text:style-name="T737">y a dans mon jugement, quoique très franc, d</text:span><text:span text:style-name="T738">’</text:span><text:span text:style-name="T739">une franchise démodée, aucune pensée irrespectueuse pour notre grand écrivain</text:span><text:span text:style-name="T740"> :</text:span><text:span text:style-name="T741"><text:s/>je trouve qu</text:span><text:span text:style-name="T742">’</text:span><text:span text:style-name="T743">après tout il faut lire ce petit recueil de vers lyriques</text:span><text:span text:style-name="T744"> ;</text:span><text:span text:style-name="T745"><text:s/>ça ne pourra que faire aimer davantage les romans de<text:s/></text:span><text:span text:style-name="T746">M. </text:span><text:span text:style-name="T747">Fogazzaro.</text:span></text:p>
      <text:h text:style-name="Titre3" text:outline-level="3"><text:span text:style-name="T748">E. Panzacchi :<text:s/></text:span><text:span text:style-name="T749">Rime Novelle</text:span></text:h>
      <text:p text:style-name="P750">id : article-1898-02_652</text:p>
      <text:p text:style-name="term"><text:span text:style-name="T751">author :<text:s/></text:span><text:span text:style-name="T752">Zùccoli, Luciano (1868-1929)</text:span></text:p>
      <text:p text:style-name="term"><text:span text:style-name="T753">signed : Luciano<text:s/></text:span><text:span text:style-name="T754">Zùccoli</text:span></text:p>
      <text:p text:style-name="term">section :<text:s/>Lettres italiennes</text:p>
      <text:p text:style-name="term">title :<text:s/>E. Panzacchi :<text:s/><text:span text:style-name="T755">Rime Novelle</text:span></text:p>
      <text:p text:style-name="term">date :<text:s/>1898-02</text:p>
      <text:p text:style-name="term">ref :<text:s/>Tome XXV, numéro, 98, février 1898,<text:s/>p. 647-654 [652-653]</text:p>
      <text:p text:style-name="Corpsdetexte"><text:span text:style-name="T756">Je dois à<text:s/></text:span><text:span text:style-name="T757">M. </text:span><text:span text:style-name="T758">Enrico Panzacchi quelques heures délicieuses</text:span><text:span text:style-name="T759"> :</text:span><text:span text:style-name="T760"><text:s/>il nous présente les<text:s/></text:span><text:span text:style-name="T761">Rime novelle</text:span><text:span text:style-name="T762"><text:s/>(Bologna, Ditta Zanichelli édit.), des poésies très fines, charmantes, mélodiques.<text:s/></text:span><text:span text:style-name="T763">La Caccia di Nemrod</text:span><text:span text:style-name="T764">, entre autres, me semble un petit chef-d</text:span><text:span text:style-name="T765">’</text:span><text:span text:style-name="T766">œuvre pour l</text:span><text:span text:style-name="T767">’</text:span><text:span text:style-name="T768">originalité de la vision, pour la puissance de la forme, et elle justifie bien le succès dont on l</text:span><text:span text:style-name="T769">’</text:span><text:span text:style-name="T770">a saluée à son apparition dans une brochure à part. Mais les compositions qui lui font couronne maintenant ne sont guère indignes de cette rivale dangereuse.<text:s/></text:span><text:span text:style-name="T771">M. </text:span><text:span text:style-name="T772">Panzacchi demeure un artiste de premier ordre en dépit de la politique, qui a réclamé sa présence à la Chambre. Il a ce goût naturel de la mesure, du<text:s/></text:span><text:span text:style-name="T773">modus in rebus</text:span><text:span text:style-name="T774">, qui est absolument rare aujourd</text:span><text:span text:style-name="T775">’</text:span><text:span text:style-name="T776">hui</text:span><text:span text:style-name="T777"> ;</text:span><text:span text:style-name="T778"><text:s/>et sa lyrique se tient à l</text:span><text:span text:style-name="T779">’</text:span><text:span text:style-name="T780">écart des raffinements exagérés aussi bien que des platitudes inesthétiques. Nous pouvons admirer ici un tact délicat de poète, même là où la matière était difficile et âpre à dompter</text:span><text:span text:style-name="T781"> ;</text:span><text:span text:style-name="T782"><text:s/></text:span><text:span text:style-name="T783">Terra immite</text:span><text:span text:style-name="T784"><text:s/>(Terre inclémente), qui forme la dernière partie du recueil, nous en donne un exemple</text:span><text:span text:style-name="T785"> ;</text:span><text:span text:style-name="T786"><text:s/>c</text:span><text:span text:style-name="T787">’</text:span><text:span text:style-name="T788">est de la poésie civique, des Souvenirs saignants de la campagne d</text:span><text:span text:style-name="T789">’</text:span><text:span text:style-name="T790">Afrique, cette campagne qui a été la négation journalière de Machiavel et de sa science infaillible. Le poète nous transporte avec un élan tout à fait remarquable et il sait se faire aimer.</text:span></text:p>
      <text:h text:style-name="Titre3" text:outline-level="3"><text:span text:style-name="T791">G. Rovetta :<text:s/></text:span><text:span text:style-name="T792">L’Idolo</text:span></text:h>
      <text:p text:style-name="P793">id : article-1898-02_653a</text:p>
      <text:p text:style-name="term"><text:span text:style-name="T794">author :<text:s/></text:span><text:span text:style-name="T795">Zùccoli, Luciano (1868-1929)</text:span></text:p>
      <text:p text:style-name="term"><text:span text:style-name="T796">signed : Luciano<text:s/></text:span><text:span text:style-name="T797">Zùccoli</text:span></text:p>
      <text:p text:style-name="term">section :<text:s/>Lettres italiennes</text:p>
      <text:p text:style-name="term">title :<text:s/>G. Rovetta :<text:s/><text:span text:style-name="T798">L</text:span><text:span text:style-name="T799">’</text:span><text:span text:style-name="T800">Idolo</text:span></text:p>
      <text:p text:style-name="term">date :<text:s/>1898-02</text:p>
      <text:p text:style-name="term">ref :<text:s/>Tome XXV, numéro, 98, février 1898,<text:s/>p. 647-654 [653]</text:p>
      <text:soft-page-break/>
      <text:p text:style-name="Corpsdetexte"><text:span text:style-name="T801">Je dépêcherai en deux mots le nouveau roman, l</text:span><text:span text:style-name="T802">’</text:span><text:span text:style-name="T803">Idolo</text:span><text:span text:style-name="T804">, de<text:s/></text:span><text:span text:style-name="T805">M. </text:span><text:span text:style-name="T806">Rovetta. Cet auteur veut produire trop, et ça déprécie la marque de fabrique</text:span><text:span text:style-name="T807"> ;</text:span><text:span text:style-name="T808"><text:s/>la confection de ses livres est vertigineusement rapide</text:span><text:span text:style-name="T809"> ;</text:span><text:span text:style-name="T810"><text:s/>coup sur coup il nous lance à la tête des romans, des drames, des nouvelles</text:span><text:span text:style-name="T811"> ;</text:span><text:span text:style-name="T812"><text:s/>seule la poésie a pu échapper à ce massacre, et je l</text:span><text:span text:style-name="T813">’</text:span><text:span text:style-name="T814">en félicite de tout mon cœur. L</text:span><text:span text:style-name="T815">’</text:span><text:span text:style-name="T816">Idolo</text:span><text:span text:style-name="T817"><text:s/>appartient à la vieille école du réalisme misérable et plat</text:span><text:span text:style-name="T818"> ;</text:span><text:span text:style-name="T819"><text:s/>pas de forme, pas de décor, pas de nouveauté de moyens et de types</text:span><text:span text:style-name="T820"> ;</text:span><text:span text:style-name="T821"><text:s/>surtout, pas une idée. Contre cette littérature, une tasse de thé bouillant est très recommandable</text:span><text:span text:style-name="T822"> ;</text:span><text:span text:style-name="T823"><text:s/>se coucher au plus tôt, et tâcher de transpirer, comme si l</text:span><text:span text:style-name="T824">’</text:span><text:span text:style-name="T825">on continuait la lecture de l</text:span><text:span text:style-name="T826">’</text:span><text:span text:style-name="T827">Idolo</text:span><text:span text:style-name="T828">.</text:span></text:p>
      <text:h text:style-name="P829" text:outline-level="3">Marginalia</text:h>
      <text:p text:style-name="P830">id : article-1898-02_653b</text:p>
      <text:p text:style-name="term"><text:span text:style-name="T831">author :<text:s/></text:span><text:span text:style-name="T832">Zùccoli, Luciano (1868-1929)</text:span></text:p>
      <text:p text:style-name="term">signed :<text:s/>Luciano<text:s/><text:span text:style-name="T833">Zùccoli</text:span></text:p>
      <text:p text:style-name="term">section :<text:s/>Lettres italiennes</text:p>
      <text:p text:style-name="term">title :<text:s/>Marginalia</text:p>
      <text:p text:style-name="term">date :<text:s/>1898-02</text:p>
      <text:p text:style-name="term">ref :<text:s/>Tome XXV, numéro, 98, février 1898,<text:s/>p. 647-654 [653-654]</text:p>
      <text:p text:style-name="Corpsdetexte"><text:span text:style-name="T834">La<text:s/></text:span><text:span text:style-name="T835">Commission pour les critiques d</text:span><text:span text:style-name="T836">’</text:span><text:span text:style-name="T837">art</text:span><text:span text:style-name="T838"><text:s/>de l</text:span><text:span text:style-name="T839">’</text:span><text:span text:style-name="T840">Exposition de Venise vient de décerner ses prix</text:span><text:span text:style-name="T841"> : 1.500 </text:span><text:span text:style-name="T842">fr. à<text:s/></text:span><text:span text:style-name="T843">M. </text:span><text:span text:style-name="T844">Primo Levi pour une série d</text:span><text:span text:style-name="T845">’</text:span><text:span text:style-name="T846">articles parus dans un journal florentin</text:span><text:span text:style-name="T847"> ; 1.000 </text:span><text:span text:style-name="T848">fr. à<text:s/></text:span><text:span text:style-name="T849">M. </text:span><text:span text:style-name="T850">Vittorio Pica et autant à<text:s/></text:span><text:span text:style-name="T851">M. </text:span><text:span text:style-name="T852">Ugo Ojetti pour les deux livres dont j</text:span><text:span text:style-name="T853">’</text:span><text:span text:style-name="T854">ai parlé dans le<text:s/></text:span><text:span text:style-name="T855">Mercure</text:span><text:span text:style-name="T856"><text:s/>de décembre</text:span><text:span text:style-name="T857"> ; 500 </text:span><text:span text:style-name="T858">fr. à<text:s/></text:span><text:span text:style-name="T859">M. </text:span><text:span text:style-name="T860">Antonio Munaro pour un volume et autant à<text:s/></text:span><text:span text:style-name="T861">M. </text:span><text:span text:style-name="T862">Ugo Fleres pour deux articles. Ce dernier, évidemment, est un élève de Jules César</text:span><text:span text:style-name="T863"> :</text:span><text:span text:style-name="T864"><text:s/></text:span><text:span text:style-name="T865">venit, vidit</text:span><text:span text:style-name="T866">, et<text:s/></text:span><text:span text:style-name="T867">vicit</text:span><text:span text:style-name="T868">… son prix, dans un clin d</text:span><text:span text:style-name="T869">’</text:span><text:span text:style-name="T870">œil.</text:span></text:p>
      <text:p text:style-name="Corpsdetexte"><text:span text:style-name="T871">L</text:span><text:span text:style-name="T872">’</text:span><text:span text:style-name="T873">enquête du Marzocco</text:span><text:span text:style-name="T874"><text:s/>sur la littérature et l</text:span><text:span text:style-name="T875">’</text:span><text:span text:style-name="T876">art italien à l</text:span><text:span text:style-name="T877">’</text:span><text:span text:style-name="T878">étranger a rassemblé des réponses nombreuses et importantes. Parmi les écrivains et les artistes qui ont fait bon accueil au questionnaire du journal littéraire de Florence, je citerai, au hasard de la mémoire, M</text:span><text:span text:style-name="T879">M. </text:span><text:span text:style-name="T880">Coppée, Zola, Lemaître, Claretie, de Vogüé, de Gourmont, Hérelle, Brunetière, Max Liebermann, Carolus Duran, Puvis de Chavannes, P. Adam, William Ritter, Barrès,<text:s/></text:span><text:span text:style-name="T881">J. </text:span><text:span text:style-name="T882">Case, de Hérédia, Rod, Ouida, Müntz, Walter Crane, Paul Heyse, Fulda,<text:s/></text:span><text:span text:style-name="T883">M. Rossetti, Symons, Khnopff,</text:span><text:span text:style-name="T884"><text:s/>etc.</text:span><text:span text:style-name="T885"> ;</text:span><text:span text:style-name="T886"><text:s/>les Français sont en majorité, preuve de cette heureuse sympathie qui va chaque jour se fortifiant entre les deux nations, je ne pourrais pas rapporter les réponses, même en me bornant aux plus intéressantes ou aux plus singulières. Il s</text:span><text:span text:style-name="T887">’</text:span><text:span text:style-name="T888">agissait de dire quelle importance, quel rang, quelles tendances on attribue, à l</text:span><text:span text:style-name="T889">’</text:span><text:span text:style-name="T890">Étranger, à la littérature et à l</text:span><text:span text:style-name="T891">’</text:span><text:span text:style-name="T892">art italien. En général, d</text:span><text:span text:style-name="T893">’</text:span><text:span text:style-name="T894">après l</text:span><text:span text:style-name="T895">’</text:span><text:span text:style-name="T896">enquête actuelle on apprend que la langue italienne est très peu cultivée à l</text:span><text:span text:style-name="T897">’</text:span><text:span text:style-name="T898">Étranger, et qu</text:span><text:span text:style-name="T899">’</text:span><text:span text:style-name="T900">on ne connaît de cette littérature que les œuvres traduites</text:span><text:span text:style-name="T901"> ;</text:span><text:span text:style-name="T902"><text:s/>de là, une incertitude à la juger, et quelquefois l</text:span><text:span text:style-name="T903">’</text:span><text:span text:style-name="T904">impossibilité absolue d</text:span><text:span text:style-name="T905">’</text:span><text:span text:style-name="T906">exprimer une opinion quelconque. De là, aussi, la concordance des citations</text:span><text:span text:style-name="T907"> :</text:span><text:span text:style-name="T908"><text:s/>presque tous les interrogés citent les<text:s/></text:span><text:soft-page-break/><text:span text:style-name="T909">noms de d</text:span><text:span text:style-name="T910">’</text:span><text:span text:style-name="T911">Annunzio, Fogazzaro, pour la littérature, de Segantini, Michetti, Sartorio, pour l</text:span><text:span text:style-name="T912">’</text:span><text:span text:style-name="T913">art, de Verdi, Puccini, pour la musique. Mais l</text:span><text:span text:style-name="T914">’</text:span><text:span text:style-name="T915">opinion étrangère est énormément plus favorable à la littérature italienne,<text:s/></text:span><text:span text:style-name="T916">— </text:span><text:span text:style-name="T917">dont on remarque avec plaisir</text:span><text:span text:style-name="T918"><text:s/>la vigoureuse renaissance, —<text:s/></text:span><text:span text:style-name="T919">qu</text:span><text:span text:style-name="T920">’</text:span><text:span text:style-name="T921">à l</text:span><text:span text:style-name="T922">’</text:span><text:span text:style-name="T923">art, auquel on reproche d</text:span><text:span text:style-name="T924">’</text:span><text:span text:style-name="T925">avoir oublié les traditions immortelles des écoles florentine et vénitienne. Toujours est-il que, à mon avis, les littérateurs et les artistes italiens ont encore à faire la conquête définitive de l</text:span><text:span text:style-name="T926">’</text:span><text:span text:style-name="T927">Étranger. Ça peut donner aux jeunes un élan heureux, si l</text:span><text:span text:style-name="T928">’</text:span><text:span text:style-name="T929">on pense spécialement que lorsqu</text:span><text:span text:style-name="T930">’</text:span><text:span text:style-name="T931">une littérature est riche, puissante, nourrie, l</text:span><text:span text:style-name="T932">’</text:span><text:span text:style-name="T933">étude de sa langue s</text:span><text:span text:style-name="T934">’</text:span><text:span text:style-name="T935">impose aux publics intellectuels. Je crois donc que l</text:span><text:span text:style-name="T936">’</text:span><text:span text:style-name="T937">enquête du<text:s/></text:span><text:span text:style-name="T938">Marzocco</text:span><text:span text:style-name="T939"><text:s/>peut avoir un c</text:span><text:span text:style-name="T940">ontre</text:span><text:span text:style-name="T941">coup très favorable sur la société des jeunes hommes de lettres italiens</text:span><text:span text:style-name="T942"> ;</text:span><text:span text:style-name="T943"><text:s/>ils doivent imiter Mahomet et aller à la montagne puisque la montagne hésite à venir à eux. Dans l</text:span><text:span text:style-name="T944">’</text:span><text:span text:style-name="T945">attente, il est à souhaiter que le goût pour la langue de Dante et de Boccace se répande et qu</text:span><text:span text:style-name="T946">’</text:span><text:span text:style-name="T947">on puisse se passer des traductions. Il est en effet plus facile de bien traduire un auteur, que de bien le choisir parmi ceux qui méritent d</text:span><text:span text:style-name="T948">’</text:span><text:span text:style-name="T949">être traduits.</text:span></text:p>
      <text:h text:style-name="P950" text:outline-level="3">Memento</text:h>
      <text:p text:style-name="P951">id : article-1898-02_654</text:p>
      <text:p text:style-name="term"><text:span text:style-name="T952">author :<text:s/></text:span><text:span text:style-name="T953">Zùccoli, Luciano (1868-1929)</text:span></text:p>
      <text:p text:style-name="term">signed :<text:s/>Luciano<text:s/><text:span text:style-name="T954">Zùccoli</text:span></text:p>
      <text:p text:style-name="term">section :<text:s/>Lettres italiennes</text:p>
      <text:p text:style-name="term">title :<text:s/>Memento</text:p>
      <text:p text:style-name="term">date :<text:s/>1898-02</text:p>
      <text:p text:style-name="term">ref :<text:s/>Tome XXV, numéro, 98, février 1898,<text:s/>p. 647-654 [654]</text:p>
      <text:p text:style-name="Corpsdetexte"><text:span text:style-name="T955">F. de Roberto,<text:s/></text:span><text:span text:style-name="T956">Gli Amori</text:span><text:span text:style-name="T957"><text:s/>(Milano, Casa editrice Galli). — Girolamo Rovetta,<text:s/></text:span><text:span text:style-name="T958">L’Idolo</text:span><text:span text:style-name="T959">, romanzo (Milano, Casa editrice Galli). — G. Sergi,<text:s/></text:span><text:span text:style-name="T960">Arii e italici</text:span><text:span text:style-name="T961"><text:s/>(Torino, Fratelli Bocca, édit.). — Zino Zini,<text:s/></text:span><text:span text:style-name="T962">Proprietà individuale o collettiva ?<text:s/></text:span><text:span text:style-name="T963">(Torino, Fratelli Bocca). — Prof. Ruggero Oddi,<text:s/></text:span><text:span text:style-name="T964">L’inibizione<text:s/></text:span><text:span text:style-name="T965">(Torino, Fratelli Bocca). — Diego Garoglio,<text:s/></text:span><text:span text:style-name="T966">Due Anime</text:span><text:span text:style-name="T967"><text:s/>(Firenze, R. Bemporad e figlio). — Paolo Mantegazza,<text:s/></text:span><text:span text:style-name="T968">L’Amore, paralipomeni</text:span><text:span text:style-name="T969"><text:s/>(Milano, Fratelli Treves). — Carlo Piacci,<text:s/></text:span><text:span text:style-name="T970">Mondo Mondano</text:span><text:span text:style-name="T971"><text:s/>(Milano, Fratelli Treves). — </text:span><text:span text:style-name="T972">Come devo seriveri le mie lettere ?</text:span><text:span text:style-name="T973"><text:s/>(Milano, U. Hoepli). — E. Panzacchi,<text:s/></text:span><text:span text:style-name="T974">Rime Novelle</text:span><text:span text:style-name="T975"><text:s/>(Bologna, Ditta Zanichelli, edit.).</text:span></text:p>
      <text:h text:style-name="Titre1" text:outline-level="1">Tome XXV, numéro 99, mars 1898</text:h>
      <text:h text:style-name="Titre2" text:outline-level="2">Les Théâtres.<text:s/><text:line-break/>Renaissance, 21 janvier.<text:s/><text:span text:style-name="T976">La Ville morte</text:span><text:span text:style-name="T977">,<text:s/></text:span><text:span text:style-name="T978">tragédie moderne en cinq actes, de<text:s/></text:span><text:span text:style-name="T979">M. </text:span><text:span text:style-name="T980">Gabriel d</text:span><text:span text:style-name="T981">’</text:span><text:span text:style-name="T982">Annunzio</text:span></text:h>
      <text:p text:style-name="P983">id : article-1898-03_922</text:p>
      <text:p text:style-name="term"><text:span text:style-name="T984">author :<text:s/></text:span><text:span text:style-name="T985">Herold, André-Ferdinand (1865-1940)</text:span></text:p>
      <text:soft-page-break/>
      <text:p text:style-name="P986">signed : A.-Ferdinand<text:s/>Herold</text:p>
      <text:p text:style-name="P987">section : Les Théâtres</text:p>
      <text:p text:style-name="term">title :<text:s/>Renaissance, 21 janvier.<text:s/><text:span text:style-name="T988">La Ville morte</text:span>,<text:s/>tragédie moderne en cinq actes, de<text:s/>M. Gabriel d’Annunzio</text:p>
      <text:p text:style-name="term">date :<text:s/>1898-03</text:p>
      <text:p text:style-name="term">ref :<text:s/>Tome XXV, numéro 99, mars 1898,<text:s/>p. 918-931 [922-925]</text:p>
      <text:p text:style-name="byline"><text:span text:style-name="T989">A.-Ferdinand<text:s/></text:span><text:span text:style-name="T990">Herold</text:span><text:span text:style-name="T991">.</text:span></text:p>
      <text:p text:style-name="P992">Tome XXV, numéro 99, mars 1898, p. 918-931 [922-925].</text:p>
      <text:p text:style-name="Corpsdetexte"><text:span text:style-name="T993">Renaissance</text:span><text:span text:style-name="T994">. 21 </text:span><text:span text:style-name="T995">janvier</text:span><text:span text:style-name="T996"> :</text:span><text:span text:style-name="T997"><text:s/>Première représentation de<text:s/></text:span><text:span text:style-name="T998">La Ville morte</text:span><text:span text:style-name="T999">, tragédie moderne en cinq actes, de<text:s/></text:span><text:span text:style-name="T1000">M. </text:span><text:span text:style-name="T1001">Gabriel d</text:span><text:span text:style-name="T1002">’</text:span><text:span text:style-name="T1003">Annunzio.</text:span><text:span text:style-name="T1004"><text:s/>— </text:span><text:span text:style-name="T1005">En écrivant la<text:s/></text:span><text:span text:style-name="T1006">Ville morte</text:span><text:span text:style-name="T1007">,<text:s/></text:span><text:span text:style-name="T1008">M. </text:span><text:span text:style-name="T1009">d</text:span><text:span text:style-name="T1010">’</text:span><text:span text:style-name="T1011">Annunzio a fait la tentative dramatique la plus curieuse que nous ayons vue depuis longtemps. Dans la ville même des Atrides, Mycènes, il anime des personnages contemporains, et, reprenant la composition austère et la noblesse verbale des tragédies antiques, il nous montre ces modernes en proie aux passions excessives des héros légendaires dont ils ont retrouvé les sépulcres et les cadavres, les spectres d</text:span><text:span text:style-name="T1012">’</text:span><text:span text:style-name="T1013">Agamemnon, de Cassandre et de Clytemnestre, devenus, pour ainsi dire, tangibles, dominent l</text:span><text:span text:style-name="T1014">’</text:span><text:span text:style-name="T1015">action, dont les héros vivants s</text:span><text:span text:style-name="T1016">’</text:span><text:span text:style-name="T1017">appellent Anne et Blanchemarie</text:span><text:span text:style-name="T1018">,</text:span><text:span text:style-name="T1019"><text:s/></text:span><text:span text:style-name="T1020">Léonard et Alexandre. Mais les modernes n</text:span><text:span text:style-name="T1021">’</text:span><text:span text:style-name="T1022">ont pas la férocité simple des Atrides</text:span><text:span text:style-name="T1023"> ;</text:span><text:span text:style-name="T1024"><text:s/>et c</text:span><text:span text:style-name="T1025">’</text:span><text:span text:style-name="T1026">est par des raffinements de pensée qu</text:span><text:span text:style-name="T1027">’</text:span><text:span text:style-name="T1028">ils en arrivent à commettre les mêmes crimes. Léonard ne peut vaincre son violent amour pour Blanchemarie, sa sœur</text:span><text:span text:style-name="T1029"> :</text:span><text:span text:style-name="T1030"><text:s/>mais d</text:span><text:span text:style-name="T1031">’</text:span><text:span text:style-name="T1032">elle il veut garder un souvenir pur et beau, et c</text:span><text:span text:style-name="T1033">’</text:span><text:span text:style-name="T1034">est pour cela que, sans l</text:span><text:span text:style-name="T1035">’</text:span><text:span text:style-name="T1036">avoir possédée, il la noie dans les ondes de la fontaine Perséia. C</text:span><text:span text:style-name="T1037">’</text:span><text:span text:style-name="T1038">est aussi pour qu</text:span><text:span text:style-name="T1039">’</text:span><text:span text:style-name="T1040">Alexandre et lui ne soient pas divisés, à jamais</text:span><text:span text:style-name="T1041"> :</text:span><text:span text:style-name="T1042"><text:s/>car Alexandre aime Blanchemarie, et pour elle il oublie Anne, sa femme, la voyante aveugle prête à se sacrifier au bonheur de celui qu</text:span><text:span text:style-name="T1043">’</text:span><text:span text:style-name="T1044">elle chérit. N</text:span><text:span text:style-name="T1045">’</text:span><text:span text:style-name="T1046">est-ce pas enfin pour que, dans la Ville morte, il n</text:span><text:span text:style-name="T1047">’</text:span><text:span text:style-name="T1048">y ait plus personne qui aspire à la vie</text:span><text:span text:style-name="T1049"> ?</text:span><text:span text:style-name="T1050"><text:s/>Car Blanchemarie n</text:span><text:span text:style-name="T1051">’</text:span><text:span text:style-name="T1052">aime pas Mycènes ni sa campagne aride et poussiéreuse, et elle regrette les beaux jardins fertiles où il y a de larges fleurs et où mûrissent des fruits voluptueux. Si donc les actes des héros de la<text:s/></text:span><text:span text:style-name="T1053">Ville morte</text:span><text:span text:style-name="T1054"><text:s/>rappellent ceux des descendants de Pélops ou de Labdacos, leurs sentiments sont bien différents. Si l</text:span><text:span text:style-name="T1055">’</text:span><text:span text:style-name="T1056">amour de l</text:span><text:span text:style-name="T1057">’</text:span><text:span text:style-name="T1058">archéologie ne les avait pas conduits à Mycènes, ils n</text:span><text:span text:style-name="T1059">’</text:span><text:span text:style-name="T1060">auraient pas souffert de la résurrection des instincts primitifs, et ils ne seraient sans doute pas devenus criminels. C</text:span><text:span text:style-name="T1061">’</text:span><text:span text:style-name="T1062">est parce qu</text:span><text:span text:style-name="T1063">’</text:span><text:span text:style-name="T1064">il est un raffiné que Léonard assassine, comme Égisthe assassinait parce qu</text:span><text:span text:style-name="T1065">’</text:span><text:span text:style-name="T1066">il était un sauvage. Mais, du jour où ils ont habité la Ville morte, ces civilisés<text:s/></text:span><text:span text:style-name="T1067">ont</text:span><text:span text:style-name="T1068"><text:s/></text:span><text:span text:style-name="T1069">été soumis à l</text:span><text:span text:style-name="T1070">’</text:span><text:span text:style-name="T1071">antique fatalité, et ils en sont les victimes.</text:span></text:p>
      <text:p text:style-name="P1072">Comme Cassandre voyait l’avenir, Anne devine ce que voudraient cacher ceux qui lui sont chers ;<text:s/>elle sait le mutuel amour d’Alexandre et de Blanchemarie :<text:s/>d’ailleurs, loin d’être farouche comme la fille de Priam, elle aspire au sacrifice. Mais, comme Cassandre encore, à<text:s/><text:soft-page-break/>qui Loxias Apollon avait refusé le don d’être crue, elle est maudite, et le Destin lui a ôté la vue. Aussi ignore-t-elle l’amour monstrueux de Léonard pour Blanchemarie, et sa grandeur d’âme est impuissante à conjurer le malheur et la mort. En ouvrant le tombeau des Atrides, Léonard a attiré sur soi et ses amis les vieilles malédictions, et la Ville morte a tué celle qui voulait vivre.</text:p>
      <text:p text:style-name="Corpsdetexte"><text:span text:style-name="T1073">Il est dommage que cette tragédie, dont la donnée est si curieuse, ne soit pas vivante, à la scène. Certes, la composition en est harmonieuse, et la langue en est belle, bien qu</text:span><text:span text:style-name="T1074">’</text:span><text:span text:style-name="T1075">assez peu personnelle</text:span><text:span text:style-name="T1076"> :</text:span><text:span text:style-name="T1077"><text:s/>au reste, il ne faut pas oublier que</text:span><text:span text:style-name="T1078"><text:s/>M. </text:span><text:span text:style-name="T1079">d</text:span><text:span text:style-name="T1080">’</text:span><text:span text:style-name="T1081">Annunzio, écrivant la<text:s/></text:span><text:span text:style-name="T1082">Ville morte</text:span><text:span text:style-name="T1083"><text:s/>directement en français, n</text:span><text:span text:style-name="T1084">’</text:span><text:span text:style-name="T1085">écrivait pas dans sa langue maternelle, et je sais bien des auteurs français, et des plus applaudis, à qui cet Italien pourrait donner des leçons de style. Mais cette composition régulière et ce style lyrique conviennent-ils à des personnages aussi complexes que ceux de la<text:s/></text:span><text:span text:style-name="T1086">Ville morte</text:span><text:span text:style-name="T1087"> ?</text:span><text:span text:style-name="T1088"><text:s/>La régularité et le lyrisme de la tragédie antique convenaient aux héros d</text:span><text:span text:style-name="T1089">’</text:span><text:span text:style-name="T1090">Eschyle et de Sophocle qui, psychologiquement, sont très simples</text:span><text:span text:style-name="T1091"> ;</text:span><text:span text:style-name="T1092"><text:s/>mais peuvent-ils convenir aux héros de<text:s/></text:span><text:span text:style-name="T1093">M. </text:span><text:span text:style-name="T1094">d</text:span><text:span text:style-name="T1095">’</text:span><text:span text:style-name="T1096">Annunzio qui, par le fait même qu</text:span><text:span text:style-name="T1097">’</text:span><text:span text:style-name="T1098">ils sont nos contemporains et qu</text:span><text:span text:style-name="T1099">’</text:span><text:span text:style-name="T1100">ils en arrivent à agir comme les rois homériques, sont des êtres d</text:span><text:span text:style-name="T1101">’</text:span><text:span text:style-name="T1102">exception</text:span><text:span text:style-name="T1103"> ?</text:span><text:span text:style-name="T1104"><text:s/>Je considère l</text:span><text:span text:style-name="T1105">’</text:span><text:span text:style-name="T1106">essai de<text:s/></text:span><text:span text:style-name="T1107">M. </text:span><text:span text:style-name="T1108">d</text:span><text:span text:style-name="T1109">’</text:span><text:span text:style-name="T1110">Annunzio comme un des plus nobles qui aient été tentés en ce temps, mais la réussite complète en était, je crois, impossible. Un récit, si long et si détaillé qu</text:span><text:span text:style-name="T1111">’</text:span><text:span text:style-name="T1112">il soit, ne suffit pas à nous faire comprendre l</text:span><text:span text:style-name="T1113">’</text:span><text:span text:style-name="T1114">état d</text:span><text:span text:style-name="T1115">’</text:span><text:span text:style-name="T1116">esprit de Léonard</text:span><text:span text:style-name="T1117"> ;</text:span><text:span text:style-name="T1118"><text:s/>et comment garder une attitude constamment calme à des personnages tourmentés de sentiments contradictoires</text:span><text:span text:style-name="T1119"> ?</text:span><text:span text:style-name="T1120"><text:s/>D</text:span><text:span text:style-name="T1121">’</text:span><text:span text:style-name="T1122">ailleurs, les anciens mêmes étaient moins scrupuleux que<text:s/></text:span><text:span text:style-name="T1123">M. </text:span><text:span text:style-name="T1124">d</text:span><text:span text:style-name="T1125">’</text:span><text:span text:style-name="T1126">Annunzio, et l</text:span><text:span text:style-name="T1127">’</text:span><text:span text:style-name="T1128">on peut, dans la tragédie antique, citer maintes scènes troublées et violentes. La<text:s/></text:span><text:span text:style-name="T1129">Ville morte</text:span><text:span text:style-name="T1130"><text:s/>eut certainement gagné à être moins simplement composée.</text:span></text:p>
      <text:p text:style-name="Corpsdetexte"><text:span text:style-name="T1131">Il n</text:span><text:span text:style-name="T1132">’</text:span><text:span text:style-name="T1133">empêche que la<text:s/></text:span><text:span text:style-name="T1134">Ville morte</text:span><text:span text:style-name="T1135"><text:s/>ne soit digne de la plus haute estime. C</text:span><text:span text:style-name="T1136">’</text:span><text:span text:style-name="T1137">est une œuvre très originale de conception et, souvent, d</text:span><text:span text:style-name="T1138">’</text:span><text:span text:style-name="T1139">exécution. Il est certain qu</text:span><text:span text:style-name="T1140">’</text:span><text:span text:style-name="T1141">Anne, assez souvent, parle un peu comme une héroïne de<text:s/></text:span><text:span text:style-name="T1142">M. </text:span><text:span text:style-name="T1143">Maeterlinck</text:span><text:span text:style-name="T1144"> :</text:span><text:span text:style-name="T1145"><text:s/>mais, au lieu de s</text:span><text:span text:style-name="T1146">’</text:span><text:span text:style-name="T1147">attarder à chercher des réminiscences, il vaut mieux signaler des passages que, seul,<text:s/></text:span><text:span text:style-name="T1148">M. </text:span><text:span text:style-name="T1149">d</text:span><text:span text:style-name="T1150">’</text:span><text:span text:style-name="T1151">Annunzio eût pu écrire. Dans l</text:span><text:span text:style-name="T1152">’</text:span><text:span text:style-name="T1153">Enfant de Volupté</text:span><text:span text:style-name="T1154">, comme dans l</text:span><text:span text:style-name="T1155">’</text:span><text:span text:style-name="T1156">Intrus<text:s/></text:span><text:span text:style-name="T1157">et le<text:s/></text:span><text:span text:style-name="T1158">Triomphe de la Mort</text:span><text:span text:style-name="T1159">,<text:s/></text:span><text:span text:style-name="T1160">M. </text:span><text:span text:style-name="T1161">d</text:span><text:span text:style-name="T1162">’</text:span><text:span text:style-name="T1163">Annunzio excelle à rendre le charme des fruits et des fleurs, la volupté des saveurs et des parfums</text:span><text:span text:style-name="T1164"> :</text:span><text:span text:style-name="T1165"><text:s/>et il y a dans la<text:s/></text:span><text:span text:style-name="T1166">Ville morte</text:span><text:span text:style-name="T1167"><text:s/>quelques couplets lyriques sur les oranges, les myrtes, et aussi sur l</text:span><text:span text:style-name="T1168">’</text:span><text:span text:style-name="T1169">eau, qui sont des poèmes exquis.</text:span></text:p>
      <text:p text:style-name="Corpsdetexte"><text:span text:style-name="T1170">À la Renaissance, la<text:s/></text:span><text:span text:style-name="T1171">Ville morte</text:span><text:span text:style-name="T1172"><text:s/>a été bien montée et, dans l</text:span><text:span text:style-name="T1173">’</text:span><text:span text:style-name="T1174">ensemble, assez bien jouée.<text:s/></text:span><text:span text:style-name="T1175">Mme </text:span><text:span text:style-name="T1176">Sarah Bernhardt a été admirable dans le rôle d</text:span><text:span text:style-name="T1177">’</text:span><text:span text:style-name="T1178">Anne</text:span><text:span text:style-name="T1179"> :</text:span><text:span text:style-name="T1180"><text:s/>dès l</text:span><text:span text:style-name="T1181">’</text:span><text:span text:style-name="T1182">ouverture du rideau, elle a su, par le son même de la voix, pour ainsi dire, suggérer qu</text:span><text:span text:style-name="T1183">’</text:span><text:span text:style-name="T1184">elle était aveugle</text:span><text:span text:style-name="T1185"> ;</text:span><text:span text:style-name="T1186"><text:s/>elle a eu les<text:s/></text:span><text:soft-page-break/><text:span text:style-name="T1187">cris de douleur les plus tragiques, et aussi les plus doux murmures d</text:span><text:span text:style-name="T1188">’</text:span><text:span text:style-name="T1189">amour et de tendresse</text:span><text:span text:style-name="T1190"> ;</text:span><text:span text:style-name="T1191"><text:s/>et je ne crois pas qu</text:span><text:span text:style-name="T1192">’</text:span><text:span text:style-name="T1193">on oublie jamais la gaieté caressante, enfantine, et un peu mélancolique, avec laquelle elle raconte à sa nourrice la légende d</text:span><text:span text:style-name="T1194">’</text:span><text:span text:style-name="T1195">Io. Auprès d</text:span><text:span text:style-name="T1196">’</text:span><text:span text:style-name="T1197">elle, Mlle Blanche Dufrêne a bien interprété le personnage de Blanchemarie</text:span><text:span text:style-name="T1198"> ;</text:span><text:span text:style-name="T1199"><text:s/>elle a été dramatique, et a su, comme il fallait, garder toujours une attitude élégante et jolie. Mais,</text:span><text:span text:style-name="T1200"><text:s/></text:span><text:span text:style-name="T1201">malheureusement, M</text:span><text:span text:style-name="T1202">M. </text:span><text:span text:style-name="T1203">Deval et Brémond ont joué Léonard et Alexandre avec quelque insuffisance.</text:span></text:p>
      <text:p text:style-name="Corpsdetexte"><text:span text:style-name="T1204">22 </text:span><text:span text:style-name="T1205">janvier-1</text:span><text:span text:style-name="T1206">er</text:span><text:span text:style-name="T1207"> </text:span><text:span text:style-name="T1208">février</text:span><text:span text:style-name="T1209"> :</text:span><text:span text:style-name="T1210"><text:s/></text:span><text:span text:style-name="T1211">La Ville morte.</text:span><text:span text:style-name="T1212"><text:s/></text:span><text:span text:style-name="T1213">— 24 </text:span><text:span text:style-name="T1214">février</text:span><text:span text:style-name="T1215"> :</text:span><text:span text:style-name="T1216"><text:s/>Relâche.</text:span></text:p>
      <text:h text:style-name="Titre2" text:outline-level="2">Publications d’art.<text:s/><text:line-break/>Memento [extrait]</text:h>
      <text:p text:style-name="term">id : article-1898-03_952</text:p>
      <text:p text:style-name="term">author :<text:s/><text:span text:style-name="T1217">Rambosson, Yvanhoé (1872-1943)</text:span></text:p>
      <text:p text:style-name="term">signed :<text:s/>Yvanhoé Rambosson</text:p>
      <text:p text:style-name="term">section :<text:s/>Publications d’art</text:p>
      <text:p text:style-name="term">title :<text:s/>Memento [extrait]</text:p>
      <text:p text:style-name="term">date :<text:s/>1898-03</text:p>
      <text:p text:style-name="term">ref :<text:s/>Tome XXV, numéro 99, mars 1898,<text:s/>p. 949-953 [953]</text:p>
      <text:p text:style-name="P1218">Yvanhoé<text:s/>Rambosson.</text:p>
      <text:p text:style-name="bibl">Tome XXV, numéro 99, mars 1898,<text:s/>p. 949-953 [953].</text:p>
      <text:p text:style-name="Corpsdetexte">[…]</text:p>
      <text:p text:style-name="Corpsdetexte"><text:span text:style-name="T1219">Natura ed Arte<text:s/></text:span><text:span text:style-name="T1220">(1</text:span><text:span text:style-name="T1221">er</text:span><text:span text:style-name="T1222"> février). — Article documenté sur Antonio Canova par Vittorio Malamani.</text:span></text:p>
      <text:p text:style-name="P1223">[…]</text:p>
      <text:h text:style-name="Titre1" text:outline-level="1">Tome XXVI, numéro 100, avril 1898</text:h>
      <text:h text:style-name="Titre2" text:outline-level="2">Les Revues.<text:s/><text:line-break/><text:span text:style-name="T1224">Memento [extraits]</text:span></text:h>
      <text:p text:style-name="P1225">id : article-1898-04_273</text:p>
      <text:p text:style-name="P1226">author : Hirsch, Charles-Henry (1860-1948)</text:p>
      <text:p text:style-name="P1227">signed : Charles-Henry Hirsch</text:p>
      <text:p text:style-name="P1228">section : Les Revues</text:p>
      <text:p text:style-name="P1229">title : Mémento [extraits]</text:p>
      <text:p text:style-name="P1230">date : 1898-04</text:p>
      <text:p text:style-name="P1231">ref : Tome XXVI, numéro 100, avril 1898, p. 268-274 [273, 275]</text:p>
      <text:p text:style-name="byline"><text:span text:style-name="T1232">Charles-Henry Hirsch</text:span><text:span text:style-name="T1233">.</text:span></text:p>
      <text:p text:style-name="bibl">Tome XXVI, numéro 100, avril 1898,<text:s/>p. 268-274 [273, 275].</text:p>
      <text:p text:style-name="P1234">[…]</text:p>
      <text:soft-page-break/>
      <text:p text:style-name="Corpsdetexte"><text:span text:style-name="T1235">Revue des Revues</text:span><text:span text:style-name="T1236">.<text:s/></text:span><text:span text:style-name="T1237">— </text:span><text:span text:style-name="T1238">[…] Une étude sur le<text:s/></text:span><text:span text:style-name="T1239">Mouvement littéraire en Italie</text:span><text:span text:style-name="T1240">, par<text:s/></text:span><text:span text:style-name="T1241">M. </text:span><text:span text:style-name="T1242">Ugo Ojetti.</text:span></text:p>
      <text:p text:style-name="P1243">[…]</text:p>
      <text:p text:style-name="Corpsdetexte"><text:span text:style-name="T1244">La Revue Générale</text:span><text:span text:style-name="T1245">. —</text:span><text:span text:style-name="T1246">Pise</text:span><text:span text:style-name="T1247">, par<text:s/></text:span><text:span text:style-name="T1248">M. </text:span><text:span text:style-name="T1249">Arnold Goffin.</text:span></text:p>
      <text:p text:style-name="P1250">[…]</text:p>
      <text:h text:style-name="Titre2" text:outline-level="2">Art moderne.<text:s/><text:line-break/>Zandomeneghi</text:h>
      <text:p text:style-name="term">id : article-1898-04_297</text:p>
      <text:p text:style-name="term">author :<text:s/>Fontainas, André (1865-1948)</text:p>
      <text:p text:style-name="term">signed :<text:s/>André Fontainas</text:p>
      <text:p text:style-name="term">section :<text:s/>Art moderne</text:p>
      <text:p text:style-name="term">title :<text:s/>Zandomeneghi</text:p>
      <text:p text:style-name="term">date :<text:s/>1898-04</text:p>
      <text:p text:style-name="term">ref :<text:s/>Tome XXVI, numéro 100, avril 1898,<text:s/>p. 295-300 [297]</text:p>
      <text:p text:style-name="byline"><text:span text:style-name="T1251">André Fontainas</text:span>.</text:p>
      <text:p text:style-name="bibl">Tome XXVI, numéro 100, avril 1898,<text:s/>p. 295-300 [297].</text:p>
      <text:p text:style-name="Corpsdetexte"><text:span text:style-name="T1252">Pour<text:s/></text:span><text:span text:style-name="T1253">M. </text:span><text:span text:style-name="T1254">Zandomeneghi</text:span><text:span text:style-name="T1255">, la première de ses qualités, à coup sûre louable, est une admiration sans bornes pour l</text:span><text:span text:style-name="T1256">’</text:span><text:span text:style-name="T1257">art merveilleux, unique, de<text:s/></text:span><text:span text:style-name="T1258">M. </text:span><text:span text:style-name="T1259">Degas. Il n</text:span><text:span text:style-name="T1260">’</text:span><text:span text:style-name="T1261">a pas la sûreté de l</text:span><text:span text:style-name="T1262">’</text:span><text:span text:style-name="T1263">œil du maître, il n</text:span><text:span text:style-name="T1264">’</text:span><text:span text:style-name="T1265">a pas la virtuosité magique de son métier. Tout est plein d</text:span><text:span text:style-name="T1266">’</text:span><text:span text:style-name="T1267">excellentes intentions, la réalisation est bien au-dessous. En certaines toiles parmi celles qui sont exposées chez Durand-Ruel, en dépit d</text:span><text:span text:style-name="T1268">’</text:span><text:span text:style-name="T1269">une affectation d</text:span><text:span text:style-name="T1270">’</text:span><text:span text:style-name="T1271">élégance n</text:span><text:span text:style-name="T1272">’</text:span><text:span text:style-name="T1273">aboutissant qu</text:span><text:span text:style-name="T1274">’</text:span><text:span text:style-name="T1275">à de la brutale inharmonie,<text:s/></text:span><text:span text:style-name="T1276">à</text:span><text:span text:style-name="T1277"><text:s/></text:span><text:span text:style-name="T1278">de la lourdeur maladroite, des morceaux paraissent plus habilement traités. Dans le<text:s/></text:span><text:span text:style-name="T1279">Square de la Place d</text:span><text:span text:style-name="T1280">’</text:span><text:span text:style-name="T1281">Anvers</text:span><text:span text:style-name="T1282">, par exemple, les attitudes des promeneurs, le geste des enfants sont fixés agréablement, mais, en dépit de la dimension du tableau, il n</text:span><text:span text:style-name="T1283">’</text:span><text:span text:style-name="T1284">est rien<text:s/></text:span><text:span text:style-name="T1285">qu’une</text:span><text:span text:style-name="T1286"><text:s/>réunion de croquis, car rien n</text:span><text:span text:style-name="T1287">’</text:span><text:span text:style-name="T1288">y établit l</text:span><text:span text:style-name="T1289">’</text:span><text:span text:style-name="T1290">indispensable unité, sans laquelle nulle impression ne se communique au spectateur</text:span><text:span text:style-name="T1291"> ;</text:span><text:span text:style-name="T1292"><text:s/>il semble qu</text:span><text:span text:style-name="T1293">’</text:span><text:span text:style-name="T1294">il n</text:span><text:span text:style-name="T1295">’</text:span><text:span text:style-name="T1296">y ait pas lieu pour ce tableau d</text:span><text:span text:style-name="T1297">’</text:span><text:span text:style-name="T1298">exister. Ailleurs, une femme dans un fauteuil s</text:span><text:span text:style-name="T1299">’</text:span><text:span text:style-name="T1300">étire avec une pose tragique et apprêtée, c</text:span><text:span text:style-name="T1301">’</text:span><text:span text:style-name="T1302">est désagréable et faux, mais il y a un fond de tentures, de feu et d</text:span><text:span text:style-name="T1303">’</text:span><text:span text:style-name="T1304">étoffes assez joliment réussi. Les chairs sont pesantes partout, sans vie et sans accent.</text:span></text:p>
      <text:h text:style-name="Titre2" text:outline-level="2"><text:span text:style-name="T1305">Art ancien.<text:s/></text:span><text:span text:style-name="T1306"><text:line-break/></text:span><text:span text:style-name="T1307">La Madone de Piero della Francesca</text:span></text:h>
      <text:p text:style-name="P1308">id : article-1898-04_301</text:p>
      <text:p text:style-name="P1309">author : Josz, Virgile (1859-1904)</text:p>
      <text:p text:style-name="P1310">signed : Virgile Josz</text:p>
      <text:p text:style-name="P1311">section : Art ancien</text:p>
      <text:p text:style-name="P1312">title : La Madone de Piero della Francesca</text:p>
      <text:soft-page-break/>
      <text:p text:style-name="term">date :<text:s/>1898-04</text:p>
      <text:p text:style-name="term">ref :<text:s/>Tome XXVI, numéro 100, avril 1898,<text:s/>p. 301-305</text:p>
      <text:p text:style-name="byline"><text:span text:style-name="T1313">Virgile Josz</text:span>.</text:p>
      <text:p text:style-name="bibl">Tome XXVI, numéro 100, avril 1898,<text:s/>p. 301-305.</text:p>
      <text:p text:style-name="Corpsdetexte"><text:span text:style-name="T1314">Les Ombriens sont dans l</text:span><text:span text:style-name="T1315">’</text:span><text:span text:style-name="T1316">école italienne des<text:s/></text:span><text:span text:style-name="T1317">xiv</text:span><text:span text:style-name="T1318">e</text:span><text:span text:style-name="T1319"><text:s/>et<text:s/></text:span><text:span text:style-name="T1320">xv</text:span><text:span text:style-name="T1321">e</text:span><text:span text:style-name="T1322"> </text:span><text:span text:style-name="T1323">siècles ceux qui étaient désignés pour être les peintres de la Vierge. De ce sanctuaire d</text:span><text:span text:style-name="T1324">’</text:span><text:span text:style-name="T1325">Assise où venaient, malgré les guerres et les pestes, les multitudes pressées, il semble qu</text:span><text:span text:style-name="T1326">’</text:span><text:span text:style-name="T1327">un envoûtement rayonne, qui frappe les populations immédiates et les entraîne vers un idéal ascétique tout particulier qui influera sur la vie publique et différenciera si profondément Pérouse, désintéressée, dévouée et chevaleresque, de sa voisine Florence. Dans cette école ombrienne, qui partit de Gualdo et des San Severino pour se dévoyer complètement et se perdre en Raphaël, Piero della Francesca semble être le dernier mystique, un mystique qu</text:span><text:span text:style-name="T1328">’</text:span><text:span text:style-name="T1329">est venu troubler si curieusement la préoccupation de faire vrai et que le réel hante en chacune de ses œuvres. Piero della Francesca est un sommet</text:span><text:span text:style-name="T1330"> :</text:span><text:span text:style-name="T1331"><text:s/>il est l</text:span><text:span text:style-name="T1332">’</text:span><text:span text:style-name="T1333">ultime dépositaire de la haute idée</text:span><text:span text:style-name="T1334"> ;</text:span><text:span text:style-name="T1335"><text:s/>c</text:span><text:span text:style-name="T1336">’</text:span><text:span text:style-name="T1337">est le dernier communiant. Après lui, les yeux et les cerveaux changent, la pente commence qui aboutira par Pietro Vannucci à Raphaël, dont le génie ignore complètement l</text:span><text:span text:style-name="T1338">’</text:span><text:span text:style-name="T1339">austère vision du maître de Borgo-san-Sepolcro.</text:span></text:p>
      <text:p text:style-name="Corpsdetexte"><text:span text:style-name="T1340">La madone de Francesca que le Louvre vient d</text:span><text:span text:style-name="T1341">’</text:span><text:span text:style-name="T1342">acquérir synthétise éloquemment ces tendances. La figure, sans être comme dans quelques-unes de ses œuvres absolument cernée de noir, est accusée d</text:span><text:span text:style-name="T1343">’</text:span><text:span text:style-name="T1344">un trait net, rigide, précis</text:span><text:span text:style-name="T1345"> ;</text:span><text:span text:style-name="T1346"><text:s/>le pli des lèvres est mélancolique, le regard est grave, les mains sont bien d</text:span><text:span text:style-name="T1347">’</text:span><text:span text:style-name="T1348">un réaliste, un peu grosses et sans élégance convenue. Il l</text:span><text:span text:style-name="T1349">’</text:span><text:span text:style-name="T1350">a voulue blonde, comme Nicéphore Callixte, et il lui a fait, sous le fuazzuolo léger, des cheveux par petites boucles claires, ainsi qu</text:span><text:span text:style-name="T1351">’</text:span><text:span text:style-name="T1352">il aime à les peindre. Le costume lui-même est sévère</text:span><text:span text:style-name="T1353"> :</text:span><text:span text:style-name="T1354"><text:s/>manteau simple, robe rouge aux manches fondues, rattachées aux poignets, laissant voir la seconde robe qui est blanche,<text:s/></text:span><text:span text:style-name="T1355">— </text:span><text:span text:style-name="T1356">et le Bambino qui déroule sa bandelette et la tend à sa mère n</text:span><text:span text:style-name="T1357">’</text:span><text:span text:style-name="T1358">a pas la joliesse de ceux des Saintes Familles gaies qui viendront plus tard. Tout cela est d</text:span><text:span text:style-name="T1359">’</text:span><text:span text:style-name="T1360">un ordre très noble. Le paysage aux lignes géométriques et à la perspective implacable, et qui a si curieusement tourné avec le temps, le poncis du dessin qui transparaît sous la couleur froide, le blafard des clairs, le grain très gris des ombres, toute cette exécution qui sent la fresque donne à ce panneau une haute saveur. Ah</text:span><text:span text:style-name="T1361"> !</text:span><text:span text:style-name="T1362"><text:s/>que nous voilà loin des matrones de l</text:span><text:span text:style-name="T1363">’</text:span><text:span text:style-name="T1364">école romaine, des Vénus et des Dianes des Grecs, de ces étranges figures noires, splendides et ruisselantes d</text:span><text:span text:style-name="T1365">’</text:span><text:span text:style-name="T1366">or et de gemmes des Byzantins</text:span><text:span text:style-name="T1367"> !</text:span><text:span text:style-name="T1368"><text:s/>Il suffit, pour bien voir la place que tient Francesca, de faire le tour de cette petite salle des Primitifs italiens</text:span><text:span text:style-name="T1369"> :</text:span><text:span text:style-name="T1370"><text:s/>ils sont là, caractéristiques</text:span><text:span text:style-name="T1371"> :</text:span><text:span text:style-name="T1372"><text:s/>c</text:span><text:span text:style-name="T1373">’</text:span><text:span text:style-name="T1374">est<text:s/></text:span><text:span text:style-name="T1375">Cimabu</text:span><text:span text:style-name="T1376">e</text:span><text:span text:style-name="T1377">, Massone, graves et byzantins, c</text:span><text:span text:style-name="T1378">’</text:span><text:span text:style-name="T1379">est Fredi, avec ses curieuses<text:s/></text:span><text:soft-page-break/><text:span text:style-name="T1380">figures vieillottes, ridées, aux yeux si blancs sous les paupières plissées, c</text:span><text:span text:style-name="T1381">’</text:span><text:span text:style-name="T1382">est Lippi et ses lourdes Vierges glorieuses, c</text:span><text:span text:style-name="T1383">’</text:span><text:span text:style-name="T1384">est Gozzoli avec sa tête ingénue et sans dessous, c</text:span><text:span text:style-name="T1385">’</text:span><text:span text:style-name="T1386">est Bastiano Mainardi avec sa Vierge-aux-lys, si coquette malgré les efforts de l</text:span><text:span text:style-name="T1387">’</text:span><text:span text:style-name="T1388">artiste, c</text:span><text:span text:style-name="T1389">’</text:span><text:span text:style-name="T1390">est Giovanni Bellini avec déjà tout le soleil de l</text:span><text:span text:style-name="T1391">’</text:span><text:span text:style-name="T1392">école vénitienne, c</text:span><text:span text:style-name="T1393">’</text:span><text:span text:style-name="T1394">est le Pérugin, enfin c</text:span><text:span text:style-name="T1395">’</text:span><text:span text:style-name="T1396">est Botticelli. Ah, celui-là</text:span><text:span text:style-name="T1397"> !</text:span><text:span text:style-name="T1398">… le regard de l</text:span><text:span text:style-name="T1399">’</text:span><text:span text:style-name="T1400">enfant, si inexprimablement émouvant dans sa tendresse de tout-petit, et ce fond génial, tout en ciel, où se profilent ces arbres ébranchés et ces roses… Et la bleue et rose apothéose de rêve de l</text:span><text:span text:style-name="T1401">’</text:span><text:span text:style-name="T1402">Angélico… Seule, la Vierge du Ghirlandajo, en dépit de l</text:span><text:span text:style-name="T1403">’</text:span><text:span text:style-name="T1404">orchestration aveuglante de<text:s/></text:span><text:span text:style-name="T1405">Visitation</text:span><text:span text:style-name="T1406">, a quelque peu de la sévérité de celle de Francesca.</text:span></text:p>
      <text:p text:style-name="P1407">Il convient de féliciter hautement le Louvre et ses Amis de cette acquisition,</text:p>
      <text:p text:style-name="Corpsdetexte"><text:span text:style-name="T1408">L</text:span><text:span text:style-name="T1409">’</text:span><text:span text:style-name="T1410">homme et l</text:span><text:span text:style-name="T1411">’</text:span><text:span text:style-name="T1412">œuvre sont considérables</text:span><text:span text:style-name="T1413"> :</text:span><text:span text:style-name="T1414"><text:s/>il remplit sa vie d</text:span><text:span text:style-name="T1415">’</text:span><text:span text:style-name="T1416">un labeur superbe, avec la fougue de ces magnifiques qui avaient double sève. Mathématicien, il dicte, alors qu</text:span><text:span text:style-name="T1417">’</text:span><text:span text:style-name="T1418">aveugle il ne peut plus peindre, des traités qui sont à la Bibliothèque du Vatican et dont Luca Paccioli parle comme de pures merveilles dans son livre des<text:s/></text:span><text:span text:style-name="T1419">Cose d</text:span><text:span text:style-name="T1420">’</text:span><text:span text:style-name="T1421">Architetture</text:span><text:span text:style-name="T1422"> ;</text:span><text:span text:style-name="T1423"><text:s/>maître, il fait Lorentino d</text:span><text:span text:style-name="T1424">’</text:span><text:span text:style-name="T1425">Angelo, Melozzo da Forl</text:span><text:span text:style-name="T1426">ì</text:span><text:span text:style-name="T1427">, Luca del Borgo, et il ouvre la route au Pérugin et au Signorelli, ce disciple formidable qui devait monter plus haut que lui. Réaliste, épris de nature, il enferme la pensée mystique qui le guide dans le corps des hommes et des femmes qu</text:span><text:span text:style-name="T1428">’</text:span><text:span text:style-name="T1429">il a sous la main</text:span><text:span text:style-name="T1430"> :</text:span><text:span text:style-name="T1431"><text:s/>la fille du peuple qui a quelque peu de front pose une Vierge,<text:s/></text:span><text:span text:style-name="T1432">— </text:span><text:span text:style-name="T1433">sa<text:s/></text:span><text:span text:style-name="T1434">Vierge</text:span><text:span text:style-name="T1435"><text:s/>d</text:span><text:span text:style-name="T1436">’Arezzo, —<text:s/></text:span><text:span text:style-name="T1437">le premier montagnard venu un Christ</text:span><text:span text:style-name="T1438"> :</text:span><text:span text:style-name="T1439"><text:s/>celui de sa fresque du Mont-de-Piété a le nez cylindrique, les lèvres épaisses d</text:span><text:span text:style-name="T1440">’</text:span><text:span text:style-name="T1441">un maure, les yeux caves et les extrémités grosses et communes,<text:s/></text:span><text:span text:style-name="T1442">— </text:span><text:span text:style-name="T1443">mais le peintre, en dépit de ces réalités qui s</text:span><text:span text:style-name="T1444">’</text:span><text:span text:style-name="T1445">imposaient à lui, a su le rendre formidable et impressionnant quand même. Il y a beaucoup d</text:span><text:span text:style-name="T1446">’</text:span><text:span text:style-name="T1447">action dans ses compositions</text:span><text:span text:style-name="T1448"> ;</text:span><text:span text:style-name="T1449"><text:s/>ses personnages, qu</text:span><text:span text:style-name="T1450">’</text:span><text:span text:style-name="T1451">il modelait en terre et revêtissait d</text:span><text:span text:style-name="T1452">’</text:span><text:span text:style-name="T1453">étoffes lourdes avant de les peindre, sont bien dans l</text:span><text:span text:style-name="T1454">’</text:span><text:span text:style-name="T1455">air, les groupes sont heureux, vivants, ses animaux sont notés avec une rare justesse</text:span><text:span text:style-name="T1456"> ;</text:span><text:span text:style-name="T1457"><text:s/>le premier, il met en œuvre l</text:span><text:span text:style-name="T1458">’</text:span><text:span text:style-name="T1459">architecture avec une sûreté de lignes qu</text:span><text:span text:style-name="T1460">’</text:span><text:span text:style-name="T1461">on n</text:span><text:span text:style-name="T1462">’</text:span><text:span text:style-name="T1463">a pas dépassée, ses perspectives sont implacables, comme celles de Flamands de Bruges,<text:s/></text:span><text:span text:style-name="T1464">— </text:span><text:span text:style-name="T1465">enfin il pressentit le clair-obscur, et dans certaines de ses fresques, des figures même sont lumineuses</text:span><text:span text:style-name="T1466"> :</text:span><text:span text:style-name="T1467"><text:s/>l</text:span><text:span text:style-name="T1468">’</text:span><text:span text:style-name="T1469">ange de la<text:s/></text:span><text:span text:style-name="T1470">Vision de Constantin</text:span><text:span text:style-name="T1471">.</text:span></text:p>
      <text:p text:style-name="Corpsdetexte"><text:span text:style-name="T1472">Ses œuvres, si nombreuses qu</text:span><text:span text:style-name="T1473">’</text:span><text:span text:style-name="T1474">elles aient été, sont rarissimes. Elles ont disparu, comme presque toutes les œuvres simplistes et claires des Primitifs, par la volonté des<text:s/></text:span><text:span text:style-name="T1475">amateurs</text:span><text:span text:style-name="T1476"><text:s/>d</text:span><text:span text:style-name="T1477">’</text:span><text:span text:style-name="T1478">autrefois qui les détruisirent pour les remplacer par les fougueuses féeries des maîtres de la Renaissance. Et cependant Florence, Rome, Rimini, Ferrare, Urbin se le disputèrent. Que reste-t-il</text:span><text:span text:style-name="T1479"> ?</text:span><text:span text:style-name="T1480"><text:s/>Quelques fresques à demi effacées, quelques portraits aux Offices, deux têtes et deux ébauches à la National Gallery,<text:s/></text:span><text:span text:style-name="T1481">— </text:span><text:span text:style-name="T1482">et la<text:s/></text:span><text:span text:style-name="T1483">Vierge</text:span><text:span text:style-name="T1484"><text:s/>du Louvre.</text:span></text:p>
      <text:soft-page-break/>
      <text:p text:style-name="Corpsdetexte"><text:span text:style-name="T1485">À Florence, il passe seulement, au sortir de l</text:span><text:span text:style-name="T1486">’</text:span><text:span text:style-name="T1487">atelier du vieux Veneziano</text:span><text:span text:style-name="T1488"> ;</text:span><text:span text:style-name="T1489"><text:s/>puis, c</text:span><text:span text:style-name="T1490">’</text:span><text:span text:style-name="T1491">est Rome où Nicolas V, ce grand bâtisseur, lui fait peindre les chambres de son palais.<text:s/></text:span><text:span text:style-name="T1492">Mais si ce pape<text:s/></text:span><text:span text:style-name="quote.c">« aveva, col suo modo di fabricare, messo tutta Roma sotto<text:s/></text:span><text:span text:style-name="quote.c">sopra </text:span><text:span text:style-name="quote.c">»</text:span><text:span text:style-name="T1493">, un autre devait venir qui aimait fort à bousculer : Jules II. </text:span><text:span text:style-name="T1494">Prenant prétexte que ce Juif d</text:span><text:span text:style-name="T1495">’</text:span><text:span text:style-name="T1496">Alexandre Borgia avait empoisonné tous ses appartements, le<text:s/></text:span><text:span text:style-name="T1497">Miracle de Bolsenne</text:span><text:span text:style-name="T1498"><text:s/>et la<text:s/></text:span><text:span text:style-name="T1499">Prison de Saint-Pierre</text:span><text:span text:style-name="T1500"><text:s/>remplacèrent les fresques de Francesca,<text:s/></text:span><text:span text:style-name="T1501">— </text:span><text:span text:style-name="T1502">que nous retrouvons à Rimini, auprès du duc.</text:span></text:p>
      <text:p text:style-name="Corpsdetexte"><text:span text:style-name="T1503">Quoiqu</text:span><text:span text:style-name="T1504">’</text:span><text:span text:style-name="T1505">il eût vu, à n</text:span><text:span text:style-name="T1506">’</text:span><text:span text:style-name="T1507">en pas douter, de bien singuliè</text:span><text:span text:style-name="T1508">res choses à la cour de Nicolas </text:span><text:span text:style-name="T1509">V, il dut être fortement intéressé par celle de Sigismondo Pandolfo Malatesta. Cet homme de sang, qui restera comme le type le plus achevé du condottière, ce soldat féroce et déloyal, tour à tour gonfalonier de l</text:span><text:span text:style-name="T1510">’</text:span><text:span text:style-name="T1511">Église et excommunié par le pape, à la solde de Sienne, de Naples, de Rome ou d</text:span><text:span text:style-name="T1512">’</text:span><text:span text:style-name="T1513">Aragon, de deux et de trois à la fois, trompant tout le monde dans l</text:span><text:span text:style-name="T1514">’</text:span><text:span text:style-name="T1515">occasion, dépouillant ses alliés et ses ennemis, chercheur avide des plus basses débauches, contempteur de ce qui n</text:span><text:span text:style-name="T1516">’</text:span><text:span text:style-name="T1517">est pas la force, ce génial ingénieur militaire, cet amoureux des Lettres, fondateur de bibliothèques richement dotées, ce bâtisseur de palais qu</text:span><text:span text:style-name="T1518">’</text:span><text:span text:style-name="T1519">il comble d</text:span><text:span text:style-name="T1520">’</text:span><text:span text:style-name="T1521">objets d</text:span><text:span text:style-name="T1522">’</text:span><text:span text:style-name="T1523">art, ce poète, cette<text:s/></text:span><text:span text:style-name="T1524">mauvaise tête</text:span><text:span text:style-name="T1525">, voulut se faire peindre par Francesca, dans sa chapelle, à genoux devant son saint patron, Sigismond de Bourgogne.</text:span></text:p>
      <text:p text:style-name="Corpsdetexte"><text:span text:style-name="T1526">Le Borghèse trouva à Rimini Matteo Pasti, le Pi</text:span><text:span text:style-name="T1527">sanello, Gentile da Fabriano</text:span><text:span text:style-name="T1528"><text:note text:note-class="footnote" text:id="_ftn2"><text:note-citation>3</text:note-citation><text:note-body><text:p text:style-name="Notedebasdepage"><text:s/>Voir au Louvre le curieux petit panneau, où il a peint Pandolfo agenouillé devant la Vierge.</text:p></text:note-body></text:note></text:span><text:span text:style-name="T1529">, et surtout Léon Battista Alberti qui entourait l</text:span><text:span text:style-name="T1530">’</text:span><text:span text:style-name="T1531">église Saint-François d</text:span><text:span text:style-name="T1532">’</text:span><text:span text:style-name="T1533">une longue file d</text:span><text:span text:style-name="T1534">’</text:span><text:span text:style-name="T1535">arcades, au centre desquelles il ménageait une magnifique chapelle où devait reposer Izotta dei Atti,<text:s/></text:span><text:span text:style-name="T1536">— </text:span><text:span text:style-name="T1537">cette Izotta de Rimini, qui était la maîtresse du duc. Pour elle, Sigismond avait déjà empoisonné sa première femme, Geneviève d</text:span><text:span text:style-name="T1538">’</text:span><text:span text:style-name="T1539">Este, comme il devait, dans peu, étrangler sa seconde, Polyxène Sforza. Elle lui tenait au cœur cette Izotta, cette petite créature. Elle seule savait le calmer alors qu</text:span><text:span text:style-name="T1540">’</text:span><text:span text:style-name="T1541">il rentrait farouche dans sa Rocca Malatesti</text:span><text:span text:style-name="T1542">a</text:span><text:span text:style-name="T1543">na, humilié et saignant de quelque blessure profonde</text:span><text:span text:style-name="T1544"> ;</text:span><text:span text:style-name="T1545"><text:s/>elle feignait d</text:span><text:span text:style-name="T1546">’</text:span><text:span text:style-name="T1547">ignorer ses épouvantables débauches, ses fureurs de luxure et ses sauvageries</text:span><text:span text:style-name="T1548"> ;</text:span><text:span text:style-name="T1549"><text:s/>et, douce, elle le rafraîchissait d</text:span><text:span text:style-name="T1550">’</text:span><text:span text:style-name="T1551">une chanson ou d</text:span><text:span text:style-name="T1552">’</text:span><text:span text:style-name="T1553">un sonnet. Pour elle, il fit composer, par des rimeurs à gages, ces<text:s/></text:span><text:span text:style-name="T1554">Isottei</text:span><text:span text:style-name="T1555"><text:s/>où figurent</text:span><text:span text:style-name="T1556"><text:s/></text:span><text:span text:style-name="T1557">plusieurs pièces de lui et commanda son buste à Mino de Fiesole</text:span><text:span text:style-name="T1558"> :</text:span><text:span text:style-name="T1559"><text:s/>Matteo Pasti fit sept médailles d</text:span><text:span text:style-name="T1560">’</text:span><text:span text:style-name="T1561">elle</text:span><text:span text:style-name="T1562"> ;</text:span><text:span text:style-name="T1563"><text:s/>le Pisanello, une. Francesca dut la peindre, naturellement. Il l</text:span><text:span text:style-name="T1564">’</text:span><text:span text:style-name="T1565">admit à la voir le jour où il créait chevalier le frère de sa maîtresse, Antonio dei Atti. Ah, la jolie scène</text:span><text:span text:style-name="T1566"> !</text:span><text:span text:style-name="T1567">… La cour du palais est pleine des nobles et des citoyens de Rimini. Sur l</text:span><text:span text:style-name="T1568">’</text:span><text:span text:style-name="T1569">estrade, à côté de lui, est Polyxène Sforza. Et devant la duchesse, devant le peuple, Bagnoli, le scribe, lit la sentence</text:span><text:span text:style-name="T1570"> ;</text:span><text:span text:style-name="T1571"><text:s/>il fait attacher les éperons à Antonio par le comte d</text:span><text:span text:style-name="T1572">’</text:span><text:span text:style-name="T1573">Urbin, lui donne l</text:span><text:span text:style-name="T1574">’</text:span><text:span text:style-name="T1575">accolade, lui octroie des<text:s/></text:span><text:soft-page-break/><text:span text:style-name="T1576">bourgs et des terres, lui fait remettre des draps de soie et de velours, des pièces d</text:span><text:span text:style-name="T1577">’</text:span><text:span text:style-name="T1578">orfèvrerie,<text:s/></text:span><text:span text:style-name="T1579">— </text:span><text:span text:style-name="T1580">pendant qu</text:span><text:span text:style-name="T1581">’</text:span><text:span text:style-name="T1582">Izotta se lève et vient offrir à son frère, d</text:span><text:span text:style-name="T1583">’</text:span><text:span text:style-name="T1584">un geste charmant, les deux cents ducats d</text:span><text:span text:style-name="T1585">’</text:span><text:span text:style-name="T1586">or dans la tasse d</text:span><text:span text:style-name="T1587">’</text:span><text:span text:style-name="T1588">argent</text:span><text:span text:style-name="T1589">…</text:span></text:p>
      <text:p text:style-name="P1590">Le portrait que le Borghèse nous en a laissé est aujourd’hui à Londres. Il l’a représentée de profil. Le dessin a la pureté et la fermeté de ligne d’une médaille du Pisanello ;<text:s/>le front est haut et large, la bouche sensuelle, intelligente et tenace :<text:s/>la robe de brocart rehaussée de broderies d’or, est d’une exécution plus large, qui ne lui est pas habituelle.</text:p>
      <text:p text:style-name="P1591">Francesca ne resta pas longtemps à la cour de Rimini ;<text:s/>le duc Borgo l’appela à Ferrare.</text:p>
      <text:p text:style-name="Corpsdetexte"><text:span text:style-name="T1592">Là, il peint à fresque des salles entières du palais de la Schifanoïa</text:span><text:span text:style-name="T1593">, détruites plus tard sous le rè</text:span><text:span text:style-name="T1594">gne du duc Ercole</text:span><text:span text:style-name="T1595"> ;</text:span><text:span text:style-name="T1596"><text:s/>puis il va décorer la chapelle des Bacci, à Saint-François d</text:span><text:span text:style-name="T1597">’</text:span><text:span text:style-name="T1598">Arezzo, fait un<text:s/></text:span><text:span text:style-name="T1599">Christ en croix</text:span><text:span text:style-name="T1600"><text:s/>et une<text:s/></text:span><text:span text:style-name="T1601">Madeleine</text:span><text:span text:style-name="T1602"><text:s/>à la Cathédrale, et rentre à Borgo. Il y était fort occupé à une<text:s/></text:span><text:span text:style-name="T1603">Assomption</text:span><text:span text:style-name="T1604">, lorsque la Confrérie du<text:s/></text:span><text:span text:style-name="T1605">Corpus Domini</text:span><text:span text:style-name="T1606"><text:s/>d</text:span><text:span text:style-name="T1607">’</text:span><text:span text:style-name="T1608">Urbin, le prie de se rendre en cette ville, pour y exécuter un tableau d</text:span><text:span text:style-name="T1609">’</text:span><text:span text:style-name="T1610">autel. Francesca vint donc à Urbin. Mais le duc ne lui laissa le loisir d</text:span><text:span text:style-name="T1611">’</text:span><text:span text:style-name="T1612">accomplir sa promesse, en l</text:span><text:span text:style-name="T1613">’</text:span><text:span text:style-name="T1614">obligeant à faire son portrait, celui de Battista Sforza, sa femme, et leur Triomphe à tous les deux.</text:span></text:p>
      <text:p text:style-name="P1615">Frederico de Montefeltro, duc par Sixte IV, cultivant les lettres grecques et latines, amant passionné des arts, avait fait de la<text:s/>« petite et saine Urbin »<text:s/>une véritable Athènes. Luciano Lauranna, réunissant deux collines, lui élevait un palais, une de ces belles demeures d’Italie, aux murs clairs, tout en colonnades légères, en portiques aériens, en escaliers savants, en voûtes, en berceaux aux rosaces d’or, en galeries plaquées de marbres, en façades timbrées de trophées, demeure dont Baroccio, de Milan, sculptait les chambranles des portes et des fenêtres, dont maëstro Jacomo, de Florence, faisait les marqueteries, où Giorgo Andreoli, de Gubbio, modelait, dans la chapelle, un autel en terre cuite avec des hauts reliefs colorés.</text:p>
      <text:p text:style-name="Corpsdetexte"><text:span text:style-name="T1616">L</text:span><text:span text:style-name="T1617">’</text:span><text:span text:style-name="T1618">honneur était grand pour Francesca de peindre un prince qui avait attiré près de lui maître Juste de Gand, et qui conservait comme une merveille, dans sa bibliothèque, le<text:s/></text:span><text:span text:style-name="T1619">Bain des femmes</text:span><text:span text:style-name="T1620"><text:s/>de Van Eyck. II semble qu</text:span><text:span text:style-name="T1621">’</text:span><text:span text:style-name="T1622">il y ait mis toute sa science</text:span><text:span text:style-name="T1623"> :</text:span><text:span text:style-name="T1624"><text:s/>c</text:span><text:span text:style-name="T1625">’</text:span><text:span text:style-name="T1626">est véritablement un morceau de maître où on retrouve, dans l</text:span><text:span text:style-name="T1627">’</text:span><text:span text:style-name="T1628">ombre des chairs, le ton brun lumineux du Masaccio. Il l</text:span><text:span text:style-name="T1629">’</text:span><text:span text:style-name="T1630">a représenté de profil, Monte</text:span><text:span text:style-name="T1631">feltro ayant perdu un œil dans<text:s/></text:span><text:span text:style-name="T1632">un tournoi</text:span><text:span text:style-name="T1633"> ;</text:span><text:span text:style-name="T1634"><text:s/>au revers, se trouve le Triomphe. Le portrait de Battista Sforza a la même ordonnance.</text:span></text:p>
      <text:p text:style-name="Corpsdetexte"><text:span text:style-name="T1635">Voici ce que l</text:span><text:span text:style-name="T1636">’</text:span><text:span text:style-name="T1637">on trouve dans le livre B, de la confrérie du<text:s/></text:span><text:span text:style-name="T1638">Corpus Domini</text:span><text:span text:style-name="T1639"> :</text:span></text:p>
      <text:p text:style-name="P1640">« 1469 aprile 8. Bolognini io dati a Giovanni di Santi da Colbordolo per fare la spese a<text:s/><text:soft-page-break/>Maestro Piero del Borgo ch’era venuto a vedere la tavola per forla a conto della Fraternità. »</text:p>
      <text:p text:style-name="P1641">Ce fut donc chez Giovanni Santi qu’il descendit, chez le père de Raphaël qui dorait des statues et peignait des vierges si roides et si dures, tout en écrivant sa Chronique Rimée.</text:p>
      <text:p text:style-name="P1642">Il s’est promené souvent dans le petit jardin de la maison la rue Contrada del Monte, devant la Madone à fresque dont Santi avait décoré le mur, dans cet enclos, fleuri d’oliviers, de pampres et de roses, dont la terrasse basse dominait la ville, d’où on voyait la campagne, blonde de blés mûrissants, les crêtes aiguës et dentelées des derniers Apennins, tout au loin, sous le ciel léger, un pan de mer profonde,<text:s/>— petit jardin symbolique où, bien peu d’années après, Raphaël enfant devait jouer.</text:p>
      <text:h text:style-name="Titre2" text:outline-level="2">Chronique de Bruxelles.<text:s/><text:line-break/>[Le Salon de la<text:s/><text:span text:style-name="T1643">Libre Esthétique</text:span>,<text:s/>extrait]</text:h>
      <text:p text:style-name="P1644">id : article-1898-04_311</text:p>
      <text:p text:style-name="P1645">author : Eekhoud, Georges (1854-1927)</text:p>
      <text:p text:style-name="term">signed :<text:s/>Georges Eekhoud</text:p>
      <text:p text:style-name="term">section :<text:s/>Chronique de Bruxelles</text:p>
      <text:p text:style-name="term">title :<text:s/>[Le Salon de la<text:s/><text:span text:style-name="T1646">Libre Esthétique</text:span>,<text:s/>extrait]</text:p>
      <text:p text:style-name="term">date :<text:s/>1898-04</text:p>
      <text:p text:style-name="term">ref :<text:s/>Tome XXVI, numéro 100, avril 1898,<text:s/>p. 311-315 [311]</text:p>
      <text:p text:style-name="byline"><text:span text:style-name="T1647">Georges Eekhoud</text:span><text:span text:style-name="T1648">.</text:span></text:p>
      <text:p text:style-name="P1649">Tome XXVI, numéro 100, avril 1898, p. 311-315 [311].</text:p>
      <text:p text:style-name="P1650">[…]</text:p>
      <text:p text:style-name="Corpsdetexte"><text:span text:style-name="T1651">Parmi les étrangers, c</text:span><text:span text:style-name="T1652">’</text:span><text:span text:style-name="T1653">est Fritz Thaulow, avec trois œuvres admirables</text:span><text:span text:style-name="T1654"> :</text:span><text:span text:style-name="T1655"><text:s/>la<text:s/></text:span><text:span text:style-name="T1656">Nuit à Amiens,</text:span><text:span text:style-name="T1657"><text:s/>le<text:s/></text:span><text:span text:style-name="T1658">Quartier des Pauvres</text:span><text:span text:style-name="T1659"><text:s/>à Venise, et<text:s/></text:span><text:span text:style-name="T1660">« </text:span><text:span text:style-name="T1661">Il Cavallo</text:span><text:span text:style-name="T1662"> »</text:span><text:span text:style-name="T1663"><text:s/>à Venise. Coloriste tragique, Thaulow résume et condense la tristesse farouche, la menace des quais excentriques et des lagunes stagnantes. Sa<text:s/></text:span><text:span text:style-name="T1664">Nuit à Amiens</text:span><text:span text:style-name="T1665"><text:s/>me fait songer à certains coins de notre banlieue bruxelloise, à ce qu</text:span><text:span text:style-name="T1666">’</text:span><text:span text:style-name="T1667">on peut apercevoir, par-dessus le garde-fou d</text:span><text:span text:style-name="T1668">’</text:span><text:span text:style-name="T1669">un pont, de la Senne roulant ses eaux d</text:span><text:span text:style-name="T1670">’</text:span><text:span text:style-name="T1671">égoût et usinières entre de hautes murailles lépreuses.</text:span></text:p>
      <text:p text:style-name="P1672">[…]</text:p>
      <text:h text:style-name="P1673" text:outline-level="2">Lettres italiennes</text:h>
      <text:p text:style-name="P1674">id : article-1898-04_325</text:p>
      <text:p text:style-name="term"><text:span text:style-name="T1675">author :<text:s/></text:span><text:span text:style-name="T1676">Zùccoli, Luciano (1868-1929)</text:span></text:p>
      <text:p text:style-name="term"><text:span text:style-name="T1677">signed : Luciano<text:s/></text:span><text:span text:style-name="T1678">Zùccoli</text:span></text:p>
      <text:p text:style-name="term">section :<text:s/>Lettres italiennes</text:p>
      <text:p text:style-name="term">title :<text:s/>Lettres italiennes</text:p>
      <text:p text:style-name="term">date :<text:s/>1898-04</text:p>
      <text:p text:style-name="term">ref :<text:s/>Tome XXVI, numéro 100, avril 1898,<text:s/>p. 325-330</text:p>
      <text:soft-page-break/>
      <text:p text:style-name="byline"><text:span text:style-name="T1679">Luciano Zùccoli</text:span><text:span text:style-name="T1680">.</text:span></text:p>
      <text:p text:style-name="P1681">Tome XXVI, numéro 100, avril 1898, p. 325-330.</text:p>
      <text:h text:style-name="Titre3" text:outline-level="3"><text:span text:style-name="T1682">Guglielmo Ferrero :<text:s/></text:span><text:span text:style-name="T1683">Il Militarismo</text:span></text:h>
      <text:p text:style-name="P1684">id : article-1898-04_325a</text:p>
      <text:p text:style-name="term"><text:span text:style-name="T1685">author :<text:s/></text:span><text:span text:style-name="T1686">Zùccoli, Luciano (1868-1929)</text:span></text:p>
      <text:p text:style-name="term"><text:span text:style-name="T1687">signed : Luciano<text:s/></text:span><text:span text:style-name="T1688">Zùccoli</text:span></text:p>
      <text:p text:style-name="term">section :<text:s/>Lettres italiennes</text:p>
      <text:p text:style-name="term">title :<text:s/>Guglielmo Ferrero :<text:s/><text:span text:style-name="T1689">Il Militarismo</text:span></text:p>
      <text:p text:style-name="term">date :<text:s/>1898-04</text:p>
      <text:p text:style-name="term">ref :<text:s/>Tome XXVI, numéro 100, avril 1898,<text:s/>p. 325-330 [325-327]</text:p>
      <text:p text:style-name="Corpsdetexte"><text:span text:style-name="T1690">Et voilà un livre sur lequel on pourrait discuter longtemps, en relevant les fautes, les paradoxes et les conclusions arbitraires dont il est tout plein. Mais<text:s/></text:span><text:span text:style-name="T1691">non est hic locus,<text:s/></text:span><text:span text:style-name="T1692">et, d</text:span><text:span text:style-name="T1693">’</text:span><text:span text:style-name="T1694">ailleurs,<text:s/></text:span><text:span text:style-name="T1695">M. </text:span><text:span text:style-name="T1696">Guglielmo Ferrero, élève de<text:s/></text:span><text:span text:style-name="T1697">M. </text:span><text:span text:style-name="T1698">Lombroso, est parfaitement sûr de soi et de ses travaux.<text:s/></text:span><text:span text:style-name="T1699">Il Militarismo</text:span><text:span text:style-name="T1700"><text:s/>(Milan, Treves), œuvre contre la guerre et les sociétés militaires, répond à un certain sentiment pacifique de la foule, laquelle n</text:span><text:span text:style-name="T1701">’</text:span><text:span text:style-name="T1702">a pas ménagé les approbations bruyantes à<text:s/></text:span><text:span text:style-name="T1703">M. </text:span><text:span text:style-name="T1704">Ferrero. Il est toujours agréable d</text:span><text:span text:style-name="T1705">’</text:span><text:span text:style-name="T1706">entendre un jeune philosophe qui vous promet la paix universelle et la fin de la guerre, pourvu qu</text:span><text:span text:style-name="T1707">’</text:span><text:span text:style-name="T1708">on reste tranquille</text:span><text:span text:style-name="T1709"> !</text:span><text:span text:style-name="T1710"><text:s/>Les mots ne coûtent rien, et, après tout, la littérature politique de<text:s/></text:span><text:span text:style-name="T1711">M. </text:span><text:span text:style-name="T1712">Ferrero n</text:span><text:span text:style-name="T1713">’</text:span><text:span text:style-name="T1714">a été jusqu</text:span><text:span text:style-name="T1715">’</text:span><text:span text:style-name="T1716">à présent qu</text:span><text:span text:style-name="T1717">’</text:span><text:span text:style-name="T1718">un défilé de paroles. Lorsqu</text:span><text:span text:style-name="T1719">’</text:span><text:span text:style-name="T1720">il s</text:span><text:span text:style-name="T1721">’</text:span><text:span text:style-name="T1722">agit de fortifier les jugements et les opinions avec des faits,<text:s/></text:span><text:span text:style-name="T1723">M. </text:span><text:span text:style-name="T1724">Ferrero contraint les faits à démontrer ce qui lui est nécessaire</text:span><text:span text:style-name="T1725"> ;</text:span><text:span text:style-name="T1726"><text:s/>et avec cette méthode, il est difficile d</text:span><text:span text:style-name="T1727">’</text:span><text:span text:style-name="T1728">avoir tort. Plus qu</text:span><text:span text:style-name="T1729">’</text:span><text:span text:style-name="T1730">ailleurs, ce système est remarquable dans le chapitre qui traite de Napoléon et qui en esquisse la psychologie à la Lombroso.<text:s/></text:span><text:span text:style-name="T1731">M. </text:span><text:span text:style-name="T1732">Ferrero, un Benjamin Constant en retard de quatre-vingt-trois ans, trouve des ressemblances formidables entre Napoléon et Attila</text:span><text:span text:style-name="T1733"> ;</text:span><text:span text:style-name="T1734"><text:s/>il le compare à Jules César, en concluant que celui-ci était un personnage<text:s/></text:span><text:span text:style-name="T1735">respectable</text:span><text:span text:style-name="T1736"><text:s/>(voilà un compliment assez curieux pour un grand capitaine</text:span><text:span text:style-name="T1737"> !</text:span><text:span text:style-name="T1738">), et qu</text:span><text:span text:style-name="T1739">’</text:span><text:span text:style-name="T1740">il ne faisait que des guerres<text:s/></text:span><text:span text:style-name="T1741">gaies.</text:span><text:span text:style-name="T1742"><text:s/>Je commence à soupçonner<text:s/></text:span><text:span text:style-name="T1743">M. </text:span><text:span text:style-name="T1744">Ferrero d</text:span><text:span text:style-name="T1745">’</text:span><text:span text:style-name="T1746">avoir oublié son histoire romaine</text:span><text:span text:style-name="T1747"> ;</text:span><text:span text:style-name="T1748"><text:s/>à moins qu</text:span><text:span text:style-name="T1749">’</text:span><text:span text:style-name="T1750">il ne trouve gaies la guerre civile et les batailles de Pharsale, de Th</text:span><text:span text:style-name="T1751">apso, de Munda, avec les 15,000 </text:span><text:span text:style-name="T1752">cadavre</text:span><text:span text:style-name="T1753">s de la première, et les 10,000 </text:span><text:span text:style-name="T1754">de la seconde, et les 33,000 de la dernière. Tout ça doit être d</text:span><text:span text:style-name="T1755">’</text:span><text:span text:style-name="T1756">une gaîté désopilante pour l</text:span><text:span text:style-name="T1757">’</text:span><text:span text:style-name="T1758">élève de<text:s/></text:span><text:span text:style-name="T1759">M. </text:span><text:span text:style-name="T1760">Lombroso, qui, décidé à engloutir Napoléon, ne s</text:span><text:span text:style-name="T1761">’</text:span><text:span text:style-name="T1762">arrête guère à ces petitesses. La physiologie napoléonienne de<text:s/></text:span><text:span text:style-name="T1763">M. </text:span><text:span text:style-name="T1764">Ferrero montre qu</text:span><text:span text:style-name="T1765">’</text:span><text:span text:style-name="T1766">il a puisé à des sources historiques fort peu sérieuses, et les inexactitudes fourmillent. Il en est toujours à Madame de Rémusat et à Bourrienne, sans même supposer que la Rémusat des<text:s/></text:span><text:span text:style-name="T1767">Mémoires</text:span><text:span text:style-name="T1768"><text:s/>est démentie, par la Rémusat des<text:s/></text:span><text:span text:style-name="T1769">Lettres</text:span><text:span text:style-name="T1770">, et que les<text:s/></text:span><text:span text:style-name="T1771">Mémoires</text:span><text:span text:style-name="T1772"><text:s/>de Bourrienne sont, en tout ou en partie, apocryphes. Il nous parle de la simplicité extérieure de Napoléon, ce qui donnerait un autre point de contact entre Attila et l</text:span><text:span text:style-name="T1773">’</text:span><text:span text:style-name="T1774">Empereur</text:span><text:span text:style-name="T1775"> ;</text:span><text:span text:style-name="T1776"><text:s/>une simplicité qui serait le comble de l</text:span><text:span text:style-name="T1777">’</text:span><text:span text:style-name="T1778">orgueil méprisant. Mais<text:s/></text:span><text:span text:style-name="T1779">M. </text:span><text:span text:style-name="T1780">Ferrero ne<text:s/></text:span><text:soft-page-break/><text:span text:style-name="T1781">connaît que l</text:span><text:span text:style-name="T1782">’</text:span><text:span text:style-name="T1783">Empereur à la capote grise et au petit chapeau</text:span><text:span text:style-name="T1784"> ;</text:span><text:span text:style-name="T1785"><text:s/>n</text:span><text:span text:style-name="T1786">’</text:span><text:span text:style-name="T1787">a-t-il jamais eu sous les yeux une reproduction des tableaux de David, d</text:span><text:span text:style-name="T1788">’</text:span><text:span text:style-name="T1789">Appiani, d</text:span><text:span text:style-name="T1790">’</text:span><text:span text:style-name="T1791">Isabey</text:span><text:span text:style-name="T1792"> ?</text:span><text:span text:style-name="T1793"><text:s/>N</text:span><text:span text:style-name="T1794">’</text:span><text:span text:style-name="T1795">a-t-il jamais entendu parler de la Cour impériale, de ces titres des grands officiers du Palais</text:span><text:span text:style-name="T1796"> ?</text:span><text:span text:style-name="T1797"><text:s/>ou du Sacre à Notre-Dame</text:span><text:span text:style-name="T1798"> ?</text:span><text:span text:style-name="T1799"><text:s/>ou de la Cérémonie du Champ de Mai</text:span><text:span text:style-name="T1800"> ?</text:span><text:span text:style-name="T1801"><text:s/>Et lorsqu</text:span><text:span text:style-name="T1802">’</text:span><text:span text:style-name="T1803">il nous présente Napoléon comme usé après la campagne de 1812,<text:s/></text:span><text:span text:style-name="T1804">M. </text:span><text:span text:style-name="T1805">Ferrero oublie que la campagne de France a été un chef-d</text:span><text:span text:style-name="T1806">’</text:span><text:span text:style-name="T1807">œuvre de stratégie</text:span><text:span text:style-name="T1808"> !</text:span><text:span text:style-name="T1809"><text:s/>Et lorsqu</text:span><text:span text:style-name="T1810">’</text:span><text:span text:style-name="T1811">il parle des projets du jeune Bonaparte en Orient, comme des vagues rêveries d</text:span><text:span text:style-name="T1812">’</text:span><text:span text:style-name="T1813">un esprit ambitieux et oisif,<text:s/></text:span><text:span text:style-name="T1814">M. </text:span><text:span text:style-name="T1815">Ferrero ignore que même Pitt s</text:span><text:span text:style-name="T1816">’</text:span><text:span text:style-name="T1817">en inquiétait et donnait l</text:span><text:span text:style-name="T1818">’</text:span><text:span text:style-name="T1819">alarme au Parlement anglais</text:span><text:span text:style-name="T1820"> !</text:span><text:span text:style-name="T1821"><text:s/>Enfin, je crois que je pourrais continuer de cette manière pendant</text:span><text:span text:style-name="T1822"><text:s/></text:span><text:span text:style-name="T1823">trois ou quatre pages, et j</text:span><text:span text:style-name="T1824">’</text:span><text:span text:style-name="T1825">ai promis de ne pas discuter</text:span><text:span text:style-name="T1826"> ;</text:span><text:span text:style-name="T1827"><text:s/>je me réserve de faire ailleurs et à mon aise maintes interrogations à<text:s/></text:span><text:span text:style-name="T1828">M. </text:span><text:span text:style-name="T1829">Ferrero. Je me borne ici à constater, une fois de plus, que l</text:span><text:span text:style-name="T1830">’</text:span><text:span text:style-name="T1831">école lombrosienne habitue ses élèves à tirer des conclusions extraordinaires de petits faits, souvent peu fondés, quelquefois tout à fait insignifiants. D</text:span><text:span text:style-name="T1832">’</text:span><text:span text:style-name="T1833">où, les voilà à nous présenter un Jules César déguisé<text:s/></text:span><text:span text:style-name="T1834">e</text:span><text:span text:style-name="T1835">n</text:span><text:span text:style-name="T1836"><text:s/></text:span><text:span text:style-name="T1837">Ecce Homo,<text:s/></text:span><text:span text:style-name="T1838">et un Napoléon avec le manteau de Diogène</text:span><text:span text:style-name="T1839"> ;</text:span><text:span text:style-name="T1840"><text:s/>ou à négliger la bibliographie napoléonienne qui compte des œuvres précieuses</text:span><text:span text:style-name="T1841"> ;</text:span><text:span text:style-name="T1842"><text:s/>ou, dans un tableau des sociétés militaires, à citer comme une source historique les<text:s/></text:span><text:span text:style-name="T1843">Mémoires</text:span><text:span text:style-name="T1844">… de d</text:span><text:span text:style-name="T1845">’</text:span><text:span text:style-name="T1846">Artagnan</text:span><text:span text:style-name="T1847"> !</text:span><text:span text:style-name="T1848"><text:s/>Je ne veux pas nier le talent de<text:s/></text:span><text:span text:style-name="T1849">M. </text:span><text:span text:style-name="T1850">Guglielmo Ferrero, ni contester une certaine importance à son livre</text:span><text:span text:style-name="T1851"> ;</text:span><text:span text:style-name="T1852"><text:s/>il y a de la chaleur, de la sincérité</text:span><text:span text:style-name="T1853"> ;</text:span><text:span text:style-name="T1854"><text:s/>mais les applaudissements tapageurs, les éloges exagérés, les conseils d</text:span><text:span text:style-name="T1855">’</text:span><text:span text:style-name="T1856">une presse toujours fanatiques risquent de l</text:span><text:span text:style-name="T1857">’</text:span><text:span text:style-name="T1858">acheminer par une fausse route, et ils l</text:span><text:span text:style-name="T1859">’</text:span><text:span text:style-name="T1860">ont déjà habitué à se croire le révélateur d</text:span><text:span text:style-name="T1861">’</text:span><text:span text:style-name="T1862">un monde nouveau. Vis-à-vis de l</text:span><text:span text:style-name="T1863">’</text:span><text:span text:style-name="T1864">art, par exemple, il est<text:s/></text:span><text:span text:style-name="T1865">aveniriste</text:span><text:span text:style-name="T1866"><text:s/>comme Max Nordau (pour lequel il a une admiration presque sans bornes), ou comme Tolstoï</text:span><text:span text:style-name="T1867"> ;</text:span><text:span text:style-name="T1868"><text:s/>il prêche la puissance des ténèbres, la mort de l</text:span><text:span text:style-name="T1869">’</text:span><text:span text:style-name="T1870">art, le triomphe du crétinisme</text:span><text:span text:style-name="T1871"> ;</text:span><text:span text:style-name="T1872"><text:s/>et le pire, c</text:span><text:span text:style-name="T1873">’</text:span><text:span text:style-name="T1874">est qu</text:span><text:span text:style-name="T1875">’</text:span><text:span text:style-name="T1876">il y croit de tout son cœur. Ces opinions malheureuses expliquent son dédain pour toute forme littéraire</text:span><text:span text:style-name="T1877"> ;</text:span><text:span text:style-name="T1878"><text:s/></text:span><text:span text:style-name="T1879">Il Militarismo</text:span><text:span text:style-name="T1880"><text:s/>n</text:span><text:span text:style-name="T1881">’</text:span><text:span text:style-name="T1882">est aucunement l</text:span><text:span text:style-name="T1883">’</text:span><text:span text:style-name="T1884">œuvre d</text:span><text:span text:style-name="T1885">’</text:span><text:span text:style-name="T1886">un artiste</text:span><text:span text:style-name="T1887"> ;</text:span><text:span text:style-name="T1888"><text:s/>un journaliste des plus médiocres pourrait y mettre sa signature, et avec quelque grimace, encore.</text:span></text:p>
      <text:h text:style-name="Titre3" text:outline-level="3"><text:span text:style-name="T1889">Gabriele d’Annunzio :<text:s/></text:span><text:span text:style-name="T1890">La Città morta</text:span></text:h>
      <text:p text:style-name="P1891">id : article-1898-04_327a</text:p>
      <text:p text:style-name="term"><text:span text:style-name="T1892">author :<text:s/></text:span><text:span text:style-name="T1893">Zùccoli, Luciano (1868-1929)</text:span></text:p>
      <text:p text:style-name="term"><text:span text:style-name="T1894">signed : Luciano<text:s/></text:span><text:span text:style-name="T1895">Zùccoli</text:span></text:p>
      <text:p text:style-name="term">section :<text:s/>Lettres italiennes</text:p>
      <text:p text:style-name="term">title :<text:s/>Gabriele d’Annunzio :<text:s/><text:span text:style-name="T1896">La Città morta</text:span></text:p>
      <text:p text:style-name="term">date :<text:s/>1898-04</text:p>
      <text:p text:style-name="term">ref :<text:s/>Tome XXVI, numéro 100, avril 1898,<text:s/>p. 325-330 [327]</text:p>
      <text:p text:style-name="Corpsdetexte"><text:span text:style-name="T1897">Pour passer à une atmosphère littérairement plus pure, voici<text:s/></text:span><text:span text:style-name="T1898">La Città Morta</text:span><text:span text:style-name="T1899"><text:s/>par Gabriele d</text:span><text:span text:style-name="T1900">’</text:span><text:span text:style-name="T1901">Annunzio, (Milan, Treves), que, pour le titre de la<text:s/></text:span><text:span text:style-name="T1902">Ville Morte</text:span><text:span text:style-name="T1903"><text:s/>les Parisiens connaissent tant et mieux que les compatriotes de l</text:span><text:span text:style-name="T1904">’</text:span><text:span text:style-name="T1905">auteur. C</text:span><text:span text:style-name="T1906">’</text:span><text:span text:style-name="T1907">est pourquoi je me borne à en noter la forme<text:s/></text:span><text:soft-page-break/><text:span text:style-name="T1908">exquise, riche, cristalline, et quant à ses mérites dramatiques je m</text:span><text:span text:style-name="T1909">’</text:span><text:span text:style-name="T1910">en remets à la critique française qui l</text:span><text:span text:style-name="T1911">’</text:span><text:span text:style-name="T1912">a jugée à sa juste valeur. C</text:span><text:span text:style-name="T1913">’</text:span><text:span text:style-name="T1914">est, dans les projets de<text:s/></text:span><text:span text:style-name="T1915">M. </text:span><text:span text:style-name="T1916">d</text:span><text:span text:style-name="T1917">’</text:span><text:span text:style-name="T1918">Annunzio, le premier pas vers son théâtre tragique d</text:span><text:span text:style-name="T1919">’</text:span><text:span text:style-name="T1920">Albano</text:span><text:span text:style-name="T1921"> ;</text:span><text:span text:style-name="T1922"><text:s/>un rêve encore lointain, pour lequel travaillent et le poète de la<text:s/></text:span><text:span text:style-name="T1923">Ville Morte</text:span><text:span text:style-name="T1924"><text:s/>et des jeunes auteurs enchantés de cette renaissance magique.</text:span></text:p>
      <text:h text:style-name="Titre3" text:outline-level="3"><text:span text:style-name="T1925">Ugo Ojetti :<text:s/></text:span><text:span text:style-name="T1926">Il Vecchio</text:span></text:h>
      <text:p text:style-name="P1927">id : article-1898-04_327b</text:p>
      <text:p text:style-name="term"><text:span text:style-name="T1928">author :<text:s/></text:span><text:span text:style-name="T1929">Zùccoli, Luciano (1868-1929)</text:span></text:p>
      <text:p text:style-name="term"><text:span text:style-name="T1930">signed : Luciano<text:s/></text:span><text:span text:style-name="T1931">Zùccoli</text:span></text:p>
      <text:p text:style-name="term">section :<text:s/>Lettres italiennes</text:p>
      <text:p text:style-name="term">title :<text:s/>Ugo Ojetti :<text:s/><text:span text:style-name="T1932">Il Vecchio</text:span></text:p>
      <text:p text:style-name="term">date :<text:s/>1898-04</text:p>
      <text:p text:style-name="term">ref :<text:s/>Tome XXVI, numéro 100, avril 1898,<text:s/>p. 325-330 [327-328]</text:p>
      <text:p text:style-name="Corpsdetexte"><text:span text:style-name="T1933">M. </text:span><text:span text:style-name="T1934">Ugo Ojetti avant de partir pour l</text:span><text:span text:style-name="T1935">’</text:span><text:span text:style-name="T1936">Égypte dans un voyage d</text:span><text:span text:style-name="T1937">’</text:span><text:span text:style-name="T1938">études et d</text:span><text:span text:style-name="T1939">’</text:span><text:span text:style-name="T1940">agrément, a publié son roman,<text:s/></text:span><text:span text:style-name="T1941">Il Vecchio</text:span><text:span text:style-name="T1942"><text:s/>(Milan, Galli). Je crois que<text:s/></text:span><text:span text:style-name="T1943">M. </text:span><text:span text:style-name="T1944">Ojetti n</text:span><text:span text:style-name="T1945">’</text:span><text:span text:style-name="T1946">a jamais donné rien de plus fort et de plus sérieux</text:span><text:span text:style-name="T1947"> ;</text:span><text:span text:style-name="T1948"><text:s/>il a travaillé longtemps à cette œuvre comme qui voudrait livrer une bataille suprême, et, s</text:span><text:span text:style-name="T1949">’</text:span><text:span text:style-name="T1950">il n</text:span><text:span text:style-name="T1951">’</text:span><text:span text:style-name="T1952">est pas arrivé à la victoire complète, il a réussi à planter de plus en plus haut son drapeau. Je dis que la victoire n</text:span><text:span text:style-name="T1953">’</text:span><text:span text:style-name="T1954">est pas complète, parce que, malgré ses efforts les plus évidents,<text:s/></text:span><text:span text:style-name="T1955">M. </text:span><text:span text:style-name="T1956">Ojetti n</text:span><text:span text:style-name="T1957">’</text:span><text:span text:style-name="T1958">a pas su encore s</text:span><text:span text:style-name="T1959">’</text:span><text:span text:style-name="T1960">arracher à une certaine imitation formelle et phonique de son ami d</text:span><text:span text:style-name="T1961">’</text:span><text:span text:style-name="T1962">Annunzio</text:span><text:span text:style-name="T1963"> ;</text:span><text:span text:style-name="T1964"><text:s/>peu</text:span><text:span text:style-name="T1965"><text:s/></text:span><text:span text:style-name="T1966">de chose, sans doute, mais un lecteur attentif ne s</text:span><text:span text:style-name="T1967">’</text:span><text:span text:style-name="T1968">y trompe pas. Ce sont des nuances, à peine, ce je ne sais pas quoi, que Nietzsche appelait le<text:s/></text:span><text:span text:style-name="T1969">tempo</text:span><text:span text:style-name="T1970"> :</text:span><text:span text:style-name="T1971"><text:s/>chaque auteur a son<text:s/></text:span><text:span text:style-name="T1972">tempo</text:span><text:span text:style-name="T1973">, comme en musique, et sait le varier. Machiavel était inégalable pour dire des choses terribles dans un<text:s/></text:span><text:span text:style-name="T1974">te</text:span><text:span text:style-name="T1975">mpo</text:span><text:span text:style-name="T1976"><text:s/>gai et moqueur. Or, le<text:s/></text:span><text:span text:style-name="T1977">tempo</text:span><text:span text:style-name="T1978"><text:s/>de<text:s/></text:span><text:span text:style-name="T1979">M. </text:span><text:span text:style-name="T1980">Ojetti ressemble bien souvent au<text:s/></text:span><text:span text:style-name="T1981">tempo</text:span><text:span text:style-name="T1982"><text:s/>solennel, polyphonique et cadencé de<text:s/></text:span><text:span text:style-name="T1983">M. </text:span><text:span text:style-name="T1984">d</text:span><text:span text:style-name="T1985">’</text:span><text:span text:style-name="T1986">Annunzio.</text:span></text:p>
      <text:p text:style-name="Corpsdetexte"><text:span text:style-name="T1987">Il Vecchio</text:span><text:span text:style-name="T1988">, le vieillard, c</text:span><text:span text:style-name="T1989">’</text:span><text:span text:style-name="T1990">est Alexandre Zeno, qui, arrivé à ses derniers jours, rêve les joies terrestres les plus belles et les plus fières</text:span><text:span text:style-name="T1991"> :</text:span><text:span text:style-name="T1992"><text:s/>la paix des Sages, l</text:span><text:span text:style-name="T1993">’</text:span><text:span text:style-name="T1994">attitude des Athlètes, l</text:span><text:span text:style-name="T1995">’</text:span><text:span text:style-name="T1996">allégresse des Amants</text:span><text:span text:style-name="T1997"> ;</text:span><text:span text:style-name="T1998"><text:s/>mais, tout à coup, la pensée de la mort imminente vient le troubler, et il en est poursuivi sans cesse, et son âme en subit le poison subtil, et, entouré par des images de jeunesse, d</text:span><text:span text:style-name="T1999">’</text:span><text:span text:style-name="T2000">avenir, de vie, il sent partout la Mort, la Mort, la Mort</text:span><text:span text:style-name="T2001"> !</text:span><text:span text:style-name="T2002"><text:s/>Ce sentiment finit par altérer tous les autres, même les plus doux</text:span><text:span text:style-name="T2003"> ;</text:span><text:span text:style-name="T2004"><text:s/>le vieillard ne voit plus en son fils André le jeune homme aimable et l</text:span><text:span text:style-name="T2005">’</text:span><text:span text:style-name="T2006">artiste de talent, mais celui qui vivra, qui a un avenir, qui l</text:span><text:span text:style-name="T2007">’</text:span><text:span text:style-name="T2008">oubliera bientôt dans l</text:span><text:span text:style-name="T2009">’</text:span><text:span text:style-name="T2010">ivresse des jouissances désormais inconnues et immémorables pour lui. Il en arrive à déchirer le portrait de sa femme dont le jeune André lui avait fait cadeau</text:span><text:span text:style-name="T2011"> ;</text:span><text:span text:style-name="T2012"><text:s/>sa femme est morte, et ce tableau, toujours devant ses yeux, lui rappelle l</text:span><text:span text:style-name="T2013">’</text:span><text:span text:style-name="T2014">au-delà formidable</text:span><text:span text:style-name="T2015"> ;</text:span><text:span text:style-name="T2016"><text:s/>il est mesquin, gauche et tragique, ce pauvre vieillard</text:span><text:span text:style-name="T2017"> ;</text:span><text:span text:style-name="T2018"><text:s/></text:span><text:span text:style-name="T2019">M. </text:span><text:span text:style-name="T2020">Ojetti a vécu son personnage. Peu à peu, par cette réaction naturelle des pensées dominantes, la paix vient éclairer encore l</text:span><text:span text:style-name="T2021">’</text:span><text:span text:style-name="T2022">âme<text:s/></text:span><text:soft-page-break/><text:span text:style-name="T2023">d</text:span><text:span text:style-name="T2024">’</text:span><text:span text:style-name="T2025">Alexandre Zeno</text:span><text:span text:style-name="T2026"> ;</text:span><text:span text:style-name="T2027"><text:s/>il a compris le mystère, il se sent fort, il trouve que la vie est partout, puisqu</text:span><text:span text:style-name="T2028">’</text:span><text:span text:style-name="T2029">elle n</text:span><text:span text:style-name="T2030">’</text:span><text:span text:style-name="T2031">est que le changement infatigable de la matière</text:span><text:span text:style-name="T2032"> ;</text:span><text:span text:style-name="T2033"><text:s/>et même en mourant on peut nier la mort… Un soir de printemps, le petit Gino monte dans la chambre du vieillard, et il voit Alexandre sur son lit, le visage calme, comme apaisé dans un sommeil sans rêves</text:span><text:span text:style-name="T2034"> ;</text:span><text:span text:style-name="T2035"><text:s/>l</text:span><text:span text:style-name="T2036">’</text:span><text:span text:style-name="T2037">enfant l</text:span><text:span text:style-name="T2038">’</text:span><text:span text:style-name="T2039">appelle en vain, et il lui touche la main</text:span><text:span text:style-name="T2040"> ;</text:span><text:span text:style-name="T2041"><text:s/>elle est froide… Sans plus oser, le petit Gino se détourne, redescend, et il annonce<text:s/></text:span><text:span text:style-name="T2042">à</text:span><text:span text:style-name="T2043"><text:s/>la famille</text:span><text:span text:style-name="T2044"> :</text:span><text:span text:style-name="T2045"><text:s/></text:span><text:span text:style-name="T2046">— </text:span><text:span text:style-name="T2047">Grand-père dort</text:span><text:span text:style-name="T2048"> !</text:span></text:p>
      <text:p text:style-name="P2049">J’ai oublié naturellement une foule d’épisodes, qui sont la partie vive et entraînante du livre, pour en donner le thème nu et simple. Toujours est-il que l’œuvre de<text:s/>M. Ojetti est un peu lourde, profondément sombre. L’auteur a voulu sans doute montrer tout le sérieux de son esprit philosophique, et il est philosophe à donner des frissons. Je ne pouvais, en lisant, me défendre de comparer<text:s/>M. Ojetti à un compagnon de joie qui s’est fait capucin ;<text:s/>dans un élan de repentance, il a tiré son capuchon presque sur son nez… Cela ne durera pas longtemps les jolies Égyptiennes (les Égyptiennes sont toujours jolies) sauront arracher le froc à<text:s/>M. Ojetti en présence des Pyramides et de leurs quarante siècles.</text:p>
      <text:h text:style-name="Titre3" text:outline-level="3"><text:span text:style-name="T2050">G. P. Lucini :<text:s/></text:span><text:span text:style-name="T2051">Il Libro delle imagini terrene</text:span></text:h>
      <text:p text:style-name="P2052">id : article-1898-04_329a</text:p>
      <text:p text:style-name="term"><text:span text:style-name="T2053">author :<text:s/></text:span><text:span text:style-name="T2054">Zùccoli, Luciano (1868-1929)</text:span></text:p>
      <text:p text:style-name="term"><text:span text:style-name="T2055">signed : Luciano<text:s/></text:span><text:span text:style-name="T2056">Zùccoli</text:span></text:p>
      <text:p text:style-name="P2057">section : Lettres italiennes</text:p>
      <text:p text:style-name="term"><text:span text:style-name="T2058">title : G. P. Lucini :<text:s/></text:span><text:span text:style-name="T2059">Il Libro delle imagini terrene</text:span></text:p>
      <text:p text:style-name="term">date :<text:s/>1898-04</text:p>
      <text:p text:style-name="term">ref :<text:s/>Tome XXVI, numéro 100, avril 1898,<text:s/>p. 325-330 [329]</text:p>
      <text:p text:style-name="Corpsdetexte"><text:span text:style-name="T2060">Il y a des auteurs qui comptent sur l</text:span><text:span text:style-name="T2061">’</text:span><text:span text:style-name="T2062">ignorance du public</text:span><text:span text:style-name="T2063"> ;</text:span><text:span text:style-name="T2064"><text:s/></text:span><text:span text:style-name="T2065">M. </text:span><text:span text:style-name="T2066">Ferrero en est un</text:span><text:span text:style-name="T2067"> ;</text:span><text:span text:style-name="T2068"><text:s/>il y en a d</text:span><text:span text:style-name="T2069">’</text:span><text:span text:style-name="T2070">autres qui supposent dans<text:s/></text:span><text:span text:style-name="T2071">l</text:span><text:span text:style-name="T2072">e<text:s/></text:span><text:span text:style-name="T2073">public une clairvoyance et un esprit de pénétration vraiment inadmissibles</text:span><text:span text:style-name="T2074"> ;</text:span><text:span text:style-name="T2075"><text:s/></text:span><text:span text:style-name="T2076">M. G. P. </text:span><text:span text:style-name="T2077">Lucini est de ces derniers. Son recueil de poésies,<text:s/></text:span><text:span text:style-name="T2078">Il Libro delle imagini terrene</text:span><text:span text:style-name="T2079"><text:s/>(le livre des images terrestres</text:span><text:span text:style-name="T2080"> ;</text:span><text:span text:style-name="T2081"><text:s/>Milan, Galli) est moins obscur que<text:s/></text:span><text:span text:style-name="T2082">II Libro delle figurazioni ideali</text:span><text:span text:style-name="T2083"><text:s/>(le livre des figurations idéales) dont il est le pendant</text:span><text:span text:style-name="T2084"> ;</text:span><text:span text:style-name="T2085"><text:s/>mais tous les deux sont assez difficiles, nuageux, bizarres. Je n</text:span><text:span text:style-name="T2086">’</text:span><text:span text:style-name="T2087">en fais pas un reproche au poète</text:span><text:span text:style-name="T2088"> ;</text:span><text:span text:style-name="T2089"><text:s/>il dédaigne les gros succès, en pensant justement qu</text:span><text:span text:style-name="T2090">’</text:span><text:span text:style-name="T2091">il suffit quelquefois d</text:span><text:span text:style-name="T2092">’</text:span><text:span text:style-name="T2093">avoir un gent</text:span><text:span text:style-name="T2094">il</text:span><text:span text:style-name="T2095"><text:s/>lecteur qui nous comprenne et nous admire… mais il ne faut pas pousser les choses au point que ce seul lecteur soit l</text:span><text:span text:style-name="T2096">’</text:span><text:span text:style-name="T2097">auteur même…<text:s/></text:span><text:span text:style-name="T2098">M. </text:span><text:span text:style-name="T2099">Lucini n</text:span><text:span text:style-name="T2100">’</text:span><text:span text:style-name="T2101">en est pas encore à ce comble de l</text:span><text:span text:style-name="T2102">’</text:span><text:span text:style-name="T2103">art aristocratique, et il doit s</text:span><text:span text:style-name="T2104">’</text:span><text:span text:style-name="T2105">en garder pour l</text:span><text:span text:style-name="T2106">’</text:span><text:span text:style-name="T2107">avenir, en cherchant à rendre ses symboles et ses images tout à fait compréhensibles. Sa poésie est harmonieuse, souple, riche de vibrations</text:span><text:span text:style-name="T2108"> ;</text:span><text:span text:style-name="T2109"><text:s/>quoique de temps à autre le goût pour la rime excentrique l</text:span><text:span text:style-name="T2110">’</text:span><text:span text:style-name="T2111">emporte, et c</text:span><text:span text:style-name="T2112">’</text:span><text:span text:style-name="T2113">est le poète alors qui court après la rime, au lieu que ce soit la rime qui obéisse au poète. Toutefois, même en faisant leur part aux défauts, il serait injuste de dénier à<text:s/></text:span><text:span text:style-name="T2114">M. </text:span><text:span text:style-name="T2115">Lucini une trempe d</text:span><text:span text:style-name="T2116">’</text:span><text:span text:style-name="T2117">artiste<text:s/></text:span><text:soft-page-break/><text:span text:style-name="T2118">original</text:span><text:span text:style-name="T2119"> ;</text:span><text:span text:style-name="T2120"><text:s/>ses défaillances sont l</text:span><text:span text:style-name="T2121">’</text:span><text:span text:style-name="T2122">effet de sa jeunesse</text:span><text:span text:style-name="T2123"> ;</text:span><text:span text:style-name="T2124"><text:s/>d</text:span><text:span text:style-name="T2125">’</text:span><text:span text:style-name="T2126">ici à quelque temps, il marchera franchement, libre des préjugés d</text:span><text:span text:style-name="T2127">’</text:span><text:span text:style-name="T2128">école, en suivant sa fraîche inspiration.</text:span></text:p>
      <text:h text:style-name="Titre3" text:outline-level="3"><text:span text:style-name="T2129">Ciro Annovi :<text:s/></text:span><text:span text:style-name="T2130">Per la storia d’un’ anima</text:span></text:h>
      <text:p text:style-name="P2131">id : article-1898-04_329b</text:p>
      <text:p text:style-name="term"><text:span text:style-name="T2132">author :<text:s/></text:span><text:span text:style-name="T2133">Zùccoli, Luciano (1868-1929)</text:span></text:p>
      <text:p text:style-name="term"><text:span text:style-name="T2134">signed : Luciano<text:s/></text:span><text:span text:style-name="T2135">Zùccoli</text:span></text:p>
      <text:p text:style-name="P2136">section : Lettres italiennes</text:p>
      <text:p text:style-name="term"><text:span text:style-name="T2137">title : Ciro Annovi :<text:s/></text:span><text:span text:style-name="T2138">Per la storia d’un’ anima</text:span></text:p>
      <text:p text:style-name="term">date :<text:s/>1898-04</text:p>
      <text:p text:style-name="term">ref :<text:s/>Tome XXVI, numéro 100, avril 1898,<text:s/>p. 325-330 [329]</text:p>
      <text:p text:style-name="Corpsdetexte"><text:span text:style-name="T2139">Au mois de juin, on fêtera en Italie le premier centenaire de la naissance de Giacomo Leopardi, le prince de nos poètes modernes. Avide d</text:span><text:span text:style-name="T2140">’</text:span><text:span text:style-name="T2141">amour, il n</text:span><text:span text:style-name="T2142">’</text:span><text:span text:style-name="T2143">a connu que des amourettes insignifiantes et incomplètes</text:span><text:span text:style-name="T2144"> ;</text:span><text:span text:style-name="T2145"><text:s/>avide de gloire, la gloire est venue tard, lorsqu</text:span><text:span text:style-name="T2146">’</text:span><text:span text:style-name="T2147">il en était déjà désillusionné</text:span><text:span text:style-name="T2148"> ;</text:span><text:span text:style-name="T2149"><text:s/>avide de beauté il n</text:span><text:span text:style-name="T2150">’</text:span><text:span text:style-name="T2151">a eu que la beauté de ses rêves incomparables… Il ne fut pas moins grand que malheureux, et à ce double titre sa mémoire éveille une admiration profonde et un profond respect. J</text:span><text:span text:style-name="T2152">’</text:span><text:span text:style-name="T2153">ai fini à peine de lire une petite brochure de<text:s/></text:span><text:span text:style-name="T2154">M. </text:span><text:span text:style-name="T2155">Ciro Annovi,<text:s/></text:span><text:span text:style-name="T2156">Per la storia d</text:span><text:span text:style-name="T2157">’</text:span><text:span text:style-name="T2158">un</text:span><text:span text:style-name="T2159">’</text:span><text:span text:style-name="T2160"><text:s/>anima</text:span><text:span text:style-name="T2161"><text:s/>(pour l</text:span><text:span text:style-name="T2162">’</text:span><text:span text:style-name="T2163">histoire d</text:span><text:span text:style-name="T2164">’</text:span><text:span text:style-name="T2165">une âme), qui, à l</text:span><text:span text:style-name="T2166">’</text:span><text:span text:style-name="T2167">aide des sources historiques les plus importantes, nous donne une excellente biographie de Leopardi.<text:s/></text:span><text:span text:style-name="T2168">M. </text:span><text:span text:style-name="T2169">Annovi.<text:s/></text:span><text:span text:style-name="T2170">— </text:span><text:span text:style-name="T2171">c</text:span><text:span text:style-name="T2172">’</text:span><text:span text:style-name="T2173">est la pr</text:span><text:span text:style-name="T2174">emière fois que je lis son nom, —<text:s/></text:span><text:span text:style-name="T2175">est simple dans son exposition, mais efficace et communicatif. Il suit son personnage pas à pas, il nous donne des renseignements sur sa famille, sur ses travaux, sur sa vie intime, sur ses douloureuses aventures, jusqu</text:span><text:span text:style-name="T2176">’</text:span><text:span text:style-name="T2177">à ses derniers jours</text:span><text:span text:style-name="T2178"> ;</text:span><text:span text:style-name="T2179"><text:s/>et bien que, je le répète, le style de<text:s/></text:span><text:span text:style-name="T2180">M. </text:span><text:span text:style-name="T2181">Annovi soit loin de toute forme recherchée, il n</text:span><text:span text:style-name="T2182">’</text:span><text:span text:style-name="T2183">atteint pas moins son but de faire revivre la figure si humaine et touchante du poète immortel.</text:span></text:p>
      <text:h text:style-name="P2184" text:outline-level="3">Memento</text:h>
      <text:p text:style-name="P2185">id : article-1898-04_329c</text:p>
      <text:p text:style-name="term"><text:span text:style-name="T2186">author :<text:s/></text:span><text:span text:style-name="T2187">Zùccoli, Luciano (1868-1929)</text:span></text:p>
      <text:p text:style-name="term">signed :<text:s/>Luciano<text:s/><text:span text:style-name="T2188">Zùccoli</text:span></text:p>
      <text:p text:style-name="term">section :<text:s/>Lettres italiennes</text:p>
      <text:p text:style-name="term">title :<text:s/>Memento</text:p>
      <text:p text:style-name="term">date :<text:s/>1898-04</text:p>
      <text:p text:style-name="term">ref :<text:s/>Tome XXVI, numéro 100, avril 1898,<text:s/>p. 325-330 [329-330]</text:p>
      <text:p text:style-name="Corpsdetexte"><text:span text:style-name="T2189">Il Militarismo</text:span><text:span text:style-name="T2190">, par Guglielmo Ferrero (Milan, Treves).<text:s/></text:span><text:span text:style-name="T2191">La Città Morta</text:span><text:span text:style-name="T2192">, par Gabriele d’Annunzio (Milan, Treves).<text:s/></text:span><text:span text:style-name="T2193">Il Libro delle imagini terrene</text:span><text:span text:style-name="T2194">, par G. P. Lucini (Milan, Galli).<text:s/></text:span><text:span text:style-name="T2195">Per la storia d’un’ anima</text:span><text:span text:style-name="T2196"><text:s/></text:span><text:span text:style-name="T2197">(biografia di Giacomo Leopardi</text:span><text:span text:style-name="T2198">), par Ciro Annovi (Città di Castello, S. Lapi).<text:s/></text:span><text:span text:style-name="T2199">Discorsi d’Arte,</text:span><text:span text:style-name="T2200"><text:s/>par Maria A. Brunamonti (Città di Castello, S. Lapi).<text:s/></text:span><text:span text:style-name="T2201">Il Vecchio</text:span><text:span text:style-name="T2202">, roman, par Ugo Ojetti (Milan, Galli).<text:s/></text:span><text:span text:style-name="T2203">L’Esca</text:span><text:span text:style-name="T2204">, roman, par Ottorino Novi (Milan, Galli).</text:span></text:p>
      <text:soft-page-break/>
      <text:h text:style-name="P2205" text:outline-level="1">Tome XXVI, numéro 101, mai 1898</text:h>
      <text:h text:style-name="P2206" text:outline-level="2">Felice Cavallotti</text:h>
      <text:p text:style-name="P2207">id : article-1898-05_349</text:p>
      <text:p text:style-name="term"><text:span text:style-name="T2208">author :<text:s/></text:span><text:span text:style-name="T2209">Zùccoli, Luciano (1868-1929)</text:span></text:p>
      <text:p text:style-name="term"><text:span text:style-name="T2210">signed : Luciano<text:s/></text:span><text:span text:style-name="T2211">Zùccoli</text:span></text:p>
      <text:p text:style-name="P2212">section : none</text:p>
      <text:p text:style-name="P2213">title : Felice Cavallotti</text:p>
      <text:p text:style-name="P2214">date : 1898-05</text:p>
      <text:p text:style-name="P2215">ref : Tome XXVI, numéro 101, mai 1898, p. 349-355</text:p>
      <text:p text:style-name="byline"><text:span text:style-name="T2216">Luciano Zùccoli</text:span><text:span text:style-name="T2217">.</text:span></text:p>
      <text:p text:style-name="P2218">Tome XXVI, numéro 101, mai 1898, p. 349-355.</text:p>
      <text:p text:style-name="P2219">Les journalistes de la démagogie ressemblent à des barbares, qui dansent la pyrrhique autour d’un cercueil. Il y a plus d’un mois que Felice Cavallotti est mort, et le flot désordonné des tirades monte toujours. La richesse phraséologique des rhéteurs populaires est vraiment incroyable ;<text:s/>ils arrivent à dégrader la tragédie et à troubler la solennité calme de la mort.</text:p>
      <text:p text:style-name="P2220">Felice Cavallotti était un homme de parti, et tout un parti s’est dressé soudainement à pleurer sa perte. C’est juste, mais il faudrait être assez païen pour constater que rarement un personnage a su disparaître si à propos de la scène, à l’heure même où son rôle allait perdre toute signification. À la prochaine crise, et on sait si une crise politique se fait attendre en Italie et ailleurs,<text:s/>Felice Cavallotti aurait eu un portefeuille. Voit-on ce poète du peuple et de la République dans les fonctions de ministre du Roi ?<text:s/>Les journalistes à la danse pyrrhique pouvaient le sommer de renverser Roi et royaume d’un seul coup de main.</text:p>
      <text:p text:style-name="P2221">Le duel avec le comte Ferruccio Macola a dénoué le problème avant même qu’il se présentât. Le député Felice Cavallotti a disparu d’une mort logique, et la mort est si stupidement déraisonnable, qu’il faut signaler l’exception et en tenir compte. Du reste, dans ce cas, ceux qui se battaient étaient des hommes qui aimaient tour à tour à écrire, à discuter, à donner ou à recevoir des coups d’épée. Cavallotti, avant le dernier, avait eu trente-deux duels ;<text:s/>son adversaire, comme plus jeune, quinze ;<text:s/>un des témoins, cinquante. Il ne<text:s/>fallait pas moins que la débonnaireté de la presse pour ne pas s’attendre à ce que, à la longue, quelqu’un de ces chevaliers finît par y rester.</text:p>
      <text:p text:style-name="Corpsdetexte"><text:span text:style-name="T2222">La cause était futile, sans doute</text:span><text:span text:style-name="T2223"> :</text:span><text:span text:style-name="T2224"><text:s/>une dépêche de Rome publiée dans la<text:s/></text:span><text:span text:style-name="T2225">Gazzetta di Venezia</text:span><text:span text:style-name="T2226">, que le comte Macola dirige, et qui avait déplu à Cavallotti. Mais y<text:s/></text:span><text:span text:style-name="T2227">a-t-il</text:span><text:span text:style-name="T2228"><text:s/>des causes sans importance, des querelles sans conséquences entre deux hommes qui représentent deux partis opposés, qui ont chacun pour soi ou contre soi toute une presse, toute une classe</text:span><text:span text:style-name="T2229"> ?</text:span><text:span text:style-name="T2230"><text:s/>La politique n</text:span><text:span text:style-name="T2231">’</text:span><text:span text:style-name="T2232">est désormais,<text:s/></text:span><text:span text:style-name="T2233">— </text:span><text:span text:style-name="T2234">et quand donc a-t-elle été autre chose</text:span><text:span text:style-name="T2235"> ? —<text:s/></text:span><text:span text:style-name="T2236">qu</text:span><text:span text:style-name="T2237">’</text:span><text:span text:style-name="T2238">une lutte sans<text:s/></text:span><text:soft-page-break/><text:span text:style-name="T2239">trêve et sans scrupules</text:span><text:span text:style-name="T2240"> :</text:span><text:span text:style-name="T2241"><text:s/>même avec la plume, on ne se bat pas, on s</text:span><text:span text:style-name="T2242">’</text:span><text:span text:style-name="T2243">assomme</text:span><text:span text:style-name="T2244"> ;</text:span><text:span text:style-name="T2245"><text:s/>dans un homme on écrase une faction, et le pêle-mêle des haines, des accusations, des calomnies, des intrigues est tel, que qui en sort l</text:span><text:span text:style-name="T2246">’</text:span><text:span text:style-name="T2247">honneur intact peut remercier son bon génie.</text:span></text:p>
      <text:p text:style-name="P2248">La popularité dont Felice Cavallotti jouissait en toute l’Italie avait sa raison d’être dans cet esprit de combativité poussé à la dernière exagération. Homme exubérant, passionné, redoutable, il pouvait inspirer des dévouements singuliers ou une aversion invincible, parce qu’il n’oubliait jamais d’être un homme de parti, ni à la Chambre, ni dans ses œuvres littéraires, ni dans ses lettres, ni dans ses articles. Là où il jouait un rôle quelconque, toute sérénité disparaissait comme par magie. Il était presque impossible de ne pas voir derrière lui la foule qui s’exaltait et la foule qui l’attaquait. Après sa mort, bien des critiques, en croyant porter sur lui leur propre jugement, ne firent que répéter l’opinion d’une de ces deux foules passionnées, notamment de la première.</text:p>
      <text:p text:style-name="Corpsdetexte"><text:span text:style-name="T2249">Comme écrivain, il était médiocre. Ses œuvres nombreuses ne lui survivront pas, après la hausse du moment, n</text:span><text:span text:style-name="T2250">’</text:span><text:span text:style-name="T2251">ayant artistiquement aucun intérêt. Ce gladiateur était en poésie un romantique en retard, et il embarquait sa muse sur le navire vermoulu de la rhétorique, avec une lourde charge d</text:span><text:span text:style-name="T2252">’</text:span><text:span text:style-name="T2253">idéal sucré. La Grèce ancienne lui inspira plusieurs pièces de théâtre</text:span><text:span text:style-name="T2254"> :</text:span><text:span text:style-name="T2255"><text:s/></text:span><text:span text:style-name="T2256">Alcibiade</text:span><text:span text:style-name="T2257">,<text:s/></text:span><text:span text:style-name="T2258">La femme de Ménéclès</text:span><text:span text:style-name="T2259">,<text:s/></text:span><text:span text:style-name="T2260">Nycarete</text:span><text:span text:style-name="T2261">, etc., où rien ne manque, hormis la Grèce et les Grecs, qui lui ont soigneusement caché leur âme et leur esprit. Ses comédies modernes, généralement des levers de rideau comme<text:s/></text:span><text:span text:style-name="T2262">La fille de Jephté</text:span><text:span text:style-name="T2263">,<text:s/></text:span><text:span text:style-name="T2264">La lune de miel</text:span><text:span text:style-name="T2265">,<text:s/></text:span><text:span text:style-name="T2266">Sic vos non vobis</text:span><text:span text:style-name="T2267">, étaient l</text:span><text:span text:style-name="T2268">’</text:span><text:span text:style-name="T2269">œuvre d</text:span><text:span text:style-name="T2270">’</text:span><text:span text:style-name="T2271">un homme qui, en compensation à un excès de violence, s</text:span><text:span text:style-name="T2272">’</text:span><text:span text:style-name="T2273">abandonnait à un excès de douceur, imaginant des personnages naïfs et poétiques, pèlerins égarés d</text:span><text:span text:style-name="T2274">’</text:span><text:span text:style-name="T2275">un monde irréel. À travers le tempérament littéraire de Cavallotti, l</text:span><text:span text:style-name="T2276">’</text:span><text:span text:style-name="T2277">amour même se présentait comme un dieu larmoyant et asexué, le dieu de ces chevaliers hyperboliques qui se contentaient d</text:span><text:span text:style-name="T2278">’</text:span><text:span text:style-name="T2279">un mot, d</text:span><text:span text:style-name="T2280">’</text:span><text:span text:style-name="T2281">un souris, d</text:span><text:span text:style-name="T2282">’</text:span><text:span text:style-name="T2283">un regard.</text:span></text:p>
      <text:p text:style-name="P2284">Mais le succès presque constant de ce théâtre deviendrait mystérieux si on refusait à Cavallotti la connaissance de son public. Peu lui importait l’opinion de l’élite intellectuelle, le jugement de la critique désintéressée. Il écrivait pour une démocratie littéraire, qui, vis-à-vis par exemple de la Grèce, n’exerçait aucun contrôle, de sorte qu’Alcibiade et Nicarète et Ménéclès et tous ces,<text:s/>héros en papier mâché allaient intrépidement à la conquête d’un public facile. Enfin, Cavallotti ne voyait dans l’art qu’un moyen ;<text:s/>insensible à toute évolution et à toute recherche, il se conservait aujourd’hui tel qu’au temps de sa jeunesse. Les éloges que lui prodiguent ses amis sont déplacés ;<text:s/>il n’avait pas de génie et sa muse était loin du rare ou du sublime ;<text:s/>mais il laissait librement déborder son inspiration, et ainsi arrivait de temps à autre à<text:s/><text:soft-page-break/>une certaine originalité. Vouloir le comparer, c’est le détruire. Lui-même, d’ailleurs, ne considérait la littérature que comme un épisode de sa vie d’action. Un duel, un procès, un discours à la Chambre, une poésie ou une pièce de théâtre, voilà les étapes habituelles de son chemin.</text:p>
      <text:p text:style-name="P2285">Toutefois, il faut être juste :<text:s/>de belles pages marquent la carrière politique de Cavallotti. En 1860, à dix-huit ans, il était dans les rangs de Garibaldi et il se battait à Milan et au Volturno ;<text:s/>en 1866, il prenait part à la Campagne du Tyrol ;<text:s/>en 1884, pendant le choléra terrible de Naples, il enrôlait des volontaires et volait au secours de la ville malheureuse. Trois dates, trois actes de bravoure.</text:p>
      <text:p text:style-name="Corpsdetexte"><text:span text:style-name="T2286">Tout le reste rentre dans la politique intérieure de l</text:span><text:span text:style-name="T2287">’</text:span><text:span text:style-name="T2288">Italie et manque de cette calme lumière du dévouement. À Milan, un journal, le<text:s/></text:span><text:span text:style-name="T2289">Gazzettino Rosa</text:span><text:span text:style-name="T2290">, est demeuré célèbre pour les articles que Cavallotti y publiait en 1867 en attaquant tout et tous, en faisait un charivari à abasourdir</text:span><text:span text:style-name="T2291"> ;</text:span><text:span text:style-name="T2292"><text:s/>le régiment de cavalerie des hussards de Plaisance y vit des allusions à ses officiers et immédiatement ce fut une grêle de défis et de duels</text:span><text:span text:style-name="T2293"> ;</text:span><text:span text:style-name="T2294"><text:s/>entre deux duels, Cavallotti continuait ses articles tapageurs</text:span><text:span text:style-name="T2295"> ;</text:span><text:span text:style-name="T2296"><text:s/>souvent, entre un duel et l</text:span><text:span text:style-name="T2297">’</text:span><text:span text:style-name="T2298">autre, il n</text:span><text:span text:style-name="T2299">’</text:span><text:span text:style-name="T2300">avait que le temps de refermer ses blessures</text:span><text:span text:style-name="T2301"> ;</text:span><text:span text:style-name="T2302"><text:s/>ses duels finis, voilà des procès dont cinq sur trente lui valurent des condamnations. De quoi parlait-il</text:span><text:span text:style-name="T2303"> ?</text:span><text:span text:style-name="T2304"><text:s/>Quelles sortes de choses épouvantables sortaient de sa plume</text:span><text:span text:style-name="T2305"> ?</text:span><text:span text:style-name="T2306"><text:s/>Il serait difficile de le dire, parce que tout devenait épouvantable et violent à travers son naturel irascible. Il lui fallait l</text:span><text:span text:style-name="T2307">’</text:span><text:span text:style-name="T2308">attaque à la baïonnette</text:span><text:span text:style-name="T2309"> ;</text:span><text:span text:style-name="T2310"><text:s/>lorsqu</text:span><text:span text:style-name="T2311">’</text:span><text:span text:style-name="T2312">il n</text:span><text:span text:style-name="T2313">’</text:span><text:span text:style-name="T2314">y avait pas d</text:span><text:span text:style-name="T2315">’</text:span><text:span text:style-name="T2316">ennemi, il fondait sur le vide, sur des moulins à vent, pour le goût d</text:span><text:span text:style-name="T2317">’</text:span><text:span text:style-name="T2318">entreprendre une course folle et de jeter des cris. Il aurait inventé le Minotaure pour jouer le rôle de Thésée, et son Minotaure était pour le moment la Monarchie</text:span><text:span text:style-name="T2319"> ;</text:span><text:span text:style-name="T2320"><text:s/>demain peut-être la République l</text:span><text:span text:style-name="T2321">’</text:span><text:span text:style-name="T2322">aurait vu parmi ses adversaires les plus acharnés.</text:span></text:p>
      <text:p text:style-name="Corpsdetexte"><text:span text:style-name="T2323">C</text:span><text:span text:style-name="T2324">’</text:span><text:span text:style-name="T2325">est pourquoi son œuvre politique ne lui survivra pas</text:span><text:span text:style-name="T2326"> ;</text:span><text:span text:style-name="T2327"><text:s/>il l</text:span><text:span text:style-name="T2328">’</text:span><text:span text:style-name="T2329">a mortellement blessée de sa propre main. Il n</text:span><text:span text:style-name="T2330">’</text:span><text:span text:style-name="T2331">avait pas de programme simple, limpide, et positif</text:span><text:span text:style-name="T2332"> :</text:span><text:span text:style-name="T2333"><text:s/>la critique l</text:span><text:span text:style-name="T2334">’</text:span><text:span text:style-name="T2335">absorbait tout entier et de sa critique on ne saurait même extraire un principe. Dernièrement, Cavallotti s</text:span><text:span text:style-name="T2336">’</text:span><text:span text:style-name="T2337">était attaché à la question morale avec la ténacité d</text:span><text:span text:style-name="T2338">’</text:span><text:span text:style-name="T2339">un homme qui a trouvé enfin son filon. D</text:span><text:span text:style-name="T2340">’</text:span><text:span text:style-name="T2341">une activité fiévreuse, il inondait ses journaux,<text:s/></text:span><text:span text:style-name="T2342">Il Secolo</text:span><text:span text:style-name="T2343"><text:s/>et<text:s/></text:span><text:span text:style-name="T2344">Don Chisciotte</text:span><text:span text:style-name="T2345">, l</text:span><text:span text:style-name="T2346">’</text:span><text:span text:style-name="T2347">un à Milan, l</text:span><text:span text:style-name="T2348">’</text:span><text:span text:style-name="T2349">autre à Rome, de lettres politiques hérissées de pointes, de sarcasmes et de déclamations. Son but, l</text:span><text:span text:style-name="T2350">’</text:span><text:span text:style-name="T2351">épuration du monde parlementaire</text:span><text:span text:style-name="T2352"> ;</text:span><text:span text:style-name="T2353"><text:s/>ses armes, toutes celles que l</text:span><text:span text:style-name="T2354">’</text:span><text:span text:style-name="T2355">occasion lui offrait. La haine qu</text:span><text:span text:style-name="T2356">’</text:span><text:span text:style-name="T2357">il avait vouée à Crispi dépassait toutes les bornes du vraisemblable</text:span><text:span text:style-name="T2358"> ;</text:span><text:span text:style-name="T2359"><text:s/>il ne lui reconnaissait plus aucun mérite, il niait même le rôle notoire et lumineux que Crispi a joué dans les fastes de l</text:span><text:span text:style-name="T2360">’</text:span><text:span text:style-name="T2361">indépendance italienne</text:span><text:span text:style-name="T2362"> :</text:span><text:span text:style-name="T2363"><text:s/>le vocabulaire des invectives paraissait trop<text:s/></text:span><text:soft-page-break/><text:span text:style-name="T2364">pauvre à Cavallotti pour accabler ce vieillard de soixante-quinze ans, dont il avait été l</text:span><text:span text:style-name="T2365">’</text:span><text:span text:style-name="T2366">ami, et qui restait debout avec sa belle énergie d</text:span><text:span text:style-name="T2367">’</text:span><text:span text:style-name="T2368">ancien combattant. Le résultat le plus sûr de cette campagne, aveuglement rancunière et nécessairement impuissante, fut une réaction de sympathie envers sa victime</text:span><text:span text:style-name="T2369"> ;</text:span><text:span text:style-name="T2370"><text:s/>encore un peu, et Cavallotti aurait naïvement préparé le retour de Crispi au pouvoir.</text:span></text:p>
      <text:p text:style-name="Corpsdetexte"><text:span text:style-name="T2371">Du reste, quant au flair politique de Cavallotti, il est permis de douter. Ce vétéran de l</text:span><text:span text:style-name="T2372">’</text:span><text:span text:style-name="T2373">opposition systématique n</text:span><text:span text:style-name="T2374">’</text:span><text:span text:style-name="T2375">a eu d</text:span><text:span text:style-name="T2376">’</text:span><text:span text:style-name="T2377">indulgence que pour les ministres les plus testiculairement impuissants qu</text:span><text:span text:style-name="T2378">’</text:span><text:span text:style-name="T2379">on ait jamais vus sous la voûte du ciel</text:span><text:span text:style-name="T2380"> ;</text:span><text:span text:style-name="T2381"><text:s/>pour les esprits mesquins soutenus par la fortune et ahuris eux-mêmes de l</text:span><text:span text:style-name="T2382">’</text:span><text:span text:style-name="T2383">importance des fonctions dont on les supposait capables, il avait des tendresses fraternelles. Ce mirage de la politique vertueuse avait fini par offusquer complètement l</text:span><text:span text:style-name="T2384">’</text:span><text:span text:style-name="T2385">ancien pamphlétaire du<text:s/></text:span><text:span text:style-name="T2386">Gazzettino Rosa</text:span><text:span text:style-name="T2387">. Il n</text:span><text:span text:style-name="T2388">e voulait que des hommes honnêtes, et il chérissait souvent d</text:span><text:span text:style-name="T2389">’</text:span><text:span text:style-name="T2390">honnêtes imbéciles.</text:span></text:p>
      <text:p text:style-name="P2391">D’autre part, les intempérances habituelles de son style, l’exagération journalière des dangers qu’il voyait partout en Italie, rapetissaient l’œuvre du tribun populaire. Il est bien vrai qu’il n’y a que deux moyens pour charmer la foule :<text:s/>les gros mots ou la libéralité princière ;<text:s/>des deux, Cavallotti avait adopté le premier, et en jouait intarissablement, semant les mêmes fleurs de rhétorique, tulipes vulgaires, pour repousser une loi qu’il croyait nuisible ou pour révéler des commérages d’antichambre. Sa politique aigrissait les caractères les plus paisibles, grâce à l’outrecuidance avec laquelle ses journaux attaquaient et blessaient ses adversaires.</text:p>
      <text:p text:style-name="P2392">On peut donc penser que, si cette vie encore pleine de sève n’eût pas été tragiquement tronquée, Cavallotti aurait eu des biographes froidement sévères. L’issue malheureuse du duel avec le comte Macola a apprivoisé la critique, en laissant à l’histoire, quand elle s’en mêlera, le soin de rétablir les proportions de cet homme, maintenant grandi à l’excès par ses coreligionnaires.</text:p>
      <text:p text:style-name="P2393">Entré à la Chambre en 1873, ses vingt-cinq ans de vie parlementaire se sont écoulés sans rien créer de durable ;<text:s/>même la question morale a fini par une bulle de savon, après un débat très long et sauvagement acharné. Les factions les plus avancées ne pouvaient pas reconnaître un chef dans Cavallotti ;<text:s/>il était simplement démocratique et républicain ;<text:s/>or, les socialistes ne se soucient guère de la république, qui pour eux est un rêve<text:s/>déjà trop insignifiant, et ils se seraient gardés de répondre aux ordres d’un homme que l’opinion publique désignait comme le ministre du lendemain. Les conservateurs, à leur tour, n’auraient pas facilement oublié son passé éperdument antidynastique. Seule la démocratie,<text:s/>— un mot assez vague, après tout, —<text:s/>voyait en Cavallotti son paladin et son barde, en attendant le jour de le désavouer quand, au<text:s/><text:soft-page-break/>pouvoir, il aurait dû marcher franchement contre ses opinions de jadis.</text:p>
      <text:p text:style-name="P2394">Dans ces circonstances, le duel fatal survint.</text:p>
      <text:p text:style-name="P2395">Le comte Ferruccio Macola n’a pas encore quarante ans, mais son expérience de la vie publique lui ouvrit de bonne heure les portes du Parlement, où il montra un esprit froid et équilibré. Maintes fois, le journal qu’il dirige risqua l’impopularité par sa manière personnelle d’envisager certaines questions de politique intérieure. Au demeurant, il y avait entre Macola et Cavallotti un contraste bien marqué. Autant celui-là est calme et inaccessible aux impressions soudaines, autant celui-ci était prompt, ardent passionné. Même au physique, Cavallotti était de taille moyenne, trapu, sanguin ;<text:s/>Macola est grand, souple, nerveux. Ils n’avaient<text:s/>pour points<text:s/>de contact qu’un courage à toute épreuve et une rare énergie.</text:p>
      <text:p text:style-name="P2396">Le 6 mars, à trois heures, les deux adversaires avec leurs témoins se rencontraient à la Villa<text:s/>Cellere, hors de Porta Maggiore, à Rome, dans un endroit délicieusement pittoresque. À trois heures et demie, le duel commençait ;<text:s/>au troisième assaut, le comte Macola, qui se bornait à se défendre, en voyant l’adversaire se jeter sur lui, se hâta de l’éloigner en détendant le bras. Cavallotti ne s’étant pas arrêté, le sabre de Macola lui entra dans la bouche, coupa la langue et s’enfonça dans la gorge. Quelques minutes après, il était mort.</text:p>
      <text:p text:style-name="P2397">Toute une carrière extraordinairement active, indéniablement remarquable se concluait de cette manière émouvante et sombre.</text:p>
      <text:p text:style-name="P2398">Cavallotti était un homme qui aurait pu marcher libre et tout seul. Il voulut conduire un parti et il eut en commun avec celui-ci les faiblesses, les erreurs, les excès qui distinguent les factions populaires. Lentement il se laissait gagner par cet aveugle exclusivisme qui illustra les petites républiques du moyen âge, et son action perdait en valeur ce qu’elle gagnait en violence.</text:p>
      <text:p text:style-name="P2399">Toujours est-il qu’en disant qu’il est mort sur la brèche, l’épée à la main, ses biographes futurs ne feront pas une métaphore surannée.</text:p>
      <text:p text:style-name="dateline">Florence, avril.</text:p>
      <text:h text:style-name="Titre2" text:outline-level="2">Voyages, archéologie.<text:s/><text:line-break/><text:span text:style-name="T2400">Dom Guéranger</text:span><text:span text:style-name="T2401"> :</text:span><text:span text:style-name="T2402"><text:s/></text:span><text:span text:style-name="T2403">Sainte Cécile et la société romaine aux deux premiers siècles</text:span><text:span text:style-name="T2404">, V. Retaux, 2 vol., 7 </text:span><text:span text:style-name="T2405">fr.</text:span></text:h>
      <text:p text:style-name="P2406">id : article-1898-05_564</text:p>
      <text:p text:style-name="term"><text:span text:style-name="T2407">author :<text:s/></text:span><text:span text:style-name="T2408">Merki, Charles (18..-19..)</text:span></text:p>
      <text:p text:style-name="term">signed :<text:s/>Charles Merki</text:p>
      <text:p text:style-name="term">section :<text:s/>Voyages, archéologie</text:p>
      <text:soft-page-break/>
      <text:p text:style-name="term">title :<text:s/>Dom Guéranger :<text:s/><text:span text:style-name="T2409">Sainte Cécile et la société romaine aux deux premiers siècles</text:span>, V. Retaux, 2 vol., 7 fr.</text:p>
      <text:p text:style-name="term">date :<text:s/>1898-05</text:p>
      <text:p text:style-name="term">ref :<text:s/>Tome XXVI, numéro 101, mai 1898,<text:s/>p. 564-569 [564-566]</text:p>
      <text:p text:style-name="byline"><text:span text:style-name="T2410">Charles Merki</text:span>.</text:p>
      <text:p text:style-name="P2411">Tome XXVI, numéro 101, mai 1898, p. 564-569 [564-566].</text:p>
      <text:p text:style-name="Corpsdetexte"><text:span text:style-name="T2412">Nous avons commencé ce mois par de pieuses lectures</text:span><text:span text:style-name="T2413"> ;</text:span><text:span text:style-name="T2414"><text:s/>grâces en soient rendues à la librairie Retaux qui met en vente une huitième édition du livre plusieurs fois remanié de Dom Guéranger, défunt abbé de Solesmes sur<text:s/></text:span><text:span text:style-name="T2415">Sainte Cécile et la Société Romaine aux deux premiers siècles</text:span><text:span text:style-name="T2416">.<text:s/></text:span><text:span text:style-name="T2417">— </text:span><text:span text:style-name="T2418">Sous sa forme primitive et en des proportions plus modestes,<text:s/></text:span><text:span text:style-name="T2419">Sainte Cécile</text:span><text:span text:style-name="T2420"><text:s/>par Dom Guéranger était une histoire simplement édifiante. Appuyé sur les travaux archéologiques de<text:s/></text:span><text:span text:style-name="T2421">M. de </text:span><text:span text:style-name="T2422">Ro</text:span><text:span text:style-name="T2423">ssi et du comte de Richemont</text:span><text:span text:style-name="T2424"><text:note text:note-class="footnote" text:id="_ftn3"><text:note-citation>4</text:note-citation><text:note-body><text:p text:style-name="Notedebasdepage"><text:s/>Cf.<text:s/><text:span text:style-name="T2425">La Roma Sotterranea</text:span>, del cav.<text:s/>G. B. de Rossi ;<text:s/><text:span text:style-name="T2426">Le Cimetière de Calliste devant l</text:span><text:span text:style-name="T2427">’</text:span><text:span text:style-name="T2428">histoire</text:span>, par le comte Desbassayns de Richemont, 1869 ;<text:s/><text:span text:style-name="T2429">Les Catacombes de Rome</text:span>, par le comte<text:s/>H. de l’Épinois.</text:p></text:note-body></text:note></text:span><text:span text:style-name="T2430"><text:s/>qui explorèrent laborieusement les catacombes de Rome, le savant abbé en tira un traité d</text:span><text:span text:style-name="T2431">’</text:span><text:span text:style-name="T2432">histoire religieuse, et de nouveau raconta<text:s/></text:span><text:span text:style-name="T2433">« </text:span><text:span text:style-name="T2434">la conquête du monde romain au profit du Christ par ses apôtres et leurs successeurs, la fondation de l</text:span><text:span text:style-name="T2435">’É</text:span><text:span text:style-name="T2436">glise chrétie</text:span><text:span text:style-name="T2437">nne qui est notre mère, et enfin<text:s/></text:span><text:span text:style-name="T2438">la vie d</text:span><text:span text:style-name="T2439">’</text:span><text:span text:style-name="T2440">une sainte que nous vénérons sur les autels</text:span><text:span text:style-name="T2441"> »</text:span><text:span text:style-name="T2442">. L</text:span><text:span text:style-name="T2443">’</text:span><text:span text:style-name="T2444">histoire de Cécile, vierge et martyre, et patronne de la musique sans qu</text:span><text:span text:style-name="T2445">’</text:span><text:span text:style-name="T2446">on sache pourquoi<text:s/></text:span><text:span text:style-name="T2447">— </text:span><text:span text:style-name="T2448">n</text:span><text:span text:style-name="T2449">’</text:span><text:span text:style-name="T2450">est donc plus ici qu</text:span><text:span text:style-name="T2451">’</text:span><text:span text:style-name="T2452">un épisode</text:span><text:span text:style-name="T2453"> ;</text:span><text:span text:style-name="T2454"><text:s/>même l</text:span><text:span text:style-name="T2455">’</text:span><text:span text:style-name="T2456">intérêt ne nous prend qu</text:span><text:span text:style-name="T2457">’</text:span><text:span text:style-name="T2458">aux détails de son histoire posthume</text:span><text:span text:style-name="T2459"> ;</text:span><text:span text:style-name="T2460"><text:s/>au récit de son invention par le pape<text:s/></text:span><text:span text:style-name="T2461">Pascal</text:span><text:span text:style-name="T2462"><text:s/></text:span><text:span text:style-name="T2463">qui la retrouva au Cimetière de Calliste</text:span><text:span text:style-name="T2464"> ;</text:span><text:span text:style-name="T2465"><text:s/>à sa seconde exhumation, au<text:s/></text:span><text:span text:style-name="T2466">xvi</text:span><text:span text:style-name="T2467">e</text:span><text:span text:style-name="T2468"> </text:span><text:span text:style-name="T2469">siècle,</text:span><text:span text:style-name="T2470"><text:s/>quand après quatorze cents ans l</text:span><text:span text:style-name="T2471">e corps de la sainte, tiré des caves de sa basilique, apparut entier, en la pose de son agonie, et selon les plus incontestables témoignages exhalant une odeur de rose et de lis si pénétrante qu</text:span><text:span text:style-name="T2472">’</text:span><text:span text:style-name="T2473">on s</text:span><text:span text:style-name="T2474">’</text:span><text:span text:style-name="T2475">abstint de brûler de l</text:span><text:span text:style-name="T2476">’</text:span><text:span text:style-name="T2477">encens dans la chapelle où il fut déposé.<text:s/></text:span><text:span text:style-name="T2478">— </text:span><text:span text:style-name="T2479">Il faut ajouter que le tableau de la société romaine que nous annonçait le titre, et où nous pensions trouver la vie des premiers chrétiens selon les écrits si nombreux des pères de l</text:span><text:span text:style-name="T2480">’</text:span><text:span text:style-name="T2481">Église, ne fut point davantage mis en valeur au cours de ces deux volumes. Dom Guéranger se contenta d</text:span><text:span text:style-name="T2482">’</text:span><text:span text:style-name="T2483">établir par les inscriptions que telle famille de l</text:span><text:span text:style-name="T2484">’</text:span><text:span text:style-name="T2485">aristocratie romaine avait été chrétienne</text:span><text:span text:style-name="T2486"> ;</text:span><text:span text:style-name="T2487"><text:s/>que telle autre pouvait bien, selon toute hypothèse, avoir donné l</text:span><text:span text:style-name="T2488">’</text:span><text:span text:style-name="T2489">un ou l</text:span><text:span text:style-name="T2490">’</text:span><text:span text:style-name="T2491">autre de ses membres à la communauté.<text:s/></text:span><text:span text:style-name="T2492">— </text:span><text:span text:style-name="T2493">C</text:span><text:span text:style-name="T2494">’</text:span><text:span text:style-name="T2495">est qu</text:span><text:span text:style-name="T2496">’</text:span><text:span text:style-name="T2497">il s</text:span><text:span text:style-name="T2498">’</text:span><text:span text:style-name="T2499">agissait d</text:span><text:span text:style-name="T2500">’</text:span><text:span text:style-name="T2501">abord de répondre à des assertions, de prouver que les premiers chrétiens n</text:span><text:span text:style-name="T2502">’</text:span><text:span text:style-name="T2503">étaient point uniquement la populace de Rome</text:span><text:span text:style-name="T2504"> ;</text:span><text:span text:style-name="T2505"><text:s/>qu</text:span><text:span text:style-name="T2506">’</text:span><text:span text:style-name="T2507">il y avait parmi eux des patriciens, des hommes de savoir et de jugement, lesquels ne devaient point accepter à la légère la nouvelle doctrine. Tout auteur catholique a du polémiste</text:span><text:span text:style-name="T2508"> ;</text:span><text:span text:style-name="T2509"><text:s/>et le monde catholique, alors que Dom Guéranger refaisait son livre, s</text:span><text:span text:style-name="T2510">’</text:span><text:span text:style-name="T2511">égosillait devant<text:s/></text:span><text:span text:style-name="quote.c">« l’audace inouïe de la critique allemande »</text:span><text:span text:style-name="T2512">. On ne parle point ici de Renan, le<text:s/></text:span><text:soft-page-break/><text:span text:style-name="T2513">défroquat et<text:s/></text:span><text:span text:style-name="T2514">« </text:span><text:span text:style-name="T2515">la vieille vache pourrie</text:span><text:span text:style-name="T2516"> » ;</text:span><text:span text:style-name="T2517"><text:s/>mais l</text:span><text:span text:style-name="T2518">’</text:span><text:span text:style-name="T2519">école de Tubingue en de lourds bouquins discutait les actes des apôtres et jusqu</text:span><text:span text:style-name="T2520">’</text:span><text:span text:style-name="T2521">à la venue<text:s/></text:span><text:span text:style-name="T2522">de saint Pierre à Rome</text:span><text:span text:style-name="T2523"><text:note text:note-class="footnote" text:id="_ftn4"><text:note-citation>5</text:note-citation><text:note-body><text:p text:style-name="Notedebasdepage"><text:s/>Cf.<text:s/><text:span text:style-name="T2524">Les Actes des Apôtres,<text:s/></text:span>par<text:s/>A. Stap, dans<text:s/><text:span text:style-name="T2525">la Revue Germanique</text:span>, 1861 ;<text:s/>Lipsius,<text:s/><text:span text:style-name="T2526">Les sources de la légende relative au séjour de saint Pierre à Rome</text:span>, 1872 ;<text:s/>et<text:s/>E. Zeller,<text:s/><text:span text:style-name="T2527">La légende de saint Pierre premier évêque de Rome</text:span>, trad. Marchand, 1876.</text:p></text:note-body></text:note></text:span><text:span text:style-name="T2528"> ;</text:span><text:span text:style-name="T2529"><text:s/>Dom Guéranger déclare dans sa préface que<text:s/></text:span><text:span text:style-name="T2530">« </text:span><text:span text:style-name="T2531">le rôle de Cécile sous les Antonius n</text:span><text:span text:style-name="T2532">’</text:span><text:span text:style-name="T2533">a pu être pleinement apprécié qu</text:span><text:span text:style-name="T2534">’</text:span><text:span text:style-name="T2535">à la suite d</text:span><text:span text:style-name="T2536">’</text:span><text:span text:style-name="T2537">un récit rétrospectif</text:span><text:span text:style-name="T2538"> »</text:span><text:span text:style-name="T2539">. Avec nombre d</text:span><text:span text:style-name="T2540">’</text:span><text:span text:style-name="T2541">ecclésiastiques, dont les produits moins heureux gisent dans la poussière des quais, il refait ainsi l</text:span><text:span text:style-name="T2542">’</text:span><text:span text:style-name="T2543">histoire du christianisme à ses débuts, insiste<text:s/></text:span><text:span text:style-name="T2544">sur</text:span><text:span text:style-name="T2545"><text:s/>les premiers papes et sur les martyrs, et la suprématie de l</text:span><text:span text:style-name="T2546">’</text:span><text:span text:style-name="T2547">église de Rome déjà acceptée par le monde chrétien.<text:s/></text:span><text:span text:style-name="T2548">— </text:span><text:span text:style-name="T2549">Il faudrait discuter</text:span><text:span text:style-name="T2550"><text:s/></text:span><text:span text:style-name="T2551">ailleurs les raisons de chacun et des documents qui ne valent que par l</text:span><text:span text:style-name="T2552">’</text:span><text:span text:style-name="T2553">interprétation. Nous nous contenterons de dire que pour qui s</text:span><text:span text:style-name="T2554">’</text:span><text:span text:style-name="T2555">inquiète de la tradition catholique, ou simplement rechercher un peu de vérité, le présent livre reste des plus estimables. Les chapitres consacrés à Rome souterraine et aux découvertes de la commission d</text:span><text:span text:style-name="T2556">’</text:span><text:span text:style-name="T2557">archéologie sacrée sont d</text:span><text:span text:style-name="T2558">’</text:span><text:span text:style-name="T2559">une érudition louable</text:span><text:span text:style-name="T2560"> ;</text:span><text:span text:style-name="T2561"><text:s/>nous ne saurions assez regretter dès lors que les éditeurs n</text:span><text:span text:style-name="T2562">’</text:span><text:span text:style-name="T2563">aient point cru convenable de joindre au présent tirage quelques planches donnant la topographie des catacombes et de Rome chrétienne aux premiers siècles.<text:s/></text:span><text:span text:style-name="T2564">— </text:span><text:span text:style-name="T2565">Mais ne serait-ce point trop vouloir que de leur réclamer des<text:s/></text:span><text:span text:style-name="T2566">« </text:span><text:span text:style-name="T2567">illustrations</text:span><text:span text:style-name="T2568"> »</text:span><text:span text:style-name="T2569"><text:s/>où elles paraissent susceptibles de contribuer à l</text:span><text:span text:style-name="T2570">’</text:span><text:span text:style-name="T2571">élucidation du texte</text:span><text:span text:style-name="T2572"> ?</text:span></text:p>
      <text:h text:style-name="Titre2" text:outline-level="2">Les Revues.<text:s/><text:line-break/><text:span text:style-name="T2573">La Quinzaine</text:span><text:s/>[les<text:s/><text:span text:style-name="T2574">Odi navali</text:span><text:s/>de Gabriele d’Annunzio]</text:h>
      <text:p text:style-name="P2575">id : article-1898-05_574</text:p>
      <text:p text:style-name="P2576">author : Hirsch, Charles-Henry (1860-1948)</text:p>
      <text:p text:style-name="term">signed :<text:s/>Charles-Henry Hirsch</text:p>
      <text:p text:style-name="term">section :<text:s/>Les Revues</text:p>
      <text:p text:style-name="term">title :<text:s/><text:span text:style-name="T2577">La Quinzaine</text:span><text:s/>[les<text:s/><text:span text:style-name="T2578">Odi navali</text:span><text:s/>de Gabriele d’Annunzio]</text:p>
      <text:p text:style-name="term">date :<text:s/>1898-05</text:p>
      <text:p text:style-name="term">ref :<text:s/>Tome XXVI, numéro 101, mai 1898,<text:s/>p. 569-576 [574-575]</text:p>
      <text:p text:style-name="byline"><text:span text:style-name="T2579">Charles-Henry Hirsch</text:span>.</text:p>
      <text:p text:style-name="bibl">Tome XXVI, numéro 101, mai 1898,<text:s/>p. 569-576 [574-575].</text:p>
      <text:p text:style-name="Corpsdetexte"><text:span text:style-name="T2580">M. </text:span><text:span text:style-name="T2581">François Descotes donne<text:s/></text:span><text:span text:style-name="T2582">« </text:span><text:span text:style-name="T2583">d</text:span><text:span text:style-name="T2584">’après une tradu</text:span><text:span text:style-name="T2585">ction inédite</text:span><text:span text:style-name="T2586"> »</text:span><text:span text:style-name="T2587"><text:s/>des extraits des<text:s/></text:span><text:span text:style-name="T2588">Odi navali</text:span><text:span text:style-name="T2589"><text:s/>composées par<text:s/></text:span><text:span text:style-name="T2590">M. </text:span><text:span text:style-name="T2591">Gabriel d</text:span><text:span text:style-name="T2592">’</text:span><text:span text:style-name="T2593">Annunzio en l</text:span><text:span text:style-name="T2594">’</text:span><text:span text:style-name="T2595">honneur de l</text:span><text:span text:style-name="T2596">’</text:span><text:span text:style-name="T2597">amiral de Saint-Bon, de la marine italienne<text:s/></text:span><text:span text:style-name="T2598">(La Quinzaine)</text:span><text:span text:style-name="T2599"> :</text:span></text:p>
      <text:p text:style-name="quote">« Armée d’Italie !</text:p>
      <text:p text:style-name="quote">» Au nom de l’Italie, de Dieu et du Roi, dans notre foi catholique,<text:s/><text:span text:style-name="T2600">Simon de Saint-Bon</text:span><text:s/>est mort. Le Grand Amiral en ce jour est mort. Navires à l’ancre, navires veillant en armes<text:s/><text:soft-page-break/>sur nos eaux ;<text:s/>et vous, qui portez aux fils éloignés le salut de la Mère ;<text:s/>— et vous aussi, immobiles dans les vastes arsenaux bruissants, étincelants de feu dans la profondeur des forges où se trempe votre force ;<text:s/>— vous tous qu’il aima, qu’il eut pour unique amour, que ses grands yeux de lion virent pour la dernière fois scintiller dans le golfe où Gênes resplendit (un rêve fit scintiller autre chose en son âme héroïque) ;<text:s/>vous tous, navires, descendez vos drapeaux à mi-hampe !<text:s/>Que le marteau ne frappe plus l’acier nouveau qui résonne ;<text:s/>que s’éteignent les feux des arsenaux î Silence et douleur !<text:s/>Il est mort. Le Grand Amiral en ce jour est mort….</text:p>
      <text:p text:style-name="quote">» Au nom de l’Italie, de Dieu et du Roi, ayant défait les forces ennemies, coulé à pic dans la bataille quinze navires, en ayant capturé dix, les autres en fuite, réduits au silence, suivis de près et mis en péril, étant resté maître de la mer, Simon de Saint-Bon, déjà blessé au moment où le sort restait incertain et pourtant toujours debout, admirable à voir, enfin est tombé sur son pont de commandement, dans son sang et dans les plis du drapeau victorieux. Il est mort. Le Grand Amiral, en ce jour, est mort. Par sa volonté il sera enseveli dans la mer. Les ancres et les chaînes des dix navires prisonniers, par un droit sacré, avec lui, descendront dans la mer. »</text:p>
      <text:h text:style-name="Titre2" text:outline-level="2">Lettres anglaises.<text:s/><text:line-break/>Memento [extrait]</text:h>
      <text:p text:style-name="term">id : article-1898-05_625</text:p>
      <text:p text:style-name="P2601">author : Davray, Henry D. (1873-1944)</text:p>
      <text:p text:style-name="term"><text:span text:style-name="T2602">signed : Henry-D. </text:span>Davray</text:p>
      <text:p text:style-name="term">section :<text:s/>Lettres anglaises</text:p>
      <text:p text:style-name="term">title :<text:s/>Memento [extrait]</text:p>
      <text:p text:style-name="term">date : 1898-05</text:p>
      <text:p text:style-name="term">ref : Tome XXVI, numéro 101, mai 1898, p. 623-627 [625]</text:p>
      <text:p text:style-name="byline"><text:span text:style-name="T2603">Henry-D. Davray</text:span>.</text:p>
      <text:p text:style-name="P2604">Tome XXVI, numéro 101, mai 1898, p. 623-627 [625].</text:p>
      <text:p text:style-name="Corpsdetexte"><text:span text:style-name="T2605">The Saturday Review<text:s/></text:span><text:span text:style-name="T2606">(19 </text:span><text:span text:style-name="T2607">février).<text:s/></text:span><text:span text:style-name="T2608">— </text:span><text:span text:style-name="T2609">[…] un article sur le<text:s/></text:span><text:span text:style-name="T2610">Portrait d</text:span><text:span text:style-name="T2611">’</text:span><text:span text:style-name="T2612">Amerigo Vespucci</text:span><text:span text:style-name="T2613"><text:s/>par Ghirlandajo, récemment découvert.</text:span></text:p>
      <text:p text:style-name="P2614">[…]</text:p>
      <text:h text:style-name="Titre1" text:outline-level="1">Tome XXVI, numéro 102, juin 1898</text:h>
      <text:h text:style-name="Titre2" text:outline-level="2">Lettres italiennes</text:h>
      <text:p text:style-name="P2615">id : article-1898-06_917</text:p>
      <text:p text:style-name="term"><text:span text:style-name="T2616">author :<text:s/></text:span><text:span text:style-name="T2617">Zùccoli, Luciano (1868-1929)</text:span></text:p>
      <text:p text:style-name="term">signed :<text:s/>Luciano<text:s/><text:span text:style-name="T2618">Zùccoli</text:span></text:p>
      <text:p text:style-name="term">section :<text:s/>Lettres italiennes</text:p>
      <text:p text:style-name="term">title :<text:s/>Lettres italiennes</text:p>
      <text:soft-page-break/>
      <text:p text:style-name="term">date :<text:s/>1898-06</text:p>
      <text:p text:style-name="term">ref :<text:s/>Tome XXVI, numéro 102, juin 1898,<text:s/>p. 917-923</text:p>
      <text:p text:style-name="byline"><text:span text:style-name="T2619">Luciano Zùccoli</text:span><text:span text:style-name="T2620">.</text:span></text:p>
      <text:p text:style-name="P2621">Tome XXVI, numéro 102, juin 1898, p. 917-923.</text:p>
      <text:h text:style-name="Titre3" text:outline-level="3"><text:span text:style-name="T2622">F. Cavallotti :<text:s/></text:span><text:span text:style-name="T2623">Italia e Grecia</text:span></text:h>
      <text:p text:style-name="P2624">id : article-1898-06_917a</text:p>
      <text:p text:style-name="term"><text:span text:style-name="T2625">author :<text:s/></text:span><text:span text:style-name="T2626">Zùccoli, Luciano (1868-1929)</text:span></text:p>
      <text:p text:style-name="term"><text:span text:style-name="T2627">signed : Luciano<text:s/></text:span><text:span text:style-name="T2628">Zùccoli</text:span></text:p>
      <text:p text:style-name="P2629">section : Lettres italiennes</text:p>
      <text:p text:style-name="term"><text:span text:style-name="T2630">title : F. Cavallotti :<text:s/></text:span><text:span text:style-name="T2631">Italia e Grecia</text:span></text:p>
      <text:p text:style-name="term">date :<text:s/>1898-06</text:p>
      <text:p text:style-name="term">ref :<text:s/>Tome XXVI, numéro 102, juin 1898,<text:s/>p. 917-923 [917-918]</text:p>
      <text:p text:style-name="Corpsdetexte"><text:span text:style-name="T2632">Italia e Grecia</text:span><text:span text:style-name="T2633"><text:s/>(Catane, Giannota), de Felice Cavallotti, vient d</text:span><text:span text:style-name="T2634">’</text:span><text:span text:style-name="T2635">avoir, par la mort soudaine de l</text:span><text:span text:style-name="T2636">’</text:span><text:span text:style-name="T2637">auteur, une importance qu</text:span><text:span text:style-name="T2638">’</text:span><text:span text:style-name="T2639">en tout autre moment on ne lui aurait pas reconnue. Ce petit livre contient les discours que Cavallotti prononçait au Parlement et dans les réunions publiques au sujet de la dernière guerre turco-grecque, et les épitaphes dictées par le député de la gauche extrême pour les malheureux Italiens qui ont bien voulu se faire tuer comme volontaires. Je ne m</text:span><text:span text:style-name="T2640">’</text:span><text:span text:style-name="T2641">exprime par sur les mérites de ces plaidoyers</text:span><text:span text:style-name="T2642"> ;</text:span><text:span text:style-name="T2643"><text:s/>politiquement, ils offrent un témoignage frappant de l</text:span><text:span text:style-name="T2644">’</text:span><text:span text:style-name="T2645">importance que Cavallotti croyait pouvoir donner à cette échauffourée ridicule. Au demeurant, il n</text:span><text:span text:style-name="T2646">’</text:span><text:span text:style-name="T2647">était pas seul à s</text:span><text:span text:style-name="T2648">’</text:span><text:span text:style-name="T2649">abuser sur une affaire de Bourse déguisée en guerre d</text:span><text:span text:style-name="T2650">’</text:span><text:span text:style-name="T2651">indépendance, et son livre reste comme un signe de ces temps, naïfs quand même.</text:span></text:p>
      <text:h text:style-name="Titre3" text:outline-level="3"><text:span text:style-name="T2652">C. Lombroso :<text:s/></text:span><text:span text:style-name="T2653">In Calabria</text:span></text:h>
      <text:p text:style-name="P2654">id : article-1898-06_918a</text:p>
      <text:p text:style-name="term"><text:span text:style-name="T2655">author :<text:s/></text:span><text:span text:style-name="T2656">Zùccoli, Luciano (1868-1929)</text:span></text:p>
      <text:p text:style-name="term"><text:span text:style-name="T2657">signed : Luciano<text:s/></text:span><text:span text:style-name="T2658">Zùccoli</text:span></text:p>
      <text:p text:style-name="term">section :<text:s/>Lettres italiennes</text:p>
      <text:p text:style-name="term">title :<text:s/>C. Lombroso :<text:s/><text:span text:style-name="T2659">In Calabria</text:span></text:p>
      <text:p text:style-name="term">date :<text:s/>1898-06</text:p>
      <text:p text:style-name="term">ref :<text:s/>Tome XXVI, numéro 102, juin 1898,<text:s/>p. 917-923 [918]</text:p>
      <text:p text:style-name="Corpsdetexte"><text:span text:style-name="T2660">In Calabria</text:span><text:span text:style-name="T2661"><text:s/>(Catane, Giannotta) présente bon nombre d</text:span><text:span text:style-name="T2662">’</text:span><text:span text:style-name="T2663">observations curieuses que<text:s/></text:span><text:span text:style-name="T2664">M. </text:span><text:span text:style-name="T2665">Cesare Lombroso, se trouvant il y a trente-cinq ans en Calabre, recueillait sur les mœurs, la littérature, les traditions de cette province. Plusieurs de ces études ont un remarquable intérêt, notamment là où<text:s/></text:span><text:span text:style-name="T2666">M. </text:span><text:span text:style-name="T2667">Lombroso nous donne des spécimens du dialecte des anciennes colonies grecques établies en Calabre. Mais c</text:span><text:span text:style-name="T2668">’</text:span><text:span text:style-name="T2669">est dommage qu</text:span><text:span text:style-name="T2670">’</text:span><text:span text:style-name="T2671">il n</text:span><text:span text:style-name="T2672">’</text:span><text:span text:style-name="T2673">ait pas été tenté de faire plus long et qu</text:span><text:span text:style-name="T2674">’</text:span><text:span text:style-name="T2675">il ait traité des matières si disparates et si importantes qu</text:span><text:span text:style-name="T2676">’</text:span><text:span text:style-name="T2677">une seule aurait pu suffire à son œuvre. Il nous entretient pêle-mêle de questions littéraires, de la pathologie, de la criminalité, de l</text:span><text:span text:style-name="T2678">’</text:span><text:span text:style-name="T2679">hygiène et du<text:s/></text:span><text:span text:style-name="T2680">folklore</text:span><text:span text:style-name="T2681"><text:s/>du pays</text:span><text:span text:style-name="T2682"> ;</text:span><text:span text:style-name="T2683"><text:s/>ce qui, à la longue, nous donne l</text:span><text:span text:style-name="T2684">’</text:span><text:span text:style-name="T2685">impression d</text:span><text:span text:style-name="T2686">’</text:span><text:span text:style-name="T2687">un travail, sans un but bien clair.</text:span></text:p>
      <text:soft-page-break/>
      <text:h text:style-name="Titre3" text:outline-level="3"><text:span text:style-name="T2688">L. Capuana :<text:s/></text:span><text:span text:style-name="T2689">L’Isola del sole</text:span></text:h>
      <text:p text:style-name="P2690">id : article-1898-06_918b</text:p>
      <text:p text:style-name="term"><text:span text:style-name="T2691">author :<text:s/></text:span><text:span text:style-name="T2692">Zùccoli, Luciano (1868-1929)</text:span></text:p>
      <text:p text:style-name="term"><text:span text:style-name="T2693">signed : Luciano<text:s/></text:span><text:span text:style-name="T2694">Zùccoli</text:span></text:p>
      <text:p text:style-name="term">section :<text:s/>Lettres italiennes</text:p>
      <text:p text:style-name="term">title :<text:s/>L. Capuana :<text:s/><text:span text:style-name="T2695">L</text:span><text:span text:style-name="T2696">’</text:span><text:span text:style-name="T2697">Isola del sole</text:span></text:p>
      <text:p text:style-name="term">date :<text:s/>1898-06</text:p>
      <text:p text:style-name="term">ref :<text:s/>Tome XXVI, numéro 102, juin 1898,<text:s/>p. 917-923 [918]</text:p>
      <text:p text:style-name="Corpsdetexte"><text:span text:style-name="T2698">L</text:span><text:span text:style-name="T2699">’</text:span><text:span text:style-name="T2700">Isola del sole</text:span><text:span text:style-name="T2701"><text:s/>(Catane, Giannotta), de<text:s/></text:span><text:span text:style-name="T2702">M. </text:span><text:span text:style-name="T2703">Luigi Capuana, nous porte plus au midi de l</text:span><text:span text:style-name="T2704">’</text:span><text:span text:style-name="T2705">Italie, en Sicile. Il n</text:span><text:span text:style-name="T2706">’</text:span><text:span text:style-name="T2707">est que trop vrai que nous ayons sur cette île du soleil quelques préventions défavorables</text:span><text:span text:style-name="T2708"> ;</text:span><text:span text:style-name="T2709"><text:s/>même les Italiens qui voyagent peu ou qui voyaient mal, sont portés à faire une seule et même chose du paysan sicilien et du brigand</text:span><text:span text:style-name="T2710"> ;</text:span><text:span text:style-name="T2711"><text:s/>on voit ce peuple à travers les nouvelles mélodramatiques des vieilles écoles italienne et française, et on fait souvent une règle de l</text:span><text:span text:style-name="T2712">’</text:span><text:span text:style-name="T2713">exception.<text:s/></text:span><text:span text:style-name="T2714">M. </text:span><text:span text:style-name="T2715">Capuana, qui avec M</text:span><text:span text:style-name="T2716">M. </text:span><text:span text:style-name="T2717">Verga et De Roberto forme l</text:span><text:span text:style-name="T2718">’</text:span><text:span text:style-name="T2719">illustre triade littéraire de la Sicile, lève enfin la voix en faveur de ce pays pittoresque et méconnu</text:span><text:span text:style-name="T2720"> ;</text:span><text:span text:style-name="T2721"><text:s/>dans plusieurs chapitres chauds et brillants, s</text:span><text:span text:style-name="T2722">’</text:span><text:span text:style-name="T2723">il n</text:span><text:span text:style-name="T2724">’</text:span><text:span text:style-name="T2725">efface pas complètement la légende, il la réduit à des proportions qui mettent l</text:span><text:span text:style-name="T2726">’</text:span><text:span text:style-name="T2727">île du soleil sur le pied de tout autre pays, où l</text:span><text:span text:style-name="T2728">’</text:span><text:span text:style-name="T2729">on vole et l</text:span><text:span text:style-name="T2730">’</text:span><text:span text:style-name="T2731">on tue de temps à autre, sans en faire une spécialité ethnographique. Le livre de<text:s/></text:span><text:span text:style-name="T2732">M. </text:span><text:span text:style-name="T2733">Capuana est mouvementé et riche d</text:span><text:span text:style-name="T2734">’</text:span><text:span text:style-name="T2735">anecdotes</text:span><text:span text:style-name="T2736"> ;</text:span><text:span text:style-name="T2737"><text:s/>on le lit donc avec plaisir et non sans profit.</text:span></text:p>
      <text:h text:style-name="Titre3" text:outline-level="3"><text:span text:style-name="T2738">M. Morasso :<text:s/></text:span><text:span text:style-name="T2739">Uomini e idee del domani</text:span></text:h>
      <text:p text:style-name="P2740">id : article-1898-06_918c</text:p>
      <text:p text:style-name="term"><text:span text:style-name="T2741">author :<text:s/></text:span><text:span text:style-name="T2742">Zùccoli, Luciano (1868-1929)</text:span></text:p>
      <text:p text:style-name="term"><text:span text:style-name="T2743">signed : Luciano<text:s/></text:span><text:span text:style-name="T2744">Zùccoli</text:span></text:p>
      <text:p text:style-name="P2745">section : Lettres italiennes</text:p>
      <text:p text:style-name="term"><text:span text:style-name="T2746">title : M. Morasso :<text:s/></text:span><text:span text:style-name="T2747">Uomini e idee del domani</text:span></text:p>
      <text:p text:style-name="term">date :<text:s/>1898-06</text:p>
      <text:p text:style-name="term">ref :<text:s/>Tome XXVI, numéro 102, juin 1898,<text:s/>p. 917-923 [918-920]</text:p>
      <text:p text:style-name="Corpsdetexte"><text:span text:style-name="T2748">Uomini e idee del domani</text:span><text:span text:style-name="T2749"><text:s/>(Turin, Bocca), par<text:s/></text:span><text:span text:style-name="T2750">M. </text:span><text:span text:style-name="T2751">Mario Morasso, est l</text:span><text:span text:style-name="T2752">’</text:span><text:span text:style-name="T2753">œuvre d</text:span><text:span text:style-name="T2754">’</text:span><text:span text:style-name="T2755">un talent encore jeune, âpre et désordonné, quoique singulièrement conscient et robuste</text:span><text:span text:style-name="T2756"> ;</text:span><text:span text:style-name="T2757"><text:s/>le</text:span><text:span text:style-name="T2758"><text:s/></text:span><text:span text:style-name="T2759">défaut le plus dangereux de cet écrivain, c</text:span><text:span text:style-name="T2760">’</text:span><text:span text:style-name="T2761">est<text:s/></text:span><text:span text:style-name="T2762">la</text:span><text:span text:style-name="T2763"><text:s/></text:span><text:span text:style-name="T2764">foi dans un avenir social trop absolument dissemblable du présent et du passé.<text:s/></text:span><text:span text:style-name="T2765">L</text:span><text:span text:style-name="T2766">’</text:span><text:span text:style-name="T2767">égoarchie</text:span><text:span text:style-name="T2768">, c</text:span><text:span text:style-name="T2769">’</text:span><text:span text:style-name="T2770">est-à-dire le sentiment de soi-même, la personnalité érigée en religion jalouse et fière, c</text:span><text:span text:style-name="T2771">’</text:span><text:span text:style-name="T2772">est le fond de ce livre comme c</text:span><text:span text:style-name="T2773">’</text:span><text:span text:style-name="T2774">est le fond de l</text:span><text:span text:style-name="T2775">’</text:span><text:span text:style-name="T2776">âme du jeune penseur qui l</text:span><text:span text:style-name="T2777">’</text:span><text:span text:style-name="T2778">a dicté</text:span><text:span text:style-name="T2779"> ;</text:span><text:span text:style-name="T2780"><text:s/>mais serré dans un monde plat, utilitaire, insouciant et mou, serré enfin dans la société moderne,<text:s/></text:span><text:span text:style-name="T2781">M. </text:span><text:span text:style-name="T2782">Morasso a pour le moment toute l</text:span><text:span text:style-name="T2783">’</text:span><text:span text:style-name="T2784">allure d</text:span><text:span text:style-name="T2785">’</text:span><text:span text:style-name="T2786">un réactionnaire, ce qui peut inspirer des antipathies plutôt que d</text:span><text:span text:style-name="T2787">’</text:span><text:span text:style-name="T2788">aider à la cause qu</text:span><text:span text:style-name="T2789">’</text:span><text:span text:style-name="T2790">il prêche. Comme le titre du livre nous le révèle, l</text:span><text:span text:style-name="T2791">’</text:span><text:span text:style-name="T2792">auteur tâche d</text:span><text:span text:style-name="T2793">’</text:span><text:span text:style-name="T2794">insuffler la vie à des aspirations nouvelles, encore vagues, encore faibles, encore pâles</text:span><text:span text:style-name="T2795"> ;</text:span><text:span text:style-name="T2796"><text:s/>il marche donc forcément dans un pays de brouillard, où<text:s/></text:span><text:soft-page-break/><text:span text:style-name="T2797">plusieurs se refuseraient à le suivre. Il est pourtant assez remarquable qu</text:span><text:span text:style-name="T2798">’</text:span><text:span text:style-name="T2799">il ne se soit pas complètement égaré et que son talent jette parfois une lumière vive sur les problèmes qu</text:span><text:span text:style-name="T2800">’</text:span><text:span text:style-name="T2801">il affronte. Son œuvre est le résultat de sérieuses études, et en effet, lorsqu</text:span><text:span text:style-name="T2802">’</text:span><text:span text:style-name="T2803">il se borne à la partie positive, à l</text:span><text:span text:style-name="T2804">’</text:span><text:span text:style-name="T2805">origine des races européennes, à l</text:span><text:span text:style-name="T2806">’</text:span><text:span text:style-name="T2807">art primitif, à la physiologie du métier des armes, à la question sexuelle, etc., ses vues sont claires, maintes fois hardies et</text:span><text:span text:style-name="T2808"><text:s/>originales. Le défaut, je le ré</text:span><text:span text:style-name="T2809">pète, c</text:span><text:span text:style-name="T2810">’</text:span><text:span text:style-name="T2811">est l</text:span><text:span text:style-name="T2812">’</text:span><text:span text:style-name="T2813">avenir calculé et prophétisé sur cette base positive. Me</text:span><text:span text:style-name="T2814">s</text:span><text:span text:style-name="T2815"><text:s/>convictions, ou mieux mon scepticisme, tendent à me faire croire qu</text:span><text:span text:style-name="T2816">’</text:span><text:span text:style-name="T2817">il n</text:span><text:span text:style-name="T2818">’</text:span><text:span text:style-name="T2819">y a pas d</text:span><text:span text:style-name="T2820">’</text:span><text:span text:style-name="T2821">avenir pour l</text:span><text:span text:style-name="T2822">’</text:span><text:span text:style-name="T2823">âme, couleuvre douloureuse qui se replie infatigablement sur elle-même. Non pour l</text:span><text:span text:style-name="T2824">’</text:span><text:span text:style-name="T2825">âme, mais pour la collectivité, il y a ce qui s</text:span><text:span text:style-name="T2826">’</text:span><text:span text:style-name="T2827">appelle naïvement progrès, le chemin de fer au lieu de la diligence, le télégraphe au lieu du messager, la lumière électrique au lieu d</text:span><text:span text:style-name="T2828">’</text:span><text:span text:style-name="T2829">une chandelle de suif</text:span><text:span text:style-name="T2830"> ;</text:span><text:span text:style-name="T2831"><text:s/>dans ce genre, nous avons aussi un avenir, la machine à voler, les aérostats dirigeables, tout ce qui, enfin peut faire le bonheur de<text:s/></text:span><text:span text:style-name="T2832">M. </text:span><text:span text:style-name="T2833">Guglielmo Ferre</text:span><text:span text:style-name="T2834">r</text:span><text:span text:style-name="T2835">o. Mais cela n</text:span><text:span text:style-name="T2836">’</text:span><text:span text:style-name="T2837">intéresse pas l</text:span><text:span text:style-name="T2838">’</text:span><text:span text:style-name="T2839">âme, pour laquelle les siècles futurs passeront en vain. Or,<text:s/></text:span><text:span text:style-name="T2840">M. </text:span><text:span text:style-name="T2841">Morasso a l</text:span><text:span text:style-name="T2842">’</text:span><text:span text:style-name="T2843">air de croire vraiment à quelque mutation radicale de la Société, basée sur des mutations radicales de l</text:span><text:span text:style-name="T2844">’</text:span><text:span text:style-name="T2845">âme et sur la religion du<text:s/></text:span><text:span text:style-name="T2846">moi,<text:s/></text:span><text:span text:style-name="T2847">sur l</text:span><text:span text:style-name="T2848">’</text:span><text:span text:style-name="T2849">égoarchie, en un mot</text:span><text:span text:style-name="T2850"> :</text:span><text:span text:style-name="T2851"><text:s/>c</text:span><text:span text:style-name="T2852">’</text:span><text:span text:style-name="T2853">est-à-dire que<text:s/></text:span><text:span text:style-name="T2854">M. </text:span><text:span text:style-name="T2855">Morasso prévoit la dissolution de la société pour l</text:span><text:span text:style-name="T2856">’</text:span><text:span text:style-name="T2857">avantage exclusif de l</text:span><text:span text:style-name="T2858">’</text:span><text:span text:style-name="T2859">individu. S</text:span><text:span text:style-name="T2860">’</text:span><text:span text:style-name="T2861">il est permis d</text:span><text:span text:style-name="T2862">’</text:span><text:span text:style-name="T2863">exprimer encore mon opinion personnelle, je crois qu</text:span><text:span text:style-name="T2864">’</text:span><text:span text:style-name="T2865">il y a ici un effet de fascination</text:span><text:span text:style-name="T2866"> ;</text:span><text:span text:style-name="T2867"><text:s/>les philosophes modernes c</text:span><text:span text:style-name="T2868">r</text:span><text:span text:style-name="T2869">oient que la répétition d</text:span><text:span text:style-name="T2870">’</text:span><text:span text:style-name="T2871">une idée finit par lui donner de l</text:span><text:span text:style-name="T2872">’</text:span><text:span text:style-name="T2873">importance. Au fond, l</text:span><text:span text:style-name="T2874">’</text:span><text:span text:style-name="T2875">égoarchie n</text:span><text:span text:style-name="T2876">’</text:span><text:span text:style-name="T2877">offre rien de nouveau</text:span><text:span text:style-name="T2878"> ;</text:span><text:span text:style-name="T2879"><text:s/>c</text:span><text:span text:style-name="T2880">’</text:span><text:span text:style-name="T2881">est de l</text:span><text:span text:style-name="T2882">’</text:span><text:span text:style-name="T2883">égoïsme conscient, décidé et volontaire</text:span><text:span text:style-name="T2884"> ; Napoléon et Goe</text:span><text:span text:style-name="T2885">the étaient deux égoarchistes, mais comme Nietzsche n</text:span><text:span text:style-name="T2886">’</text:span><text:span text:style-name="T2887">était alors pas encore né, personne ne pensait à exploiter les sentiments directifs de ces deux grands hommes pour en établir une religion philosophique, impraticable, puisque les égoïstes, les forts, les dominateurs,</text:span><text:span text:style-name="T2888"><text:s/></text:span><text:span text:style-name="T2889">les volontaires naissent et ne se fabriquent pas, ou se forment graduellement par la déception, par le mépris. Le culte du moi est donc un phénomène isolé, et, surtout, inavoué par ceux qui savent le pratiquer sérieusement</text:span><text:span text:style-name="T2890"> ;</text:span><text:span text:style-name="T2891"><text:s/>ni<text:s/></text:span><text:span text:style-name="T2892">César Borgia, ni Napoléon, ni Goe</text:span><text:span text:style-name="T2893">the n</text:span><text:span text:style-name="T2894">’</text:span><text:span text:style-name="T2895">ont jamais déclaré au monde qu</text:span><text:span text:style-name="T2896">’</text:span><text:span text:style-name="T2897">ils travaillaient pour leur profit, mais ils tâchaient de trouver toujours un point de départ avouable, généreux, héroïque, pour les spectateurs. Les théories philosophiques sont de belles choses sur le papier, mais elles sont belles justement parce qu</text:span><text:span text:style-name="T2898">’</text:span><text:span text:style-name="T2899">elles sont sur le papier, et quatre-vingt-dix-neuf fois sur cent, si on essaie de les mettre en pratique, elles échouent. On comprend parfaitement Frédéric Nietzsche qui, dans une série de travaux violents et personnels, prêche l</text:span><text:span text:style-name="T2900">’</text:span><text:span text:style-name="T2901">avent des<text:s/></text:span><text:span text:style-name="T2902">« </text:span><text:span text:style-name="T2903">lions qui rient</text:span><text:span text:style-name="T2904"> »</text:span><text:span text:style-name="T2905">, mais on ne comprendrait pas un homme d</text:span><text:span text:style-name="T2906">’</text:span><text:span text:style-name="T2907">État, un politicien, même un simple bourgeois, qui poseraient carrément en lions de l</text:span><text:span text:style-name="T2908">’</text:span><text:span text:style-name="T2909">avenir, à moins qu</text:span><text:span text:style-name="T2910">’</text:span><text:span text:style-name="T2911">ils ne voulussent jouer le rôle de cet autre animal, qui du lion n</text:span><text:span text:style-name="T2912">’</text:span><text:span text:style-name="T2913">avait que la peau. À mon avis, donc,<text:s/></text:span><text:span text:style-name="T2914">M. </text:span><text:span text:style-name="T2915">Morasso, tout en marchant<text:s/></text:span><text:soft-page-break/><text:span text:style-name="T2916">par une voie parfaitement opposée et dans un but social et politique décidément contraire à celui de<text:s/></text:span><text:span text:style-name="T2917">M. </text:span><text:span text:style-name="T2918">Ferrero, présente le défaut de ce dernier, que je remarquai il y a quelques mois à propos du<text:s/></text:span><text:span text:style-name="T2919">Militarismo</text:span><text:span text:style-name="T2920"> :</text:span><text:span text:style-name="T2921"><text:s/>une confiance aveugle dans un avenir, que<text:s/></text:span><text:span text:style-name="T2922">M. </text:span><text:span text:style-name="T2923">Morasso rêve et souhaite comme le triomphe de l</text:span><text:span text:style-name="T2924">’</text:span><text:span text:style-name="T2925">individualisme le plus effréné, et que<text:s/></text:span><text:span text:style-name="T2926">M. </text:span><text:span text:style-name="T2927">Ferrero attend et invoque comme la réalisation de la paix universelle. Doué d</text:span><text:span text:style-name="T2928">’</text:span><text:span text:style-name="T2929">un talent réel et d</text:span><text:span text:style-name="T2930">’</text:span><text:span text:style-name="T2931">une culture très appréciable,<text:s/></text:span><text:span text:style-name="T2932">M. </text:span><text:span text:style-name="T2933">Morasso a devant soi une carrière brillante</text:span><text:span text:style-name="T2934"> ;</text:span><text:span text:style-name="T2935"><text:s/>son âme est pleine d</text:span><text:span text:style-name="T2936">’</text:span><text:span text:style-name="T2937">idéal, débordante de jeunesse. J</text:span><text:span text:style-name="T2938">’</text:span><text:span text:style-name="T2939">aime à croire qu</text:span><text:span text:style-name="T2940">’</text:span><text:span text:style-name="T2941">il sera plus prudent la prochaine fois</text:span><text:span text:style-name="T2942"> ;</text:span><text:span text:style-name="T2943"><text:s/>et cependant il faut reconnaître qu</text:span><text:span text:style-name="T2944">’</text:span><text:span text:style-name="T2945">il nous a donné une œuvre forte, après tout, et aristocratique, laquelle doit éveiller l</text:span><text:span text:style-name="T2946">’</text:span><text:span text:style-name="T2947">attention, en suscitant des polémiques élégantes.</text:span></text:p>
      <text:h text:style-name="Titre3" text:outline-level="3"><text:span text:style-name="T2948">E. Corradini :<text:s/></text:span><text:span text:style-name="T2949">La Verginità</text:span><text:span text:style-name="T2950">.</text:span></text:h>
      <text:p text:style-name="P2951">id : article-1898-06_920</text:p>
      <text:p text:style-name="term"><text:span text:style-name="T2952">author :<text:s/></text:span><text:span text:style-name="T2953">Zùccoli, Luciano (1868-1929)</text:span></text:p>
      <text:p text:style-name="term"><text:span text:style-name="T2954">signed : Luciano<text:s/></text:span><text:span text:style-name="T2955">Zùccoli</text:span></text:p>
      <text:p text:style-name="term">section :<text:s/>Lettres italiennes</text:p>
      <text:p text:style-name="term">title :<text:s/></text:p>
      <text:p text:style-name="term">date :<text:s/>1898-06</text:p>
      <text:p text:style-name="term">ref :<text:s/>Tome XXVI, numéro 102, juin 1898,<text:s/>p. 917-923 [920-922]</text:p>
      <text:p text:style-name="Corpsdetexte"><text:span text:style-name="T2956">La Verginità</text:span><text:span text:style-name="T2957"><text:s/>(Florence, au<text:s/></text:span><text:span text:style-name="T2958">Marzocco</text:span><text:span text:style-name="T2959">), par<text:s/></text:span><text:span text:style-name="T2960">M. </text:span><text:span text:style-name="T2961">Enrico Corradini, montre que ce jeune littérateur est admirablement doué pour les études d</text:span><text:span text:style-name="T2962">’</text:span><text:span text:style-name="T2963">âme et pour le drame passionnel, qu</text:span><text:span text:style-name="T2964">’</text:span><text:span text:style-name="T2965">il sait traiter avec souplesse, en choisissant heureusement les détails, sans jamais se distraire de son but.<text:s/></text:span><text:span text:style-name="T2966">La Gioia</text:span><text:span text:style-name="T2967">, le roman qui a précédé celui dont je m</text:span><text:span text:style-name="T2968">’</text:span><text:span text:style-name="T2969">occupe aujourd</text:span><text:span text:style-name="T2970">’</text:span><text:span text:style-name="T2971">hui, tout en révélant une personnalité fine et un talent plein de goût, n</text:span><text:span text:style-name="T2972">’</text:span><text:span text:style-name="T2973">était pas complet</text:span><text:span text:style-name="T2974"> :</text:span><text:span text:style-name="T2975"><text:s/>une suite de scènes charmantes qui manquaient d</text:span><text:span text:style-name="T2976">’</text:span><text:span text:style-name="T2977">un fort lien</text:span><text:span text:style-name="T2978"> ;</text:span><text:span text:style-name="T2979"><text:s/>l</text:span><text:span text:style-name="T2980">’</text:span><text:span text:style-name="T2981">épine dorsale du livre était à peine marquée.<text:s/></text:span><text:span text:style-name="T2982">La Verginità</text:span><text:span text:style-name="T2983"><text:s/>décèle au contraire une préparation longue et mûre, tandis que l</text:span><text:span text:style-name="T2984">’</text:span><text:span text:style-name="T2985">action se développe avec une rapidité énergique</text:span><text:span text:style-name="T2986"> :</text:span><text:span text:style-name="T2987"><text:s/>en effet, tout le roman ne tient que deux cent trente<text:s/></text:span><text:span text:style-name="T2988">pages</text:span><text:span text:style-name="T2989">, mais savoir être bref et pourtant significatif, c</text:span><text:span text:style-name="T2990">’</text:span><text:span text:style-name="T2991">est un secret des plus rares. Il ne s</text:span><text:span text:style-name="T2992">’</text:span><text:span text:style-name="T2993">agit pas de la virginité féminine</text:span><text:span text:style-name="T2994"> ;</text:span><text:span text:style-name="T2995"><text:s/>sans doute, celle-ci est attrayante et mystérieuse, mais elle est désormais si commune, j</text:span><text:span text:style-name="T2996">’</text:span><text:span text:style-name="T2997">entends dans le roman, qu</text:span><text:span text:style-name="T2998">’</text:span><text:span text:style-name="T2999">il faut vraiment passer dans l</text:span><text:span text:style-name="T3000">’</text:span><text:span text:style-name="T3001">autre camp, chez l</text:span><text:span text:style-name="T3002">’</text:span><text:span text:style-name="T3003">autre sexe, pour trouver du nouveau. La vierge, c</text:span><text:span text:style-name="T3004">’</text:span><text:span text:style-name="T3005">est donc un jeune homme, Attilio Palagonia, qui entre dans la vie par la porte tout ouverte de la grande passion. Plus heureux que tant d</text:span><text:span text:style-name="T3006">’</text:span><text:span text:style-name="T3007">autres, qui apprennent l</text:span><text:span text:style-name="T3008">’amour et la femme</text:span><text:span text:style-name="T3009"><text:s/>dans des lieux à peine tolérables, Attilio trouve sur sa voie une grande actrice, une grande dépravée esthétique, Saveria, qui, à son tour, est liée d</text:span><text:span text:style-name="T3010">’</text:span><text:span text:style-name="T3011">une liaison faite de souvenirs et de vices, de désirs et d</text:span><text:span text:style-name="T3012">’</text:span><text:span text:style-name="T3013">émotions, de haine et de nécessité physique, à Ercole Grabba, le cousin d</text:span><text:span text:style-name="T3014">’</text:span><text:span text:style-name="T3015">Attilio. Avec une habileté de psychologue consommé,<text:s/></text:span><text:span text:style-name="T3016">M. </text:span><text:span text:style-name="T3017">Corradini suit la naissance à la vie sentimentale et l</text:span><text:span text:style-name="T3018">’</text:span><text:span text:style-name="T3019">essor du jeune homme</text:span><text:span text:style-name="T3020"> :</text:span><text:span text:style-name="T3021"><text:s/>il en fait un type inoubliable, violent et doux, puéril et impérieux. Mais, en le plaçant dans la vie<text:s/></text:span><text:soft-page-break/><text:span text:style-name="T3022">ardente et mouvementée des hommes de lettres et des gens de théâtre, l</text:span><text:span text:style-name="T3023">’</text:span><text:span text:style-name="T3024">auteur se garde de donner à son protagoniste un rôle inactif. Loin de là, cette virginité psychologique d</text:span><text:span text:style-name="T3025">’</text:span><text:span text:style-name="T3026">Attilio est une force qui agit plus qu</text:span><text:span text:style-name="T3027">’</text:span><text:span text:style-name="T3028">elle n</text:span><text:span text:style-name="T3029">’</text:span><text:span text:style-name="T3030">obéit à l</text:span><text:span text:style-name="T3031">’</text:span><text:span text:style-name="T3032">action du milieu. Saveria, la jeune actrice, en subit tout l</text:span><text:span text:style-name="T3033">’</text:span><text:span text:style-name="T3034">attrait</text:span><text:span text:style-name="T3035"> ;</text:span><text:span text:style-name="T3036"><text:s/>et, profondément troublée par la foi dont Attilio l</text:span><text:span text:style-name="T3037">’</text:span><text:span text:style-name="T3038">entoure, elle devient à son tour l</text:span><text:span text:style-name="T3039">’</text:span><text:span text:style-name="T3040">esclave de l</text:span><text:span text:style-name="T3041">’</text:span><text:span text:style-name="T3042">homme conquis. Ils vivent, les deux amoureux, dans une villa aux environs de Florence, dans cette campagne toscane qui offre à l</text:span><text:span text:style-name="T3043">’</text:span><text:span text:style-name="T3044">artiste un sujet inépuisable de tableaux délicats</text:span><text:span text:style-name="T3045"> ;</text:span><text:span text:style-name="T3046"><text:s/>et Ercole Grabba, l</text:span><text:span text:style-name="T3047">’</text:span><text:span text:style-name="T3048">homme blasé, l</text:span><text:span text:style-name="T3049">’</text:span><text:span text:style-name="T3050">écrivain célèbre dont l</text:span><text:span text:style-name="T3051">’</text:span><text:span text:style-name="T3052">amour sauvage pour Saveria représente peut-être le dernier motif de vie, survient tout à coup. Comme en pleine idylle,<text:s/></text:span><text:span text:style-name="T3053">M. </text:span><text:span text:style-name="T3054">Corradini a su choisir des couleurs riantes, pleine</text:span><text:span text:style-name="T3055">s</text:span><text:span text:style-name="T3056"><text:s/>de lumières, pour la scène entre Ercole et Saveria</text:span><text:span text:style-name="T3057"> ;</text:span><text:span text:style-name="T3058"><text:s/>il y a des traits singulièrement vigoureux</text:span><text:span text:style-name="T3059"> ;</text:span><text:span text:style-name="T3060"><text:s/>cet homme qui hait et qui aime, qui veut arracher l</text:span><text:span text:style-name="T3061">’</text:span><text:span text:style-name="T3062">enfant naïf aux tendresses empoisonnées de la femme et la femme aux transports fiévreux de l</text:span><text:span text:style-name="T3063">’</text:span><text:span text:style-name="T3064">enfant, est une figure puissante, magistrale. Il est d</text:span><text:span text:style-name="T3065">’</text:span><text:span text:style-name="T3066">ailleurs impossible que je tâche avec des adjectifs de montrer la beauté de ces pages et d</text:span><text:span text:style-name="T3067">’</text:span><text:span text:style-name="T3068">autres</text:span><text:span text:style-name="T3069"> ;</text:span><text:span text:style-name="T3070"><text:s/>on ne raconte ni l</text:span><text:span text:style-name="T3071">’</text:span><text:span text:style-name="T3072">eurythmie, ni les détails d</text:span><text:span text:style-name="T3073">’</text:span><text:span text:style-name="T3074">une œuvre littéraire</text:span><text:span text:style-name="T3075"> :</text:span><text:span text:style-name="T3076"><text:s/>il faut se borner à une constatation. C</text:span><text:span text:style-name="T3077">’</text:span><text:span text:style-name="T3078">est pourquoi j</text:span><text:span text:style-name="T3079">’</text:span><text:span text:style-name="T3080">arrive rapidement au suprême moment du drame. La victoire d</text:span><text:span text:style-name="T3081">’</text:span><text:span text:style-name="T3082">Ercole Grabba est de courte durée</text:span><text:span text:style-name="T3083"> ;</text:span><text:span text:style-name="T3084"><text:s/>il entraîne avec lui Attilio, et dans un de ces élans qui peuvent faire sourire ceux qui sont en dehors de la folie amoureuse, les deux cousins, les deux victimes se promettent d</text:span><text:span text:style-name="T3085">’</text:span><text:span text:style-name="T3086">oublier la joie enchanteresse dont ils se sont enfin séparés</text:span><text:span text:style-name="T3087"> ;</text:span><text:span text:style-name="T3088"><text:s/>ils détruisent tout ce qui reste de leurs amours, jusqu</text:span><text:span text:style-name="T3089">’</text:span><text:span text:style-name="T3090">aux portraits de Saveria. Puis, ils vont braver leur passion</text:span><text:span text:style-name="T3091"> ;</text:span><text:span text:style-name="T3092"><text:s/>ils partent pour l</text:span><text:span text:style-name="T3093">’</text:span><text:span text:style-name="T3094">étranger où Saveria a repris sa carrière de triomphes éblouissants</text:span><text:span text:style-name="T3095"> ;</text:span><text:span text:style-name="T3096"><text:s/>mais Ercole n</text:span><text:span text:style-name="T3097">’</text:span><text:span text:style-name="T3098">a plus cette vertu inquiétante et féroce de la première jeunesse, qui s</text:span><text:span text:style-name="T3099">’</text:span><text:span text:style-name="T3100">attache et s</text:span><text:span text:style-name="T3101">’</text:span><text:span text:style-name="T3102">arrache avec la même promptitude, qui se donne et se reprend à temps. Des deux, Ercole est le plus faible</text:span><text:span text:style-name="T3103"> ;</text:span><text:span text:style-name="T3104"><text:s/>Attilio revoit Saveria avec plaisir, peut-être avec amour, mais il est encore maître de soi et désireux de vivre</text:span><text:span text:style-name="T3105"> ;</text:span><text:span text:style-name="T3106"><text:s/>Ercole paye de la vie son illusion de liberté… Le roman de<text:s/></text:span><text:span text:style-name="T3107">M. </text:span><text:span text:style-name="T3108">Corradini est tout là</text:span><text:span text:style-name="T3109"> :</text:span><text:span text:style-name="T3110"><text:s/>une lutte d</text:span><text:span text:style-name="T3111">’</text:span><text:span text:style-name="T3112">âmes acharnée, presque sauvage, toujours extrêmement intéressante, étudiée avec une patience infinie et un art peu commun. Je pense aussi que la langue dont l</text:span><text:span text:style-name="T3113">’</text:span><text:span text:style-name="T3114">auteur se sert a beaucoup gagné, en oubliant complètement et définitivement les exemples de d</text:span><text:span text:style-name="T3115">’</text:span><text:span text:style-name="T3116">Annunzio, tout en se conservant riche, flexible, cristalline. Il est donc à souhaiter que<text:s/></text:span><text:span text:style-name="T3117">M. </text:span><text:span text:style-name="T3118">Corradini sache se soustraire aux habitudes d</text:span><text:span text:style-name="T3119">’</text:span><text:span text:style-name="T3120">une paresse toute toscane pour se taire moins souvent et pour continuer ses succès.</text:span></text:p>
      <text:h text:style-name="P3121" text:outline-level="3">Marginalia</text:h>
      <text:p text:style-name="P3122">id : article-1898-06_922a</text:p>
      <text:p text:style-name="term"><text:span text:style-name="T3123">author :<text:s/></text:span><text:span text:style-name="T3124">Zùccoli, Luciano (1868-1929)</text:span></text:p>
      <text:p text:style-name="term">signed :<text:s/>Luciano<text:s/><text:span text:style-name="T3125">Zùccoli</text:span></text:p>
      <text:soft-page-break/>
      <text:p text:style-name="term">section :<text:s/>Lettres italiennes</text:p>
      <text:p text:style-name="term">title :<text:s/><text:span text:style-name="T3126">Marginalia</text:span></text:p>
      <text:p text:style-name="term">date :<text:s/>1898-06</text:p>
      <text:p text:style-name="term">ref :<text:s/>Tome XXVI, numéro 102, juin 1898,<text:s/>p. 917-923 [922]</text:p>
      <text:p text:style-name="Corpsdetexte"><text:span text:style-name="T3127">Pendant les fêtes d</text:span><text:span text:style-name="T3128">’</text:span><text:span text:style-name="T3129">avril pour le centenaire d</text:span><text:span text:style-name="T3130">’</text:span><text:span text:style-name="T3131">Amerigo Vespucci, on a joué à Florence le<text:s/></text:span><text:span text:style-name="T3132">Plutus</text:span><text:span text:style-name="T3133"><text:s/>d</text:span><text:span text:style-name="T3134">’</text:span><text:span text:style-name="T3135">Aristophane, traduit et par malheur forcément expurgé par<text:s/></text:span><text:span text:style-name="T3136">M. </text:span><text:span text:style-name="T3137">Augusto Franchetti. Quoique cette comédie ne soit pas des plus caractéristiques du grand satirique, elle a eu beaucoup de succès</text:span><text:span text:style-name="T3138"> ;</text:span><text:span text:style-name="T3139"><text:s/>la reconstitution a été d</text:span><text:span text:style-name="T3140">’</text:span><text:span text:style-name="T3141">ailleurs parfaite</text:span><text:span text:style-name="T3142"> ;</text:span><text:span text:style-name="T3143"><text:s/>la scène était fixe et en relief</text:span><text:span text:style-name="T3144"> ;</text:span><text:span text:style-name="T3145"><text:s/>les personnages portaient les masques grecs. Je ne comprends pas trop, toutefois, pourquoi on a confié les rôles à des étudiants, la comédie étant traduite en bon et sonore italien. Toujours est-il que les acteurs se sont fait honneur, et lorsque la reine est arrivée à Florence, elle a fait répéter le spectacle et, à ce qui paraît, l</text:span><text:span text:style-name="T3146">’</text:span><text:span text:style-name="T3147">a vivement goûté.</text:span></text:p>
      <text:p text:style-name="P3148">À Milan, on a pensé à élever un monument à la mémoire de l’abbé Giuseppe Parini,<text:s/>né<text:s/>en 1729, mort en 1799, un des plus illustres entre nos poètes satiriques, et dont les œuvres ont une très haute portée nationale. Cela est parfaitement juste ;<text:s/>mais on a choisi dans ce but la nouvelle place Elliptique, où les partisans de Cavallotti voulaient à leur tour élever un monument à ce dernier. Après un débat non sans chaleur et non sans une pointe de comique, les admirateurs de Parini l’ont emporté, et la place Elliptique reste au grand poète. Les amis de Cavallotti se proposant de prendre leur revanche, projettent maintenant de planter sa statue à<text:s/>côté<text:s/>de l’autre, et quand on pense que non loin de là s’élève aussi sur cette place un monument à Garibaldi, on se prend à souhaiter que les admirateurs de Cavallotti renoncent à cette prétention, dans l’intérêt même de la mémoire qu’ils veulent honorer.</text:p>
      <text:h text:style-name="P3149" text:outline-level="3">Memento</text:h>
      <text:p text:style-name="P3150">id : article-1898-06_922b</text:p>
      <text:p text:style-name="term"><text:span text:style-name="T3151">author :<text:s/></text:span><text:span text:style-name="T3152">Zùccoli, Luciano (1868-1929)</text:span></text:p>
      <text:p text:style-name="term">signed :<text:s/>Luciano<text:s/><text:span text:style-name="T3153">Zùccoli</text:span></text:p>
      <text:p text:style-name="term">section :<text:s/>Lettres italiennes</text:p>
      <text:p text:style-name="term">title :<text:s/>Memento</text:p>
      <text:p text:style-name="term">date :<text:s/>1898-06</text:p>
      <text:p text:style-name="term">ref :<text:s/>Tome XXVI, numéro 102, juin 1898,<text:s/>p. 917-923 [922-923]</text:p>
      <text:p text:style-name="Corpsdetexte"><text:span text:style-name="T3154">M. Morasso :<text:s/></text:span><text:span text:style-name="T3155">Uomini e idee<text:s/></text:span><text:span text:style-name="T3156">de</text:span><text:span text:style-name="T3157">l</text:span><text:span text:style-name="T3158"><text:s/></text:span><text:span text:style-name="T3159">domani</text:span><text:span text:style-name="T3160"><text:s/>(Turin, Flli. Bocca). — G. Trespioli,<text:s/></text:span><text:span text:style-name="T3161">L’Atteso</text:span><text:span text:style-name="T3162">, roman (Parme, R. Pellegrini). — C. Lombroso,<text:s/></text:span><text:span text:style-name="T3163">In Calabria</text:span><text:span text:style-name="T3164"> ; F. Cavallotti,<text:s/></text:span><text:span text:style-name="T3165">Italia e Grecia</text:span><text:span text:style-name="T3166"> ; L. Capuana,<text:s/></text:span><text:span text:style-name="T3167">L’Isola del Sole</text:span><text:span text:style-name="T3168"><text:s/>(Catane, Giannotta). —<text:s/></text:span><text:bookmark-start text:name="bookmark29"/><text:bookmark-end text:name="bookmark29"/><text:span text:style-name="T3169">E. Corradini,<text:s/></text:span><text:span text:style-name="T3170">La Verginità</text:span><text:span text:style-name="T3171">, roman ; Th. Neal,<text:s/></text:span><text:span text:style-name="T3172">Studi di litterature e d’arte</text:span><text:span text:style-name="T3173"><text:s/>(Florence, éditions du<text:s/></text:span><text:span text:style-name="T3174">Marzocco</text:span><text:span text:style-name="T3175">). — T. Giordana,<text:s/></text:span><text:span text:style-name="T3176">La Fiamma e l’Ombra</text:span><text:span text:style-name="T3177"><text:s/>(Turin, Roux).</text:span></text:p>
      <text:soft-page-break/>
      <text:h text:style-name="Titre1" text:outline-level="1">Tome XXVII, numéro 103, juillet 1898</text:h>
      <text:h text:style-name="Titre2" text:outline-level="2">Les Romans.<text:s/><text:line-break/>A. Butti et Lécuyer,<text:s/><text:span text:style-name="T3178">L’Automate</text:span>, « Mercure de France », 3.50</text:h>
      <text:p text:style-name="P3179">id : article-1898-07_229</text:p>
      <text:p text:style-name="P3180">author : Rachilde (1860-1953)</text:p>
      <text:p text:style-name="P3181">signed : Rachilde</text:p>
      <text:p text:style-name="term">section : Les Romans</text:p>
      <text:p text:style-name="term">title :<text:s/>A. Butti et Lécuyer,<text:s/><text:span text:style-name="T3182">L’Automate</text:span>, « Mercure de France », 3.50</text:p>
      <text:p text:style-name="term">date :<text:s/>1898-07</text:p>
      <text:p text:style-name="term">ref :<text:s/>Tome XXVII, numéro 103, juillet 1898,<text:s/>p. 227-233 [229]</text:p>
      <text:p text:style-name="byline"><text:span text:style-name="T3183">Rachilde</text:span>.</text:p>
      <text:p text:style-name="bibl">Tome XXVII, numéro 103, juillet 1898,<text:s/>p. 227-233 [229].</text:p>
      <text:p text:style-name="Corpsdetexte"><text:span text:style-name="T3184">L</text:span><text:span text:style-name="T3185">’</text:span><text:span text:style-name="T3186">Automate</text:span><text:span text:style-name="T3187">, par<text:s/></text:span><text:span text:style-name="T3188">B. A. </text:span><text:span text:style-name="T3189">Butti, traduit de l</text:span><text:span text:style-name="T3190">’</text:span><text:span text:style-name="T3191">italien par<text:s/></text:span><text:span text:style-name="T3192">M. </text:span><text:span text:style-name="T3193">Lécuyer. L</text:span><text:span text:style-name="T3194">’</text:span><text:span text:style-name="T3195">histoire d</text:span><text:span text:style-name="T3196">’</text:span><text:span text:style-name="T3197">un homme, sans plus. Ce n</text:span><text:span text:style-name="T3198">’</text:span><text:span text:style-name="T3199">est pas flatteur pour les hommes. Très bons premiers chapitres où l</text:span><text:span text:style-name="T3200">’</text:span><text:span text:style-name="T3201">on voit l</text:span><text:span text:style-name="T3202">’</text:span><text:span text:style-name="T3203">enfance du petit Attilio développer tout ce qu</text:span><text:span text:style-name="T3204">’</text:span><text:span text:style-name="T3205">il sera plus tard, en quelque sorte malgré lui. Langue agréable et fort française.</text:span></text:p>
      <text:h text:style-name="Titre2" text:outline-level="2">Histoire, sociologie [extraits]</text:h>
      <text:p text:style-name="term">id : article-1898-07_233</text:p>
      <text:p text:style-name="term">author :<text:s/>Collière, Marcel<text:s/>(1863-1932)</text:p>
      <text:p text:style-name="term">signed :<text:s/>Marcel Collière</text:p>
      <text:p text:style-name="term">section : Histoire, sociologie</text:p>
      <text:p text:style-name="term">title :<text:s/>Histoire, sociologie [extraits]</text:p>
      <text:p text:style-name="term">date :<text:s/>1898-07</text:p>
      <text:p text:style-name="term">ref :<text:s/>Tome XXVII, numéro 103, juillet 1898,<text:s/>p. 233-240 [239]</text:p>
      <text:p text:style-name="byline"><text:span text:style-name="T3206">Marcel Collière</text:span>.</text:p>
      <text:p text:style-name="bibl">Tome XXVII, numéro 103, juillet 1898,<text:s/>p. 233-240 [239].</text:p>
      <text:h text:style-name="Titre3" text:outline-level="3">H. Tolra :<text:s/><text:span text:style-name="T3207">Saint Pierre Orséolo</text:span>, Fontemoing, 7.50</text:h>
      <text:p text:style-name="term">id : article-1898-07_239a</text:p>
      <text:p text:style-name="term">author :<text:s/>Collière, Marcel<text:s/>(1863-1932)</text:p>
      <text:p text:style-name="term">signed :<text:s/>Marcel Collière</text:p>
      <text:p text:style-name="term">section : Histoire, sociologie</text:p>
      <text:p text:style-name="term">title :<text:s/>H. Tolra :<text:s/><text:span text:style-name="T3208">Saint Pierre Orséolo</text:span>, Fontemoing, 7.50</text:p>
      <text:p text:style-name="term">date :<text:s/>1898-07</text:p>
      <text:p text:style-name="term">ref :<text:s/>Tome XXVII, numéro 103, juillet 1898,<text:s/>p. 233-240 [239]</text:p>
      <text:p text:style-name="Corpsdetexte"><text:span text:style-name="T3209">Les personnes qui s</text:span><text:span text:style-name="T3210">’</text:span><text:span text:style-name="T3211">intéressent à l</text:span><text:span text:style-name="T3212">’</text:span><text:span text:style-name="T3213">hagiographie médiévale liront avec fruit l</text:span><text:span text:style-name="T3214">’</text:span><text:span text:style-name="T3215">ouvrage documenté et développé que<text:s/></text:span><text:span text:style-name="T3216">M. </text:span><text:span text:style-name="T3217">Tolra a consacré à<text:s/></text:span><text:span text:style-name="T3218">Saint Pierre Orséolo</text:span><text:span text:style-name="T3219">, doge de Venise du<text:s/></text:span><text:span text:style-name="T3220">x</text:span><text:span text:style-name="T3221">e</text:span><text:span text:style-name="T3222"> </text:span><text:span text:style-name="T3223">siècle, qui acheva sa vie dans un monastère bénédictin des Pyrénées.</text:span></text:p>
      <text:h text:style-name="Titre3" text:outline-level="3">J. de Crozals :<text:s/><text:span text:style-name="T3224">L’Unité italienne</text:span>, L.-H. May</text:h>
      <text:p text:style-name="term">id : article-1898-07_239b</text:p>
      <text:p text:style-name="term">author :<text:s/>Collière, Marcel<text:s/>(1863-1932)</text:p>
      <text:p text:style-name="term">signed :<text:s/>Marcel Collière</text:p>
      <text:soft-page-break/>
      <text:p text:style-name="term">section : Histoire, sociologie</text:p>
      <text:p text:style-name="term">title :<text:s/>J. de Crozals :<text:s/><text:span text:style-name="T3225">L’Unité italienne</text:span>, L.-H. May</text:p>
      <text:p text:style-name="term">date :<text:s/>1898-07</text:p>
      <text:p text:style-name="term">ref :<text:s/>Tome XXVII, numéro 103, juillet 1898,<text:s/>p. 233-240 [239]</text:p>
      <text:p text:style-name="Corpsdetexte"><text:span text:style-name="T3226">Le livre de<text:s/></text:span><text:span text:style-name="T3227">M. </text:span><text:span text:style-name="T3228">J.</text:span><text:span text:style-name="T3229"> de </text:span><text:span text:style-name="T3230">Crozals,<text:s/></text:span><text:span text:style-name="T3231">l</text:span><text:span text:style-name="T3232">’</text:span><text:span text:style-name="T3233">Unité Italienne,<text:s/></text:span><text:span text:style-name="T3234">est un utile manuel, qui embrase toute l</text:span><text:span text:style-name="T3235">’</text:span><text:span text:style-name="T3236">histoire de la péninsule de 1815 à 1870. Un grand nombre de portraits, de reproductions de monuments en augmentent l</text:span><text:span text:style-name="T3237">’</text:span><text:span text:style-name="T3238">attrait. Et il n</text:span><text:span text:style-name="T3239">’</text:span><text:span text:style-name="T3240">est pas sans intérêt de relire comment la monarchie de Savoie s</text:span><text:span text:style-name="T3241">’</text:span><text:span text:style-name="T3242">est fondée, au moment peut-être où on est appelé à voir comment elle va disparaître.</text:span></text:p>
      <text:h text:style-name="Titre2" text:outline-level="2">Musique.<text:s/><text:line-break/>Opéra-Comique :<text:s/><text:span text:style-name="T3243">La Vie de Bohème</text:span>, drame lyrique de MM. Giacosa et Illica, musique de M. G. Puccini</text:h>
      <text:p text:style-name="term">id : article-1898-07_273</text:p>
      <text:p text:style-name="term">author :<text:s/><text:span text:style-name="T3244">Bréville, Pierre de (1861-1949)</text:span></text:p>
      <text:p text:style-name="term">signed :<text:s/>Pierre de Bréville</text:p>
      <text:p text:style-name="term">section : Musique</text:p>
      <text:p text:style-name="term">title :<text:s/>Opéra-Comique :<text:s/><text:span text:style-name="T3245">La Vie de Bohème</text:span>, drame lyrique de MM. Giocosa et Illinois, musique de M. G. Puccini</text:p>
      <text:p text:style-name="term">date :<text:s/>1898-07</text:p>
      <text:p text:style-name="term">ref :<text:s/>Tome XXVII, numéro 103, juillet 1898,<text:s/>p. 270-278 [270-278]</text:p>
      <text:p text:style-name="byline"><text:span text:style-name="T3246">Pierre de Bréville</text:span>.</text:p>
      <text:p text:style-name="bibl">Tome XXVII, numéro 103, juillet 1898,<text:s/>p. 270-278 [270-278].</text:p>
      <text:p text:style-name="Corpsdetexte"><text:span text:style-name="T3247">La Vie de<text:s/></text:span><text:span text:style-name="T3248">Bohème</text:span><text:span text:style-name="T3249">,<text:s/></text:span><text:span text:style-name="T3250">de M</text:span><text:span text:style-name="T3251">M. Giacosa, Illica</text:span><text:span text:style-name="T3252"><text:s/>et du maestro Puccini, qui vient d</text:span><text:span text:style-name="T3253">’</text:span><text:span text:style-name="T3254">être représentée à l</text:span><text:span text:style-name="T3255">’</text:span><text:span text:style-name="T3256">Opéra-Comique avec un brillant succès, n</text:span><text:span text:style-name="T3257">’</text:span><text:span text:style-name="T3258">est pas un de ces ouvrages profonds et complexes qui nécessitent de subtiles analyses. Drame et musique y sont également superficiels. L</text:span><text:span text:style-name="T3259">’</text:span><text:span text:style-name="T3260">épisode sentimental, le roman de Mimi et de Rodolphe qui en est le vrai sujet, remplit à peine trois scènes, et le reste, cadre disproportionné à cette miniature, consiste exclusivement en une succession de tableaux mouvementés, sortes de pantomimes où disparaît l</text:span><text:span text:style-name="T3261">’</text:span><text:span text:style-name="T3262">action et auxquelles la musique demeure étrangère. Pour la plus grande partie de l</text:span><text:span text:style-name="T3263">’</text:span><text:span text:style-name="T3264">œuvre, l</text:span><text:span text:style-name="T3265">’</text:span><text:span text:style-name="T3266">intérêt réside dans le décor et la figuration, et le véritable auteur, le véritable triomphateur du second acte et de la moitié du troisième, c</text:span><text:span text:style-name="T3267">’</text:span><text:span text:style-name="T3268">est le metteur en scène extraordinairement habile qu</text:span><text:span text:style-name="T3269">’</text:span><text:span text:style-name="T3270">est<text:s/></text:span><text:span text:style-name="T3271">M. A. </text:span><text:span text:style-name="T3272">Carré.</text:span></text:p>
      <text:p text:style-name="Corpsdetexte"><text:span text:style-name="T3273">Tout le monde a lu le roman de Mürger d</text:span><text:span text:style-name="T3274">’</text:span><text:span text:style-name="T3275">où est tiré ce drame</text:span><text:span text:style-name="T3276"> ;</text:span><text:span text:style-name="T3277"><text:s/>les héros en sont si populaires que les librettistes n</text:span><text:span text:style-name="T3278">’</text:span><text:span text:style-name="T3279">ont voulu se passer d</text:span><text:span text:style-name="T3280">’</text:span><text:span text:style-name="T3281">aucun d</text:span><text:span text:style-name="T3282">’</text:span><text:span text:style-name="T3283">eux, et, dès le lever du rideau, ils nous présentent Schaunard, Colline et Marcel, puis<text:s/></text:span><text:span text:style-name="T3284">M. </text:span><text:span text:style-name="T3285">Beno</text:span><text:span text:style-name="T3286">î</text:span><text:span text:style-name="T3287">t, Le<text:s/></text:span><text:span text:style-name="T3288">Propriétaire</text:span><text:span text:style-name="T3289">, cette incarnation non encore démodée, assure-t-on, de l</text:span><text:span text:style-name="T3290">’</text:span><text:span text:style-name="T3291">Infâme capital</text:span><text:span text:style-name="T3292">. Ces personnages nous sont montrés constamment, quoique purement épisodiques, car, de même que la foule qui<text:s/></text:span><text:soft-page-break/><text:span text:style-name="T3293">s</text:span><text:span text:style-name="T3294">’</text:span><text:span text:style-name="T3295">esbat dans la rue, la nuit du réveillon, de même que les bourgeois, les gris</text:span><text:span text:style-name="T3296">ettes, le juif marchand de bric-à-</text:span><text:span text:style-name="T3297">brac, les garçons de cafés aux chemises ornées de jabot, le tambour-major, les soldats, les sapeurs, les bonnes et les enfants du second acte, de même que le prêtre qui conduit ses écoliers, les balayeurs de Gentilly, le pauvre transi de froid, les douaniers, le facteur, l</text:span><text:span text:style-name="T3298">’</text:span><text:span text:style-name="T3299">éteigneur de quinquets, le chien du régiment et l</text:span><text:span text:style-name="T3300">’</text:span><text:span text:style-name="T3301">âne de la maraîchère du troisième</text:span><text:span text:style-name="T3302"> :</text:span><text:span text:style-name="T3303"><text:s/>Schaunard, Colline, Marcel et aussi Musette ne sont là que pour justifier le titre choisi, et mettre du bruit et du mouvement autour des amoureux. Ceux-ci se rencontrent à la fin du premier acte. Rodolphe, dans sa mansarde, travaille au coin de son… froid, car il n</text:span><text:span text:style-name="T3304">’</text:span><text:span text:style-name="T3305">a<text:s/></text:span><text:span text:style-name="T3306">« </text:span><text:span text:style-name="T3307">plus de feu</text:span><text:span text:style-name="T3308"> »</text:span><text:span text:style-name="T3309">. À Mimi, dont la<text:s/></text:span><text:span text:style-name="T3310">« </text:span><text:span text:style-name="T3311">chandelle est morte</text:span><text:span text:style-name="T3312"> »</text:span><text:span text:style-name="T3313"><text:s/>il ouvre sa<text:s/></text:span><text:span text:style-name="T3314">« </text:span><text:span text:style-name="T3315">porte</text:span><text:span text:style-name="T3316"> » ;</text:span><text:span text:style-name="T3317"><text:s/>le reste se devine. Les jeunes gens trouvent la bande joyeuse des Bohèmes, ainsi que Musette<text:s/></text:span><text:span text:style-name="T3318">— </text:span><text:span text:style-name="T3319">une camarade</text:span><text:span text:style-name="T3320"><text:s/>devenue grande dame momentanée —<text:s/></text:span><text:span text:style-name="T3321">au café Momus, tandis que<text:s/></text:span><text:span text:style-name="T3322">« </text:span><text:span text:style-name="T3323">la folie agite ses grelots</text:span><text:span text:style-name="T3324"> »</text:span><text:span text:style-name="T3325">. Puis Mimi, abandonnée pendant l</text:span><text:span text:style-name="T3326">’</text:span><text:span text:style-name="T3327">entracte, attend son amant, sous la neige qui tombe, près d</text:span><text:span text:style-name="T3328">’</text:span><text:span text:style-name="T3329">un autre café, à la barrière. C</text:span><text:span text:style-name="T3330">’</text:span><text:span text:style-name="T3331">est là que, pauvre poitrinaire en plein vent, elle tousse pour la première fois. Elle revient à la mansarde des artistes, et les mains dans un manchon (emprunté à Francine, sa voisine de chapitre), elle meurt en chantant, comme la Traviata, comme toutes nos phtisiques de roman qui vont en Italie consulter des musiciens.</text:span></text:p>
      <text:p text:style-name="Corpsdetexte"><text:span text:style-name="T3332">Celui auquel elle s</text:span><text:span text:style-name="T3333">’</text:span><text:span text:style-name="T3334">est adressée,<text:s/></text:span><text:span text:style-name="T3335">M. </text:span><text:span text:style-name="T3336">Puccini, a certainement été touché par sa jeunesse et par son charme ingénu</text:span><text:span text:style-name="T3337"> ;<text:s/></text:span><text:span text:style-name="T3338">il l</text:span><text:span text:style-name="T3339">’</text:span><text:span text:style-name="T3340">a traitée avec amour. Les meilleures pages de sa partition se rapportent à elle</text:span><text:span text:style-name="T3341"> :</text:span><text:span text:style-name="T3342"><text:s/>la scène dernière du premier acte, où les deux amoureux<text:s/></text:span><text:span text:style-name="T3343">« </text:span><text:span text:style-name="T3344">échangent leurs serments</text:span><text:span text:style-name="T3345"> »</text:span><text:span text:style-name="T3346">, et aussi le dénouement, la mort de Mimi qui passe doucement, dans un petit souffle. Pour le reste, il s</text:span><text:span text:style-name="T3347">’</text:span><text:span text:style-name="T3348">est trop souvent laissé aller à cette exubérance quelconque, à ces oppositions de couleurs criardes, à cet impressionnisme parfois grossier que certains confondent avec la peinture de la vie. Il possède, cela est indéniable, le sens du mouvement, mais cette bousculade perpétuelle des personnages, des thèmes, des ton</text:span><text:span text:style-name="T3349">alités et des instruments où il</text:span><text:span text:style-name="T3350"><text:s/>se complaît finit par lasser</text:span><text:span text:style-name="T3351"> ;</text:span><text:span text:style-name="T3352"><text:s/>on souhaiterait qu</text:span><text:span text:style-name="T3353">’</text:span><text:span text:style-name="T3354">il s</text:span><text:span text:style-name="T3355">’arrêtât, et fî</text:span><text:span text:style-name="T3356">t à la musique une place</text:span><text:span text:style-name="T3357">,</text:span><text:span text:style-name="T3358"><text:s/>fût-elle restreinte. Bizet, dans la scène des Arènes, de<text:s/></text:span><text:span text:style-name="T3359">Carmen</text:span><text:span text:style-name="T3360">, d</text:span><text:span text:style-name="T3361">’</text:span><text:span text:style-name="T3362">Indy dans la Fête du<text:s/></text:span><text:span text:style-name="T3363">Chant de la Cloche</text:span><text:span text:style-name="T3364">, Wagner dans le finale du second acte des<text:s/></text:span><text:span text:style-name="T3365">Maîtres Chanteurs</text:span><text:span text:style-name="T3366"><text:s/>ont prouvé que la construction musicale, la conception d</text:span><text:span text:style-name="T3367">’</text:span><text:span text:style-name="T3368">un grand tableau symphonique n</text:span><text:span text:style-name="T3369">’</text:span><text:span text:style-name="T3370">était pas incompatible avec l</text:span><text:span text:style-name="T3371">’</text:span><text:span text:style-name="T3372">animation d</text:span><text:span text:style-name="T3373">’</text:span><text:span text:style-name="T3374">une foule chorale. Avec<text:s/></text:span><text:span text:style-name="T3375">M. </text:span><text:span text:style-name="T3376">Puccini, l</text:span><text:span text:style-name="T3377">’</text:span><text:span text:style-name="T3378">apport de la musique à l</text:span><text:span text:style-name="T3379">’</text:span><text:span text:style-name="T3380">agitation générale n</text:span><text:span text:style-name="T3381">’</text:span><text:span text:style-name="T3382">est que de bruit et de rythme, et l</text:span><text:span text:style-name="T3383">’</text:span><text:span text:style-name="T3384">effet<text:s/></text:span><text:span text:style-name="T3385">réel</text:span><text:span text:style-name="T3386"><text:s/>est obtenu simplement par des tambours et des clairons entendus d</text:span><text:span text:style-name="T3387">’</text:span><text:span text:style-name="T3388">abord de loin, puis se rapprochant peu à peu pour s</text:span><text:span text:style-name="T3389">’</text:span><text:span text:style-name="T3390">éloigner de nouveau.</text:span></text:p>
      <text:p text:style-name="Corpsdetexte"><text:span text:style-name="T3391">Cependant,<text:s/></text:span><text:span text:style-name="T3392">M. </text:span><text:span text:style-name="T3393">Puccini ne renie pas le chant, le<text:s/></text:span><text:span text:style-name="T3394">bel</text:span><text:span text:style-name="T3395"><text:s/></text:span><text:span text:style-name="T3396">canto</text:span><text:span text:style-name="T3397"> ;</text:span><text:span text:style-name="T3398"><text:s/>il est Italien, il veut l</text:span><text:span text:style-name="T3399">’</text:span><text:span text:style-name="T3400">être, et<text:s/></text:span><text:soft-page-break/><text:span text:style-name="T3401">veut surtout qu</text:span><text:span text:style-name="T3402">’</text:span><text:span text:style-name="T3403">on le sache bien. Aussi, quoiqu</text:span><text:span text:style-name="T3404">’</text:span><text:span text:style-name="T3405">il connaisse ce qui se passe<text:s/></text:span><text:span text:style-name="T3406">au</text:span><text:span text:style-name="T3407">-</text:span><text:span text:style-name="T3408">delà des Alpes et en ait fait son profit, quoiqu</text:span><text:span text:style-name="T3409">’</text:span><text:span text:style-name="T3410">il ait réprouvé les trilles, vocalises et points d</text:span><text:span text:style-name="T3411">’</text:span><text:span text:style-name="T3412">orgue, qu</text:span><text:span text:style-name="T3413">’</text:span><text:span text:style-name="T3414">il fasse risette au leitmotiv e</text:span><text:span text:style-name="T3415">t ait affranchi son harmonie</text:span><text:span text:style-name="T3416"><text:note text:note-class="footnote" text:id="_ftn5"><text:note-citation>6</text:note-citation><text:note-body><text:p text:style-name="Notedebasdepage"><text:s/>Pour le bien prouver,<text:s/>M. Puccini s’amuse, un peu puérilement, à faire le contraire des règles, écrivant sans aucune raison apparente, de pénibles et obstinées successions de<text:s/><text:span text:style-name="T3417">quintes</text:span>.</text:p></text:note-body></text:note></text:span><text:span text:style-name="T3418">, il n</text:span><text:span text:style-name="T3419">’</text:span><text:span text:style-name="T3420">hésite pas parfois devant ces cantilènes intempestives et devant les ensembles vocaux traditionnels, comme dans le<text:s/></text:span><text:span text:style-name="T3421">quatuor</text:span><text:span text:style-name="T3422"><text:s/>du troisième acte où Mimi, Musette, Rodolphe et Marcel, quoique de sentiments très dissemblables, s</text:span><text:span text:style-name="T3423">’</text:span><text:span text:style-name="T3424">efforcent à l</text:span><text:span text:style-name="T3425">’</text:span><text:span text:style-name="T3426">unisson vers les notes suraiguës.</text:span></text:p>
      <text:p text:style-name="P3427">Mais n’y a-t-il pas quelque injustice à juger avec notre manière particulière de sentir cet art spécial qui dérive d’un tempérament si différent du nôtre, cet art auquel le climat ensoleillé du midi qui fait la vie facile et tout en dehors, qui excuse la crudité des couleurs et entraîne aux gestes excessifs, apporte lui aussi son<text:s/>influence. En outre, les accents des mots italiens sur lesquels<text:s/>M. Puccini a modelé sa musique ne légitimeraient-ils pas bien souvent pour nous certaines extériorisations qui, avec les mots français, si malencontreusement<text:s/>prosodiés, nous semblent inexplicables ?</text:p>
      <text:p text:style-name="Corpsdetexte"><text:span text:style-name="T3428">Quoi qu</text:span><text:span text:style-name="T3429">’</text:span><text:span text:style-name="T3430">il en soit, le public a chaleureusement accueilli</text:span><text:span text:style-name="T3431"><text:s/></text:span><text:span text:style-name="T3432">cet ouvrage. Il n</text:span><text:span text:style-name="T3433">’</text:span><text:span text:style-name="T3434">a pas mén</text:span><text:span text:style-name="T3435">agé ses applaudissements à Mlle </text:span><text:span text:style-name="T3436">Guiraudon qui joue et chante en artiste de premier ordre, à<text:s/></text:span><text:span text:style-name="T3437">M. </text:span><text:span text:style-name="T3438">Maréchal qui fait entendre une voix de ténor au timbre exquis, à M</text:span><text:span text:style-name="T3439">M. </text:span><text:span text:style-name="T3440">Fugère, Bouvet et Isnardon qui peignent, chantent, font de l</text:span><text:span text:style-name="T3441">’</text:span><text:span text:style-name="T3442">escrime, boivent et dansent avec une inaltérable gaîté</text:span><text:span text:style-name="T3443"> ;</text:span><text:span text:style-name="T3444"><text:s/>il a aussi acclamé l</text:span><text:span text:style-name="T3445">’</text:span><text:span text:style-name="T3446">auteur, et<text:s/></text:span><text:span text:style-name="T3447">M. </text:span><text:span text:style-name="T3448">Carré qui fort ingénieusement a donné à<text:s/></text:span><text:span text:style-name="T3449">Fervaal</text:span><text:span text:style-name="T3450"><text:s/>des lendemains d</text:span><text:span text:style-name="T3451">’</text:span><text:span text:style-name="T3452">une si piquante opposition.</text:span></text:p>
      <text:p text:style-name="Corpsdetexte"><text:span text:style-name="T3453">Ce succès s</text:span><text:span text:style-name="T3454">’</text:span><text:span text:style-name="T3455">explique de lui-même. À entendre la<text:s/></text:span><text:span text:style-name="T3456">Vie de<text:s/></text:span><text:span text:style-name="T3457">Bohème</text:span><text:span text:style-name="T3458"><text:s/>on ne se fatigue pas</text:span><text:span text:style-name="T3459"> ;</text:span><text:span text:style-name="T3460"><text:s/>c</text:span><text:span text:style-name="T3461">’</text:span><text:span text:style-name="T3462">est bien la partition destinée à ceux pour qui la musique ne peut être qu</text:span><text:span text:style-name="T3463">’</text:span><text:span text:style-name="T3464">un art d</text:span><text:span text:style-name="T3465">’</text:span><text:span text:style-name="T3466">agrément, qu</text:span><text:span text:style-name="T3467">’</text:span><text:span text:style-name="T3468">un simple délassement. Ce n</text:span><text:span text:style-name="T3469">’</text:span><text:span text:style-name="T3470">est pas là un de ces ouvrages hautement artistiques, qui imposent les fécondes réflexions, et dont il est dit qu</text:span><text:span text:style-name="T3471">’</text:span><text:span text:style-name="T3472">ils font penser… Le spectacle est varié</text:span><text:span text:style-name="T3473"> ;</text:span><text:span text:style-name="T3474"><text:s/>aux bouffonneries succèdent avec symétrie les scènes sentimentales dont certaines sont empreintes d</text:span><text:span text:style-name="T3475">’</text:span><text:span text:style-name="T3476">un charme touchant et vraiment particulier. Après avoir ri, on peut aussi pleurer.</text:span></text:p>
      <text:p text:style-name="Corpsdetexte"><text:span text:style-name="T3477">La<text:s/></text:span><text:span text:style-name="T3478">Vie de<text:s/></text:span><text:span text:style-name="T3479">Bohème</text:span><text:span text:style-name="T3480"><text:s/>s</text:span><text:span text:style-name="T3481">’</text:span><text:span text:style-name="T3482">adresse donc à des spectateurs trop nombreux pour n</text:span><text:span text:style-name="T3483">’</text:span><text:span text:style-name="T3484">en pas attirer un grand nombre, pendant longtemps.</text:span></text:p>
      <text:soft-page-break/>
      <text:h text:style-name="Titre1" text:outline-level="1">Tome XXVII, numéro 104, août 1898</text:h>
      <text:h text:style-name="Titre2" text:outline-level="2">Épilogues.<text:s/><text:line-break/>Conseils de guerre italiens</text:h>
      <text:p text:style-name="term">id : article-1898-08_513</text:p>
      <text:p text:style-name="term">author :<text:s/>Gourmont, Remy de (1858-1915)</text:p>
      <text:p text:style-name="term">signed :<text:s/>Remy de Gourmont</text:p>
      <text:p text:style-name="term">section :<text:s/>Épilogues</text:p>
      <text:p text:style-name="term">title :<text:s/>Conseils de guerre italiens</text:p>
      <text:p text:style-name="term">date :<text:s/>1898-08</text:p>
      <text:p text:style-name="term">ref :<text:s/>Tome XXVII, numéro 104, août 1898,<text:s/>p. 509-514 [513]</text:p>
      <text:p text:style-name="byline"><text:span text:style-name="T3485">Remy de Gourmont</text:span>.</text:p>
      <text:p text:style-name="bibl">Tome XXVII, numéro 104, août 1898,<text:s/>p. 509-514 [513].</text:p>
      <text:p text:style-name="P3486">Les huis-clos ayant acquis depuis quelque temps une assez mauvaise réputation, les militaires italiens ont jugé au grand jour leurs récentes victimes. Deux atténuations seulement à ce grand jour :<text:s/>tous les journaux de l’opposition avaient été supprimés d’avance, et les défenseurs des accusés étaient des officiers sous les ordres du président,<text:s/>— sous ses ordres, puisque ses inférieurs en grade. On dit que ces jeunes lieutenants ont plaidé avec une certaine énergie pour leurs clients. C’est possible, mais de telles pratiques n’en sont pas moins indignes et elles présagent pour demain de cruelles et justes représailles. Il est également monstrueux de soumettre au jugement des sabreurs des théories sociales et des polémiques de presse. Qu’ils se jugent entre eux, qu’ils se condamnent les uns les autres, selon leurs usages secrets, mais qu’on ne soumette jamais à leur appréciation les actes et les idées des hommes libres. On ne s’est guère indigné en France de la répression sauvage qui a suivi les bénignes révoltes de Milan. Vous avez insulté l’armée par vos cris !<text:s/>La pauvre femme interpellée par le militaire répond :<text:s/>J’ai crié<text:s/>« du pain !<text:s/>du pain ! »<text:s/>Cinq ans de réclusion. Des centaines de femmes, d’ouvriers sans travail, ont été ainsi envoyées au bagne, en compagnie d’une quantité de journalistes. Où est l’Italie des Îles Borromées ?</text:p>
      <text:h text:style-name="Titre2" text:outline-level="2">Les Théâtres.<text:s/><text:line-break/><text:span text:style-name="T3487">Représentations italiennes de M. Ermete Novelli</text:span></text:h>
      <text:p text:style-name="P3488">id : article-1898-08_566</text:p>
      <text:p text:style-name="term"><text:span text:style-name="T3489">author :<text:s/></text:span><text:span text:style-name="T3490">Herold, André-Ferdinand (1865-1940)</text:span></text:p>
      <text:p text:style-name="P3491">signed : A.-Ferdinand<text:s/>Herold</text:p>
      <text:p text:style-name="P3492">section : Les Théâtres</text:p>
      <text:p text:style-name="term">title :<text:s/>Représentations italiennes de M. Ermete Novelli</text:p>
      <text:p text:style-name="P3493">date : 1898-08</text:p>
      <text:p text:style-name="P3494">ref : Tome XXVII, numéro 104, août 1898, p. 563-566 [566]</text:p>
      <text:p text:style-name="byline"><text:span text:style-name="T3495">A.-Ferdinand<text:s/></text:span><text:span text:style-name="T3496">Herold</text:span><text:span text:style-name="T3497">.</text:span></text:p>
      <text:p text:style-name="bibl">Tome XXVII, numéro 104, août 1898,<text:s/>p. 563-566 [566].</text:p>
      <text:soft-page-break/>
      <text:p text:style-name="Corpsdetexte"><text:span text:style-name="T3498">16 juin :<text:s/></text:span><text:span text:style-name="T3499">La Morte civile</text:span><text:span text:style-name="T3500">. — 18 juin : Première représentation de<text:s/></text:span><text:span text:style-name="T3501">Michele Perrin</text:span><text:span text:style-name="T3502">, commedia in due</text:span><text:span text:style-name="T3503"><text:s/></text:span><text:span text:style-name="T3504">atti, di Bayard. — 18 juin : Première représentation de<text:s/></text:span><text:span text:style-name="T3505">la prima Volta</text:span><text:span text:style-name="T3506">, commedia in uno atto, di Giannino Antona-Traversi. — 20 juin : Première représentation de<text:s/></text:span><text:span text:style-name="T3507">Spettri</text:span><text:span text:style-name="T3508">, dramma in tre atti, d’Ibsen. — 21 juin : Première représentation d’</text:span><text:span text:style-name="T3509">Un dramma nuovo</text:span><text:span text:style-name="T3510">, dramma in tre atti, di Tamayo e Baus, riduzione di Ermete Novelli. — 23 juin : Première représentation d’</text:span><text:span text:style-name="T3511">Alleluja</text:span><text:span text:style-name="T3512">, dramma in tre atti, di Marco Praga.</text:span></text:p>
      <text:h text:style-name="Titre2" text:outline-level="2">Lettres anglaises.<text:s/><text:line-break/>Revues [extrait]</text:h>
      <text:p text:style-name="term">id : article-1898-08_591</text:p>
      <text:p text:style-name="P3513">author : Davray, Henry D. (1873-1944)</text:p>
      <text:p text:style-name="term"><text:span text:style-name="T3514">signed : Henry-D. </text:span>Davray</text:p>
      <text:p text:style-name="term">section :<text:s/>Lettres anglaises</text:p>
      <text:p text:style-name="term">title :<text:s/>Revues [extrait]</text:p>
      <text:p text:style-name="term">date : 1898-08</text:p>
      <text:p text:style-name="term">ref : Tome XXVII, numéro 104, août 1898, p. 583-591 [591]</text:p>
      <text:p text:style-name="byline"><text:span text:style-name="T3515">Henry-D. Davray</text:span>.</text:p>
      <text:p text:style-name="bibl">Tome XXVII, numéro 104, août 1898,<text:s/>p. 583-591 [591].</text:p>
      <text:p text:style-name="Corpsdetexte">[…]</text:p>
      <text:p text:style-name="Corpsdetexte"><text:span text:style-name="T3516">The Bookman</text:span><text:span text:style-name="T3517"><text:s/>(juillet).<text:s/></text:span><text:span text:style-name="T3518">— […]<text:s/></text:span><text:span text:style-name="T3519">une étude sur Fogazzaro par Helen Zimmern, des portraits de Stevenson, George Moore, d</text:span><text:span text:style-name="T3520">’</text:span><text:span text:style-name="T3521">après Manet, Hermann Suderman</text:span><text:span text:style-name="T3522">n</text:span><text:span text:style-name="T3523">, Fogazzaro.</text:span></text:p>
      <text:h text:style-name="Titre1" text:outline-level="1">Tome XXVII, numéro 105, septembre 1898</text:h>
      <text:h text:style-name="Titre2" text:outline-level="2">Les Journaux.<text:s/><text:line-break/>Les Esclaves en Italie (<text:span text:style-name="T3524">Bulletin de la Société contre la mendicité des enfants</text:span>, août)</text:h>
      <text:p text:style-name="P3525">id : article-1898-09_832</text:p>
      <text:p text:style-name="P3526">author : Bury, R. de (18..-19..)</text:p>
      <text:p text:style-name="term">signed :<text:s/>R. de Bury</text:p>
      <text:p text:style-name="term">section : Les Journaux</text:p>
      <text:p text:style-name="term">title :<text:s/>Les Esclaves en Italie (<text:span text:style-name="T3527">Bulletin de la Société contre la mendicité des enfants</text:span>, août)</text:p>
      <text:p text:style-name="term">date :<text:s/>1898-09</text:p>
      <text:p text:style-name="term">ref :<text:s/>Tome XXVII, numéro 105, septembre 1898,<text:s/>p. 831-837 [832-833]</text:p>
      <text:p text:style-name="byline"><text:span text:style-name="T3528">R. de Bury</text:span>.</text:p>
      <text:p text:style-name="bibl">Tome XXVII, numéro 105, septembre 1898,<text:s/>p. 831-837 [832-833].</text:p>
      <text:p text:style-name="Corpsdetexte"><text:span text:style-name="T3529">L</text:span><text:span text:style-name="T3530">’</text:span><text:span text:style-name="T3531">esclavage, maintenant borné aux enfants, est resté bien traditionnel en Italie</text:span><text:span text:style-name="T3532"> ; on n’</text:span><text:span text:style-name="T3533">y conçoit guère autrement le travail des mines. Un jeune esclave, destiné au métier de<text:s/></text:span><text:span text:style-name="T3534">c</text:span><text:span text:style-name="T3535">aruso</text:span><text:span text:style-name="T3536">, de porteur de mine</text:span><text:span text:style-name="T3537">rai, vaut en Sicile de 50 à 300 </text:span><text:span text:style-name="T3538">lires, selon l</text:span><text:span text:style-name="T3539">’</text:span><text:span text:style-name="T3540">âge et la force.<text:s/></text:span><text:span text:style-name="T3541">M. </text:span><text:span text:style-name="T3542">Rossi descendit, il y a quelques années, avec un député, dans une mine de soufre et voici ses<text:s/></text:span><text:soft-page-break/><text:span text:style-name="T3543">impressions vraiment infernales</text:span><text:span text:style-name="T3544"> :</text:span></text:p>
      <text:p text:style-name="quote">« Tous deux aperçurent, en arrivant, une collection de<text:s/>nains entièrement nus, au dos rond, aux jambes torses et aux petits visages de vieux. C’étaient les<text:s/><text:span text:style-name="T3545">carusi</text:span><text:s/>d’une usine occupant treize cents ouvriers. Deux de ces enfants prirent des lampes et servirent de guides aux visiteurs.</text:p>
      <text:p text:style-name="quote">» Nous commençâmes à descendre, dit<text:s/>M. Rossi, en nous courbant et en nous accrochant des mains à la voûte. Les degrés, creusés dans le sol, sont très irréguliers, tantôt hauts et tantôt bas, humides et glissants. Nous vîmes les<text:s/><text:span text:style-name="T3546">carusi</text:span><text:s/>qui remontaient, ployés sous leur charge de soufre. Puis, nous entendîmes des gémissements angoissés. C’étaient les plaintes de ces misérables, qui devenaient plus distinctes à mesure que nous nous rapprochions ;<text:s/>c’étaient les gémissements de jeunes créatures haletantes et oppressées, qui n’avaient plus la force de marcher, et qui devaient cependant avancer coûte que coûte, de peur que le mineur ne<text:s/>vînt<text:s/>les stimuler à coups de bâton ou en leur brûlant les mollets avec une lampe. Nous arrêtâmes quelques-uns de ces enfants, et nous constatâmes qu’ils avaient la peau des épaules et toute l’échine excoriées, rouges et couvertes de calus, de cicatrices et de meurtrissures. »</text:p>
      <text:p text:style-name="P3547">M. Rossi entendit l’un d’eux dire en pleurant à un camarade :</text:p>
      <text:p text:style-name="quote">« Je suis si las que je ne peux plus ;<text:s/>je vais jeter mon sac par terre !<text:s/>Et, en effet, il était vaincu par la fatigue. Ayant déposé sa charge, il pleurait silencieusement, accroupi sur une marche. Il avait les yeux bleuis, les paupières rougies, et de grosses larmes roulaient sur ses joues livides.</text:p>
      <text:p text:style-name="quote">» Dans ma carrière de journaliste, dit<text:s/>M. Rossi, dans mes voyages, j’ai vu fusiller, pendre, lyncher, massacrer ;<text:s/>j’ai vu des scènes horribles en tout genre et des morts de toute espèce :<text:s/>je n’ai rien vu qui m’ait tant impressionné !</text:p>
      <text:p text:style-name="quote">» Les pauvres petits essaient souvent de s’enfuir. Malheur à celui que son maître rattrape !<text:s/>Plus d’un<text:s/><text:span text:style-name="T3548">caruso</text:span><text:s/>meurt assommé, et les autres ouvriers n’interviennent pas.<text:s/>“C’est le droit du maître !”<text:s/>disaient les mineurs à<text:s/>M. Rossi, qui s’indignait de leur impassibilité. »</text:p>
      <text:h text:style-name="Titre2" text:outline-level="2">Publications d’art.<text:s/><text:line-break/>Les Revues :<text:s/><text:span text:style-name="T3549">L’Œuvre d’Art</text:span><text:span text:style-name="T3550"><text:s/>[extrait]</text:span></text:h>
      <text:p text:style-name="term">id : article-1898-09_848</text:p>
      <text:p text:style-name="term">author :<text:s/><text:span text:style-name="T3551">Rambosson, Yvanhoé (1872-1943)</text:span></text:p>
      <text:p text:style-name="term">signed :<text:s/>Yvanhoé Rambosson</text:p>
      <text:p text:style-name="term">section :<text:s/>Publications d’art</text:p>
      <text:p text:style-name="term">title : Les Revues :<text:s/><text:span text:style-name="T3552">L’Œuvre d’Art</text:span><text:s/>[extrait]</text:p>
      <text:p text:style-name="term">date :<text:s/>1898-09</text:p>
      <text:p text:style-name="term">ref :<text:s/>Tome XXVII, numéro 105, septembre 1898,<text:s/>p. 846-850 [848]</text:p>
      <text:soft-page-break/>
      <text:p text:style-name="P3553">Yvanhoé<text:s/>Rambosson.</text:p>
      <text:p text:style-name="bibl">Tome XXVII, numéro 105, septembre 1898,<text:s/>p. 846-850 [848].</text:p>
      <text:p text:style-name="Corpsdetexte"><text:span text:style-name="T3554">L’Œuvre d’Art</text:span><text:span text:style-name="T3555"><text:s/>(20 juillet). — […]</text:span><text:span text:style-name="T3556"><text:s/></text:span><text:span text:style-name="T3557">Le même numéro se rachète par d</text:span><text:span text:style-name="T3558">’</text:span><text:span text:style-name="T3559">intéressantes notes sur<text:s/></text:span><text:span text:style-name="T3560">Benvenuto Cellini à la Cour de France</text:span><text:span text:style-name="T3561"><text:s/>[…]</text:span></text:p>
      <text:h text:style-name="Titre2" text:outline-level="2">Lettres anglaises.<text:s/><text:line-break/>Revues [extrait]</text:h>
      <text:p text:style-name="term">id : article-1898-09_865</text:p>
      <text:p text:style-name="P3562">author : Davray, Henry D. (1873-1944)</text:p>
      <text:p text:style-name="term"><text:span text:style-name="T3563">signed : Henry-D. </text:span>Davray</text:p>
      <text:p text:style-name="term">section :<text:s/>Lettres anglaises</text:p>
      <text:p text:style-name="term">title :<text:s/>Revues [extrait]</text:p>
      <text:p text:style-name="term">date :<text:s/>1898-09</text:p>
      <text:p text:style-name="term">ref :<text:s/>Tome XXVII, numéro 105, septembre 1898,<text:s/>p. 861-867 [865]</text:p>
      <text:p text:style-name="byline"><text:span text:style-name="T3564">Henry-D. Davray</text:span>.</text:p>
      <text:p text:style-name="bibl">Tome XXVII, numéro 105, septembre 1898,<text:s/>p. 861-867 [865].</text:p>
      <text:p text:style-name="Corpsdetexte"><text:span text:style-name="T3565">Cosmopolis</text:span><text:span text:style-name="T3566"><text:s/>(août).<text:s/></text:span><text:span text:style-name="T3567">— </text:span><text:span text:style-name="T3568">Une étude très remarquable sur<text:s/></text:span><text:span text:style-name="T3569">Gabriele d</text:span><text:span text:style-name="T3570">’</text:span><text:span text:style-name="T3571">Annunzio,<text:s/></text:span><text:span text:style-name="T3572">par Mrs.</text:span><text:span text:style-name="T3573"> </text:span><text:span text:style-name="T3574">Virginia<text:s/></text:span><text:span text:style-name="T3575">M. </text:span><text:span text:style-name="T3576">Crawford […]</text:span></text:p>
      <text:h text:style-name="Titre1" text:outline-level="1">Tome XXVIII, numéro 106, octobre 1898</text:h>
      <text:h text:style-name="Titre2" text:outline-level="2">Épilogues.<text:s/><text:line-break/>De la stupidité des assassins</text:h>
      <text:p text:style-name="term">id : article-1898-10_194</text:p>
      <text:p text:style-name="term">author :<text:s/>Gourmont, Remy de (1858-1915)</text:p>
      <text:p text:style-name="term">signed :<text:s/>Remy de Gourmont</text:p>
      <text:p text:style-name="term">section :<text:s/>Épilogues</text:p>
      <text:p text:style-name="term">title :<text:s/>De la stupidité des assassins</text:p>
      <text:p text:style-name="term">date :<text:s/>1898-10</text:p>
      <text:p text:style-name="term">ref :<text:s/>Tome XXVIII, numéro 106, octobre 1898,<text:s/>p. 193-199 [194-196]</text:p>
      <text:p text:style-name="byline"><text:span text:style-name="T3577">Remy de Gourmont</text:span>.</text:p>
      <text:p text:style-name="bibl">Tome XXVIII, numéro 106, octobre 1898,<text:s/>p. 193-199 [194-196].</text:p>
      <text:p text:style-name="P3578">Je ne crois pas beaucoup au type de l’homme criminel, imaginé par Lombroso ;<text:s/>cependant il y a certainement un caractère commun à tous les criminels, la stupidité. La psychologie de Luccheni ne semble pas démentir cet horoscope. On pourrait, il est vrai, soutenir qu’il a marqué dans l’élection de sa victime un rudiment<text:s/>d’intelligence, car il est plus facile, certainement, de poignarder une femme qui se promène toute seule que l’empereur d’Allemagne, moins enclin à fréquenter incognito les bateaux du lac Léman. Le choix de la proie élève considérablement Luccheni au-dessus de la panthère et de l’ours gris, mais la panthère a des excuses et l’ours gris des prétextes supérieurs aux mobiles qui ont agité et<text:s/><text:soft-page-break/>guidé les pauvres muscles de ce compagnon du tiers-point. Nous savons pourquoi il a tué l’impératrice d’Autriche :<text:s/>« Je l’ai tuée parce qu’elle ne travaillait pas. »<text:s/>Voilà. Grizzly aurait répondu :<text:s/>« Je l’ai tuée parce que j’avais faim. Il m’était bien indifférent qu’elle fût impératrice et que par conséquent elle n’allât pas laver son linge à la rivière. J’eusse même préféré qu’elle fût cuisinière et plus appétissante. »<text:s/>Voilà des paroles raisonnables. Celles de Luccheni ne le sont pas. Mais à expliquer le genre de stupidité qu’elles dénotent, on irait un peu loin et on serait forcé de constater qu’une bonne partie de l’humanité pense, exactement, comme l’assassin, que les gens qui ne travaillent pas, et notamment les femmes qui n’ont pas les yeux rouges et les mains noires, sont indignes de vivre. Il y a des hommes qui ne travaillent pas ;<text:s/>je crois qu’il y en a peu, car ne rien faire est encore peut-être, pour un homme, de tous les métiers le plus dur et le plus fastidieux. Il y a les hommes qui travaillent peu et volontairement ;<text:s/>mais au lieu de les tuer, il faut les considérer comme un idéal ;<text:s/>ils sont un exemple et non un obstacle. Si tout le monde travaillait dix heures par jour, Paris serait Belleville ou Charonne :<text:s/>c’est sans doute le rêve socialiste, ce n’est pas le mien. Quant aux femmes, il n’est pas exagéré de dire que l’oisiveté est la mère de toutes leurs vertus. La femme est absolument faite pour ne pas travailler et, contrairement à l’homme, elle ne vit pleinement sa vie que si elle ne travaille pas. C’est à ne rien faire qu’elle fleurit de toutes ses fleurs. Les femmes qui ne travaillent pas sont la beauté du monde et la terre ne sera habitable que lorsque aucune femme n’aura de labeurs que ceux qu’elle s’imposera elle-même, par instinct, pour avoir toujours plus de grâce et plus de charme.</text:p>
      <text:p text:style-name="Corpsdetexte"><text:span text:style-name="T3579">Note</text:span><text:span text:style-name="T3580">.<text:s/></text:span><text:span text:style-name="T3581">— </text:span><text:span text:style-name="T3582">Le mot<text:s/></text:span><text:span text:style-name="T3583">travail</text:span><text:span text:style-name="T3584"><text:s/>ayant cinq ou six cents significations différentes, on ne peut l</text:span><text:span text:style-name="T3585">’</text:span><text:span text:style-name="T3586">écrire sans être obscur. Tel travaille en regardant pousser la vrille des vignes et tel ne travaille pas en cassant des cailloux.</text:span></text:p>
      <text:h text:style-name="Titre2" text:outline-level="2">Voyages, archéologie.<text:s/><text:line-break/>P. de Lauribar :<text:s/><text:span text:style-name="T3587">Douze ans en Abyssinie</text:span>, Flammarion, 3.50</text:h>
      <text:p text:style-name="P3588">id : article-1898-10_221</text:p>
      <text:p text:style-name="term"><text:span text:style-name="T3589">author :<text:s/></text:span><text:span text:style-name="T3590">Merki, Charles (18..-19..)</text:span></text:p>
      <text:p text:style-name="term">signed :<text:s/>Charles Merki</text:p>
      <text:p text:style-name="term">section :<text:s/>Voyages, archéologie</text:p>
      <text:p text:style-name="term">title :<text:s/>P. de Lauribar :<text:s/><text:span text:style-name="T3591">Douze ans en Abyssinie</text:span>, Flammarion, 3.50</text:p>
      <text:p text:style-name="term">date :<text:s/>1898-10</text:p>
      <text:p text:style-name="term">ref :<text:s/>Tome XXVIII, numéro 106, octobre 1898,<text:s/>p. 218-228 [221-224]</text:p>
      <text:p text:style-name="byline"><text:span text:style-name="T3592">Charles Merki</text:span>.</text:p>
      <text:p text:style-name="bibl">Tome XXVIII, numéro 106, octobre 1898,<text:s/>p. 218-228 [221-224].</text:p>
      <text:p text:style-name="Corpsdetexte"><text:span text:style-name="T3593">Ces atrocités ne nous éloignent point trop de l</text:span><text:span text:style-name="T3594">’</text:span><text:span text:style-name="T3595">Abyssinie dont on a fort parlé en ces derniers<text:s/></text:span><text:soft-page-break/><text:span text:style-name="T3596">temps, bien au hasard et avec un enthousiasme quasiment inutile, selon qu</text:span><text:span text:style-name="T3597">’</text:span><text:span text:style-name="T3598">il appert du tome publié chez Flammarion</text:span><text:span text:style-name="T3599"> :</text:span><text:span text:style-name="T3600"><text:s/></text:span><text:span text:style-name="T3601">Douze ans en Abyssinie</text:span><text:span text:style-name="T3602">,<text:s/></text:span><text:span text:style-name="T3603">souvenirs d</text:span><text:span text:style-name="T3604">’</text:span><text:span text:style-name="T3605">un officier</text:span><text:span text:style-name="T3606">, par P. de </text:span><text:span text:style-name="T3607">Lauribar.</text:span><text:span text:style-name="T3608"><text:s/>— M. </text:span><text:span text:style-name="T3609">P. d</text:span><text:span text:style-name="T3610">e Lauribar, paraît, il, est une</text:span><text:span text:style-name="T3611"><text:s/>dame. Cela ne me déplaît point, d</text:span><text:span text:style-name="T3612">’</text:span><text:span text:style-name="T3613">ailleurs</text:span><text:span text:style-name="T3614"> ;</text:span><text:span text:style-name="T3615"><text:s/>les femmes ont si peu coutume de fournir une lecture substantielle qu</text:span><text:span text:style-name="T3616">’</text:span><text:span text:style-name="T3617">on est heureux, une fois au moins, d</text:span><text:span text:style-name="T3618">’</text:span><text:span text:style-name="T3619">en trouver une qui vaille de s</text:span><text:span text:style-name="T3620">’</text:span><text:span text:style-name="T3621">y arrêter. Son livre ensuite arrive à point pour</text:span><text:span text:style-name="T3622"><text:s/></text:span><text:span text:style-name="T3623">nous fournir sur le négus Ménélik et la campagne d</text:span><text:span text:style-name="T3624">’</text:span><text:span text:style-name="T3625">Érythrée et le pays même une documentation jusqu</text:span><text:span text:style-name="T3626">’</text:span><text:span text:style-name="T3627">ici plutôt rudimentaire dans les articles de journaux et revues dont nous nous sommes contentés.<text:s/></text:span><text:span text:style-name="T3628">— </text:span><text:span text:style-name="T3629">L</text:span><text:span text:style-name="T3630">’</text:span><text:span text:style-name="T3631">Abyssinie, pendant longtemps, n</text:span><text:span text:style-name="T3632">’</text:span><text:span text:style-name="T3633">intéressa que les Anglais</text:span><text:span text:style-name="T3634"> ;</text:span><text:span text:style-name="T3635"><text:s/>elle fut d</text:span><text:span text:style-name="T3636">’</text:span><text:span text:style-name="T3637">actualité au<text:s/></text:span><text:span text:style-name="T3638">moment de leur guerre avec le Né</text:span><text:span text:style-name="T3639">gus Théodoros</text:span><text:span text:style-name="T3640"> ;</text:span><text:span text:style-name="T3641"><text:s/>mais déjà en 1770, James Bruce avait traduit les<text:s/></text:span><text:span text:style-name="T3642">Annales Abyssines</text:span><text:span text:style-name="T3643"><text:s/>qui sont probablement le fatras connu sous le nom de<text:s/></text:span><text:span text:style-name="T3644">Chronique d</text:span><text:span text:style-name="T3645">’</text:span><text:span text:style-name="T3646">Axoum</text:span><text:span text:style-name="T3647">, la ville sacrée des Abyssins, bâtie<text:s/></text:span><text:span text:style-name="quote.c">« par les enfants de Chus quelque temps avant la naissance d’Abraham »</text:span><text:span text:style-name="T3648"> ;</text:span><text:span text:style-name="T3649"><text:s/>chacun pourrait se procurer aussi, dans la collection du journal l</text:span><text:span text:style-name="T3650">’</text:span><text:span text:style-name="T3651">Isthme de Suez</text:span><text:span text:style-name="T3652">, un petit travail de<text:s/></text:span><text:span text:style-name="T3653">M. de </text:span><text:span text:style-name="T3654">Lesseps,<text:s/></text:span><text:span text:style-name="T3655">— à qui Dieu pardoint —<text:s/></text:span><text:span text:style-name="T3656">relatant les<text:s/></text:span><text:span text:style-name="T3657">Principaux faits de l</text:span><text:span text:style-name="T3658">’</text:span><text:span text:style-name="T3659">Histoire d</text:span><text:span text:style-name="T3660">’</text:span><text:span text:style-name="T3661">Abyssinie</text:span><text:span text:style-name="T3662">.<text:s/></text:span><text:span text:style-name="T3663">— </text:span><text:span text:style-name="T3664">Le volume de<text:s/></text:span><text:span text:style-name="T3665">M. P. de </text:span><text:span text:style-name="T3666">Lauribar, écrit<text:s/></text:span><text:span text:style-name="T3667">de visu</text:span><text:span text:style-name="T3668"><text:s/>et d</text:span><text:span text:style-name="T3669">’</text:span><text:span text:style-name="T3670">après les témoignages des officiers italiens est heureusement d</text:span><text:span text:style-name="T3671">’un autre intérêt</text:span><text:span text:style-name="T3672"><text:note text:note-class="footnote" text:id="_ftn6"><text:note-citation>7</text:note-citation><text:note-body><text:p text:style-name="Notedebasdepage"><text:s/>Cf. sur l’Abyssinie les Voyages de Guillaume Lejean.</text:p></text:note-body></text:note></text:span><text:span text:style-name="T3673"> ;</text:span><text:span text:style-name="T3674"><text:s/>l</text:span><text:span text:style-name="T3675">’</text:span><text:span text:style-name="T3676">histoire de la conquête et de la guerre y tient une large place, mais on y a consigné des faits nombreux sur les régions diverses du Tigré et de l</text:span><text:span text:style-name="T3677">’</text:span><text:span text:style-name="T3678">Érythrée, les habitants et les mœurs</text:span><text:span text:style-name="T3679"> :</text:span><text:span text:style-name="T3680"><text:s/>et les Abyssins apparaissent ici ce qu</text:span><text:span text:style-name="T3681">’</text:span><text:span text:style-name="T3682">ils sont très réellement, c</text:span><text:span text:style-name="T3683">’</text:span><text:span text:style-name="T3684">est-à-dire un peuple primitif et guerrier, haineux, fourbe et cruel, ayant certes les qualités de ses défauts, la bravoure, le dévouement parfois à des chefs choisis, une endurance extrême aux fatigues de ses expéditions continuelles, l</text:span><text:span text:style-name="T3685">’</text:span><text:span text:style-name="T3686">amour de l</text:span><text:span text:style-name="T3687">’</text:span><text:span text:style-name="T3688">indépendance et du sol. Mais de ce que l</text:span><text:span text:style-name="T3689">’</text:span><text:span text:style-name="T3690">empereur Ménélik, en nègre rusé, fit confectionner des timbres et des monnaies en France, accorda quelques concessions de chemins de fer et montra un peu d</text:span><text:span text:style-name="T3691">’</text:span><text:span text:style-name="T3692">amitié pour deux ou trois Européens, on nous représentait volontiers l</text:span><text:span text:style-name="T3693">’</text:span><text:span text:style-name="T3694">Abyssinie<text:s/></text:span><text:span text:style-name="T3695">« </text:span><text:span text:style-name="T3696">revendiquant sa place parmi les nations civilisées</text:span><text:span text:style-name="T3697"> »</text:span><text:span text:style-name="T3698">, selon la formule du Protocole. Il en faut bien rabattre. Les chefs chouans qui condamnèrent les douze cents ascaris des bataillons indigènes faits prisonniers à la bataille d</text:span><text:span text:style-name="T3699">’</text:span><text:span text:style-name="T3700">Adoua<text:s/></text:span><text:span text:style-name="quote.c">« à subir l’amputation de la main droite et du pied gauche, en ajoutant la prohibition absolue de porter secours aux mutilés, non seulement comme médication, mais de leur donner la moindre nourriture ou même à boire »</text:span><text:span text:style-name="T3701">, ne peuvent guère passer que pour des barbares. Il faut lire aussi les détails de l</text:span><text:span text:style-name="T3702">’</text:span><text:span text:style-name="T3703">opération faite avec de mauvais couteaux, imaginer les membres jetés en tas, le bourreau se trompant et taillant le pied et la main du même côté, puis ces malheureux abandonnés à leurs tortures durant une semaine à côté des morts auxquels il était<text:s/></text:span><text:soft-page-break/><text:span text:style-name="T3704">interdit de donner la sépulture. On a la vision sanglante des vieilles guerres asiatiques. On se rappelle l</text:span><text:span text:style-name="T3705">’</text:span><text:span text:style-name="T3706">Assyrie et l</text:span><text:span text:style-name="T3707">’É</text:span><text:span text:style-name="T3708">gypte ancienne, avec leurs rois féroces</text:span><text:span text:style-name="T3709"> ;</text:span><text:span text:style-name="T3710"><text:s/>et Ramsès III assistant au dénombrement des mains coupées</text:span><text:span text:style-name="T3711"><text:s/></text:span><text:span text:style-name="T3712">(Medinet-Habou)</text:span><text:span text:style-name="T3713"> ;</text:span><text:span text:style-name="T3714"><text:s/>et les prisonniers empalés ou dépouillés de leur peau que nous montrent les bas-reliefs de Ninive.<text:s/></text:span><text:span text:style-name="T3715">— </text:span><text:span text:style-name="T3716">Notez que tout le secours qui pouvait être donné dans la circonstance consistait en une cicatrisation au fer rouge ou l</text:span><text:span text:style-name="T3717">’</text:span><text:span text:style-name="T3718">immersion du membre amputé dans de l</text:span><text:span text:style-name="T3719">’</text:span><text:span text:style-name="T3720">huile bouillante pour arrêter l</text:span><text:span text:style-name="T3721">’</text:span><text:span text:style-name="T3722">hémorragie, et que des douze cents suppliciés, trois cents à peine survécurent.<text:s/></text:span><text:span text:style-name="T3723">— </text:span><text:span text:style-name="T3724">On peut trouver que c</text:span><text:span text:style-name="T3725">’</text:span><text:span text:style-name="T3726">est encore un beau chiffre, d</text:span><text:span text:style-name="T3727">’</text:span><text:span text:style-name="T3728">ailleurs</text:span><text:span text:style-name="T3729"> ;</text:span><text:span text:style-name="T3730"><text:s/>mais les Abyssins paraissent avoir la vie dure. Le fer rouge, qu</text:span><text:span text:style-name="T3731">’</text:span><text:span text:style-name="T3732">ils emploient dans les bronchites et rhumatismes, doit être cité comme leur remède héroïque</text:span><text:span text:style-name="T3733"> ;</text:span><text:span text:style-name="T3734"><text:s/>et j</text:span><text:span text:style-name="T3735">’</text:span><text:span text:style-name="T3736">avouerai facilement que le procédé m</text:span><text:span text:style-name="T3737">’</text:span><text:span text:style-name="T3738">a laissé rêveur</text:span><text:span text:style-name="T3739"> :</text:span><text:span text:style-name="T3740"><text:s/></text:span><text:span text:style-name="T3741">— </text:span><text:span text:style-name="quote.c">« On l’applique sur les côtes, sur la poitrine ou les omoplates ; le patient est étendu par terre et vigoureusement maintenu par quatre personnes au moins ; le médecin alors applique un fer rouge sur la partie malade en la faisant pénétrer dans les chairs avec la plus barbare indifférence ; généralement cette application se fait en deux ou trois points, jusqu’à ce que l’opérateur<text:s/></text:span><text:span text:style-name="T3742">entende un bruit semblable à celui que produit une vessie gonflée que l’on fait éclater par la pression</text:span><text:span text:style-name="quote.c">. Le malade se tord dans des spasmes d’agonie, l’écume jaillit de sa bouche, et enfin sous l’impression de cette souffrance atroce dont la seule description fait dresser les cheveux, perd connaissance ; cependant, ajoute notre texte, il n’hésite jamais à recommencer l’opération si, quand ses blessures sont guéries, il ne se sent pas soulagé du mal dont il souffrait. »</text:span></text:p>
      <text:p text:style-name="Corpsdetexte"><text:span text:style-name="T3743">Mais on pensera bien qu</text:span><text:span text:style-name="T3744">’</text:span><text:span text:style-name="T3745">il y a d</text:span><text:span text:style-name="T3746">’</text:span><text:span text:style-name="T3747">autres singularités dans les habitudes de ce peuple, en majorité chrétien, et que des séries de pierres sonores entrechoquées appellent aux offices</text:span><text:span text:style-name="T3748"> ;</text:span><text:span text:style-name="T3749"><text:s/>qui possède des moines volontairement emmurés pour acquérir le titre de saints</text:span><text:span text:style-name="T3750"> ; qui croit au mauvais œil</text:span><text:span text:style-name="T3751"><text:note text:note-class="footnote" text:id="_ftn7"><text:note-citation>8</text:note-citation><text:note-body><text:p text:style-name="Notedebasdepage"><text:s/>Tandis que l’officier boit, deux soldats lui font un paravent de leur manteau ;<text:s/>nul ne doit voir le chef quand il boit,<text:s/>par crainte du mauvais œil, p. 254.</text:p></text:note-body></text:note></text:span><text:span text:style-name="T3752"> ;</text:span><text:span text:style-name="T3753"><text:s/>dort dans une posture recroquevillée<text:s/></text:span><text:span text:style-name="T3754">et les genoux sous le menton</text:span><text:span text:style-name="T3755"><text:note text:note-class="footnote" text:id="_ftn8"><text:note-citation>9</text:note-citation><text:note-body><text:p text:style-name="Notedebasdepage"><text:s/>Les serviteurs de l’un et l’autre sexe couchent<text:s/><text:span text:style-name="T3756">sous</text:span><text:s/>le lit du maître, et toujours dans la même posture, qui pour nous représente avec raison le suprême du malcommode, p. 72.</text:p></text:note-body></text:note></text:span><text:span text:style-name="T3757"> ;</text:span><text:span text:style-name="T3758"><text:s/>se nourrit d</text:span><text:span text:style-name="T3759">’</text:span><text:span text:style-name="T3760">une sorte de galette appelée<text:s/></text:span><text:span text:style-name="T3761">sciro</text:span><text:span text:style-name="T3762">, faite pour les riches avec de la farine de pois verts ou de lentilles, pour les pauvres avec de la farine de fèves, de pois chiches ou le plus souvent de<text:s/></text:span><text:span text:style-name="T3763">graine de lin</text:span><text:span text:style-name="T3764">.<text:s/></text:span><text:span text:style-name="T3765">— </text:span><text:span text:style-name="T3766">À noter, dans les curiosités des usages que le chef, aux jours de réception, doit offrir trois fois plus de victuailles et de boissons qu</text:span><text:span text:style-name="T3767">’</text:span><text:span text:style-name="T3768">il n</text:span><text:span text:style-name="T3769">’</text:span><text:span text:style-name="T3770">est nécessaire</text:span><text:span text:style-name="T3771"> ;</text:span><text:span text:style-name="T3772"><text:s/>par courtoisie les invités engloutissent tout et arrivent ainsi au dernier degré de la plénitude</text:span><text:span text:style-name="T3773"> ;</text:span><text:span text:style-name="T3774"><text:s/>seulement il y a un maître des cérémonies dont la fonction consiste à maintenir la paix et la tranquillité de l</text:span><text:span text:style-name="T3775">’</text:span><text:span text:style-name="T3776">assemblée</text:span><text:span text:style-name="T3777"> ;</text:span><text:span text:style-name="T3778"><text:s/>il se met debout au centre</text:span><text:span text:style-name="T3779"><text:s/></text:span><text:span text:style-name="T3780">de la pièce, tenant une longue baguette, et crie à haute<text:s/></text:span><text:soft-page-break/><text:span text:style-name="T3781">voix, de temps en temps</text:span><text:span text:style-name="T3782"> :</text:span><text:span text:style-name="T3783"><text:s/>Toantè</text:span><text:span text:style-name="T3784"> ! (silence)</text:span><text:span text:style-name="T3785"><text:note text:note-class="footnote" text:id="_ftn9"><text:note-citation>10</text:note-citation><text:note-body><text:p text:style-name="Notedebasdepage"><text:s/>Même usage mentionné pour certain pays d’Allemagne, au moyen âge.<text:s/>— Pour les femmes en Abyssinie, voir le curieux chapitre :<text:s/><text:span text:style-name="T3786">Madames des officiers.</text:span><text:s/>— Les abyssines s’épilent dès le jeune âge ;<text:s/>et l’auteur affirme qu’elles sont fidèles.</text:p></text:note-body></text:note></text:span><text:span text:style-name="T3787">.</text:span></text:p>
      <text:p text:style-name="Corpsdetexte"><text:span text:style-name="T3788">Quant à l</text:span><text:span text:style-name="T3789">’</text:span><text:span text:style-name="T3790">empereur Ménélik, que<text:s/></text:span><text:span text:style-name="T3791">M. </text:span><text:span text:style-name="T3792">Buffet nous montrait au dernier Salon campé sur le cheval du<text:s/></text:span><text:span text:style-name="T3793">Maréchal Prim</text:span><text:span text:style-name="T3794">, c</text:span><text:span text:style-name="T3795">’</text:span><text:span text:style-name="T3796">est un gros homme chauve, très noir et très grêlé, à la physionomie douce et intelligente, grand trousseur de filles devant l</text:span><text:span text:style-name="T3797">’</text:span><text:span text:style-name="T3798">Éternel, l</text:span><text:span text:style-name="T3799">’</text:span><text:span text:style-name="T3800">air d</text:span><text:span text:style-name="T3801">’</text:span><text:span text:style-name="T3802">un bon vivant et d</text:span><text:span text:style-name="T3803">’</text:span><text:span text:style-name="T3804">un bavard, fort peu héroïque du reste, ayant en horreur la guerre pour laquelle il ne se sent aucune aptitude,<text:s/></text:span><text:span text:style-name="T3805">— </text:span><text:span text:style-name="T3806">et que nous trouvons ici<text:s/></text:span><text:span text:style-name="quote.c">« s’agitant, on pourrait dire se roulant sur son divan, en montrant ses pieds qui sont énormes et couverts de chaussettes en coton blanc »</text:span><text:span text:style-name="T3807">.</text:span><text:span text:style-name="T3808">— </text:span><text:span text:style-name="T3809">Sa qualité dominante, ajoute notre narrateur, est la bonté. Nous le croirons sur parole, et l</text:span><text:span text:style-name="T3810">’</text:span><text:span text:style-name="T3811">empereur sera bien ainsi l</text:span><text:span text:style-name="T3812">’</text:span><text:span text:style-name="T3813">être le plus extraordinaire de son empire.</text:span></text:p>
      <text:p text:style-name="P3814">Pour les faits de l’occupation depuis 1885, on voudra bien consulter le livre même de<text:s/>M. de Lauribar. Mais on s’étonnera moins du désastre financier de l’Italie, engagée dans cette misérable entreprise, en lisant ces quelques lignes relatives à l’expédition du Tigré et à la marche sur Adoua :</text:p>
      <text:p text:style-name="quote">« La Colonie n’offrant absolument aucune ressource, tout, entièrement tout, devait être emporté d’Italie, jusqu’à l’eau potable, qui était expédiée de Naples dans des foudres de fer blanc faits exprès ;<text:s/>plusieurs navires étaient spécialement affectés à ce service ;<text:s/>les expéditions d’eau avaient lieu tous les jours. L’eau à Massaouah est peu abondante et mauvaise ;<text:s/>les troupes dirigées vers les hauts-plateaux avaient à parcourir des régions complètement arides ;<text:s/>il fallait donc transporter des provisions d’eau aussi bien que de vivres :<text:s/>tout cela se faisait à dos de mulet ;<text:s/>mais si on réfléchit à ce que représente de besoins un simple corps de 10.000 hommes, par exemple, en vivres, eau, vêtements, armes, munitions, nourriture et abreuvage des quadrupèdes, tout cela transporté à des distances immenses, par des chemins offrant des difficultés inouïes, on en demeure effaré. Quant aux prix de revient, ils atteignaient des proportions fantastiques ;<text:s/>chaque balle de foin rendue à destination des hauts-plateaux, achat, embarquement, transport, coûtait au gouvernement la somme de 80 francs !… »</text:p>
      <text:soft-page-break/>
      <text:h text:style-name="Titre1" text:outline-level="1">Tome XXVIII, numéro 107, novembre 1898</text:h>
      <text:h text:style-name="Titre2" text:outline-level="2">Ésotérisme et spiritisme.<text:s/><text:line-break/><text:span text:style-name="T3815">Vade-Mecum de l’Électro-homœopathie</text:span>, par le Comte César Mattei, 1 vol. in-18 br, Bologne</text:h>
      <text:p text:style-name="term">id : article-1898-11_478</text:p>
      <text:p text:style-name="term">author :<text:s/><text:span text:style-name="T3816">Brieu, Jacques</text:span></text:p>
      <text:p text:style-name="term">signed :<text:s/>Jacques Brieu</text:p>
      <text:p text:style-name="term">section :<text:s/>Ésotérisme et spiritisme</text:p>
      <text:p text:style-name="term">title :<text:s/><text:span text:style-name="T3817">Vade-Mecum de l’Électro-homœopathie</text:span>, par le Comte César Mattei, 1 vol. in-18 br, Bologne</text:p>
      <text:p text:style-name="term">date :<text:s/>1898-11</text:p>
      <text:p text:style-name="term">ref :<text:s/>Tome XXVIII, numéro 107, novembre 1898,<text:s/>p. 475-478 [478]</text:p>
      <text:p text:style-name="byline"><text:span text:style-name="T3818">Jacques Brieu</text:span>.</text:p>
      <text:p text:style-name="bibl">Tome XXVIII, numéro 107, novembre 1898,<text:s/>p. 475-478 [478].</text:p>
      <text:p text:style-name="Corpsdetexte"><text:span text:style-name="T3819">Le<text:s/></text:span><text:span text:style-name="T3820">Vade-Mecum</text:span><text:span text:style-name="T3821"><text:s/>du Comte Mattei est un véritable guide pour se traiter soi-même par l</text:span><text:span text:style-name="T3822">’</text:span><text:span text:style-name="T3823">Électro-homœopathie. C</text:span><text:span text:style-name="T3824">’</text:span><text:span text:style-name="T3825">est un catalogue des maladies, avec, pour chacune d</text:span><text:span text:style-name="T3826">’</text:span><text:span text:style-name="T3827">elles, l</text:span><text:span text:style-name="T3828">’</text:span><text:span text:style-name="T3829">indication des remèdes à employer. Il est précédé d</text:span><text:span text:style-name="T3830">’</text:span><text:span text:style-name="T3831">un exposé succinct des Principes fondamentaux de l</text:span><text:span text:style-name="T3832">’</text:span><text:span text:style-name="T3833">Électro-homœopathie et d</text:span><text:span text:style-name="T3834">’</text:span><text:span text:style-name="T3835">une étude sur la sphère d</text:span><text:span text:style-name="T3836">’</text:span><text:span text:style-name="T3837">action des remèdes, les doses et modes d</text:span><text:span text:style-name="T3838">’</text:span><text:span text:style-name="T3839">administration et sur les électricités et leur mode d</text:span><text:span text:style-name="T3840">’</text:span><text:span text:style-name="T3841">emploi.</text:span></text:p>
      <text:p text:style-name="Corpsdetexte"><text:span text:style-name="T3842">Memento.<text:s/></text:span><text:span text:style-name="T3843">— </text:span><text:span text:style-name="T3844">[…]<text:s/></text:span><text:span text:style-name="T3845">L</text:span><text:span text:style-name="T3846">’</text:span><text:span text:style-name="T3847">Ode<text:s/></text:span><text:span text:style-name="T3848">Alchimique, traduit de l</text:span><text:span text:style-name="T3849">’</text:span><text:span text:style-name="T3850">italien […].</text:span></text:p>
      <text:h text:style-name="Titre1" text:outline-level="1">Tome XXVIII, numéro 108, décembre 1898</text:h>
      <text:h text:style-name="Titre2" text:outline-level="2">Art ancien.<text:s/><text:line-break/>Le Bernin à Paris</text:h>
      <text:p text:style-name="term">id : article-1898-12_808</text:p>
      <text:p text:style-name="P3851">author : Josz, Virgile (1859-1904)</text:p>
      <text:p text:style-name="P3852">signed : Virgile Josz</text:p>
      <text:p text:style-name="term">section :<text:s/>Art ancien</text:p>
      <text:p text:style-name="term">title :<text:s/>Le Bernin à Paris</text:p>
      <text:p text:style-name="term">date :<text:s/>1898-12</text:p>
      <text:p text:style-name="term">ref :<text:s/>Tome XXVIII, numéro 108, décembre 1898,<text:s/>p. 808-814</text:p>
      <text:p text:style-name="byline"><text:span text:style-name="T3853">Virgile Josz</text:span>.</text:p>
      <text:p text:style-name="bibl">Tome XXVIII, numéro 108, décembre 1898,<text:s/>p. 808-814.</text:p>
      <text:p text:style-name="Corpsdetexte"><text:span text:style-name="T3854">L</text:span><text:span text:style-name="T3855">’</text:span><text:span text:style-name="T3856">Italie va célébrer le tri-centenaire du Cavalier Bernin, de ce Giovanni Loren</text:span><text:span text:style-name="T3857">zo Bernini qui fit oublier aux I</text:span><text:span text:style-name="T3858">taliens du<text:s/></text:span><text:span text:style-name="T3859">xvii</text:span><text:span text:style-name="T3860">e</text:span><text:span text:style-name="T3861"> </text:span><text:span text:style-name="T3862">siècle non seulement Michel-Ange, mais les géniaux bâtisseurs qui avaient peuplé de merveilles Rome, Florence, Milan, toutes les villes de la péninsule, et qui n</text:span><text:span text:style-name="T3863">’</text:span><text:span text:style-name="T3864">était, au demeurant, qu</text:span><text:span text:style-name="T3865">’</text:span><text:span text:style-name="T3866">un piètre artiste dont l</text:span><text:span text:style-name="T3867">’</text:span><text:span text:style-name="T3868">œuvre plein d</text:span><text:span text:style-name="T3869">’</text:span><text:span text:style-name="T3870">afféteries, de boursouflures, de recherches fatigantes et vaines, restera comme la réalisation la plus haute du<text:s/></text:span><text:soft-page-break/><text:span text:style-name="T3871">pompeux dans le mauvais goût, de la hardiesse dans la puérilité. Au surplus Lorenzo Bernini, le Cavalier, est jugé depuis longtemps et il ne reste que comme une figure amusante, indispensable, essentielle à cette seconde moitié de siècle. Ce fléau passa en France et faillit y causer de grands ravages</text:span><text:span text:style-name="T3872"> ;</text:span><text:span text:style-name="T3873"><text:s/>seul de lui reste un buste, qui donna naissance aux frisures<text:s/></text:span><text:span text:style-name="T3874">à la bernitte</text:span><text:span text:style-name="T3875">, morceau qu</text:span><text:span text:style-name="T3876">’</text:span><text:span text:style-name="T3877">il faudrait rechercher pour Versailles s</text:span><text:span text:style-name="T3878">’</text:span><text:span text:style-name="T3879">il n</text:span><text:span text:style-name="T3880">’</text:span><text:span text:style-name="T3881">y était, et je ne sais quelle<text:s/></text:span><text:span text:style-name="T3882">« </text:span><text:span text:style-name="T3883">figure du Roy à cheval</text:span><text:span text:style-name="T3884"> »</text:span><text:span text:style-name="T3885"><text:s/>autour de laquelle il s</text:span><text:span text:style-name="T3886">’</text:span><text:span text:style-name="T3887">était excité, appliqué, comprenant qu</text:span><text:span text:style-name="T3888">’</text:span><text:span text:style-name="T3889">elle<text:s/></text:span><text:span text:style-name="T3890">« </text:span><text:span text:style-name="T3891">immortaliserait son nom</text:span><text:span text:style-name="T3892"> »</text:span><text:span text:style-name="T3893">, qu</text:span><text:span text:style-name="T3894">’</text:span><text:span text:style-name="T3895">il sculpta à Rome, qu</text:span><text:span text:style-name="T3896">’</text:span><text:span text:style-name="T3897">on fit venir de là-bas au prix de mille peines et dont le marbre se fendille maintenant dans un mélancolique bosquet, à l</text:span><text:span text:style-name="T3898">’</text:span><text:span text:style-name="T3899">extrémité de la pièce d</text:span><text:span text:style-name="T3900">’</text:span><text:span text:style-name="T3901">eau des Suisses.</text:span></text:p>
      <text:p text:style-name="Corpsdetexte"><text:span text:style-name="T3902">Il faillit toucher à notre Louvre, au vieux et admira</text:span><text:span text:style-name="T3903">ble Louvre des Netezeau, des Du </text:span><text:span text:style-name="T3904">Cerceau, des Fournier, de Jehan Coing, de Pierre Lescot, de Jean Goujon et du Primatice, de tant d</text:span><text:span text:style-name="T3905">’</text:span><text:span text:style-name="T3906">autres bons et grands besoigneurs, italiens de la bonne veine, français non encore appauvris, à la vision nett</text:span><text:span text:style-name="T3907">e et au cerveau fort. François I</text:span><text:span text:style-name="T3908">er</text:span><text:span text:style-name="T3909"><text:s/>avait appelé Ser</text:span><text:span text:style-name="T3910">lio et le Primatice, Louis </text:span><text:span text:style-name="T3911">XIV fit mander à Rome le Cavalier pour achever l</text:span><text:span text:style-name="T3912">’œuvre</text:span><text:span text:style-name="T3913"><text:note text:note-class="footnote" text:id="_ftn10"><text:note-citation>11</text:note-citation><text:note-body><text:p text:style-name="Notedebasdepage"><text:s/>(1) Le duc de Créquy<text:s/>écrit à Colbert, de Rome, le 25 novembre 1664<text:s/><text:span text:style-name="T3914">« Le cavalier Bernin me vint voir hier, et me fit connoistre que M. le card. Chigi luy avoit parlé, mais, de la manière dont il m’a dit la chose, je juge que ce card. ne luy a pas tout-a-fait parlé comme vous le souhaittiez. Je l’iray voir jeudy, et par tous les moyens que je pourray, je tascheray de le porter à faire plusieurs dessins pour le bastimen du Louvre. »</text:span><text:s/>Et Créquy ne se trompe pas sur le malencontreux qu’il y a à demander cette grave chose au Bernin, car il ajoute deux lignes plus bas…<text:s/><text:span text:style-name="T3915">« Cependant, je vous diray qu’après avoir veu tout ce qu’il va de plus beaux bastimens icy, j’ai observé qu’il y a certaines choses où l’architecture italienne ne se peut jamais accomoder avec la nostre, car ils font icy touttes leurs cours extrêmement estroittes et même les escaliers fort obscurs. »</text:span></text:p></text:note-body></text:note></text:span><text:span text:style-name="T3916">. Le roi en était au goût du colossal, de l</text:span><text:span text:style-name="T3917">’</text:span><text:span text:style-name="T3918">emphatique et du redondant</text:span><text:span text:style-name="T3919"> ;</text:span><text:span text:style-name="T3920"><text:s/>les combles en saillie, les vieux toits aux pentes aimables et à l</text:span><text:span text:style-name="T3921">’</text:span><text:span text:style-name="T3922">ardoise grise, ces grand</text:span><text:span text:style-name="T3923">s</text:span><text:span text:style-name="T3924"><text:s/>combles aux profils élégants étaient déjà d</text:span><text:span text:style-name="T3925">’</text:span><text:span text:style-name="T3926">un autre âge. Ces choses émouvantes qui caractérisent</text:span><text:span text:style-name="T3927"><text:s/>la maison ancestrale et que Du Bellay c</text:span><text:span text:style-name="T3928">hante si joliment</text:span><text:span text:style-name="T3929"> :</text:span></text:p>
      <text:p text:style-name="P3930">Plus me plaist le séjour qu’ont basty mes ayeux</text:p>
      <text:p text:style-name="P3931">Que des palais romains le front audacieux,</text:p>
      <text:p text:style-name="P3932">Plus que le marbre dur me plaist l’ardoise fine.</text:p>
      <text:p text:style-name="Corpsdetexte"><text:span text:style-name="T3933">Ces choses étaient solennellement condamnées comme<text:s/></text:span><text:span text:style-name="T3934">« </text:span><text:span text:style-name="T3935">contraires à la bienséance</text:span><text:span text:style-name="T3936"> »</text:span><text:span text:style-name="T3937">. Il faut donc l</text:span><text:span text:style-name="T3938">’homme dont Paul </text:span><text:span text:style-name="T3939">V avait dit qu</text:span><text:span text:style-name="T3940">’</text:span><text:span text:style-name="T3941">il serait le Michel-Ange du siècle et qui venait d</text:span><text:span text:style-name="T3942">’</text:span><text:span text:style-name="T3943">achever le baldaquin de Saint-Pierre, la fontaine de la place Navone, la Baroccia, le Triton, les clochers du Panthéon, la façade de Barberini, la sainte Thérèse de Comaro, l</text:span><text:span text:style-name="T3944">’</text:span><text:span text:style-name="T3945">homme que quatre papes s</text:span><text:span text:style-name="T3946">’</text:span><text:span text:style-name="T3947">étaient légués, que s</text:span><text:span text:style-name="T3948">’étaient disputé Philippe IV, Charles </text:span><text:span text:style-name="T3949">I</text:span><text:span text:style-name="T3950">er</text:span><text:span text:style-name="T3951"><text:s/>et le duc de Modène, qui, au grand contentement de tous épandait la faconde prétentieuse, précieuse et<text:s/></text:span><text:soft-page-break/><text:span text:style-name="T3952">encombrante de son particulier génie, qu</text:span><text:span text:style-name="T3953">’Alexandre </text:span><text:span text:style-name="T3954">VII, escorté de seize cardinaux, allait visiter alors qu</text:span><text:span text:style-name="T3955">’</text:span><text:span text:style-name="T3956">il tenait le lit et qui écrivait les comédies pendant ses convalescences. Qu</text:span><text:span text:style-name="T3957">’</text:span><text:span text:style-name="T3958">étaient auprès<text:s/></text:span><text:span text:style-name="T3959">de lui le vieux François Mansart</text:span><text:span text:style-name="T3960"><text:s/>et Libéral Bruant</text:span><text:span text:style-name="T3961"> ?…</text:span></text:p>
      <text:p text:style-name="P3962">Cet homme-là n’était pas facilement déplaçable. Aussi, l’amener ne fut rien moins qu’une affaire d’État, et une grave.</text:p>
      <text:p text:style-name="ab">§</text:p>
      <text:p text:style-name="Corpsdetexte"><text:span text:style-name="T3963">Colbert vient d</text:span><text:span text:style-name="T3964">’</text:span><text:span text:style-name="T3965">acheter la charge de Ratabon. Il écrit au Bernin pour lui transmettre le désir du roi d</text:span><text:span text:style-name="T3966">’</text:span><text:span text:style-name="T3967">avoir un dessin pour l</text:span><text:span text:style-name="T3968">’</text:span><text:span text:style-name="T3969">achèvement du Louvre, ceux qu</text:span><text:span text:style-name="T3970">’</text:span><text:span text:style-name="T3971">il possède ne le satisfaisant pas. Craignant même de ne pas réussir, le ministre écrit également à Pierre de Cortone, qui n</text:span><text:span text:style-name="T3972">’</text:span><text:span text:style-name="T3973">arrive à rien, car<text:s/></text:span><text:span text:style-name="quote.c">« </text:span><text:span text:style-name="T3974">le pouer huomo stropiato della gotta</text:span><text:span text:style-name="quote.c"> »</text:span><text:span text:style-name="T3975">, à Raynaldi et à Candiani,<text:s/></text:span><text:span text:style-name="quote.c">« </text:span><text:span text:style-name="T3976">gentilhuomo assai intendente d’Architletura et di un gusto straordinario</text:span><text:span text:style-name="quote.c"> »</text:span><text:span text:style-name="T3977">. Après des négociations longues et difficiles, l</text:span><text:span text:style-name="T3978">’</text:span><text:span text:style-name="T3979">envoi d</text:span><text:span text:style-name="T3980">’</text:span><text:span text:style-name="T3981">un premier projet non accepté et enfin l</text:span><text:span text:style-name="T3982">’</text:span><text:span text:style-name="T3983">élimination des trois autres concurrents, le Cavalier, ayant reçu une<text:s/></text:span><text:span text:style-name="T3984">lettre de la main même de Louis </text:span><text:span text:style-name="T3985">XIV, se décide à venir à Paris. Et c</text:span><text:span text:style-name="T3986">’</text:span><text:span text:style-name="T3987">est ici que cela devient intéressant.</text:span></text:p>
      <text:p text:style-name="Corpsdetexte"><text:span text:style-name="T3988">Le roi avait, parmi ses maîtres d</text:span><text:span text:style-name="T3989">’</text:span><text:span text:style-name="T3990">hôtel, un certain Paul Fréart de Chantelou, gouverneur du château du Loir, grand ami de Nicolas Poussin, qui avait été plusieurs fois à Rome et y avait inévitablement rencontré le Cavalier, au faîte de sa renommée. Le 1</text:span><text:span text:style-name="T3991">er</text:span><text:span text:style-name="T3992"> juin </text:span><text:span text:style-name="T3993">1665, un laquais de Colbert va le chercher de la part du roi, et lui dire, ainsi qu</text:span><text:span text:style-name="T3994">’</text:span><text:span text:style-name="T3995">il l</text:span><text:span text:style-name="T3996">’</text:span><text:span text:style-name="T3997">a écrit, que<text:s/></text:span><text:span text:style-name="quote.c">« le roi m’avait choisi pour aller recevoir le cavalier Bernin, non pas en qualité de maître d’hôtel, mais comme envoyé pour l’entretenir et l’accompagner pendant qu’il serait en France »</text:span><text:span text:style-name="T3998">. Il est fort embarrassé à cause de l</text:span><text:span text:style-name="T3999">’</text:span><text:span text:style-name="T4000">ambassadeur extraordinaire de Malte, qui arrive le lendemain, que le roi traite et qu</text:span><text:span text:style-name="T4001">’</text:span><text:span text:style-name="T4002">il est seul à Saint-Germain pour cet extraordinaire. Ma foi, Somellini sera reçu au petit bonheur</text:span><text:span text:style-name="T4003"> ;</text:span><text:span text:style-name="T4004"><text:s/>lui, prend le carrosse de<text:s/></text:span><text:span text:style-name="T4005">M. </text:span><text:span text:style-name="T4006">Colbert et s</text:span><text:span text:style-name="T4007">’</text:span><text:span text:style-name="T4008">en va sur le chemin</text:span><text:span text:style-name="T4009"><text:s/></text:span><text:span text:style-name="T4010">d</text:span><text:span text:style-name="T4011">’</text:span><text:span text:style-name="T4012">Essonne.</text:span><text:span text:style-name="T4013"><text:s/>Villejuif, la Saussaye, le parc</text:span><text:span text:style-name="T4014"><text:s/>de Chevilly, Belle-Épine, la Vieille Poste, sont autant de relais que l</text:span><text:span text:style-name="T4015">’</text:span><text:span text:style-name="T4016">on brûle impatiemment. À la sortie de Juvisy, voilà sur la route un équipage de voyage</text:span><text:span text:style-name="T4017"> ;</text:span><text:span text:style-name="T4018"><text:s/>il fait signe d</text:span><text:span text:style-name="T4019">’</text:span><text:span text:style-name="T4020">arrêter</text:span><text:span text:style-name="T4021"> :</text:span><text:span text:style-name="T4022"><text:s/>d</text:span><text:span text:style-name="T4023">’</text:span><text:span text:style-name="T4024">une litière, un homme est descendu, d</text:span><text:span text:style-name="T4025">’</text:span><text:span text:style-name="T4026">une taille médiocre, maigre, au visage rougeaud,<text:s/></text:span><text:span text:style-name="quote.c">« le poil des sourcils fort long, le front grand, un peu cavé vers le milieu et relevé doucement au-dessus des yeux. Il est chauve et les cheveux qui lui restent sont crépés et très blancs… »</text:span><text:span text:style-name="T4027">.<text:s/></text:span><text:span text:style-name="T4028">C</text:span><text:span text:style-name="T4029">’</text:span><text:span text:style-name="T4030">est lui. Chantelou se précipite pour le complimenter en français</text:span><text:span text:style-name="T4031"> :</text:span><text:span text:style-name="T4032"><text:s/>l</text:span><text:span text:style-name="T4033">’</text:span><text:span text:style-name="T4034">autre ne comprend pas,<text:s/></text:span><text:span text:style-name="T4035">— </text:span><text:span text:style-name="T4036">il le complimente alors en italien, ils s</text:span><text:span text:style-name="T4037">’</text:span><text:span text:style-name="T4038">embrassent et les voilà dans le même carrosse, cette fois, qui font route de compagnie.</text:span></text:p>
      <text:p text:style-name="Corpsdetexte"><text:span text:style-name="T4039">De quoi croyez-vous que ces deux gaillards causent, l</text:span><text:span text:style-name="T4040">’</text:span><text:span text:style-name="T4041">envoyé du roi, l</text:span><text:span text:style-name="T4042">’</text:span><text:span text:style-name="T4043">ami du Poussin,<text:s/></text:span><text:soft-page-break/><text:span text:style-name="T4044">l</text:span><text:span text:style-name="T4045">’</text:span><text:span text:style-name="T4046">homme de goût, et le<text:s/></text:span><text:span text:style-name="T4047">« </text:span><text:span text:style-name="T4048">divin maître</text:span><text:span text:style-name="T4049"> »</text:span><text:span text:style-name="T4050"><text:s/>qui vient de traverser les graves et belles provinces de France, à la vie si intense, si particulière et si nouvelle pour lui</text:span><text:span text:style-name="T4051"> ;</text:span><text:span text:style-name="T4052"><text:s/>de quoi croyez-vous qu</text:span><text:span text:style-name="T4053">’</text:span><text:span text:style-name="T4054">ils causent à cette heure aimable de l</text:span><text:span text:style-name="T4055">’</text:span><text:span text:style-name="T4056">accueil, par ce beau jour de juin, au milieu des campagnes merveilleuses qui ourlent la rivière</text:span><text:span text:style-name="T4057"> ?</text:span><text:span text:style-name="T4058"><text:s/>De ce Paris qui gronde là-bas</text:span><text:span text:style-name="T4059"> ?</text:span><text:span text:style-name="T4060"><text:s/>De ces maisons royales qui l</text:span><text:span text:style-name="T4061">’</text:span><text:span text:style-name="T4062">entourent</text:span><text:span text:style-name="T4063"> ?</text:span><text:span text:style-name="T4064">… Ah, oui</text:span><text:span text:style-name="T4065"> !</text:span><text:span text:style-name="T4066"><text:s/>Ils causent du<text:s/></text:span><text:span text:style-name="quote.c">« beau de l’architecture, qui consiste dans la proportion qu’on peut dire que c’est une partie divine, puisqu’elle tient du corps d’Adam, que la variété des ordres de l’Architecture a procédé de la différence du corps de l’homme et de la femme… »</text:span><text:span text:style-name="T4067">.<text:s/></text:span><text:span text:style-name="T4068">C</text:span><text:span text:style-name="T4069">’</text:span><text:span text:style-name="T4070">est exquis.</text:span></text:p>
      <text:p text:style-name="Corpsdetexte"><text:span text:style-name="T4071">Le Bernin avait fait, au reste, à travers la France un voyage extraordinaire. Il était venu de Turin à la Verpillère<text:s/></text:span><text:span text:style-name="T4072">en chaise à porteurs</text:span><text:span text:style-name="T4073"> ;</text:span><text:span text:style-name="T4074"><text:s/>un carrosse à six chevaux l</text:span><text:span text:style-name="T4075">’</text:span><text:span text:style-name="T4076">amena de Saint-Laurent à Guillottière, et il fait son entr</text:span><text:span text:style-name="T4077">ée à Lyon, le 22 </text:span><text:span text:style-name="T4078">mai, où les échevins le reçoivent en corps et lui offrent le<text:s/></text:span><text:span text:style-name="quote.c">« vin de la ville »</text:span><text:span text:style-name="T4079">. Toute la route<text:s/></text:span><text:span text:style-name="quote.c">« fut fraische »</text:span><text:span text:style-name="T4080">. Esbaupin écrit à Colbert</text:span><text:span text:style-name="T4081"> :</text:span></text:p>
      <text:p text:style-name="quote">« Dans toutte la route jusques icy, il ne s’est trouvé de la glace qu’à Essaunne, Fontainebleau et à Chastillon, qui appartient à<text:s/>M. le Mareschal d’Albret… il serait à propos de tirer un ordre de mondit Mareschal, addressant à son concierge, de ne faire aucune difficulté de délivrer de la glace lorsqu’on lui en demandera pour le service de monsieur le cavalier Bernini, de laquelle on se servira pour ledit Montargis, me faisant fort que la bonne quantité que je feray voitturer d’icy à Rouanne, pour mettre dans le batteau, nous conduira jusqu’à Briare ;<text:s/>et ainsy toutte notre routte sera fraische. »</text:p>
      <text:p text:style-name="ab">§</text:p>
      <text:p text:style-name="Corpsdetexte"><text:span text:style-name="T4082">Le lendemain de son arrivée, Colbert se présente chez lui, ne souffre pas qu</text:span><text:span text:style-name="T4083">’</text:span><text:span text:style-name="T4084">il se lève et lui parle au lit</text:span><text:span text:style-name="T4085"> ;</text:span><text:span text:style-name="T4086"><text:s/>le jour de la</text:span><text:span text:style-name="T4087"><text:s/></text:span><text:span text:style-name="T4088">Fête-Dieu il voit le roi à Saint-Germain, à qui il dit</text:span><text:span text:style-name="T4089"> :</text:span><text:span text:style-name="T4090"><text:s/></text:span><text:span text:style-name="quote.c">« J’ai vu, sire, les palais des empereurs et des papes, ceux des princes souverains qui se sont trouvés sur la route de Rome à Paris ; mais, il faut faire pour un roi de France, un roi d’aujourd’hui, de plus grandes et magnifiques choses que tout cela. »</text:span><text:span text:style-name="T4091"><text:s/>Puis il ajoute, en se tournant vers ceux qui faisaient cercle</text:span><text:span text:style-name="T4092"> :</text:span><text:span text:style-name="T4093"><text:s/></text:span><text:span text:style-name="quote.c">« Qu’on ne me parle pas de rien qui soit petit ! »</text:span><text:span text:style-name="T4094"><text:s/>Mais Louis </text:span><text:span text:style-name="T4095">XIV a peur de ce démolisseur, il tient à conserver ce qu</text:span><text:span text:style-name="T4096">’</text:span><text:span text:style-name="T4097">ont fait ses prédécesseurs, il a à cela quelque affection, et, assez inquiet, il le prie de faire grand<text:s/></text:span><text:span text:style-name="quote.c">« sans abattre leur ouvrage »</text:span><text:span text:style-name="T4098">. Le Cavalier s</text:span><text:span text:style-name="T4099">’</text:span><text:span text:style-name="T4100">en retourne ravi de l</text:span><text:span text:style-name="T4101">’</text:span><text:span text:style-name="T4102">accueil et, en plus, avec la permission de faire le fameux buste.</text:span></text:p>
      <text:p text:style-name="Corpsdetexte"><text:span text:style-name="T4103">Puis, il visite Paris. Oh, peu de choses l</text:span><text:span text:style-name="T4104">’</text:span><text:span text:style-name="T4105">intéressent. Naturellement il s</text:span><text:span text:style-name="T4106">’</text:span><text:span text:style-name="T4107">extasie sur la fresque Mignard au Val-de-Grâce, et dit des Tuileries.<text:s/></text:span><text:span text:style-name="quote.c">« Voilà une belle<text:s/></text:span><text:span text:style-name="T4108">petite</text:span><text:span text:style-name="quote.c"><text:s/>chose. »</text:span><text:span text:style-name="T4109"><text:s/>Et pourtant il<text:s/></text:span><text:soft-page-break/><text:span text:style-name="T4110">y a là, dans la Cité, Notre-Dame, la Sainte-Chapelle, l</text:span><text:span text:style-name="T4111">’</text:span><text:span text:style-name="T4112">hôtel de Bretonvilliers et celui des Ursins, le Grand Châtelet, Saint-Germain-d</text:span><text:span text:style-name="T4113">’</text:span><text:span text:style-name="T4114">Auxerre, combien de<text:s/></text:span><text:span text:style-name="quote.c">« bastimens curieux »</text:span><text:span text:style-name="T4115"><text:s/>du Luxembourg à l</text:span><text:span text:style-name="T4116">’</text:span><text:span text:style-name="T4117">Hôtel Saint-Paul, de l</text:span><text:span text:style-name="T4118">’</text:span><text:span text:style-name="T4119">Hôtel de Luynes au Palais-Royal</text:span><text:span text:style-name="T4120">…</text:span></text:p>
      <text:p text:style-name="Corpsdetexte"><text:span text:style-name="T4121">Le voilà au travail, décidé à frapper un grand coup. La cour du Louvre doit prendre la forme d</text:span><text:span text:style-name="T4122">’</text:span><text:span text:style-name="T4123">une croix grecque</text:span><text:span text:style-name="T4124"> ;</text:span><text:span text:style-name="T4125"><text:s/>ce que Lescot et Ponce ont édifié disparaît presque en entier. L</text:span><text:span text:style-name="T4126">’</text:span><text:span text:style-name="T4127">aménagement intérieur du nouveau palais ne l</text:span><text:span text:style-name="T4128">’</text:span><text:span text:style-name="T4129">inquiète pas</text:span><text:span text:style-name="T4130"> :</text:span><text:span text:style-name="T4131"><text:s/>c</text:span><text:span text:style-name="T4132">’</text:span><text:span text:style-name="T4133">est affaire<text:s/></text:span><text:span text:style-name="quote.c">« au grand mareschal des logis »</text:span><text:span text:style-name="T4134">. Mais, la façade qu</text:span><text:span text:style-name="T4135">’</text:span><text:span text:style-name="T4136">il rêve s</text:span><text:span text:style-name="T4137">’</text:span><text:span text:style-name="T4138">élèvera, l</text:span><text:span text:style-name="T4139">’</text:span><text:span text:style-name="T4140">effroyable et lourde façade d</text:span><text:span text:style-name="T4141">’</text:span><text:span text:style-name="T4142">une platitude et d</text:span><text:span text:style-name="T4143">’</text:span><text:span text:style-name="T4144">un manque de jet qui rappellent les plus mauvaises constructions de la fin du Consulat et du commencement du Premier Empire, ces maladroites, plates et gauches contrefaçons devant lesquelles se meuvent si gentiment les incroyables de Carle Vernet</text:span><text:span text:style-name="T4145"> :</text:span><text:span text:style-name="T4146"><text:s/>qu</text:span><text:span text:style-name="T4147">’</text:span><text:span text:style-name="T4148">on regarde avec attention les dessins qui en sont restés, le médaillon d</text:span><text:span text:style-name="T4149">’</text:span><text:span text:style-name="T4150">or du Cabinet des Antiques. Et la<text:s/></text:span><text:span text:style-name="quote.c">« fasçade du costé de l’eau »</text:span><text:span text:style-name="T4151"><text:s/>est toujours aussi plate, avec le même fenestrage stupide et noir à force d</text:span><text:span text:style-name="T4152">’</text:span><text:span text:style-name="T4153">ouvertures, aux mezzanines trop hautes, aux antiques déclamatoires et uniformes qui somment les balustres du faîtage. C</text:span><text:span text:style-name="T4154">’</text:span><text:span text:style-name="T4155">est aussi sot que la<text:s/></text:span><text:span text:style-name="quote.c">« chapelle royalle en pyramide »</text:span><text:span text:style-name="T4156"><text:s/>que, l</text:span><text:span text:style-name="T4157">’</text:span><text:span text:style-name="T4158">an d</text:span><text:span text:style-name="T4159">’</text:span><text:span text:style-name="T4160">après,<text:s/></text:span><text:span text:style-name="T4161">F. </text:span><text:span text:style-name="T4162">Dubois proposait d</text:span><text:span text:style-name="T4163">’</text:span><text:span text:style-name="T4164">élever au milieu du Louvre.</text:span></text:p>
      <text:p text:style-name="P4165">Tout à ses importants travaux, il sort peu, mais il reçoit beaucoup. Après<text:s/>M. de Benserade, menant<text:s/>Mme de Villars, jusqu’à Corneille, au Nonce et à Mlle de Saint-Christophe qui vient lui chanter des airs français ;<text:s/>parfois le Cavalier récite plusieurs endroits de ses comédies, et fort plaisamment, paraît-il. L’Académie vient le voir, en corps. Et Chantelou écrit :</text:p>
      <text:p text:style-name="quote">« … Puis, ces messieurs s’en sont allés, le Cavalier les laissant au lieu où il était allé les recevoir…. Quelques personnes ont dit que l’Académie s’etoit plainte de ce qu’il ne l’avoit pas reconduite ;<text:s/>mais, il a traitée comme il fait des plus grands seigneurs, et comme il a traité<text:s/>M. Colbert même. »</text:p>
      <text:p text:style-name="Corpsdetexte"><text:span text:style-name="T4166">Cependant son projet est prêt, et on va poser la première pierre que le roi scellera. Auparavant, il gratte du canif dans les joints de Notre-Dame pour analyser le mortier, qu</text:span><text:span text:style-name="T4167">’</text:span><text:span text:style-name="T4168">il trouve mauvais, et, comme il se défie des maçons parisiens, il fait venir d</text:span><text:span text:style-name="T4169">’</text:span><text:span text:style-name="T4170">Italie, en grande hâte, des<text:s/></text:span><text:span text:style-name="T4171">muratori</text:span><text:span text:style-name="T4172">. L</text:span><text:span text:style-name="T4173">’</text:span><text:span text:style-name="T4174">idée n</text:span><text:span text:style-name="T4175">’</text:span><text:span text:style-name="T4176">était pas heureuse. Voici ce que rapporte Perrault dans ses Mémoires.</text:span></text:p>
      <text:p text:style-name="quote">« Les murateurs bâtirent à leur manière, deux murs de 5 à 6 pieds de haut, sur lesquels ils firent une voûte de la même construction que les murs, c’est-à-dire des moëllons posés à l’aventure. Nos entrepreneurs élevèrent des murs de la même hauteur et construisirent au-dessus une voûte de la même forme et figure que celle des Italiens avec les mêmes<text:s/><text:soft-page-break/>matériaux, mais employés à la manière qu’on le pratique en France. L’hiver ayant passé sur ces deux édifices, la voûte italienne tomba d’elle-même au premier dégel, et la française demeura ferme et se trouva plus forte qu’elle n’était quand ils l’achevèrent. Les murateurs furent fort étonnés et ils s’en prirent à la gelée, qui avait tout gâté, comme si c’était une chose fort extraordinaire qu’il gelât en hyver. »</text:p>
      <text:p text:style-name="P4177">Enfin, le 17 octobre, le roi descend dans les fondations creusées au Louvre ;<text:s/>le Cavalier lui présente la truelle et le bassin d’argent où est le mortier, le roi scelle la pierre qui recouvre la médaille de Varin et s’en va. Mais ici, il faut encore lire Chantelou :</text:p>
      <text:p text:style-name="quote">« La cérémonie finie, le roi s’en est allé. Le Cavalier et le signor Mathie qui a toujours été auprès de lui durant qu’elle a duré, s’en sont allés au carrosse avec l’abbé Butti. Cependant il s’est élevé une contestation pour tous ces outilz. Pietro, qui est au signor Mathie, les voulait avoir, tenant la truelle et tiraillant pour avoir le marteau des mains de Villedot ;<text:s/>Bergeron voulait lui ôter cette truelle, l’estafier du Cavalier l’en empêchait. Il est survenu force gens pour les entrepreneurs. J’ai dit aux uns et aux autres que<text:s/>M. Colbert réglerait cela ;<text:s/>qu’ils laissassent ces outilz aux mains du Cavalier, ce qu’ils refusoient de faire. Alors, je leur ai dit de me les bailler à moi, comme en dépôt, en attendant que<text:s/>M. Colbert en eut décidé. J’ai donc apporté ses outilz dans le carrosse du Cavalier. Après cette contestation, il y en eut d’autres, car le roi ayant fait largesse, de cent pistoles, en pièces de 50 s., de 15 s., et de 5 s., qui ont été jetées dans la fondation, ç’a été une meslée furieuse de manœuvres, de travailleurs et mesme de soldats pour ramasser cet argent. »</text:p>
      <text:p text:style-name="Corpsdetexte"><text:span text:style-name="T4178">Comment les Perrault, Le</text:span><text:span text:style-name="T4179"> V</text:span><text:span text:style-name="T4180">au, Le Brun s</text:span><text:span text:style-name="T4181">’</text:span><text:span text:style-name="T4182">assemblèrent pour hâter le départ du Bernin et empêcher que son œuvre prît corps, cela est fort intéressant, mais dépasserait le cadre de cet article. Quoi qu</text:span><text:span text:style-name="T4183">’</text:span><text:span text:style-name="T4184">il en fût c</text:span><text:span text:style-name="T4185">’</text:span><text:span text:style-name="T4186">est Perrault,<text:s/></text:span><text:span text:style-name="T4187">lui-même</text:span><text:span text:style-name="T4188">, qui porta au Cavalier, la veille de son départ, les trois mille louis d</text:span><text:span text:style-name="T4189">’</text:span><text:span text:style-name="T4190">or, en trois sacs</text:span><text:span text:style-name="T4191">, que Louis </text:span><text:span text:style-name="T4192">XIV envoyait à l</text:span><text:span text:style-name="T4193">’</text:span><text:span text:style-name="T4194">architecte, cela<text:s/></text:span><text:span text:style-name="T4195">en plus de la pension de 12.000 </text:span><text:span text:style-name="T4196">livr</text:span><text:span text:style-name="T4197">es par an et du brevet de 1.200 </text:span><text:span text:style-name="T4198">livres pour son fils.</text:span></text:p>
      <text:p text:style-name="Corpsdetexte"><text:span text:style-name="T4199">De retour à Rome, il déclarait à Beneditti qu</text:span><text:span text:style-name="T4200">’</text:span><text:span text:style-name="T4201">il avait reçu plus en six mois du roi qu</text:span><text:span text:style-name="T4202">’</text:span><text:span text:style-name="T4203">en vingt ans des papes</text:span><text:span text:style-name="T4204"> :</text:span><text:span text:style-name="T4205"><text:s/>ce qui ne l</text:span><text:span text:style-name="T4206">’</text:span><text:span text:style-name="T4207">avait pas empêché de reprendre à ses gens les gratifications royales, et de donner libéralement<text:s/></text:span><text:span text:style-name="T4208">trente sous</text:span><text:span text:style-name="T4209"><text:s/>à la vieille servante du Palais Mazarin pour la remercier de ses soins, et de ramasser soigneusement la pièce que celle-ci, fu</text:span><text:span text:style-name="T4210">rieuse, lui avait jetée au ne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lbany" svg:font-family="Albany" style:font-family-generic="swiss" style:font-pitch="variable"/>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Thorndale" svg:font-family="Thorndale" style:font-family-generic="roman" style:font-pitch="variable"/>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style:font-style-complex="italic" fo:color="#4F81BD"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style:font-style-complex="italic" fo:color="#4F81BD"/>
    </style:style>
    <style:style style:name="Titre5Car" style:display-name="Titre 5 Car" style:family="text" style:parent-style-name="Policepardéfaut">
      <style:text-properties style:font-name="Cambria" style:font-name-asian="Times New Roman" style:font-name-complex="Times New Roman" fo:color="#243F60"/>
    </style:style>
    <style:style style:name="Corpsdetexte" style:display-name="Corps de texte" style:family="paragraph" style:parent-style-name="Normal">
      <style:paragraph-properties fo:widows="0" fo:orphans="0" fo:text-align="justify" fo:margin-bottom="0.0833in" fo:line-height="150%" fo:text-indent="0.1666in"/>
      <style:text-properties style:font-name="Times New Roman" style:font-name-asian="SimSun" style:font-name-complex="Mangal" fo:font-size="12pt" style:font-size-asian="12pt" style:font-size-complex="12pt" style:language-asian="zh" style:country-asian="CN" style:language-complex="hi" style:country-complex="IN" fo:hyphenate="false"/>
    </style:style>
    <style:style style:name="CorpsdetexteCar" style:display-name="Corps de texte Car" style:family="text" style:parent-style-name="Policepardéfaut">
      <style:text-properties style:font-name="Times New Roman" style:font-name-asian="SimSun" style:font-name-complex="Mangal" fo:font-size="12pt" style:font-size-asian="12pt" style:font-size-complex="12pt" style:language-asian="zh" style:country-asian="CN" style:language-complex="hi" style:country-complex="IN"/>
    </style:style>
    <style:style style:name="Caractèresdenotedefin" style:display-name="Caractères de note de fin" style:family="text"/>
    <style:style style:name="Caractèresdenotedebasdepage" style:display-name="Caractères de note de bas de page" style:family="text"/>
    <style:style style:name="LienInternet" style:display-name="Lien Internet" style:family="text">
      <style:text-properties fo:color="#000080" style:text-underline-type="single" style:text-underline-style="solid" style:text-underline-width="auto" style:text-underline-mode="continuous"/>
    </style:style>
    <style:style style:name="Titre" style:display-name="Titre" style:family="paragraph" style:parent-style-name="Normal" style:next-style-name="Corpsdetexte">
      <style:paragraph-properties fo:keep-with-next="always" fo:widows="0" fo:orphans="0" fo:margin-top="0.1666in" fo:margin-bottom="0.1965in" fo:line-height="100%"/>
      <style:text-properties style:font-name="Albany" style:font-name-asian="SimSun" style:font-name-complex="Mangal" fo:font-size="14pt" style:font-size-asian="14pt" style:font-size-complex="13pt" style:language-asian="zh" style:country-asian="CN" style:language-complex="hi" style:country-complex="IN" fo:hyphenate="false"/>
    </style:style>
    <style:style style:name="TitreCar" style:display-name="Titre Car" style:family="text" style:parent-style-name="Policepardéfaut">
      <style:text-properties style:font-name="Albany" style:font-name-asian="SimSun" style:font-name-complex="Mangal" fo:font-size="14pt" style:font-size-asian="14pt" style:font-size-complex="13pt" style:language-asian="zh" style:country-asian="CN" style:language-complex="hi" style:country-complex="IN"/>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fo:widows="0" fo:orphans="0" text:number-lines="false" fo:margin-top="0.0833in" fo:margin-bottom="0.0833in" fo:line-height="100%"/>
      <style:text-properties style:font-name="Liberation Serif" style:font-name-asian="SimSun" style:font-name-complex="Mangal" fo:font-style="italic" style:font-style-asian="italic" style:font-style-complex="italic" fo:font-size="12pt" style:font-size-asian="12pt" style:font-size-complex="12pt" style:language-asian="zh" style:country-asian="CN" style:language-complex="hi" style:country-complex="IN" fo:hyphenate="false"/>
    </style:style>
    <style:style style:name="Index" style:display-name="Index" style:family="paragraph" style:parent-style-name="Normal">
      <style:paragraph-properties fo:widows="0" fo:orphans="0" text:number-lines="false" fo:margin-bottom="0in" fo:line-height="100%"/>
      <style:text-properties style:font-name="Liberation Serif" style:font-name-asian="SimSun" style:font-name-complex="Mangal" fo:font-size="12pt" style:font-size-asian="12pt" style:font-size-complex="12pt" style:language-asian="zh" style:country-asian="CN" style:language-complex="hi" style:country-complex="IN" fo:hyphenate="false"/>
    </style:style>
    <style:style style:name="Lignehorizontale" style:display-name="Ligne horizontale" style:family="paragraph" style:parent-style-name="Normal" style:next-style-name="Corpsdetexte">
      <style:paragraph-properties fo:widows="0" fo:orphans="0" fo:border-top="none" fo:border-left="none" fo:border-bottom="0.0104in double #808080" style:border-line-width-bottom="0.0034in 0.0034in 0.0034in" fo:border-right="none" fo:padding="0in" style:shadow="none" fo:margin-bottom="0.1965in" fo:line-height="100%"/>
      <style:text-properties style:font-name="Liberation Serif" style:font-name-asian="SimSun" style:font-name-complex="Mangal" fo:font-size="6pt" style:font-size-asian="6pt" style:font-size-complex="12pt" style:language-asian="zh" style:country-asian="CN" style:language-complex="hi" style:country-complex="IN" fo:hyphenate="false"/>
    </style:style>
    <style:style style:name="Adresseexpéditeur" style:display-name="Adresse expéditeur" style:family="paragraph" style:parent-style-name="Normal">
      <style:paragraph-properties fo:widows="0" fo:orphans="0" fo:margin-bottom="0in" fo:line-height="100%"/>
      <style:text-properties style:font-name="Liberation Serif" style:font-name-asian="SimSun" style:font-name-complex="Mangal" fo:font-style="italic" style:font-style-asian="italic" fo:font-size="12pt" style:font-size-asian="12pt" style:font-size-complex="12pt" style:language-asian="zh" style:country-asian="CN" style:language-complex="hi" style:country-complex="IN"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fo:widows="0" fo:orphans="0" text:number-lines="false" fo:margin-bottom="0in" fo:line-height="100%">
        <style:tab-stops>
          <style:tab-stop style:type="center" style:position="3.3458in"/>
          <style:tab-stop style:type="right" style:position="6.6923in"/>
        </style:tab-stops>
      </style:paragraph-properties>
      <style:text-properties style:font-name="Liberation Serif" style:font-name-asian="SimSun" style:font-name-complex="Mangal" fo:font-size="12pt" style:font-size-asian="12pt" style:font-size-complex="12pt" style:language-asian="zh" style:country-asian="CN" style:language-complex="hi" style:country-complex="IN" fo:hyphenate="false"/>
    </style:style>
    <style:style style:name="PieddepageCar" style:display-name="Pied de page Car" style:family="text" style:parent-style-name="Policepardéfaut">
      <style:text-properties style:font-name="Liberation Serif" style:font-name-asian="SimSun" style:font-name-complex="Mangal" fo:font-size="12pt" style:font-size-asian="12pt" style:font-size-complex="12pt" style:language-asian="zh" style:country-asian="CN" style:language-complex="hi" style:country-complex="IN"/>
    </style:style>
    <style:style style:name="En-tête" style:display-name="En-tête" style:family="paragraph" style:parent-style-name="Normal">
      <style:paragraph-properties fo:widows="0" fo:orphans="0" text:number-lines="false" fo:margin-bottom="0in" fo:line-height="100%">
        <style:tab-stops>
          <style:tab-stop style:type="center" style:position="3.3458in"/>
          <style:tab-stop style:type="right" style:position="6.6923in"/>
        </style:tab-stops>
      </style:paragraph-properties>
      <style:text-properties style:font-name="Liberation Serif" style:font-name-asian="SimSun" style:font-name-complex="Mangal" fo:font-size="12pt" style:font-size-asian="12pt" style:font-size-complex="12pt" style:language-asian="zh" style:country-asian="CN" style:language-complex="hi" style:country-complex="IN" fo:hyphenate="false"/>
    </style:style>
    <style:style style:name="En-têteCar" style:display-name="En-tête Car" style:family="text" style:parent-style-name="Policepardéfaut">
      <style:text-properties style:font-name="Liberation Serif" style:font-name-asian="SimSun" style:font-name-complex="Mangal" fo:font-size="12pt" style:font-size-asian="12pt" style:font-size-complex="12pt" style:language-asian="zh" style:country-asian="CN" style:language-complex="hi" style:country-complex="IN"/>
    </style:style>
    <style:style style:name="quote.c" style:display-name="&lt;quote.c&gt;" style:family="text" style:parent-style-name="Policepardéfaut">
      <style:text-properties fo:color="#0070C0"/>
    </style:style>
    <style:style style:name="Notedebasdepage" style:display-name="Note de bas de page" style:family="paragraph" style:parent-style-name="Normal">
      <style:paragraph-properties fo:widows="0" fo:orphans="0" style:text-autospace="none" fo:text-align="justify" fo:margin-bottom="0in" fo:line-height="100%" fo:text-indent="0.1388in"/>
      <style:text-properties style:font-name="Times New Roman" style:font-name-asian="Times New Roman" style:font-name-complex="Times New Roman" fo:font-size="10pt" style:font-size-asian="10pt" style:font-size-complex="10pt" style:language-asian="zh" style:country-asian="CN"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style:language-asian="zh" style:country-asian="CN"/>
    </style:style>
    <style:style style:name="postscript" style:display-name="&lt;postscript&gt;" style:family="paragraph" style:parent-style-name="Corpsdetexte">
      <style:paragraph-properties style:text-autospace="none"/>
      <style:text-properties style:font-name-asian="Times New Roman" style:font-name-complex="Times New Roman" style:font-size-complex="10pt" style:language-complex="ar" style:country-complex="SA"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fo:margin-top="0.1666in" fo:margin-bottom="0.1666in" fo:margin-left="0.7437in" fo:text-indent="-0.1527in">
        <style:tab-stops/>
      </style:paragraph-properties>
      <style:text-properties style:font-name-complex="Times New Roman" fo:font-size="11pt" style:font-size-asian="11pt" fo:hyphenate="false"/>
    </style:style>
    <style:style style:name="quote" style:display-name="&lt;quote&gt;" style:family="paragraph" style:parent-style-name="Corpsdetexte">
      <style:paragraph-properties fo:margin-top="0.1666in" fo:margin-bottom="0.1666in" fo:margin-left="0.5909in" fo:text-indent="0.1534in">
        <style:tab-stops/>
      </style:paragraph-properties>
      <style:text-properties style:font-name-complex="Times New Roman" fo:font-size="11pt" style:font-size-asian="11pt"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style:font-name-complex="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salute" style:display-name="&lt;salute&gt;" style:family="paragraph" style:parent-style-name="Normal">
      <style:paragraph-properties fo:widows="0" fo:orphans="0" fo:text-align="justify" fo:margin-top="0.0833in" fo:margin-bottom="0.0833in" fo:line-height="100%" fo:margin-left="0.3937in" fo:text-indent="0.1666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font-name-complex="Times New Roman" style:language-asian="zh" style:country-asian="CN" fo:hyphenate="false"/>
    </style:style>
    <style:style style:name="stage" style:display-name="&lt;stage&gt;" style:family="paragraph" style:parent-style-name="Corpsdetexte">
      <style:paragraph-properties style:text-autospace="none"/>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fo:widows="0" fo:orphans="0" fo:margin-top="0in" fo:margin-bottom="0.1666in" fo:line-height="100%"/>
      <style:text-properties style:font-name="Arial" style:font-name-asian="HG Mincho Light J" style:font-name-complex="Arial Unicode MS" fo:font-weight="normal" style:font-weight-asian="normal" fo:font-style="italic" style:font-style-asian="italic" style:use-window-font-color="true"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fo:widows="0" fo:orphans="0" fo:margin-top="0in" fo:margin-bottom="0.1666in" fo:line-height="120%">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fo:widows="0" fo:orphans="0" fo:margin-top="0in" fo:margin-bottom="0.0986in" fo:line-height="100%"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fo:font-size="14pt" style:font-size-asian="14pt" style:font-size-complex="14pt"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keep-together="auto" fo:widows="0" fo:orphans="0" fo:margin-top="0in" fo:margin-bottom="0.1666in" fo:line-height="100%" fo:margin-left="0.7875in">
        <style:tab-stops/>
      </style:paragraph-properties>
      <style:text-properties style:font-name="Arial" style:font-name-asian="HG Mincho Light J" style:font-name-complex="Arial Unicode MS" fo:font-weight="normal" style:font-weight-asian="normal" style:font-weight-complex="normal" style:font-style-complex="normal" style:use-window-font-color="true" fo:font-size="12pt" style:font-size-asian="12pt" style:font-size-complex="14pt" style:language-asian="hi" style:country-asian="IN" style:language-complex="hi" style:country-complex="IN"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fo:widows="0" fo:orphans="0" fo:text-align="center" fo:margin-top="0.1666in" fo:margin-bottom="0.1965in" fo:line-height="100%"/>
      <style:text-properties style:font-name="Thorndale" style:font-name-asian="HG Mincho Light J" style:font-name-complex="Arial Unicode MS" style:use-window-font-color="true"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fo:widows="0" fo:orphans="0"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style:use-window-font-color="true"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sub 63.6%"/>
    </style:style>
    <style:style style:name="label" style:display-name="&lt;label&gt;" style:family="paragraph">
      <style:paragraph-properties fo:text-align="center"/>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name-complex="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widows="0" fo:orphans="0" style:text-autospace="none" fo:text-align="justify" fo:margin-bottom="0.0833in" fo:line-height="150%"/>
      <style:text-properties style:font-name="Times New Roman" style:font-name-asian="Times New Roman" style:font-name-complex="Times New Roman" fo:font-size="12pt" style:font-size-asian="12pt" style:font-size-complex="10pt" style:language-asian="zh" style:country-asian="CN" fo:hyphenate="false"/>
    </style:style>
    <style:style style:name="speaker" style:display-name="&lt;speaker&gt;" style:family="paragraph" style:parent-style-name="stage">
      <style:paragraph-properties fo:text-align="center"/>
      <style:text-properties fo:font-style="normal" style:font-style-asian="normal" fo:hyphenate="false"/>
    </style:style>
    <style:style style:name="Appelnotedebasdep." style:display-name="Appel note de bas de p." style:family="text" style:parent-style-name="Policepardéfaut">
      <style:text-properties style:text-position="super 63.6%"/>
    </style:style>
    <style:style style:name="term" style:display-name="term" style:family="paragraph" style:parent-style-name="Normal">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detail_value" style:display-name="detail_value" style:family="text" style:parent-style-name="Policepardéfaut"/>
    <style:style style:name="quote.l.center" style:display-name="&lt;quote.l.center&gt;" style:family="paragraph" style:parent-style-name="quote.l">
      <style:paragraph-properties fo:text-align="center"/>
      <style:text-properties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gras" style:display-name="gras"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p.center" style:display-name="&lt;p.center&gt;" style:family="paragraph" style:parent-style-name="Corpsdetexte">
      <style:paragraph-properties fo:text-align="center"/>
      <style:text-properties style:font-name-complex="Times New Roman"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12-17T14:39:00Z</meta:creation-date>
    <dc:date>2018-12-17T14:39:00Z</dc:date>
    <meta:template xlink:href="Normal.dotm" xlink:type="simple"/>
    <meta:editing-cycles>2</meta:editing-cycles>
    <meta:editing-duration>PT0S</meta:editing-duration>
    <meta:document-statistic meta:page-count="57" meta:paragraph-count="283" meta:word-count="21827" meta:character-count="141595" meta:row-count="1000" meta:non-whitespace-character-count="120051"/>
  </office:meta>
</office:document-meta>
</file>